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1pt" fo:border-top="none" fo:border-bottom="none" fo:border-left="none" fo:border-right="none"/>
    </style:style>
    <style:style style:name="OrgTblCellL" style:family="table-cell" style:parent-style-name="OrgTblCell">
      <style:table-cell-properties fo:padding="1pt" fo:border-top="none" fo:border-bottom="none" fo:border-left="0.02cm solid #0000a0" fo:border-right="none"/>
    </style:style>
    <style:style style:name="OrgTblCellR" style:family="table-cell" style:parent-style-name="OrgTblCell">
      <style:table-cell-properties fo:padding="1pt" fo:border-top="none" fo:border-bottom="none" fo:border-left="none" fo:border-right="0.02cm solid #0000a0"/>
    </style:style>
    <style:style style:name="OrgTblCellLR" style:family="table-cell" style:parent-style-name="OrgTblCell">
      <style:table-cell-properties fo:padding="1pt" fo:border-top="none" fo:border-bottom="none" fo:border-left="0.02cm solid #0000a0" fo:border-right="0.02cm solid #0000a0"/>
    </style:style>
    <style:style style:name="OrgTblCellT" style:family="table-cell" style:parent-style-name="OrgTblCell">
      <style:table-cell-properties fo:padding="1pt" fo:border-top="0.02cm solid #0000a0" fo:border-bottom="none" fo:border-left="none" fo:border-right="none"/>
    </style:style>
    <style:style style:name="OrgTblCellTL" style:family="table-cell" style:parent-style-name="OrgTblCell">
      <style:table-cell-properties fo:padding="1pt" fo:border-top="0.02cm solid #0000a0" fo:border-bottom="none" fo:border-left="0.02cm solid #0000a0" fo:border-right="none"/>
    </style:style>
    <style:style style:name="OrgTblCellTR" style:family="table-cell" style:parent-style-name="OrgTblCell">
      <style:table-cell-properties fo:padding="1pt" fo:border-top="0.02cm solid #0000a0" fo:border-bottom="none" fo:border-left="none" fo:border-right="0.02cm solid #0000a0"/>
    </style:style>
    <style:style style:name="OrgTblCellTLR" style:family="table-cell" style:parent-style-name="OrgTblCell">
      <style:table-cell-properties fo:padding="1pt" fo:border-top="0.02cm solid #0000a0" fo:border-bottom="none" fo:border-left="0.02cm solid #0000a0" fo:border-right="0.02cm solid #0000a0"/>
    </style:style>
    <style:style style:name="OrgTblCellB" style:family="table-cell" style:parent-style-name="OrgTblCell">
      <style:table-cell-properties fo:padding="1pt" fo:border-top="none" fo:border-bottom="0.02cm solid #0000a0" fo:border-left="none" fo:border-right="none"/>
    </style:style>
    <style:style style:name="OrgTblCellBL" style:family="table-cell" style:parent-style-name="OrgTblCell">
      <style:table-cell-properties fo:padding="1pt" fo:border-top="none" fo:border-bottom="0.02cm solid #0000a0" fo:border-left="0.02cm solid #0000a0" fo:border-right="none"/>
    </style:style>
    <style:style style:name="OrgTblCellBR" style:family="table-cell" style:parent-style-name="OrgTblCell">
      <style:table-cell-properties fo:padding="1pt" fo:border-top="none" fo:border-bottom="0.02cm solid #0000a0" fo:border-left="none" fo:border-right="0.02cm solid #0000a0"/>
    </style:style>
    <style:style style:name="OrgTblCellBLR" style:family="table-cell" style:parent-style-name="OrgTblCell">
      <style:table-cell-properties fo:padding="1pt" fo:border-top="none" fo:border-bottom="0.02cm solid #0000a0" fo:border-left="0.02cm solid #0000a0" fo:border-right="0.02cm solid #0000a0"/>
    </style:style>
    <style:style style:name="OrgTblCellTB" style:family="table-cell" style:parent-style-name="OrgTblCell">
      <style:table-cell-properties fo:padding="1pt" fo:border-top="0.02cm solid #0000a0" fo:border-bottom="0.02cm solid #0000a0" fo:border-left="none" fo:border-right="none"/>
    </style:style>
    <style:style style:name="OrgTblCellTBL" style:family="table-cell" style:parent-style-name="OrgTblCell">
      <style:table-cell-properties fo:padding="1pt" fo:border-top="0.02cm solid #0000a0" fo:border-bottom="0.02cm solid #0000a0" fo:border-left="0.02cm solid #0000a0" fo:border-right="none"/>
    </style:style>
    <style:style style:name="OrgTblCellTBR" style:family="table-cell" style:parent-style-name="OrgTblCell">
      <style:table-cell-properties fo:padding="1pt" fo:border-top="0.02cm solid #0000a0" fo:border-bottom="0.02cm solid #0000a0" fo:border-left="none" fo:border-right="0.02cm solid #0000a0"/>
    </style:style>
    <style:style style:name="OrgTblCellTBLR" style:family="table-cell" style:parent-style-name="OrgTblCell">
      <style:table-cell-properties fo:padding="1pt" fo:border-top="0.02cm solid #0000a0" fo:border-bottom="0.02cm solid #0000a0" fo:border-left="0.02cm solid #0000a0" fo:border-right="0.02cm solid #0000a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1pt" fo:border-top="none" fo:border-bottom="none" fo:border-left="none" fo:border-right="none"/>
    </style:style>
    <style:style style:name="OrgEquationLastColumnTableCell" style:family="table-cell">
      <style:table-cell-properties style:vertical-align="middle" fo:padding="1pt"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2cm solid #0000a0" fo:border-right="0.02cm solid #0000a0" fo:border-top="0.02cm solid #0000a0" fo:border-bottom="0.02cm solid #0000a0">
        <style:background-image/>
      </style:table-cell-properties>
    </style:style>
    <style:style style:name="CustomFirstRowTableCell" style:family="table-cell">
      <style:table-cell-properties style:vertical-align="top" fo:background-color="#000080" fo:padding="0.097cm" fo:border-left="0.02cm solid #0000a0" fo:border-right="0.02cm solid #0000a0" fo:border-top="0.02cm solid #0000a0" fo:border-bottom="0.02cm solid #0000a0">
        <style:background-image/>
      </style:table-cell-properties>
    </style:style>
    <style:style style:name="CustomLastRowTableCell" style:family="table-cell">
      <style:table-cell-properties style:vertical-align="top" fo:background-color="#cccccc" fo:padding="0.097cm" fo:border-left="0.02cm solid #0000a0" fo:border-right="0.02cm solid #0000a0" fo:border-top="0.02cm solid #0000a0" fo:border-bottom="0.02cm solid #0000a0">
        <style:background-image/>
      </style:table-cell-properties>
    </style:style>
    <style:style style:name="CustomFirstColumnTableCell" style:family="table-cell">
      <style:table-cell-properties style:vertical-align="top" fo:background-color="#4d4d4d" fo:padding="0.097cm" fo:border-left="0.02cm solid #0000a0" fo:border-right="0.02cm solid #0000a0" fo:border-top="0.02cm solid #0000a0" fo:border-bottom="0.02cm solid #0000a0">
        <style:background-image/>
      </style:table-cell-properties>
    </style:style>
    <style:style style:name="CustomLastColumnTableCell" style:family="table-cell">
      <style:table-cell-properties style:vertical-align="top" fo:background-color="#cccccc" fo:padding="0.097cm" fo:border-left="0.02cm solid #0000a0" fo:border-right="0.02cm solid #0000a0" fo:border-top="0.02cm solid #0000a0" fo:border-bottom="0.02cm solid #0000a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ull-stack</text:title></text:p>
      <text:p text:style-name="OrgTitle"/>
      <text:p text:style-name="OrgSubtitle"><text:initial-creator>Richard Bouska</text:initial-creator></text:p>
      <text:p text:style-name="OrgSubtitle"/>
      <text:table-of-content text:style-name="OrgIndexSection" text:protected="true" text:name="Table of Contents">
        <text:table-of-content-source text:outline-level="7">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d165e7">1. <text:span text:style-name="OrgTodo">WIP</text:span> Software Engineering <text:span text:style-name="OrgCode">[0/5]</text:span> <text:span text:style-name="OrgTags">[<text:span text:style-name="OrgTag">DOMAIN</text:span>]</text:span></text:a></text:p>
          <text:p text:style-name="Contents_20_2"><text:a xlink:type="simple" xlink:href="#orgf00e485">1.1. <text:span text:style-name="OrgTodo">WIP</text:span> Number Encoding</text:a></text:p>
          <text:p text:style-name="Contents_20_3"><text:a xlink:type="simple" xlink:href="#orgb06e9b9">1.1.1. OR, AND, XOR, Shift (logical vs arithmetic)</text:a></text:p>
          <text:p text:style-name="Contents_20_3"><text:a xlink:type="simple" xlink:href="#org48bfc10">1.1.2. One's Complement</text:a></text:p>
          <text:p text:style-name="Contents_20_3"><text:a xlink:type="simple" xlink:href="#org99aa8e6">1.1.3. Two's Complement</text:a></text:p>
          <text:p text:style-name="Contents_20_3"><text:a xlink:type="simple" xlink:href="#orgc345bda">1.1.4. BCD encoding</text:a></text:p>
          <text:p text:style-name="Contents_20_3"><text:a xlink:type="simple" xlink:href="#org4513059">1.1.5. Float: (ieee754)</text:a></text:p>
          <text:p text:style-name="Contents_20_4"><text:a xlink:type="simple" xlink:href="#org489853a">1.1.5.1. Explain mantisa, exponent <text:span text:style-name="OrgTags">[<text:span text:style-name="OrgTag">QUESTION</text:span>]</text:span></text:a></text:p>
          <text:p text:style-name="Contents_20_4"><text:a xlink:type="simple" xlink:href="#org2b26801">1.1.5.2. How do you compare two float values? <text:span text:style-name="OrgTags">[<text:span text:style-name="OrgTag">QUESTION</text:span>]</text:span></text:a></text:p>
          <text:p text:style-name="Contents_20_4"><text:a xlink:type="simple" xlink:href="#orge252059">1.1.5.3. Explain risk of using floating point in business programming <text:span text:style-name="OrgTags">[<text:span text:style-name="OrgTag">QUESTION</text:span>]</text:span></text:a></text:p>
          <text:p text:style-name="Contents_20_3"><text:a xlink:type="simple" xlink:href="#orgec5be69">1.1.6. Endiannes</text:a></text:p>
          <text:p text:style-name="Contents_20_3"><text:a xlink:type="simple" xlink:href="#org4bca4a1">1.1.7. binary / octal / hex</text:a></text:p>
          <text:p text:style-name="Contents_20_2"><text:a xlink:type="simple" xlink:href="#org9e1fdbf">1.2. <text:span text:style-name="OrgTodo">WIP</text:span> Text Encodings</text:a></text:p>
          <text:p text:style-name="Contents_20_3"><text:a xlink:type="simple" xlink:href="#orgbc08004">1.2.1. What is unicode</text:a></text:p>
          <text:p text:style-name="Contents_20_3"><text:a xlink:type="simple" xlink:href="#org68d5296">1.2.2. utf-8</text:a></text:p>
          <text:p text:style-name="Contents_20_3"><text:a xlink:type="simple" xlink:href="#orge7728fe">1.2.3. ASCII</text:a></text:p>
          <text:p text:style-name="Contents_20_3"><text:a xlink:type="simple" xlink:href="#orgc4b8e76">1.2.4. EBCDIC</text:a></text:p>
          <text:p text:style-name="Contents_20_2"><text:a xlink:type="simple" xlink:href="#org2659a36">1.3. <text:span text:style-name="OrgTodo">TODO</text:span> I18N</text:a></text:p>
          <text:p text:style-name="Contents_20_3"><text:a xlink:type="simple" xlink:href="#org6587241">1.3.1. iso-3166</text:a></text:p>
          <text:p text:style-name="Contents_20_3"><text:a xlink:type="simple" xlink:href="#org0aaac06">1.3.2. iso-639</text:a></text:p>
          <text:p text:style-name="Contents_20_3"><text:a xlink:type="simple" xlink:href="#orgb8c7895">1.3.3. bcp-47 / rfc-5646</text:a></text:p>
          <text:p text:style-name="Contents_20_2"><text:a xlink:type="simple" xlink:href="#org62c02c2">1.4. <text:span text:style-name="OrgTodo">WIP</text:span> Data Serialization Formats <text:span text:style-name="OrgCode">[0/5]</text:span></text:a></text:p>
          <text:p text:style-name="Contents_20_3"><text:a xlink:type="simple" xlink:href="#orgdc72f83">1.4.1. <text:span text:style-name="OrgTodo">WIP</text:span> yaml</text:a></text:p>
          <text:p text:style-name="Contents_20_4"><text:a xlink:type="simple" xlink:href="#org42159c0">1.4.1.1. What are the <text:span text:style-name="OrgCode">---</text:span> in yaml?</text:a></text:p>
          <text:p text:style-name="Contents_20_4"><text:a xlink:type="simple" xlink:href="#org73decbd">1.4.1.2. What are the <text:span text:style-name="OrgCode">...</text:span> in yaml?</text:a></text:p>
          <text:p text:style-name="Contents_20_3"><text:a xlink:type="simple" xlink:href="#org34b9363">1.4.2. <text:span text:style-name="OrgTodo">TODO</text:span> json</text:a></text:p>
          <text:p text:style-name="Contents_20_3"><text:a xlink:type="simple" xlink:href="#org80eaac4">1.4.3. <text:span text:style-name="OrgTodo">TODO</text:span> xml</text:a></text:p>
          <text:p text:style-name="Contents_20_3"><text:a xlink:type="simple" xlink:href="#orga303ef9">1.4.4. <text:span text:style-name="OrgTodo">TODO</text:span> protobuf</text:a></text:p>
          <text:p text:style-name="Contents_20_3"><text:a xlink:type="simple" xlink:href="#orgb31f792">1.4.5. <text:span text:style-name="OrgTodo">TODO</text:span> ASN.1</text:a></text:p>
          <text:p text:style-name="Contents_20_2"><text:a xlink:type="simple" xlink:href="#org9e9dcd0">1.5. <text:span text:style-name="OrgTodo">WIP</text:span> Complexity <text:span text:style-name="OrgCode">[0/2]</text:span></text:a></text:p>
          <text:p text:style-name="Contents_20_3"><text:a xlink:type="simple" xlink:href="#org0e7c8bf">1.5.1. <text:span text:style-name="OrgTodo">TODO</text:span> Code complexity (big O)</text:a></text:p>
          <text:p text:style-name="Contents_20_3"><text:a xlink:type="simple" xlink:href="#org9e61fe4">1.5.2. <text:span text:style-name="OrgTodo">WIP</text:span> Amortized Analysis</text:a></text:p>
          <text:p text:style-name="Contents_20_2"><text:a xlink:type="simple" xlink:href="#org4db39a7">1.6. Basic Data Structures</text:a></text:p>
          <text:p text:style-name="Contents_20_3"><text:a xlink:type="simple" xlink:href="#org328ebec">1.6.1. List</text:a></text:p>
          <text:p text:style-name="Contents_20_3"><text:a xlink:type="simple" xlink:href="#org4249f19">1.6.2. Set</text:a></text:p>
          <text:p text:style-name="Contents_20_3"><text:a xlink:type="simple" xlink:href="#orgca1983c">1.6.3. Map</text:a></text:p>
          <text:p text:style-name="Contents_20_3"><text:a xlink:type="simple" xlink:href="#org861efb8">1.6.4. Queue</text:a></text:p>
          <text:p text:style-name="Contents_20_3"><text:a xlink:type="simple" xlink:href="#orgbe5c37b">1.6.5. Tree</text:a></text:p>
          <text:p text:style-name="Contents_20_3"><text:a xlink:type="simple" xlink:href="#orgdbf55e7">1.6.6. Finger Tree</text:a></text:p>
          <text:p text:style-name="Contents_20_3"><text:a xlink:type="simple" xlink:href="#org5815a30">1.6.7. Trie</text:a></text:p>
          <text:p text:style-name="Contents_20_2"><text:a xlink:type="simple" xlink:href="#org484d8f3">1.7. Basic Algorithms</text:a></text:p>
          <text:p text:style-name="Contents_20_3"><text:a xlink:type="simple" xlink:href="#org598067d">1.7.1. Stable vs unstable sorting</text:a></text:p>
          <text:p text:style-name="Contents_20_2"><text:a xlink:type="simple" xlink:href="#org4589b19">1.8. Advanced Algorithm</text:a></text:p>
          <text:p text:style-name="Contents_20_3"><text:a xlink:type="simple" xlink:href="#orga404266">1.8.1. cache-oblivious algorithm</text:a></text:p>
          <text:p text:style-name="Contents_20_1"><text:a xlink:type="simple" xlink:href="#org049add3">2. <text:span text:style-name="OrgTodo">WIP</text:span> Architecture <text:span text:style-name="OrgCode">[0/18]</text:span> <text:span text:style-name="OrgTags">[<text:span text:style-name="OrgTag">DOMAIN</text:span>]</text:span></text:a></text:p>
          <text:p text:style-name="Contents_20_2"><text:a xlink:type="simple" xlink:href="#orgbd6ec8c">2.1. <text:span text:style-name="OrgTodo">WIP</text:span> DDD <text:span text:style-name="OrgTags">[<text:span text:style-name="OrgTag">TOPIC</text:span>]</text:span></text:a></text:p>
          <text:p text:style-name="Contents_20_3"><text:a xlink:type="simple" xlink:href="#org45fa5bc">2.1.1. Bounded Context <text:span text:style-name="OrgTags">[<text:span text:style-name="OrgTag">TOPIC</text:span>]</text:span></text:a></text:p>
          <text:p text:style-name="Contents_20_3"><text:a xlink:type="simple" xlink:href="#org9f76ace">2.1.2. ubiquotous language <text:span text:style-name="OrgTags">[<text:span text:style-name="OrgTag">TOPIC</text:span>]</text:span></text:a></text:p>
          <text:p text:style-name="Contents_20_3"><text:a xlink:type="simple" xlink:href="#org82cb3df">2.1.3. Entity and Value Object <text:span text:style-name="OrgTags">[<text:span text:style-name="OrgTag">TOPIC</text:span>]</text:span></text:a></text:p>
          <text:p text:style-name="Contents_20_2"><text:a xlink:type="simple" xlink:href="#orge43c372">2.2. <text:span text:style-name="OrgTodo">WIP</text:span> Messaging <text:span text:style-name="OrgTags">[<text:span text:style-name="OrgTag">TOPIC</text:span>]</text:span></text:a></text:p>
          <text:p text:style-name="Contents_20_3"><text:a xlink:type="simple" xlink:href="#orgf1f9e06">2.2.1. <text:span text:style-name="OrgTodo">WIP</text:span> QoS</text:a></text:p>
          <text:p text:style-name="Contents_20_3"><text:a xlink:type="simple" xlink:href="#org9d8aff7">2.2.2. <text:span text:style-name="OrgTodo">WIP</text:span> Tools</text:a></text:p>
          <text:p text:style-name="Contents_20_4"><text:a xlink:type="simple" xlink:href="#orgb50764f">2.2.2.1. <text:span text:style-name="OrgTodo">TODO</text:span> Solace Pub/Sub Plus</text:a></text:p>
          <text:p text:style-name="Contents_20_4"><text:a xlink:type="simple" xlink:href="#org2faeb40">2.2.2.2. <text:span text:style-name="OrgTodo">TODO</text:span> NATS</text:a></text:p>
          <text:p text:style-name="Contents_20_4"><text:a xlink:type="simple" xlink:href="#org9681616">2.2.2.3. <text:span text:style-name="OrgTodo">TODO</text:span> Google Pub/Sub</text:a></text:p>
          <text:p text:style-name="Contents_20_4"><text:a xlink:type="simple" xlink:href="#orgb0189e5">2.2.2.4. <text:span text:style-name="OrgTodo">TODO</text:span> AWS SNS</text:a></text:p>
          <text:p text:style-name="Contents_20_4"><text:a xlink:type="simple" xlink:href="#org18ee900">2.2.2.5. <text:span text:style-name="OrgTodo">TODO</text:span> AWS SES</text:a></text:p>
          <text:p text:style-name="Contents_20_4"><text:a xlink:type="simple" xlink:href="#org7e13111">2.2.2.6. <text:span text:style-name="OrgTodo">TODO</text:span> AWS SQS</text:a></text:p>
          <text:p text:style-name="Contents_20_4"><text:a xlink:type="simple" xlink:href="#orgaa2b32f">2.2.2.7. <text:span text:style-name="OrgTodo">TODO</text:span> AWS Kinesis</text:a></text:p>
          <text:p text:style-name="Contents_20_4"><text:a xlink:type="simple" xlink:href="#org3da5b03">2.2.2.8. <text:span text:style-name="OrgTodo">TODO</text:span> RabbbitMQ</text:a></text:p>
          <text:p text:style-name="Contents_20_4"><text:a xlink:type="simple" xlink:href="#org10972cf">2.2.2.9. <text:span text:style-name="OrgTodo">TODO</text:span> Kafka</text:a></text:p>
          <text:p text:style-name="Contents_20_4"><text:a xlink:type="simple" xlink:href="#org41a1c6c">2.2.2.10. <text:span text:style-name="OrgTodo">WIP</text:span> Redis</text:a></text:p>
          <text:p text:style-name="Contents_20_3"><text:a xlink:type="simple" xlink:href="#orgaf69061">2.2.3. <text:span text:style-name="OrgTodo">TODO</text:span> JMS style mapping</text:a></text:p>
          <text:p text:style-name="Contents_20_4"><text:a xlink:type="simple" xlink:href="#org9c4deb2">2.2.3.1. <text:span text:style-name="OrgTodo">TODO</text:span> Queue</text:a></text:p>
          <text:p text:style-name="Contents_20_4"><text:a xlink:type="simple" xlink:href="#orgc3a34bb">2.2.3.2. <text:span text:style-name="OrgTodo">TODO</text:span> Topics</text:a></text:p>
          <text:p text:style-name="Contents_20_3"><text:a xlink:type="simple" xlink:href="#orgdc04144">2.2.4. Protocols</text:a></text:p>
          <text:p text:style-name="Contents_20_4"><text:a xlink:type="simple" xlink:href="#orgd072619">2.2.4.1. <text:span text:style-name="OrgTodo">WIP</text:span> AMQP (Advanced Message Queuing Protocol)</text:a></text:p>
          <text:p text:style-name="Contents_20_4"><text:a xlink:type="simple" xlink:href="#org732c790">2.2.4.2. <text:span text:style-name="OrgTodo">WIP</text:span> MQTT (Message Queuing Telemetry Transport)</text:a></text:p>
          <text:p text:style-name="Contents_20_2"><text:a xlink:type="simple" xlink:href="#org1d3100e">2.3. <text:span text:style-name="OrgTodo">WIP</text:span> HTTP Family <text:span text:style-name="OrgTags">[<text:span text:style-name="OrgTag">TOPIC</text:span>]</text:span></text:a></text:p>
          <text:p text:style-name="Contents_20_3"><text:a xlink:type="simple" xlink:href="#orga69caf6">2.3.1. HTTP</text:a></text:p>
          <text:p text:style-name="Contents_20_4"><text:a xlink:type="simple" xlink:href="#org3f74abe">2.3.1.1. What is the use of Accept and Content-Type Headers in HTTP Request? <text:span text:style-name="OrgTags">[<text:span text:style-name="OrgTag">QUESTION</text:span>]</text:span></text:a></text:p>
          <text:p text:style-name="Contents_20_4"><text:a xlink:type="simple" xlink:href="#orgd9701f0">2.3.1.2. <text:span text:style-name="OrgTodo">WIP</text:span> What is Server-Sent Events  (SSE) <text:span text:style-name="OrgTags">[<text:span text:style-name="OrgTag">QUESTION</text:span>]</text:span></text:a></text:p>
          <text:p text:style-name="Contents_20_4"><text:a xlink:type="simple" xlink:href="#org090169f">2.3.1.3. <text:span text:style-name="OrgTodo">WIP</text:span> What are WebSockets <text:span text:style-name="OrgTags">[<text:span text:style-name="OrgTag">QUESTION</text:span>]</text:span></text:a></text:p>
          <text:p text:style-name="Contents_20_4"><text:a xlink:type="simple" xlink:href="#orgec28638">2.3.1.4. <text:span text:style-name="OrgTodo">WIP</text:span> EventSource</text:a></text:p>
          <text:p text:style-name="Contents_20_4"><text:a xlink:type="simple" xlink:href="#org8fa8682">2.3.1.5. <text:span text:style-name="OrgTodo">TODO</text:span> XMLHttpRequest (XHR)</text:a></text:p>
          <text:p text:style-name="Contents_20_4"><text:a xlink:type="simple" xlink:href="#org53f9beb">2.3.1.6. <text:span text:style-name="OrgTodo">WIP</text:span> Fetch</text:a></text:p>
          <text:p text:style-name="Contents_20_4"><text:a xlink:type="simple" xlink:href="#orgd559119">2.3.1.7. <text:span text:style-name="OrgTodo">WIP</text:span> axios</text:a></text:p>
          <text:p text:style-name="Contents_20_2"><text:a xlink:type="simple" xlink:href="#org44bf397">2.4. <text:span text:style-name="OrgTodo">WIP</text:span> REST</text:a></text:p>
          <text:p text:style-name="Contents_20_3"><text:a xlink:type="simple" xlink:href="#orgcf7b1c1">2.4.1. What are the HTTP methods supported by REST? <text:span text:style-name="OrgTags">[<text:span text:style-name="OrgTag">QUESTION</text:span>]</text:span></text:a></text:p>
          <text:p text:style-name="Contents_20_3"><text:a xlink:type="simple" xlink:href="#orgcf9066b">2.4.2. What is the purpose of HTTP Status Code? <text:span text:style-name="OrgTags">[<text:span text:style-name="OrgTag">QUESTION</text:span>]</text:span></text:a></text:p>
          <text:p text:style-name="Contents_20_3"><text:a xlink:type="simple" xlink:href="#org3357490">2.4.3. What is statelessness in RESTful WebServices? <text:span text:style-name="OrgTags">[<text:span text:style-name="OrgTag">QUESTION</text:span>]</text:span></text:a></text:p>
          <text:p text:style-name="Contents_20_3"><text:a xlink:type="simple" xlink:href="#orgb403904">2.4.4. What is the difference between PUT and POST? <text:span text:style-name="OrgTags">[<text:span text:style-name="OrgTag">QUESTION</text:span>]</text:span></text:a></text:p>
          <text:p text:style-name="Contents_20_3"><text:a xlink:type="simple" xlink:href="#org4590856">2.4.5. <text:span text:style-name="OrgTodo">TODO</text:span> HATEOAS</text:a></text:p>
          <text:p text:style-name="Contents_20_2"><text:a xlink:type="simple" xlink:href="#orgda8acf2">2.5. <text:span text:style-name="OrgTodo">TODO</text:span> GraphQL</text:a></text:p>
          <text:p text:style-name="Contents_20_2"><text:a xlink:type="simple" xlink:href="#orgcd30756">2.6. <text:span text:style-name="OrgTodo">WIP</text:span> 12 Factor Apps</text:a></text:p>
          <text:p text:style-name="Contents_20_2"><text:a xlink:type="simple" xlink:href="#org66f056d">2.7. <text:span text:style-name="OrgTodo">WIP</text:span> Hasura 3Factor Apps</text:a></text:p>
          <text:p text:style-name="Contents_20_3"><text:a xlink:type="simple" xlink:href="#org38c54d9">2.7.1. Factor #1: Realtime GraphQL</text:a></text:p>
          <text:p text:style-name="Contents_20_3"><text:a xlink:type="simple" xlink:href="#org1a781c6">2.7.2. Factor #2: Reliable Eventing</text:a></text:p>
          <text:p text:style-name="Contents_20_3"><text:a xlink:type="simple" xlink:href="#org4b2d9bb">2.7.3. Factor #3: Async Serverless</text:a></text:p>
          <text:p text:style-name="Contents_20_2"><text:a xlink:type="simple" xlink:href="#org59df251">2.8. <text:span text:style-name="OrgTodo">WIP</text:span> OpenApiSpec / Open API 3.0 / Swagger</text:a></text:p>
          <text:p text:style-name="Contents_20_3"><text:a xlink:type="simple" xlink:href="#org002e61a">2.8.1. What Is OpenAPI?</text:a></text:p>
          <text:p text:style-name="Contents_20_2"><text:a xlink:type="simple" xlink:href="#org82f9003">2.9. <text:span text:style-name="OrgTodo">WIP</text:span> Enterprise Architecture Integration Patterns <text:span text:style-name="OrgCode">[0/4]</text:span></text:a></text:p>
          <text:p text:style-name="Contents_20_3"><text:a xlink:type="simple" xlink:href="#orgc40709e">2.9.1. <text:span text:style-name="OrgTodo">WIP</text:span> Integration Styles:</text:a></text:p>
          <text:p text:style-name="Contents_20_4"><text:a xlink:type="simple" xlink:href="#org6048238">2.9.1.1. <text:span text:style-name="OrgTodo">TODO</text:span> File Transfer <text:span text:style-name="OrgTags">[<text:span text:style-name="OrgTag">PATTERN</text:span>]</text:span></text:a></text:p>
          <text:p text:style-name="Contents_20_4"><text:a xlink:type="simple" xlink:href="#org6918fe8">2.9.1.2. <text:span text:style-name="OrgTodo">TODO</text:span> Shared Database <text:span text:style-name="OrgTags">[<text:span text:style-name="OrgTag">PATTERN</text:span>]</text:span></text:a></text:p>
          <text:p text:style-name="Contents_20_4"><text:a xlink:type="simple" xlink:href="#org3488678">2.9.1.3. <text:span text:style-name="OrgTodo">TODO</text:span> Remote Procedure Invocation <text:span text:style-name="OrgTags">[<text:span text:style-name="OrgTag">PATTERN</text:span>]</text:span></text:a></text:p>
          <text:p text:style-name="Contents_20_4"><text:a xlink:type="simple" xlink:href="#org3007de9">2.9.1.4. <text:span text:style-name="OrgTodo">TODO</text:span> Messaging <text:span text:style-name="OrgTags">[<text:span text:style-name="OrgTag">PATTERN</text:span>]</text:span></text:a></text:p>
          <text:p text:style-name="Contents_20_3"><text:a xlink:type="simple" xlink:href="#org8fa79f6">2.9.2. <text:span text:style-name="OrgTodo">WIP</text:span> Messaging Systems</text:a></text:p>
          <text:p text:style-name="Contents_20_4"><text:a xlink:type="simple" xlink:href="#orgbf36199">2.9.2.1. Message Channel <text:span text:style-name="OrgTags">[<text:span text:style-name="OrgTag">PATTERN</text:span>]</text:span></text:a></text:p>
          <text:p text:style-name="Contents_20_4"><text:a xlink:type="simple" xlink:href="#orgfc067e4">2.9.2.2. Message <text:span text:style-name="OrgTags">[<text:span text:style-name="OrgTag">PATTERN</text:span>]</text:span></text:a></text:p>
          <text:p text:style-name="Contents_20_4"><text:a xlink:type="simple" xlink:href="#org5316368">2.9.2.3. Pipes and Filtres <text:span text:style-name="OrgTags">[<text:span text:style-name="OrgTag">PATTERN</text:span>]</text:span></text:a></text:p>
          <text:p text:style-name="Contents_20_4"><text:a xlink:type="simple" xlink:href="#org09309c7">2.9.2.4. Message Router <text:span text:style-name="OrgTags">[<text:span text:style-name="OrgTag">PATTERN</text:span>]</text:span></text:a></text:p>
          <text:p text:style-name="Contents_20_4"><text:a xlink:type="simple" xlink:href="#org9a2dfe8">2.9.2.5. Message Translator <text:span text:style-name="OrgTags">[<text:span text:style-name="OrgTag">PATTERN</text:span>]</text:span></text:a></text:p>
          <text:p text:style-name="Contents_20_4"><text:a xlink:type="simple" xlink:href="#orge7dd89c">2.9.2.6. Message Endpoint <text:span text:style-name="OrgTags">[<text:span text:style-name="OrgTag">PATTERN</text:span>]</text:span></text:a></text:p>
          <text:p text:style-name="Contents_20_3"><text:a xlink:type="simple" xlink:href="#org15152a7">2.9.3. <text:span text:style-name="OrgTodo">TODO</text:span> Choreography</text:a></text:p>
          <text:p text:style-name="Contents_20_3"><text:a xlink:type="simple" xlink:href="#org0378ce6">2.9.4. <text:span text:style-name="OrgTodo">TODO</text:span> Orchestration</text:a></text:p>
          <text:p text:style-name="Contents_20_2"><text:a xlink:type="simple" xlink:href="#org4b49c03">2.10. <text:span text:style-name="OrgTodo">WIP</text:span> μ-Services design patterns classes <text:span text:style-name="OrgCode">[0/6]</text:span></text:a></text:p>
          <text:p text:style-name="Contents_20_3"><text:a xlink:type="simple" xlink:href="#orgadd30e0">2.10.1. <text:span text:style-name="OrgTodo">WIP</text:span> Communication</text:a></text:p>
          <text:p text:style-name="Contents_20_3"><text:a xlink:type="simple" xlink:href="#orgad6b905">2.10.2. <text:span text:style-name="OrgTodo">WIP</text:span> Internal communication</text:a></text:p>
          <text:p text:style-name="Contents_20_3"><text:a xlink:type="simple" xlink:href="#org3d4275f">2.10.3. <text:span text:style-name="OrgTodo">WIP</text:span> Security</text:a></text:p>
          <text:p text:style-name="Contents_20_3"><text:a xlink:type="simple" xlink:href="#orgf1547ba">2.10.4. <text:span text:style-name="OrgTodo">WIP</text:span> Availability</text:a></text:p>
          <text:p text:style-name="Contents_20_3"><text:a xlink:type="simple" xlink:href="#org857800f">2.10.5. <text:span text:style-name="OrgTodo">WIP</text:span> Service discovery</text:a></text:p>
          <text:p text:style-name="Contents_20_3"><text:a xlink:type="simple" xlink:href="#org03d4d2e">2.10.6. <text:span text:style-name="OrgTodo">WIP</text:span> Configuration</text:a></text:p>
          <text:p text:style-name="Contents_20_2"><text:a xlink:type="simple" xlink:href="#org8dace90">2.11. <text:span text:style-name="OrgTodo">TODO</text:span> μ-Services Design Patterns <text:span text:style-name="OrgCode">[0/8]</text:span></text:a></text:p>
          <text:p text:style-name="Contents_20_3"><text:a xlink:type="simple" xlink:href="#org0b09e43">2.11.1. <text:span text:style-name="OrgTodo">TODO</text:span> API Gateway <text:span text:style-name="OrgTags">[<text:span text:style-name="OrgTag">PATTERN</text:span>]</text:span></text:a></text:p>
          <text:p text:style-name="Contents_20_3"><text:a xlink:type="simple" xlink:href="#orgc249598">2.11.2. <text:span text:style-name="OrgTodo">TODO</text:span> Circuit Breaker <text:span text:style-name="OrgTags">[<text:span text:style-name="OrgTag">PATTERN</text:span>]</text:span></text:a></text:p>
          <text:p text:style-name="Contents_20_3"><text:a xlink:type="simple" xlink:href="#orgdcecf8c">2.11.3. <text:span text:style-name="OrgTodo">WIP</text:span> CQRS <text:span text:style-name="OrgTags">[<text:span text:style-name="OrgTag">PATTERN</text:span>]</text:span></text:a></text:p>
          <text:p text:style-name="Contents_20_3"><text:a xlink:type="simple" xlink:href="#org532351a">2.11.4. <text:span text:style-name="OrgTodo">TODO</text:span> Event Sourcing <text:span text:style-name="OrgTags">[<text:span text:style-name="OrgTag">PATTERN</text:span>]</text:span></text:a></text:p>
          <text:p text:style-name="Contents_20_3"><text:a xlink:type="simple" xlink:href="#org586abf7">2.11.5. <text:span text:style-name="OrgTodo">TODO</text:span> Sidecar <text:span text:style-name="OrgTags">[<text:span text:style-name="OrgTag">PATTERN</text:span>]</text:span></text:a></text:p>
          <text:p text:style-name="Contents_20_3"><text:a xlink:type="simple" xlink:href="#orgb89f30c">2.11.6. <text:span text:style-name="OrgTodo">TODO</text:span> Backend-for-Frontend <text:span text:style-name="OrgTags">[<text:span text:style-name="OrgTag">PATTERN</text:span>]</text:span></text:a></text:p>
          <text:p text:style-name="Contents_20_3"><text:a xlink:type="simple" xlink:href="#org6d7a375">2.11.7. <text:span text:style-name="OrgTodo">TODO</text:span> Strangler Pattern <text:span text:style-name="OrgTags">[<text:span text:style-name="OrgTag">PATTERN</text:span>]</text:span></text:a></text:p>
          <text:p text:style-name="Contents_20_3"><text:a xlink:type="simple" xlink:href="#orgb26edff">2.11.8. <text:span text:style-name="OrgTodo">TODO</text:span> Saga <text:span text:style-name="OrgTags">[<text:span text:style-name="OrgTag">PATTERN</text:span>]</text:span></text:a></text:p>
          <text:p text:style-name="Contents_20_2"><text:a xlink:type="simple" xlink:href="#org87e0f0d">2.12. <text:span text:style-name="OrgTodo">TODO</text:span> Event Sourcing <text:span text:style-name="OrgTags">[<text:span text:style-name="OrgTag">PATTERN</text:span>]</text:span></text:a></text:p>
          <text:p text:style-name="Contents_20_2"><text:a xlink:type="simple" xlink:href="#orgd193fd4">2.13. <text:span text:style-name="OrgTodo">TODO</text:span> CQRS <text:span text:style-name="OrgTags">[<text:span text:style-name="OrgTag">PATTERN</text:span>]</text:span></text:a></text:p>
          <text:p text:style-name="Contents_20_2"><text:a xlink:type="simple" xlink:href="#orgb9c2e26">2.14. <text:span text:style-name="OrgTodo">TODO</text:span> CRUD <text:span text:style-name="OrgTags">[<text:span text:style-name="OrgTag">PATTERN</text:span>]</text:span></text:a></text:p>
          <text:p text:style-name="Contents_20_2"><text:a xlink:type="simple" xlink:href="#org70c11f5">2.15. <text:span text:style-name="OrgTodo">WIP</text:span> (Pragmatic) Design principes <text:span text:style-name="OrgCode">[0/11]</text:span></text:a></text:p>
          <text:p text:style-name="Contents_20_3"><text:a xlink:type="simple" xlink:href="#orgad282d8">2.15.1. <text:span text:style-name="OrgTodo">TODO</text:span> DRY <text:span text:style-name="OrgTags">[<text:span text:style-name="OrgTag">TOPIC</text:span>]</text:span></text:a></text:p>
          <text:p text:style-name="Contents_20_3"><text:a xlink:type="simple" xlink:href="#org9115453">2.15.2. <text:span text:style-name="OrgTodo">TODO</text:span> KISS <text:span text:style-name="OrgTags">[<text:span text:style-name="OrgTag">TOPIC</text:span>]</text:span></text:a></text:p>
          <text:p text:style-name="Contents_20_3"><text:a xlink:type="simple" xlink:href="#org097848d">2.15.3. <text:span text:style-name="OrgTodo">WIP</text:span> GRASP</text:a></text:p>
          <text:p text:style-name="Contents_20_3"><text:a xlink:type="simple" xlink:href="#orgf881f79">2.15.4. <text:span text:style-name="OrgTodo">WIP</text:span> SOLID</text:a></text:p>
          <text:p text:style-name="Contents_20_3"><text:a xlink:type="simple" xlink:href="#org1b649e5">2.15.5. <text:span text:style-name="OrgTodo">TODO</text:span> YAGNI <text:span text:style-name="OrgTags">[<text:span text:style-name="OrgTag">TOPIC</text:span>]</text:span></text:a></text:p>
          <text:p text:style-name="Contents_20_3"><text:a xlink:type="simple" xlink:href="#org000b1cb">2.15.6. <text:span text:style-name="OrgTodo">TODO</text:span> Open/Close principal <text:span text:style-name="OrgTags">[<text:span text:style-name="OrgTag">TOPIC</text:span>]</text:span></text:a></text:p>
          <text:p text:style-name="Contents_20_3"><text:a xlink:type="simple" xlink:href="#orga509250">2.15.7. <text:span text:style-name="OrgTodo">TODO</text:span> High Cohesion <text:span text:style-name="OrgTags">[<text:span text:style-name="OrgTag">TOPIC</text:span>]</text:span></text:a></text:p>
          <text:p text:style-name="Contents_20_3"><text:a xlink:type="simple" xlink:href="#org22b4588">2.15.8. <text:span text:style-name="OrgTodo">TODO</text:span> Low Coupling <text:span text:style-name="OrgTags">[<text:span text:style-name="OrgTag">TOPIC</text:span>]</text:span></text:a></text:p>
          <text:p text:style-name="Contents_20_4"><text:a xlink:type="simple" xlink:href="#orged6ac99">2.15.8.1. What is temporal coupling? <text:span text:style-name="OrgTags">[<text:span text:style-name="OrgTag">QUESTION</text:span>]</text:span></text:a></text:p>
          <text:p text:style-name="Contents_20_3"><text:a xlink:type="simple" xlink:href="#org61c96fe">2.15.9. <text:span text:style-name="OrgTodo">WIP</text:span> Information Hiding <text:span text:style-name="OrgTags">[<text:span text:style-name="OrgTag">TOPIC</text:span>]</text:span></text:a></text:p>
          <text:p text:style-name="Contents_20_3"><text:a xlink:type="simple" xlink:href="#org1848666">2.15.10. <text:span text:style-name="OrgTodo">WIP</text:span> Encapsulation <text:span text:style-name="OrgTags">[<text:span text:style-name="OrgTag">TOPIC</text:span>]</text:span></text:a></text:p>
          <text:p text:style-name="Contents_20_3"><text:a xlink:type="simple" xlink:href="#org2ab2ead">2.15.11. <text:span text:style-name="OrgTodo">WIP</text:span> The Law of Demeter (LoD) or principle of least knowledge</text:a></text:p>
          <text:p text:style-name="Contents_20_2"><text:a xlink:type="simple" xlink:href="#orgafdfc04">2.16. <text:span text:style-name="OrgTodo">TODO</text:span> Antifragile architecture</text:a></text:p>
          <text:p text:style-name="Contents_20_2"><text:a xlink:type="simple" xlink:href="#orge290131">2.17. <text:span text:style-name="OrgTodo">WIP</text:span> Evolutionary database design</text:a></text:p>
          <text:p text:style-name="Contents_20_1"><text:a xlink:type="simple" xlink:href="#orgd439bec">3. <text:span text:style-name="OrgTodo">WIP</text:span> Data <text:span text:style-name="OrgCode">[0/10]</text:span> <text:span text:style-name="OrgTags">[<text:span text:style-name="OrgTag">DOMAIN</text:span>]</text:span></text:a></text:p>
          <text:p text:style-name="Contents_20_2"><text:a xlink:type="simple" xlink:href="#orgd693da1">3.1. <text:span text:style-name="OrgTodo">WIP</text:span> background <text:span text:style-name="OrgTags">[<text:span text:style-name="OrgTag">TOPIC</text:span>]</text:span></text:a></text:p>
          <text:p text:style-name="Contents_20_3"><text:a xlink:type="simple" xlink:href="#orgf0d6045">3.1.1. What does ACID mean? <text:span text:style-name="OrgTags">[<text:span text:style-name="OrgTag">QUESTION</text:span>]</text:span></text:a></text:p>
          <text:p text:style-name="Contents_20_3"><text:a xlink:type="simple" xlink:href="#org1b6cf25">3.1.2. <text:span text:style-name="OrgTodo">WIP</text:span> BASE</text:a></text:p>
          <text:p text:style-name="Contents_20_3"><text:a xlink:type="simple" xlink:href="#org69c2833">3.1.3. ORM</text:a></text:p>
          <text:p text:style-name="Contents_20_4"><text:a xlink:type="simple" xlink:href="#orga8fa076">3.1.3.1. What ORM (object-relational-mapping ) means <text:span text:style-name="OrgTags">[<text:span text:style-name="OrgTag">QUESTION</text:span>]</text:span></text:a></text:p>
          <text:p text:style-name="Contents_20_4"><text:a xlink:type="simple" xlink:href="#org8f98a88">3.1.3.2. What is object relation impedance mismatch <text:span text:style-name="OrgTags">[<text:span text:style-name="OrgTag">QUESTION</text:span>]</text:span></text:a></text:p>
          <text:p text:style-name="Contents_20_4"><text:a xlink:type="simple" xlink:href="#orge9b99e7">3.1.3.3. Bottom Up <text:span text:style-name="OrgTags">[<text:span text:style-name="OrgTag">QUESTION</text:span> : <text:span text:style-name="OrgTag">CONCEPT</text:span>]</text:span></text:a></text:p>
          <text:p text:style-name="Contents_20_4"><text:a xlink:type="simple" xlink:href="#org7b42dde">3.1.3.4. Top Down <text:span text:style-name="OrgTags">[<text:span text:style-name="OrgTag">QUESTION</text:span> : <text:span text:style-name="OrgTag">CONCEPT</text:span>]</text:span></text:a></text:p>
          <text:p text:style-name="Contents_20_4"><text:a xlink:type="simple" xlink:href="#orgbe8da59">3.1.3.5. Meet in the Middle <text:span text:style-name="OrgTags">[<text:span text:style-name="OrgTag">QUESTION</text:span> : <text:span text:style-name="OrgTag">CONCEPT</text:span>]</text:span></text:a></text:p>
          <text:p text:style-name="Contents_20_3"><text:a xlink:type="simple" xlink:href="#orgc40426a">3.1.4. CAP theorem</text:a></text:p>
          <text:p text:style-name="Contents_20_4"><text:a xlink:type="simple" xlink:href="#org6b0bbc8">3.1.4.1. Beyond CAP database systems</text:a></text:p>
          <text:p text:style-name="Contents_20_3"><text:a xlink:type="simple" xlink:href="#orgd00533d">3.1.5. Wall: Write Ahead Logs</text:a></text:p>
          <text:p text:style-name="Contents_20_4"><text:a xlink:type="simple" xlink:href="#org4a96830">3.1.5.1. what it is good for</text:a></text:p>
          <text:p text:style-name="Contents_20_3"><text:a xlink:type="simple" xlink:href="#org169f474">3.1.6. Eventual Consistency</text:a></text:p>
          <text:p text:style-name="Contents_20_3"><text:a xlink:type="simple" xlink:href="#orgffb847a">3.1.7. Multi master replication</text:a></text:p>
          <text:p text:style-name="Contents_20_3"><text:a xlink:type="simple" xlink:href="#orgf352d12">3.1.8. OLAP</text:a></text:p>
          <text:p text:style-name="Contents_20_3"><text:a xlink:type="simple" xlink:href="#orgae831b6">3.1.9. OLTP</text:a></text:p>
          <text:p text:style-name="Contents_20_3"><text:a xlink:type="simple" xlink:href="#org50ba24e">3.1.10. Slowly Moving Dimensions</text:a></text:p>
          <text:p text:style-name="Contents_20_4"><text:a xlink:type="simple" xlink:href="#org57681d8">3.1.10.1. What is it? <text:span text:style-name="OrgTags">[<text:span text:style-name="OrgTag">QUESTION</text:span>]</text:span></text:a></text:p>
          <text:p text:style-name="Contents_20_4"><text:a xlink:type="simple" xlink:href="#org2f2f115">3.1.10.2. Type 0 - The passive method. <text:span text:style-name="OrgTags">[<text:span text:style-name="OrgTag">QUESTION</text:span>]</text:span></text:a></text:p>
          <text:p text:style-name="Contents_20_4"><text:a xlink:type="simple" xlink:href="#org166b757">3.1.10.3. Type 1 - Overwriting the old value. <text:span text:style-name="OrgTags">[<text:span text:style-name="OrgTag">QUESTION</text:span>]</text:span></text:a></text:p>
          <text:p text:style-name="Contents_20_4"><text:a xlink:type="simple" xlink:href="#org1df0ad0">3.1.10.4. Type 2 - Creating a new additional record. <text:span text:style-name="OrgTags">[<text:span text:style-name="OrgTag">QUESTION</text:span>]</text:span></text:a></text:p>
          <text:p text:style-name="Contents_20_4"><text:a xlink:type="simple" xlink:href="#org0455323">3.1.10.5. Type 3 - Adding a new column. <text:span text:style-name="OrgTags">[<text:span text:style-name="OrgTag">QUESTION</text:span>]</text:span></text:a></text:p>
          <text:p text:style-name="Contents_20_4"><text:a xlink:type="simple" xlink:href="#orgdaceeb1">3.1.10.6. Type 4 - Using historical table. <text:span text:style-name="OrgTags">[<text:span text:style-name="OrgTag">QUESTION</text:span>]</text:span></text:a></text:p>
          <text:p text:style-name="Contents_20_4"><text:a xlink:type="simple" xlink:href="#orge5d5df2">3.1.10.7. Type 6 - Combine approaches of types 1,2,3 (1+2+3=6). <text:span text:style-name="OrgTags">[<text:span text:style-name="OrgTag">QUESTION</text:span>]</text:span></text:a></text:p>
          <text:p text:style-name="Contents_20_3"><text:a xlink:type="simple" xlink:href="#org4a4bcc7">3.1.11. Backup strategy</text:a></text:p>
          <text:p text:style-name="Contents_20_4"><text:a xlink:type="simple" xlink:href="#org3897d39">3.1.11.1. full vs incremental backup</text:a></text:p>
          <text:p text:style-name="Contents_20_4"><text:a xlink:type="simple" xlink:href="#org716fe84">3.1.11.2. snapshots</text:a></text:p>
          <text:p text:style-name="Contents_20_4"><text:a xlink:type="simple" xlink:href="#org320f1f0">3.1.11.3. on-line replica</text:a></text:p>
          <text:p text:style-name="Contents_20_2"><text:a xlink:type="simple" xlink:href="#org9a172b6">3.2. <text:span text:style-name="OrgTodo">WIP</text:span> SQL</text:a></text:p>
          <text:p text:style-name="Contents_20_3"><text:a xlink:type="simple" xlink:href="#org2781b8f">3.2.1. partitionning</text:a></text:p>
          <text:p text:style-name="Contents_20_3"><text:a xlink:type="simple" xlink:href="#org0ea13e2">3.2.2. inner vs outher join</text:a></text:p>
          <text:p text:style-name="Contents_20_3"><text:a xlink:type="simple" xlink:href="#org21447c7">3.2.3. DB Index</text:a></text:p>
          <text:p text:style-name="Contents_20_3"><text:a xlink:type="simple" xlink:href="#org04f5188">3.2.4. Constraint</text:a></text:p>
          <text:p text:style-name="Contents_20_3"><text:a xlink:type="simple" xlink:href="#org4879188">3.2.5. Agregace (group by)</text:a></text:p>
          <text:p text:style-name="Contents_20_3"><text:a xlink:type="simple" xlink:href="#orgcf8aae2">3.2.6. Co jsou window funkce? <text:span text:style-name="OrgTags">[<text:span text:style-name="OrgTag">QUESTION</text:span>]</text:span></text:a></text:p>
          <text:p text:style-name="Contents_20_3"><text:a xlink:type="simple" xlink:href="#org11dbd1f">3.2.7. what is a defference between CTE and temp table? <text:span text:style-name="OrgTags">[<text:span text:style-name="OrgTag">QUESTION</text:span>]</text:span></text:a></text:p>
          <text:p text:style-name="Contents_20_3"><text:a xlink:type="simple" xlink:href="#org8998047">3.2.8. CTE (with)</text:a></text:p>
          <text:p text:style-name="Contents_20_3"><text:a xlink:type="simple" xlink:href="#orgb3a26d6">3.2.9. DML/DDL</text:a></text:p>
          <text:p text:style-name="Contents_20_2"><text:a xlink:type="simple" xlink:href="#orgabb3415">3.3. <text:span text:style-name="OrgTodo">WIP</text:span> Distributed consensus: <text:span text:style-name="OrgTags">[<text:span text:style-name="OrgTag">CONCEPT</text:span>]</text:span></text:a></text:p>
          <text:p text:style-name="Contents_20_3"><text:a xlink:type="simple" xlink:href="#orge938060">3.3.1. Paxos <text:span text:style-name="OrgTags">[<text:span text:style-name="OrgTag">TOPIC</text:span>]</text:span></text:a></text:p>
          <text:p text:style-name="Contents_20_3"><text:a xlink:type="simple" xlink:href="#org1b9f710">3.3.2. Raft <text:span text:style-name="OrgTags">[<text:span text:style-name="OrgTag">TOPIC</text:span>]</text:span></text:a></text:p>
          <text:p text:style-name="Contents_20_3"><text:a xlink:type="simple" xlink:href="#org938fcfc">3.3.3. Zab <text:span text:style-name="OrgTags">[<text:span text:style-name="OrgTag">TOPIC</text:span>]</text:span></text:a></text:p>
          <text:p text:style-name="Contents_20_2"><text:a xlink:type="simple" xlink:href="#orgbc38183">3.4. <text:span text:style-name="OrgTodo">WIP</text:span> Transactions <text:span text:style-name="OrgTags">[<text:span text:style-name="OrgTag">CONCEPT</text:span>]</text:span></text:a></text:p>
          <text:p text:style-name="Contents_20_3"><text:a xlink:type="simple" xlink:href="#org7f801ec">3.4.1. transaction problems that are prevented by isolation:</text:a></text:p>
          <text:p text:style-name="Contents_20_4"><text:a xlink:type="simple" xlink:href="#orgd31e1c4">3.4.1.1. What are they and what they mean?</text:a></text:p>
          <text:p text:style-name="Contents_20_3"><text:a xlink:type="simple" xlink:href="#org1a9e15c">3.4.2. JDBC transaction isolation levels</text:a></text:p>
          <text:p text:style-name="Contents_20_4"><text:a xlink:type="simple" xlink:href="#orga9e1e27">3.4.2.1. what are they and what they prevent from?</text:a></text:p>
          <text:p text:style-name="Contents_20_3"><text:a xlink:type="simple" xlink:href="#org245f3a3">3.4.3. ANSI/ISO levels</text:a></text:p>
          <text:p text:style-name="Contents_20_4"><text:a xlink:type="simple" xlink:href="#org202efc0">3.4.3.1. what they are</text:a></text:p>
          <text:p text:style-name="Contents_20_4"><text:a xlink:type="simple" xlink:href="#orgc45e0af">3.4.3.2. define some</text:a></text:p>
          <text:p text:style-name="Contents_20_2"><text:a xlink:type="simple" xlink:href="#orgcb1ec05">3.5. <text:span text:style-name="OrgTodo">WIP</text:span> Datawarehouse?</text:a></text:p>
          <text:p text:style-name="Contents_20_2"><text:a xlink:type="simple" xlink:href="#org7576722">3.6. <text:span text:style-name="OrgTodo">WIP</text:span> Star schema structure</text:a></text:p>
          <text:p text:style-name="Contents_20_2"><text:a xlink:type="simple" xlink:href="#org518dc5f">3.7. <text:span text:style-name="OrgTodo">WIP</text:span> Snowflake schema structure</text:a></text:p>
          <text:p text:style-name="Contents_20_2"><text:a xlink:type="simple" xlink:href="#org6bb3065">3.8. <text:span text:style-name="OrgTodo">WIP</text:span> WAL  / transactional log?</text:a></text:p>
          <text:p text:style-name="Contents_20_2"><text:a xlink:type="simple" xlink:href="#orgf9eb340">3.9. <text:span text:style-name="OrgTodo">WIP</text:span> MVCC Multiversion concurrency control</text:a></text:p>
          <text:p text:style-name="Contents_20_2"><text:a xlink:type="simple" xlink:href="#orgc798461">3.10. <text:span text:style-name="OrgTodo">WIP</text:span> Tools <text:span text:style-name="OrgCode">[0/22]</text:span></text:a></text:p>
          <text:p text:style-name="Contents_20_3"><text:a xlink:type="simple" xlink:href="#orge3e7ce7">3.10.1. <text:span text:style-name="OrgTodo">WIP</text:span> PostgreSQL</text:a></text:p>
          <text:p text:style-name="Contents_20_4"><text:a xlink:type="simple" xlink:href="#org5638f85">3.10.1.1. <text:span text:style-name="OrgTodo">TODO</text:span> What is the current version of PostgreSQL <text:span text:style-name="OrgTags">[<text:span text:style-name="OrgTag">QUESTION</text:span>]</text:span></text:a></text:p>
          <text:p text:style-name="Contents_20_4"><text:a xlink:type="simple" xlink:href="#org6edb9b3">3.10.1.2. <text:span text:style-name="OrgTodo">TODO</text:span> Explain about Multi version concurrency control? <text:span text:style-name="OrgTags">[<text:span text:style-name="OrgTag">QUESTION</text:span>]</text:span></text:a></text:p>
          <text:p text:style-name="Contents_20_4"><text:a xlink:type="simple" xlink:href="#orgdb24a9f">3.10.1.3. <text:span text:style-name="OrgTodo">TODO</text:span> psql</text:a></text:p>
          <text:p text:style-name="Contents_20_4"><text:a xlink:type="simple" xlink:href="#orgd7db501">3.10.1.4. <text:span text:style-name="OrgTodo">WIP</text:span> B-Tree Index</text:a></text:p>
          <text:p text:style-name="Contents_20_4"><text:a xlink:type="simple" xlink:href="#org9e376af">3.10.1.5. <text:span text:style-name="OrgTodo">WIP</text:span> Hash Index</text:a></text:p>
          <text:p text:style-name="Contents_20_4"><text:a xlink:type="simple" xlink:href="#org768555b">3.10.1.6. <text:span text:style-name="OrgTodo">WIP</text:span> Gist Index</text:a></text:p>
          <text:p text:style-name="Contents_20_4"><text:a xlink:type="simple" xlink:href="#org62d0e8b">3.10.1.7. <text:span text:style-name="OrgTodo">WIP</text:span> SP-Gist Index</text:a></text:p>
          <text:p text:style-name="Contents_20_4"><text:a xlink:type="simple" xlink:href="#org6f7dcbc">3.10.1.8. <text:span text:style-name="OrgTodo">WIP</text:span> Gin Index</text:a></text:p>
          <text:p text:style-name="Contents_20_4"><text:a xlink:type="simple" xlink:href="#org5659cc0">3.10.1.9. <text:span text:style-name="OrgTodo">WIP</text:span> BRIN Index</text:a></text:p>
          <text:p text:style-name="Contents_20_3"><text:a xlink:type="simple" xlink:href="#orgf61cdb6">3.10.2. <text:span text:style-name="OrgTodo">TODO</text:span> ORACLE:</text:a></text:p>
          <text:p text:style-name="Contents_20_3"><text:a xlink:type="simple" xlink:href="#org8e30482">3.10.3. <text:span text:style-name="OrgTodo">TODO</text:span> Big Table <text:span text:style-name="OrgTags">[<text:span text:style-name="OrgTag">GCP</text:span>]</text:span></text:a></text:p>
          <text:p text:style-name="Contents_20_3"><text:a xlink:type="simple" xlink:href="#org6cf3613">3.10.4. <text:span text:style-name="OrgTodo">WIP</text:span> Big Query <text:span text:style-name="OrgTags">[<text:span text:style-name="OrgTag">GCP</text:span>]</text:span></text:a></text:p>
          <text:p text:style-name="Contents_20_3"><text:a xlink:type="simple" xlink:href="#orgce43c5c">3.10.5. <text:span text:style-name="OrgTodo">TODO</text:span> Elastic Search</text:a></text:p>
          <text:p text:style-name="Contents_20_4"><text:a xlink:type="simple" xlink:href="#org364ea28">3.10.5.1. Bloom Filter</text:a></text:p>
          <text:p text:style-name="Contents_20_3"><text:a xlink:type="simple" xlink:href="#orga572ea3">3.10.6. <text:span text:style-name="OrgTodo">TODO</text:span> Atlas MongoDB</text:a></text:p>
          <text:p text:style-name="Contents_20_3"><text:a xlink:type="simple" xlink:href="#orgd704ca4">3.10.7. <text:span text:style-name="OrgTodo">TODO</text:span> MongoDB</text:a></text:p>
          <text:p text:style-name="Contents_20_3"><text:a xlink:type="simple" xlink:href="#orgcca1540">3.10.8. <text:span text:style-name="OrgTodo">TODO</text:span> Apache Drill</text:a></text:p>
          <text:p text:style-name="Contents_20_3"><text:a xlink:type="simple" xlink:href="#org038b6cd">3.10.9. <text:span text:style-name="OrgTodo">TODO</text:span> Apache Cassandra</text:a></text:p>
          <text:p text:style-name="Contents_20_3"><text:a xlink:type="simple" xlink:href="#orgf04bbd6">3.10.10. <text:span text:style-name="OrgTodo">WIP</text:span> Apache Pig</text:a></text:p>
          <text:p text:style-name="Contents_20_3"><text:a xlink:type="simple" xlink:href="#org14ddd67">3.10.11. <text:span text:style-name="OrgTodo">WIP</text:span> Sparc</text:a></text:p>
          <text:p text:style-name="Contents_20_3"><text:a xlink:type="simple" xlink:href="#org5d7bdee">3.10.12. <text:span text:style-name="OrgTodo">WIP</text:span> Apache Oozie Workflow Scheduler for Hadoop</text:a></text:p>
          <text:p text:style-name="Contents_20_3"><text:a xlink:type="simple" xlink:href="#org57a268a">3.10.13. <text:span text:style-name="OrgTodo">TODO</text:span> Hadoop</text:a></text:p>
          <text:p text:style-name="Contents_20_3"><text:a xlink:type="simple" xlink:href="#org3cd90bd">3.10.14. <text:span text:style-name="OrgTodo">TODO</text:span> hue</text:a></text:p>
          <text:p text:style-name="Contents_20_3"><text:a xlink:type="simple" xlink:href="#orga6174bc">3.10.15. <text:span text:style-name="OrgTodo">TODO</text:span> Hive</text:a></text:p>
          <text:p text:style-name="Contents_20_3"><text:a xlink:type="simple" xlink:href="#org9f4f185">3.10.16. <text:span text:style-name="OrgTodo">TODO</text:span> HBase</text:a></text:p>
          <text:p text:style-name="Contents_20_3"><text:a xlink:type="simple" xlink:href="#org328e3cd">3.10.17. <text:span text:style-name="OrgTodo">TODO</text:span> Nifi</text:a></text:p>
          <text:p text:style-name="Contents_20_3"><text:a xlink:type="simple" xlink:href="#orgf1272f1">3.10.18. <text:span text:style-name="OrgTodo">WIP</text:span> Apache Parquet</text:a></text:p>
          <text:p text:style-name="Contents_20_3"><text:a xlink:type="simple" xlink:href="#orgd66dfc0">3.10.19. <text:span text:style-name="OrgTodo">WIP</text:span> Apache Avro</text:a></text:p>
          <text:p text:style-name="Contents_20_3"><text:a xlink:type="simple" xlink:href="#org2095208">3.10.20. <text:span text:style-name="OrgTodo">WIP</text:span> Apache ORC (Optimized Row Columnar)</text:a></text:p>
          <text:p text:style-name="Contents_20_3"><text:a xlink:type="simple" xlink:href="#org5b37801">3.10.21. <text:span text:style-name="OrgTodo">WIP</text:span> Protocol Buffers (Protobuf)</text:a></text:p>
          <text:p text:style-name="Contents_20_3"><text:a xlink:type="simple" xlink:href="#org1c6c824">3.10.22. <text:span text:style-name="OrgTodo">TODO</text:span> Liquibase</text:a></text:p>
          <text:p text:style-name="Contents_20_1"><text:a xlink:type="simple" xlink:href="#org3a0b544">4. <text:span text:style-name="OrgTodo">WIP</text:span> Methodology <text:span text:style-name="OrgCode">[0/10]</text:span> <text:span text:style-name="OrgTags">[<text:span text:style-name="OrgTag">DOMAIN</text:span>]</text:span></text:a></text:p>
          <text:p text:style-name="Contents_20_2"><text:a xlink:type="simple" xlink:href="#org24e95de">4.1. <text:span text:style-name="OrgTodo">TODO</text:span> Scrum <text:span text:style-name="OrgCode">[0/3]</text:span> <text:span text:style-name="OrgTags">[<text:span text:style-name="OrgTag">TOPIC</text:span>]</text:span></text:a></text:p>
          <text:p text:style-name="Contents_20_3"><text:a xlink:type="simple" xlink:href="#org59e0ca4">4.1.1. <text:span text:style-name="OrgTodo">TODO</text:span> DoD</text:a></text:p>
          <text:p text:style-name="Contents_20_3"><text:a xlink:type="simple" xlink:href="#orgc9b8b79">4.1.2. <text:span text:style-name="OrgTodo">TODO</text:span> DoR</text:a></text:p>
          <text:p text:style-name="Contents_20_3"><text:a xlink:type="simple" xlink:href="#org8e189b0">4.1.3. <text:span text:style-name="OrgTodo">TODO</text:span> Sprint</text:a></text:p>
          <text:p text:style-name="Contents_20_2"><text:a xlink:type="simple" xlink:href="#org78a955b">4.2. <text:span text:style-name="OrgTodo">TODO</text:span> Kanban <text:span text:style-name="OrgTags">[<text:span text:style-name="OrgTag">TOPIC</text:span>]</text:span></text:a></text:p>
          <text:p text:style-name="Contents_20_2"><text:a xlink:type="simple" xlink:href="#orgd7639ed">4.3. <text:span text:style-name="OrgTodo">TODO</text:span> XP <text:span text:style-name="OrgTags">[<text:span text:style-name="OrgTag">TOPIC</text:span>]</text:span></text:a></text:p>
          <text:p text:style-name="Contents_20_2"><text:a xlink:type="simple" xlink:href="#org3eb766b">4.4. <text:span text:style-name="OrgTodo">TODO</text:span> Lean <text:span text:style-name="OrgTags">[<text:span text:style-name="OrgTag">TOPIC</text:span>]</text:span></text:a></text:p>
          <text:p text:style-name="Contents_20_2"><text:a xlink:type="simple" xlink:href="#org3586158">4.5. <text:span text:style-name="OrgTodo">TODO</text:span> Tools</text:a></text:p>
          <text:p text:style-name="Contents_20_3"><text:a xlink:type="simple" xlink:href="#orgd182998">4.5.1. <text:span text:style-name="OrgTodo">TODO</text:span> Jira <text:span text:style-name="OrgTags">[<text:span text:style-name="OrgTag">TOPIC</text:span>]</text:span></text:a></text:p>
          <text:p text:style-name="Contents_20_3"><text:a xlink:type="simple" xlink:href="#org763cb25">4.5.2. <text:span text:style-name="OrgTodo">TODO</text:span> Confluence <text:span text:style-name="OrgTags">[<text:span text:style-name="OrgTag">TOPIC</text:span>]</text:span></text:a></text:p>
          <text:p text:style-name="Contents_20_2"><text:a xlink:type="simple" xlink:href="#orga71ee52">4.6. <text:span text:style-name="OrgTodo">TODO</text:span> MOSCOW <text:span text:style-name="OrgTags">[<text:span text:style-name="OrgTag">CONCEPT</text:span>]</text:span></text:a></text:p>
          <text:p text:style-name="Contents_20_2"><text:a xlink:type="simple" xlink:href="#org44f48fb">4.7. <text:span text:style-name="OrgTodo">TODO</text:span> Uml <text:span text:style-name="OrgTags">[<text:span text:style-name="OrgTag">TOPIC</text:span>]</text:span></text:a></text:p>
          <text:p text:style-name="Contents_20_2"><text:a xlink:type="simple" xlink:href="#orgd67615d">4.8. <text:span text:style-name="OrgTodo">TODO</text:span> C4 <text:span text:style-name="OrgTags">[<text:span text:style-name="OrgTag">TOPIC</text:span>]</text:span></text:a></text:p>
          <text:p text:style-name="Contents_20_2"><text:a xlink:type="simple" xlink:href="#orgb4c72f8">4.9. <text:span text:style-name="OrgTodo">WIP</text:span> Arc42 <text:span text:style-name="OrgTags">[<text:span text:style-name="OrgTag">TOPIC</text:span>]</text:span></text:a></text:p>
          <text:p text:style-name="Contents_20_2"><text:a xlink:type="simple" xlink:href="#org18237c5">4.10. <text:span text:style-name="OrgTodo">WIP</text:span> Kaizen (Continuous Improvement) <text:span text:style-name="OrgTags">[<text:span text:style-name="OrgTag">TOPIC</text:span>]</text:span></text:a></text:p>
          <text:p text:style-name="Contents_20_1"><text:a xlink:type="simple" xlink:href="#org85f9e46">5. <text:span text:style-name="OrgTodo">WIP</text:span> Cloud  <text:span text:style-name="OrgCode">[0/12]</text:span> <text:span text:style-name="OrgTags">[<text:span text:style-name="OrgTag">DOMAIN</text:span>]</text:span></text:a></text:p>
          <text:p text:style-name="Contents_20_2"><text:a xlink:type="simple" xlink:href="#orgd4ff4bd">5.1. <text:span text:style-name="OrgTodo">TODO</text:span> Cloud native architecture</text:a></text:p>
          <text:p text:style-name="Contents_20_2"><text:a xlink:type="simple" xlink:href="#orgd9f0ea6">5.2. <text:span text:style-name="OrgTodo">WIP</text:span> Open Policy Agent</text:a></text:p>
          <text:p text:style-name="Contents_20_2"><text:a xlink:type="simple" xlink:href="#org7fdde4e">5.3. <text:span text:style-name="OrgTodo">TODO</text:span> IaaS</text:a></text:p>
          <text:p text:style-name="Contents_20_2"><text:a xlink:type="simple" xlink:href="#org245ae7a">5.4. <text:span text:style-name="OrgTodo">TODO</text:span> PaaS</text:a></text:p>
          <text:p text:style-name="Contents_20_2"><text:a xlink:type="simple" xlink:href="#orgecf89d4">5.5. <text:span text:style-name="OrgTodo">TODO</text:span> SaaS</text:a></text:p>
          <text:p text:style-name="Contents_20_2"><text:a xlink:type="simple" xlink:href="#org37b1821">5.6. <text:span text:style-name="OrgTodo">WIP</text:span> AWS Concepts <text:span text:style-name="OrgTags">[<text:span text:style-name="OrgTag">TOPIC</text:span>]</text:span></text:a></text:p>
          <text:p text:style-name="Contents_20_3"><text:a xlink:type="simple" xlink:href="#org3757db5">5.6.1. Regions</text:a></text:p>
          <text:p text:style-name="Contents_20_3"><text:a xlink:type="simple" xlink:href="#orgd448784">5.6.2. Availability Zones</text:a></text:p>
          <text:p text:style-name="Contents_20_2"><text:a xlink:type="simple" xlink:href="#orgf6aaf6d">5.7. <text:span text:style-name="OrgTodo">WIP</text:span> AWS Services <text:span text:style-name="OrgTags">[<text:span text:style-name="OrgTag">TOPIC</text:span>]</text:span></text:a></text:p>
          <text:p text:style-name="Contents_20_3"><text:a xlink:type="simple" xlink:href="#orgf1bdf1b">5.7.1. EC2 (Amazon Elastic Compute Cloud) <text:span text:style-name="OrgTags">[<text:span text:style-name="OrgTag">AWS</text:span>]</text:span></text:a></text:p>
          <text:p text:style-name="Contents_20_4"><text:a xlink:type="simple" xlink:href="#orgc3b3075">5.7.1.1. AMI <text:span text:style-name="OrgTags">[<text:span text:style-name="OrgTag">AWS</text:span>]</text:span></text:a></text:p>
          <text:p text:style-name="Contents_20_3"><text:a xlink:type="simple" xlink:href="#orgd762b8a">5.7.2. ELB CLB ALB <text:span text:style-name="OrgTags">[<text:span text:style-name="OrgTag">AWS</text:span>]</text:span></text:a></text:p>
          <text:p text:style-name="Contents_20_3"><text:a xlink:type="simple" xlink:href="#orgf6bf439">5.7.3. Route 53 <text:span text:style-name="OrgTags">[<text:span text:style-name="OrgTag">AWS</text:span>]</text:span></text:a></text:p>
          <text:p text:style-name="Contents_20_3"><text:a xlink:type="simple" xlink:href="#org3edab69">5.7.4. Beanstalk <text:span text:style-name="OrgTags">[<text:span text:style-name="OrgTag">AWS</text:span>]</text:span></text:a></text:p>
          <text:p text:style-name="Contents_20_3"><text:a xlink:type="simple" xlink:href="#org3c2a63e">5.7.5. RDS <text:span text:style-name="OrgTags">[<text:span text:style-name="OrgTag">AWS</text:span>]</text:span></text:a></text:p>
          <text:p text:style-name="Contents_20_3"><text:a xlink:type="simple" xlink:href="#org3127f42">5.7.6. API Gateway <text:span text:style-name="OrgTags">[<text:span text:style-name="OrgTag">AWS</text:span>]</text:span></text:a></text:p>
          <text:p text:style-name="Contents_20_3"><text:a xlink:type="simple" xlink:href="#org0cb0ffd">5.7.7. AWS Lambda <text:span text:style-name="OrgTags">[<text:span text:style-name="OrgTag">AWS</text:span>]</text:span></text:a></text:p>
          <text:p text:style-name="Contents_20_3"><text:a xlink:type="simple" xlink:href="#org99e17b2">5.7.8. DynamoDB <text:span text:style-name="OrgTags">[<text:span text:style-name="OrgTag">AWS</text:span>]</text:span></text:a></text:p>
          <text:p text:style-name="Contents_20_3"><text:a xlink:type="simple" xlink:href="#orgd631efd">5.7.9. Kinesis <text:span text:style-name="OrgTags">[<text:span text:style-name="OrgTag">AWS</text:span>]</text:span></text:a></text:p>
          <text:p text:style-name="Contents_20_3"><text:a xlink:type="simple" xlink:href="#orge5b9c75">5.7.10. EFS <text:span text:style-name="OrgTags">[<text:span text:style-name="OrgTag">AWS</text:span>]</text:span></text:a></text:p>
          <text:p text:style-name="Contents_20_3"><text:a xlink:type="simple" xlink:href="#org9596d89">5.7.11. SNS <text:span text:style-name="OrgTags">[<text:span text:style-name="OrgTag">AWS</text:span>]</text:span></text:a></text:p>
          <text:p text:style-name="Contents_20_3"><text:a xlink:type="simple" xlink:href="#org31e719a">5.7.12. S3 <text:span text:style-name="OrgTags">[<text:span text:style-name="OrgTag">AWS</text:span>]</text:span></text:a></text:p>
          <text:p text:style-name="Contents_20_3"><text:a xlink:type="simple" xlink:href="#org5282c99">5.7.13. EBS <text:span text:style-name="OrgTags">[<text:span text:style-name="OrgTag">AWS</text:span>]</text:span></text:a></text:p>
          <text:p text:style-name="Contents_20_3"><text:a xlink:type="simple" xlink:href="#org02637fa">5.7.14. CloudWatch <text:span text:style-name="OrgTags">[<text:span text:style-name="OrgTag">AWS</text:span>]</text:span></text:a></text:p>
          <text:p text:style-name="Contents_20_3"><text:a xlink:type="simple" xlink:href="#org7449dbf">5.7.15. CloudFormation <text:span text:style-name="OrgTags">[<text:span text:style-name="OrgTag">AWS</text:span>]</text:span></text:a></text:p>
          <text:p text:style-name="Contents_20_3"><text:a xlink:type="simple" xlink:href="#org83e1f3c">5.7.16. CloudFront <text:span text:style-name="OrgTags">[<text:span text:style-name="OrgTag">AWS</text:span>]</text:span></text:a></text:p>
          <text:p text:style-name="Contents_20_3"><text:a xlink:type="simple" xlink:href="#org3c11675">5.7.17. Secrets Manager <text:span text:style-name="OrgTags">[<text:span text:style-name="OrgTag">AWS</text:span>]</text:span></text:a></text:p>
          <text:p text:style-name="Contents_20_3"><text:a xlink:type="simple" xlink:href="#org0df0e4a">5.7.18. VPC <text:span text:style-name="OrgTags">[<text:span text:style-name="OrgTag">AWS</text:span>]</text:span></text:a></text:p>
          <text:p text:style-name="Contents_20_3"><text:a xlink:type="simple" xlink:href="#orga173d63">5.7.19. Wavelength <text:span text:style-name="OrgTags">[<text:span text:style-name="OrgTag">AWS</text:span>]</text:span></text:a></text:p>
          <text:p text:style-name="Contents_20_3"><text:a xlink:type="simple" xlink:href="#orged7c4f6">5.7.20. Elasticsearch</text:a></text:p>
          <text:p text:style-name="Contents_20_2"><text:a xlink:type="simple" xlink:href="#orgd81f13f">5.8. <text:span text:style-name="OrgTodo">TODO</text:span> AWS Tools and Frameworks</text:a></text:p>
          <text:p text:style-name="Contents_20_3"><text:a xlink:type="simple" xlink:href="#org83e9400">5.8.1. <text:span text:style-name="OrgTodo">TODO</text:span> boto3 <text:span text:style-name="OrgTags">[<text:span text:style-name="OrgTag">AWS</text:span>]</text:span></text:a></text:p>
          <text:p text:style-name="Contents_20_3"><text:a xlink:type="simple" xlink:href="#org80cbf0b">5.8.2. <text:span text:style-name="OrgTodo">TODO</text:span> aws-shell <text:span text:style-name="OrgTags">[<text:span text:style-name="OrgTag">AWS</text:span>]</text:span></text:a></text:p>
          <text:p text:style-name="Contents_20_3"><text:a xlink:type="simple" xlink:href="#orgc1dbe3e">5.8.3. <text:span text:style-name="OrgTodo">TODO</text:span> SAM <text:span text:style-name="OrgTags">[<text:span text:style-name="OrgTag">AWS</text:span>]</text:span></text:a></text:p>
          <text:p text:style-name="Contents_20_2"><text:a xlink:type="simple" xlink:href="#org6f1c521">5.9. <text:span text:style-name="OrgTodo">TODO</text:span> GCP Services <text:span text:style-name="OrgTags">[<text:span text:style-name="OrgTag">TOPIC</text:span>]</text:span></text:a></text:p>
          <text:p text:style-name="Contents_20_3"><text:a xlink:type="simple" xlink:href="#org50f2c8b">5.9.1. <text:span text:style-name="OrgTodo">TODO</text:span> BigQuery</text:a></text:p>
          <text:p text:style-name="Contents_20_3"><text:a xlink:type="simple" xlink:href="#orgea92fa9">5.9.2. <text:span text:style-name="OrgTodo">TODO</text:span> PubSub</text:a></text:p>
          <text:p text:style-name="Contents_20_3"><text:a xlink:type="simple" xlink:href="#org9c0a6dd">5.9.3. <text:span text:style-name="OrgTodo">TODO</text:span> composer</text:a></text:p>
          <text:p text:style-name="Contents_20_3"><text:a xlink:type="simple" xlink:href="#org2271771">5.9.4. <text:span text:style-name="OrgTodo">TODO</text:span> dataflow</text:a></text:p>
          <text:p text:style-name="Contents_20_3"><text:a xlink:type="simple" xlink:href="#org561cbd7">5.9.5. <text:span text:style-name="OrgTodo">TODO</text:span> automl</text:a></text:p>
          <text:p text:style-name="Contents_20_3"><text:a xlink:type="simple" xlink:href="#org40747ae">5.9.6. <text:span text:style-name="OrgTodo">TODO</text:span> dataproc</text:a></text:p>
          <text:p text:style-name="Contents_20_3"><text:a xlink:type="simple" xlink:href="#org5498b00">5.9.7. <text:span text:style-name="OrgTodo">TODO</text:span> secretmanager</text:a></text:p>
          <text:p text:style-name="Contents_20_3"><text:a xlink:type="simple" xlink:href="#org26e38dd">5.9.8. <text:span text:style-name="OrgTodo">TODO</text:span> iam</text:a></text:p>
          <text:p text:style-name="Contents_20_3"><text:a xlink:type="simple" xlink:href="#orgd672bdd">5.9.9. <text:span text:style-name="OrgTodo">WIP</text:span> aim:service accounts</text:a></text:p>
          <text:p text:style-name="Contents_20_3"><text:a xlink:type="simple" xlink:href="#org01ae10a">5.9.10. <text:span text:style-name="OrgTodo">WIP</text:span> Firebase</text:a></text:p>
          <text:p text:style-name="Contents_20_4"><text:a xlink:type="simple" xlink:href="#org7196afa">5.9.10.1. What sort of apps is Firebase good for?</text:a></text:p>
          <text:p text:style-name="Contents_20_2"><text:a xlink:type="simple" xlink:href="#org4657bdf">5.10. <text:span text:style-name="OrgTodo">TODO</text:span> GCP CLI <text:span text:style-name="OrgTags">[<text:span text:style-name="OrgTag">TOPIC</text:span>]</text:span></text:a></text:p>
          <text:p text:style-name="Contents_20_2"><text:a xlink:type="simple" xlink:href="#org1d5e9f0">5.11. <text:span text:style-name="OrgTodo">TODO</text:span> FINOPS <text:span text:style-name="OrgTags">[<text:span text:style-name="OrgTag">TOPIC</text:span>]</text:span></text:a></text:p>
          <text:p text:style-name="Contents_20_3"><text:a xlink:type="simple" xlink:href="#org9f89e68">5.11.1. GCP Cost Model</text:a></text:p>
          <text:p text:style-name="Contents_20_3"><text:a xlink:type="simple" xlink:href="#orgac490d1">5.11.2. AWS Cost Model</text:a></text:p>
          <text:p text:style-name="Contents_20_3"><text:a xlink:type="simple" xlink:href="#org205e1e8">5.11.3. data at rest cost</text:a></text:p>
          <text:p text:style-name="Contents_20_3"><text:a xlink:type="simple" xlink:href="#org79cb9b5">5.11.4. transfer cost</text:a></text:p>
          <text:p text:style-name="Contents_20_3"><text:a xlink:type="simple" xlink:href="#orgac87831">5.11.5. CPU cost</text:a></text:p>
          <text:p text:style-name="Contents_20_2"><text:a xlink:type="simple" xlink:href="#org7819093">5.12. <text:span text:style-name="OrgTodo">WIP</text:span> Storage:</text:a></text:p>
          <text:p text:style-name="Contents_20_3"><text:a xlink:type="simple" xlink:href="#org4f50806">5.12.1. AWS S3 <text:span text:style-name="OrgTags">[<text:span text:style-name="OrgTag">AWS</text:span>]</text:span></text:a></text:p>
          <text:p text:style-name="Contents_20_3"><text:a xlink:type="simple" xlink:href="#org7f4808d">5.12.2. GCS bucket <text:span text:style-name="OrgTags">[<text:span text:style-name="OrgTag">GCP</text:span>]</text:span></text:a></text:p>
          <text:p text:style-name="Contents_20_4"><text:a xlink:type="simple" xlink:href="#org5fee6cc">5.12.2.1. api</text:a></text:p>
          <text:p text:style-name="Contents_20_4"><text:a xlink:type="simple" xlink:href="#org27c6419">5.12.2.2. what it is good for</text:a></text:p>
          <text:p text:style-name="Contents_20_3"><text:a xlink:type="simple" xlink:href="#orgbb3be84">5.12.3. <text:span text:style-name="OrgTodo">WIP</text:span> MinIO Object Storage</text:a></text:p>
          <text:p text:style-name="Contents_20_1"><text:a xlink:type="simple" xlink:href="#orge8fbc6f">6. <text:span text:style-name="OrgTodo">WIP</text:span> DEVOPS / SRE   <text:span text:style-name="OrgCode">[0/9]</text:span> <text:span text:style-name="OrgTags">[<text:span text:style-name="OrgTag">DOMAIN</text:span>]</text:span></text:a></text:p>
          <text:p text:style-name="Contents_20_2"><text:a xlink:type="simple" xlink:href="#orgda68b1f">6.1. <text:span text:style-name="OrgTodo">WIP</text:span> Culture</text:a></text:p>
          <text:p text:style-name="Contents_20_3"><text:a xlink:type="simple" xlink:href="#org4c77ed6">6.1.1. <text:span text:style-name="OrgTodo">TODO</text:span> The Three Ways</text:a></text:p>
          <text:p text:style-name="Contents_20_4"><text:a xlink:type="simple" xlink:href="#org80e2654">6.1.1.1. The First Way: Principles of Flow</text:a></text:p>
          <text:p text:style-name="Contents_20_4"><text:a xlink:type="simple" xlink:href="#orgc8462a3">6.1.1.2. The Second Way: Principles of Feedback</text:a></text:p>
          <text:p text:style-name="Contents_20_4"><text:a xlink:type="simple" xlink:href="#org7808302">6.1.1.3. The Third Way: Principles of Continuous Learning</text:a></text:p>
          <text:p text:style-name="Contents_20_3"><text:a xlink:type="simple" xlink:href="#org1ee2938">6.1.2. ACCELERATE</text:a></text:p>
          <text:p text:style-name="Contents_20_3"><text:a xlink:type="simple" xlink:href="#org73dbd3e">6.1.3. CALMS (Culture, Automation, Lean, Measurement, Sharing)</text:a></text:p>
          <text:p text:style-name="Contents_20_2"><text:a xlink:type="simple" xlink:href="#orgf6823e5">6.2. <text:span text:style-name="OrgTodo">WIP</text:span> TCP/IP</text:a></text:p>
          <text:p text:style-name="Contents_20_3"><text:a xlink:type="simple" xlink:href="#orge990bc9">6.2.1. IPv4 address / netmask / CIDR</text:a></text:p>
          <text:p text:style-name="Contents_20_4"><text:a xlink:type="simple" xlink:href="#org04ff6a5">6.2.1.1. Special IPv4 Ranges</text:a></text:p>
          <text:p text:style-name="Contents_20_2"><text:a xlink:type="simple" xlink:href="#org5702b29">6.3. <text:span text:style-name="OrgTodo">TODO</text:span> Linux <text:span text:style-name="OrgCode">[0/36]</text:span></text:a></text:p>
          <text:p text:style-name="Contents_20_3"><text:a xlink:type="simple" xlink:href="#org41becdc">6.3.1. <text:span text:style-name="OrgTodo">TODO</text:span> cron</text:a></text:p>
          <text:p text:style-name="Contents_20_3"><text:a xlink:type="simple" xlink:href="#org4ceb1f3">6.3.2. <text:span text:style-name="OrgTodo">TODO</text:span> runlevel / init / inittab</text:a></text:p>
          <text:p text:style-name="Contents_20_3"><text:a xlink:type="simple" xlink:href="#orgbdfb1c0">6.3.3. <text:span text:style-name="OrgTodo">TODO</text:span> systemd</text:a></text:p>
          <text:p text:style-name="Contents_20_3"><text:a xlink:type="simple" xlink:href="#orgdc8c59c">6.3.4. <text:span text:style-name="OrgTodo">TODO</text:span> snap</text:a></text:p>
          <text:p text:style-name="Contents_20_3"><text:a xlink:type="simple" xlink:href="#org64ca4b1">6.3.5. <text:span text:style-name="OrgTodo">TODO</text:span> apt</text:a></text:p>
          <text:p text:style-name="Contents_20_3"><text:a xlink:type="simple" xlink:href="#org2436c31">6.3.6. <text:span text:style-name="OrgTodo">TODO</text:span> ssh</text:a></text:p>
          <text:p text:style-name="Contents_20_4"><text:a xlink:type="simple" xlink:href="#org1c017fb">6.3.6.1. <text:span text:style-name="OrgTodo">TODO</text:span> how to create trust between computers</text:a></text:p>
          <text:p text:style-name="Contents_20_3"><text:a xlink:type="simple" xlink:href="#org66eb943">6.3.7. <text:span text:style-name="OrgTodo">TODO</text:span> tarpit</text:a></text:p>
          <text:p text:style-name="Contents_20_3"><text:a xlink:type="simple" xlink:href="#org1502c0f">6.3.8. <text:span text:style-name="OrgTodo">TODO</text:span> awk</text:a></text:p>
          <text:p text:style-name="Contents_20_3"><text:a xlink:type="simple" xlink:href="#org206d3c3">6.3.9. <text:span text:style-name="OrgTodo">TODO</text:span> sed</text:a></text:p>
          <text:p text:style-name="Contents_20_3"><text:a xlink:type="simple" xlink:href="#org8a5dc9f">6.3.10. <text:span text:style-name="OrgTodo">TODO</text:span> grep</text:a></text:p>
          <text:p text:style-name="Contents_20_3"><text:a xlink:type="simple" xlink:href="#org2f0ad20">6.3.11. <text:span text:style-name="OrgTodo">TODO</text:span> tail</text:a></text:p>
          <text:p text:style-name="Contents_20_3"><text:a xlink:type="simple" xlink:href="#org7d281e0">6.3.12. <text:span text:style-name="OrgTodo">TODO</text:span> head</text:a></text:p>
          <text:p text:style-name="Contents_20_3"><text:a xlink:type="simple" xlink:href="#orgedb166b">6.3.13. <text:span text:style-name="OrgTodo">TODO</text:span> rsync</text:a></text:p>
          <text:p text:style-name="Contents_20_3"><text:a xlink:type="simple" xlink:href="#orgb1ac65c">6.3.14. <text:span text:style-name="OrgTodo">TODO</text:span> mount</text:a></text:p>
          <text:p text:style-name="Contents_20_3"><text:a xlink:type="simple" xlink:href="#orgad63614">6.3.15. <text:span text:style-name="OrgTodo">TODO</text:span> ls / ps / htop</text:a></text:p>
          <text:p text:style-name="Contents_20_3"><text:a xlink:type="simple" xlink:href="#org9a9c409">6.3.16. <text:span text:style-name="OrgTodo">TODO</text:span> bash <text:span text:style-name="OrgTags">[<text:span text:style-name="OrgTag">TOPIC</text:span>]</text:span></text:a></text:p>
          <text:p text:style-name="Contents_20_4"><text:a xlink:type="simple" xlink:href="#orge8f342a">6.3.16.1. here doc? <text:span text:style-name="OrgTags">[<text:span text:style-name="OrgTag">QUESTION</text:span>]</text:span></text:a></text:p>
          <text:p text:style-name="Contents_20_4"><text:a xlink:type="simple" xlink:href="#orgc753acb">6.3.16.2. bracket expansion? <text:span text:style-name="OrgTags">[<text:span text:style-name="OrgTag">QUESTION</text:span>]</text:span></text:a></text:p>
          <text:p text:style-name="Contents_20_4"><text:a xlink:type="simple" xlink:href="#org9b0053e">6.3.16.3. input/output redirection <text:span text:style-name="OrgTags">[<text:span text:style-name="OrgTag">QUESTION</text:span>]</text:span></text:a></text:p>
          <text:p text:style-name="Contents_20_3"><text:a xlink:type="simple" xlink:href="#org41016a7">6.3.17. <text:span text:style-name="OrgTodo">TODO</text:span> regexp</text:a></text:p>
          <text:p text:style-name="Contents_20_3"><text:a xlink:type="simple" xlink:href="#org40de3e7">6.3.18. <text:span text:style-name="OrgTodo">TODO</text:span> stdin stdout stderr</text:a></text:p>
          <text:p text:style-name="Contents_20_3"><text:a xlink:type="simple" xlink:href="#org6b406a9">6.3.19. <text:span text:style-name="OrgTodo">TODO</text:span> list open ports</text:a></text:p>
          <text:p text:style-name="Contents_20_3"><text:a xlink:type="simple" xlink:href="#orgd15ec86">6.3.20. <text:span text:style-name="OrgTodo">TODO</text:span> iptables</text:a></text:p>
          <text:p text:style-name="Contents_20_3"><text:a xlink:type="simple" xlink:href="#orgc0bcc95">6.3.21. <text:span text:style-name="OrgTodo">TODO</text:span> BPF</text:a></text:p>
          <text:p text:style-name="Contents_20_3"><text:a xlink:type="simple" xlink:href="#org8626a8d">6.3.22. <text:span text:style-name="OrgTodo">TODO</text:span> list open files</text:a></text:p>
          <text:p text:style-name="Contents_20_3"><text:a xlink:type="simple" xlink:href="#orga65cc5e">6.3.23. <text:span text:style-name="OrgTodo">TODO</text:span> NFS</text:a></text:p>
          <text:p text:style-name="Contents_20_3"><text:a xlink:type="simple" xlink:href="#org3807b95">6.3.24. <text:span text:style-name="OrgTodo">TODO</text:span> file types:</text:a></text:p>
          <text:p text:style-name="Contents_20_4"><text:a xlink:type="simple" xlink:href="#org3ac4188">6.3.24.1. block device</text:a></text:p>
          <text:p text:style-name="Contents_20_4"><text:a xlink:type="simple" xlink:href="#orgec22571">6.3.24.2. character device</text:a></text:p>
          <text:p text:style-name="Contents_20_4"><text:a xlink:type="simple" xlink:href="#org5d94dbe">6.3.24.3. named pipe</text:a></text:p>
          <text:p text:style-name="Contents_20_4"><text:a xlink:type="simple" xlink:href="#org94e44b0">6.3.24.4. symlink</text:a></text:p>
          <text:p text:style-name="Contents_20_3"><text:a xlink:type="simple" xlink:href="#orga970870">6.3.25. <text:span text:style-name="OrgTodo">TODO</text:span> etc/nsswitch./conf</text:a></text:p>
          <text:p text:style-name="Contents_20_3"><text:a xlink:type="simple" xlink:href="#orgf916cc6">6.3.26. <text:span text:style-name="OrgTodo">TODO</text:span> etc/resolv.conf</text:a></text:p>
          <text:p text:style-name="Contents_20_3"><text:a xlink:type="simple" xlink:href="#org4262799">6.3.27. <text:span text:style-name="OrgTodo">TODO</text:span> ip</text:a></text:p>
          <text:p text:style-name="Contents_20_3"><text:a xlink:type="simple" xlink:href="#org0acebc7">6.3.28. <text:span text:style-name="OrgTodo">TODO</text:span> nmap</text:a></text:p>
          <text:p text:style-name="Contents_20_3"><text:a xlink:type="simple" xlink:href="#orgd02da79">6.3.29. <text:span text:style-name="OrgTodo">TODO</text:span> nc</text:a></text:p>
          <text:p text:style-name="Contents_20_3"><text:a xlink:type="simple" xlink:href="#orga03e44f">6.3.30. <text:span text:style-name="OrgTodo">TODO</text:span> socat</text:a></text:p>
          <text:p text:style-name="Contents_20_3"><text:a xlink:type="simple" xlink:href="#orgea7a2de">6.3.31. <text:span text:style-name="OrgTodo">TODO</text:span> chmod</text:a></text:p>
          <text:p text:style-name="Contents_20_3"><text:a xlink:type="simple" xlink:href="#orgb1a852b">6.3.32. <text:span text:style-name="OrgTodo">TODO</text:span> dd</text:a></text:p>
          <text:p text:style-name="Contents_20_3"><text:a xlink:type="simple" xlink:href="#org22e8330">6.3.33. <text:span text:style-name="OrgTodo">TODO</text:span> tar</text:a></text:p>
          <text:p text:style-name="Contents_20_3"><text:a xlink:type="simple" xlink:href="#orgb5664d3">6.3.34. <text:span text:style-name="OrgTodo">TODO</text:span> apt-get /  apt / dpkg</text:a></text:p>
          <text:p text:style-name="Contents_20_3"><text:a xlink:type="simple" xlink:href="#orgfc3616e">6.3.35. <text:span text:style-name="OrgTodo">TODO</text:span> wget</text:a></text:p>
          <text:p text:style-name="Contents_20_3"><text:a xlink:type="simple" xlink:href="#org0d988fd">6.3.36. <text:span text:style-name="OrgTodo">TODO</text:span> curl</text:a></text:p>
          <text:p text:style-name="Contents_20_3"><text:a xlink:type="simple" xlink:href="#org9282b79">6.3.37. <text:span text:style-name="OrgTodo">TODO</text:span> find</text:a></text:p>
          <text:p text:style-name="Contents_20_2"><text:a xlink:type="simple" xlink:href="#orgdd27715">6.4. <text:span text:style-name="OrgTodo">TODO</text:span> Observability</text:a></text:p>
          <text:p text:style-name="Contents_20_3"><text:a xlink:type="simple" xlink:href="#orgc64063b">6.4.1. 3 pillars</text:a></text:p>
          <text:p text:style-name="Contents_20_4"><text:a xlink:type="simple" xlink:href="#org00e17e5">6.4.1.1. logs</text:a></text:p>
          <text:p text:style-name="Contents_20_4"><text:a xlink:type="simple" xlink:href="#orgde39633">6.4.1.2. metrics</text:a></text:p>
          <text:p text:style-name="Contents_20_4"><text:a xlink:type="simple" xlink:href="#org0039ece">6.4.1.3. traces</text:a></text:p>
          <text:p text:style-name="Contents_20_3"><text:a xlink:type="simple" xlink:href="#orgfb4be63">6.4.2. Tail Latency</text:a></text:p>
          <text:p text:style-name="Contents_20_2"><text:a xlink:type="simple" xlink:href="#org89e9022">6.5. <text:span text:style-name="OrgTodo">TODO</text:span> gitops</text:a></text:p>
          <text:p text:style-name="Contents_20_2"><text:a xlink:type="simple" xlink:href="#org41fae24">6.6. <text:span text:style-name="OrgTodo">TODO</text:span> Tools</text:a></text:p>
          <text:p text:style-name="Contents_20_3"><text:a xlink:type="simple" xlink:href="#org7db1b8f">6.6.1. Git <text:span text:style-name="OrgTags">[<text:span text:style-name="OrgTag">TOPIC</text:span>]</text:span></text:a></text:p>
          <text:p text:style-name="Contents_20_4"><text:a xlink:type="simple" xlink:href="#orge3d6ccf">6.6.1.1. What is the use of Staging area or Indexing in Git? <text:span text:style-name="OrgTags">[<text:span text:style-name="OrgTag">QUESTION</text:span>]</text:span></text:a></text:p>
          <text:p text:style-name="Contents_20_4"><text:a xlink:type="simple" xlink:href="#org7a39f6e">6.6.1.2. <text:span text:style-name="OrgTodo">TODO</text:span> squash? Waht it is? whan to use it awht it is good for?</text:a></text:p>
          <text:p text:style-name="Contents_20_4"><text:a xlink:type="simple" xlink:href="#org77a1b65">6.6.1.3. <text:span text:style-name="OrgTodo">TODO</text:span> Pull request</text:a></text:p>
          <text:p text:style-name="Contents_20_4"><text:a xlink:type="simple" xlink:href="#org9f04dfa">6.6.1.4. <text:span text:style-name="OrgTodo">TODO</text:span> Cherry pick</text:a></text:p>
          <text:p text:style-name="Contents_20_4"><text:a xlink:type="simple" xlink:href="#org7cbf1b0">6.6.1.5. <text:span text:style-name="OrgTodo">TODO</text:span> Flow</text:a></text:p>
          <text:p text:style-name="Contents_20_4"><text:a xlink:type="simple" xlink:href="#orgac5033a">6.6.1.6. <text:span text:style-name="OrgTodo">TODO</text:span> Push</text:a></text:p>
          <text:p text:style-name="Contents_20_4"><text:a xlink:type="simple" xlink:href="#orgb79e643">6.6.1.7. <text:span text:style-name="OrgTodo">TODO</text:span> Rebase vs Merge - semantical and syntactical diff</text:a></text:p>
          <text:p text:style-name="Contents_20_4"><text:a xlink:type="simple" xlink:href="#org3af1a76">6.6.1.8. <text:span text:style-name="OrgTodo">TODO</text:span> Stash</text:a></text:p>
          <text:p text:style-name="Contents_20_3"><text:a xlink:type="simple" xlink:href="#orgf0cbf20">6.6.2. <text:span text:style-name="OrgTodo">WIP</text:span> DNS <text:span text:style-name="OrgTags">[<text:span text:style-name="OrgTag">TOPIC</text:span>]</text:span></text:a></text:p>
          <text:p text:style-name="Contents_20_4"><text:a xlink:type="simple" xlink:href="#org5fb42a3">6.6.2.1. What is DNS?</text:a></text:p>
          <text:p text:style-name="Contents_20_4"><text:a xlink:type="simple" xlink:href="#org628182d">6.6.2.2. What is Nameserver?</text:a></text:p>
          <text:p text:style-name="Contents_20_4"><text:a xlink:type="simple" xlink:href="#orgbb4c0ee">6.6.2.3. What is DNS Spoofing?</text:a></text:p>
          <text:p text:style-name="Contents_20_4"><text:a xlink:type="simple" xlink:href="#org98aab72">6.6.2.4. How can we prevent DNS Spoofing?</text:a></text:p>
          <text:p text:style-name="Contents_20_4"><text:a xlink:type="simple" xlink:href="#org257921b">6.6.2.5. What is Round Robin DNS? What is the purpose of it?</text:a></text:p>
          <text:p text:style-name="Contents_20_4"><text:a xlink:type="simple" xlink:href="#orgecb1e01">6.6.2.6. What is primary and secondary name server?</text:a></text:p>
          <text:p text:style-name="Contents_20_4"><text:a xlink:type="simple" xlink:href="#org95ba0f6">6.6.2.7. What is DNS resolver?</text:a></text:p>
          <text:p text:style-name="Contents_20_4"><text:a xlink:type="simple" xlink:href="#orgf4df4f8">6.6.2.8. What is the difference between URL and Domain?</text:a></text:p>
          <text:p text:style-name="Contents_20_4"><text:a xlink:type="simple" xlink:href="#org609c7a3">6.6.2.9. What is DNS server? <text:span text:style-name="OrgTags">[<text:span text:style-name="OrgTag">QUESTION</text:span>]</text:span></text:a></text:p>
          <text:p text:style-name="Contents_20_4"><text:a xlink:type="simple" xlink:href="#org41aca1b">6.6.2.10. What are the different types of records in DNS? <text:span text:style-name="OrgTags">[<text:span text:style-name="OrgTag">QUESTION</text:span>]</text:span></text:a></text:p>
          <text:p text:style-name="Contents_20_4"><text:a xlink:type="simple" xlink:href="#orgbb4a69d">6.6.2.11. Explain SOA record? <text:span text:style-name="OrgTags">[<text:span text:style-name="OrgTag">QUESTION</text:span>]</text:span></text:a></text:p>
          <text:p text:style-name="Contents_20_4"><text:a xlink:type="simple" xlink:href="#orgb2d6af5">6.6.2.12. What is the use of PTR in DNS? <text:span text:style-name="OrgTags">[<text:span text:style-name="OrgTag">QUESTION</text:span>]</text:span></text:a></text:p>
          <text:p text:style-name="Contents_20_4"><text:a xlink:type="simple" xlink:href="#org0e4a1a9">6.6.2.13. Explain CNAME record? <text:span text:style-name="OrgTags">[<text:span text:style-name="OrgTag">QUESTION</text:span>]</text:span></text:a></text:p>
          <text:p text:style-name="Contents_20_4"><text:a xlink:type="simple" xlink:href="#org2028187">6.6.2.14. Explain Dynamic DNS <text:span text:style-name="OrgTags">[<text:span text:style-name="OrgTag">QUESTION</text:span>]</text:span></text:a></text:p>
          <text:p text:style-name="Contents_20_4"><text:a xlink:type="simple" xlink:href="#org94b69e9">6.6.2.15. What is Resource Record? <text:span text:style-name="OrgTags">[<text:span text:style-name="OrgTag">QUESTION</text:span>]</text:span></text:a></text:p>
          <text:p text:style-name="Contents_20_4"><text:a xlink:type="simple" xlink:href="#org314c119">6.6.2.16. What is DNS Zone? <text:span text:style-name="OrgTags">[<text:span text:style-name="OrgTag">QUESTION</text:span>]</text:span></text:a></text:p>
          <text:p text:style-name="Contents_20_4"><text:a xlink:type="simple" xlink:href="#org0912742">6.6.2.17. Define TTL</text:a></text:p>
          <text:p text:style-name="Contents_20_4"><text:a xlink:type="simple" xlink:href="#org2af3c75">6.6.2.18. Explain MX record?</text:a></text:p>
          <text:p text:style-name="Contents_20_4"><text:a xlink:type="simple" xlink:href="#org3e01fef">6.6.2.19. What is Forward Lookup</text:a></text:p>
          <text:p text:style-name="Contents_20_4"><text:a xlink:type="simple" xlink:href="#org7ed5aba">6.6.2.20. What is Reverse Lookup</text:a></text:p>
          <text:p text:style-name="Contents_20_4"><text:a xlink:type="simple" xlink:href="#orgb16db44">6.6.2.21. <text:span text:style-name="OrgTodo">TODO</text:span> What is  DKIM</text:a></text:p>
          <text:p text:style-name="Contents_20_3"><text:a xlink:type="simple" xlink:href="#org346367b">6.6.3. JFrog: Artifactory</text:a></text:p>
          <text:p text:style-name="Contents_20_3"><text:a xlink:type="simple" xlink:href="#org0dd3f1e">6.6.4. Nexus … sunset</text:a></text:p>
          <text:p text:style-name="Contents_20_3"><text:a xlink:type="simple" xlink:href="#orge1c4a9a">6.6.5. Docker <text:span text:style-name="OrgTags">[<text:span text:style-name="OrgTag">TOPIC</text:span>]</text:span></text:a></text:p>
          <text:p text:style-name="Contents_20_4"><text:a xlink:type="simple" xlink:href="#org8d14db6">6.6.5.1. <text:span text:style-name="OrgTodo">TODO</text:span> dockerhub :-)</text:a></text:p>
          <text:p text:style-name="Contents_20_4"><text:a xlink:type="simple" xlink:href="#org93c71c7">6.6.5.2. <text:span text:style-name="OrgTodo">TODO</text:span> docker file</text:a></text:p>
          <text:p text:style-name="Contents_20_4"><text:a xlink:type="simple" xlink:href="#orgb9a846b">6.6.5.3. <text:span text:style-name="OrgTodo">TODO</text:span> docker image</text:a></text:p>
          <text:p text:style-name="Contents_20_4"><text:a xlink:type="simple" xlink:href="#org427708e">6.6.5.4. <text:span text:style-name="OrgTodo">TODO</text:span> docker compose</text:a></text:p>
          <text:p text:style-name="Contents_20_4"><text:a xlink:type="simple" xlink:href="#org41225a1">6.6.5.5. <text:span text:style-name="OrgTodo">TODO</text:span> docker swarm</text:a></text:p>
          <text:p text:style-name="Contents_20_4"><text:a xlink:type="simple" xlink:href="#org626c94e">6.6.5.6. <text:span text:style-name="OrgTodo">TODO</text:span> linux namespaces</text:a></text:p>
          <text:p text:style-name="Contents_20_4"><text:a xlink:type="simple" xlink:href="#org7a93912">6.6.5.7. <text:span text:style-name="OrgTodo">TODO</text:span> cgroups</text:a></text:p>
          <text:p text:style-name="Contents_20_4"><text:a xlink:type="simple" xlink:href="#org67d34de">6.6.5.8. <text:span text:style-name="OrgTodo">TODO</text:span> OCI</text:a></text:p>
          <text:p text:style-name="Contents_20_4"><text:a xlink:type="simple" xlink:href="#org63eeecf">6.6.5.9. <text:span text:style-name="OrgTodo">TODO</text:span> volumes</text:a></text:p>
          <text:p text:style-name="Contents_20_4"><text:a xlink:type="simple" xlink:href="#orgd24b5fd">6.6.5.10. <text:span text:style-name="OrgTodo">TODO</text:span> networks</text:a></text:p>
          <text:p text:style-name="Contents_20_4"><text:a xlink:type="simple" xlink:href="#orgeab500b">6.6.5.11. <text:span text:style-name="OrgTodo">TODO</text:span> BuildKit</text:a></text:p>
          <text:p text:style-name="Contents_20_4"><text:a xlink:type="simple" xlink:href="#orgea8eb15">6.6.5.12. <text:span text:style-name="OrgTodo">TODO</text:span> DTR - docker trusted registry</text:a></text:p>
          <text:p text:style-name="Contents_20_3"><text:a xlink:type="simple" xlink:href="#org94df6ca">6.6.6. Terraform <text:span text:style-name="OrgTags">[<text:span text:style-name="OrgTag">TOPIC</text:span>]</text:span></text:a></text:p>
          <text:p text:style-name="Contents_20_4"><text:a xlink:type="simple" xlink:href="#orged28ae5">6.6.6.1. resource</text:a></text:p>
          <text:p text:style-name="Contents_20_4"><text:a xlink:type="simple" xlink:href="#orgfc9847e">6.6.6.2. module</text:a></text:p>
          <text:p text:style-name="Contents_20_4"><text:a xlink:type="simple" xlink:href="#org199ec43">6.6.6.3. state</text:a></text:p>
          <text:p text:style-name="Contents_20_4"><text:a xlink:type="simple" xlink:href="#org03216ff">6.6.6.4. backend</text:a></text:p>
          <text:p text:style-name="Contents_20_3"><text:a xlink:type="simple" xlink:href="#org7ff6bce">6.6.7. Chef <text:span text:style-name="OrgTags">[<text:span text:style-name="OrgTag">TOPIC</text:span>]</text:span></text:a></text:p>
          <text:p text:style-name="Contents_20_3"><text:a xlink:type="simple" xlink:href="#orgd209785">6.6.8. Puppet <text:span text:style-name="OrgTags">[<text:span text:style-name="OrgTag">TOPIC</text:span>]</text:span></text:a></text:p>
          <text:p text:style-name="Contents_20_3"><text:a xlink:type="simple" xlink:href="#org7153cff">6.6.9. Ansible <text:span text:style-name="OrgTags">[<text:span text:style-name="OrgTag">TOPIC</text:span>]</text:span></text:a></text:p>
          <text:p text:style-name="Contents_20_3"><text:a xlink:type="simple" xlink:href="#org4ee08d4">6.6.10. Cloud Formation <text:span text:style-name="OrgTags">[<text:span text:style-name="OrgTag">TOPIC</text:span>]</text:span></text:a></text:p>
          <text:p text:style-name="Contents_20_3"><text:a xlink:type="simple" xlink:href="#org9e83f00">6.6.11. Hashicorp: Consul <text:span text:style-name="OrgTags">[<text:span text:style-name="OrgTag">TOPIC</text:span>]</text:span></text:a></text:p>
          <text:p text:style-name="Contents_20_3"><text:a xlink:type="simple" xlink:href="#org75604dd">6.6.12. Hashicorp: Vault <text:span text:style-name="OrgTags">[<text:span text:style-name="OrgTag">TOPIC</text:span>]</text:span></text:a></text:p>
          <text:p text:style-name="Contents_20_3"><text:a xlink:type="simple" xlink:href="#org75b1d1d">6.6.13. <text:span text:style-name="OrgTodo">TODO</text:span> Zookeeper <text:span text:style-name="OrgTags">[<text:span text:style-name="OrgTag">TOPIC</text:span>]</text:span></text:a></text:p>
          <text:p text:style-name="Contents_20_3"><text:a xlink:type="simple" xlink:href="#orgfa580ad">6.6.14. <text:span text:style-name="OrgTodo">WIP</text:span> Kibana <text:span text:style-name="OrgTags">[<text:span text:style-name="OrgTag">TOPIC</text:span>]</text:span></text:a></text:p>
          <text:p text:style-name="Contents_20_3"><text:a xlink:type="simple" xlink:href="#org61a03c1">6.6.15. <text:span text:style-name="OrgTodo">WIP</text:span> Graphana <text:span text:style-name="OrgTags">[<text:span text:style-name="OrgTag">TOPIC</text:span>]</text:span></text:a></text:p>
          <text:p text:style-name="Contents_20_3"><text:a xlink:type="simple" xlink:href="#org561d056">6.6.16. <text:span text:style-name="OrgTodo">TODO</text:span> ELK <text:span text:style-name="OrgTags">[<text:span text:style-name="OrgTag">TOPIC</text:span>]</text:span></text:a></text:p>
          <text:p text:style-name="Contents_20_3"><text:a xlink:type="simple" xlink:href="#orgd50e5eb">6.6.17. <text:span text:style-name="OrgTodo">TODO</text:span> DynaTrace <text:span text:style-name="OrgTags">[<text:span text:style-name="OrgTag">TOPIC</text:span>]</text:span></text:a></text:p>
          <text:p text:style-name="Contents_20_3"><text:a xlink:type="simple" xlink:href="#org971e1c5">6.6.18. <text:span text:style-name="OrgTodo">TODO</text:span> Piwik <text:span text:style-name="OrgTags">[<text:span text:style-name="OrgTag">TOPIC</text:span>]</text:span></text:a></text:p>
          <text:p text:style-name="Contents_20_3"><text:a xlink:type="simple" xlink:href="#orgaff576d">6.6.19. <text:span text:style-name="OrgTodo">TODO</text:span> argocd <text:span text:style-name="OrgTags">[<text:span text:style-name="OrgTag">TOPIC</text:span>]</text:span></text:a></text:p>
          <text:p text:style-name="Contents_20_3"><text:a xlink:type="simple" xlink:href="#org9127f21">6.6.20. <text:span text:style-name="OrgTodo">TODO</text:span> fluxcd <text:span text:style-name="OrgTags">[<text:span text:style-name="OrgTag">TOPIC</text:span>]</text:span></text:a></text:p>
          <text:p text:style-name="Contents_20_3"><text:a xlink:type="simple" xlink:href="#org36a4880">6.6.21. <text:span text:style-name="OrgTodo">TODO</text:span> Prometheus <text:span text:style-name="OrgTags">[<text:span text:style-name="OrgTag">TOPIC</text:span>]</text:span></text:a></text:p>
          <text:p text:style-name="Contents_20_2"><text:a xlink:type="simple" xlink:href="#org5600171">6.7. <text:span text:style-name="OrgTodo">TODO</text:span> CNCF <text:span text:style-name="OrgTags">[<text:span text:style-name="OrgTag">TOPIC</text:span>]</text:span></text:a></text:p>
          <text:p text:style-name="Contents_20_2"><text:a xlink:type="simple" xlink:href="#orgfeb3ed9">6.8. <text:span text:style-name="OrgTodo">WIP</text:span> K8S / Kubernetes: <text:span text:style-name="OrgCode">[0/27]</text:span> <text:span text:style-name="OrgTags">[<text:span text:style-name="OrgTag">TOPIC</text:span>]</text:span></text:a></text:p>
          <text:p text:style-name="Contents_20_3"><text:a xlink:type="simple" xlink:href="#org87691cc">6.8.1. <text:span text:style-name="OrgTodo">TODO</text:span> What is a service <text:span text:style-name="OrgTags">[<text:span text:style-name="OrgTag">QUESTION</text:span>]</text:span></text:a></text:p>
          <text:p text:style-name="Contents_20_3"><text:a xlink:type="simple" xlink:href="#org866942c">6.8.2. <text:span text:style-name="OrgTodo">WIP</text:span> What are network policies? <text:span text:style-name="OrgTags">[<text:span text:style-name="OrgTag">QUESTION</text:span>]</text:span></text:a></text:p>
          <text:p text:style-name="Contents_20_3"><text:a xlink:type="simple" xlink:href="#orga7521fb">6.8.3. <text:span text:style-name="OrgTodo">WIP</text:span> what are labels?</text:a></text:p>
          <text:p text:style-name="Contents_20_3"><text:a xlink:type="simple" xlink:href="#org1c2f49e">6.8.4. <text:span text:style-name="OrgTodo">WIP</text:span> What are network policies rules? <text:span text:style-name="OrgTags">[<text:span text:style-name="OrgTag">QUESTION</text:span>]</text:span></text:a></text:p>
          <text:p text:style-name="Contents_20_3"><text:a xlink:type="simple" xlink:href="#orgb058560">6.8.5. <text:span text:style-name="OrgTodo">WIP</text:span> what are podSelectors? <text:span text:style-name="OrgTags">[<text:span text:style-name="OrgTag">QUESTION</text:span>]</text:span></text:a></text:p>
          <text:p text:style-name="Contents_20_3"><text:a xlink:type="simple" xlink:href="#org75eca24">6.8.6. <text:span text:style-name="OrgTodo">WIP</text:span> what is namespaceSelector? <text:span text:style-name="OrgTags">[<text:span text:style-name="OrgTag">QUESTION</text:span>]</text:span></text:a></text:p>
          <text:p text:style-name="Contents_20_3"><text:a xlink:type="simple" xlink:href="#org1dede97">6.8.7. <text:span text:style-name="OrgTodo">WIP</text:span> what is empty selector: <text:span text:style-name="OrgTags">[<text:span text:style-name="OrgTag">QUESTION</text:span>]</text:span></text:a></text:p>
          <text:p text:style-name="Contents_20_3"><text:a xlink:type="simple" xlink:href="#org86059c4">6.8.8. <text:span text:style-name="OrgTodo">WIP</text:span> what ipBlock and hwhat are they good for?</text:a></text:p>
          <text:p text:style-name="Contents_20_3"><text:a xlink:type="simple" xlink:href="#org8c712f5">6.8.9. <text:span text:style-name="OrgTodo">WIP</text:span> what is a network policy plugin and how you enable that?</text:a></text:p>
          <text:p text:style-name="Contents_20_3"><text:a xlink:type="simple" xlink:href="#orgb72acc8">6.8.10. <text:span text:style-name="OrgTodo">WIP</text:span> what is a RBAC</text:a></text:p>
          <text:p text:style-name="Contents_20_3"><text:a xlink:type="simple" xlink:href="#org2df0cbd">6.8.11. <text:span text:style-name="OrgTodo">WIP</text:span> network policy API</text:a></text:p>
          <text:p text:style-name="Contents_20_3"><text:a xlink:type="simple" xlink:href="#org6158aff">6.8.12. <text:span text:style-name="OrgTodo">TODO</text:span> whats is kube-dns</text:a></text:p>
          <text:p text:style-name="Contents_20_3"><text:a xlink:type="simple" xlink:href="#orgebf48cd">6.8.13. <text:span text:style-name="OrgTodo">TODO</text:span> helm</text:a></text:p>
          <text:p text:style-name="Contents_20_3"><text:a xlink:type="simple" xlink:href="#org767d89e">6.8.14. <text:span text:style-name="OrgTodo">TODO</text:span> chart</text:a></text:p>
          <text:p text:style-name="Contents_20_3"><text:a xlink:type="simple" xlink:href="#org4ebf664">6.8.15. <text:span text:style-name="OrgTodo">TODO</text:span> template</text:a></text:p>
          <text:p text:style-name="Contents_20_3"><text:a xlink:type="simple" xlink:href="#orgba0833b">6.8.16. <text:span text:style-name="OrgTodo">TODO</text:span> cluster</text:a></text:p>
          <text:p text:style-name="Contents_20_3"><text:a xlink:type="simple" xlink:href="#org5b1d33e">6.8.17. <text:span text:style-name="OrgTodo">TODO</text:span> pod</text:a></text:p>
          <text:p text:style-name="Contents_20_3"><text:a xlink:type="simple" xlink:href="#org90e7a00">6.8.18. <text:span text:style-name="OrgTodo">TODO</text:span> node</text:a></text:p>
          <text:p text:style-name="Contents_20_3"><text:a xlink:type="simple" xlink:href="#org474c057">6.8.19. <text:span text:style-name="OrgTodo">TODO</text:span> service mesh</text:a></text:p>
          <text:p text:style-name="Contents_20_3"><text:a xlink:type="simple" xlink:href="#org7ef1b01">6.8.20. <text:span text:style-name="OrgTodo">TODO</text:span> ingress controller</text:a></text:p>
          <text:p text:style-name="Contents_20_3"><text:a xlink:type="simple" xlink:href="#orgb4216e1">6.8.21. <text:span text:style-name="OrgTodo">TODO</text:span> ingress and exgress?</text:a></text:p>
          <text:p text:style-name="Contents_20_3"><text:a xlink:type="simple" xlink:href="#orgb074ba0">6.8.22. <text:span text:style-name="OrgTodo">TODO</text:span> etcd</text:a></text:p>
          <text:p text:style-name="Contents_20_3"><text:a xlink:type="simple" xlink:href="#orgf569a38">6.8.23. <text:span text:style-name="OrgTodo">TODO</text:span> secret</text:a></text:p>
          <text:p text:style-name="Contents_20_3"><text:a xlink:type="simple" xlink:href="#org168553a">6.8.24. <text:span text:style-name="OrgTodo">TODO</text:span> operator</text:a></text:p>
          <text:p text:style-name="Contents_20_3"><text:a xlink:type="simple" xlink:href="#org0bd4695">6.8.25. <text:span text:style-name="OrgTodo">WIP</text:span> CRD / Custom Resources</text:a></text:p>
          <text:p text:style-name="Contents_20_3"><text:a xlink:type="simple" xlink:href="#orga1976e0">6.8.26. <text:span text:style-name="OrgTodo">TODO</text:span> liveness/readines probes</text:a></text:p>
          <text:p text:style-name="Contents_20_3"><text:a xlink:type="simple" xlink:href="#org396ebc1">6.8.27. <text:span text:style-name="OrgTodo">TODO</text:span> kubectl</text:a></text:p>
          <text:p text:style-name="Contents_20_2"><text:a xlink:type="simple" xlink:href="#orge19338b">6.9. <text:span text:style-name="OrgTodo">WIP</text:span> Concepts <text:span text:style-name="OrgCode">[0/6]</text:span></text:a></text:p>
          <text:p text:style-name="Contents_20_3"><text:a xlink:type="simple" xlink:href="#org3f895f3">6.9.1. <text:span text:style-name="OrgTodo">TODO</text:span> ChatOps <text:span text:style-name="OrgTags">[<text:span text:style-name="OrgTag">CONCEPT</text:span>]</text:span></text:a></text:p>
          <text:p text:style-name="Contents_20_3"><text:a xlink:type="simple" xlink:href="#org18a02f6">6.9.2. <text:span text:style-name="OrgTodo">TODO</text:span> Rugged DevOps <text:span text:style-name="OrgTags">[<text:span text:style-name="OrgTag">CONCEPT</text:span>]</text:span></text:a></text:p>
          <text:p text:style-name="Contents_20_3"><text:a xlink:type="simple" xlink:href="#orga044f47">6.9.3. <text:span text:style-name="OrgTodo">TODO</text:span> Tail Latency <text:span text:style-name="OrgTags">[<text:span text:style-name="OrgTag">CONCEPT</text:span>]</text:span></text:a></text:p>
          <text:p text:style-name="Contents_20_3"><text:a xlink:type="simple" xlink:href="#org199b915">6.9.4. <text:span text:style-name="OrgTodo">TODO</text:span> SLI <text:span text:style-name="OrgTags">[<text:span text:style-name="OrgTag">CONCEPT</text:span>]</text:span></text:a></text:p>
          <text:p text:style-name="Contents_20_3"><text:a xlink:type="simple" xlink:href="#orgc20b0b9">6.9.5. <text:span text:style-name="OrgTodo">TODO</text:span> SLO <text:span text:style-name="OrgTags">[<text:span text:style-name="OrgTag">CONCEPT</text:span>]</text:span></text:a></text:p>
          <text:p text:style-name="Contents_20_3"><text:a xlink:type="simple" xlink:href="#orgbb54922">6.9.6. <text:span text:style-name="OrgTodo">TODO</text:span> SLA <text:span text:style-name="OrgTags">[<text:span text:style-name="OrgTag">CONCEPT</text:span>]</text:span></text:a></text:p>
          <text:p text:style-name="Contents_20_1"><text:a xlink:type="simple" xlink:href="#org003a3a4">7. <text:span text:style-name="OrgTodo">WIP</text:span> Web Front End <text:span text:style-name="OrgCode">[0/9]</text:span> <text:span text:style-name="OrgTags">[<text:span text:style-name="OrgTag">DOMAIN</text:span>]</text:span></text:a></text:p>
          <text:p text:style-name="Contents_20_2"><text:a xlink:type="simple" xlink:href="#org17561ce">7.1. <text:span text:style-name="OrgTodo">WIP</text:span> React</text:a></text:p>
          <text:p text:style-name="Contents_20_3"><text:a xlink:type="simple" xlink:href="#org48bb3c4">7.1.1. <text:span text:style-name="OrgTodo">TODO</text:span> React</text:a></text:p>
          <text:p text:style-name="Contents_20_3"><text:a xlink:type="simple" xlink:href="#orgcdb2be9">7.1.2. <text:span text:style-name="OrgTodo">TODO</text:span> React Native</text:a></text:p>
          <text:p text:style-name="Contents_20_3"><text:a xlink:type="simple" xlink:href="#org4e3f439">7.1.3. <text:span text:style-name="OrgTodo">TODO</text:span> react-hooks</text:a></text:p>
          <text:p text:style-name="Contents_20_3"><text:a xlink:type="simple" xlink:href="#org9bdfa82">7.1.4. <text:span text:style-name="OrgTodo">TODO</text:span> react-styled-components</text:a></text:p>
          <text:p text:style-name="Contents_20_2"><text:a xlink:type="simple" xlink:href="#org14fadc9">7.2. <text:span text:style-name="OrgTodo">TODO</text:span> Relay</text:a></text:p>
          <text:p text:style-name="Contents_20_2"><text:a xlink:type="simple" xlink:href="#org89b793b">7.3. <text:span text:style-name="OrgTodo">TODO</text:span> Apollo</text:a></text:p>
          <text:p text:style-name="Contents_20_2"><text:a xlink:type="simple" xlink:href="#orgf67f90a">7.4. <text:span text:style-name="OrgTodo">TODO</text:span> Next.js</text:a></text:p>
          <text:p text:style-name="Contents_20_2"><text:a xlink:type="simple" xlink:href="#orgcef16e0">7.5. <text:span text:style-name="OrgTodo">TODO</text:span> Angular</text:a></text:p>
          <text:p text:style-name="Contents_20_2"><text:a xlink:type="simple" xlink:href="#org7fa2ca0">7.6. <text:span text:style-name="OrgTodo">WIP</text:span> PWA</text:a></text:p>
          <text:p text:style-name="Contents_20_3"><text:a xlink:type="simple" xlink:href="#org5f132e1">7.6.1. app-shell model</text:a></text:p>
          <text:p text:style-name="Contents_20_2"><text:a xlink:type="simple" xlink:href="#org6a85b49">7.7. <text:span text:style-name="OrgTodo">WIP</text:span> Web API</text:a></text:p>
          <text:p text:style-name="Contents_20_3"><text:a xlink:type="simple" xlink:href="#org3865b8c">7.7.1. Server-send events</text:a></text:p>
          <text:p text:style-name="Contents_20_3"><text:a xlink:type="simple" xlink:href="#org31dd549">7.7.2. Tools</text:a></text:p>
          <text:p text:style-name="Contents_20_4"><text:a xlink:type="simple" xlink:href="#org9183a08">7.7.2.1. SoapUI</text:a></text:p>
          <text:p text:style-name="Contents_20_4"><text:a xlink:type="simple" xlink:href="#org0cefb49">7.7.2.2. curl</text:a></text:p>
          <text:p text:style-name="Contents_20_2"><text:a xlink:type="simple" xlink:href="#orgc23e5b3">7.8. <text:span text:style-name="OrgTodo">WIP</text:span> HTML + CSS <text:span text:style-name="OrgCode">[/]</text:span></text:a></text:p>
          <text:p text:style-name="Contents_20_3"><text:a xlink:type="simple" xlink:href="#org6d82d1e">7.8.1. Chrome Development Tools</text:a></text:p>
          <text:p text:style-name="Contents_20_3"><text:a xlink:type="simple" xlink:href="#org5480779">7.8.2. HTML5 Layout tags</text:a></text:p>
          <text:p text:style-name="Contents_20_3"><text:a xlink:type="simple" xlink:href="#org8ae4d3c">7.8.3. What is iframe good for? <text:span text:style-name="OrgTags">[<text:span text:style-name="OrgTag">QUESTION</text:span>]</text:span></text:a></text:p>
          <text:p text:style-name="Contents_20_3"><text:a xlink:type="simple" xlink:href="#orgde29dfb">7.8.4. <text:span text:style-name="OrgTodo">TODO</text:span> Google Fonts API</text:a></text:p>
          <text:p text:style-name="Contents_20_3"><text:a xlink:type="simple" xlink:href="#org8a26561">7.8.5. <text:span text:style-name="OrgTodo">WIP</text:span> Cookies</text:a></text:p>
          <text:p text:style-name="Contents_20_4"><text:a xlink:type="simple" xlink:href="#orga8d2a9f">7.8.5.1. <text:span text:style-name="OrgTodo">COMPETE</text:span> Cookie Types</text:a></text:p>
          <text:p text:style-name="Contents_20_3"><text:a xlink:type="simple" xlink:href="#org0c7c0b1">7.8.6. <text:span text:style-name="OrgTodo">TODO</text:span> Local Storage <text:span text:style-name="OrgTags">[<text:span text:style-name="OrgTag">TOPIC</text:span>]</text:span></text:a></text:p>
          <text:p text:style-name="Contents_20_3"><text:a xlink:type="simple" xlink:href="#orgf5cc1f5">7.8.7. <text:span text:style-name="OrgTodo">WIP</text:span> Cookies / SameSite <text:span text:style-name="OrgTags">[<text:span text:style-name="OrgTag">TOPIC</text:span>]</text:span></text:a></text:p>
          <text:p text:style-name="Contents_20_3"><text:a xlink:type="simple" xlink:href="#org73d7540">7.8.8. <text:span text:style-name="OrgTodo">TODO</text:span> CSS preprocessors: LESS Sass</text:a></text:p>
          <text:p text:style-name="Contents_20_3"><text:a xlink:type="simple" xlink:href="#org3a9f9bc">7.8.9. <text:span text:style-name="OrgTodo">TODO</text:span> Sass</text:a></text:p>
          <text:p text:style-name="Contents_20_3"><text:a xlink:type="simple" xlink:href="#orgd0f1aa5">7.8.10. <text:span text:style-name="OrgTodo">TODO</text:span> Less</text:a></text:p>
          <text:p text:style-name="Contents_20_3"><text:a xlink:type="simple" xlink:href="#orgb5280cf">7.8.11. <text:span text:style-name="OrgTodo">WIP</text:span> CORS <text:span text:style-name="OrgCode">[0/5]</text:span></text:a></text:p>
          <text:p text:style-name="Contents_20_4"><text:a xlink:type="simple" xlink:href="#org9e8b5ea">7.8.11.1. <text:span text:style-name="OrgTodo">WIP</text:span> what is CORS <text:span text:style-name="OrgTags">[<text:span text:style-name="OrgTag">QUESTION</text:span>]</text:span></text:a></text:p>
          <text:p text:style-name="Contents_20_4"><text:a xlink:type="simple" xlink:href="#org83286ee">7.8.11.2. <text:span text:style-name="OrgTodo">WIP</text:span> How CORS works? <text:span text:style-name="OrgTags">[<text:span text:style-name="OrgTag">QUESTION</text:span>]</text:span></text:a></text:p>
          <text:p text:style-name="Contents_20_4"><text:a xlink:type="simple" xlink:href="#orgf0e5f1e">7.8.11.3. <text:span text:style-name="OrgTodo">TODO</text:span> Why is CORS necessary? <text:span text:style-name="OrgTags">[<text:span text:style-name="OrgTag">QUESTION</text:span>]</text:span></text:a></text:p>
          <text:p text:style-name="Contents_20_4"><text:a xlink:type="simple" xlink:href="#org5de8d16">7.8.11.4. <text:span text:style-name="OrgTodo">TODO</text:span> How Does CORS Manage Requests From External Resources? <text:span text:style-name="OrgTags">[<text:span text:style-name="OrgTag">QUESTION</text:span>]</text:span></text:a></text:p>
          <text:p text:style-name="Contents_20_4"><text:a xlink:type="simple" xlink:href="#org9d5efbf">7.8.11.5. <text:span text:style-name="OrgTodo">WIP</text:span> What http headers were added by CORS? <text:span text:style-name="OrgTags">[<text:span text:style-name="OrgTag">QUESTION</text:span>]</text:span></text:a></text:p>
          <text:p text:style-name="Contents_20_3"><text:a xlink:type="simple" xlink:href="#orgaa2b1b5">7.8.12. <text:span text:style-name="OrgTodo">WIP</text:span> Content Security Policy (CSP)</text:a></text:p>
          <text:p text:style-name="Contents_20_4"><text:a xlink:type="simple" xlink:href="#orgcdd8313">7.8.12.1. How CSP works?</text:a></text:p>
          <text:p text:style-name="Contents_20_3"><text:a xlink:type="simple" xlink:href="#orgf6dfba1">7.8.13. <text:span text:style-name="OrgTodo">WIP</text:span> Bundlers</text:a></text:p>
          <text:p text:style-name="Contents_20_3"><text:a xlink:type="simple" xlink:href="#org56c1e66">7.8.14. <text:span text:style-name="OrgTodo">WIP</text:span> Webpack</text:a></text:p>
          <text:p text:style-name="Contents_20_2"><text:a xlink:type="simple" xlink:href="#orgdbef7aa">7.9. <text:span text:style-name="OrgTodo">TODO</text:span> The Elm Architecture (TEA)</text:a></text:p>
          <text:p text:style-name="Contents_20_1"><text:a xlink:type="simple" xlink:href="#org62c086d">8. <text:span text:style-name="OrgTodo">WIP</text:span> Security <text:span text:style-name="OrgCode">[0/14]</text:span> <text:span text:style-name="OrgTags">[<text:span text:style-name="OrgTag">DOMAIN</text:span>]</text:span></text:a></text:p>
          <text:p text:style-name="Contents_20_2"><text:a xlink:type="simple" xlink:href="#org8e636e3">8.1. <text:span text:style-name="OrgTodo">WIP</text:span> Crypto <text:span text:style-name="OrgCode">[0/5]</text:span></text:a></text:p>
          <text:p text:style-name="Contents_20_3"><text:a xlink:type="simple" xlink:href="#org608a58e">8.1.1. <text:span text:style-name="OrgTodo">WIP</text:span> Block Ciphers</text:a></text:p>
          <text:p text:style-name="Contents_20_4"><text:a xlink:type="simple" xlink:href="#orgccd3473">8.1.1.1. ECB, CBC, OFB, CFB, CTR  - what they are</text:a></text:p>
          <text:p text:style-name="Contents_20_4"><text:a xlink:type="simple" xlink:href="#org4a7509d">8.1.1.2. RSA</text:a></text:p>
          <text:p text:style-name="Contents_20_4"><text:a xlink:type="simple" xlink:href="#orged7ea11">8.1.1.3. AES</text:a></text:p>
          <text:p text:style-name="Contents_20_4"><text:a xlink:type="simple" xlink:href="#org9cecf4c">8.1.1.4. DES</text:a></text:p>
          <text:p text:style-name="Contents_20_3"><text:a xlink:type="simple" xlink:href="#orgd466a7b">8.1.2. <text:span text:style-name="OrgTodo">WIP</text:span> Hash</text:a></text:p>
          <text:p text:style-name="Contents_20_5"><text:a xlink:type="simple" xlink:href="#orgc1c2830">base64</text:a></text:p>
          <text:p text:style-name="Contents_20_3"><text:a xlink:type="simple" xlink:href="#orgee7b999">8.1.3. <text:span text:style-name="OrgTodo">TODO</text:span> Symetric Encryption</text:a></text:p>
          <text:p text:style-name="Contents_20_3"><text:a xlink:type="simple" xlink:href="#org2c5502c">8.1.4. <text:span text:style-name="OrgTodo">TODO</text:span> Asymetric Encryption</text:a></text:p>
          <text:p text:style-name="Contents_20_3"><text:a xlink:type="simple" xlink:href="#orge1d10a5">8.1.5. <text:span text:style-name="OrgTodo">WIP</text:span> HMAC</text:a></text:p>
          <text:p text:style-name="Contents_20_2"><text:a xlink:type="simple" xlink:href="#org1d5c24a">8.2. <text:span text:style-name="OrgTodo">WIP</text:span> SPIFFE <text:span text:style-name="OrgTags">[<text:span text:style-name="OrgTag">TOPIC</text:span>]</text:span></text:a></text:p>
          <text:p text:style-name="Contents_20_3"><text:a xlink:type="simple" xlink:href="#org70d0dfc">8.2.1. what is spiffe</text:a></text:p>
          <text:p text:style-name="Contents_20_2"><text:a xlink:type="simple" xlink:href="#org84c4601">8.3. <text:span text:style-name="OrgTodo">WIP</text:span> Oauth2/OIDC <text:span text:style-name="OrgTags">[<text:span text:style-name="OrgTag">TOPIC</text:span>]</text:span></text:a></text:p>
          <text:p text:style-name="Contents_20_3"><text:a xlink:type="simple" xlink:href="#org3593c03">8.3.1. grant (flow) types <text:span text:style-name="OrgCode">[/]</text:span></text:a></text:p>
          <text:p text:style-name="Contents_20_4"><text:a xlink:type="simple" xlink:href="#org111ca66">8.3.1.1. <text:span text:style-name="OrgTodo">TODO</text:span> Authorization Code Flow</text:a></text:p>
          <text:p text:style-name="Contents_20_4"><text:a xlink:type="simple" xlink:href="#orgc82834c">8.3.1.2. <text:span text:style-name="OrgTodo">TODO</text:span> Client Credentials Flow</text:a></text:p>
          <text:p text:style-name="Contents_20_4"><text:a xlink:type="simple" xlink:href="#orga1586c6">8.3.1.3. <text:span text:style-name="OrgTodo">TODO</text:span> Device Code</text:a></text:p>
          <text:p text:style-name="Contents_20_4"><text:a xlink:type="simple" xlink:href="#org2bb932d">8.3.1.4. <text:span text:style-name="OrgTodo">TODO</text:span> Refresh Token</text:a></text:p>
          <text:p text:style-name="Contents_20_4"><text:a xlink:type="simple" xlink:href="#orgf0d7c8f">8.3.1.5. <text:span text:style-name="OrgTodo">TODO</text:span> PKCE</text:a></text:p>
          <text:p text:style-name="Contents_20_4"><text:a xlink:type="simple" xlink:href="#org8135e16">8.3.1.6. <text:span text:style-name="OrgTodo">TODO</text:span> (Implicit Flow)</text:a></text:p>
          <text:p text:style-name="Contents_20_4"><text:a xlink:type="simple" xlink:href="#org15ebb90">8.3.1.7. <text:span text:style-name="OrgTodo">TODO</text:span> (Password Grant)</text:a></text:p>
          <text:p text:style-name="Contents_20_4"><text:a xlink:type="simple" xlink:href="#org1febc0f">8.3.1.8. <text:span text:style-name="OrgTodo">WIP</text:span> Resource Owner Password Credential Grant</text:a></text:p>
          <text:p text:style-name="Contents_20_3"><text:a xlink:type="simple" xlink:href="#org67656da">8.3.2. Scope</text:a></text:p>
          <text:p text:style-name="Contents_20_3"><text:a xlink:type="simple" xlink:href="#org14b3994">8.3.3. What is acr_values</text:a></text:p>
          <text:p text:style-name="Contents_20_2"><text:a xlink:type="simple" xlink:href="#orgb3905ba">8.4. <text:span text:style-name="OrgTodo">WIP</text:span> JWT <text:span text:style-name="OrgTags">[<text:span text:style-name="OrgTag">TOPIC</text:span>]</text:span></text:a></text:p>
          <text:p text:style-name="Contents_20_3"><text:a xlink:type="simple" xlink:href="#orgc5daa31">8.4.1. What are the registered claim names? <text:span text:style-name="OrgTags">[<text:span text:style-name="OrgTag">QUESTION</text:span>]</text:span></text:a></text:p>
          <text:p text:style-name="Contents_20_3"><text:a xlink:type="simple" xlink:href="#org7bc46d7">8.4.2. What is registered claim name "iss" (Issuer) Claim? <text:span text:style-name="OrgTags">[<text:span text:style-name="OrgTag">QUESTION</text:span>]</text:span></text:a></text:p>
          <text:p text:style-name="Contents_20_3"><text:a xlink:type="simple" xlink:href="#org4f4072a">8.4.3. What is registered claim name "sub" (Subject) Claim <text:span text:style-name="OrgTags">[<text:span text:style-name="OrgTag">QUESTION</text:span>]</text:span></text:a></text:p>
          <text:p text:style-name="Contents_20_3"><text:a xlink:type="simple" xlink:href="#org7e468f9">8.4.4. What is registered claim name "aud" (Audience) Claim <text:span text:style-name="OrgTags">[<text:span text:style-name="OrgTag">QUESTION</text:span>]</text:span></text:a></text:p>
          <text:p text:style-name="Contents_20_3"><text:a xlink:type="simple" xlink:href="#org0d7736d">8.4.5. What is registered claim name "exp" (Expiration Time) Claim <text:span text:style-name="OrgTags">[<text:span text:style-name="OrgTag">QUESTION</text:span>]</text:span></text:a></text:p>
          <text:p text:style-name="Contents_20_3"><text:a xlink:type="simple" xlink:href="#orga0c16c2">8.4.6. What is registered claim name "nbf" (Not Before) Claim <text:span text:style-name="OrgTags">[<text:span text:style-name="OrgTag">QUESTION</text:span>]</text:span></text:a></text:p>
          <text:p text:style-name="Contents_20_3"><text:a xlink:type="simple" xlink:href="#org7e69a41">8.4.7. What is registered claim name "iat" (Issued At) Claim <text:span text:style-name="OrgTags">[<text:span text:style-name="OrgTag">QUESTION</text:span>]</text:span></text:a></text:p>
          <text:p text:style-name="Contents_20_3"><text:a xlink:type="simple" xlink:href="#org35d1cfd">8.4.8. What is registered claim name "jti" (JWT ID) Claim <text:span text:style-name="OrgTags">[<text:span text:style-name="OrgTag">QUESTION</text:span>]</text:span></text:a></text:p>
          <text:p text:style-name="Contents_20_3"><text:a xlink:type="simple" xlink:href="#org01b5b9a">8.4.9. What are Public Claim Names <text:span text:style-name="OrgTags">[<text:span text:style-name="OrgTag">QUESTION</text:span>]</text:span></text:a></text:p>
          <text:p text:style-name="Contents_20_3"><text:a xlink:type="simple" xlink:href="#org402ac06">8.4.10. RS256 vs HS256: What's the difference?</text:a></text:p>
          <text:p text:style-name="Contents_20_2"><text:a xlink:type="simple" xlink:href="#org680f5ea">8.5. <text:span text:style-name="OrgTodo">WIP</text:span> JWKS</text:a></text:p>
          <text:p text:style-name="Contents_20_2"><text:a xlink:type="simple" xlink:href="#org847c155">8.6. <text:span text:style-name="OrgTodo">WIP</text:span> LDAP</text:a></text:p>
          <text:p text:style-name="Contents_20_3"><text:a xlink:type="simple" xlink:href="#org3fa9e32">8.6.1. object class</text:a></text:p>
          <text:p text:style-name="Contents_20_4"><text:a xlink:type="simple" xlink:href="#org2974239">8.6.1.1. inetOrgPerson</text:a></text:p>
          <text:p text:style-name="Contents_20_3"><text:a xlink:type="simple" xlink:href="#org572f2aa">8.6.2. OID</text:a></text:p>
          <text:p text:style-name="Contents_20_3"><text:a xlink:type="simple" xlink:href="#orgf0381b7">8.6.3. CN, DN, SN,</text:a></text:p>
          <text:p text:style-name="Contents_20_2"><text:a xlink:type="simple" xlink:href="#orgebbc8c9">8.7. <text:span text:style-name="OrgTodo">WIP</text:span> OWASP top 10 2017</text:a></text:p>
          <text:p text:style-name="Contents_20_3"><text:a xlink:type="simple" xlink:href="#org1f8bdb5">8.7.1. A1:2017-Injection</text:a></text:p>
          <text:p text:style-name="Contents_20_3"><text:a xlink:type="simple" xlink:href="#org4fa5d1d">8.7.2. A2:2017-Broken Authentication</text:a></text:p>
          <text:p text:style-name="Contents_20_3"><text:a xlink:type="simple" xlink:href="#org285f115">8.7.3. A3:2017-Sensitive Data Exposure</text:a></text:p>
          <text:p text:style-name="Contents_20_3"><text:a xlink:type="simple" xlink:href="#orga76688f">8.7.4. A4:2017-XML External Entities (XXE)</text:a></text:p>
          <text:p text:style-name="Contents_20_3"><text:a xlink:type="simple" xlink:href="#orgc1fdf8f">8.7.5. A5:2017-Broken Access Control</text:a></text:p>
          <text:p text:style-name="Contents_20_3"><text:a xlink:type="simple" xlink:href="#orgc152784">8.7.6. A6:2017-Security Misconfiguration</text:a></text:p>
          <text:p text:style-name="Contents_20_3"><text:a xlink:type="simple" xlink:href="#orgb1c308b">8.7.7. A7:2017-Cross-Site Scripting (XSS)</text:a></text:p>
          <text:p text:style-name="Contents_20_3"><text:a xlink:type="simple" xlink:href="#org2d0c128">8.7.8. A8:2017-Insecure Deserialization</text:a></text:p>
          <text:p text:style-name="Contents_20_3"><text:a xlink:type="simple" xlink:href="#org54d2201">8.7.9. A9:2017-Using Components with Known Vulnerabilities</text:a></text:p>
          <text:p text:style-name="Contents_20_3"><text:a xlink:type="simple" xlink:href="#org1a7b580">8.7.10. A10:2017-Insufficient Logging &amp; Monitoring</text:a></text:p>
          <text:p text:style-name="Contents_20_2"><text:a xlink:type="simple" xlink:href="#org54502c3">8.8. <text:span text:style-name="OrgTodo">TODO</text:span> (OWASP) attacks</text:a></text:p>
          <text:p text:style-name="Contents_20_3"><text:a xlink:type="simple" xlink:href="#orgada4762">8.8.1. <text:span text:style-name="OrgTodo">WIP</text:span> CSRF / XSRF</text:a></text:p>
          <text:p text:style-name="Contents_20_2"><text:a xlink:type="simple" xlink:href="#org4ece7b4">8.9. <text:span text:style-name="OrgTodo">TODO</text:span> bastillion.io</text:a></text:p>
          <text:p text:style-name="Contents_20_2"><text:a xlink:type="simple" xlink:href="#orgca0c181">8.10. <text:span text:style-name="OrgTodo">TODO</text:span> PKI</text:a></text:p>
          <text:p text:style-name="Contents_20_2"><text:a xlink:type="simple" xlink:href="#org0893d35">8.11. <text:span text:style-name="OrgTodo">WIP</text:span> X509</text:a></text:p>
          <text:p text:style-name="Contents_20_3"><text:a xlink:type="simple" xlink:href="#org9a84164">8.11.1. Why does GoDaddy have four different certificate chain, G2, G3, G4? <text:span text:style-name="OrgTags">[<text:span text:style-name="OrgTag">QUESTION</text:span>]</text:span></text:a></text:p>
          <text:p text:style-name="Contents_20_2"><text:a xlink:type="simple" xlink:href="#orga8ec9f9">8.12. <text:span text:style-name="OrgTodo">WIP</text:span> Concepts <text:span text:style-name="OrgCode">[0/2]</text:span></text:a></text:p>
          <text:p text:style-name="Contents_20_3"><text:a xlink:type="simple" xlink:href="#orgc9b2ded">8.12.1. <text:span text:style-name="OrgTodo">WIP</text:span> DevSecOps <text:span text:style-name="OrgTags">[<text:span text:style-name="OrgTag">CONCEPT</text:span>]</text:span></text:a></text:p>
          <text:p text:style-name="Contents_20_3"><text:a xlink:type="simple" xlink:href="#org2ca040f">8.12.2. <text:span text:style-name="OrgTodo">TODO</text:span> Zero Trust Network <text:span text:style-name="OrgTags">[<text:span text:style-name="OrgTag">CONCEPT</text:span>]</text:span></text:a></text:p>
          <text:p text:style-name="Contents_20_2"><text:a xlink:type="simple" xlink:href="#org789f4cd">8.13. <text:span text:style-name="OrgTodo">WIP</text:span> Software Composition Analysis (SCA) <text:span text:style-name="OrgCode">[0/2]</text:span></text:a></text:p>
          <text:p text:style-name="Contents_20_3"><text:a xlink:type="simple" xlink:href="#org27b611b">8.13.1. <text:span text:style-name="OrgTodo">TODO</text:span> Snyk</text:a></text:p>
          <text:p text:style-name="Contents_20_3"><text:a xlink:type="simple" xlink:href="#orgb86c74d">8.13.2. <text:span text:style-name="OrgTodo">TODO</text:span> Jfrog Xray</text:a></text:p>
          <text:p text:style-name="Contents_20_2"><text:a xlink:type="simple" xlink:href="#org894c6b1">8.14. <text:span text:style-name="OrgTodo">WIP</text:span> Tools &amp; Solutions <text:span text:style-name="OrgCode">[0/9]</text:span></text:a></text:p>
          <text:p text:style-name="Contents_20_3"><text:a xlink:type="simple" xlink:href="#org82e6418">8.14.1. <text:span text:style-name="OrgTodo">TODO</text:span> Illumio Security</text:a></text:p>
          <text:p text:style-name="Contents_20_3"><text:a xlink:type="simple" xlink:href="#org23dc24e">8.14.2. <text:span text:style-name="OrgTodo">TODO</text:span> Burp Suite</text:a></text:p>
          <text:p text:style-name="Contents_20_3"><text:a xlink:type="simple" xlink:href="#org8908ded">8.14.3. <text:span text:style-name="OrgTodo">TODO</text:span> Metasploit</text:a></text:p>
          <text:p text:style-name="Contents_20_3"><text:a xlink:type="simple" xlink:href="#org846bff1">8.14.4. <text:span text:style-name="OrgTodo">TODO</text:span> wireshark</text:a></text:p>
          <text:p text:style-name="Contents_20_3"><text:a xlink:type="simple" xlink:href="#org8b0cdee">8.14.5. <text:span text:style-name="OrgTodo">TODO</text:span> hydra</text:a></text:p>
          <text:p text:style-name="Contents_20_3"><text:a xlink:type="simple" xlink:href="#org116f01d">8.14.6. <text:span text:style-name="OrgTodo">TODO</text:span> nmap</text:a></text:p>
          <text:p text:style-name="Contents_20_3"><text:a xlink:type="simple" xlink:href="#org4d414a7">8.14.7. <text:span text:style-name="OrgTodo">TODO</text:span> nessus</text:a></text:p>
          <text:p text:style-name="Contents_20_1"><text:a xlink:type="simple" xlink:href="#orgc8d52f0">9. <text:span text:style-name="OrgTodo">WIP</text:span> Programming Languages <text:span text:style-name="OrgCode">[0/13]</text:span> <text:span text:style-name="OrgTags">[<text:span text:style-name="OrgTag">DOMAIN</text:span>]</text:span></text:a></text:p>
          <text:p text:style-name="Contents_20_2"><text:a xlink:type="simple" xlink:href="#orgd4c4beb">9.1. <text:span text:style-name="OrgTodo">WIP</text:span> Functional Paradigm  <text:span text:style-name="OrgCode">[0/8]</text:span> <text:span text:style-name="OrgTags">[<text:span text:style-name="OrgTag">TOPIC</text:span>]</text:span></text:a></text:p>
          <text:p text:style-name="Contents_20_3"><text:a xlink:type="simple" xlink:href="#orga4b21ef">9.1.1. <text:span text:style-name="OrgTodo">WIP</text:span> Lambda Calculus <text:span text:style-name="OrgTags">[<text:span text:style-name="OrgTag">TOPIC</text:span>]</text:span></text:a></text:p>
          <text:p text:style-name="Contents_20_4"><text:a xlink:type="simple" xlink:href="#org07f4720">9.1.1.1. α-conversion</text:a></text:p>
          <text:p text:style-name="Contents_20_4"><text:a xlink:type="simple" xlink:href="#orge7e659a">9.1.1.2. β-reduction</text:a></text:p>
          <text:p text:style-name="Contents_20_4"><text:a xlink:type="simple" xlink:href="#orgb0caab8">9.1.1.3. η-reduction</text:a></text:p>
          <text:p text:style-name="Contents_20_3"><text:a xlink:type="simple" xlink:href="#org973bded">9.1.2. <text:span text:style-name="OrgTodo">TODO</text:span> Immutability <text:span text:style-name="OrgTags">[<text:span text:style-name="OrgTag">TOPIC</text:span>]</text:span></text:a></text:p>
          <text:p text:style-name="Contents_20_3"><text:a xlink:type="simple" xlink:href="#org83fd835">9.1.3. <text:span text:style-name="OrgTodo">TODO</text:span> Idempotency</text:a></text:p>
          <text:p text:style-name="Contents_20_3"><text:a xlink:type="simple" xlink:href="#orgf90271f">9.1.4. <text:span text:style-name="OrgTodo">TODO</text:span> Continuation Passing Style</text:a></text:p>
          <text:p text:style-name="Contents_20_3"><text:a xlink:type="simple" xlink:href="#org96db05d">9.1.5. <text:span text:style-name="OrgTodo">TODO</text:span> Persistent data structure (Chris Okasaki)</text:a></text:p>
          <text:p text:style-name="Contents_20_3"><text:a xlink:type="simple" xlink:href="#org90514c5">9.1.6. <text:span text:style-name="OrgTodo">TODO</text:span> Algebraic Data Types</text:a></text:p>
          <text:p text:style-name="Contents_20_3"><text:a xlink:type="simple" xlink:href="#org59e0051">9.1.7. <text:span text:style-name="OrgTodo">WIP</text:span> Patterns</text:a></text:p>
          <text:p text:style-name="Contents_20_4"><text:a xlink:type="simple" xlink:href="#org5a7a54b">9.1.7.1. <text:span text:style-name="OrgTodo">TODO</text:span> Monoid</text:a></text:p>
          <text:p text:style-name="Contents_20_4"><text:a xlink:type="simple" xlink:href="#org4801b23">9.1.7.2. <text:span text:style-name="OrgTodo">TODO</text:span> Functor</text:a></text:p>
          <text:p text:style-name="Contents_20_4"><text:a xlink:type="simple" xlink:href="#orgdd73def">9.1.7.3. <text:span text:style-name="OrgTodo">TODO</text:span> Pro Functor</text:a></text:p>
          <text:p text:style-name="Contents_20_4"><text:a xlink:type="simple" xlink:href="#org9908c77">9.1.7.4. <text:span text:style-name="OrgTodo">TODO</text:span> Applicative</text:a></text:p>
          <text:p text:style-name="Contents_20_4"><text:a xlink:type="simple" xlink:href="#orgf4768eb">9.1.7.5. <text:span text:style-name="OrgTodo">TODO</text:span> Monad</text:a></text:p>
          <text:p text:style-name="Contents_20_4"><text:a xlink:type="simple" xlink:href="#orgdd7ae03">9.1.7.6. <text:span text:style-name="OrgTodo">TODO</text:span> Kleisli Arrow</text:a></text:p>
          <text:p text:style-name="Contents_20_4"><text:a xlink:type="simple" xlink:href="#orgb715e56">9.1.7.7. <text:span text:style-name="OrgTodo">TODO</text:span> Free Monad</text:a></text:p>
          <text:p text:style-name="Contents_20_4"><text:a xlink:type="simple" xlink:href="#orgbb6b3da">9.1.7.8. <text:span text:style-name="OrgTodo">TODO</text:span> Fix</text:a></text:p>
          <text:p text:style-name="Contents_20_4"><text:a xlink:type="simple" xlink:href="#org60f10ca">9.1.7.9. Lenses</text:a></text:p>
          <text:p text:style-name="Contents_20_4"><text:a xlink:type="simple" xlink:href="#org4dea65d">9.1.7.10. Prisms</text:a></text:p>
          <text:p text:style-name="Contents_20_3"><text:a xlink:type="simple" xlink:href="#org782fd6b">9.1.8. <text:span text:style-name="OrgTodo">TODO</text:span> Recursion Schemes</text:a></text:p>
          <text:p text:style-name="Contents_20_4"><text:a xlink:type="simple" xlink:href="#org5013144">9.1.8.1. catamorphisms</text:a></text:p>
          <text:p text:style-name="Contents_20_4"><text:a xlink:type="simple" xlink:href="#org9ffc940">9.1.8.2. anamorphisms</text:a></text:p>
          <text:p text:style-name="Contents_20_4"><text:a xlink:type="simple" xlink:href="#orgd0cb451">9.1.8.3. hylomorphisms</text:a></text:p>
          <text:p text:style-name="Contents_20_4"><text:a xlink:type="simple" xlink:href="#org2c41d6b">9.1.8.4. paramorphisms</text:a></text:p>
          <text:p text:style-name="Contents_20_2"><text:a xlink:type="simple" xlink:href="#orge28930c">9.2. <text:span text:style-name="OrgTodo">WIP</text:span> Object Oriented Paradigm <text:span text:style-name="OrgTags">[<text:span text:style-name="OrgTag">TOPIC</text:span>]</text:span></text:a></text:p>
          <text:p text:style-name="Contents_20_3"><text:a xlink:type="simple" xlink:href="#orge859ef2">9.2.1. Polymorphism</text:a></text:p>
          <text:p text:style-name="Contents_20_3"><text:a xlink:type="simple" xlink:href="#org87e0505">9.2.2. Gof Patterns</text:a></text:p>
          <text:p text:style-name="Contents_20_4"><text:a xlink:type="simple" xlink:href="#org8bcbfa4">9.2.2.1. Creational Patterns</text:a></text:p>
          <text:p text:style-name="Contents_20_4"><text:a xlink:type="simple" xlink:href="#org5e62e33">9.2.2.2. Structural Patterns</text:a></text:p>
          <text:p text:style-name="Contents_20_4"><text:a xlink:type="simple" xlink:href="#org92ee314">9.2.2.3. Behavioral Patterns</text:a></text:p>
          <text:p text:style-name="Contents_20_2"><text:a xlink:type="simple" xlink:href="#org72b88d7">9.3. <text:span text:style-name="OrgTodo">WIP</text:span> Java <text:span text:style-name="OrgTags">[<text:span text:style-name="OrgTag">TOPIC</text:span>]</text:span></text:a></text:p>
          <text:p text:style-name="Contents_20_3"><text:a xlink:type="simple" xlink:href="#org8ff3827">9.3.1. hashCode()</text:a></text:p>
          <text:p text:style-name="Contents_20_4"><text:a xlink:type="simple" xlink:href="#org16bda3b">9.3.1.1. is this code wrong? yes / no / why <text:span text:style-name="OrgTags">[<text:span text:style-name="OrgTag">QUESTION</text:span>]</text:span></text:a></text:p>
          <text:p text:style-name="Contents_20_3"><text:a xlink:type="simple" xlink:href="#org02b9327">9.3.2. hashCode vs equals() <text:span text:style-name="OrgTags">[<text:span text:style-name="OrgTag">QUESTION</text:span>]</text:span></text:a></text:p>
          <text:p text:style-name="Contents_20_3"><text:a xlink:type="simple" xlink:href="#org6b51611">9.3.3. what is a contract? <text:span text:style-name="OrgTags">[<text:span text:style-name="OrgTag">QUESTION</text:span>]</text:span></text:a></text:p>
          <text:p text:style-name="Contents_20_3"><text:a xlink:type="simple" xlink:href="#orga5735dd">9.3.4. Java Collections Framework:</text:a></text:p>
          <text:p text:style-name="Contents_20_4"><text:a xlink:type="simple" xlink:href="#orgd83a06f">9.3.4.1. what is a difference between List vs Set vs Map <text:span text:style-name="OrgTags">[<text:span text:style-name="OrgTag">QUESTION</text:span>]</text:span></text:a></text:p>
          <text:p text:style-name="Contents_20_4"><text:a xlink:type="simple" xlink:href="#org5d8504b">9.3.4.2. what is the difference ArrayList vs LinkedList <text:span text:style-name="OrgTags">[<text:span text:style-name="OrgTag">QUESTION</text:span>]</text:span></text:a></text:p>
          <text:p text:style-name="Contents_20_3"><text:a xlink:type="simple" xlink:href="#orgd9307ca">9.3.5. StringBuilder vs StringBuffer vs String</text:a></text:p>
          <text:p text:style-name="Contents_20_3"><text:a xlink:type="simple" xlink:href="#org5f7b651">9.3.6. Can we have static method in the interface? <text:span text:style-name="OrgTags">[<text:span text:style-name="OrgTag">QUESTION</text:span>]</text:span></text:a></text:p>
          <text:p text:style-name="Contents_20_3"><text:a xlink:type="simple" xlink:href="#org177eac4">9.3.7. You have a list of Custom objects? How can you sort them? <text:span text:style-name="OrgTags">[<text:span text:style-name="OrgTag">QUESTION</text:span>]</text:span></text:a></text:p>
          <text:p text:style-name="Contents_20_3"><text:a xlink:type="simple" xlink:href="#org556adec">9.3.8. How to create thread safe Singleton in Java <text:span text:style-name="OrgTags">[<text:span text:style-name="OrgTag">QUESTION</text:span>]</text:span></text:a></text:p>
          <text:p text:style-name="Contents_20_3"><text:a xlink:type="simple" xlink:href="#org900010b">9.3.9. Difference between List and Set in Java? <text:span text:style-name="OrgTags">[<text:span text:style-name="OrgTag">QUESTION</text:span>]</text:span></text:a></text:p>
          <text:p text:style-name="Contents_20_3"><text:a xlink:type="simple" xlink:href="#org5022b3a">9.3.10. How do you prevent a class from being sub-classed in Java? <text:span text:style-name="OrgTags">[<text:span text:style-name="OrgTag">QUESTION</text:span>]</text:span></text:a></text:p>
          <text:p text:style-name="Contents_20_3"><text:a xlink:type="simple" xlink:href="#org04ffd7f">9.3.11. Difference between throw and throws keyword in Java? <text:span text:style-name="OrgTags">[<text:span text:style-name="OrgTag">QUESTION</text:span>]</text:span></text:a></text:p>
          <text:p text:style-name="Contents_20_3"><text:a xlink:type="simple" xlink:href="#org6277f1a">9.3.12. Difference between Iterator and Enumeration in Java? <text:span text:style-name="OrgTags">[<text:span text:style-name="OrgTag">QUESTION</text:span>]</text:span></text:a></text:p>
          <text:p text:style-name="Contents_20_3"><text:a xlink:type="simple" xlink:href="#orge5cabeb">9.3.13. What is IdentityHashMap in Java? <text:span text:style-name="OrgTags">[<text:span text:style-name="OrgTag">QUESTION</text:span>]</text:span></text:a></text:p>
          <text:p text:style-name="Contents_20_3"><text:a xlink:type="simple" xlink:href="#org28ee30f">9.3.14. What is String pool in Java? <text:span text:style-name="OrgTags">[<text:span text:style-name="OrgTag">QUESTION</text:span>]</text:span></text:a></text:p>
          <text:p text:style-name="Contents_20_3"><text:a xlink:type="simple" xlink:href="#org82dfd33">9.3.15. Can a Serializable class contain a non-serializable field in Java? <text:span text:style-name="OrgTags">[<text:span text:style-name="OrgTag">QUESTION</text:span>]</text:span></text:a></text:p>
          <text:p text:style-name="Contents_20_3"><text:a xlink:type="simple" xlink:href="#org0c598ab">9.3.16. Difference between this and super in Java? <text:span text:style-name="OrgTags">[<text:span text:style-name="OrgTag">QUESTION</text:span>]</text:span></text:a></text:p>
          <text:p text:style-name="Contents_20_3"><text:a xlink:type="simple" xlink:href="#org77a8e38">9.3.17. Difference between Comparator and Comparable in Java? <text:span text:style-name="OrgTags">[<text:span text:style-name="OrgTag">QUESTION</text:span>]</text:span></text:a></text:p>
          <text:p text:style-name="Contents_20_3"><text:a xlink:type="simple" xlink:href="#org4b718f3">9.3.18. BigDecimal vs float <text:span text:style-name="OrgTags">[<text:span text:style-name="OrgTag">QUESTION</text:span>]</text:span></text:a></text:p>
          <text:p text:style-name="Contents_20_3"><text:a xlink:type="simple" xlink:href="#orgf7c9428">9.3.19. what is the difference betwen checked and unchecked exception? <text:span text:style-name="OrgTags">[<text:span text:style-name="OrgTag">QUESTION</text:span>]</text:span></text:a></text:p>
          <text:p text:style-name="Contents_20_3"><text:a xlink:type="simple" xlink:href="#orgdcdc23c">9.3.20. Co všechno je špatně na tomto kusu kódu <text:span text:style-name="OrgTags">[<text:span text:style-name="OrgTag">QUESTION</text:span>]</text:span></text:a></text:p>
          <text:p text:style-name="Contents_20_3"><text:a xlink:type="simple" xlink:href="#org6560402">9.3.21. Explain Java 7 ARM (Automatic Resource Managemet) Feature and multi-catch block? <text:span text:style-name="OrgTags">[<text:span text:style-name="OrgTag">QUESTION</text:span>]</text:span></text:a></text:p>
          <text:p text:style-name="Contents_20_3"><text:a xlink:type="simple" xlink:href="#org4b6cfd4">9.3.22. <text:span text:style-name="OrgTodo">TODO</text:span> Generics</text:a></text:p>
          <text:p text:style-name="Contents_20_3"><text:a xlink:type="simple" xlink:href="#org9178474">9.3.23. <text:span text:style-name="OrgTodo">TODO</text:span> Java 9 - project jigsaw</text:a></text:p>
          <text:p text:style-name="Contents_20_3"><text:a xlink:type="simple" xlink:href="#org561093d">9.3.24. <text:span text:style-name="OrgTodo">TODO</text:span> JPA</text:a></text:p>
          <text:p text:style-name="Contents_20_3"><text:a xlink:type="simple" xlink:href="#org7e26227">9.3.25. <text:span text:style-name="OrgTodo">TODO</text:span> QueryDSL</text:a></text:p>
          <text:p text:style-name="Contents_20_3"><text:a xlink:type="simple" xlink:href="#org4c1a8ba">9.3.26. <text:span text:style-name="OrgTodo">WIP</text:span> Maven</text:a></text:p>
          <text:p text:style-name="Contents_20_5"><text:a xlink:type="simple" xlink:href="#orge3c69b6">Jaký je rozdíl mezi &lt;dependencies&gt; a &lt;dependencyManagement&gt;? <text:span text:style-name="OrgTags">[<text:span text:style-name="OrgTag">QUESTION</text:span>]</text:span></text:a></text:p>
          <text:p text:style-name="Contents_20_5"><text:a xlink:type="simple" xlink:href="#org71bee50">K čemu se používá scope provided? <text:span text:style-name="OrgTags">[<text:span text:style-name="OrgTag">QUESTION</text:span>]</text:span></text:a></text:p>
          <text:p text:style-name="Contents_20_3"><text:a xlink:type="simple" xlink:href="#org95487d7">9.3.27. <text:span text:style-name="OrgTodo">TODO</text:span> Gradle</text:a></text:p>
          <text:p text:style-name="Contents_20_3"><text:a xlink:type="simple" xlink:href="#org014c8cf">9.3.28. JavaEE / JakartaEE</text:a></text:p>
          <text:p text:style-name="Contents_20_4"><text:a xlink:type="simple" xlink:href="#org363258e">9.3.28.1. access intent</text:a></text:p>
          <text:p text:style-name="Contents_20_5"><text:a xlink:type="simple" xlink:href="#org1d50041">optimistic vs pessimistic</text:a></text:p>
          <text:p text:style-name="Contents_20_4"><text:a xlink:type="simple" xlink:href="#orgfd61301">9.3.28.2. Jaký je rozdíl mezi Java SE a JavaEE <text:span text:style-name="OrgTags">[<text:span text:style-name="OrgTag">QUESTION</text:span>]</text:span></text:a></text:p>
          <text:p text:style-name="Contents_20_4"><text:a xlink:type="simple" xlink:href="#orgebad054">9.3.28.3. Co je to aplikační server a nějaký příklad <text:span text:style-name="OrgTags">[<text:span text:style-name="OrgTag">QUESTION</text:span>]</text:span></text:a></text:p>
          <text:p text:style-name="Contents_20_3"><text:a xlink:type="simple" xlink:href="#org268819f">9.3.29. Implemetations</text:a></text:p>
          <text:p text:style-name="Contents_20_4"><text:a xlink:type="simple" xlink:href="#org5bf50d4">9.3.29.1. GraalVM</text:a></text:p>
          <text:p text:style-name="Contents_20_4"><text:a xlink:type="simple" xlink:href="#org984e548">9.3.29.2. Quarcus</text:a></text:p>
          <text:p text:style-name="Contents_20_4"><text:a xlink:type="simple" xlink:href="#org422aae1">9.3.29.3. AdoptOpenJDK</text:a></text:p>
          <text:p text:style-name="Contents_20_3"><text:a xlink:type="simple" xlink:href="#org5a594fc">9.3.30. JDBC</text:a></text:p>
          <text:p text:style-name="Contents_20_3"><text:a xlink:type="simple" xlink:href="#org707b717">9.3.31. JMS</text:a></text:p>
          <text:p text:style-name="Contents_20_2"><text:a xlink:type="simple" xlink:href="#org31aac50">9.4. <text:span text:style-name="OrgTodo">WIP</text:span> JavaScript <text:span text:style-name="OrgTags">[<text:span text:style-name="OrgTag">TOPIC</text:span>]</text:span></text:a></text:p>
          <text:p text:style-name="Contents_20_3"><text:a xlink:type="simple" xlink:href="#org0e31fd1">9.4.1. what is IIFE? <text:span text:style-name="OrgTags">[<text:span text:style-name="OrgTag">QUESTION</text:span>]</text:span></text:a></text:p>
          <text:p text:style-name="Contents_20_3"><text:a xlink:type="simple" xlink:href="#org757c684">9.4.2. inheritance model of JS</text:a></text:p>
          <text:p text:style-name="Contents_20_4"><text:a xlink:type="simple" xlink:href="#org2e6eb5f">9.4.2.1. What is template based inheritance</text:a></text:p>
          <text:p text:style-name="Contents_20_3"><text:a xlink:type="simple" xlink:href="#orgbe185e1">9.4.3. hoisting</text:a></text:p>
          <text:p text:style-name="Contents_20_3"><text:a xlink:type="simple" xlink:href="#org861de5c">9.4.4. event loop</text:a></text:p>
          <text:p text:style-name="Contents_20_3"><text:a xlink:type="simple" xlink:href="#org573c6fa">9.4.5. promisses</text:a></text:p>
          <text:p text:style-name="Contents_20_3"><text:a xlink:type="simple" xlink:href="#orgb7555ad">9.4.6. observables</text:a></text:p>
          <text:p text:style-name="Contents_20_3"><text:a xlink:type="simple" xlink:href="#org1ff409a">9.4.7. RxJS</text:a></text:p>
          <text:p text:style-name="Contents_20_3"><text:a xlink:type="simple" xlink:href="#org3147fc9">9.4.8. JS modular system</text:a></text:p>
          <text:p text:style-name="Contents_20_3"><text:a xlink:type="simple" xlink:href="#orga8aa62b">9.4.9. The Mostly Adequate Guide to Functional Programming</text:a></text:p>
          <text:p text:style-name="Contents_20_2"><text:a xlink:type="simple" xlink:href="#orge703a9f">9.5. <text:span text:style-name="OrgTodo">WIP</text:span> TypeScript <text:span text:style-name="OrgTags">[<text:span text:style-name="OrgTag">TOPIC</text:span>]</text:span></text:a></text:p>
          <text:p text:style-name="Contents_20_2"><text:a xlink:type="simple" xlink:href="#orgdd7db50">9.6. <text:span text:style-name="OrgTodo">WIP</text:span> ReasonML <text:span text:style-name="OrgTags">[<text:span text:style-name="OrgTag">TOPIC</text:span>]</text:span></text:a></text:p>
          <text:p text:style-name="Contents_20_2"><text:a xlink:type="simple" xlink:href="#org9b8b99c">9.7. <text:span text:style-name="OrgTodo">TODO</text:span> Python</text:a></text:p>
          <text:p text:style-name="Contents_20_2"><text:a xlink:type="simple" xlink:href="#org9bbb421">9.8. <text:span text:style-name="OrgTodo">TODO</text:span> OCaml</text:a></text:p>
          <text:p text:style-name="Contents_20_2"><text:a xlink:type="simple" xlink:href="#org3b5434b">9.9. <text:span text:style-name="OrgTodo">TODO</text:span> Haskell</text:a></text:p>
          <text:p text:style-name="Contents_20_2"><text:a xlink:type="simple" xlink:href="#org8f1b7cd">9.10. <text:span text:style-name="OrgTodo">TODO</text:span> Scala</text:a></text:p>
          <text:p text:style-name="Contents_20_2"><text:a xlink:type="simple" xlink:href="#org3131e98">9.11. <text:span text:style-name="OrgTodo">TODO</text:span> JS on backend</text:a></text:p>
          <text:p text:style-name="Contents_20_2"><text:a xlink:type="simple" xlink:href="#org23ec428">9.12. <text:span text:style-name="OrgTodo">TODO</text:span> JS environment</text:a></text:p>
          <text:p text:style-name="Contents_20_3"><text:a xlink:type="simple" xlink:href="#orgc2a7b73">9.12.1. npm</text:a></text:p>
          <text:p text:style-name="Contents_20_4"><text:a xlink:type="simple" xlink:href="#org8fe8c6c">9.12.1.1. Scoped Packages</text:a></text:p>
          <text:p text:style-name="Contents_20_3"><text:a xlink:type="simple" xlink:href="#orgc8d665a">9.12.2. yarn</text:a></text:p>
          <text:p text:style-name="Contents_20_3"><text:a xlink:type="simple" xlink:href="#org3e8e521">9.12.3. nvm</text:a></text:p>
          <text:p text:style-name="Contents_20_3"><text:a xlink:type="simple" xlink:href="#org5e73c28">9.12.4. <text:span text:style-name="OrgTodo">WIP</text:span> Babel</text:a></text:p>
          <text:p text:style-name="Contents_20_2"><text:a xlink:type="simple" xlink:href="#orgb07bbda">9.13. <text:span text:style-name="OrgTodo">WIP</text:span> Language theory <text:span text:style-name="OrgTags">[<text:span text:style-name="OrgTag">TOPIC</text:span>]</text:span></text:a></text:p>
          <text:p text:style-name="Contents_20_3"><text:a xlink:type="simple" xlink:href="#org5a85cb8">9.13.1. Garbage Collector</text:a></text:p>
          <text:p text:style-name="Contents_20_3"><text:a xlink:type="simple" xlink:href="#orgc73bfd7">9.13.2. Type systems</text:a></text:p>
          <text:p text:style-name="Contents_20_4"><text:a xlink:type="simple" xlink:href="#orgf0e3dd6">9.13.2.1. strongly typed</text:a></text:p>
          <text:p text:style-name="Contents_20_4"><text:a xlink:type="simple" xlink:href="#org3711286">9.13.2.2. weakly typed</text:a></text:p>
          <text:p text:style-name="Contents_20_3"><text:a xlink:type="simple" xlink:href="#org05bb07b">9.13.3. Parameter passing</text:a></text:p>
          <text:p text:style-name="Contents_20_4"><text:a xlink:type="simple" xlink:href="#org13e8de8">9.13.3.1. Pass by Reference</text:a></text:p>
          <text:p text:style-name="Contents_20_4"><text:a xlink:type="simple" xlink:href="#org84c4d77">9.13.3.2. Pass By Name</text:a></text:p>
          <text:p text:style-name="Contents_20_4"><text:a xlink:type="simple" xlink:href="#orgdd9b439">9.13.3.3. Pass By Value</text:a></text:p>
          <text:p text:style-name="Contents_20_3"><text:a xlink:type="simple" xlink:href="#org34572e2">9.13.4. Recursion</text:a></text:p>
          <text:p text:style-name="Contents_20_4"><text:a xlink:type="simple" xlink:href="#orgc8021ff">9.13.4.1. Tail call Optimization</text:a></text:p>
          <text:p text:style-name="Contents_20_3"><text:a xlink:type="simple" xlink:href="#org87d1eb0">9.13.5. Evaluation type</text:a></text:p>
          <text:p text:style-name="Contents_20_4"><text:a xlink:type="simple" xlink:href="#org7b678be">9.13.5.1. Lazy Evaluation</text:a></text:p>
          <text:p text:style-name="Contents_20_4"><text:a xlink:type="simple" xlink:href="#orgd37d747">9.13.5.2. Strict Evaluation</text:a></text:p>
          <text:p text:style-name="Contents_20_1"><text:a xlink:type="simple" xlink:href="#orge64b82c">10. <text:span text:style-name="OrgTodo">WIP</text:span> Libraries and Frameworks <text:span text:style-name="OrgTags">[<text:span text:style-name="OrgTag">DOMAIN</text:span>]</text:span></text:a></text:p>
          <text:p text:style-name="Contents_20_2"><text:a xlink:type="simple" xlink:href="#org72b61a4">10.1. <text:span text:style-name="OrgTodo">WIP</text:span> Spring &amp; Spring Boot</text:a></text:p>
          <text:p text:style-name="Contents_20_3"><text:a xlink:type="simple" xlink:href="#org219a8af">10.1.1. Jaký je rozdíl mezi JavaEE a Springem? <text:span text:style-name="OrgTags">[<text:span text:style-name="OrgTag">QUESTION</text:span>]</text:span></text:a></text:p>
          <text:p text:style-name="Contents_20_3"><text:a xlink:type="simple" xlink:href="#org3ff4da1">10.1.2. Difference between spring and spting boot <text:span text:style-name="OrgTags">[<text:span text:style-name="OrgTag">QUESTION</text:span>]</text:span></text:a></text:p>
          <text:p text:style-name="Contents_20_3"><text:a xlink:type="simple" xlink:href="#org8922c91">10.1.3. Co přinesl Spring Boot do Spring ekosystému? <text:span text:style-name="OrgTags">[<text:span text:style-name="OrgTag">QUESTION</text:span>]</text:span></text:a></text:p>
          <text:p text:style-name="Contents_20_3"><text:a xlink:type="simple" xlink:href="#orge8b6a5d">10.1.4. Jaký je hlavní rozdíl v transaction handlingu mezi JavaEE (od verze 3) a Springem? <text:span text:style-name="OrgTags">[<text:span text:style-name="OrgTag">QUESTION</text:span>]</text:span></text:a></text:p>
          <text:p text:style-name="Contents_20_3"><text:a xlink:type="simple" xlink:href="#orgae44f57">10.1.5. How Would You Enable Transactions in Spring and What Are Their Benefits? <text:span text:style-name="OrgTags">[<text:span text:style-name="OrgTag">QUESTION</text:span>]</text:span></text:a></text:p>
          <text:p text:style-name="Contents_20_3"><text:a xlink:type="simple" xlink:href="#org60ded83">10.1.6. What is the difference betweek JPA and Hibernate? <text:span text:style-name="OrgTags">[<text:span text:style-name="OrgTag">QUESTION</text:span>]</text:span></text:a></text:p>
          <text:p text:style-name="Contents_20_3"><text:a xlink:type="simple" xlink:href="#org40d7d13">10.1.7. Can use jetty instead of tomcat in spring-boot-starter-web? <text:span text:style-name="OrgTags">[<text:span text:style-name="OrgTag">QUESTION</text:span>]</text:span></text:a></text:p>
          <text:p text:style-name="Contents_20_3"><text:a xlink:type="simple" xlink:href="#org831afbc">10.1.8. What Is Reactive Programming? <text:span text:style-name="OrgTags">[<text:span text:style-name="OrgTag">QUESTION</text:span>]</text:span></text:a></text:p>
          <text:p text:style-name="Contents_20_3"><text:a xlink:type="simple" xlink:href="#orgabf2c3f">10.1.9. What Is Spring Webflux? <text:span text:style-name="OrgTags">[<text:span text:style-name="OrgTag">QUESTION</text:span>]</text:span></text:a></text:p>
          <text:p text:style-name="Contents_20_3"><text:a xlink:type="simple" xlink:href="#org1bd16c9">10.1.10. What Are the Mono and Flux Types? <text:span text:style-name="OrgTags">[<text:span text:style-name="OrgTag">QUESTION</text:span>]</text:span></text:a></text:p>
          <text:p text:style-name="Contents_20_3"><text:a xlink:type="simple" xlink:href="#org85ad7b4">10.1.11. What Is the Use of Webclient and Webtestclient? <text:span text:style-name="OrgTags">[<text:span text:style-name="OrgTag">QUESTION</text:span>]</text:span></text:a></text:p>
          <text:p text:style-name="Contents_20_3"><text:a xlink:type="simple" xlink:href="#org01fd1f7">10.1.12. What Are the Disadvantages of Using Reactive Streams? <text:span text:style-name="OrgTags">[<text:span text:style-name="OrgTag">QUESTION</text:span>]</text:span></text:a></text:p>
          <text:p text:style-name="Contents_20_3"><text:a xlink:type="simple" xlink:href="#org0dc24ea">10.1.13. Is Spring 5 Compatible With Older Versions of Java? <text:span text:style-name="OrgTags">[<text:span text:style-name="OrgTag">QUESTION</text:span>]</text:span></text:a></text:p>
          <text:p text:style-name="Contents_20_3"><text:a xlink:type="simple" xlink:href="#org0fd9a76">10.1.14. Can We Use Both Web Mvc and Webflux in the Same Application? <text:span text:style-name="OrgTags">[<text:span text:style-name="OrgTag">QUESTION</text:span>]</text:span></text:a></text:p>
          <text:p text:style-name="Contents_20_3"><text:a xlink:type="simple" xlink:href="#org48423bd">10.1.15. What Is the Role of the @Autowired Annotation? <text:span text:style-name="OrgTags">[<text:span text:style-name="OrgTag">QUESTION</text:span>]</text:span></text:a></text:p>
          <text:p text:style-name="Contents_20_3"><text:a xlink:type="simple" xlink:href="#org490735e">10.1.16. "Spring 4.3 přinesl constructor-based dependency injection i bez nutnosti anotace Autowired. Jaké jsou výhody a nevýhody takového DI?" <text:span text:style-name="OrgTags">[<text:span text:style-name="OrgTag">QUESTION</text:span>]</text:span></text:a></text:p>
          <text:p text:style-name="Contents_20_2"><text:a xlink:type="simple" xlink:href="#org97fbc23">10.2. <text:span text:style-name="OrgTodo">TODO</text:span> NodeJS <text:span text:style-name="OrgTags">[<text:span text:style-name="OrgTag">TOPIC</text:span>]</text:span></text:a></text:p>
          <text:p text:style-name="Contents_20_1"><text:a xlink:type="simple" xlink:href="#orgdf6fe75">11. <text:span text:style-name="OrgTodo">WIP</text:span> Quality and Testing   <text:span text:style-name="OrgCode">[0/7]</text:span> <text:span text:style-name="OrgTags">[<text:span text:style-name="OrgTag">DOMAIN</text:span>]</text:span></text:a></text:p>
          <text:p text:style-name="Contents_20_2"><text:a xlink:type="simple" xlink:href="#orga76aff1">11.1. <text:span text:style-name="OrgTodo">TODO</text:span> Blue green deployment</text:a></text:p>
          <text:p text:style-name="Contents_20_2"><text:a xlink:type="simple" xlink:href="#org1da3570">11.2. <text:span text:style-name="OrgTodo">TODO</text:span> AB testing</text:a></text:p>
          <text:p text:style-name="Contents_20_2"><text:a xlink:type="simple" xlink:href="#orgfe30bf5">11.3. <text:span text:style-name="OrgTodo">TODO</text:span> Code coverage</text:a></text:p>
          <text:p text:style-name="Contents_20_2"><text:a xlink:type="simple" xlink:href="#orga379bb2">11.4. <text:span text:style-name="OrgTodo">TODO</text:span> Cyclomatic complexity <text:span text:style-name="OrgTags">[<text:span text:style-name="OrgTag">TOPIC</text:span>]</text:span></text:a></text:p>
          <text:p text:style-name="Contents_20_2"><text:a xlink:type="simple" xlink:href="#orgf62f5d4">11.5. <text:span text:style-name="OrgTodo">TODO</text:span> Code quality <text:span text:style-name="OrgTags">[<text:span text:style-name="OrgTag">TOPIC</text:span>]</text:span></text:a></text:p>
          <text:p text:style-name="Contents_20_2"><text:a xlink:type="simple" xlink:href="#org245ee6e">11.6. <text:span text:style-name="OrgTodo">TODO</text:span> Unit testing</text:a></text:p>
          <text:p text:style-name="Contents_20_2"><text:a xlink:type="simple" xlink:href="#org2dad2a9">11.7. <text:span text:style-name="OrgTodo">WIP</text:span> Tools <text:span text:style-name="OrgCode">[1/2]</text:span></text:a></text:p>
          <text:p text:style-name="Contents_20_3"><text:a xlink:type="simple" xlink:href="#orga5d67dd">11.7.1. <text:span text:style-name="OrgTodo">WIP</text:span> Jest</text:a></text:p>
          <text:p text:style-name="Contents_20_3"><text:a xlink:type="simple" xlink:href="#org386bea3">11.7.2. Enzyme <text:span text:style-name="OrgTags">[<text:span text:style-name="OrgTag">OUTDATED</text:span>]</text:span></text:a></text:p>
          <text:p text:style-name="Contents_20_3"><text:a xlink:type="simple" xlink:href="#org9a4703e">11.7.3. <text:span text:style-name="OrgTodo">COMPETE</text:span> Enzyme vs react-testing-library</text:a></text:p>
          <text:p text:style-name="Contents_20_3"><text:a xlink:type="simple" xlink:href="#org62044d3">11.7.4. Jasmine <text:span text:style-name="OrgTags">[<text:span text:style-name="OrgTag">OUTDATED</text:span>]</text:span></text:a></text:p>
          <text:p text:style-name="Contents_20_3"><text:a xlink:type="simple" xlink:href="#orgce1474f">11.7.5. Istambul <text:span text:style-name="OrgTags">[<text:span text:style-name="OrgTag">OUTDATED</text:span>]</text:span></text:a></text:p>
          <text:p text:style-name="Contents_20_3"><text:a xlink:type="simple" xlink:href="#org7ac16bf">11.7.6. Karma (Orchestrator) <text:span text:style-name="OrgTags">[<text:span text:style-name="OrgTag">OUTDATED</text:span>]</text:span></text:a></text:p>
          <text:p text:style-name="Contents_20_3"><text:a xlink:type="simple" xlink:href="#orgf717451">11.7.7. Mocha <text:span text:style-name="OrgTags">[<text:span text:style-name="OrgTag">OUTDATED</text:span>]</text:span></text:a></text:p>
          <text:p text:style-name="Contents_20_3"><text:a xlink:type="simple" xlink:href="#orgcf2f847">11.7.8. FantomJS <text:span text:style-name="OrgTags">[<text:span text:style-name="OrgTag">OUTDATED</text:span>]</text:span></text:a></text:p>
          <text:p text:style-name="Contents_20_3"><text:a xlink:type="simple" xlink:href="#orgf084cdf">11.7.9. Protractor</text:a></text:p>
          <text:p text:style-name="Contents_20_3"><text:a xlink:type="simple" xlink:href="#orgb509654">11.7.10. Cucumber</text:a></text:p>
          <text:p text:style-name="Contents_20_1"><text:a xlink:type="simple" xlink:href="#org3526331">12. <text:span text:style-name="OrgTodo">WIP</text:span> Learning Channels <text:span text:style-name="OrgCode">[0/6]</text:span> <text:span text:style-name="OrgTags">[<text:span text:style-name="OrgTag">DOMAIN</text:span>]</text:span></text:a></text:p>
          <text:p text:style-name="Contents_20_2"><text:a xlink:type="simple" xlink:href="#org0d87e46">12.1. <text:span text:style-name="OrgTodo">TODO</text:span> YouTube</text:a></text:p>
          <text:p text:style-name="Contents_20_2"><text:a xlink:type="simple" xlink:href="#org4afe9ab">12.2. <text:span text:style-name="OrgTodo">TODO</text:span> quicklabs</text:a></text:p>
          <text:p text:style-name="Contents_20_2"><text:a xlink:type="simple" xlink:href="#orgea47ca9">12.3. <text:span text:style-name="OrgTodo">TODO</text:span> Udemy</text:a></text:p>
          <text:p text:style-name="Contents_20_2"><text:a xlink:type="simple" xlink:href="#org080d071">12.4. <text:span text:style-name="OrgTodo">TODO</text:span> Podcasts</text:a></text:p>
          <text:p text:style-name="Contents_20_3"><text:a xlink:type="simple" xlink:href="#org451832d">12.4.1. <text:span text:style-name="OrgTodo">TODO</text:span> InfoQ</text:a></text:p>
          <text:p text:style-name="Contents_20_3"><text:a xlink:type="simple" xlink:href="#org068a572">12.4.2. <text:span text:style-name="OrgTodo">TODO</text:span> Coding Blocks</text:a></text:p>
          <text:p text:style-name="Contents_20_3"><text:a xlink:type="simple" xlink:href="#org9b97ce0">12.4.3. <text:span text:style-name="OrgTodo">TODO</text:span> SE-Radio</text:a></text:p>
          <text:p text:style-name="Contents_20_2"><text:a xlink:type="simple" xlink:href="#orge6ffb23">12.5. <text:span text:style-name="OrgTodo">WIP</text:span> Conferences</text:a></text:p>
          <text:p text:style-name="Contents_20_3"><text:a xlink:type="simple" xlink:href="#org6debf6c">12.5.1. StrangeLoop</text:a></text:p>
          <text:p text:style-name="Contents_20_3"><text:a xlink:type="simple" xlink:href="#orgb9b7faa">12.5.2. DEVOXX</text:a></text:p>
          <text:p text:style-name="Contents_20_3"><text:a xlink:type="simple" xlink:href="#org4579ab1">12.5.3. GOTO</text:a></text:p>
          <text:p text:style-name="Contents_20_3"><text:a xlink:type="simple" xlink:href="#org0a496a0">12.5.4. NDC</text:a></text:p>
          <text:p text:style-name="Contents_20_3"><text:a xlink:type="simple" xlink:href="#org93f302a">12.5.5. QCon</text:a></text:p>
          <text:p text:style-name="Contents_20_3"><text:a xlink:type="simple" xlink:href="#orga36a27d">12.5.6. Beauty in Code</text:a></text:p>
          <text:p text:style-name="Contents_20_3"><text:a xlink:type="simple" xlink:href="#org9faa097">12.5.7. Bifrost 2018</text:a></text:p>
          <text:p text:style-name="Contents_20_3"><text:a xlink:type="simple" xlink:href="#org58e20ac">12.5.8. DevOneConf 2018</text:a></text:p>
          <text:p text:style-name="Contents_20_2"><text:a xlink:type="simple" xlink:href="#orge801a21">12.6. <text:span text:style-name="OrgTodo">WIP</text:span> Books</text:a></text:p>
          <text:p text:style-name="Contents_20_3"><text:a xlink:type="simple" xlink:href="#orgfaaf1c0">12.6.1. Gene Kim, Patrick Debois, John Willis, Jez Humble: The DevOps Handbook: How to Create World-Class Agility, Reliability, and Security in Technology Organizations <text:span text:style-name="OrgTags">[<text:span text:style-name="OrgTag">AUDIBLE</text:span> : <text:span text:style-name="OrgTag">BOOK</text:span>]</text:span></text:a></text:p>
          <text:p text:style-name="Contents_20_3"><text:a xlink:type="simple" xlink:href="#orgb718094">12.6.2. Daniel Kahneman: Thinking, Fast and Slow <text:span text:style-name="OrgTags">[<text:span text:style-name="OrgTag">AUDIBLE</text:span> : <text:span text:style-name="OrgTag">BOOK</text:span>]</text:span></text:a></text:p>
          <text:p text:style-name="Contents_20_3"><text:a xlink:type="simple" xlink:href="#org4c63cda">12.6.3. Nassim Nicholas Taleb: The Black Swan, Second Edition: The Impact of the Highly Improbable: <text:span text:style-name="OrgTags">[<text:span text:style-name="OrgTag">AUDIBLE</text:span> : <text:span text:style-name="OrgTag">BOOK</text:span>]</text:span></text:a></text:p>
          <text:p text:style-name="Contents_20_3"><text:a xlink:type="simple" xlink:href="#org49514ba">12.6.4. Nassim Nicholas Taleb: Fooled by Randomness: The Hidden Role of Chance in Life and in the Markets <text:span text:style-name="OrgTags">[<text:span text:style-name="OrgTag">AUDIBLE</text:span> : <text:span text:style-name="OrgTag">BOOK</text:span>]</text:span></text:a></text:p>
          <text:p text:style-name="Contents_20_3"><text:a xlink:type="simple" xlink:href="#orgb92eb0e">12.6.5. Nassim Nicholas Taleb: Antifragile: Things That Gain from Disorder <text:span text:style-name="OrgTags">[<text:span text:style-name="OrgTag">AUDIBLE</text:span> : <text:span text:style-name="OrgTag">BOOK</text:span>]</text:span></text:a></text:p>
          <text:p text:style-name="Contents_20_3"><text:a xlink:type="simple" xlink:href="#orgaa67603">12.6.6. Nassim Nicholas Taleb: Skin in the Game: Hidden Asymmetries in Daily Life <text:span text:style-name="OrgTags">[<text:span text:style-name="OrgTag">AUDIBLE</text:span> : <text:span text:style-name="OrgTag">BOOK</text:span>]</text:span></text:a></text:p>
          <text:p text:style-name="Contents_20_3"><text:a xlink:type="simple" xlink:href="#orgb07d028">12.6.7. Barry O'Reilly: Unlearn: Let Go of Past Success to Achieve Extraordinary Results <text:span text:style-name="OrgTags">[<text:span text:style-name="OrgTag">AUDIBLE</text:span> : <text:span text:style-name="OrgTag">BOOK</text:span>]</text:span></text:a></text:p>
          <text:p text:style-name="Contents_20_3"><text:a xlink:type="simple" xlink:href="#org377d56d">12.6.8. Stuart Firestein: Failure: Why Science Is so Successful <text:span text:style-name="OrgTags">[<text:span text:style-name="OrgTag">AUDIBLE</text:span> : <text:span text:style-name="OrgTag">BOOK</text:span>]</text:span></text:a></text:p>
          <text:p text:style-name="Contents_20_3"><text:a xlink:type="simple" xlink:href="#org0951166">12.6.9. Nate Silver: The Signal and the Noise: Why So Many Predictions Fail - but Some Don't <text:span text:style-name="OrgTags">[<text:span text:style-name="OrgTag">AUDIBLE</text:span> : <text:span text:style-name="OrgTag">BOOK</text:span>]</text:span></text:a></text:p>
          <text:p text:style-name="Contents_20_3"><text:a xlink:type="simple" xlink:href="#org922a524">12.6.10. Philip Tetlock , Dan Gardner: Superforecasting: The Art and Science of Prediction <text:span text:style-name="OrgTags">[<text:span text:style-name="OrgTag">AUDIBLE</text:span> : <text:span text:style-name="OrgTag">BOOK</text:span>]</text:span></text:a></text:p>
          <text:p text:style-name="Contents_20_3"><text:a xlink:type="simple" xlink:href="#org7201849">12.6.11. Daniel Coyle: The Culture Code: The Secrets of Highly Successful Groups <text:span text:style-name="OrgTags">[<text:span text:style-name="OrgTag">AUDIBLE</text:span> : <text:span text:style-name="OrgTag">BOOK</text:span>]</text:span></text:a></text:p>
          <text:p text:style-name="Contents_20_3"><text:a xlink:type="simple" xlink:href="#org8d6a10d">12.6.12. Andy Greenberg: Sandworm: A New Era of Cyberwar and the Hunt for the Kremlin's Most Dangerous Hackers <text:span text:style-name="OrgTags">[<text:span text:style-name="OrgTag">AUDIBLE</text:span> : <text:span text:style-name="OrgTag">BOOK</text:span>]</text:span></text:a></text:p>
          <text:p text:style-name="Contents_20_3"><text:a xlink:type="simple" xlink:href="#org645f165">12.6.13. Philip E. Tetlock: Expert Political Judgment: How Good is it? How can We Know? <text:span text:style-name="OrgTags">[<text:span text:style-name="OrgTag">AUDIBLE</text:span> : <text:span text:style-name="OrgTag">BOOK</text:span>]</text:span></text:a></text:p>
          <text:p text:style-name="Contents_20_3"><text:a xlink:type="simple" xlink:href="#orge62b619">12.6.14. Steven Pinker: The Stuff of Thought: Language as a Window into Human Nature <text:span text:style-name="OrgTags">[<text:span text:style-name="OrgTag">AUDIBLE</text:span> : <text:span text:style-name="OrgTag">BOOK</text:span>]</text:span></text:a></text:p>
          <text:p text:style-name="Contents_20_3"><text:a xlink:type="simple" xlink:href="#orged77694">12.6.15. Michael A Britt: Psych Experiments: From Pavlov's dogs to Rorschach's inkblots, put psychology's most fascinating studies to the test <text:span text:style-name="OrgTags">[<text:span text:style-name="OrgTag">DEAD_TREE</text:span> : <text:span text:style-name="OrgTag">BOOK</text:span>]</text:span></text:a></text:p>
          <text:p text:style-name="Contents_20_1"><text:a xlink:type="simple" xlink:href="#orgda04932">13. <text:span text:style-name="OrgTodo">WIP</text:span> Psychology <text:span text:style-name="OrgTags">[<text:span text:style-name="OrgTag">DOMAIN</text:span>]</text:span></text:a></text:p>
          <text:p text:style-name="Contents_20_2"><text:a xlink:type="simple" xlink:href="#org9829782">13.1. Cognitive Biases <text:span text:style-name="OrgCode">[0/5]</text:span> <text:span text:style-name="OrgTags">[<text:span text:style-name="OrgTag">TOPIC</text:span>]</text:span></text:a></text:p>
          <text:p text:style-name="Contents_20_3"><text:a xlink:type="simple" xlink:href="#org92afebb">13.1.1. <text:span text:style-name="OrgTodo">WIP</text:span> The Backfire Effect</text:a></text:p>
          <text:p text:style-name="Contents_20_3"><text:a xlink:type="simple" xlink:href="#org911fa24">13.1.2. <text:span text:style-name="OrgTodo">TODO</text:span> Confirmation bias</text:a></text:p>
          <text:p text:style-name="Contents_20_3"><text:a xlink:type="simple" xlink:href="#org89eb95b">13.1.3. <text:span text:style-name="OrgTodo">TODO</text:span> Loss aversion</text:a></text:p>
          <text:p text:style-name="Contents_20_3"><text:a xlink:type="simple" xlink:href="#org9b9abc5">13.1.4. <text:span text:style-name="OrgTodo">TODO</text:span> Parkinson's law of triviality</text:a></text:p>
          <text:p text:style-name="Contents_20_3"><text:a xlink:type="simple" xlink:href="#org5b49d9e">13.1.5. <text:span text:style-name="OrgTodo">TODO</text:span> Pygmalion effect</text:a></text:p>
          <text:p text:style-name="Contents_20_2"><text:a xlink:type="simple" xlink:href="#org6064103">13.2. Famous experiments <text:span text:style-name="OrgCode">[0/5]</text:span> <text:span text:style-name="OrgTags">[<text:span text:style-name="OrgTag">TOPIC</text:span>]</text:span></text:a></text:p>
          <text:p text:style-name="Contents_20_3"><text:a xlink:type="simple" xlink:href="#orgc094b98">13.2.1. <text:span text:style-name="OrgTodo">TODO</text:span> Milgram experiment</text:a></text:p>
          <text:p text:style-name="Contents_20_3"><text:a xlink:type="simple" xlink:href="#orgc5fc842">13.2.2. <text:span text:style-name="OrgTodo">TODO</text:span> Robbers Cave Experiment</text:a></text:p>
          <text:p text:style-name="Contents_20_3"><text:a xlink:type="simple" xlink:href="#orgb0560a6">13.2.3. <text:span text:style-name="OrgTodo">TODO</text:span> Little Albert Experiment</text:a></text:p>
          <text:p text:style-name="Contents_20_3"><text:a xlink:type="simple" xlink:href="#org6eb503e">13.2.4. <text:span text:style-name="OrgTodo">TODO</text:span> Stanford Prison Study</text:a></text:p>
          <text:p text:style-name="Contents_20_3"><text:a xlink:type="simple" xlink:href="#org83c0ed5">13.2.5. <text:span text:style-name="OrgTodo">TODO</text:span> The Marshmallow Test</text:a></text:p>
          <text:p text:style-name="Contents_20_2"><text:a xlink:type="simple" xlink:href="#org703464f">13.3. Glossary <text:span text:style-name="OrgTags">[<text:span text:style-name="OrgTag">TOPIC</text:span>]</text:span></text:a></text:p>
          <text:p text:style-name="Contents_20_3"><text:a xlink:type="simple" xlink:href="#orgdb29798">13.3.1. <text:span text:style-name="OrgTodo">WIP</text:span> Knowledge</text:a></text:p>
          <text:p text:style-name="Contents_20_3"><text:a xlink:type="simple" xlink:href="#org64e7345">13.3.2. <text:span text:style-name="OrgTodo">WIP</text:span> Skill</text:a></text:p>
          <text:p text:style-name="Contents_20_3"><text:a xlink:type="simple" xlink:href="#org74b346a">13.3.3. <text:span text:style-name="OrgTodo">WIP</text:span> Ability</text:a></text:p>
          <text:p text:style-name="Contents_20_1"><text:a xlink:type="simple" xlink:href="#org51c58ab">14. <text:span text:style-name="OrgTodo">WIP</text:span> Big Names        <text:span text:style-name="OrgCode">[0/27]</text:span> <text:span text:style-name="OrgTags">[<text:span text:style-name="OrgTag">DOMAIN</text:span>]</text:span></text:a></text:p>
          <text:p text:style-name="Contents_20_2"><text:a xlink:type="simple" xlink:href="#orgc208bd8">14.1. <text:span text:style-name="OrgTodo">TODO</text:span> Bartosz MILEWSKI <text:span text:style-name="OrgCode">[0/1]</text:span></text:a></text:p>
          <text:p text:style-name="Contents_20_3"><text:a xlink:type="simple" xlink:href="#orgef3c6a6">14.1.1. <text:span text:style-name="OrgTodo">TODO</text:span> Opening keynote - Fun with categories - Bartosz Milewski</text:a></text:p>
          <text:p text:style-name="Contents_20_3"><text:a xlink:type="simple" xlink:href="#org1b19696">14.1.2. <text:span text:style-name="OrgTodo">TODO</text:span> Category Theory II 8.1: F-Algebras, Lambek's lemma</text:a></text:p>
          <text:p text:style-name="Contents_20_2"><text:a xlink:type="simple" xlink:href="#org76cac19">14.2. <text:span text:style-name="OrgTodo">TODO</text:span> Venkat SUBRAMANIAM</text:a></text:p>
          <text:p text:style-name="Contents_20_2"><text:a xlink:type="simple" xlink:href="#orgbf681ae">14.3. <text:span text:style-name="OrgTodo">TODO</text:span> Hannah FRY</text:a></text:p>
          <text:p text:style-name="Contents_20_3"><text:a xlink:type="simple" xlink:href="#org9d40fa7">14.3.1. Hello World</text:a></text:p>
          <text:p text:style-name="Contents_20_2"><text:a xlink:type="simple" xlink:href="#orga509c3d">14.4. <text:span text:style-name="OrgTodo">TODO</text:span> Trisha GEE</text:a></text:p>
          <text:p text:style-name="Contents_20_2"><text:a xlink:type="simple" xlink:href="#org619ad7e">14.5. <text:span text:style-name="OrgTodo">WIP</text:span> Kevlin HENNEY</text:a></text:p>
          <text:p text:style-name="Contents_20_2"><text:a xlink:type="simple" xlink:href="#org83273c6">14.6. <text:span text:style-name="OrgTodo">WIP</text:span> Michael PLÖD <text:span text:style-name="OrgCode">[0/2]</text:span></text:a></text:p>
          <text:p text:style-name="Contents_20_3"><text:a xlink:type="simple" xlink:href="#org1d66151">14.6.1. <text:span text:style-name="OrgTodo">TODO</text:span> Webinar: Overview and Core Values of Domain-Driven Design - Part 1/5</text:a></text:p>
          <text:p text:style-name="Contents_20_3"><text:a xlink:type="simple" xlink:href="#org3e3b53a">14.6.2. <text:span text:style-name="OrgTodo">TODO</text:span> Webinar: Internal Building Blocks: Aggregates, Entities, Value Objects Part 3/5</text:a></text:p>
          <text:p text:style-name="Contents_20_2"><text:a xlink:type="simple" xlink:href="#org90c7065">14.7. <text:span text:style-name="OrgTodo">TODO</text:span> Mark REINHOLD</text:a></text:p>
          <text:p text:style-name="Contents_20_2"><text:a xlink:type="simple" xlink:href="#org0c65e1e">14.8. <text:span text:style-name="OrgTodo">TODO</text:span> Brian GOETZ</text:a></text:p>
          <text:p text:style-name="Contents_20_2"><text:a xlink:type="simple" xlink:href="#org7e9dee5">14.9. <text:span text:style-name="OrgTodo">TODO</text:span> Troy HUNT</text:a></text:p>
          <text:p text:style-name="Contents_20_2"><text:a xlink:type="simple" xlink:href="#org5ec2484">14.10. <text:span text:style-name="OrgTodo">TODO</text:span> Scott MEYERS</text:a></text:p>
          <text:p text:style-name="Contents_20_2"><text:a xlink:type="simple" xlink:href="#orgcb8f173">14.11. <text:span text:style-name="OrgTodo">TODO</text:span> Erik MEIJER</text:a></text:p>
          <text:p text:style-name="Contents_20_2"><text:a xlink:type="simple" xlink:href="#org858160d">14.12. <text:span text:style-name="OrgTodo">TODO</text:span> Edward KMETT <text:span text:style-name="OrgCode">[0/1]</text:span></text:a></text:p>
          <text:p text:style-name="Contents_20_3"><text:a xlink:type="simple" xlink:href="#orgfedd391">14.12.1. <text:span text:style-name="OrgTodo">TODO</text:span> Stop Treading Water:  Learning to Learn by Edward Kmett</text:a></text:p>
          <text:p text:style-name="Contents_20_2"><text:a xlink:type="simple" xlink:href="#org4a081c8">14.13. <text:span text:style-name="OrgTodo">TODO</text:span> Chris ALLEN</text:a></text:p>
          <text:p text:style-name="Contents_20_2"><text:a xlink:type="simple" xlink:href="#org477fb85">14.14. <text:span text:style-name="OrgTodo">TODO</text:span> Martin FOWLLER</text:a></text:p>
          <text:p text:style-name="Contents_20_2"><text:a xlink:type="simple" xlink:href="#org67ab182">14.15. <text:span text:style-name="OrgTodo">TODO</text:span> Martin KLEPPMANN</text:a></text:p>
          <text:p text:style-name="Contents_20_2"><text:a xlink:type="simple" xlink:href="#org20e4759">14.16. <text:span text:style-name="OrgTodo">TODO</text:span> Kent BECK</text:a></text:p>
          <text:p text:style-name="Contents_20_2"><text:a xlink:type="simple" xlink:href="#org82add7b">14.17. <text:span text:style-name="OrgTodo">TODO</text:span> Zuzana SOCHOVA</text:a></text:p>
          <text:p text:style-name="Contents_20_2"><text:a xlink:type="simple" xlink:href="#org0f6d9ef">14.18. <text:span text:style-name="OrgTodo">TODO</text:span> Brian LONSDORF (dr Boolean)</text:a></text:p>
          <text:p text:style-name="Contents_20_2"><text:a xlink:type="simple" xlink:href="#org6d43278">14.19. <text:span text:style-name="OrgTodo">TODO</text:span> Chris RICHARDSON <text:span text:style-name="OrgCode">[0/3]</text:span></text:a></text:p>
          <text:p text:style-name="Contents_20_3"><text:a xlink:type="simple" xlink:href="#org24d20c8">14.19.1. <text:span text:style-name="OrgTodo">TODO</text:span> There is No Such Thing as a Microservice! - Chris Richardson January 2018</text:a></text:p>
          <text:p text:style-name="Contents_20_2"><text:a xlink:type="simple" xlink:href="#org4fb0c38">14.20. <text:span text:style-name="OrgTodo">TODO</text:span> Elizabeth STOKOE</text:a></text:p>
          <text:p text:style-name="Contents_20_2"><text:a xlink:type="simple" xlink:href="#org9d76c06">14.21. <text:span text:style-name="OrgTodo">WIP</text:span> Linda RISING</text:a></text:p>
          <text:p text:style-name="Contents_20_2"><text:a xlink:type="simple" xlink:href="#org4935d0a">14.22. <text:span text:style-name="OrgTodo">WIP</text:span> Siren Hofvander</text:a></text:p>
          <text:p text:style-name="Contents_20_2"><text:a xlink:type="simple" xlink:href="#orgf3a43e8">14.23. <text:span text:style-name="OrgTodo">TODO</text:span> Eugenia CHENG</text:a></text:p>
          <text:p text:style-name="Contents_20_2"><text:a xlink:type="simple" xlink:href="#org362d3d6">14.24. <text:span text:style-name="OrgTodo">TODO</text:span> David SPIVAK</text:a></text:p>
          <text:p text:style-name="Contents_20_2"><text:a xlink:type="simple" xlink:href="#org838d8af">14.25. <text:span text:style-name="OrgTodo">TODO</text:span> Steven PINKER <text:span text:style-name="OrgCode">[0/0]</text:span></text:a></text:p>
          <text:p text:style-name="Contents_20_2"><text:a xlink:type="simple" xlink:href="#orgc741779">14.26. <text:span text:style-name="OrgTodo">TODO</text:span> Nassim TALEB</text:a></text:p>
          <text:p text:style-name="Contents_20_2"><text:a xlink:type="simple" xlink:href="#org8355e6f">14.27. <text:span text:style-name="OrgTodo">TODO</text:span> Marek Orko VÁCHA</text:a></text:p>
          <text:p text:style-name="Contents_20_1"><text:a xlink:type="simple" xlink:href="#org25d2621">15. <text:span text:style-name="OrgTodo">WIP</text:span> Core Values <text:span text:style-name="OrgCode">[0/3]</text:span> <text:span text:style-name="OrgTags">[<text:span text:style-name="OrgTag">DOMAIN</text:span>]</text:span></text:a></text:p>
          <text:p text:style-name="Contents_20_2"><text:a xlink:type="simple" xlink:href="#org45b3b58">15.1. <text:span text:style-name="OrgTodo">TODO</text:span> Code of Conduct <text:span text:style-name="OrgTags">[<text:span text:style-name="OrgTag">TOPIC</text:span>]</text:span></text:a></text:p>
          <text:p text:style-name="Contents_20_2"><text:a xlink:type="simple" xlink:href="#org7416dd5">15.2. <text:span text:style-name="OrgTodo">WIP</text:span> SW developer responsibility <text:span text:style-name="OrgTags">[<text:span text:style-name="OrgTag">TOPIC</text:span>]</text:span></text:a></text:p>
          <text:p text:style-name="Contents_20_2"><text:a xlink:type="simple" xlink:href="#org0e9ecb8">15.3. <text:span text:style-name="OrgTodo">WIP</text:span> ACM ethics Code</text:a></text:p>
          <text:p text:style-name="Contents_20_1"><text:a xlink:type="simple" xlink:href="#orgda87130">16. <text:span text:style-name="OrgTodo">WIP</text:span> Concepts and Terms <text:span text:style-name="OrgCode">[0/15]</text:span> <text:span text:style-name="OrgTags">[<text:span text:style-name="OrgTag">DOMAIN</text:span>]</text:span></text:a></text:p>
          <text:p text:style-name="Contents_20_2"><text:a xlink:type="simple" xlink:href="#orgbc01f2e">16.1. <text:span text:style-name="OrgTodo">TODO</text:span> Regression to the Mean <text:span text:style-name="OrgTags">[<text:span text:style-name="OrgTag">CONCEPT</text:span>]</text:span></text:a></text:p>
          <text:p text:style-name="Contents_20_2"><text:a xlink:type="simple" xlink:href="#org2e07e5d">16.2. <text:span text:style-name="OrgTodo">TODO</text:span> Fat Tail Distribution <text:span text:style-name="OrgTags">[<text:span text:style-name="OrgTag">CONCEPT</text:span>]</text:span></text:a></text:p>
          <text:p text:style-name="Contents_20_2"><text:a xlink:type="simple" xlink:href="#orgbf30ef4">16.3. <text:span text:style-name="OrgTodo">TODO</text:span> Data Driven Decision <text:span text:style-name="OrgTags">[<text:span text:style-name="OrgTag">CONCEPT</text:span>]</text:span></text:a></text:p>
          <text:p text:style-name="Contents_20_2"><text:a xlink:type="simple" xlink:href="#org6e5814e">16.4. <text:span text:style-name="OrgTodo">TODO</text:span> Shift Left <text:span text:style-name="OrgTags">[<text:span text:style-name="OrgTag">CONCEPT</text:span>]</text:span></text:a></text:p>
          <text:p text:style-name="Contents_20_2"><text:a xlink:type="simple" xlink:href="#orgc483c6c">16.5. <text:span text:style-name="OrgTodo">TODO</text:span> Immutability <text:span text:style-name="OrgTags">[<text:span text:style-name="OrgTag">CONCEPT</text:span>]</text:span></text:a></text:p>
          <text:p text:style-name="Contents_20_2"><text:a xlink:type="simple" xlink:href="#org02e119c">16.6. <text:span text:style-name="OrgTodo">TODO</text:span> I-Shaped vs T-shaped /  Π-shaped <text:span text:style-name="OrgTags">[<text:span text:style-name="OrgTag">CONCEPT</text:span>]</text:span></text:a></text:p>
          <text:p text:style-name="Contents_20_2"><text:a xlink:type="simple" xlink:href="#org4df314a">16.7. <text:span text:style-name="OrgTodo">TODO</text:span> Chaos Engineering <text:span text:style-name="OrgTags">[<text:span text:style-name="OrgTag">CONCEPT</text:span>]</text:span></text:a></text:p>
          <text:p text:style-name="Contents_20_2"><text:a xlink:type="simple" xlink:href="#orge87a342">16.8. <text:span text:style-name="OrgTodo">TODO</text:span> Intrinsic vs Extrinsic Motivation <text:span text:style-name="OrgTags">[<text:span text:style-name="OrgTag">CONCEPT</text:span>]</text:span></text:a></text:p>
          <text:p text:style-name="Contents_20_2"><text:a xlink:type="simple" xlink:href="#org6f9a5be">16.9. <text:span text:style-name="OrgTodo">TODO</text:span> Leading vs Lagging Indicators <text:span text:style-name="OrgTags">[<text:span text:style-name="OrgTag">CONCEPT</text:span>]</text:span></text:a></text:p>
          <text:p text:style-name="Contents_20_2"><text:a xlink:type="simple" xlink:href="#org7ed9637">16.10. <text:span text:style-name="OrgTodo">TODO</text:span> Declarative vs Imperative <text:span text:style-name="OrgTags">[<text:span text:style-name="OrgTag">CONCEPT</text:span>]</text:span></text:a></text:p>
          <text:p text:style-name="Contents_20_2"><text:a xlink:type="simple" xlink:href="#org08ccc79">16.11. <text:span text:style-name="OrgTodo">TODO</text:span> Strict vs Lazy Evaluation <text:span text:style-name="OrgTags">[<text:span text:style-name="OrgTag">CONCEPT</text:span>]</text:span></text:a></text:p>
          <text:p text:style-name="Contents_20_2"><text:a xlink:type="simple" xlink:href="#org2ed0afb">16.12. <text:span text:style-name="OrgTodo">TODO</text:span> Back-pressure Strategies <text:span text:style-name="OrgTags">[<text:span text:style-name="OrgTag">CONCEPT</text:span>]</text:span></text:a></text:p>
          <text:p text:style-name="Contents_20_2"><text:a xlink:type="simple" xlink:href="#org52f96bc">16.13. <text:span text:style-name="OrgTodo">TODO</text:span> Overqualified Query <text:span text:style-name="OrgTags">[<text:span text:style-name="OrgTag">CONCEPT</text:span>]</text:span></text:a></text:p>
          <text:p text:style-name="Contents_20_2"><text:a xlink:type="simple" xlink:href="#orgb181ed0">16.14. <text:span text:style-name="OrgTodo">TODO</text:span> Access Intent <text:span text:style-name="OrgTags">[<text:span text:style-name="OrgTag">CONCEPT</text:span>]</text:span></text:a></text:p>
          <text:p text:style-name="Contents_20_2"><text:a xlink:type="simple" xlink:href="#orgc3eec28">16.15. <text:span text:style-name="OrgTodo">TODO</text:span> Skepticism <text:span text:style-name="OrgTags">[<text:span text:style-name="OrgTag">CONCEPT</text:span>]</text:span></text:a></text:p>
          <text:p text:style-name="Contents_20_1"><text:a xlink:type="simple" xlink:href="#org7d66d04">17. <text:span text:style-name="OrgTodo">WIP</text:span> Commented Resources <text:span text:style-name="OrgTags">[<text:span text:style-name="OrgTag">CHAPTER</text:span>]</text:span></text:a></text:p>
          <text:p text:style-name="Contents_20_2"><text:a xlink:type="simple" xlink:href="#orgd12194a">17.1. <text:span text:style-name="OrgTodo">WIP</text:span> Videos <text:span text:style-name="OrgCode">[/]</text:span> <text:span text:style-name="OrgTags">[<text:span text:style-name="OrgTag">CHAPTER</text:span>]</text:span></text:a></text:p>
          <text:p text:style-name="Contents_20_3"><text:a xlink:type="simple" xlink:href="#orgda9b4a4">17.1.1. YouTube <text:span text:style-name="OrgCode">[0/14]</text:span></text:a></text:p>
          <text:p text:style-name="Contents_20_4"><text:a xlink:type="simple" xlink:href="#orgf1b49eb">17.1.1.1. <text:span text:style-name="OrgTodo">WIP</text:span> GOTO 2018 • Old Is the New New • Kevlin Henney</text:a></text:p>
          <text:p text:style-name="Contents_20_4"><text:a xlink:type="simple" xlink:href="#orgeea70ed">17.1.1.2. <text:span text:style-name="OrgTodo">WIP</text:span> Kevlin Henney - 1968</text:a></text:p>
          <text:p text:style-name="Contents_20_4"><text:a xlink:type="simple" xlink:href="#orgd72bba6">17.1.1.3. <text:span text:style-name="OrgTodo">WIP</text:span> YOW! Conference 2018 - Chris Richardson - Events and Commands</text:a></text:p>
          <text:p text:style-name="Contents_20_4"><text:a xlink:type="simple" xlink:href="#org0619bb2">17.1.1.4. <text:span text:style-name="OrgTodo">TODO</text:span> Developing Microservices with Aggregates by Chris Richardson</text:a></text:p>
          <text:p text:style-name="Contents_20_4"><text:a xlink:type="simple" xlink:href="#org2202fd9">17.1.1.5. <text:span text:style-name="OrgTodo">WIP</text:span> Re Imagine The Hiring Process</text:a></text:p>
          <text:p text:style-name="Contents_20_4"><text:a xlink:type="simple" xlink:href="#org198837f">17.1.1.6. <text:span text:style-name="OrgTodo">TODO</text:span> GOTO 2019 • Mastering the Linux Command Line • Bert Jan Schrijver</text:a></text:p>
          <text:p text:style-name="Contents_20_4"><text:a xlink:type="simple" xlink:href="#orgec23baf">17.1.1.7. <text:span text:style-name="OrgTodo">TODO</text:span> YOW! Conference 2018 - Cat Swetel - The Metrics You Should Use But Probably Don't</text:a></text:p>
          <text:p text:style-name="Contents_20_4"><text:a xlink:type="simple" xlink:href="#orgfae45df">17.1.1.8. <text:span text:style-name="OrgTodo">TODO</text:span> DevOneConf 2018 - Siren Hofvander - Making Security an integrated part of the SW Dev Lifecycle</text:a></text:p>
          <text:p text:style-name="Contents_20_4"><text:a xlink:type="simple" xlink:href="#orga46fa88">17.1.1.9. <text:span text:style-name="OrgTodo">WIP</text:span> Modern Java: Change is the Only Constant by Mark Reinhold</text:a></text:p>
          <text:p text:style-name="Contents_20_4"><text:a xlink:type="simple" xlink:href="#org1682e1d">17.1.1.10. <text:span text:style-name="OrgTodo">TODO</text:span> Paying Technical Debt at Scale - Migrations @Stripe</text:a></text:p>
          <text:p text:style-name="Contents_20_4"><text:a xlink:type="simple" xlink:href="#org6091af0">17.1.1.11. <text:span text:style-name="OrgTodo">TODO</text:span> Data Modeling, Normalization and Denormalization</text:a></text:p>
          <text:p text:style-name="Contents_20_4"><text:a xlink:type="simple" xlink:href="#orgf9ed422">17.1.1.12. <text:span text:style-name="OrgTodo">TODO</text:span> CSAR: Prof. Elizabeth Stokoe</text:a></text:p>
          <text:p text:style-name="Contents_20_4"><text:a xlink:type="simple" xlink:href="#org8e52789">17.1.1.13. <text:span text:style-name="OrgTodo">TODO</text:span> The Interactional 'Nudge' - Talking About Talk</text:a></text:p>
          <text:p text:style-name="Contents_20_4"><text:a xlink:type="simple" xlink:href="#org5591e31">17.1.1.14. <text:span text:style-name="OrgTodo">TODO</text:span> Q&amp;A - The Interactional Nudge - With Elizabeth Stokoe</text:a></text:p>
          <text:p text:style-name="Contents_20_3"><text:a xlink:type="simple" xlink:href="#org82afa0d">17.1.2. Vimeo <text:span text:style-name="OrgCode">[0/1]</text:span></text:a></text:p>
          <text:p text:style-name="Contents_20_4"><text:a xlink:type="simple" xlink:href="#orgfc3d0fe">17.1.2.1. <text:span text:style-name="OrgTodo">WIP</text:span> Meeting resistance and moving forward — Linda Rising</text:a></text:p>
          <text:p text:style-name="Contents_20_2"><text:a xlink:type="simple" xlink:href="#orgbdf89f1">17.2. <text:span text:style-name="OrgTodo">WIP</text:span> Podcasts <text:span text:style-name="OrgCode">[0/1]</text:span> <text:span text:style-name="OrgTags">[<text:span text:style-name="OrgTag">CHAPTER</text:span>]</text:span></text:a></text:p>
          <text:p text:style-name="Contents_20_3"><text:a xlink:type="simple" xlink:href="#org3209490">17.2.1. <text:span text:style-name="OrgTodo">WIP</text:span> SE-Radio <text:span text:style-name="OrgCode">[0/1]</text:span></text:a></text:p>
          <text:p text:style-name="Contents_20_4"><text:a xlink:type="simple" xlink:href="#org77538eb">17.2.1.1. <text:span text:style-name="OrgTodo">WIP</text:span> SE-Radio 238: Linda Rising on the Agile Brain</text:a></text:p>
          <text:p text:style-name="Contents_20_5"><text:a xlink:type="simple" xlink:href="#org57eb3ab">My Remarks</text:a></text:p>
          <text:p text:style-name="Contents_20_5"><text:a xlink:type="simple" xlink:href="#org68d4b2f">Official Description</text:a></text:p>
          <text:p text:style-name="Contents_20_3"><text:a xlink:type="simple" xlink:href="#orgee1906c">17.2.2. Full Stack Radio</text:a></text:p>
          <text:p text:style-name="Contents_20_4"><text:a xlink:type="simple" xlink:href="#org6e15e4b">17.2.2.1. 139: Alex DeBrie - DynamoDB for Relational Database Diehards</text:a></text:p>
          <text:p text:style-name="Contents_20_2"><text:a xlink:type="simple" xlink:href="#orgdc83ede">17.3. <text:span text:style-name="OrgTodo">TODO</text:span> Udemy <text:span text:style-name="OrgCode">[0/4]</text:span></text:a></text:p>
          <text:p text:style-name="Contents_20_3"><text:a xlink:type="simple" xlink:href="#org17961cd">17.3.1. <text:span text:style-name="OrgTodo">TODO</text:span> Docker Mastery: The Complete Toolset From a Docker Captain</text:a></text:p>
          <text:p text:style-name="Contents_20_3"><text:a xlink:type="simple" xlink:href="#org03d7b2e">17.3.2. <text:span text:style-name="OrgTodo">TODO</text:span> Kubernetes Mastery: Hands-On Lessons From A Docker Captain</text:a></text:p>
          <text:p text:style-name="Contents_20_3"><text:a xlink:type="simple" xlink:href="#orgab1c134">17.3.3. <text:span text:style-name="OrgTodo">TODO</text:span> Docker Swarm Mastery: DevOps Style Cluster Orchestration</text:a></text:p>
          <text:p text:style-name="Contents_20_3"><text:a xlink:type="simple" xlink:href="#org3e7d469">17.3.4. <text:span text:style-name="OrgTodo">TODO</text:span> Docker for Node.js Projects From a Docker Captain</text:a></text:p>
          <text:p text:style-name="Contents_20_2"><text:a xlink:type="simple" xlink:href="#orgda95c65">17.4. <text:span text:style-name="OrgTodo">TODO</text:span> Blogs <text:span text:style-name="OrgCode">[/]</text:span></text:a></text:p>
          <text:p text:style-name="Contents_20_1"><text:a xlink:type="simple" xlink:href="#org8210f9f">18. <text:span text:style-name="OrgTodo">WIP</text:span> Index <text:span text:style-name="OrgTags">[<text:span text:style-name="OrgTag">CHAPTER</text:span>]</text:span></text:a></text:p>
          <text:p text:style-name="Contents_20_2"><text:a xlink:type="simple" xlink:href="#orgc65760c">18.1. Index of Learning Links</text:a></text:p>
          <text:p text:style-name="Contents_20_2"><text:a xlink:type="simple" xlink:href="#org9b3432e">18.2. Index of YouTube Videos</text:a></text:p>
          <text:p text:style-name="Contents_20_2"><text:a xlink:type="simple" xlink:href="#org6d6345b">18.3. Index of SE-Radio Podcast Episodes</text:a></text:p>
          <text:p text:style-name="Contents_20_2"><text:a xlink:type="simple" xlink:href="#org9383e82">18.4. Index of Concepts</text:a></text:p>
          <text:p text:style-name="Contents_20_2"><text:a xlink:type="simple" xlink:href="#orgc32764d">18.5. Index of Books</text:a></text:p>
          <text:p text:style-name="Contents_20_2"><text:a xlink:type="simple" xlink:href="#org57af213">18.6. Index of Patterns</text:a></text:p>
          <text:p text:style-name="Contents_20_2"><text:a xlink:type="simple" xlink:href="#org7f9ac28">18.7. Index of AWS Related Topics</text:a></text:p>
          <text:p text:style-name="Contents_20_2"><text:a xlink:type="simple" xlink:href="#org2972cdf">18.8. Index of GCP Related Topics</text:a></text:p>
        </text:index-body>
      </text:table-of-content>
      <text:p text:style-name="Text_20_body"><text:span text:style-name="Bold">What is considered a full-stack - Richard's point of view</text:span>
</text:p>
      <text:h text:style-name="Heading_20_1" text:outline-level="1" text:is-list-header="false">
<text:bookmark-start text:name="OrgXref.org0d165e7"/>
<text:bookmark text:name="org0d165e7"/><text:span text:style-name="OrgTodo">WIP</text:span> Software Engineering <text:span text:style-name="OrgCode">[0/5]</text:span><text:tab/><text:span text:style-name="OrgTags">[<text:span text:style-name="OrgTag">DOMAIN</text:span>]</text:span>
<text:bookmark-end text:name="OrgXref.org0d165e7"/></text:h>
      <text:h text:style-name="Heading_20_2" text:outline-level="2" text:is-list-header="false">
<text:bookmark-start text:name="OrgXref.orgf00e485"/>
<text:bookmark text:name="orgf00e485"/><text:span text:style-name="OrgTodo">WIP</text:span> Number Encoding
<text:bookmark-end text:name="OrgXref.orgf00e485"/></text:h>
      <text:h text:style-name="Heading_20_3" text:outline-level="3" text:is-list-header="false">
<text:bookmark-start text:name="OrgXref.orgb06e9b9"/>
<text:bookmark text:name="orgb06e9b9"/>OR, AND, XOR, Shift (logical vs arithmetic)
<text:bookmark-end text:name="OrgXref.orgb06e9b9"/></text:h>
      <text:h text:style-name="Heading_20_3" text:outline-level="3" text:is-list-header="false">
<text:bookmark-start text:name="OrgXref.org48bfc10"/>
<text:bookmark text:name="org48bfc10"/>One's Complement
<text:bookmark-end text:name="OrgXref.org48bfc10"/></text:h>
      <text:h text:style-name="Heading_20_3" text:outline-level="3" text:is-list-header="false">
<text:bookmark-start text:name="OrgXref.org99aa8e6"/>
<text:bookmark text:name="org99aa8e6"/>Two's Complement
<text:bookmark-end text:name="OrgXref.org99aa8e6"/></text:h>
      <text:h text:style-name="Heading_20_3" text:outline-level="3" text:is-list-header="false">
<text:bookmark-start text:name="OrgXref.orgc345bda"/>
<text:bookmark text:name="orgc345bda"/>BCD encoding
<text:bookmark-end text:name="OrgXref.orgc345bda"/></text:h>
      <text:h text:style-name="Heading_20_3" text:outline-level="3" text:is-list-header="false">
<text:bookmark-start text:name="OrgXref.org4513059"/>
<text:bookmark text:name="org4513059"/>Float: (ieee754)
<text:bookmark-end text:name="OrgXref.org4513059"/></text:h>
      <text:h text:style-name="Heading_20_4" text:outline-level="4" text:is-list-header="false">
<text:bookmark-start text:name="OrgXref.org489853a"/>
<text:bookmark text:name="org489853a"/>Explain mantisa, exponent<text:tab/><text:span text:style-name="OrgTags">[<text:span text:style-name="OrgTag">QUESTION</text:span>]</text:span>
<text:bookmark-end text:name="OrgXref.org489853a"/></text:h>
      <text:h text:style-name="Heading_20_4" text:outline-level="4" text:is-list-header="false">
<text:bookmark-start text:name="OrgXref.org2b26801"/>
<text:bookmark text:name="org2b26801"/>How do you compare two float values?<text:tab/><text:span text:style-name="OrgTags">[<text:span text:style-name="OrgTag">QUESTION</text:span>]</text:span>
<text:bookmark-end text:name="OrgXref.org2b26801"/></text:h>
      <text:h text:style-name="Heading_20_4" text:outline-level="4" text:is-list-header="false">
<text:bookmark-start text:name="OrgXref.orge252059"/>
<text:bookmark text:name="orge252059"/>Explain risk of using floating point in business programming<text:tab/><text:span text:style-name="OrgTags">[<text:span text:style-name="OrgTag">QUESTION</text:span>]</text:span>
<text:bookmark-end text:name="OrgXref.orge252059"/></text:h>
      <text:h text:style-name="Heading_20_3" text:outline-level="3" text:is-list-header="false">
<text:bookmark-start text:name="OrgXref.orgec5be69"/>
<text:bookmark text:name="orgec5be69"/>Endiannes
<text:bookmark-end text:name="OrgXref.orgec5be69"/></text:h>
      <text:section text:style-name="OrgIndentedSection-Level-0" text:name="Section1">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Endianness">https://en.wikipedia.org/wiki/Endianness</text:a></text:p>
              </table:table-cell>
            </table:table-row>
          </table:table-rows>
        </table:table>
      </text:section>
      <text:list text:style-name="OrgBulletedList" text:continue-numbering="false">
        <text:list-item>
          <text:p text:style-name="Text_20_body">In computing, endianness is the order or sequence of bytes of a word of digital data in computer memory. Endianness is primarily expressed as big-endian (BE) or little-endian (LE). A big-endian system stores the most significant byte of a word at the smallest memory address and the least significant byte at the largest. A little-endian system, in contrast, stores the least-significant byte at the smallest address. Endianness may also be used to describe the order in which the bits are transmitted over a communication channel. Bit-endianess is seldom used in other contexts.
</text:p>
        </text:list-item>
      </text:list>
      <text:h text:style-name="Heading_20_3" text:outline-level="3" text:is-list-header="false">
<text:bookmark-start text:name="OrgXref.org4bca4a1"/>
<text:bookmark text:name="org4bca4a1"/>binary / octal / hex
<text:bookmark-end text:name="OrgXref.org4bca4a1"/></text:h>
      <text:h text:style-name="Heading_20_2" text:outline-level="2" text:is-list-header="false">
<text:bookmark-start text:name="OrgXref.org9e1fdbf"/>
<text:bookmark text:name="org9e1fdbf"/><text:span text:style-name="OrgTodo">WIP</text:span> Text Encodings
<text:bookmark-end text:name="OrgXref.org9e1fdbf"/></text:h>
      <text:h text:style-name="Heading_20_3" text:outline-level="3" text:is-list-header="false">
<text:bookmark-start text:name="OrgXref.orgbc08004"/>
<text:bookmark text:name="orgbc08004"/>What is unicode
<text:bookmark-end text:name="OrgXref.orgbc08004"/></text:h>
      <text:section text:style-name="OrgIndentedSection-Level-0" text:name="Section2">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www.unicode.org/standard/WhatIsUnicode.html">http://www.unicode.org/standard/WhatIsUnicode.html</text:a></text:p>
              </table:table-cell>
            </table:table-row>
          </table:table-rows>
        </table:table>
      </text:section>
      <text:list text:style-name="OrgBulletedList" text:continue-numbering="false">
        <text:list-item>
          <text:p text:style-name="Text_20_body">The Unicode Standard provides a unique number for every character, no matter what platform, device, application or language. It has been adopted by all modern software providers and now allows data to be transported through many different platforms, devices and applications without corruption. Support of Unicode forms the foundation for the representation of languages and symbols in all major operating systems, search engines, browsers, laptops, and smart phonesplus the Internet and World Wide Web (URLs, HTML, XML, CSS, JSON, etc.). Supporting Unicode is the best way to implement ISO/IEC 10646.
</text:p>
        </text:list-item>
        <text:list-item>
          <text:p text:style-name="Text_20_body">The emergence of the Unicode Standard and the availability of tools supporting it are among the most significant recent global software technology trends.
</text:p>
        </text:list-item>
      </text:list>
      <text:h text:style-name="Heading_20_3" text:outline-level="3" text:is-list-header="false">
<text:bookmark-start text:name="OrgXref.org68d5296"/>
<text:bookmark text:name="org68d5296"/>utf-8
<text:bookmark-end text:name="OrgXref.org68d5296"/></text:h>
      <text:h text:style-name="Heading_20_3" text:outline-level="3" text:is-list-header="false">
<text:bookmark-start text:name="OrgXref.orge7728fe"/>
<text:bookmark text:name="orge7728fe"/>ASCII
<text:bookmark-end text:name="OrgXref.orge7728fe"/></text:h>
      <text:section text:style-name="OrgIndentedSection-Level-0" text:name="Section3">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Right">_0</text:p>
              </table:table-cell>
              <table:table-cell table:style-name="OrgTblCellTB">
                <text:p text:style-name="OrgTableHeadingRight">_1</text:p>
              </table:table-cell>
              <table:table-cell table:style-name="OrgTblCellTB">
                <text:p text:style-name="OrgTableHeadingRight">_2</text:p>
              </table:table-cell>
              <table:table-cell table:style-name="OrgTblCellTB">
                <text:p text:style-name="OrgTableHeadingRight">_3</text:p>
              </table:table-cell>
              <table:table-cell table:style-name="OrgTblCellTB">
                <text:p text:style-name="OrgTableHeadingRight">_4</text:p>
              </table:table-cell>
              <table:table-cell table:style-name="OrgTblCellTB">
                <text:p text:style-name="OrgTableHeadingRight">_5</text:p>
              </table:table-cell>
              <table:table-cell table:style-name="OrgTblCellTB">
                <text:p text:style-name="OrgTableHeadingRight">_6</text:p>
              </table:table-cell>
              <table:table-cell table:style-name="OrgTblCellTB">
                <text:p text:style-name="OrgTableHeadingRight">_7</text:p>
              </table:table-cell>
              <table:table-cell table:style-name="OrgTblCellTB">
                <text:p text:style-name="OrgTableHeadingRight">_8</text:p>
              </table:table-cell>
              <table:table-cell table:style-name="OrgTblCellTB">
                <text:p text:style-name="OrgTableHeadingRight">_9</text:p>
              </table:table-cell>
              <table:table-cell table:style-name="OrgTblCellTB">
                <text:p text:style-name="OrgTableHeadingLeft">_A</text:p>
              </table:table-cell>
              <table:table-cell table:style-name="OrgTblCellTB">
                <text:p text:style-name="OrgTableHeadingLeft">_B</text:p>
              </table:table-cell>
              <table:table-cell table:style-name="OrgTblCellTB">
                <text:p text:style-name="OrgTableHeadingLeft">_C</text:p>
              </table:table-cell>
              <table:table-cell table:style-name="OrgTblCellTB">
                <text:p text:style-name="OrgTableHeadingLeft">_D</text:p>
              </table:table-cell>
              <table:table-cell table:style-name="OrgTblCellTB">
                <text:p text:style-name="OrgTableHeadingLeft">_E</text:p>
              </table:table-cell>
              <table:table-cell table:style-name="OrgTblCellTB">
                <text:p text:style-name="OrgTableHeadingLeft">_F</text:p>
              </table:table-cell>
            </table:table-row>
          </table:table-header-rows>
          <table:table-rows>
            <table:table-row>
              <table:table-cell table:style-name="OrgTblCellT">
                <text:p text:style-name="OrgTableContentsLeft">0_</text:p>
              </table:table-cell>
              <table:table-cell table:style-name="OrgTblCellT">
                <text:p text:style-name="OrgTableContentsRight">NUL</text:p>
              </table:table-cell>
              <table:table-cell table:style-name="OrgTblCellT">
                <text:p text:style-name="OrgTableContentsRight">SOH</text:p>
              </table:table-cell>
              <table:table-cell table:style-name="OrgTblCellT">
                <text:p text:style-name="OrgTableContentsRight">STX</text:p>
              </table:table-cell>
              <table:table-cell table:style-name="OrgTblCellT">
                <text:p text:style-name="OrgTableContentsRight">ETX</text:p>
              </table:table-cell>
              <table:table-cell table:style-name="OrgTblCellT">
                <text:p text:style-name="OrgTableContentsRight">EOT</text:p>
              </table:table-cell>
              <table:table-cell table:style-name="OrgTblCellT">
                <text:p text:style-name="OrgTableContentsRight">ENQ</text:p>
              </table:table-cell>
              <table:table-cell table:style-name="OrgTblCellT">
                <text:p text:style-name="OrgTableContentsRight">ACK</text:p>
              </table:table-cell>
              <table:table-cell table:style-name="OrgTblCellT">
                <text:p text:style-name="OrgTableContentsRight">BEL</text:p>
              </table:table-cell>
              <table:table-cell table:style-name="OrgTblCellT">
                <text:p text:style-name="OrgTableContentsRight">BS</text:p>
              </table:table-cell>
              <table:table-cell table:style-name="OrgTblCellT">
                <text:p text:style-name="OrgTableContentsRight">HT</text:p>
              </table:table-cell>
              <table:table-cell table:style-name="OrgTblCellT">
                <text:p text:style-name="OrgTableContentsLeft">LF</text:p>
              </table:table-cell>
              <table:table-cell table:style-name="OrgTblCellT">
                <text:p text:style-name="OrgTableContentsLeft">VT</text:p>
              </table:table-cell>
              <table:table-cell table:style-name="OrgTblCellT">
                <text:p text:style-name="OrgTableContentsLeft">FF</text:p>
              </table:table-cell>
              <table:table-cell table:style-name="OrgTblCellT">
                <text:p text:style-name="OrgTableContentsLeft">CR</text:p>
              </table:table-cell>
              <table:table-cell table:style-name="OrgTblCellT">
                <text:p text:style-name="OrgTableContentsLeft">SO</text:p>
              </table:table-cell>
              <table:table-cell table:style-name="OrgTblCellT">
                <text:p text:style-name="OrgTableContentsLeft">SI</text:p>
              </table:table-cell>
            </table:table-row>
            <table:table-row>
              <table:table-cell table:style-name="OrgTblCellB">
                <text:p text:style-name="OrgTableContentsLeft">0</text:p>
              </table:table-cell>
              <table:table-cell table:style-name="OrgTblCellB">
                <text:p text:style-name="OrgTableContentsRight">0000</text:p>
              </table:table-cell>
              <table:table-cell table:style-name="OrgTblCellB">
                <text:p text:style-name="OrgTableContentsRight">0001</text:p>
              </table:table-cell>
              <table:table-cell table:style-name="OrgTblCellB">
                <text:p text:style-name="OrgTableContentsRight">0002</text:p>
              </table:table-cell>
              <table:table-cell table:style-name="OrgTblCellB">
                <text:p text:style-name="OrgTableContentsRight">0003</text:p>
              </table:table-cell>
              <table:table-cell table:style-name="OrgTblCellB">
                <text:p text:style-name="OrgTableContentsRight">0004</text:p>
              </table:table-cell>
              <table:table-cell table:style-name="OrgTblCellB">
                <text:p text:style-name="OrgTableContentsRight">0005</text:p>
              </table:table-cell>
              <table:table-cell table:style-name="OrgTblCellB">
                <text:p text:style-name="OrgTableContentsRight">0006</text:p>
              </table:table-cell>
              <table:table-cell table:style-name="OrgTblCellB">
                <text:p text:style-name="OrgTableContentsRight">0007</text:p>
              </table:table-cell>
              <table:table-cell table:style-name="OrgTblCellB">
                <text:p text:style-name="OrgTableContentsRight">0008</text:p>
              </table:table-cell>
              <table:table-cell table:style-name="OrgTblCellB">
                <text:p text:style-name="OrgTableContentsRight">0009</text:p>
              </table:table-cell>
              <table:table-cell table:style-name="OrgTblCellB">
                <text:p text:style-name="OrgTableContentsLeft">000A</text:p>
              </table:table-cell>
              <table:table-cell table:style-name="OrgTblCellB">
                <text:p text:style-name="OrgTableContentsLeft">000B</text:p>
              </table:table-cell>
              <table:table-cell table:style-name="OrgTblCellB">
                <text:p text:style-name="OrgTableContentsLeft">000C</text:p>
              </table:table-cell>
              <table:table-cell table:style-name="OrgTblCellB">
                <text:p text:style-name="OrgTableContentsLeft">000D</text:p>
              </table:table-cell>
              <table:table-cell table:style-name="OrgTblCellB">
                <text:p text:style-name="OrgTableContentsLeft">000E</text:p>
              </table:table-cell>
              <table:table-cell table:style-name="OrgTblCellB">
                <text:p text:style-name="OrgTableContentsLeft">000F</text:p>
              </table:table-cell>
            </table:table-row>
          </table:table-rows>
          <table:table-rows>
            <table:table-row>
              <table:table-cell table:style-name="OrgTblCellT">
                <text:p text:style-name="OrgTableContentsLeft">1_</text:p>
              </table:table-cell>
              <table:table-cell table:style-name="OrgTblCellT">
                <text:p text:style-name="OrgTableContentsRight">DLE</text:p>
              </table:table-cell>
              <table:table-cell table:style-name="OrgTblCellT">
                <text:p text:style-name="OrgTableContentsRight">DC1</text:p>
              </table:table-cell>
              <table:table-cell table:style-name="OrgTblCellT">
                <text:p text:style-name="OrgTableContentsRight">DC2</text:p>
              </table:table-cell>
              <table:table-cell table:style-name="OrgTblCellT">
                <text:p text:style-name="OrgTableContentsRight">DC3</text:p>
              </table:table-cell>
              <table:table-cell table:style-name="OrgTblCellT">
                <text:p text:style-name="OrgTableContentsRight">DC4</text:p>
              </table:table-cell>
              <table:table-cell table:style-name="OrgTblCellT">
                <text:p text:style-name="OrgTableContentsRight">NAK</text:p>
              </table:table-cell>
              <table:table-cell table:style-name="OrgTblCellT">
                <text:p text:style-name="OrgTableContentsRight">SYN</text:p>
              </table:table-cell>
              <table:table-cell table:style-name="OrgTblCellT">
                <text:p text:style-name="OrgTableContentsRight">ETB</text:p>
              </table:table-cell>
              <table:table-cell table:style-name="OrgTblCellT">
                <text:p text:style-name="OrgTableContentsRight">CAN</text:p>
              </table:table-cell>
              <table:table-cell table:style-name="OrgTblCellT">
                <text:p text:style-name="OrgTableContentsRight">EM</text:p>
              </table:table-cell>
              <table:table-cell table:style-name="OrgTblCellT">
                <text:p text:style-name="OrgTableContentsLeft">SUB</text:p>
              </table:table-cell>
              <table:table-cell table:style-name="OrgTblCellT">
                <text:p text:style-name="OrgTableContentsLeft">ESC</text:p>
              </table:table-cell>
              <table:table-cell table:style-name="OrgTblCellT">
                <text:p text:style-name="OrgTableContentsLeft">FS</text:p>
              </table:table-cell>
              <table:table-cell table:style-name="OrgTblCellT">
                <text:p text:style-name="OrgTableContentsLeft">GS</text:p>
              </table:table-cell>
              <table:table-cell table:style-name="OrgTblCellT">
                <text:p text:style-name="OrgTableContentsLeft">RS</text:p>
              </table:table-cell>
              <table:table-cell table:style-name="OrgTblCellT">
                <text:p text:style-name="OrgTableContentsLeft">US</text:p>
              </table:table-cell>
            </table:table-row>
            <table:table-row>
              <table:table-cell table:style-name="OrgTblCellB">
                <text:p text:style-name="OrgTableContentsLeft">16</text:p>
              </table:table-cell>
              <table:table-cell table:style-name="OrgTblCellB">
                <text:p text:style-name="OrgTableContentsRight">0010</text:p>
              </table:table-cell>
              <table:table-cell table:style-name="OrgTblCellB">
                <text:p text:style-name="OrgTableContentsRight">0011</text:p>
              </table:table-cell>
              <table:table-cell table:style-name="OrgTblCellB">
                <text:p text:style-name="OrgTableContentsRight">0012</text:p>
              </table:table-cell>
              <table:table-cell table:style-name="OrgTblCellB">
                <text:p text:style-name="OrgTableContentsRight">0013</text:p>
              </table:table-cell>
              <table:table-cell table:style-name="OrgTblCellB">
                <text:p text:style-name="OrgTableContentsRight">0014</text:p>
              </table:table-cell>
              <table:table-cell table:style-name="OrgTblCellB">
                <text:p text:style-name="OrgTableContentsRight">0015</text:p>
              </table:table-cell>
              <table:table-cell table:style-name="OrgTblCellB">
                <text:p text:style-name="OrgTableContentsRight">0016</text:p>
              </table:table-cell>
              <table:table-cell table:style-name="OrgTblCellB">
                <text:p text:style-name="OrgTableContentsRight">0017</text:p>
              </table:table-cell>
              <table:table-cell table:style-name="OrgTblCellB">
                <text:p text:style-name="OrgTableContentsRight">0018</text:p>
              </table:table-cell>
              <table:table-cell table:style-name="OrgTblCellB">
                <text:p text:style-name="OrgTableContentsRight">0019</text:p>
              </table:table-cell>
              <table:table-cell table:style-name="OrgTblCellB">
                <text:p text:style-name="OrgTableContentsLeft">001A</text:p>
              </table:table-cell>
              <table:table-cell table:style-name="OrgTblCellB">
                <text:p text:style-name="OrgTableContentsLeft">001B</text:p>
              </table:table-cell>
              <table:table-cell table:style-name="OrgTblCellB">
                <text:p text:style-name="OrgTableContentsLeft">001C</text:p>
              </table:table-cell>
              <table:table-cell table:style-name="OrgTblCellB">
                <text:p text:style-name="OrgTableContentsLeft">001D</text:p>
              </table:table-cell>
              <table:table-cell table:style-name="OrgTblCellB">
                <text:p text:style-name="OrgTableContentsLeft">001E</text:p>
              </table:table-cell>
              <table:table-cell table:style-name="OrgTblCellB">
                <text:p text:style-name="OrgTableContentsLeft">001F</text:p>
              </table:table-cell>
            </table:table-row>
          </table:table-rows>
          <table:table-rows>
            <table:table-row>
              <table:table-cell table:style-name="OrgTblCellT">
                <text:p text:style-name="OrgTableContentsLeft">2_</text:p>
              </table:table-cell>
              <table:table-cell table:style-name="OrgTblCellT">
                <text:p text:style-name="OrgTableContentsRight">SP</text:p>
              </table:table-cell>
              <table:table-cell table:style-name="OrgTblCellT">
                <text:p text:style-name="OrgTableContentsRight">!</text:p>
              </table:table-cell>
              <table:table-cell table:style-name="OrgTblCellT">
                <text:p text:style-name="OrgTableContentsRight">"</text:p>
              </table:table-cell>
              <table:table-cell table:style-name="OrgTblCellT">
                <text:p text:style-name="OrgTableContentsRight">#</text:p>
              </table:table-cell>
              <table:table-cell table:style-name="OrgTblCellT">
                <text:p text:style-name="OrgTableContentsRight">$</text:p>
              </table:table-cell>
              <table:table-cell table:style-name="OrgTblCellT">
                <text:p text:style-name="OrgTableContentsRight">%</text:p>
              </table:table-cell>
              <table:table-cell table:style-name="OrgTblCellT">
                <text:p text:style-name="OrgTableContentsRight">&amp;</text:p>
              </table:table-cell>
              <table:table-cell table:style-name="OrgTblCellT">
                <text:p text:style-name="OrgTableContentsRight">'</text:p>
              </table:table-cell>
              <table:table-cell table:style-name="OrgTblCellT">
                <text:p text:style-name="OrgTableContentsRight">(</text:p>
              </table:table-cell>
              <table:table-cell table:style-name="OrgTblCellT">
                <text:p text:style-name="OrgTableContentsRight">)</text:p>
              </table:table-cell>
              <table:table-cell table:style-name="OrgTblCellT">
                <text:p text:style-name="OrgTableContentsLeft">*</text:p>
              </table:table-cell>
              <table:table-cell table:style-name="OrgTblCellT">
                <text:p text:style-name="OrgTableContentsLeft">+</text:p>
              </table:table-cell>
              <table:table-cell table:style-name="OrgTblCellT">
                <text:p text:style-name="OrgTableContentsLeft">,</text:p>
              </table:table-cell>
              <table:table-cell table:style-name="OrgTblCellT">
                <text:p text:style-name="OrgTableContentsLeft">-</text:p>
              </table:table-cell>
              <table:table-cell table:style-name="OrgTblCellT">
                <text:p text:style-name="OrgTableContentsLeft">.</text:p>
              </table:table-cell>
              <table:table-cell table:style-name="OrgTblCellT">
                <text:p text:style-name="OrgTableContentsLeft">/</text:p>
              </table:table-cell>
            </table:table-row>
            <table:table-row>
              <table:table-cell table:style-name="OrgTblCellB">
                <text:p text:style-name="OrgTableContentsLeft">32</text:p>
              </table:table-cell>
              <table:table-cell table:style-name="OrgTblCellB">
                <text:p text:style-name="OrgTableContentsRight">0020</text:p>
              </table:table-cell>
              <table:table-cell table:style-name="OrgTblCellB">
                <text:p text:style-name="OrgTableContentsRight">0021</text:p>
              </table:table-cell>
              <table:table-cell table:style-name="OrgTblCellB">
                <text:p text:style-name="OrgTableContentsRight">0022</text:p>
              </table:table-cell>
              <table:table-cell table:style-name="OrgTblCellB">
                <text:p text:style-name="OrgTableContentsRight">0023</text:p>
              </table:table-cell>
              <table:table-cell table:style-name="OrgTblCellB">
                <text:p text:style-name="OrgTableContentsRight">0024</text:p>
              </table:table-cell>
              <table:table-cell table:style-name="OrgTblCellB">
                <text:p text:style-name="OrgTableContentsRight">0025</text:p>
              </table:table-cell>
              <table:table-cell table:style-name="OrgTblCellB">
                <text:p text:style-name="OrgTableContentsRight">0026</text:p>
              </table:table-cell>
              <table:table-cell table:style-name="OrgTblCellB">
                <text:p text:style-name="OrgTableContentsRight">0027</text:p>
              </table:table-cell>
              <table:table-cell table:style-name="OrgTblCellB">
                <text:p text:style-name="OrgTableContentsRight">0028</text:p>
              </table:table-cell>
              <table:table-cell table:style-name="OrgTblCellB">
                <text:p text:style-name="OrgTableContentsRight">0029</text:p>
              </table:table-cell>
              <table:table-cell table:style-name="OrgTblCellB">
                <text:p text:style-name="OrgTableContentsLeft">002A</text:p>
              </table:table-cell>
              <table:table-cell table:style-name="OrgTblCellB">
                <text:p text:style-name="OrgTableContentsLeft">002B</text:p>
              </table:table-cell>
              <table:table-cell table:style-name="OrgTblCellB">
                <text:p text:style-name="OrgTableContentsLeft">002C</text:p>
              </table:table-cell>
              <table:table-cell table:style-name="OrgTblCellB">
                <text:p text:style-name="OrgTableContentsLeft">002D</text:p>
              </table:table-cell>
              <table:table-cell table:style-name="OrgTblCellB">
                <text:p text:style-name="OrgTableContentsLeft">002E</text:p>
              </table:table-cell>
              <table:table-cell table:style-name="OrgTblCellB">
                <text:p text:style-name="OrgTableContentsLeft">002F</text:p>
              </table:table-cell>
            </table:table-row>
          </table:table-rows>
          <table:table-rows>
            <table:table-row>
              <table:table-cell table:style-name="OrgTblCellT">
                <text:p text:style-name="OrgTableContentsLeft">3_</text:p>
              </table:table-cell>
              <table:table-cell table:style-name="OrgTblCellT">
                <text:p text:style-name="OrgTableContentsRight">0</text:p>
              </table:table-cell>
              <table:table-cell table:style-name="OrgTblCellT">
                <text:p text:style-name="OrgTableContentsRight">1</text:p>
              </table:table-cell>
              <table:table-cell table:style-name="OrgTblCellT">
                <text:p text:style-name="OrgTableContentsRight">2</text:p>
              </table:table-cell>
              <table:table-cell table:style-name="OrgTblCellT">
                <text:p text:style-name="OrgTableContentsRight">3</text:p>
              </table:table-cell>
              <table:table-cell table:style-name="OrgTblCellT">
                <text:p text:style-name="OrgTableContentsRight">4</text:p>
              </table:table-cell>
              <table:table-cell table:style-name="OrgTblCellT">
                <text:p text:style-name="OrgTableContentsRight">5</text:p>
              </table:table-cell>
              <table:table-cell table:style-name="OrgTblCellT">
                <text:p text:style-name="OrgTableContentsRight">6</text:p>
              </table:table-cell>
              <table:table-cell table:style-name="OrgTblCellT">
                <text:p text:style-name="OrgTableContentsRight">7</text:p>
              </table:table-cell>
              <table:table-cell table:style-name="OrgTblCellT">
                <text:p text:style-name="OrgTableContentsRight">8</text:p>
              </table:table-cell>
              <table:table-cell table:style-name="OrgTblCellT">
                <text:p text:style-name="OrgTableContentsRight">9</text:p>
              </table:table-cell>
              <table:table-cell table:style-name="OrgTblCellT">
                <text:p text:style-name="OrgTableContentsLeft">:</text:p>
              </table:table-cell>
              <table:table-cell table:style-name="OrgTblCellT">
                <text:p text:style-name="OrgTableContentsLeft">;</text:p>
              </table:table-cell>
              <table:table-cell table:style-name="OrgTblCellT">
                <text:p text:style-name="OrgTableContentsLeft">&lt;</text:p>
              </table:table-cell>
              <table:table-cell table:style-name="OrgTblCellT">
                <text:p text:style-name="OrgTableContentsLeft">=</text:p>
              </table:table-cell>
              <table:table-cell table:style-name="OrgTblCellT">
                <text:p text:style-name="OrgTableContentsLeft">&gt;</text:p>
              </table:table-cell>
              <table:table-cell table:style-name="OrgTblCellT">
                <text:p text:style-name="OrgTableContentsLeft">?</text:p>
              </table:table-cell>
            </table:table-row>
            <table:table-row>
              <table:table-cell table:style-name="OrgTblCellB">
                <text:p text:style-name="OrgTableContentsLeft">48</text:p>
              </table:table-cell>
              <table:table-cell table:style-name="OrgTblCellB">
                <text:p text:style-name="OrgTableContentsRight">0030</text:p>
              </table:table-cell>
              <table:table-cell table:style-name="OrgTblCellB">
                <text:p text:style-name="OrgTableContentsRight">0031</text:p>
              </table:table-cell>
              <table:table-cell table:style-name="OrgTblCellB">
                <text:p text:style-name="OrgTableContentsRight">0032</text:p>
              </table:table-cell>
              <table:table-cell table:style-name="OrgTblCellB">
                <text:p text:style-name="OrgTableContentsRight">0033</text:p>
              </table:table-cell>
              <table:table-cell table:style-name="OrgTblCellB">
                <text:p text:style-name="OrgTableContentsRight">0034</text:p>
              </table:table-cell>
              <table:table-cell table:style-name="OrgTblCellB">
                <text:p text:style-name="OrgTableContentsRight">0035</text:p>
              </table:table-cell>
              <table:table-cell table:style-name="OrgTblCellB">
                <text:p text:style-name="OrgTableContentsRight">0036</text:p>
              </table:table-cell>
              <table:table-cell table:style-name="OrgTblCellB">
                <text:p text:style-name="OrgTableContentsRight">0037</text:p>
              </table:table-cell>
              <table:table-cell table:style-name="OrgTblCellB">
                <text:p text:style-name="OrgTableContentsRight">0038</text:p>
              </table:table-cell>
              <table:table-cell table:style-name="OrgTblCellB">
                <text:p text:style-name="OrgTableContentsRight">0039</text:p>
              </table:table-cell>
              <table:table-cell table:style-name="OrgTblCellB">
                <text:p text:style-name="OrgTableContentsLeft">003A</text:p>
              </table:table-cell>
              <table:table-cell table:style-name="OrgTblCellB">
                <text:p text:style-name="OrgTableContentsLeft">003B</text:p>
              </table:table-cell>
              <table:table-cell table:style-name="OrgTblCellB">
                <text:p text:style-name="OrgTableContentsLeft">003C</text:p>
              </table:table-cell>
              <table:table-cell table:style-name="OrgTblCellB">
                <text:p text:style-name="OrgTableContentsLeft">003D</text:p>
              </table:table-cell>
              <table:table-cell table:style-name="OrgTblCellB">
                <text:p text:style-name="OrgTableContentsLeft">003E</text:p>
              </table:table-cell>
              <table:table-cell table:style-name="OrgTblCellB">
                <text:p text:style-name="OrgTableContentsLeft">003F</text:p>
              </table:table-cell>
            </table:table-row>
          </table:table-rows>
          <table:table-rows>
            <table:table-row>
              <table:table-cell table:style-name="OrgTblCellT">
                <text:p text:style-name="OrgTableContentsLeft">4_</text:p>
              </table:table-cell>
              <table:table-cell table:style-name="OrgTblCellT">
                <text:p text:style-name="OrgTableContentsRight">@</text:p>
              </table:table-cell>
              <table:table-cell table:style-name="OrgTblCellT">
                <text:p text:style-name="OrgTableContentsRight">A</text:p>
              </table:table-cell>
              <table:table-cell table:style-name="OrgTblCellT">
                <text:p text:style-name="OrgTableContentsRight">B</text:p>
              </table:table-cell>
              <table:table-cell table:style-name="OrgTblCellT">
                <text:p text:style-name="OrgTableContentsRight">C</text:p>
              </table:table-cell>
              <table:table-cell table:style-name="OrgTblCellT">
                <text:p text:style-name="OrgTableContentsRight">D</text:p>
              </table:table-cell>
              <table:table-cell table:style-name="OrgTblCellT">
                <text:p text:style-name="OrgTableContentsRight">E</text:p>
              </table:table-cell>
              <table:table-cell table:style-name="OrgTblCellT">
                <text:p text:style-name="OrgTableContentsRight">F</text:p>
              </table:table-cell>
              <table:table-cell table:style-name="OrgTblCellT">
                <text:p text:style-name="OrgTableContentsRight">G</text:p>
              </table:table-cell>
              <table:table-cell table:style-name="OrgTblCellT">
                <text:p text:style-name="OrgTableContentsRight">H</text:p>
              </table:table-cell>
              <table:table-cell table:style-name="OrgTblCellT">
                <text:p text:style-name="OrgTableContentsRight">I</text:p>
              </table:table-cell>
              <table:table-cell table:style-name="OrgTblCellT">
                <text:p text:style-name="OrgTableContentsLeft">J</text:p>
              </table:table-cell>
              <table:table-cell table:style-name="OrgTblCellT">
                <text:p text:style-name="OrgTableContentsLeft">K</text:p>
              </table:table-cell>
              <table:table-cell table:style-name="OrgTblCellT">
                <text:p text:style-name="OrgTableContentsLeft">L</text:p>
              </table:table-cell>
              <table:table-cell table:style-name="OrgTblCellT">
                <text:p text:style-name="OrgTableContentsLeft">M</text:p>
              </table:table-cell>
              <table:table-cell table:style-name="OrgTblCellT">
                <text:p text:style-name="OrgTableContentsLeft">N</text:p>
              </table:table-cell>
              <table:table-cell table:style-name="OrgTblCellT">
                <text:p text:style-name="OrgTableContentsLeft">O</text:p>
              </table:table-cell>
            </table:table-row>
            <table:table-row>
              <table:table-cell table:style-name="OrgTblCellB">
                <text:p text:style-name="OrgTableContentsLeft">64</text:p>
              </table:table-cell>
              <table:table-cell table:style-name="OrgTblCellB">
                <text:p text:style-name="OrgTableContentsRight">0040</text:p>
              </table:table-cell>
              <table:table-cell table:style-name="OrgTblCellB">
                <text:p text:style-name="OrgTableContentsRight">0041</text:p>
              </table:table-cell>
              <table:table-cell table:style-name="OrgTblCellB">
                <text:p text:style-name="OrgTableContentsRight">0042</text:p>
              </table:table-cell>
              <table:table-cell table:style-name="OrgTblCellB">
                <text:p text:style-name="OrgTableContentsRight">0043</text:p>
              </table:table-cell>
              <table:table-cell table:style-name="OrgTblCellB">
                <text:p text:style-name="OrgTableContentsRight">0044</text:p>
              </table:table-cell>
              <table:table-cell table:style-name="OrgTblCellB">
                <text:p text:style-name="OrgTableContentsRight">0045</text:p>
              </table:table-cell>
              <table:table-cell table:style-name="OrgTblCellB">
                <text:p text:style-name="OrgTableContentsRight">0046</text:p>
              </table:table-cell>
              <table:table-cell table:style-name="OrgTblCellB">
                <text:p text:style-name="OrgTableContentsRight">0047</text:p>
              </table:table-cell>
              <table:table-cell table:style-name="OrgTblCellB">
                <text:p text:style-name="OrgTableContentsRight">0048</text:p>
              </table:table-cell>
              <table:table-cell table:style-name="OrgTblCellB">
                <text:p text:style-name="OrgTableContentsRight">0049</text:p>
              </table:table-cell>
              <table:table-cell table:style-name="OrgTblCellB">
                <text:p text:style-name="OrgTableContentsLeft">004A</text:p>
              </table:table-cell>
              <table:table-cell table:style-name="OrgTblCellB">
                <text:p text:style-name="OrgTableContentsLeft">004B</text:p>
              </table:table-cell>
              <table:table-cell table:style-name="OrgTblCellB">
                <text:p text:style-name="OrgTableContentsLeft">004C</text:p>
              </table:table-cell>
              <table:table-cell table:style-name="OrgTblCellB">
                <text:p text:style-name="OrgTableContentsLeft">004D</text:p>
              </table:table-cell>
              <table:table-cell table:style-name="OrgTblCellB">
                <text:p text:style-name="OrgTableContentsLeft">004E</text:p>
              </table:table-cell>
              <table:table-cell table:style-name="OrgTblCellB">
                <text:p text:style-name="OrgTableContentsLeft">004F</text:p>
              </table:table-cell>
            </table:table-row>
          </table:table-rows>
          <table:table-rows>
            <table:table-row>
              <table:table-cell table:style-name="OrgTblCellT">
                <text:p text:style-name="OrgTableContentsLeft">5_</text:p>
              </table:table-cell>
              <table:table-cell table:style-name="OrgTblCellT">
                <text:p text:style-name="OrgTableContentsRight">P</text:p>
              </table:table-cell>
              <table:table-cell table:style-name="OrgTblCellT">
                <text:p text:style-name="OrgTableContentsRight">Q</text:p>
              </table:table-cell>
              <table:table-cell table:style-name="OrgTblCellT">
                <text:p text:style-name="OrgTableContentsRight">R</text:p>
              </table:table-cell>
              <table:table-cell table:style-name="OrgTblCellT">
                <text:p text:style-name="OrgTableContentsRight">S</text:p>
              </table:table-cell>
              <table:table-cell table:style-name="OrgTblCellT">
                <text:p text:style-name="OrgTableContentsRight">T</text:p>
              </table:table-cell>
              <table:table-cell table:style-name="OrgTblCellT">
                <text:p text:style-name="OrgTableContentsRight">U</text:p>
              </table:table-cell>
              <table:table-cell table:style-name="OrgTblCellT">
                <text:p text:style-name="OrgTableContentsRight">V</text:p>
              </table:table-cell>
              <table:table-cell table:style-name="OrgTblCellT">
                <text:p text:style-name="OrgTableContentsRight">W</text:p>
              </table:table-cell>
              <table:table-cell table:style-name="OrgTblCellT">
                <text:p text:style-name="OrgTableContentsRight">X</text:p>
              </table:table-cell>
              <table:table-cell table:style-name="OrgTblCellT">
                <text:p text:style-name="OrgTableContentsRight">Y</text:p>
              </table:table-cell>
              <table:table-cell table:style-name="OrgTblCellT">
                <text:p text:style-name="OrgTableContentsLeft">Z</text:p>
              </table:table-cell>
              <table:table-cell table:style-name="OrgTblCellT">
                <text:p text:style-name="OrgTableContentsLeft">[</text:p>
              </table:table-cell>
              <table:table-cell table:style-name="OrgTblCellT">
                <text:p text:style-name="OrgTableContentsLeft">\</text:p>
              </table:table-cell>
              <table:table-cell table:style-name="OrgTblCellT">
                <text:p text:style-name="OrgTableContentsLeft">]</text:p>
              </table:table-cell>
              <table:table-cell table:style-name="OrgTblCellT">
                <text:p text:style-name="OrgTableContentsLeft">^</text:p>
              </table:table-cell>
              <table:table-cell table:style-name="OrgTblCellT">
                <text:p text:style-name="OrgTableContentsLeft">_</text:p>
              </table:table-cell>
            </table:table-row>
            <table:table-row>
              <table:table-cell table:style-name="OrgTblCellB">
                <text:p text:style-name="OrgTableContentsLeft">80</text:p>
              </table:table-cell>
              <table:table-cell table:style-name="OrgTblCellB">
                <text:p text:style-name="OrgTableContentsRight">0050</text:p>
              </table:table-cell>
              <table:table-cell table:style-name="OrgTblCellB">
                <text:p text:style-name="OrgTableContentsRight">0051</text:p>
              </table:table-cell>
              <table:table-cell table:style-name="OrgTblCellB">
                <text:p text:style-name="OrgTableContentsRight">0052</text:p>
              </table:table-cell>
              <table:table-cell table:style-name="OrgTblCellB">
                <text:p text:style-name="OrgTableContentsRight">0053</text:p>
              </table:table-cell>
              <table:table-cell table:style-name="OrgTblCellB">
                <text:p text:style-name="OrgTableContentsRight">0054</text:p>
              </table:table-cell>
              <table:table-cell table:style-name="OrgTblCellB">
                <text:p text:style-name="OrgTableContentsRight">0055</text:p>
              </table:table-cell>
              <table:table-cell table:style-name="OrgTblCellB">
                <text:p text:style-name="OrgTableContentsRight">0056</text:p>
              </table:table-cell>
              <table:table-cell table:style-name="OrgTblCellB">
                <text:p text:style-name="OrgTableContentsRight">0057</text:p>
              </table:table-cell>
              <table:table-cell table:style-name="OrgTblCellB">
                <text:p text:style-name="OrgTableContentsRight">0058</text:p>
              </table:table-cell>
              <table:table-cell table:style-name="OrgTblCellB">
                <text:p text:style-name="OrgTableContentsRight">0059</text:p>
              </table:table-cell>
              <table:table-cell table:style-name="OrgTblCellB">
                <text:p text:style-name="OrgTableContentsLeft">005A</text:p>
              </table:table-cell>
              <table:table-cell table:style-name="OrgTblCellB">
                <text:p text:style-name="OrgTableContentsLeft">005B</text:p>
              </table:table-cell>
              <table:table-cell table:style-name="OrgTblCellB">
                <text:p text:style-name="OrgTableContentsLeft">005C</text:p>
              </table:table-cell>
              <table:table-cell table:style-name="OrgTblCellB">
                <text:p text:style-name="OrgTableContentsLeft">005D</text:p>
              </table:table-cell>
              <table:table-cell table:style-name="OrgTblCellB">
                <text:p text:style-name="OrgTableContentsLeft">005E</text:p>
              </table:table-cell>
              <table:table-cell table:style-name="OrgTblCellB">
                <text:p text:style-name="OrgTableContentsLeft">005F</text:p>
              </table:table-cell>
            </table:table-row>
          </table:table-rows>
          <table:table-rows>
            <table:table-row>
              <table:table-cell table:style-name="OrgTblCellT">
                <text:p text:style-name="OrgTableContentsLeft">6_</text:p>
              </table:table-cell>
              <table:table-cell table:style-name="OrgTblCellT">
                <text:p text:style-name="OrgTableContentsRight">`</text:p>
              </table:table-cell>
              <table:table-cell table:style-name="OrgTblCellT">
                <text:p text:style-name="OrgTableContentsRight">a</text:p>
              </table:table-cell>
              <table:table-cell table:style-name="OrgTblCellT">
                <text:p text:style-name="OrgTableContentsRight">b</text:p>
              </table:table-cell>
              <table:table-cell table:style-name="OrgTblCellT">
                <text:p text:style-name="OrgTableContentsRight">c</text:p>
              </table:table-cell>
              <table:table-cell table:style-name="OrgTblCellT">
                <text:p text:style-name="OrgTableContentsRight">d</text:p>
              </table:table-cell>
              <table:table-cell table:style-name="OrgTblCellT">
                <text:p text:style-name="OrgTableContentsRight">e</text:p>
              </table:table-cell>
              <table:table-cell table:style-name="OrgTblCellT">
                <text:p text:style-name="OrgTableContentsRight">f</text:p>
              </table:table-cell>
              <table:table-cell table:style-name="OrgTblCellT">
                <text:p text:style-name="OrgTableContentsRight">g</text:p>
              </table:table-cell>
              <table:table-cell table:style-name="OrgTblCellT">
                <text:p text:style-name="OrgTableContentsRight">h</text:p>
              </table:table-cell>
              <table:table-cell table:style-name="OrgTblCellT">
                <text:p text:style-name="OrgTableContentsRight">i</text:p>
              </table:table-cell>
              <table:table-cell table:style-name="OrgTblCellT">
                <text:p text:style-name="OrgTableContentsLeft">j</text:p>
              </table:table-cell>
              <table:table-cell table:style-name="OrgTblCellT">
                <text:p text:style-name="OrgTableContentsLeft">k</text:p>
              </table:table-cell>
              <table:table-cell table:style-name="OrgTblCellT">
                <text:p text:style-name="OrgTableContentsLeft">l</text:p>
              </table:table-cell>
              <table:table-cell table:style-name="OrgTblCellT">
                <text:p text:style-name="OrgTableContentsLeft">m</text:p>
              </table:table-cell>
              <table:table-cell table:style-name="OrgTblCellT">
                <text:p text:style-name="OrgTableContentsLeft">n</text:p>
              </table:table-cell>
              <table:table-cell table:style-name="OrgTblCellT">
                <text:p text:style-name="OrgTableContentsLeft">o</text:p>
              </table:table-cell>
            </table:table-row>
            <table:table-row>
              <table:table-cell table:style-name="OrgTblCellB">
                <text:p text:style-name="OrgTableContentsLeft">96</text:p>
              </table:table-cell>
              <table:table-cell table:style-name="OrgTblCellB">
                <text:p text:style-name="OrgTableContentsRight">0060</text:p>
              </table:table-cell>
              <table:table-cell table:style-name="OrgTblCellB">
                <text:p text:style-name="OrgTableContentsRight">0061</text:p>
              </table:table-cell>
              <table:table-cell table:style-name="OrgTblCellB">
                <text:p text:style-name="OrgTableContentsRight">0062</text:p>
              </table:table-cell>
              <table:table-cell table:style-name="OrgTblCellB">
                <text:p text:style-name="OrgTableContentsRight">0063</text:p>
              </table:table-cell>
              <table:table-cell table:style-name="OrgTblCellB">
                <text:p text:style-name="OrgTableContentsRight">0064</text:p>
              </table:table-cell>
              <table:table-cell table:style-name="OrgTblCellB">
                <text:p text:style-name="OrgTableContentsRight">0065</text:p>
              </table:table-cell>
              <table:table-cell table:style-name="OrgTblCellB">
                <text:p text:style-name="OrgTableContentsRight">0066</text:p>
              </table:table-cell>
              <table:table-cell table:style-name="OrgTblCellB">
                <text:p text:style-name="OrgTableContentsRight">0067</text:p>
              </table:table-cell>
              <table:table-cell table:style-name="OrgTblCellB">
                <text:p text:style-name="OrgTableContentsRight">0068</text:p>
              </table:table-cell>
              <table:table-cell table:style-name="OrgTblCellB">
                <text:p text:style-name="OrgTableContentsRight">0069</text:p>
              </table:table-cell>
              <table:table-cell table:style-name="OrgTblCellB">
                <text:p text:style-name="OrgTableContentsLeft">006A</text:p>
              </table:table-cell>
              <table:table-cell table:style-name="OrgTblCellB">
                <text:p text:style-name="OrgTableContentsLeft">006B</text:p>
              </table:table-cell>
              <table:table-cell table:style-name="OrgTblCellB">
                <text:p text:style-name="OrgTableContentsLeft">006C</text:p>
              </table:table-cell>
              <table:table-cell table:style-name="OrgTblCellB">
                <text:p text:style-name="OrgTableContentsLeft">006D</text:p>
              </table:table-cell>
              <table:table-cell table:style-name="OrgTblCellB">
                <text:p text:style-name="OrgTableContentsLeft">006E</text:p>
              </table:table-cell>
              <table:table-cell table:style-name="OrgTblCellB">
                <text:p text:style-name="OrgTableContentsLeft">006F</text:p>
              </table:table-cell>
            </table:table-row>
          </table:table-rows>
          <table:table-rows>
            <table:table-row>
              <table:table-cell table:style-name="OrgTblCellT">
                <text:p text:style-name="OrgTableContentsLeft">7_</text:p>
              </table:table-cell>
              <table:table-cell table:style-name="OrgTblCellT">
                <text:p text:style-name="OrgTableContentsRight">p</text:p>
              </table:table-cell>
              <table:table-cell table:style-name="OrgTblCellT">
                <text:p text:style-name="OrgTableContentsRight">q</text:p>
              </table:table-cell>
              <table:table-cell table:style-name="OrgTblCellT">
                <text:p text:style-name="OrgTableContentsRight">r</text:p>
              </table:table-cell>
              <table:table-cell table:style-name="OrgTblCellT">
                <text:p text:style-name="OrgTableContentsRight">s</text:p>
              </table:table-cell>
              <table:table-cell table:style-name="OrgTblCellT">
                <text:p text:style-name="OrgTableContentsRight">t</text:p>
              </table:table-cell>
              <table:table-cell table:style-name="OrgTblCellT">
                <text:p text:style-name="OrgTableContentsRight">u</text:p>
              </table:table-cell>
              <table:table-cell table:style-name="OrgTblCellT">
                <text:p text:style-name="OrgTableContentsRight">v</text:p>
              </table:table-cell>
              <table:table-cell table:style-name="OrgTblCellT">
                <text:p text:style-name="OrgTableContentsRight">w</text:p>
              </table:table-cell>
              <table:table-cell table:style-name="OrgTblCellT">
                <text:p text:style-name="OrgTableContentsRight">x</text:p>
              </table:table-cell>
              <table:table-cell table:style-name="OrgTblCellT">
                <text:p text:style-name="OrgTableContentsRight">y</text:p>
              </table:table-cell>
              <table:table-cell table:style-name="OrgTblCellT">
                <text:p text:style-name="OrgTableContentsLeft">z</text:p>
              </table:table-cell>
              <table:table-cell table:style-name="OrgTblCellT">
                <text:p text:style-name="OrgTableContentsLeft">{</text:p>
              </table:table-cell>
              <table:table-cell table:style-name="OrgTblCellT">
                <text:p text:style-name="OrgTableContentsLeft">|</text:p>
              </table:table-cell>
              <table:table-cell table:style-name="OrgTblCellT">
                <text:p text:style-name="OrgTableContentsLeft">}</text:p>
              </table:table-cell>
              <table:table-cell table:style-name="OrgTblCellT">
                <text:p text:style-name="OrgTableContentsLeft">~</text:p>
              </table:table-cell>
              <table:table-cell table:style-name="OrgTblCellT">
                <text:p text:style-name="OrgTableContentsLeft">DEL</text:p>
              </table:table-cell>
            </table:table-row>
            <table:table-row>
              <table:table-cell table:style-name="OrgTblCellB">
                <text:p text:style-name="OrgTableContentsLeft">112</text:p>
              </table:table-cell>
              <table:table-cell table:style-name="OrgTblCellB">
                <text:p text:style-name="OrgTableContentsRight">0070</text:p>
              </table:table-cell>
              <table:table-cell table:style-name="OrgTblCellB">
                <text:p text:style-name="OrgTableContentsRight">0071</text:p>
              </table:table-cell>
              <table:table-cell table:style-name="OrgTblCellB">
                <text:p text:style-name="OrgTableContentsRight">0072</text:p>
              </table:table-cell>
              <table:table-cell table:style-name="OrgTblCellB">
                <text:p text:style-name="OrgTableContentsRight">0073</text:p>
              </table:table-cell>
              <table:table-cell table:style-name="OrgTblCellB">
                <text:p text:style-name="OrgTableContentsRight">0074</text:p>
              </table:table-cell>
              <table:table-cell table:style-name="OrgTblCellB">
                <text:p text:style-name="OrgTableContentsRight">0075</text:p>
              </table:table-cell>
              <table:table-cell table:style-name="OrgTblCellB">
                <text:p text:style-name="OrgTableContentsRight">0076</text:p>
              </table:table-cell>
              <table:table-cell table:style-name="OrgTblCellB">
                <text:p text:style-name="OrgTableContentsRight">0077</text:p>
              </table:table-cell>
              <table:table-cell table:style-name="OrgTblCellB">
                <text:p text:style-name="OrgTableContentsRight">0078</text:p>
              </table:table-cell>
              <table:table-cell table:style-name="OrgTblCellB">
                <text:p text:style-name="OrgTableContentsRight">0079</text:p>
              </table:table-cell>
              <table:table-cell table:style-name="OrgTblCellB">
                <text:p text:style-name="OrgTableContentsLeft">007A</text:p>
              </table:table-cell>
              <table:table-cell table:style-name="OrgTblCellB">
                <text:p text:style-name="OrgTableContentsLeft">007B</text:p>
              </table:table-cell>
              <table:table-cell table:style-name="OrgTblCellB">
                <text:p text:style-name="OrgTableContentsLeft">007C</text:p>
              </table:table-cell>
              <table:table-cell table:style-name="OrgTblCellB">
                <text:p text:style-name="OrgTableContentsLeft">007D</text:p>
              </table:table-cell>
              <table:table-cell table:style-name="OrgTblCellB">
                <text:p text:style-name="OrgTableContentsLeft">007E</text:p>
              </table:table-cell>
              <table:table-cell table:style-name="OrgTblCellB">
                <text:p text:style-name="OrgTableContentsLeft">007F</text:p>
              </table:table-cell>
            </table:table-row>
          </table:table-rows>
        </table:table>
      </text:section>
      <text:h text:style-name="Heading_20_3" text:outline-level="3" text:is-list-header="false">
<text:bookmark-start text:name="OrgXref.orgc4b8e76"/>
<text:bookmark text:name="orgc4b8e76"/>EBCDIC
<text:bookmark-end text:name="OrgXref.orgc4b8e76"/></text:h>
      <text:h text:style-name="Heading_20_2" text:outline-level="2" text:is-list-header="false">
<text:bookmark-start text:name="OrgXref.org2659a36"/>
<text:bookmark text:name="org2659a36"/><text:span text:style-name="OrgTodo">TODO</text:span> I18N
<text:bookmark-end text:name="OrgXref.org2659a36"/></text:h>
      <text:h text:style-name="Heading_20_3" text:outline-level="3" text:is-list-header="false">
<text:bookmark-start text:name="OrgXref.org6587241"/>
<text:bookmark text:name="org6587241"/>iso-3166
<text:bookmark-end text:name="OrgXref.org6587241"/></text:h>
      <text:section text:style-name="OrgIndentedSection-Level-0" text:name="Section4">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ISO_3166">https://en.wikipedia.org/wiki/ISO_3166</text:a></text:p>
              </table:table-cell>
            </table:table-row>
          </table:table-rows>
        </table:table>
      </text:section>
      <text:list text:style-name="OrgBulletedList" text:continue-numbering="false">
        <text:list-item>
          <text:p text:style-name="Text_20_body">ISO 3166 is a standard published by the International Organization for Standardization (ISO) that defines codes for the names of countries, dependent territories, special areas of geographical interest, and their principal subdivisions (e.g., provinces or states). The official name of the standard is Codes for the representation of names of countries and their subdivisions.
</text:p>
        </text:list-item>
      </text:list>
      <text:h text:style-name="Heading_20_3" text:outline-level="3" text:is-list-header="false">
<text:bookmark-start text:name="OrgXref.org0aaac06"/>
<text:bookmark text:name="org0aaac06"/>iso-639
<text:bookmark-end text:name="OrgXref.org0aaac06"/></text:h>
      <text:section text:style-name="OrgIndentedSection-Level-0" text:name="Section5">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List_of_ISO_639-1_codes">https://en.wikipedia.org/wiki/List_of_ISO_639-1_codes</text:a></text:p>
              </table:table-cell>
            </table:table-row>
          </table:table-rows>
        </table:table>
      </text:section>
      <text:list text:style-name="OrgBulletedList" text:continue-numbering="false">
        <text:list-item>
          <text:p text:style-name="Text_20_body">ISO 639 is a standardized nomenclature used to classify languages. Each language is assigned a two-letter (639-1) and three-letter (639-2 and 639-3) lowercase abbreviation, amended in later versions of the nomenclature.
</text:p>
        </text:list-item>
        <text:list-item>
          <text:p text:style-name="Text_20_body">ISO 639-2/T: three-letter codes, for the same languages as 639-1
</text:p>
        </text:list-item>
        <text:list-item>
          <text:p text:style-name="Text_20_body">ISO 639-2/B: three-letter codes, mostly the same as 639-2/T, but with some codes derived from English names rather than native names of languages (in the following table, these differing codes are highlighted in boldface)
</text:p>
        </text:list-item>
        <text:list-item>
          <text:p text:style-name="Text_20_body">ISO 639-3: three-letter codes, the same as 639-2/T for languages, but with distinct codes for each variety of an ISO 639 macrolanguage
</text:p>
        </text:list-item>
      </text:list>
      <text:h text:style-name="Heading_20_3" text:outline-level="3" text:is-list-header="false">
<text:bookmark-start text:name="OrgXref.orgb8c7895"/>
<text:bookmark text:name="orgb8c7895"/>bcp-47 / rfc-5646
<text:bookmark-end text:name="OrgXref.orgb8c7895"/></text:h>
      <text:h text:style-name="Heading_20_2" text:outline-level="2" text:is-list-header="false">
<text:bookmark-start text:name="OrgXref.org62c02c2"/>
<text:bookmark text:name="org62c02c2"/><text:span text:style-name="OrgTodo">WIP</text:span> Data Serialization Formats <text:span text:style-name="OrgCode">[0/5]</text:span>
<text:bookmark-end text:name="OrgXref.org62c02c2"/></text:h>
      <text:section text:style-name="OrgIndentedSection-Level-0" text:name="Section6">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Comparison_of_data-serialization_formats">https://en.wikipedia.org/wiki/Comparison_of_data-serialization_formats</text:a></text:p>
              </table:table-cell>
            </table:table-row>
          </table:table-rows>
        </table:table>
      </text:section>
      <text:h text:style-name="Heading_20_3" text:outline-level="3" text:is-list-header="false">
<text:bookmark-start text:name="OrgXref.orgdc72f83"/>
<text:bookmark text:name="orgdc72f83"/><text:span text:style-name="OrgTodo">WIP</text:span> yaml
<text:bookmark-end text:name="OrgXref.orgdc72f83"/></text:h>
      <text:section text:style-name="OrgIndentedSection-Level-0" text:name="Section7">
        <table:table table:style-name="OrgTable">
          <table:table-column table:style-name="OrgTableColumn"/>
          <table:table-column table:style-name="OrgTableColumn"/>
          <table:table-rows>
            <table:table-row>
              <table:table-cell table:style-name="OrgTblCellT">
                <text:p text:style-name="OrgTableContentsLeft">Primary source:</text:p>
              </table:table-cell>
              <table:table-cell table:style-name="OrgTblCellT">
                <text:p text:style-name="OrgTableContentsLeft"><text:a xlink:type="simple" xlink:href="https://rollout.io/blog/yaml-tutorial-everything-you-need-get-started/">https://rollout.io/blog/yaml-tutorial-everything-you-need-get-started/</text:a></text:p>
              </table:table-cell>
            </table:table-row>
            <table:table-row>
              <table:table-cell table:style-name="OrgTblCellB">
                <text:p text:style-name="OrgTableContentsLeft">Learn more:</text:p>
              </table:table-cell>
              <table:table-cell table:style-name="OrgTblCellB">
                <text:p text:style-name="OrgTableContentsLeft"><text:a xlink:type="simple" xlink:href="https://yaml.org/spec/1.2/spec.html">https://yaml.org/spec/1.2/spec.html</text:a></text:p>
              </table:table-cell>
            </table:table-row>
          </table:table-rows>
        </table:table>
      </text:section>
      <text:p text:style-name="OrgSrcBlock"><text:span text:style-name="OrgSrcFontLockCommentFace">---</text:span></text:p>
      <text:p text:style-name="OrgSrcBlock"><text:span text:style-name="OrgSrcFontLockCommentDelimiterFace">#<text:s/></text:span><text:span text:style-name="OrgSrcFontLockCommentFace">Comments<text:s/>in<text:s/>YAML<text:s/>look<text:s/>like<text:s/>thi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DelimiterFace">#<text:s/></text:span><text:span text:style-name="OrgSrcFontLockCommentFace">SCALAR<text:s/>TYPES<text:s/>#</text:span></text:p>
      <text:p text:style-name="OrgSrcBlock"><text:span text:style-name="OrgSrcFontLockCommentDelimiterFace">#</text:span><text:span text:style-name="OrgSrcFontLockCommentDelimiterFace">###############</text:span></text:p>
      <text:p text:style-name="OrgSrcBlock"/>
      <text:p text:style-name="OrgSrcBlock"><text:span text:style-name="OrgSrcFontLockCommentDelimiterFace">#<text:s/></text:span><text:span text:style-name="OrgSrcFontLockCommentFace">Our<text:s/>root<text:s/>object<text:s/>(which<text:s/>continues<text:s/>for<text:s/>the<text:s/>entire<text:s/>document)<text:s/>will<text:s/>be<text:s/>a<text:s/>map,</text:span></text:p>
      <text:p text:style-name="OrgSrcBlock"><text:span text:style-name="OrgSrcFontLockCommentDelimiterFace">#<text:s/></text:span><text:span text:style-name="OrgSrcFontLockCommentFace">which<text:s/>is<text:s/>equivalent<text:s/>to<text:s/>a<text:s/>dictionary,<text:s/>hash<text:s/>or<text:s/>object<text:s/>in<text:s/>other<text:s/>languages.</text:span></text:p>
      <text:p text:style-name="OrgSrcBlock"><text:span text:style-name="OrgSrcFontLockVariableNameFace">key</text:span>:<text:s/>value</text:p>
      <text:p text:style-name="OrgSrcBlock"><text:span text:style-name="OrgSrcFontLockVariableNameFace">another_key</text:span>:<text:s/>Another<text:s/>value<text:s/>goes<text:s/>here.</text:p>
      <text:p text:style-name="OrgSrcBlock"><text:span text:style-name="OrgSrcFontLockVariableNameFace">a_number_value</text:span>:<text:s/>100</text:p>
      <text:p text:style-name="OrgSrcBlock"><text:span text:style-name="OrgSrcFontLockVariableNameFace">scientific_notation</text:span>:<text:s/>1e+12</text:p>
      <text:p text:style-name="OrgSrcBlock"><text:span text:style-name="OrgSrcFontLockCommentDelimiterFace">#<text:s/></text:span><text:span text:style-name="OrgSrcFontLockCommentFace">The<text:s/>number<text:s/>1<text:s/>will<text:s/>be<text:s/>interpreted<text:s/>as<text:s/>a<text:s/>number,<text:s/>not<text:s/>a<text:s/>boolean.<text:s/>if<text:s/>you<text:s/>want</text:span></text:p>
      <text:p text:style-name="OrgSrcBlock"><text:span text:style-name="OrgSrcFontLockCommentDelimiterFace">#<text:s/></text:span><text:span text:style-name="OrgSrcFontLockCommentFace">it<text:s/>to<text:s/>be<text:s/>interpreted<text:s/>as<text:s/>a<text:s/>boolean,<text:s/>use<text:s/>true</text:span></text:p>
      <text:p text:style-name="OrgSrcBlock"><text:span text:style-name="OrgSrcFontLockVariableNameFace">boolean</text:span>:<text:s/><text:span text:style-name="OrgSrcFontLockConstantFace">true</text:span></text:p>
      <text:p text:style-name="OrgSrcBlock"><text:span text:style-name="OrgSrcFontLockVariableNameFace">null_value</text:span>:<text:s/><text:span text:style-name="OrgSrcFontLockConstantFace">null</text:span></text:p>
      <text:p text:style-name="OrgSrcBlock"><text:span text:style-name="OrgSrcFontLockVariableNameFace">key<text:s/>with<text:s/>spaces</text:span>:<text:s/>value</text:p>
      <text:p text:style-name="OrgSrcBlock"><text:span text:style-name="OrgSrcFontLockCommentDelimiterFace">#<text:s/></text:span><text:span text:style-name="OrgSrcFontLockCommentFace">Notice<text:s/>that<text:s/>strings<text:s/>don't<text:s/>need<text:s/>to<text:s/>be<text:s/>quoted.<text:s/>However,<text:s/>they<text:s/>can<text:s/>be.</text:span></text:p>
      <text:p text:style-name="OrgSrcBlock"><text:span text:style-name="OrgSrcFontLockVariableNameFace">however</text:span>:<text:s/><text:span text:style-name="OrgSrcFontLockStringFace">'A<text:s/>string,<text:s/>enclosed<text:s/>in<text:s/>quotes.'</text:span></text:p>
      <text:p text:style-name="OrgSrcBlock"><text:span text:style-name="OrgSrcFontLockStringFace">'Keys<text:s/>can<text:s/>be<text:s/>quoted<text:s/>too.'</text:span>:<text:s/><text:span text:style-name="OrgSrcFontLockStringFace">"Useful<text:s/>if<text:s/>you<text:s/>want<text:s/>to<text:s/>put<text:s/>a<text:s/>':'<text:s/>in<text:s/>your<text:s/>key."</text:span></text:p>
      <text:p text:style-name="OrgSrcBlock"><text:span text:style-name="OrgSrcFontLockVariableNameFace">single<text:s/>quotes</text:span>:<text:s/><text:span text:style-name="OrgSrcFontLockStringFace">'have<text:s/></text:span><text:span text:style-name="OrgSrcFontLockStringFace">''</text:span><text:span text:style-name="OrgSrcFontLockStringFace">one</text:span><text:span text:style-name="OrgSrcFontLockStringFace">''</text:span><text:span text:style-name="OrgSrcFontLockStringFace"><text:s/>escape<text:s/>pattern'</text:span></text:p>
      <text:p text:style-name="OrgSrcBlock"><text:span text:style-name="OrgSrcFontLockVariableNameFace">double<text:s/>quotes</text:span>:<text:s/><text:span text:style-name="OrgSrcFontLockStringFace">"have<text:s/>many:<text:s/>\",<text:s/>\0,<text:s/>\t,<text:s/>\u263A,<text:s/>\x0d\x0a<text:s/>==<text:s/>\r\n,<text:s/>and<text:s/>more."</text:span></text:p>
      <text:p text:style-name="OrgSrcBlock"><text:span text:style-name="OrgSrcFontLockCommentDelimiterFace">#<text:s/></text:span><text:span text:style-name="OrgSrcFontLockCommentFace">UTF-8/16/32<text:s/>characters<text:s/>need<text:s/>to<text:s/>be<text:s/>encoded</text:span></text:p>
      <text:p text:style-name="OrgSrcBlock"><text:span text:style-name="OrgSrcFontLockVariableNameFace">Superscript<text:s/>two</text:span>:<text:s/>\u00B2</text:p>
      <text:p text:style-name="OrgSrcBlock"/>
      <text:p text:style-name="OrgSrcBlock"><text:span text:style-name="OrgSrcFontLockCommentDelimiterFace">#<text:s/></text:span><text:span text:style-name="OrgSrcFontLockCommentFace">Multiple-line<text:s/>strings<text:s/>can<text:s/>be<text:s/>written<text:s/>either<text:s/>as<text:s/>a<text:s/>'literal<text:s/>block'<text:s/>(using<text:s/>|),</text:span></text:p>
      <text:p text:style-name="OrgSrcBlock"><text:span text:style-name="OrgSrcFontLockCommentDelimiterFace">#<text:s/></text:span><text:span text:style-name="OrgSrcFontLockCommentFace">or<text:s/>a<text:s/>'folded<text:s/>block'<text:s/>(using<text:s/>'&gt;').</text:span></text:p>
      <text:p text:style-name="OrgSrcBlock"><text:span text:style-name="OrgSrcFontLockVariableNameFace">literal_block</text:span>:<text:s/>|</text:p>
      <text:p text:style-name="OrgSrcBlock"><text:s/><text:s/><text:s/><text:s/>This<text:s/>entire<text:s/>block<text:s/>of<text:s/>text<text:s/>will<text:s/>be<text:s/>the<text:s/>value<text:s/>of<text:s/>the<text:s/><text:span text:style-name="OrgSrcFontLockStringFace">'literal_block'</text:span><text:s/>key,</text:p>
      <text:p text:style-name="OrgSrcBlock"><text:span text:style-name="OrgSrcFontLockStringFace"><text:s/><text:s/><text:s/><text:s/>with<text:s/>line<text:s/>breaks<text:s/>being<text:s/>preserved.</text:span></text:p>
      <text:p text:style-name="OrgSrcBlock"/>
      <text:p text:style-name="OrgSrcBlock"><text:span text:style-name="OrgSrcFontLockStringFace"><text:s/><text:s/><text:s/><text:s/>The<text:s/>literal<text:s/>continues<text:s/>until<text:s/>de-dented,<text:s/>and<text:s/>the<text:s/>leading<text:s/>indentation<text:s/>is</text:span></text:p>
      <text:p text:style-name="OrgSrcBlock"><text:span text:style-name="OrgSrcFontLockStringFace"><text:s/><text:s/><text:s/><text:s/>stripped.</text:span></text:p>
      <text:p text:style-name="OrgSrcBlock"/>
      <text:p text:style-name="OrgSrcBlock"><text:s/><text:s/><text:s/><text:s/><text:s/><text:s/><text:s/><text:s/>Any<text:s/>lines<text:s/>that<text:s/>are<text:s/><text:span text:style-name="OrgSrcFontLockStringFace">'more-indented'</text:span><text:s/>keep<text:s/>the<text:s/>rest<text:s/>of<text:s/>their<text:s/>indentation<text:s/>-</text:p>
      <text:p text:style-name="OrgSrcBlock"><text:span text:style-name="OrgSrcFontLockStringFace"><text:s/><text:s/><text:s/><text:s/><text:s/><text:s/><text:s/><text:s/>these<text:s/>lines<text:s/>will<text:s/>be<text:s/>indented<text:s/>by<text:s/>4<text:s/>spaces.</text:span></text:p>
      <text:p text:style-name="OrgSrcBlock"><text:span text:style-name="OrgSrcFontLockVariableNameFace">folded_style</text:span>:<text:s/>&gt;</text:p>
      <text:p text:style-name="OrgSrcBlock"><text:s/><text:s/><text:s/><text:s/>This<text:s/>entire<text:s/>block<text:s/>of<text:s/>text<text:s/>will<text:s/>be<text:s/>the<text:s/>value<text:s/>of<text:s/><text:span text:style-name="OrgSrcFontLockStringFace">'folded_style'</text:span>,<text:s/>but<text:s/>this</text:p>
      <text:p text:style-name="OrgSrcBlock"><text:span text:style-name="OrgSrcFontLockStringFace"><text:s/><text:s/><text:s/><text:s/>time,<text:s/>all<text:s/>newlines<text:s/>will<text:s/>be<text:s/>replaced<text:s/>with<text:s/>a<text:s/>single<text:s/>space.</text:span></text:p>
      <text:p text:style-name="OrgSrcBlock"/>
      <text:p text:style-name="OrgSrcBlock"><text:span text:style-name="OrgSrcFontLockStringFace"><text:s/><text:s/><text:s/><text:s/>Blank<text:s/>lines,<text:s/>like<text:s/>above,<text:s/>are<text:s/>converted<text:s/>to<text:s/>a<text:s/>newline<text:s/>character.</text:span></text:p>
      <text:p text:style-name="OrgSrcBlock"/>
      <text:p text:style-name="OrgSrcBlock"><text:s/><text:s/><text:s/><text:s/><text:s/><text:s/><text:s/><text:s/><text:span text:style-name="OrgSrcFontLockStringFace">'More-indented'</text:span><text:s/>lines<text:s/>keep<text:s/>their<text:s/>newlines,<text:s/>too<text:s/>-</text:p>
      <text:p text:style-name="OrgSrcBlock"><text:span text:style-name="OrgSrcFontLockStringFace"><text:s/><text:s/><text:s/><text:s/><text:s/><text:s/><text:s/><text:s/>this<text:s/>text<text:s/>will<text:s/>appear<text:s/>over<text:s/>two<text:s/>line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DelimiterFace">#<text:s/></text:span><text:span text:style-name="OrgSrcFontLockCommentFace">COLLECTION<text:s/>TYPES<text:s/>#</text:span></text:p>
      <text:p text:style-name="OrgSrcBlock"><text:span text:style-name="OrgSrcFontLockCommentDelimiterFace">#</text:span><text:span text:style-name="OrgSrcFontLockCommentDelimiterFace">###################</text:span></text:p>
      <text:p text:style-name="OrgSrcBlock"/>
      <text:p text:style-name="OrgSrcBlock"><text:span text:style-name="OrgSrcFontLockCommentDelimiterFace">#<text:s/></text:span><text:span text:style-name="OrgSrcFontLockCommentFace">Nesting<text:s/>uses<text:s/>indentation.<text:s/>2<text:s/>space<text:s/>indent<text:s/>is<text:s/>preferred<text:s/>(but<text:s/>not<text:s/>required).</text:span></text:p>
      <text:p text:style-name="OrgSrcBlock"><text:span text:style-name="OrgSrcFontLockVariableNameFace">a_nested_map</text:span>:</text:p>
      <text:p text:style-name="OrgSrcBlock"><text:s/><text:s/><text:span text:style-name="OrgSrcFontLockVariableNameFace">key</text:span>:<text:s/>value</text:p>
      <text:p text:style-name="OrgSrcBlock"><text:s/><text:s/><text:span text:style-name="OrgSrcFontLockVariableNameFace">another_key</text:span>:<text:s/>Another<text:s/>Value</text:p>
      <text:p text:style-name="OrgSrcBlock"><text:s/><text:s/><text:span text:style-name="OrgSrcFontLockVariableNameFace">another_nested_map</text:span>:</text:p>
      <text:p text:style-name="OrgSrcBlock"><text:s/><text:s/><text:s/><text:s/><text:span text:style-name="OrgSrcFontLockVariableNameFace">hello</text:span>:<text:s/>hello</text:p>
      <text:p text:style-name="OrgSrcBlock"/>
      <text:p text:style-name="OrgSrcBlock"><text:span text:style-name="OrgSrcFontLockCommentDelimiterFace">#<text:s/></text:span><text:span text:style-name="OrgSrcFontLockCommentFace">Maps<text:s/>don't<text:s/>have<text:s/>to<text:s/>have<text:s/>string<text:s/>keys.</text:span></text:p>
      <text:p text:style-name="OrgSrcBlock"><text:span text:style-name="OrgSrcFontLockVariableNameFace">0.25</text:span>:<text:s/>a<text:s/>float<text:s/>key</text:p>
      <text:p text:style-name="OrgSrcBlock"/>
      <text:p text:style-name="OrgSrcBlock"><text:span text:style-name="OrgSrcFontLockCommentDelimiterFace">#<text:s/></text:span><text:span text:style-name="OrgSrcFontLockCommentFace">Keys<text:s/>can<text:s/>also<text:s/>be<text:s/>complex,<text:s/>like<text:s/>multi-line<text:s/>objects</text:span></text:p>
      <text:p text:style-name="OrgSrcBlock"><text:span text:style-name="OrgSrcFontLockCommentDelimiterFace">#<text:s/></text:span><text:span text:style-name="OrgSrcFontLockCommentFace">We<text:s/>use<text:s/>?<text:s/>followed<text:s/>by<text:s/>a<text:s/>space<text:s/>to<text:s/>indicate<text:s/>the<text:s/>start<text:s/>of<text:s/>a<text:s/>complex<text:s/>key.</text:span></text:p>
      <text:p text:style-name="OrgSrcBlock">?<text:s/>|</text:p>
      <text:p text:style-name="OrgSrcBlock"><text:s/><text:s/>This<text:s/>is<text:s/>a<text:s/>key</text:p>
      <text:p text:style-name="OrgSrcBlock"><text:s/><text:s/>that<text:s/>has<text:s/>multiple<text:s/>lines</text:p>
      <text:p text:style-name="OrgSrcBlock">:<text:s/>and<text:s/>this<text:s/>is<text:s/>its<text:s/>value</text:p>
      <text:p text:style-name="OrgSrcBlock"/>
      <text:p text:style-name="OrgSrcBlock"><text:span text:style-name="OrgSrcFontLockCommentDelimiterFace">#<text:s/></text:span><text:span text:style-name="OrgSrcFontLockCommentFace">YAML<text:s/>also<text:s/>allows<text:s/>mapping<text:s/>between<text:s/>sequences<text:s/>with<text:s/>the<text:s/>complex<text:s/>key<text:s/>syntax</text:span></text:p>
      <text:p text:style-name="OrgSrcBlock"><text:span text:style-name="OrgSrcFontLockCommentDelimiterFace">#<text:s/></text:span><text:span text:style-name="OrgSrcFontLockCommentFace">Some<text:s/>language<text:s/>parsers<text:s/>might<text:s/>complain</text:span></text:p>
      <text:p text:style-name="OrgSrcBlock"><text:span text:style-name="OrgSrcFontLockCommentDelimiterFace">#<text:s/></text:span><text:span text:style-name="OrgSrcFontLockCommentFace">An<text:s/>example</text:span></text:p>
      <text:p text:style-name="OrgSrcBlock">?<text:s/>-<text:s/>Manchester<text:s/>United</text:p>
      <text:p text:style-name="OrgSrcBlock"><text:s/><text:s/>-<text:s/>Real<text:s/>Madrid</text:p>
      <text:p text:style-name="OrgSrcBlock">:<text:s/>[2001-01-01,<text:s/>2002-02-02]</text:p>
      <text:p text:style-name="OrgSrcBlock"/>
      <text:p text:style-name="OrgSrcBlock"><text:span text:style-name="OrgSrcFontLockCommentDelimiterFace">#<text:s/></text:span><text:span text:style-name="OrgSrcFontLockCommentFace">Sequences<text:s/>(equivalent<text:s/>to<text:s/>lists<text:s/>or<text:s/>arrays)<text:s/>look<text:s/>like<text:s/>this</text:span></text:p>
      <text:p text:style-name="OrgSrcBlock"><text:span text:style-name="OrgSrcFontLockCommentDelimiterFace">#<text:s/></text:span><text:span text:style-name="OrgSrcFontLockCommentFace">(note<text:s/>that<text:s/>the<text:s/>'-'<text:s/>counts<text:s/>as<text:s/>indentation):</text:span></text:p>
      <text:p text:style-name="OrgSrcBlock"><text:span text:style-name="OrgSrcFontLockVariableNameFace">a_sequence</text:span>:</text:p>
      <text:p text:style-name="OrgSrcBlock"><text:s/><text:s/>-<text:s/>Item<text:s/>1</text:p>
      <text:p text:style-name="OrgSrcBlock"><text:s/><text:s/>-<text:s/>Item<text:s/>2</text:p>
      <text:p text:style-name="OrgSrcBlock"><text:s/><text:s/>-<text:s/>0.5<text:s/><text:s/><text:span text:style-name="OrgSrcFontLockCommentDelimiterFace">#<text:s/></text:span><text:span text:style-name="OrgSrcFontLockCommentFace">sequences<text:s/>can<text:s/>contain<text:s/>disparate<text:s/>types.</text:span></text:p>
      <text:p text:style-name="OrgSrcBlock"><text:s/><text:s/>-<text:s/>Item<text:s/>4</text:p>
      <text:p text:style-name="OrgSrcBlock"><text:s/><text:s/>-<text:s/><text:span text:style-name="OrgSrcFontLockVariableNameFace">key</text:span>:<text:s/>value</text:p>
      <text:p text:style-name="OrgSrcBlock"><text:s/><text:s/><text:s/><text:s/><text:span text:style-name="OrgSrcFontLockVariableNameFace">another_key</text:span>:<text:s/>another_value</text:p>
      <text:p text:style-name="OrgSrcBlock"><text:s/><text:s/>-</text:p>
      <text:p text:style-name="OrgSrcBlock"><text:s/><text:s/><text:s/><text:s/>-<text:s/>This<text:s/>is<text:s/>a<text:s/>sequence</text:p>
      <text:p text:style-name="OrgSrcBlock"><text:s/><text:s/><text:s/><text:s/>-<text:s/>inside<text:s/>another<text:s/>sequence</text:p>
      <text:p text:style-name="OrgSrcBlock"><text:s/><text:s/>-<text:s/>-<text:s/>-<text:s/>Nested<text:s/>sequence<text:s/>indicators</text:p>
      <text:p text:style-name="OrgSrcBlock"><text:s/><text:s/><text:s/><text:s/><text:s/><text:s/>-<text:s/>can<text:s/>be<text:s/>collapsed</text:p>
      <text:p text:style-name="OrgSrcBlock"/>
      <text:p text:style-name="OrgSrcBlock"><text:span text:style-name="OrgSrcFontLockCommentDelimiterFace">#<text:s/></text:span><text:span text:style-name="OrgSrcFontLockCommentFace">Since<text:s/>YAML<text:s/>is<text:s/>a<text:s/>superset<text:s/>of<text:s/>JSON,<text:s/>you<text:s/>can<text:s/>also<text:s/>write<text:s/>JSON-style<text:s/>maps<text:s/>and</text:span></text:p>
      <text:p text:style-name="OrgSrcBlock"><text:span text:style-name="OrgSrcFontLockCommentDelimiterFace">#<text:s/></text:span><text:span text:style-name="OrgSrcFontLockCommentFace">sequences:</text:span></text:p>
      <text:p text:style-name="OrgSrcBlock"><text:span text:style-name="OrgSrcFontLockVariableNameFace">json_map</text:span>:<text:s/>{<text:span text:style-name="OrgSrcFontLockStringFace">"key"</text:span>:<text:s/><text:span text:style-name="OrgSrcFontLockStringFace">"value"</text:span>}</text:p>
      <text:p text:style-name="OrgSrcBlock"><text:span text:style-name="OrgSrcFontLockVariableNameFace">json_seq</text:span>:<text:s/>[3,<text:s/>2,<text:s/>1,<text:s/><text:span text:style-name="OrgSrcFontLockStringFace">"takeoff"</text:span>]</text:p>
      <text:p text:style-name="OrgSrcBlock"><text:span text:style-name="OrgSrcFontLockVariableNameFace">and<text:s/>quotes<text:s/>are<text:s/>optional</text:span>:<text:s/>{<text:span text:style-name="OrgSrcFontLockVariableNameFace">key</text:span>:<text:s/>[3,<text:s/>2,<text:s/>1,<text:s/>takeoff]}</text:p>
      <text:p text:style-name="OrgSrcBlock"/>
      <text:p text:style-name="OrgSrcBlock"><text:span text:style-name="OrgSrcFontLockCommentDelimiterFace">#</text:span><text:span text:style-name="OrgSrcFontLockCommentDelimiterFace">######################</text:span></text:p>
      <text:p text:style-name="OrgSrcBlock"><text:span text:style-name="OrgSrcFontLockCommentDelimiterFace">#<text:s/></text:span><text:span text:style-name="OrgSrcFontLockCommentFace">EXTRA<text:s/>YAML<text:s/>FEATURES<text:s/>#</text:span></text:p>
      <text:p text:style-name="OrgSrcBlock"><text:span text:style-name="OrgSrcFontLockCommentDelimiterFace">#</text:span><text:span text:style-name="OrgSrcFontLockCommentDelimiterFace">######################</text:span></text:p>
      <text:p text:style-name="OrgSrcBlock"/>
      <text:p text:style-name="OrgSrcBlock"><text:span text:style-name="OrgSrcFontLockCommentDelimiterFace">#<text:s/></text:span><text:span text:style-name="OrgSrcFontLockCommentFace">YAML<text:s/>also<text:s/>has<text:s/>a<text:s/>handy<text:s/>feature<text:s/>called<text:s/>'anchors',<text:s/>which<text:s/>let<text:s/>you<text:s/>easily<text:s/>duplicate</text:span></text:p>
      <text:p text:style-name="OrgSrcBlock"><text:span text:style-name="OrgSrcFontLockCommentDelimiterFace">#<text:s/></text:span><text:span text:style-name="OrgSrcFontLockCommentFace">content<text:s/>across<text:s/>your<text:s/>document.<text:s/>Both<text:s/>of<text:s/>these<text:s/>keys<text:s/>will<text:s/>have<text:s/>the<text:s/>same<text:s/>value:</text:span></text:p>
      <text:p text:style-name="OrgSrcBlock"><text:span text:style-name="OrgSrcFontLockVariableNameFace">anchored_content</text:span>:<text:s/><text:span text:style-name="OrgSrcFontLockFunctionNameFace">&amp;anchor_name</text:span><text:s/>This<text:s/>string<text:s/>will<text:s/>appear<text:s/>as<text:s/>the<text:s/>value<text:s/>of<text:s/>two<text:s/>keys.</text:p>
      <text:p text:style-name="OrgSrcBlock"><text:span text:style-name="OrgSrcFontLockVariableNameFace">other_anchor</text:span>:<text:s/><text:span text:style-name="OrgSrcFontLockFunctionNameFace">*anchor_name</text:span></text:p>
      <text:p text:style-name="OrgSrcBlock"/>
      <text:p text:style-name="OrgSrcBlock"><text:span text:style-name="OrgSrcFontLockCommentDelimiterFace">#<text:s/></text:span><text:span text:style-name="OrgSrcFontLockCommentFace">Anchors<text:s/>can<text:s/>be<text:s/>used<text:s/>to<text:s/>duplicate/inherit<text:s/>properties</text:span></text:p>
      <text:p text:style-name="OrgSrcBlock"><text:span text:style-name="OrgSrcFontLockVariableNameFace">base</text:span>:<text:s/><text:span text:style-name="OrgSrcFontLockFunctionNameFace">&amp;base</text:span></text:p>
      <text:p text:style-name="OrgSrcBlock"><text:s/><text:s/><text:span text:style-name="OrgSrcFontLockVariableNameFace">name</text:span>:<text:s/>Everyone<text:s/>has<text:s/>same<text:s/>name</text:p>
      <text:p text:style-name="OrgSrcBlock"/>
      <text:p text:style-name="OrgSrcBlock"><text:span text:style-name="OrgSrcFontLockCommentDelimiterFace">#<text:s/></text:span><text:span text:style-name="OrgSrcFontLockCommentFace">The<text:s/>regexp<text:s/>&lt;&lt;<text:s/>is<text:s/>called<text:s/>Merge<text:s/>Key<text:s/>Language-Independent<text:s/>Type.<text:s/>It<text:s/>is<text:s/>used<text:s/>to</text:span></text:p>
      <text:p text:style-name="OrgSrcBlock"><text:span text:style-name="OrgSrcFontLockCommentDelimiterFace">#<text:s/></text:span><text:span text:style-name="OrgSrcFontLockCommentFace">indicate<text:s/>that<text:s/>all<text:s/>the<text:s/>keys<text:s/>of<text:s/>one<text:s/>or<text:s/>more<text:s/>specified<text:s/>maps<text:s/>should<text:s/>be<text:s/>inserted</text:span></text:p>
      <text:p text:style-name="OrgSrcBlock"><text:span text:style-name="OrgSrcFontLockCommentDelimiterFace">#<text:s/></text:span><text:span text:style-name="OrgSrcFontLockCommentFace">into<text:s/>the<text:s/>current<text:s/>map.</text:span></text:p>
      <text:p text:style-name="OrgSrcBlock"/>
      <text:p text:style-name="OrgSrcBlock"><text:span text:style-name="OrgSrcFontLockVariableNameFace">foo</text:span>:<text:s/><text:span text:style-name="OrgSrcFontLockFunctionNameFace">&amp;foo</text:span></text:p>
      <text:p text:style-name="OrgSrcBlock"><text:s/><text:s/><text:span text:style-name="OrgSrcFontLockVariableNameFace">&lt;&lt;</text:span>:<text:s/><text:span text:style-name="OrgSrcFontLockFunctionNameFace">*base</text:span></text:p>
      <text:p text:style-name="OrgSrcBlock"><text:s/><text:s/><text:span text:style-name="OrgSrcFontLockVariableNameFace">age</text:span>:<text:s/>10</text:p>
      <text:p text:style-name="OrgSrcBlock"/>
      <text:p text:style-name="OrgSrcBlock"><text:span text:style-name="OrgSrcFontLockVariableNameFace">bar</text:span>:<text:s/><text:span text:style-name="OrgSrcFontLockFunctionNameFace">&amp;bar</text:span></text:p>
      <text:p text:style-name="OrgSrcBlock"><text:s/><text:s/><text:span text:style-name="OrgSrcFontLockVariableNameFace">&lt;&lt;</text:span>:<text:s/><text:span text:style-name="OrgSrcFontLockFunctionNameFace">*base</text:span></text:p>
      <text:p text:style-name="OrgSrcBlock"><text:s/><text:s/><text:span text:style-name="OrgSrcFontLockVariableNameFace">age</text:span>:<text:s/>20</text:p>
      <text:p text:style-name="OrgSrcBlock"/>
      <text:p text:style-name="OrgSrcBlock"><text:span text:style-name="OrgSrcFontLockCommentDelimiterFace">#<text:s/></text:span><text:span text:style-name="OrgSrcFontLockCommentFace">foo<text:s/>and<text:s/>bar<text:s/>would<text:s/>also<text:s/>have<text:s/>name:<text:s/>Everyone<text:s/>has<text:s/>same<text:s/>name</text:span></text:p>
      <text:p text:style-name="OrgSrcBlock"/>
      <text:p text:style-name="OrgSrcBlock"><text:span text:style-name="OrgSrcFontLockCommentDelimiterFace">#<text:s/></text:span><text:span text:style-name="OrgSrcFontLockCommentFace">YAML<text:s/>also<text:s/>has<text:s/>tags,<text:s/>which<text:s/>you<text:s/>can<text:s/>use<text:s/>to<text:s/>explicitly<text:s/>declare<text:s/>types.</text:span></text:p>
      <text:p text:style-name="OrgSrcBlock"><text:span text:style-name="OrgSrcFontLockVariableNameFace">explicit_string</text:span>:<text:s/><text:span text:style-name="OrgSrcFontLockTypeFace">!!str</text:span><text:s/>0.5</text:p>
      <text:p text:style-name="OrgSrcBlock"><text:span text:style-name="OrgSrcFontLockCommentDelimiterFace">#<text:s/></text:span><text:span text:style-name="OrgSrcFontLockCommentFace">Some<text:s/>parsers<text:s/>implement<text:s/>language<text:s/>specific<text:s/>tags,<text:s/>like<text:s/>this<text:s/>one<text:s/>for<text:s/>Python's</text:span></text:p>
      <text:p text:style-name="OrgSrcBlock"><text:span text:style-name="OrgSrcFontLockCommentDelimiterFace">#<text:s/></text:span><text:span text:style-name="OrgSrcFontLockCommentFace">complex<text:s/>number<text:s/>type.</text:span></text:p>
      <text:p text:style-name="OrgSrcBlock"><text:span text:style-name="OrgSrcFontLockVariableNameFace">python_complex_number</text:span>:<text:s/><text:span text:style-name="OrgSrcFontLockTypeFace">!!python/complex</text:span><text:s/>1+2j</text:p>
      <text:p text:style-name="OrgSrcBlock"/>
      <text:p text:style-name="OrgSrcBlock"><text:span text:style-name="OrgSrcFontLockCommentDelimiterFace">#<text:s/></text:span><text:span text:style-name="OrgSrcFontLockCommentFace">We<text:s/>can<text:s/>also<text:s/>use<text:s/>yaml<text:s/>complex<text:s/>keys<text:s/>with<text:s/>language<text:s/>specific<text:s/>tags</text:span></text:p>
      <text:p text:style-name="OrgSrcBlock">?<text:s/><text:span text:style-name="OrgSrcFontLockTypeFace">!!python/tuple</text:span><text:s/>[5,<text:s/>7]</text:p>
      <text:p text:style-name="OrgSrcBlock">:<text:s/>Fifty<text:s/>Seven</text:p>
      <text:p text:style-name="OrgSrcBlock"><text:span text:style-name="OrgSrcFontLockCommentDelimiterFace">#<text:s/></text:span><text:span text:style-name="OrgSrcFontLockCommentFace">Would<text:s/>be<text:s/>{(5,<text:s/>7):<text:s/>'Fifty<text:s/>Seven'}<text:s/>in<text:s/>Python</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DelimiterFace">#<text:s/></text:span><text:span text:style-name="OrgSrcFontLockCommentFace">EXTRA<text:s/>YAML<text:s/>TYPES<text:s/>#</text:span></text:p>
      <text:p text:style-name="OrgSrcBlock"><text:span text:style-name="OrgSrcFontLockCommentDelimiterFace">#</text:span><text:span text:style-name="OrgSrcFontLockCommentDelimiterFace">###################</text:span></text:p>
      <text:p text:style-name="OrgSrcBlock"/>
      <text:p text:style-name="OrgSrcBlock"><text:span text:style-name="OrgSrcFontLockCommentDelimiterFace">#<text:s/></text:span><text:span text:style-name="OrgSrcFontLockCommentFace">Strings<text:s/>and<text:s/>numbers<text:s/>aren't<text:s/>the<text:s/>only<text:s/>scalars<text:s/>that<text:s/>YAML<text:s/>can<text:s/>understand.</text:span></text:p>
      <text:p text:style-name="OrgSrcBlock"><text:span text:style-name="OrgSrcFontLockCommentDelimiterFace">#<text:s/></text:span><text:span text:style-name="OrgSrcFontLockCommentFace">ISO-formatted<text:s/>date<text:s/>and<text:s/>datetime<text:s/>literals<text:s/>are<text:s/>also<text:s/>parsed.</text:span></text:p>
      <text:p text:style-name="OrgSrcBlock"><text:span text:style-name="OrgSrcFontLockVariableNameFace">datetime</text:span>:<text:s/>2001-12-15T02:59:43.1Z</text:p>
      <text:p text:style-name="OrgSrcBlock"><text:span text:style-name="OrgSrcFontLockVariableNameFace">datetime_with_spaces</text:span>:<text:s/>2001-12-14<text:s/>21:59:43.10<text:s/>-5</text:p>
      <text:p text:style-name="OrgSrcBlock"><text:span text:style-name="OrgSrcFontLockVariableNameFace">date</text:span>:<text:s/>2002-12-14</text:p>
      <text:p text:style-name="OrgSrcBlock"/>
      <text:p text:style-name="OrgSrcBlock"><text:span text:style-name="OrgSrcFontLockCommentDelimiterFace">#<text:s/></text:span><text:span text:style-name="OrgSrcFontLockCommentFace">The<text:s/>!!binary<text:s/>tag<text:s/>indicates<text:s/>that<text:s/>a<text:s/>string<text:s/>is<text:s/>actually<text:s/>a<text:s/>base64-encoded</text:span></text:p>
      <text:p text:style-name="OrgSrcBlock"><text:span text:style-name="OrgSrcFontLockCommentDelimiterFace">#<text:s/></text:span><text:span text:style-name="OrgSrcFontLockCommentFace">representation<text:s/>of<text:s/>a<text:s/>binary<text:s/>blob.</text:span></text:p>
      <text:p text:style-name="OrgSrcBlock"><text:span text:style-name="OrgSrcFontLockVariableNameFace">gif_file</text:span>:<text:s/><text:span text:style-name="OrgSrcFontLockTypeFace">!!binary</text:span><text:s/>|</text:p>
      <text:p text:style-name="OrgSrcBlock"><text:s/><text:s/><text:span text:style-name="OrgSrcFontLockStringFace">R0lGODlhDAAMAIQAAP//9/X17unp5WZmZgAAAOfn515eXvPz7Y6OjuDg4J+fn5</text:span></text:p>
      <text:p text:style-name="OrgSrcBlock"><text:span text:style-name="OrgSrcFontLockStringFace"><text:s/><text:s/>OTk6enp56enmlpaWNjY6Ojo4SEhP/++f/++f/++f/++f/++f/++f/++f/++f/+</text:span></text:p>
      <text:p text:style-name="OrgSrcBlock"><text:span text:style-name="OrgSrcFontLockStringFace"><text:s/><text:s/>+f/++f/++f/++f/++f/++SH+Dk1hZGUgd2l0aCBHSU1QACwAAAAADAAMAAAFLC</text:span></text:p>
      <text:p text:style-name="OrgSrcBlock"><text:span text:style-name="OrgSrcFontLockStringFace"><text:s/><text:s/>AgjoEwnuNAFOhpEMTRiggcz4BNJHrv/zCFcLiwMWYNG84BwwEeECcgggoBADs=</text:span></text:p>
      <text:p text:style-name="OrgSrcBlock"/>
      <text:p text:style-name="OrgSrcBlock"><text:span text:style-name="OrgSrcFontLockCommentDelimiterFace">#<text:s/></text:span><text:span text:style-name="OrgSrcFontLockCommentFace">YAML<text:s/>also<text:s/>has<text:s/>a<text:s/>set<text:s/>type,<text:s/>which<text:s/>looks<text:s/>like<text:s/>this:</text:span></text:p>
      <text:p text:style-name="OrgSrcBlock"><text:span text:style-name="OrgSrcFontLockVariableNameFace">set</text:span>:</text:p>
      <text:p text:style-name="OrgSrcBlock"><text:s/><text:s/>?<text:s/>item1</text:p>
      <text:p text:style-name="OrgSrcBlock"><text:s/><text:s/>?<text:s/>item2</text:p>
      <text:p text:style-name="OrgSrcBlock"><text:s/><text:s/>?<text:s/>item3</text:p>
      <text:p text:style-name="OrgSrcBlock"><text:span text:style-name="OrgSrcFontLockVariableNameFace">or</text:span>:<text:s/>{item1,<text:s/>item2,<text:s/>item3}</text:p>
      <text:p text:style-name="OrgSrcBlock"/>
      <text:p text:style-name="OrgSrcBlock"><text:span text:style-name="OrgSrcFontLockCommentDelimiterFace">#<text:s/></text:span><text:span text:style-name="OrgSrcFontLockCommentFace">Sets<text:s/>are<text:s/>just<text:s/>maps<text:s/>with<text:s/>null<text:s/>values;<text:s/>the<text:s/>above<text:s/>is<text:s/>equivalent<text:s/>to:</text:span></text:p>
      <text:p text:style-name="OrgSrcBlock"><text:span text:style-name="OrgSrcFontLockVariableNameFace">set2</text:span>:</text:p>
      <text:p text:style-name="OrgSrcBlock"><text:s/><text:s/><text:span text:style-name="OrgSrcFontLockVariableNameFace">item1</text:span>:<text:s/><text:span text:style-name="OrgSrcFontLockConstantFace">null</text:span></text:p>
      <text:p text:style-name="OrgSrcBlock"><text:s/><text:s/><text:span text:style-name="OrgSrcFontLockVariableNameFace">item2</text:span>:<text:s/><text:span text:style-name="OrgSrcFontLockConstantFace">null</text:span></text:p>
      <text:p text:style-name="OrgSrcBlock"><text:s/><text:s/><text:span text:style-name="OrgSrcFontLockVariableNameFace">item3</text:span>:<text:s/><text:span text:style-name="OrgSrcFontLockConstantFace">null</text:span></text:p>
      <text:p text:style-name="OrgSrcBlock"/>
      <text:p text:style-name="OrgSrcBlock"><text:span text:style-name="OrgSrcFontLockCommentDelimiterFace">#<text:s/></text:span><text:span text:style-name="OrgSrcFontLockCommentFace">document<text:s/>end</text:span></text:p>
      <text:p text:style-name="OrgSrcBlockLastLine"><text:span text:style-name="OrgSrcFontLockCommentFace">...</text:span></text:p>
      <text:h text:style-name="Heading_20_4" text:outline-level="4" text:is-list-header="false">
<text:bookmark-start text:name="OrgXref.org42159c0"/>
<text:bookmark text:name="org42159c0"/>What are the <text:span text:style-name="OrgCode">---</text:span> in yaml?
<text:bookmark-end text:name="OrgXref.org42159c0"/></text:h>
      <text:h text:style-name="Heading_20_4" text:outline-level="4" text:is-list-header="false">
<text:bookmark-start text:name="OrgXref.org73decbd"/>
<text:bookmark text:name="org73decbd"/>What are the <text:span text:style-name="OrgCode">...</text:span> in yaml?
<text:bookmark-end text:name="OrgXref.org73decbd"/></text:h>
      <text:h text:style-name="Heading_20_3" text:outline-level="3" text:is-list-header="false">
<text:bookmark-start text:name="OrgXref.org34b9363"/>
<text:bookmark text:name="org34b9363"/><text:span text:style-name="OrgTodo">TODO</text:span> json
<text:bookmark-end text:name="OrgXref.org34b9363"/></text:h>
      <text:h text:style-name="Heading_20_3" text:outline-level="3" text:is-list-header="false">
<text:bookmark-start text:name="OrgXref.org80eaac4"/>
<text:bookmark text:name="org80eaac4"/><text:span text:style-name="OrgTodo">TODO</text:span> xml
<text:bookmark-end text:name="OrgXref.org80eaac4"/></text:h>
      <text:h text:style-name="Heading_20_3" text:outline-level="3" text:is-list-header="false">
<text:bookmark-start text:name="OrgXref.orga303ef9"/>
<text:bookmark text:name="orga303ef9"/><text:span text:style-name="OrgTodo">TODO</text:span> protobuf
<text:bookmark-end text:name="OrgXref.orga303ef9"/></text:h>
      <text:h text:style-name="Heading_20_3" text:outline-level="3" text:is-list-header="false">
<text:bookmark-start text:name="OrgXref.orgb31f792"/>
<text:bookmark text:name="orgb31f792"/><text:span text:style-name="OrgTodo">TODO</text:span> ASN.1
<text:bookmark-end text:name="OrgXref.orgb31f792"/></text:h>
      <text:h text:style-name="Heading_20_2" text:outline-level="2" text:is-list-header="false">
<text:bookmark-start text:name="OrgXref.org9e9dcd0"/>
<text:bookmark text:name="org9e9dcd0"/><text:span text:style-name="OrgTodo">WIP</text:span> Complexity <text:span text:style-name="OrgCode">[0/2]</text:span>
<text:bookmark-end text:name="OrgXref.org9e9dcd0"/></text:h>
      <text:h text:style-name="Heading_20_3" text:outline-level="3" text:is-list-header="false">
<text:bookmark-start text:name="OrgXref.org0e7c8bf"/>
<text:bookmark text:name="org0e7c8bf"/><text:span text:style-name="OrgTodo">TODO</text:span> Code complexity (big O)
<text:bookmark-end text:name="OrgXref.org0e7c8bf"/></text:h>
      <text:h text:style-name="Heading_20_3" text:outline-level="3" text:is-list-header="false">
<text:bookmark-start text:name="OrgXref.org9e61fe4"/>
<text:bookmark text:name="org9e61fe4"/><text:span text:style-name="OrgTodo">WIP</text:span> Amortized Analysis
<text:bookmark-end text:name="OrgXref.org9e61fe4"/></text:h>
      <text:section text:style-name="OrgIndentedSection-Level-0" text:name="Section8">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Amortized_analysis">https://en.wikipedia.org/wiki/Amortized_analysis</text:a></text:p>
              </table:table-cell>
            </table:table-row>
          </table:table-rows>
        </table:table>
      </text:section>
      <text:list text:style-name="OrgBulletedList" text:continue-numbering="false">
        <text:list-item>
          <text:p text:style-name="Text_20_body">method for analyzing a given algorithm's complexity, or how much of a resource, especially time or memory, it takes to execute. The motivation for amortized analysis is that looking at the worst-case run time per operation, rather than per algorithm, can be too pessimistic.[1]
</text:p>
        </text:list-item>
        <text:list-item>
          <text:p text:style-name="Text_20_body">While certain operations for a given algorithm may have a significant cost in resources, other operations may not be as costly. The amortized analysis considers both the costly and less costly operations together over the whole series of operations of the algorithm. This may include accounting for different types of input, length of the input, and other factors that affect its performance.[2]
</text:p>
        </text:list-item>
      </text:list>
      <text:h text:style-name="Heading_20_2" text:outline-level="2" text:is-list-header="false">
<text:bookmark-start text:name="OrgXref.org4db39a7"/>
<text:bookmark text:name="org4db39a7"/>Basic Data Structures
<text:bookmark-end text:name="OrgXref.org4db39a7"/></text:h>
      <text:h text:style-name="Heading_20_3" text:outline-level="3" text:is-list-header="false">
<text:bookmark-start text:name="OrgXref.org328ebec"/>
<text:bookmark text:name="org328ebec"/>List
<text:bookmark-end text:name="OrgXref.org328ebec"/></text:h>
      <text:h text:style-name="Heading_20_3" text:outline-level="3" text:is-list-header="false">
<text:bookmark-start text:name="OrgXref.org4249f19"/>
<text:bookmark text:name="org4249f19"/>Set
<text:bookmark-end text:name="OrgXref.org4249f19"/></text:h>
      <text:h text:style-name="Heading_20_3" text:outline-level="3" text:is-list-header="false">
<text:bookmark-start text:name="OrgXref.orgca1983c"/>
<text:bookmark text:name="orgca1983c"/>Map
<text:bookmark-end text:name="OrgXref.orgca1983c"/></text:h>
      <text:h text:style-name="Heading_20_3" text:outline-level="3" text:is-list-header="false">
<text:bookmark-start text:name="OrgXref.org861efb8"/>
<text:bookmark text:name="org861efb8"/>Queue
<text:bookmark-end text:name="OrgXref.org861efb8"/></text:h>
      <text:h text:style-name="Heading_20_3" text:outline-level="3" text:is-list-header="false">
<text:bookmark-start text:name="OrgXref.orgbe5c37b"/>
<text:bookmark text:name="orgbe5c37b"/>Tree
<text:bookmark-end text:name="OrgXref.orgbe5c37b"/></text:h>
      <text:h text:style-name="Heading_20_3" text:outline-level="3" text:is-list-header="false">
<text:bookmark-start text:name="OrgXref.orgdbf55e7"/>
<text:bookmark text:name="orgdbf55e7"/>Finger Tree
<text:bookmark-end text:name="OrgXref.orgdbf55e7"/></text:h>
      <text:section text:style-name="OrgIndentedSection-Level-0" text:name="Section9">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Finger_tree">https://en.wikipedia.org/wiki/Finger_tree</text:a></text:p>
              </table:table-cell>
            </table:table-row>
          </table:table-rows>
        </table:table>
      </text:section>
      <text:list text:style-name="OrgBulletedList" text:continue-numbering="false">
        <text:list-item>
          <text:p text:style-name="Text_20_body">is a purely functional data structure that can be used to efficiently implement other functional data structures. A finger tree gives amortized constant time access to the "fingers" (leaves) of the tree, which is where data is stored, and concatenation and splitting logarithmic time in the size of the smaller piece. It also stores in each internal node the result of applying some associative operation to its descendants. This "summary" data stored in the internal nodes can be used to provide the functionality of data structures other than trees.
</text:p>
        </text:list-item>
      </text:list>
      <text:h text:style-name="Heading_20_3" text:outline-level="3" text:is-list-header="false">
<text:bookmark-start text:name="OrgXref.org5815a30"/>
<text:bookmark text:name="org5815a30"/>Trie
<text:bookmark-end text:name="OrgXref.org5815a30"/></text:h>
      <text:section text:style-name="OrgIndentedSection-Level-0" text:name="Section10">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Trie">https://en.wikipedia.org/wiki/Trie</text:a></text:p>
              </table:table-cell>
            </table:table-row>
          </table:table-rows>
        </table:table>
      </text:section>
      <text:list text:style-name="OrgBulletedList" text:continue-numbering="false">
        <text:list-item>
          <text:p text:style-name="Text_20_body">In computer science, a trie, also called digital tree or prefix tree, is a kind of search tree—an ordered tree data structure used to store a dynamic set or associative array where the keys are usually strings. Unlike a binary search tree, no node in the tree stores the key associated with that node; instead, its position in the tree defines the key with which it is associated; i.e., the value of the key is distributed across the structure. All the descendants of a node have a common prefix of the string associated with that node, and the root is associated with the empty string. Keys tend to be associated with leaves, though some inner nodes may correspond to keys of interest. Hence, keys are not necessarily associated with every node. For the space-optimized presentation of prefix tree, see compact prefix tree.
</text:p>
        </text:list-item>
      </text:list>
      <text:h text:style-name="Heading_20_2" text:outline-level="2" text:is-list-header="false">
<text:bookmark-start text:name="OrgXref.org484d8f3"/>
<text:bookmark text:name="org484d8f3"/>Basic Algorithms
<text:bookmark-end text:name="OrgXref.org484d8f3"/></text:h>
      <text:h text:style-name="Heading_20_3" text:outline-level="3" text:is-list-header="false">
<text:bookmark-start text:name="OrgXref.org598067d"/>
<text:bookmark text:name="org598067d"/>Stable vs unstable sorting
<text:bookmark-end text:name="OrgXref.org598067d"/></text:h>
      <text:h text:style-name="Heading_20_2" text:outline-level="2" text:is-list-header="false">
<text:bookmark-start text:name="OrgXref.org4589b19"/>
<text:bookmark text:name="org4589b19"/>Advanced Algorithm
<text:bookmark-end text:name="OrgXref.org4589b19"/></text:h>
      <text:h text:style-name="Heading_20_3" text:outline-level="3" text:is-list-header="false">
<text:bookmark-start text:name="OrgXref.orga404266"/>
<text:bookmark text:name="orga404266"/>cache-oblivious algorithm
<text:bookmark-end text:name="OrgXref.orga404266"/></text:h>
      <text:section text:style-name="OrgIndentedSection-Level-0" text:name="Section11">
        <table:table table:style-name="OrgTable">
          <table:table-column table:style-name="OrgTableColumn"/>
          <table:table-column table:style-name="OrgTableColumn"/>
          <table:table-rows>
            <table:table-row>
              <table:table-cell table:style-name="OrgTblCellT">
                <text:p text:style-name="OrgTableContentsLeft">Primary source:</text:p>
              </table:table-cell>
              <table:table-cell table:style-name="OrgTblCellT">
                <text:p text:style-name="OrgTableContentsLeft"><text:a xlink:type="simple" xlink:href="https://en.wikipedia.org/wiki/Cache-oblivious_algorithm">https://en.wikipedia.org/wiki/Cache-oblivious_algorithm</text:a></text:p>
              </table:table-cell>
            </table:table-row>
            <table:table-row>
              <table:table-cell table:style-name="OrgTblCell">
                <text:p text:style-name="OrgTableContentsLeft">Learn more:</text:p>
              </table:table-cell>
              <table:table-cell table:style-name="OrgTblCell">
                <text:p text:style-name="OrgTableContentsLeft"><text:a xlink:type="simple" xlink:href="http://erikdemaine.org/papers/BRICS2002/paper.pdf">http://erikdemaine.org/papers/BRICS2002/paper.pdf</text:a></text:p>
              </table:table-cell>
            </table:table-row>
            <table:table-row>
              <table:table-cell table:style-name="OrgTblCellB">
                <text:p text:style-name="OrgTableContentsLeft">Learn more:</text:p>
              </table:table-cell>
              <table:table-cell table:style-name="OrgTblCellB">
                <text:p text:style-name="OrgTableContentsLeft"><text:a xlink:type="simple" xlink:href="https://www.cs.ox.ac.uk/ralf.hinze/WG2.8/33/slides/Edward.pdf">https://www.cs.ox.ac.uk/ralf.hinze/WG2.8/33/slides/Edward.pdf</text:a></text:p>
              </table:table-cell>
            </table:table-row>
          </table:table-rows>
        </table:table>
      </text:section>
      <text:list text:style-name="OrgBulletedList" text:continue-numbering="false">
        <text:list-item>
          <text:p text:style-name="Text_20_body">In computing, a cache-oblivious algorithm (or cache-transcendent algorithm) is an algorithm designed to take advantage of a CPU cache without having the size of the cache (or the length of the cache lines, etc.) as an explicit parameter.
</text:p>
        </text:list-item>
        <text:list-item>
          <text:p text:style-name="Text_20_body">An optimal cache-oblivious algorithm is a cache-oblivious algorithm that uses the cache optimally (in an asymptotic sense, ignoring constant factors).
</text:p>
        </text:list-item>
        <text:list-item>
          <text:p text:style-name="Text_20_body">Thus, a cache-oblivious algorithm is designed to perform well, without modification, on multiple machines with different cache sizes, or for a memory hierarchy with different levels of cache having different sizes. Cache-oblivious algorithms are contrasted with explicit blocking, as in loop nest optimization, which explicitly breaks a problem into blocks that are optimally sized for a given cache.
</text:p>
        </text:list-item>
        <text:list-item>
          <text:p text:style-name="Text_20_body">Optimal cache-oblivious algorithms are known for matrix multiplication, matrix transposition, sorting, and several other problems. Some more general algorithms, such as Cooley–Tukey FFT, are optimally cache-oblivious under certain choices of parameters. Because these algorithms are only optimal in an asymptotic sense (ignoring constant factors), further machine-specific tuning may be required to obtain nearly optimal performance in an absolute sense. The goal of cache-oblivious algorithms is to reduce the amount of such tuning that is required.
</text:p>
        </text:list-item>
        <text:list-item>
          <text:p text:style-name="Text_20_body">Typically, a cache-oblivious algorithm works by a recursive divide and conquer algorithm, where the problem is divided into smaller and smaller subproblems. Eventually, one reaches a subproblem size that fits into cache, regardless of the cache size. For example, an optimal cache-oblivious matrix multiplication is obtained by recursively dividing each matrix into four sub-matrices to be multiplied, multiplying the submatrices in a depth-first fashion. In tuning for a specific machine, one may use a hybrid algorithm which uses blocking tuned for the specific cache sizes at the bottom level, but otherwise uses the cache-oblivious algorithm.
</text:p>
        </text:list-item>
      </text:list>
      <text:p text:style-name="Text_20_body"><text:span text:style-name="Bold">*</text:span>
</text:p>
      <text:h text:style-name="Heading_20_1" text:outline-level="1" text:is-list-header="false">
<text:bookmark-start text:name="OrgXref.org049add3"/>
<text:bookmark text:name="org049add3"/><text:span text:style-name="OrgTodo">WIP</text:span> Architecture <text:span text:style-name="OrgCode">[0/18]</text:span><text:tab/><text:span text:style-name="OrgTags">[<text:span text:style-name="OrgTag">DOMAIN</text:span>]</text:span>
<text:bookmark-end text:name="OrgXref.org049add3"/></text:h>
      <text:p text:style-name="Text_20_body"><text:span text:style-name="Bold">architecture</text:span> and <text:span text:style-name="Bold">design</text:span>
</text:p>
      <text:h text:style-name="Heading_20_2" text:outline-level="2" text:is-list-header="false">
<text:bookmark-start text:name="OrgXref.orgbd6ec8c"/>
<text:bookmark text:name="orgbd6ec8c"/><text:span text:style-name="OrgTodo">WIP</text:span> DDD<text:tab/><text:span text:style-name="OrgTags">[<text:span text:style-name="OrgTag">TOPIC</text:span>]</text:span>
<text:bookmark-end text:name="OrgXref.orgbd6ec8c"/></text:h>
      <text:h text:style-name="Heading_20_3" text:outline-level="3" text:is-list-header="false">
<text:bookmark-start text:name="OrgXref.org45fa5bc"/>
<text:bookmark text:name="org45fa5bc"/>Bounded Context<text:tab/><text:span text:style-name="OrgTags">[<text:span text:style-name="OrgTag">TOPIC</text:span>]</text:span>
<text:bookmark-end text:name="OrgXref.org45fa5bc"/></text:h>
      <text:h text:style-name="Heading_20_3" text:outline-level="3" text:is-list-header="false">
<text:bookmark-start text:name="OrgXref.org9f76ace"/>
<text:bookmark text:name="org9f76ace"/>ubiquotous language<text:tab/><text:span text:style-name="OrgTags">[<text:span text:style-name="OrgTag">TOPIC</text:span>]</text:span>
<text:bookmark-end text:name="OrgXref.org9f76ace"/></text:h>
      <text:h text:style-name="Heading_20_3" text:outline-level="3" text:is-list-header="false">
<text:bookmark-start text:name="OrgXref.org82cb3df"/>
<text:bookmark text:name="org82cb3df"/>Entity and Value Object<text:tab/><text:span text:style-name="OrgTags">[<text:span text:style-name="OrgTag">TOPIC</text:span>]</text:span>
<text:bookmark-end text:name="OrgXref.org82cb3df"/></text:h>
      <text:h text:style-name="Heading_20_2" text:outline-level="2" text:is-list-header="false">
<text:bookmark-start text:name="OrgXref.orge43c372"/>
<text:bookmark text:name="orge43c372"/><text:span text:style-name="OrgTodo">WIP</text:span> Messaging<text:tab/><text:span text:style-name="OrgTags">[<text:span text:style-name="OrgTag">TOPIC</text:span>]</text:span>
<text:bookmark-end text:name="OrgXref.orge43c372"/></text:h>
      <text:h text:style-name="Heading_20_3" text:outline-level="3" text:is-list-header="false">
<text:bookmark-start text:name="OrgXref.orgf1f9e06"/>
<text:bookmark text:name="orgf1f9e06"/><text:span text:style-name="OrgTodo">WIP</text:span> QoS
<text:bookmark-end text:name="OrgXref.orgf1f9e06"/></text:h>
      <text:list text:style-name="OrgBulletedList" text:continue-numbering="false">
        <text:list-item>
          <text:p text:style-name="Text_20_body">Each connection to the broker can specify a quality of service measure. These are classified in increasing order of overhead:
</text:p>
          <text:list text:style-name="OrgBulletedList" text:continue-numbering="true">
            <text:list-item>
              <text:p text:style-name="Text_20_body"><text:span text:style-name="Bold">At most once</text:span> - the message is sent only once and the client and broker take no additional steps to acknowledge delivery (fire and forget).
</text:p>
            </text:list-item>
            <text:list-item>
              <text:p text:style-name="Text_20_body"><text:span text:style-name="Bold">At least once</text:span> - the message is re-tried by the sender multiple times until acknowledgement is received (acknowledged delivery).
</text:p>
            </text:list-item>
            <text:list-item>
              <text:p text:style-name="Text_20_body"><text:span text:style-name="Bold">Exactly once</text:span> - the sender and receiver engage in a two-level handshake to ensure only one copy of the message is received (assured delivery).
</text:p>
            </text:list-item>
          </text:list>
        </text:list-item>
      </text:list>
      <text:h text:style-name="Heading_20_3" text:outline-level="3" text:is-list-header="false">
<text:bookmark-start text:name="OrgXref.org9d8aff7"/>
<text:bookmark text:name="org9d8aff7"/><text:span text:style-name="OrgTodo">WIP</text:span> Tools
<text:bookmark-end text:name="OrgXref.org9d8aff7"/></text:h>
      <text:h text:style-name="Heading_20_4" text:outline-level="4" text:is-list-header="false">
<text:bookmark-start text:name="OrgXref.orgb50764f"/>
<text:bookmark text:name="orgb50764f"/><text:span text:style-name="OrgTodo">TODO</text:span> Solace Pub/Sub Plus
<text:bookmark-end text:name="OrgXref.orgb50764f"/></text:h>
      <text:h text:style-name="Heading_20_4" text:outline-level="4" text:is-list-header="false">
<text:bookmark-start text:name="OrgXref.org2faeb40"/>
<text:bookmark text:name="org2faeb40"/><text:span text:style-name="OrgTodo">TODO</text:span> NATS
<text:bookmark-end text:name="OrgXref.org2faeb40"/></text:h>
      <text:h text:style-name="Heading_20_4" text:outline-level="4" text:is-list-header="false">
<text:bookmark-start text:name="OrgXref.org9681616"/>
<text:bookmark text:name="org9681616"/><text:span text:style-name="OrgTodo">TODO</text:span> Google Pub/Sub
<text:bookmark-end text:name="OrgXref.org9681616"/></text:h>
      <text:h text:style-name="Heading_20_4" text:outline-level="4" text:is-list-header="false">
<text:bookmark-start text:name="OrgXref.orgb0189e5"/>
<text:bookmark text:name="orgb0189e5"/><text:span text:style-name="OrgTodo">TODO</text:span> AWS SNS
<text:bookmark-end text:name="OrgXref.orgb0189e5"/></text:h>
      <text:h text:style-name="Heading_20_4" text:outline-level="4" text:is-list-header="false">
<text:bookmark-start text:name="OrgXref.org18ee900"/>
<text:bookmark text:name="org18ee900"/><text:span text:style-name="OrgTodo">TODO</text:span> AWS SES
<text:bookmark-end text:name="OrgXref.org18ee900"/></text:h>
      <text:h text:style-name="Heading_20_4" text:outline-level="4" text:is-list-header="false">
<text:bookmark-start text:name="OrgXref.org7e13111"/>
<text:bookmark text:name="org7e13111"/><text:span text:style-name="OrgTodo">TODO</text:span> AWS SQS
<text:bookmark-end text:name="OrgXref.org7e13111"/></text:h>
      <text:h text:style-name="Heading_20_4" text:outline-level="4" text:is-list-header="false">
<text:bookmark-start text:name="OrgXref.orgaa2b32f"/>
<text:bookmark text:name="orgaa2b32f"/><text:span text:style-name="OrgTodo">TODO</text:span> AWS Kinesis
<text:bookmark-end text:name="OrgXref.orgaa2b32f"/></text:h>
      <text:h text:style-name="Heading_20_4" text:outline-level="4" text:is-list-header="false">
<text:bookmark-start text:name="OrgXref.org3da5b03"/>
<text:bookmark text:name="org3da5b03"/><text:span text:style-name="OrgTodo">TODO</text:span> RabbbitMQ
<text:bookmark-end text:name="OrgXref.org3da5b03"/></text:h>
      <text:h text:style-name="Heading_20_4" text:outline-level="4" text:is-list-header="false">
<text:bookmark-start text:name="OrgXref.org10972cf"/>
<text:bookmark text:name="org10972cf"/><text:span text:style-name="OrgTodo">TODO</text:span> Kafka
<text:bookmark-end text:name="OrgXref.org10972cf"/></text:h>
      <text:h text:style-name="Heading_20_4" text:outline-level="4" text:is-list-header="false">
<text:bookmark-start text:name="OrgXref.org41a1c6c"/>
<text:bookmark text:name="org41a1c6c"/><text:span text:style-name="OrgTodo">WIP</text:span> Redis
<text:bookmark-end text:name="OrgXref.org41a1c6c"/></text:h>
      <text:section text:style-name="OrgIndentedSection-Level-0" text:name="Section12">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redis.io/topics/introduction">https://redis.io/topics/introduction</text:a></text:p>
              </table:table-cell>
            </table:table-row>
          </table:table-rows>
        </table:table>
      </text:section>
      <text:list text:style-name="OrgBulletedList" text:continue-numbering="false">
        <text:list-item>
          <text:p text:style-name="Text_20_body">Redis is an open source (BSD licensed), in-memory data structure store, used as a database, cache and message broker. It supports data structures such as strings, hashes, lists, sets, sorted sets with range queries, bitmaps, hyperloglogs, geospatial indexes with radius queries and streams. Redis has built-in replication, Lua scripting, LRU eviction, transactions and different levels of on-disk persistence, and provides high availability via Redis Sentinel and automatic partitioning with Redis Cluster.
</text:p>
        </text:list-item>
        <text:list-item>
          <text:p text:style-name="Text_20_body">You can run atomic operations on these types, like appending to a string; incrementing the value in a hash; pushing an element to a list; computing set intersection, union and difference; or getting the member with highest ranking in a sorted set.
</text:p>
        </text:list-item>
        <text:list-item>
          <text:p text:style-name="Text_20_body">In order to achieve its outstanding performance, Redis works with an in-memory dataset. Depending on your use case, you can persist it either by dumping the dataset to disk every once in a while, or by appending each command to a log. Persistence can be optionally disabled, if you just need a feature-rich, networked, in-memory cache.
</text:p>
        </text:list-item>
        <text:list-item>
          <text:p text:style-name="Text_20_body">Redis also supports trivial-to-setup master-slave asynchronous replication, with very fast non-blocking first synchronization, auto-reconnection with partial resynchronization on net split.
</text:p>
        </text:list-item>
        <text:list-item>
          <text:p text:style-name="Text_20_body">Other features include:
</text:p>
          <text:list text:style-name="OrgBulletedList" text:continue-numbering="true">
            <text:list-item>
              <text:p text:style-name="Text_20_body">Transactions
</text:p>
            </text:list-item>
            <text:list-item>
              <text:p text:style-name="Text_20_body">Pub/Sub
</text:p>
            </text:list-item>
            <text:list-item>
              <text:p text:style-name="Text_20_body">Lua scripting
</text:p>
            </text:list-item>
            <text:list-item>
              <text:p text:style-name="Text_20_body">Keys with a limited time-to-live
</text:p>
            </text:list-item>
            <text:list-item>
              <text:p text:style-name="Text_20_body">LRU eviction of keys
</text:p>
            </text:list-item>
            <text:list-item>
              <text:p text:style-name="Text_20_body">Automatic failover
</text:p>
            </text:list-item>
            <text:list-item>
              <text:p text:style-name="Text_20_body">You can use Redis from most programming languages out there.
</text:p>
            </text:list-item>
          </text:list>
        </text:list-item>
        <text:list-item>
          <text:p text:style-name="Text_20_body">Redis is written in ANSI C and works in most POSIX systems like Linux, *BSD, OS X without external dependencies. Linux and OS X are the two operating systems where Redis is developed and tested the most, and we recommend using Linux for deploying. Redis may work in Solaris-derived systems like SmartOS, but the support is best effort. There is no official support for Windows builds.
</text:p>
        </text:list-item>
      </text:list>
      <text:h text:style-name="Heading_20_3" text:outline-level="3" text:is-list-header="false">
<text:bookmark-start text:name="OrgXref.orgaf69061"/>
<text:bookmark text:name="orgaf69061"/><text:span text:style-name="OrgTodo">TODO</text:span> JMS style mapping
<text:bookmark-end text:name="OrgXref.orgaf69061"/></text:h>
      <text:h text:style-name="Heading_20_4" text:outline-level="4" text:is-list-header="false">
<text:bookmark-start text:name="OrgXref.org9c4deb2"/>
<text:bookmark text:name="org9c4deb2"/><text:span text:style-name="OrgTodo">TODO</text:span> Queue
<text:bookmark-end text:name="OrgXref.org9c4deb2"/></text:h>
      <text:h text:style-name="Heading_20_4" text:outline-level="4" text:is-list-header="false">
<text:bookmark-start text:name="OrgXref.orgc3a34bb"/>
<text:bookmark text:name="orgc3a34bb"/><text:span text:style-name="OrgTodo">TODO</text:span> Topics
<text:bookmark-end text:name="OrgXref.orgc3a34bb"/></text:h>
      <text:h text:style-name="Heading_20_3" text:outline-level="3" text:is-list-header="false">
<text:bookmark-start text:name="OrgXref.orgdc04144"/>
<text:bookmark text:name="orgdc04144"/>Protocols
<text:bookmark-end text:name="OrgXref.orgdc04144"/></text:h>
      <text:h text:style-name="Heading_20_4" text:outline-level="4" text:is-list-header="false">
<text:bookmark-start text:name="OrgXref.orgd072619"/>
<text:bookmark text:name="orgd072619"/><text:span text:style-name="OrgTodo">WIP</text:span> AMQP (Advanced Message Queuing Protocol)
<text:bookmark-end text:name="OrgXref.orgd072619"/></text:h>
      <text:section text:style-name="OrgIndentedSection-Level-0" text:name="Section13">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Advanced_Message_Queuing_Protocol">https://en.wikipedia.org/wiki/Advanced_Message_Queuing_Protocol</text:a></text:p>
              </table:table-cell>
            </table:table-row>
          </table:table-rows>
        </table:table>
      </text:section>
      <text:list text:style-name="OrgBulletedList" text:continue-numbering="false">
        <text:list-item>
          <text:p text:style-name="Text_20_body">AMQP 1.0 broker implementations
</text:p>
          <text:list text:style-name="OrgBulletedList" text:continue-numbering="true">
            <text:list-item>
              <text:p text:style-name="Text_20_body"><text:span text:style-name="Bold">Apache Qpid</text:span>, an open-source project at the Apache Foundation
</text:p>
            </text:list-item>
            <text:list-item>
              <text:p text:style-name="Text_20_body"><text:span text:style-name="Bold">Apache ActiveMQ</text:span>, an open-source project at the Apache Foundation
</text:p>
            </text:list-item>
            <text:list-item>
              <text:p text:style-name="Text_20_body">Azure Event Hubs
</text:p>
            </text:list-item>
            <text:list-item>
              <text:p text:style-name="Text_20_body">Azure Service Bus
</text:p>
            </text:list-item>
            <text:list-item>
              <text:p text:style-name="Text_20_body"><text:span text:style-name="Bold">Solace PubSub+</text:span>, a multi-protocol broker in hardware, software, and cloud
</text:p>
            </text:list-item>
          </text:list>
        </text:list-item>
        <text:list-item>
          <text:p text:style-name="Text_20_body">beware there is more incompatible protcol versions 0-8, 0-9, 0-9-1
</text:p>
        </text:list-item>
      </text:list>
      <text:h text:style-name="Heading_20_4" text:outline-level="4" text:is-list-header="false">
<text:bookmark-start text:name="OrgXref.org732c790"/>
<text:bookmark text:name="org732c790"/><text:span text:style-name="OrgTodo">WIP</text:span> MQTT (Message Queuing Telemetry Transport)
<text:bookmark-end text:name="OrgXref.org732c790"/></text:h>
      <text:section text:style-name="OrgIndentedSection-Level-0" text:name="Section14">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MQTT">https://en.wikipedia.org/wiki/MQTT</text:a></text:p>
              </table:table-cell>
            </table:table-row>
          </table:table-rows>
        </table:table>
      </text:section>
      <text:list text:style-name="OrgBulletedList" text:continue-numbering="false">
        <text:list-item>
          <text:p text:style-name="Text_20_body">The MQTT protocol defines two types of network entities: a message broker and a number of clients. An MQTT broker is a server that receives all messages from the clients and then routes the messages to the appropriate destination clients.[13] An MQTT client is any device (from a micro controller up to a full-fledged server) that runs an MQTT library and connects to an MQTT broker over a network.[14]
</text:p>
        </text:list-item>
        <text:list-item>
          <text:p text:style-name="Text_20_body">Information is organized in a hierarchy of topics. When a publisher has a new item of data to distribute, it sends a control message with the data to the connected broker. The broker then distributes the information to any clients that have subscribed to that topic. The publisher does not need to have any data on the number or locations of subscribers, and subscribers, in turn, do not have to be configured with any data about the publishers.
</text:p>
        </text:list-item>
        <text:list-item>
          <text:p text:style-name="Text_20_body">If a broker receives a message on a topic for which there are no current subscribers, the broker discards the message unless the publisher of the message designated the message as a retained message. A retained message is a normal MQTT message with the retained flag set to true. The broker stores the last retained message and the corresponding QoS for the selected topic. Each client that subscribes to a topic pattern that matches the topic of the retained message receives the retained message immediately after they subscribe. The broker stores only one retained message per topic.[15] This allows new subscribers to a topic to receive the most current value rather than waiting for the next update from a publisher.
</text:p>
        </text:list-item>
        <text:list-item>
          <text:p text:style-name="Text_20_body">When a publishing client first connects to the broker, it can set up a default message to be sent to subscribers if the broker detects that the publishing client has unexpectedly disconnected from the broker.
</text:p>
        </text:list-item>
        <text:list-item>
          <text:p text:style-name="Text_20_body">Clients only interact with a broker, but a system may contain several broker servers that exchange data based on their current subscribers' topics.
</text:p>
        </text:list-item>
        <text:list-item>
          <text:p text:style-name="Text_20_body">A minimal MQTT control message can be as little as two bytes of data. A control message can carry nearly 256 megabytes of data if needed. There are fourteen defined message types used to connect and disconnect a client from a broker, to publish data, to acknowledge receipt of data, and to supervise the connection between client and server.
</text:p>
        </text:list-item>
        <text:list-item>
          <text:p text:style-name="Text_20_body">MQTT relies on the TCP protocol for data transmission. A variant, MQTT-SN, is used over other transports such as UDP or Bluetooth.
</text:p>
        </text:list-item>
        <text:list-item>
          <text:p text:style-name="Text_20_body">MQTT sends connection credentials in plain text format and does not include any measures for security or authentication. This can be provided by using TLS to encrypt and protect the transferred information against interception, modification or forgery.
</text:p>
        </text:list-item>
        <text:list-item>
          <text:p text:style-name="Text_20_body">The default unencrypted MQTT port is 1883. The encrypted port is 8883.[16]
</text:p>
        </text:list-item>
      </text:list>
      <text:h text:style-name="Heading_20_2" text:outline-level="2" text:is-list-header="false">
<text:bookmark-start text:name="OrgXref.org1d3100e"/>
<text:bookmark text:name="org1d3100e"/><text:span text:style-name="OrgTodo">WIP</text:span> HTTP Family<text:tab/><text:span text:style-name="OrgTags">[<text:span text:style-name="OrgTag">TOPIC</text:span>]</text:span>
<text:bookmark-end text:name="OrgXref.org1d3100e"/></text:h>
      <text:h text:style-name="Heading_20_3" text:outline-level="3" text:is-list-header="false">
<text:bookmark-start text:name="OrgXref.orga69caf6"/>
<text:bookmark text:name="orga69caf6"/>HTTP
<text:bookmark-end text:name="OrgXref.orga69caf6"/></text:h>
      <text:h text:style-name="Heading_20_4" text:outline-level="4" text:is-list-header="false">
<text:bookmark-start text:name="OrgXref.org3f74abe"/>
<text:bookmark text:name="org3f74abe"/>What is the use of Accept and Content-Type Headers in HTTP Request?<text:tab/><text:span text:style-name="OrgTags">[<text:span text:style-name="OrgTag">QUESTION</text:span>]</text:span>
<text:bookmark-end text:name="OrgXref.org3f74abe"/></text:h>
      <text:list text:style-name="OrgBulletedList" text:continue-numbering="false">
        <text:list-item>
          <text:p text:style-name="Text_20_body">Accept headers:
</text:p>
          <text:list text:style-name="OrgBulletedList" text:continue-numbering="true">
            <text:list-item>
              <text:p text:style-name="Text_20_body">tells web service what kind of response client is accepting, so if a web service is capable of sending response in XML and JSON format and client sends Accept header as application/xml then XML response will be sent. For Accept header application/json, server will send the JSON response.
</text:p>
            </text:list-item>
          </text:list>
        </text:list-item>
        <text:list-item>
          <text:p text:style-name="Text_20_body">Content-Type header:
</text:p>
          <text:list text:style-name="OrgBulletedList" text:continue-numbering="true">
            <text:list-item>
              <text:p text:style-name="Text_20_body">is used to tell server what is the format of data being sent in the request. If Content-Type header is application/xml then server will try to parse it as XML data. This header is useful in HTTP Post and Put requests.
</text:p>
            </text:list-item>
          </text:list>
        </text:list-item>
      </text:list>
      <text:h text:style-name="Heading_20_4" text:outline-level="4" text:is-list-header="false">
<text:bookmark-start text:name="OrgXref.orgd9701f0"/>
<text:bookmark text:name="orgd9701f0"/><text:span text:style-name="OrgTodo">WIP</text:span> What is Server-Sent Events  (SSE)<text:tab/><text:span text:style-name="OrgTags">[<text:span text:style-name="OrgTag">QUESTION</text:span>]</text:span>
<text:bookmark-end text:name="OrgXref.orgd9701f0"/></text:h>
      <text:list text:style-name="OrgBulletedList" text:continue-numbering="false">
        <text:list-item>
          <text:p text:style-name="Text_20_body">is a standard describing how servers can initiate data transmission towards clients once an initial client connection has been established.
</text:p>
        </text:list-item>
        <text:list-item>
          <text:p text:style-name="Text_20_body">They are commonly used to send message updates or continuous data streams to a browser client
</text:p>
          <text:list text:style-name="OrgBulletedList" text:continue-numbering="true">
            <text:list-item>
              <text:p text:style-name="Text_20_body">designed to enhance native, cross-browser streaming through a JavaScript API called EventSource,
</text:p>
              <text:list text:style-name="OrgBulletedList" text:continue-numbering="true">
                <text:list-item>
                  <text:p text:style-name="Text_20_body">through which a client requests a particular URL in order to receive an event stream.
</text:p>
                </text:list-item>
              </text:list>
            </text:list-item>
          </text:list>
        </text:list-item>
      </text:list>
      <text:h text:style-name="Heading_20_4" text:outline-level="4" text:is-list-header="false">
<text:bookmark-start text:name="OrgXref.org090169f"/>
<text:bookmark text:name="org090169f"/><text:span text:style-name="OrgTodo">WIP</text:span> What are WebSockets<text:tab/><text:span text:style-name="OrgTags">[<text:span text:style-name="OrgTag">QUESTION</text:span>]</text:span>
<text:bookmark-end text:name="OrgXref.org090169f"/></text:h>
      <text:h text:style-name="Heading_20_4" text:outline-level="4" text:is-list-header="false">
<text:bookmark-start text:name="OrgXref.orgec28638"/>
<text:bookmark text:name="orgec28638"/><text:span text:style-name="OrgTodo">WIP</text:span> EventSource
<text:bookmark-end text:name="OrgXref.orgec28638"/></text:h>
      <text:section text:style-name="OrgIndentedSection-Level-0" text:name="Section15">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developer.mozilla.org/en-US/docs/Web/API/EventSource">https://developer.mozilla.org/en-US/docs/Web/API/EventSource</text:a></text:p>
              </table:table-cell>
            </table:table-row>
          </table:table-rows>
        </table:table>
      </text:section>
      <text:list text:style-name="OrgBulletedList" text:continue-numbering="false">
        <text:list-item>
          <text:p text:style-name="Text_20_body">The EventSource interface is web content's interface to server-sent events.
</text:p>
        </text:list-item>
        <text:list-item>
          <text:p text:style-name="Text_20_body">An EventSource instance opens a persistent connection to an HTTP server, which sends events in text/event-stream format.
</text:p>
        </text:list-item>
        <text:list-item>
          <text:p text:style-name="Text_20_body">The connection remains open until closed by calling EventSource.close().
</text:p>
        </text:list-item>
        <text:list-item>
          <text:p text:style-name="Text_20_body">Once the connection is opened, incoming messages from the server are delivered to your code in the form of events.
</text:p>
        </text:list-item>
        <text:list-item>
          <text:p text:style-name="Text_20_body">If there is an event field in the incoming message, the triggered event is the same as the event field value. If no event field is present, then a generic message event is fired.
</text:p>
        </text:list-item>
        <text:list-item>
          <text:p text:style-name="Text_20_body">Unlike WebSockets, server-sent events are unidirectional; that is, data messages are delivered in one direction, from the server to the client (such as a user's web browser).
</text:p>
        </text:list-item>
        <text:list-item>
          <text:p text:style-name="Text_20_body">That makes them an excellent choice when there's no need to send data from the client to the server in message form.
</text:p>
        </text:list-item>
        <text:list-item>
          <text:p text:style-name="Text_20_body">For example, EventSource is a useful approach for handling things like social media status updates, news feeds, or delivering data into a client-side storage mechanism like IndexedDB or web storage.
</text:p>
        </text:list-item>
      </text:list>
      <text:h text:style-name="Heading_20_4" text:outline-level="4" text:is-list-header="false">
<text:bookmark-start text:name="OrgXref.org8fa8682"/>
<text:bookmark text:name="org8fa8682"/><text:span text:style-name="OrgTodo">TODO</text:span> XMLHttpRequest (XHR)
<text:bookmark-end text:name="OrgXref.org8fa8682"/></text:h>
      <text:list text:style-name="OrgBulletedList" text:continue-numbering="false">
        <text:list-item>
          <text:p text:style-name="Text_20_body">objects are used to interact with servers.
</text:p>
        </text:list-item>
        <text:list-item>
          <text:p text:style-name="Text_20_body">You can retrieve data from a URL without having to do a full page refresh.
</text:p>
        </text:list-item>
        <text:list-item>
          <text:p text:style-name="Text_20_body">This enables a Web page to update just part of a page without disrupting what the user is doing.
</text:p>
        </text:list-item>
        <text:list-item>
          <text:p text:style-name="Text_20_body">XMLHttpRequest is used heavily in AJAX programming.
</text:p>
        </text:list-item>
        <text:list-item>
          <text:p text:style-name="Text_20_body">Despite its name, XMLHttpRequest can be used to retrieve any type of data, not just XML.
</text:p>
        </text:list-item>
      </text:list>
      <text:h text:style-name="Heading_20_4" text:outline-level="4" text:is-list-header="false">
<text:bookmark-start text:name="OrgXref.org53f9beb"/>
<text:bookmark text:name="org53f9beb"/><text:span text:style-name="OrgTodo">WIP</text:span> Fetch
<text:bookmark-end text:name="OrgXref.org53f9beb"/></text:h>
      <text:list text:style-name="OrgBulletedList" text:continue-numbering="false">
        <text:list-item>
          <text:p text:style-name="Text_20_body">Fetch is a fairly recent addition to the JavaScript world (introduced in 2015) utilizing a modern syntax for making requests from the browser.
</text:p>
        </text:list-item>
        <text:list-item>
          <text:p text:style-name="Text_20_body">Like most modern JS written today, Fetch is based on Promises rather than callbacks.
</text:p>
        </text:list-item>
        <text:list-item>
          <text:p text:style-name="Text_20_body">In our project, the Fetch example can be seen here and the code is shown below:
</text:p>
        </text:list-item>
      </text:list>
      <text:p text:style-name="OrgSrcBlock">&lt;!DOCTYPE<text:s/>html&gt;</text:p>
      <text:p text:style-name="OrgSrcBlock">&lt;head&gt;</text:p>
      <text:p text:style-name="OrgSrcBlock"><text:s/><text:s/>&lt;title&gt;FETCH<text:s/>Example&lt;/title&gt;</text:p>
      <text:p text:style-name="OrgSrcBlock">&lt;/head&gt;</text:p>
      <text:p text:style-name="OrgSrcBlock"/>
      <text:p text:style-name="OrgSrcBlock">&lt;body&gt;</text:p>
      <text:p text:style-name="OrgSrcBlock"><text:s/><text:s/>&lt;div&gt;</text:p>
      <text:p text:style-name="OrgSrcBlock"><text:s/><text:s/><text:s/><text:s/>&lt;h1&gt;Select<text:s/>Reddit<text:s/>Sub&lt;/h1&gt;</text:p>
      <text:p text:style-name="OrgSrcBlock"><text:s/><text:s/><text:s/><text:s/>&lt;div<text:s/>id=<text:span text:style-name="OrgSrcFontLockStringFace">"list"</text:span>&gt;&lt;/div&gt;</text:p>
      <text:p text:style-name="OrgSrcBlock"/>
      <text:p text:style-name="OrgSrcBlock"><text:s/><text:s/>&lt;/div&gt;</text:p>
      <text:p text:style-name="OrgSrcBlock"/>
      <text:p text:style-name="OrgSrcBlock"><text:s/><text:s/>&lt;script&gt;</text:p>
      <text:p text:style-name="OrgSrcBlock"><text:s/><text:s/><text:s/><text:s/>(<text:span text:style-name="OrgSrcFontLockKeywordFace">function</text:span>(){</text:p>
      <text:p text:style-name="OrgSrcBlock"><text:s/><text:s/><text:s/><text:s/><text:s/><text:s/>fetch(<text:span text:style-name="OrgSrcFontLockStringFace">'/api/endpoint'</text:span>)</text:p>
      <text:p text:style-name="OrgSrcBlock"><text:s/><text:s/><text:s/><text:s/><text:s/><text:s/><text:s/><text:s/>.then(payload<text:s/>=&gt;<text:s/>payload.json())</text:p>
      <text:p text:style-name="OrgSrcBlock"><text:s/><text:s/><text:s/><text:s/><text:s/><text:s/><text:s/><text:s/>.then(resp<text:s/>=&gt;<text:s/>{</text:p>
      <text:p text:style-name="OrgSrcBlock"><text:s/><text:s/><text:s/><text:s/><text:s/><text:s/><text:s/><text:s/><text:s/><text:s/><text:span text:style-name="OrgSrcFontLockKeywordFace">var</text:span><text:s/><text:span text:style-name="OrgSrcFontLockVariableNameFace">data</text:span><text:s/>=<text:s/>resp.data<text:s/><text:span text:style-name="OrgSrcFontLockCommentDelimiterFace">//<text:s/></text:span><text:span text:style-name="OrgSrcFontLockCommentFace">array<text:s/>of<text:s/>Reddit<text:s/>subs<text:s/>returned<text:s/>from<text:s/>"endpoint.js"</text:span></text:p>
      <text:p text:style-name="OrgSrcBlock"><text:s/><text:s/><text:s/><text:s/><text:s/><text:s/><text:s/><text:s/><text:s/><text:s/>console.log(JSON.stringify(data))</text:p>
      <text:p text:style-name="OrgSrcBlock"><text:s/><text:s/><text:s/><text:s/><text:s/><text:s/><text:s/><text:s/><text:s/><text:s/><text:span text:style-name="OrgSrcFontLockKeywordFace">var</text:span><text:s/><text:span text:style-name="OrgSrcFontLockVariableNameFace">html</text:span><text:s/>=<text:s/><text:span text:style-name="OrgSrcFontLockStringFace">'&lt;ol&gt;'</text:span></text:p>
      <text:p text:style-name="OrgSrcBlock"><text:s/><text:s/><text:s/><text:s/><text:s/><text:s/><text:s/><text:s/><text:s/><text:s/>data.forEach(<text:span text:style-name="OrgSrcFontLockKeywordFace">function</text:span>(<text:span text:style-name="OrgSrcFontLockVariableNameFace">sub</text:span>){</text:p>
      <text:p text:style-name="OrgSrcBlock"><text:s/><text:s/><text:s/><text:s/><text:s/><text:s/><text:s/><text:s/><text:s/><text:s/><text:s/><text:s/>html<text:s/>+=<text:s/><text:span text:style-name="OrgSrcFontLockStringFace">'&lt;a<text:s/>href="/axios/'</text:span>+sub.path+<text:span text:style-name="OrgSrcFontLockStringFace">'"&gt;'</text:span>+sub.name+<text:span text:style-name="OrgSrcFontLockStringFace">'&lt;/a&gt;&lt;br<text:s/>/&gt;'</text:span></text:p>
      <text:p text:style-name="OrgSrcBlock"><text:s/><text:s/><text:s/><text:s/><text:s/><text:s/><text:s/><text:s/><text:s/><text:s/>})</text:p>
      <text:p text:style-name="OrgSrcBlock"><text:s/><text:s/><text:s/><text:s/><text:s/><text:s/><text:s/><text:s/><text:s/><text:s/>html<text:s/>+=<text:s/><text:span text:style-name="OrgSrcFontLockStringFace">'&lt;/ol&gt;'</text:span></text:p>
      <text:p text:style-name="OrgSrcBlock"><text:s/><text:s/><text:s/><text:s/><text:s/><text:s/><text:s/><text:s/><text:s/><text:s/>document.getElementById(<text:span text:style-name="OrgSrcFontLockStringFace">'list'</text:span>).innerHTML<text:s/>=<text:s/>html</text:p>
      <text:p text:style-name="OrgSrcBlock"><text:s/><text:s/><text:s/><text:s/><text:s/><text:s/><text:s/><text:s/>})</text:p>
      <text:p text:style-name="OrgSrcBlock"><text:s/><text:s/><text:s/><text:s/><text:s/><text:s/><text:s/><text:s/>.<text:span text:style-name="OrgSrcFontLockKeywordFace">catch</text:span>(err<text:s/>=&gt;<text:s/>{</text:p>
      <text:p text:style-name="OrgSrcBlock"><text:s/><text:s/><text:s/><text:s/><text:s/><text:s/><text:s/><text:s/><text:s/><text:s/>console.log(<text:span text:style-name="OrgSrcFontLockStringFace">'ERROR.<text:s/>Something<text:s/>went<text:s/>wrong.'</text:span>)</text:p>
      <text:p text:style-name="OrgSrcBlock"><text:s/><text:s/><text:s/><text:s/><text:s/><text:s/><text:s/><text:s/>})</text:p>
      <text:p text:style-name="OrgSrcBlock"><text:s/><text:s/><text:s/><text:s/>})()</text:p>
      <text:p text:style-name="OrgSrcBlock"><text:s/><text:s/>&lt;/script&gt;</text:p>
      <text:p text:style-name="OrgSrcBlock">&lt;/body&gt;</text:p>
      <text:p text:style-name="OrgSrcBlockLastLine">&lt;/html&gt;</text:p>
      <text:list text:style-name="OrgBulletedList" text:continue-numbering="false">
        <text:list-item>
          <text:p text:style-name="Text_20_body">The actual Fetch request takes place in the &lt;script&gt; tag between lines 16 and 33. On line 16, we make a request to the url "/api/endpoint" which returns a list of Reddit subs available to view. The initial response is on line 17 ("payload") which we then convert into JSON and parse starting on line 19. The "data" object is an array of Reddit subs with "name" and "path" keys. In lines 22 through 28, we populate a &lt;div&gt; tag with id "list" using the objects in the data array and connect each element to a link to view the sub content.
</text:p>
        </text:list-item>
      </text:list>
      <text:h text:style-name="Heading_20_4" text:outline-level="4" text:is-list-header="false">
<text:bookmark-start text:name="OrgXref.orgd559119"/>
<text:bookmark text:name="orgd559119"/><text:span text:style-name="OrgTodo">WIP</text:span> axios
<text:bookmark-end text:name="OrgXref.orgd559119"/></text:h>
      <text:p text:style-name="Text_20_body">Axios: Axios is a Javascript library used to make HTTP requests from node.js or XMLHttpRequests from the browser and it supports the Promise API that is native to JS ES6. It can be used intercept HTTP requests and responses and enables client-side protection against XSRF. It also has the ability to cancel requests.
</text:p>
      <text:p text:style-name="OrgSrcBlock">axios.get(<text:span text:style-name="OrgSrcFontLockStringFace">'url'</text:span>)</text:p>
      <text:p text:style-name="OrgSrcBlock"><text:s/><text:s/>.then((response)<text:s/>=&gt;<text:s/>{</text:p>
      <text:p text:style-name="OrgSrcBlock"/>
      <text:p text:style-name="OrgSrcBlock"><text:s/><text:s/><text:s/><text:s/><text:span text:style-name="OrgSrcFontLockCommentDelimiterFace">//<text:s/></text:span><text:span text:style-name="OrgSrcFontLockCommentFace">Code<text:s/>for<text:s/>handling<text:s/>the<text:s/>response</text:span></text:p>
      <text:p text:style-name="OrgSrcBlock"><text:s/><text:s/>})</text:p>
      <text:p text:style-name="OrgSrcBlock"><text:s/><text:s/>.<text:span text:style-name="OrgSrcFontLockKeywordFace">catch</text:span>((error)<text:s/>=&gt;<text:s/>{</text:p>
      <text:p text:style-name="OrgSrcBlock"/>
      <text:p text:style-name="OrgSrcBlock"><text:s/><text:s/><text:s/><text:s/><text:span text:style-name="OrgSrcFontLockCommentDelimiterFace">//<text:s/></text:span><text:span text:style-name="OrgSrcFontLockCommentFace">Code<text:s/>for<text:s/>handling<text:s/>the<text:s/>error</text:span></text:p>
      <text:p text:style-name="OrgSrcBlockLastLine"><text:s/><text:s/>})</text:p>
      <text:h text:style-name="Heading_20_2" text:outline-level="2" text:is-list-header="false">
<text:bookmark-start text:name="OrgXref.org44bf397"/>
<text:bookmark text:name="org44bf397"/><text:span text:style-name="OrgTodo">WIP</text:span> REST
<text:bookmark-end text:name="OrgXref.org44bf397"/></text:h>
      <text:h text:style-name="Heading_20_3" text:outline-level="3" text:is-list-header="false">
<text:bookmark-start text:name="OrgXref.orgcf7b1c1"/>
<text:bookmark text:name="orgcf7b1c1"/>What are the HTTP methods supported by REST?<text:tab/><text:span text:style-name="OrgTags">[<text:span text:style-name="OrgTag">QUESTION</text:span>]</text:span>
<text:bookmark-end text:name="OrgXref.orgcf7b1c1"/></text:h>
      <text:p text:style-name="Text_20_body">HTTP methods supported by REST are:
</text:p>
      <text:section text:style-name="OrgIndentedSection-Level-0" text:name="Section16">
        <table:table table:style-name="OrgTable">
          <table:table-column table:style-name="OrgTableColumn"/>
          <table:table-column table:style-name="OrgTableColumn"/>
          <table:table-rows>
            <table:table-row>
              <table:table-cell table:style-name="OrgTblCellT">
                <text:p text:style-name="OrgTableContentsLeft">GET</text:p>
              </table:table-cell>
              <table:table-cell table:style-name="OrgTblCellT">
                <text:p text:style-name="OrgTableContentsLeft">It requests a resource at the request URL. It should not contain a request body as it will be discarded. Maybe it can be cached locally or on the server.</text:p>
              </table:table-cell>
            </table:table-row>
            <table:table-row>
              <table:table-cell table:style-name="OrgTblCell">
                <text:p text:style-name="OrgTableContentsLeft">POST</text:p>
              </table:table-cell>
              <table:table-cell table:style-name="OrgTblCell">
                <text:p text:style-name="OrgTableContentsLeft">It submits information to the service for processing; it should typically return the modified or new resource</text:p>
              </table:table-cell>
            </table:table-row>
            <table:table-row>
              <table:table-cell table:style-name="OrgTblCell">
                <text:p text:style-name="OrgTableContentsLeft">PUT</text:p>
              </table:table-cell>
              <table:table-cell table:style-name="OrgTblCell">
                <text:p text:style-name="OrgTableContentsLeft">At the request URL it update the resource</text:p>
              </table:table-cell>
            </table:table-row>
            <table:table-row>
              <table:table-cell table:style-name="OrgTblCell">
                <text:p text:style-name="OrgTableContentsLeft">DELETE</text:p>
              </table:table-cell>
              <table:table-cell table:style-name="OrgTblCell">
                <text:p text:style-name="OrgTableContentsLeft">At the request URL it removes the resource</text:p>
              </table:table-cell>
            </table:table-row>
            <table:table-row>
              <table:table-cell table:style-name="OrgTblCell">
                <text:p text:style-name="OrgTableContentsLeft">OPTIONS</text:p>
              </table:table-cell>
              <table:table-cell table:style-name="OrgTblCell">
                <text:p text:style-name="OrgTableContentsLeft">It indicates which techniques are supported</text:p>
              </table:table-cell>
            </table:table-row>
            <table:table-row>
              <table:table-cell table:style-name="OrgTblCellB">
                <text:p text:style-name="OrgTableContentsLeft">HEAD</text:p>
              </table:table-cell>
              <table:table-cell table:style-name="OrgTblCellB">
                <text:p text:style-name="OrgTableContentsLeft">About the request URL it returns meta information</text:p>
              </table:table-cell>
            </table:table-row>
          </table:table-rows>
        </table:table>
      </text:section>
      <text:h text:style-name="Heading_20_3" text:outline-level="3" text:is-list-header="false">
<text:bookmark-start text:name="OrgXref.orgcf9066b"/>
<text:bookmark text:name="orgcf9066b"/>What is the purpose of HTTP Status Code?<text:tab/><text:span text:style-name="OrgTags">[<text:span text:style-name="OrgTag">QUESTION</text:span>]</text:span>
<text:bookmark-end text:name="OrgXref.orgcf9066b"/></text:h>
      <text:p text:style-name="Text_20_body">HTTP Status code are standard codes and refers to predefined status of task done at server. For example, HTTP Status 404 states that requested resource is not present on server.
</text:p>
      <text:p text:style-name="Text_20_body">Consider following status codes:
</text:p>
      <text:section text:style-name="OrgIndentedSection-Level-0" text:name="Section17">
        <table:table table:style-name="OrgTable">
          <table:table-column table:style-name="OrgTableColumn"/>
          <table:table-column table:style-name="OrgTableColumn"/>
          <table:table-column table:style-name="OrgTableColumn"/>
          <table:table-rows>
            <table:table-row>
              <table:table-cell table:style-name="OrgTblCellT">
                <text:p text:style-name="OrgTableContentsRight">200</text:p>
              </table:table-cell>
              <table:table-cell table:style-name="OrgTblCellT">
                <text:p text:style-name="OrgTableContentsLeft">OK</text:p>
              </table:table-cell>
              <table:table-cell table:style-name="OrgTblCellT">
                <text:p text:style-name="OrgTableContentsLeft">shows success.</text:p>
              </table:table-cell>
            </table:table-row>
            <table:table-row>
              <table:table-cell table:style-name="OrgTblCell">
                <text:p text:style-name="OrgTableContentsRight">201</text:p>
              </table:table-cell>
              <table:table-cell table:style-name="OrgTblCell">
                <text:p text:style-name="OrgTableContentsLeft">CREATED</text:p>
              </table:table-cell>
              <table:table-cell table:style-name="OrgTblCell">
                <text:p text:style-name="OrgTableContentsLeft">when a resource is successful created using POST or PUT request. Return link to newly created resource using location header.</text:p>
              </table:table-cell>
            </table:table-row>
            <table:table-row>
              <table:table-cell table:style-name="OrgTblCell">
                <text:p text:style-name="OrgTableContentsRight">304</text:p>
              </table:table-cell>
              <table:table-cell table:style-name="OrgTblCell">
                <text:p text:style-name="OrgTableContentsLeft">NOT MODIFIED</text:p>
              </table:table-cell>
              <table:table-cell table:style-name="OrgTblCell">
                <text:p text:style-name="OrgTableContentsLeft">used to reduce network bandwidth usage in case of conditional GET requests. Response body should be empty. Headers should have date, location etc.</text:p>
              </table:table-cell>
            </table:table-row>
            <table:table-row>
              <table:table-cell table:style-name="OrgTblCell">
                <text:p text:style-name="OrgTableContentsRight">400</text:p>
              </table:table-cell>
              <table:table-cell table:style-name="OrgTblCell">
                <text:p text:style-name="OrgTableContentsLeft">BAD REQUEST</text:p>
              </table:table-cell>
              <table:table-cell table:style-name="OrgTblCell">
                <text:p text:style-name="OrgTableContentsLeft">states that invalid input is provided e.g. validation error, missing data.</text:p>
              </table:table-cell>
            </table:table-row>
            <table:table-row>
              <table:table-cell table:style-name="OrgTblCell">
                <text:p text:style-name="OrgTableContentsRight">401</text:p>
              </table:table-cell>
              <table:table-cell table:style-name="OrgTblCell">
                <text:p text:style-name="OrgTableContentsLeft">FORBIDDEN</text:p>
              </table:table-cell>
              <table:table-cell table:style-name="OrgTblCell">
                <text:p text:style-name="OrgTableContentsLeft">states that user is not having access to method being used for example, delete access without admin rights.</text:p>
              </table:table-cell>
            </table:table-row>
            <table:table-row>
              <table:table-cell table:style-name="OrgTblCell">
                <text:p text:style-name="OrgTableContentsRight">404</text:p>
              </table:table-cell>
              <table:table-cell table:style-name="OrgTblCell">
                <text:p text:style-name="OrgTableContentsLeft">NOT FOUND</text:p>
              </table:table-cell>
              <table:table-cell table:style-name="OrgTblCell">
                <text:p text:style-name="OrgTableContentsLeft">states that method is not available.</text:p>
              </table:table-cell>
            </table:table-row>
            <table:table-row>
              <table:table-cell table:style-name="OrgTblCell">
                <text:p text:style-name="OrgTableContentsRight">409</text:p>
              </table:table-cell>
              <table:table-cell table:style-name="OrgTblCell">
                <text:p text:style-name="OrgTableContentsLeft">CONFLICT</text:p>
              </table:table-cell>
              <table:table-cell table:style-name="OrgTblCell">
                <text:p text:style-name="OrgTableContentsLeft">states conflict situation while executing the method for example, adding duplicate entry.</text:p>
              </table:table-cell>
            </table:table-row>
            <table:table-row>
              <table:table-cell table:style-name="OrgTblCellB">
                <text:p text:style-name="OrgTableContentsRight">500</text:p>
              </table:table-cell>
              <table:table-cell table:style-name="OrgTblCellB">
                <text:p text:style-name="OrgTableContentsLeft">INTERNAL SERVER ERROR</text:p>
              </table:table-cell>
              <table:table-cell table:style-name="OrgTblCellB">
                <text:p text:style-name="OrgTableContentsLeft">states that server has thrown some exception while executing the method.</text:p>
              </table:table-cell>
            </table:table-row>
          </table:table-rows>
        </table:table>
      </text:section>
      <text:h text:style-name="Heading_20_3" text:outline-level="3" text:is-list-header="false">
<text:bookmark-start text:name="OrgXref.org3357490"/>
<text:bookmark text:name="org3357490"/>What is statelessness in RESTful WebServices?<text:tab/><text:span text:style-name="OrgTags">[<text:span text:style-name="OrgTag">QUESTION</text:span>]</text:span>
<text:bookmark-end text:name="OrgXref.org3357490"/></text:h>
      <text:list text:style-name="OrgBulletedList" text:continue-numbering="false">
        <text:list-item>
          <text:p text:style-name="Text_20_body">As per REST architecture, a RESTful web service should not keep a client state on server.
</text:p>
        </text:list-item>
        <text:list-item>
          <text:p text:style-name="Text_20_body">This restriction is called statelessness.
</text:p>
        </text:list-item>
        <text:list-item>
          <text:p text:style-name="Text_20_body">It is responsibility of the client to pass its context to server and then server can store this context to process client's further request.
</text:p>
        </text:list-item>
        <text:list-item>
          <text:p text:style-name="Text_20_body">For example, session maintained by server is identified by session identifier passed by the client.
</text:p>
        </text:list-item>
      </text:list>
      <text:h text:style-name="Heading_20_3" text:outline-level="3" text:is-list-header="false">
<text:bookmark-start text:name="OrgXref.orgb403904"/>
<text:bookmark text:name="orgb403904"/>What is the difference between PUT and POST?<text:tab/><text:span text:style-name="OrgTags">[<text:span text:style-name="OrgTag">QUESTION</text:span>]</text:span>
<text:bookmark-end text:name="OrgXref.orgb403904"/></text:h>
      <text:list text:style-name="OrgBulletedList" text:continue-numbering="false">
        <text:list-item>
          <text:p text:style-name="Text_20_body">PUT puts a file or resource at a particular URI and exactly at that URI. If there is already a file or resource at that URI, PUT changes that file or resource. If there is no resource or file there, PUT makes one
</text:p>
        </text:list-item>
        <text:list-item>
          <text:p text:style-name="Text_20_body">POST sends data to a particular URI and expects the resource at that URI to deal with the request. The web server at this point can decide what to do with the data in the context of specified resource
</text:p>
        </text:list-item>
        <text:list-item>
          <text:p text:style-name="Text_20_body">PUT is idempotent meaning, invoking it any number of times will not have an impact on resources.
</text:p>
        </text:list-item>
        <text:list-item>
          <text:p text:style-name="Text_20_body">However, POST is not idempotent, meaning if you invoke POST multiple times it keeps creating more resources
</text:p>
        </text:list-item>
      </text:list>
      <text:h text:style-name="Heading_20_3" text:outline-level="3" text:is-list-header="false">
<text:bookmark-start text:name="OrgXref.org4590856"/>
<text:bookmark text:name="org4590856"/><text:span text:style-name="OrgTodo">TODO</text:span> HATEOAS
<text:bookmark-end text:name="OrgXref.org4590856"/></text:h>
      <text:h text:style-name="Heading_20_2" text:outline-level="2" text:is-list-header="false">
<text:bookmark-start text:name="OrgXref.orgda8acf2"/>
<text:bookmark text:name="orgda8acf2"/><text:span text:style-name="OrgTodo">TODO</text:span> GraphQL
<text:bookmark-end text:name="OrgXref.orgda8acf2"/></text:h>
      <text:h text:style-name="Heading_20_2" text:outline-level="2" text:is-list-header="false">
<text:bookmark-start text:name="OrgXref.orgcd30756"/>
<text:bookmark text:name="orgcd30756"/><text:span text:style-name="OrgTodo">WIP</text:span> 12 Factor Apps
<text:bookmark-end text:name="OrgXref.orgcd30756"/></text:h>
      <text:p text:style-name="Text_20_body">:=PROPERTIES:
:learning_1: <text:a xlink:type="simple" xlink:href="https://12factor.net/">https://12factor.net/</text:a>
</text:p>
      <text:list text:style-name="OrgNumberedList" text:continue-numbering="false">
        <text:list-item>
          <text:p text:style-name="Text_20_body"><text:span text:style-name="Bold">Codebase</text:span>
</text:p>
          <text:list text:style-name="OrgBulletedList" text:continue-numbering="true">
            <text:list-item>
              <text:p text:style-name="Text_20_body">One codebase tracked in revision control, many deploys
</text:p>
            </text:list-item>
          </text:list>
        </text:list-item>
        <text:list-item>
          <text:p text:style-name="Text_20_body"><text:span text:style-name="Bold">Dependencies</text:span>
</text:p>
          <text:list text:style-name="OrgBulletedList" text:continue-numbering="true">
            <text:list-item>
              <text:p text:style-name="Text_20_body">Explicitly declare and isolate dependencies
</text:p>
            </text:list-item>
          </text:list>
        </text:list-item>
        <text:list-item>
          <text:p text:style-name="Text_20_body"><text:span text:style-name="Bold">Config</text:span>
</text:p>
          <text:list text:style-name="OrgBulletedList" text:continue-numbering="true">
            <text:list-item>
              <text:p text:style-name="Text_20_body">Store config in the environment
</text:p>
            </text:list-item>
          </text:list>
        </text:list-item>
        <text:list-item>
          <text:p text:style-name="Text_20_body"><text:span text:style-name="Bold">Backing services</text:span>
</text:p>
          <text:list text:style-name="OrgBulletedList" text:continue-numbering="true">
            <text:list-item>
              <text:p text:style-name="Text_20_body">Treat backing services as attached resources
</text:p>
            </text:list-item>
          </text:list>
        </text:list-item>
        <text:list-item>
          <text:p text:style-name="Text_20_body"><text:span text:style-name="Bold">Build, release, run</text:span>
</text:p>
          <text:list text:style-name="OrgBulletedList" text:continue-numbering="true">
            <text:list-item>
              <text:p text:style-name="Text_20_body">Strictly separate build and run stages
</text:p>
            </text:list-item>
          </text:list>
        </text:list-item>
        <text:list-item>
          <text:p text:style-name="Text_20_body"><text:span text:style-name="Bold">Processes</text:span>
</text:p>
          <text:list text:style-name="OrgBulletedList" text:continue-numbering="true">
            <text:list-item>
              <text:p text:style-name="Text_20_body">Execute the app as one or more stateless processes
</text:p>
            </text:list-item>
          </text:list>
        </text:list-item>
        <text:list-item>
          <text:p text:style-name="Text_20_body"><text:span text:style-name="Bold">Port binding</text:span>
</text:p>
          <text:list text:style-name="OrgBulletedList" text:continue-numbering="true">
            <text:list-item>
              <text:p text:style-name="Text_20_body">Export services via port binding
</text:p>
            </text:list-item>
          </text:list>
        </text:list-item>
        <text:list-item>
          <text:p text:style-name="Text_20_body"><text:span text:style-name="Bold">Concurrency</text:span>
</text:p>
          <text:list text:style-name="OrgBulletedList" text:continue-numbering="true">
            <text:list-item>
              <text:p text:style-name="Text_20_body">Scale out via the process model
</text:p>
            </text:list-item>
          </text:list>
        </text:list-item>
        <text:list-item>
          <text:p text:style-name="Text_20_body"><text:span text:style-name="Bold">Disposability</text:span>
</text:p>
          <text:list text:style-name="OrgBulletedList" text:continue-numbering="true">
            <text:list-item>
              <text:p text:style-name="Text_20_body">Maximize robustness with fast startup and graceful shutdown
</text:p>
            </text:list-item>
          </text:list>
        </text:list-item>
        <text:list-item>
          <text:p text:style-name="Text_20_body"><text:span text:style-name="Bold">Dev/prod parity</text:span>
</text:p>
          <text:list text:style-name="OrgBulletedList" text:continue-numbering="true">
            <text:list-item>
              <text:p text:style-name="Text_20_body">Keep development, staging, and production as similar as possible
</text:p>
            </text:list-item>
          </text:list>
        </text:list-item>
        <text:list-item>
          <text:p text:style-name="Text_20_body"><text:span text:style-name="Bold">Logs</text:span>
</text:p>
          <text:list text:style-name="OrgBulletedList" text:continue-numbering="true">
            <text:list-item>
              <text:p text:style-name="Text_20_body">Treat logs as event streams
</text:p>
            </text:list-item>
          </text:list>
        </text:list-item>
        <text:list-item>
          <text:p text:style-name="Text_20_body"><text:span text:style-name="Bold">Admin processes</text:span>
</text:p>
          <text:list text:style-name="OrgBulletedList" text:continue-numbering="true">
            <text:list-item>
              <text:p text:style-name="Text_20_body">Run admin/management tasks as one-off processes
</text:p>
            </text:list-item>
          </text:list>
        </text:list-item>
      </text:list>
      <text:h text:style-name="Heading_20_2" text:outline-level="2" text:is-list-header="false">
<text:bookmark-start text:name="OrgXref.org66f056d"/>
<text:bookmark text:name="org66f056d"/><text:span text:style-name="OrgTodo">WIP</text:span> Hasura 3Factor Apps
<text:bookmark-end text:name="OrgXref.org66f056d"/></text:h>
      <text:section text:style-name="OrgIndentedSection-Level-0" text:name="Section18">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3factor.app/">https://3factor.app/</text:a></text:p>
              </table:table-cell>
            </table:table-row>
          </table:table-rows>
        </table:table>
      </text:section>
      <text:list text:style-name="OrgBulletedList" text:continue-numbering="false">
        <text:list-item>
          <text:p text:style-name="Text_20_body">epizody 115 116 a 117.
</text:p>
        </text:list-item>
        <text:list-item>
          <text:p text:style-name="Text_20_body">Konkrétně epizoda 116 na kterou posílám odkaz je hodná poslechu.
</text:p>
        </text:list-item>
        <text:list-item>
          <text:p text:style-name="Text_20_body">3f Apps je architektura ke které se blížíme.
</text:p>
        </text:list-item>
        <text:list-item>
          <text:p text:style-name="Text_20_body">V té 116 epizodě je právě celá diskuse o messagingu,  otázky msg fall-back..
</text:p>
        </text:list-item>
        <text:list-item>
          <text:p text:style-name="Text_20_body">Format diskuse je takový rozbíhavý, ale berou to že široka.
</text:p>
        </text:list-item>
        <text:list-item>
          <text:p text:style-name="Text_20_body">Zajímavý je to hodně tak po prvních osmi minutách a ke konci zase kecaji jenom tak zbůhdarma.
</text:p>
        </text:list-item>
        <text:list-item>
          <text:p text:style-name="Text_20_body">Pěkný je i to že to je diskuse mezi 3mi lidmi a ne všichni tomu rozumí, tak tam občas narazíš na blbosti.
</text:p>
        </text:list-item>
        <text:list-item>
          <text:p text:style-name="Text_20_body">Jo a je tam slyšet o čem že je ta technická architektura. 
</text:p>
        </text:list-item>
        <text:list-item>
          <text:p text:style-name="Text_20_body"><text:a xlink:type="simple" xlink:href="https://www.codingblocks.net/episode115">https://www.codingblocks.net/episode115</text:a>
</text:p>
        </text:list-item>
        <text:list-item>
          <text:p text:style-name="Text_20_body"><text:a xlink:type="simple" xlink:href="https://www.codingblocks.net/episode116">https://www.codingblocks.net/episode116</text:a>
</text:p>
        </text:list-item>
        <text:list-item>
          <text:p text:style-name="Text_20_body"><text:a xlink:type="simple" xlink:href="https://www.codingblocks.net/episode117">https://www.codingblocks.net/episode117</text:a>
</text:p>
        </text:list-item>
      </text:list>
      <text:h text:style-name="Heading_20_3" text:outline-level="3" text:is-list-header="false">
<text:bookmark-start text:name="OrgXref.org38c54d9"/>
<text:bookmark text:name="org38c54d9"/>Factor #1: Realtime GraphQL
<text:bookmark-end text:name="OrgXref.org38c54d9"/></text:h>
      <text:list text:style-name="OrgBulletedList" text:continue-numbering="false">
        <text:list-item>
          <text:p text:style-name="Text_20_body">Apart from providing an amazing frontend developer experience, GraphQL is a crucial component in 3factor architecture as it allows flexible API access and realtime capabilities. The GraphQL API should have the following properties:
</text:p>
        </text:list-item>
        <text:list-item>
          <text:p text:style-name="Text_20_body">Low-latency: An end-user should see instant feedback of an action (i.e. state manipulation) and not have to wait long on an API (&lt;100ms ideal, upto 1 second at worst).
</text:p>
        </text:list-item>
        <text:list-item>
          <text:p text:style-name="Text_20_body">Support subscriptions: Consume information “realtime” from the backend via GraphQL Subscriptions. Avoid the use of continuous polling (for scalability).
</text:p>
        </text:list-item>
      </text:list>
      <text:h text:style-name="Heading_20_3" text:outline-level="3" text:is-list-header="false">
<text:bookmark-start text:name="OrgXref.org1a781c6"/>
<text:bookmark text:name="org1a781c6"/>Factor #2: Reliable Eventing
<text:bookmark-end text:name="OrgXref.org1a781c6"/></text:h>
      <text:list text:style-name="OrgBulletedList" text:continue-numbering="false">
        <text:list-item>
          <text:p text:style-name="Text_20_body">In 3factor, business logic is initiated via events. This removes complex state management in your API layer and defers it to bespoke business logic functions. Events can also be persisted so that entire history of state is available for observability. Further, the event system must have the following 2 properties:
</text:p>
        </text:list-item>
        <text:list-item>
          <text:p text:style-name="Text_20_body">Atomic: Mutations to the application state should atomically create event(s).
</text:p>
        </text:list-item>
        <text:list-item>
          <text:p text:style-name="Text_20_body">Reliable: Events should be delivered (to any consumer) with atleast-once guarantee.
</text:p>
        </text:list-item>
      </text:list>
      <text:h text:style-name="Heading_20_3" text:outline-level="3" text:is-list-header="false">
<text:bookmark-start text:name="OrgXref.org4b2d9bb"/>
<text:bookmark text:name="org4b2d9bb"/>Factor #3: Async Serverless
<text:bookmark-end text:name="OrgXref.org4b2d9bb"/></text:h>
      <text:list text:style-name="OrgBulletedList" text:continue-numbering="false">
        <text:list-item>
          <text:p text:style-name="Text_20_body">Write business logic as event handling functions. Each function only cares about one event and is hence small &amp; cohesive. The easiest way to deploy such functions is in serverless compute. Serverless minimizes backend ops and gives “infinite” scalability while being cost-efficient. The serverless functions should follow few best-practices:
</text:p>
        </text:list-item>
        <text:list-item>
          <text:p text:style-name="Text_20_body">Idempotent: The code should be prepared for duplicate delivery of events.
</text:p>
        </text:list-item>
        <text:list-item>
          <text:p text:style-name="Text_20_body">Out-of-order: Events may not be guaranteed to be received in any realtime order. The code should not depend on any expected sequence of events.
</text:p>
        </text:list-item>
      </text:list>
      <text:h text:style-name="Heading_20_2" text:outline-level="2" text:is-list-header="false">
<text:bookmark-start text:name="OrgXref.org59df251"/>
<text:bookmark text:name="org59df251"/><text:span text:style-name="OrgTodo">WIP</text:span> OpenApiSpec / Open API 3.0 / Swagger
<text:bookmark-end text:name="OrgXref.org59df251"/></text:h>
      <text:section text:style-name="OrgIndentedSection-Level-0" text:name="Section19">
        <table:table table:style-name="OrgTable">
          <table:table-column table:style-name="OrgTableColumn"/>
          <table:table-column table:style-name="OrgTableColumn"/>
          <table:table-rows>
            <table:table-row>
              <table:table-cell table:style-name="OrgTblCellT">
                <text:p text:style-name="OrgTableContentsLeft">Primary source:</text:p>
              </table:table-cell>
              <table:table-cell table:style-name="OrgTblCellT">
                <text:p text:style-name="OrgTableContentsLeft"><text:a xlink:type="simple" xlink:href="https://app.swaggerhub.com/help/tutorials/openapi-3-tutorial">https://app.swaggerhub.com/help/tutorials/openapi-3-tutorial</text:a></text:p>
              </table:table-cell>
            </table:table-row>
            <table:table-row>
              <table:table-cell table:style-name="OrgTblCellB">
                <text:p text:style-name="OrgTableContentsLeft">Learn more:</text:p>
              </table:table-cell>
              <table:table-cell table:style-name="OrgTblCellB">
                <text:p text:style-name="OrgTableContentsLeft"><text:a xlink:type="simple" xlink:href="https://editor.swagger.io/">https://editor.swagger.io/</text:a></text:p>
              </table:table-cell>
            </table:table-row>
          </table:table-rows>
        </table:table>
      </text:section>
      <text:h text:style-name="Heading_20_3" text:outline-level="3" text:is-list-header="false">
<text:bookmark-start text:name="OrgXref.org002e61a"/>
<text:bookmark text:name="org002e61a"/>What Is OpenAPI?
<text:bookmark-end text:name="OrgXref.org002e61a"/></text:h>
      <text:list text:style-name="OrgBulletedList" text:continue-numbering="false">
        <text:list-item>
          <text:p text:style-name="Text_20_body">OpenAPI Specification (formerly known as Swagger Specification) is an open-source format for describing and documenting APIs. The Specification was originally developed in 2010 by Reverb Technologies (formerly Wordnik) as a way to keep the API design and documentation in sync. It has since become a de-facto standard for designing and describing RESTful APIs, and is used by millions of developers and organizations for developing their APIs, be it internal or client facing.
</text:p>
        </text:list-item>
        <text:list-item>
          <text:p text:style-name="Text_20_body">The latest version of OpenAPI is 3.0. OpenAPI definitions can be written in JSON or YAML. We recommend YAML, because it is easier to read and write.
</text:p>
        </text:list-item>
        <text:list-item>
          <text:p text:style-name="Text_20_body">A simple OpenAPI 3.0 specification looks like this:
</text:p>
        </text:list-item>
      </text:list>
      <text:p text:style-name="OrgSrcBlock"><text:span text:style-name="OrgSrcFontLockVariableNameFace">openapi</text:span>:<text:s/>3.0.0</text:p>
      <text:p text:style-name="OrgSrcBlock"><text:span text:style-name="OrgSrcFontLockVariableNameFace">info</text:span>:</text:p>
      <text:p text:style-name="OrgSrcBlock"><text:s/><text:s/><text:span text:style-name="OrgSrcFontLockVariableNameFace">version</text:span>:<text:s/>1.0.0</text:p>
      <text:p text:style-name="OrgSrcBlock"><text:s/><text:s/><text:span text:style-name="OrgSrcFontLockVariableNameFace">title</text:span>:<text:s/>Sample<text:s/>API</text:p>
      <text:p text:style-name="OrgSrcBlock"><text:s/><text:s/><text:span text:style-name="OrgSrcFontLockVariableNameFace">description</text:span>:<text:s/>A<text:s/>sample<text:s/>API<text:s/>to<text:s/>illustrate<text:s/>OpenAPI<text:s/>concepts</text:p>
      <text:p text:style-name="OrgSrcBlock"><text:span text:style-name="OrgSrcFontLockVariableNameFace">paths</text:span>:</text:p>
      <text:p text:style-name="OrgSrcBlock"><text:s/><text:s/><text:span text:style-name="OrgSrcFontLockVariableNameFace">/list</text:span>:</text:p>
      <text:p text:style-name="OrgSrcBlock"><text:s/><text:s/><text:s/><text:s/><text:span text:style-name="OrgSrcFontLockVariableNameFace">get</text:span>:</text:p>
      <text:p text:style-name="OrgSrcBlock"><text:s/><text:s/><text:s/><text:s/><text:s/><text:s/><text:span text:style-name="OrgSrcFontLockVariableNameFace">description</text:span>:<text:s/>Returns<text:s/>a<text:s/>list<text:s/>of<text:s/>stuff</text:p>
      <text:p text:style-name="OrgSrcBlock"><text:s/><text:s/><text:s/><text:s/><text:s/><text:s/><text:span text:style-name="OrgSrcFontLockVariableNameFace">responses</text:span>:</text:p>
      <text:p text:style-name="OrgSrcBlock"><text:s/><text:s/><text:s/><text:s/><text:s/><text:s/><text:s/><text:s/><text:span text:style-name="OrgSrcFontLockStringFace">'200'</text:span>:</text:p>
      <text:p text:style-name="OrgSrcBlockLastLine"><text:s/><text:s/><text:s/><text:s/><text:s/><text:s/><text:s/><text:s/><text:s/><text:s/><text:span text:style-name="OrgSrcFontLockVariableNameFace">description</text:span>:<text:s/>Successful<text:s/>response</text:p>
      <text:h text:style-name="Heading_20_2" text:outline-level="2" text:is-list-header="false">
<text:bookmark-start text:name="OrgXref.org82f9003"/>
<text:bookmark text:name="org82f9003"/><text:span text:style-name="OrgTodo">WIP</text:span> Enterprise Architecture Integration Patterns <text:span text:style-name="OrgCode">[0/4]</text:span>
<text:bookmark-end text:name="OrgXref.org82f9003"/></text:h>
      <text:h text:style-name="Heading_20_3" text:outline-level="3" text:is-list-header="false">
<text:bookmark-start text:name="OrgXref.orgc40709e"/>
<text:bookmark text:name="orgc40709e"/><text:span text:style-name="OrgTodo">WIP</text:span> Integration Styles:
<text:bookmark-end text:name="OrgXref.orgc40709e"/></text:h>
      <text:h text:style-name="Heading_20_4" text:outline-level="4" text:is-list-header="false">
<text:bookmark-start text:name="OrgXref.org6048238"/>
<text:bookmark text:name="org6048238"/><text:span text:style-name="OrgTodo">TODO</text:span> File Transfer<text:tab/><text:span text:style-name="OrgTags">[<text:span text:style-name="OrgTag">PATTERN</text:span>]</text:span>
<text:bookmark-end text:name="OrgXref.org6048238"/></text:h>
      <text:h text:style-name="Heading_20_4" text:outline-level="4" text:is-list-header="false">
<text:bookmark-start text:name="OrgXref.org6918fe8"/>
<text:bookmark text:name="org6918fe8"/><text:span text:style-name="OrgTodo">TODO</text:span> Shared Database<text:tab/><text:span text:style-name="OrgTags">[<text:span text:style-name="OrgTag">PATTERN</text:span>]</text:span>
<text:bookmark-end text:name="OrgXref.org6918fe8"/></text:h>
      <text:h text:style-name="Heading_20_4" text:outline-level="4" text:is-list-header="false">
<text:bookmark-start text:name="OrgXref.org3488678"/>
<text:bookmark text:name="org3488678"/><text:span text:style-name="OrgTodo">TODO</text:span> Remote Procedure Invocation<text:tab/><text:span text:style-name="OrgTags">[<text:span text:style-name="OrgTag">PATTERN</text:span>]</text:span>
<text:bookmark-end text:name="OrgXref.org3488678"/></text:h>
      <text:h text:style-name="Heading_20_4" text:outline-level="4" text:is-list-header="false">
<text:bookmark-start text:name="OrgXref.org3007de9"/>
<text:bookmark text:name="org3007de9"/><text:span text:style-name="OrgTodo">TODO</text:span> Messaging<text:tab/><text:span text:style-name="OrgTags">[<text:span text:style-name="OrgTag">PATTERN</text:span>]</text:span>
<text:bookmark-end text:name="OrgXref.org3007de9"/></text:h>
      <text:h text:style-name="Heading_20_3" text:outline-level="3" text:is-list-header="false">
<text:bookmark-start text:name="OrgXref.org8fa79f6"/>
<text:bookmark text:name="org8fa79f6"/><text:span text:style-name="OrgTodo">WIP</text:span> Messaging Systems
<text:bookmark-end text:name="OrgXref.org8fa79f6"/></text:h>
      <text:h text:style-name="Heading_20_4" text:outline-level="4" text:is-list-header="false">
<text:bookmark-start text:name="OrgXref.orgbf36199"/>
<text:bookmark text:name="orgbf36199"/>Message Channel<text:tab/><text:span text:style-name="OrgTags">[<text:span text:style-name="OrgTag">PATTERN</text:span>]</text:span>
<text:bookmark-end text:name="OrgXref.orgbf36199"/></text:h>
      <text:h text:style-name="Heading_20_4" text:outline-level="4" text:is-list-header="false">
<text:bookmark-start text:name="OrgXref.orgfc067e4"/>
<text:bookmark text:name="orgfc067e4"/>Message<text:tab/><text:span text:style-name="OrgTags">[<text:span text:style-name="OrgTag">PATTERN</text:span>]</text:span>
<text:bookmark-end text:name="OrgXref.orgfc067e4"/></text:h>
      <text:h text:style-name="Heading_20_4" text:outline-level="4" text:is-list-header="false">
<text:bookmark-start text:name="OrgXref.org5316368"/>
<text:bookmark text:name="org5316368"/>Pipes and Filtres<text:tab/><text:span text:style-name="OrgTags">[<text:span text:style-name="OrgTag">PATTERN</text:span>]</text:span>
<text:bookmark-end text:name="OrgXref.org5316368"/></text:h>
      <text:h text:style-name="Heading_20_4" text:outline-level="4" text:is-list-header="false">
<text:bookmark-start text:name="OrgXref.org09309c7"/>
<text:bookmark text:name="org09309c7"/>Message Router<text:tab/><text:span text:style-name="OrgTags">[<text:span text:style-name="OrgTag">PATTERN</text:span>]</text:span>
<text:bookmark-end text:name="OrgXref.org09309c7"/></text:h>
      <text:h text:style-name="Heading_20_4" text:outline-level="4" text:is-list-header="false">
<text:bookmark-start text:name="OrgXref.org9a2dfe8"/>
<text:bookmark text:name="org9a2dfe8"/>Message Translator<text:tab/><text:span text:style-name="OrgTags">[<text:span text:style-name="OrgTag">PATTERN</text:span>]</text:span>
<text:bookmark-end text:name="OrgXref.org9a2dfe8"/></text:h>
      <text:h text:style-name="Heading_20_4" text:outline-level="4" text:is-list-header="false">
<text:bookmark-start text:name="OrgXref.orge7dd89c"/>
<text:bookmark text:name="orge7dd89c"/>Message Endpoint<text:tab/><text:span text:style-name="OrgTags">[<text:span text:style-name="OrgTag">PATTERN</text:span>]</text:span>
<text:bookmark-end text:name="OrgXref.orge7dd89c"/></text:h>
      <text:h text:style-name="Heading_20_3" text:outline-level="3" text:is-list-header="false">
<text:bookmark-start text:name="OrgXref.org15152a7"/>
<text:bookmark text:name="org15152a7"/><text:span text:style-name="OrgTodo">TODO</text:span> Choreography
<text:bookmark-end text:name="OrgXref.org15152a7"/></text:h>
      <text:list text:style-name="OrgBulletedList" text:continue-numbering="false">
        <text:list-item>
          <text:p text:style-name="Text_20_body">distributed decision making
</text:p>
          <text:list text:style-name="OrgBulletedList" text:continue-numbering="true">
            <text:list-item>
              <text:p text:style-name="Text_20_body">simple..
</text:p>
            </text:list-item>
            <text:list-item>
              <text:p text:style-name="Text_20_body">for primitive cases.
</text:p>
            </text:list-item>
            <text:list-item>
              <text:p text:style-name="Text_20_body">Higher connaissance
</text:p>
            </text:list-item>
            <text:list-item>
              <text:p text:style-name="Text_20_body">cyclic dependencies …
</text:p>
            </text:list-item>
            <text:list-item>
              <text:p text:style-name="Text_20_body">Overloads domain objectsviin. I minimal
</text:p>
            </text:list-item>
          </text:list>
        </text:list-item>
      </text:list>
      <text:h text:style-name="Heading_20_3" text:outline-level="3" text:is-list-header="false">
<text:bookmark-start text:name="OrgXref.org0378ce6"/>
<text:bookmark text:name="org0378ce6"/><text:span text:style-name="OrgTodo">TODO</text:span> Orchestration
<text:bookmark-end text:name="OrgXref.org0378ce6"/></text:h>
      <text:list text:style-name="OrgBulletedList" text:continue-numbering="false">
        <text:list-item>
          <text:p text:style-name="Text_20_body">centralized decision making
</text:p>
          <text:list text:style-name="OrgBulletedList" text:continue-numbering="true">
            <text:list-item>
              <text:p text:style-name="Text_20_body">orchestration objects implements state machine and invokes the participants
</text:p>
            </text:list-item>
          </text:list>
        </text:list-item>
      </text:list>
      <text:h text:style-name="Heading_20_2" text:outline-level="2" text:is-list-header="false">
<text:bookmark-start text:name="OrgXref.org4b49c03"/>
<text:bookmark text:name="org4b49c03"/><text:span text:style-name="OrgTodo">WIP</text:span> μ-Services design patterns classes <text:span text:style-name="OrgCode">[0/6]</text:span>
<text:bookmark-end text:name="OrgXref.org4b49c03"/></text:h>
      <text:section text:style-name="OrgIndentedSection-Level-0" text:name="Section20">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tsh.io/blog/design-patterns-in-microservices-api-gateway-bff-and-more/">https://tsh.io/blog/design-patterns-in-microservices-api-gateway-bff-and-more/</text:a></text:p>
              </table:table-cell>
            </table:table-row>
          </table:table-rows>
        </table:table>
      </text:section>
      <text:h text:style-name="Heading_20_3" text:outline-level="3" text:is-list-header="false">
<text:bookmark-start text:name="OrgXref.orgadd30e0"/>
<text:bookmark text:name="orgadd30e0"/><text:span text:style-name="OrgTodo">WIP</text:span> Communication
<text:bookmark-end text:name="OrgXref.orgadd30e0"/></text:h>
      <text:list text:style-name="OrgBulletedList" text:continue-numbering="false">
        <text:list-item>
          <text:p text:style-name="Text_20_body">It concerns the methods of communication between microservices and client apps (the frontend layer).
</text:p>
        </text:list-item>
      </text:list>
      <text:h text:style-name="Heading_20_3" text:outline-level="3" text:is-list-header="false">
<text:bookmark-start text:name="OrgXref.orgad6b905"/>
<text:bookmark text:name="orgad6b905"/><text:span text:style-name="OrgTodo">WIP</text:span> Internal communication
<text:bookmark-end text:name="OrgXref.orgad6b905"/></text:h>
      <text:list text:style-name="OrgBulletedList" text:continue-numbering="false">
        <text:list-item>
          <text:p text:style-name="Text_20_body">These design patterns constitute various ways microservices can communicate between each other.
</text:p>
        </text:list-item>
      </text:list>
      <text:h text:style-name="Heading_20_3" text:outline-level="3" text:is-list-header="false">
<text:bookmark-start text:name="OrgXref.org3d4275f"/>
<text:bookmark text:name="org3d4275f"/><text:span text:style-name="OrgTodo">WIP</text:span> Security
<text:bookmark-end text:name="OrgXref.org3d4275f"/></text:h>
      <text:list text:style-name="OrgBulletedList" text:continue-numbering="false">
        <text:list-item>
          <text:p text:style-name="Text_20_body">A variety of security-related concerns, such as the organization of the security layer, authorization and level of access to particular microservices for different types of users, etc.
</text:p>
        </text:list-item>
      </text:list>
      <text:h text:style-name="Heading_20_3" text:outline-level="3" text:is-list-header="false">
<text:bookmark-start text:name="OrgXref.orgf1547ba"/>
<text:bookmark text:name="orgf1547ba"/><text:span text:style-name="OrgTodo">WIP</text:span> Availability
<text:bookmark-end text:name="OrgXref.orgf1547ba"/></text:h>
      <text:list text:style-name="OrgBulletedList" text:continue-numbering="false">
        <text:list-item>
          <text:p text:style-name="Text_20_body">Ensuring that all microservices are ready to address the needs of the system (regardless of how intense the traffic is), ensuring the lowest possible downtime. This includes activities such as making sure microservices can restart on another machine, or whether enough machines are available, microservices being able to report their current states on their own, health checks and more.
</text:p>
        </text:list-item>
      </text:list>
      <text:h text:style-name="Heading_20_3" text:outline-level="3" text:is-list-header="false">
<text:bookmark-start text:name="OrgXref.org857800f"/>
<text:bookmark text:name="org857800f"/><text:span text:style-name="OrgTodo">WIP</text:span> Service discovery
<text:bookmark-end text:name="OrgXref.org857800f"/></text:h>
      <text:list text:style-name="OrgBulletedList" text:continue-numbering="false">
        <text:list-item>
          <text:p text:style-name="Text_20_body">It refers to the methods microservices use to find each other and make their locations known.
</text:p>
        </text:list-item>
      </text:list>
      <text:h text:style-name="Heading_20_3" text:outline-level="3" text:is-list-header="false">
<text:bookmark-start text:name="OrgXref.org03d4d2e"/>
<text:bookmark text:name="org03d4d2e"/><text:span text:style-name="OrgTodo">WIP</text:span> Configuration
<text:bookmark-end text:name="OrgXref.org03d4d2e"/></text:h>
      <text:list text:style-name="OrgBulletedList" text:continue-numbering="false">
        <text:list-item>
          <text:p text:style-name="Text_20_body">Setting parameters and monitoring the performance of the entire system to continuously optimize it as you go
</text:p>
        </text:list-item>
      </text:list>
      <text:h text:style-name="Heading_20_2" text:outline-level="2" text:is-list-header="false">
<text:bookmark-start text:name="OrgXref.org8dace90"/>
<text:bookmark text:name="org8dace90"/><text:span text:style-name="OrgTodo">TODO</text:span> μ-Services Design Patterns <text:span text:style-name="OrgCode">[0/8]</text:span>
<text:bookmark-end text:name="OrgXref.org8dace90"/></text:h>
      <text:section text:style-name="OrgIndentedSection-Level-0" text:name="Section21">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tsh.io/blog/design-patterns-in-microservices-api-gateway-bff-and-more/">https://tsh.io/blog/design-patterns-in-microservices-api-gateway-bff-and-more/</text:a></text:p>
              </table:table-cell>
            </table:table-row>
          </table:table-rows>
        </table:table>
      </text:section>
      <text:h text:style-name="Heading_20_3" text:outline-level="3" text:is-list-header="false">
<text:bookmark-start text:name="OrgXref.org0b09e43"/>
<text:bookmark text:name="org0b09e43"/><text:span text:style-name="OrgTodo">TODO</text:span> API Gateway<text:tab/><text:span text:style-name="OrgTags">[<text:span text:style-name="OrgTag">PATTERN</text:span>]</text:span>
<text:bookmark-end text:name="OrgXref.org0b09e43"/></text:h>
      <text:h text:style-name="Heading_20_3" text:outline-level="3" text:is-list-header="false">
<text:bookmark-start text:name="OrgXref.orgc249598"/>
<text:bookmark text:name="orgc249598"/><text:span text:style-name="OrgTodo">TODO</text:span> Circuit Breaker<text:tab/><text:span text:style-name="OrgTags">[<text:span text:style-name="OrgTag">PATTERN</text:span>]</text:span>
<text:bookmark-end text:name="OrgXref.orgc249598"/></text:h>
      <text:h text:style-name="Heading_20_3" text:outline-level="3" text:is-list-header="false">
<text:bookmark-start text:name="OrgXref.orgdcecf8c"/>
<text:bookmark text:name="orgdcecf8c"/><text:span text:style-name="OrgTodo">WIP</text:span> CQRS<text:tab/><text:span text:style-name="OrgTags">[<text:span text:style-name="OrgTag">PATTERN</text:span>]</text:span>
<text:bookmark-end text:name="OrgXref.orgdcecf8c"/></text:h>
      <text:h text:style-name="Heading_20_3" text:outline-level="3" text:is-list-header="false">
<text:bookmark-start text:name="OrgXref.org532351a"/>
<text:bookmark text:name="org532351a"/><text:span text:style-name="OrgTodo">TODO</text:span> Event Sourcing<text:tab/><text:span text:style-name="OrgTags">[<text:span text:style-name="OrgTag">PATTERN</text:span>]</text:span>
<text:bookmark-end text:name="OrgXref.org532351a"/></text:h>
      <text:h text:style-name="Heading_20_3" text:outline-level="3" text:is-list-header="false">
<text:bookmark-start text:name="OrgXref.org586abf7"/>
<text:bookmark text:name="org586abf7"/><text:span text:style-name="OrgTodo">TODO</text:span> Sidecar<text:tab/><text:span text:style-name="OrgTags">[<text:span text:style-name="OrgTag">PATTERN</text:span>]</text:span>
<text:bookmark-end text:name="OrgXref.org586abf7"/></text:h>
      <text:h text:style-name="Heading_20_3" text:outline-level="3" text:is-list-header="false">
<text:bookmark-start text:name="OrgXref.orgb89f30c"/>
<text:bookmark text:name="orgb89f30c"/><text:span text:style-name="OrgTodo">TODO</text:span> Backend-for-Frontend<text:tab/><text:span text:style-name="OrgTags">[<text:span text:style-name="OrgTag">PATTERN</text:span>]</text:span>
<text:bookmark-end text:name="OrgXref.orgb89f30c"/></text:h>
      <text:h text:style-name="Heading_20_3" text:outline-level="3" text:is-list-header="false">
<text:bookmark-start text:name="OrgXref.org6d7a375"/>
<text:bookmark text:name="org6d7a375"/><text:span text:style-name="OrgTodo">TODO</text:span> Strangler Pattern<text:tab/><text:span text:style-name="OrgTags">[<text:span text:style-name="OrgTag">PATTERN</text:span>]</text:span>
<text:bookmark-end text:name="OrgXref.org6d7a375"/></text:h>
      <text:h text:style-name="Heading_20_3" text:outline-level="3" text:is-list-header="false">
<text:bookmark-start text:name="OrgXref.orgb26edff"/>
<text:bookmark text:name="orgb26edff"/><text:span text:style-name="OrgTodo">TODO</text:span> Saga<text:tab/><text:span text:style-name="OrgTags">[<text:span text:style-name="OrgTag">PATTERN</text:span>]</text:span>
<text:bookmark-end text:name="OrgXref.orgb26edff"/></text:h>
      <text:h text:style-name="Heading_20_2" text:outline-level="2" text:is-list-header="false">
<text:bookmark-start text:name="OrgXref.org87e0f0d"/>
<text:bookmark text:name="org87e0f0d"/><text:span text:style-name="OrgTodo">TODO</text:span> Event Sourcing<text:tab/><text:span text:style-name="OrgTags">[<text:span text:style-name="OrgTag">PATTERN</text:span>]</text:span>
<text:bookmark-end text:name="OrgXref.org87e0f0d"/></text:h>
      <text:h text:style-name="Heading_20_2" text:outline-level="2" text:is-list-header="false">
<text:bookmark-start text:name="OrgXref.orgd193fd4"/>
<text:bookmark text:name="orgd193fd4"/><text:span text:style-name="OrgTodo">TODO</text:span> CQRS<text:tab/><text:span text:style-name="OrgTags">[<text:span text:style-name="OrgTag">PATTERN</text:span>]</text:span>
<text:bookmark-end text:name="OrgXref.orgd193fd4"/></text:h>
      <text:h text:style-name="Heading_20_2" text:outline-level="2" text:is-list-header="false">
<text:bookmark-start text:name="OrgXref.orgb9c2e26"/>
<text:bookmark text:name="orgb9c2e26"/><text:span text:style-name="OrgTodo">TODO</text:span> CRUD<text:tab/><text:span text:style-name="OrgTags">[<text:span text:style-name="OrgTag">PATTERN</text:span>]</text:span>
<text:bookmark-end text:name="OrgXref.orgb9c2e26"/></text:h>
      <text:h text:style-name="Heading_20_2" text:outline-level="2" text:is-list-header="false">
<text:bookmark-start text:name="OrgXref.org70c11f5"/>
<text:bookmark text:name="org70c11f5"/><text:span text:style-name="OrgTodo">WIP</text:span> (Pragmatic) Design principes <text:span text:style-name="OrgCode">[0/11]</text:span>
<text:bookmark-end text:name="OrgXref.org70c11f5"/></text:h>
      <text:h text:style-name="Heading_20_3" text:outline-level="3" text:is-list-header="false">
<text:bookmark-start text:name="OrgXref.orgad282d8"/>
<text:bookmark text:name="orgad282d8"/><text:span text:style-name="OrgTodo">TODO</text:span> DRY<text:tab/><text:span text:style-name="OrgTags">[<text:span text:style-name="OrgTag">TOPIC</text:span>]</text:span>
<text:bookmark-end text:name="OrgXref.orgad282d8"/></text:h>
      <text:h text:style-name="Heading_20_3" text:outline-level="3" text:is-list-header="false">
<text:bookmark-start text:name="OrgXref.org9115453"/>
<text:bookmark text:name="org9115453"/><text:span text:style-name="OrgTodo">TODO</text:span> KISS<text:tab/><text:span text:style-name="OrgTags">[<text:span text:style-name="OrgTag">TOPIC</text:span>]</text:span>
<text:bookmark-end text:name="OrgXref.org9115453"/></text:h>
      <text:h text:style-name="Heading_20_3" text:outline-level="3" text:is-list-header="false">
<text:bookmark-start text:name="OrgXref.org097848d"/>
<text:bookmark text:name="org097848d"/><text:span text:style-name="OrgTodo">WIP</text:span> GRASP
<text:bookmark-end text:name="OrgXref.org097848d"/></text:h>
      <text:section text:style-name="OrgIndentedSection-Level-0" text:name="Section22">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GRASP_%28object-oriented_design%29">https://en.wikipedia.org/wiki/GRASP_%28object-oriented_design%29</text:a></text:p>
              </table:table-cell>
            </table:table-row>
          </table:table-rows>
        </table:table>
      </text:section>
      <text:list text:style-name="OrgBulletedList" text:continue-numbering="false">
        <text:list-item>
          <text:p text:style-name="Text_20_body">General Responsibility Assignment Software Patterns (or Principles), abbreviated GRASP, consist of guidelines for assigning responsibility to classes and objects in object-oriented design.[1] It is not related to the SOLID design principle.
</text:p>
        </text:list-item>
        <text:list-item>
          <text:p text:style-name="Text_20_body">The different patterns and principles used in GRASP are controller, creator, indirection, information expert, low coupling, high cohesion, polymorphism, protected variations, and pure fabrication. All these patterns answer some software problems, and these problems are common to almost every software development project. These techniques have not been invented to create new ways of working, but to better document and standardize old, tried-and-tested programming principles in object-oriented design.
</text:p>
        </text:list-item>
        <text:list-item>
          <text:p text:style-name="Text_20_body">Computer scientist Craig Larman states that "the critical design tool for software development is a mind well educated in design principles. It is not UML or any other technology."[2] Thus, GRASP are really a mental toolset, a learning aid to help in the design of object-oriented software.
</text:p>
        </text:list-item>
      </text:list>
      <text:h text:style-name="Heading_20_3" text:outline-level="3" text:is-list-header="false">
<text:bookmark-start text:name="OrgXref.orgf881f79"/>
<text:bookmark text:name="orgf881f79"/><text:span text:style-name="OrgTodo">WIP</text:span> SOLID
<text:bookmark-end text:name="OrgXref.orgf881f79"/></text:h>
      <text:list text:style-name="OrgBulletedList" text:continue-numbering="false">
        <text:list-item>
          <text:p text:style-name="Text_20_body"><text:span text:style-name="Bold">S</text:span> single responsibility
</text:p>
        </text:list-item>
        <text:list-item>
          <text:p text:style-name="Text_20_body"><text:span text:style-name="Bold">O</text:span> open–closed
</text:p>
        </text:list-item>
        <text:list-item>
          <text:p text:style-name="Text_20_body"><text:span text:style-name="Bold">L</text:span> liskov substitution
</text:p>
        </text:list-item>
        <text:list-item>
          <text:p text:style-name="Text_20_body"><text:span text:style-name="Bold">I</text:span> interface segregation
</text:p>
        </text:list-item>
        <text:list-item>
          <text:p text:style-name="Text_20_body"><text:span text:style-name="Bold">D</text:span> dependency inversion
</text:p>
        </text:list-item>
      </text:list>
      <text:h text:style-name="Heading_20_3" text:outline-level="3" text:is-list-header="false">
<text:bookmark-start text:name="OrgXref.org1b649e5"/>
<text:bookmark text:name="org1b649e5"/><text:span text:style-name="OrgTodo">TODO</text:span> YAGNI<text:tab/><text:span text:style-name="OrgTags">[<text:span text:style-name="OrgTag">TOPIC</text:span>]</text:span>
<text:bookmark-end text:name="OrgXref.org1b649e5"/></text:h>
      <text:h text:style-name="Heading_20_3" text:outline-level="3" text:is-list-header="false">
<text:bookmark-start text:name="OrgXref.org000b1cb"/>
<text:bookmark text:name="org000b1cb"/><text:span text:style-name="OrgTodo">TODO</text:span> Open/Close principal<text:tab/><text:span text:style-name="OrgTags">[<text:span text:style-name="OrgTag">TOPIC</text:span>]</text:span>
<text:bookmark-end text:name="OrgXref.org000b1cb"/></text:h>
      <text:h text:style-name="Heading_20_3" text:outline-level="3" text:is-list-header="false">
<text:bookmark-start text:name="OrgXref.orga509250"/>
<text:bookmark text:name="orga509250"/><text:span text:style-name="OrgTodo">TODO</text:span> High Cohesion<text:tab/><text:span text:style-name="OrgTags">[<text:span text:style-name="OrgTag">TOPIC</text:span>]</text:span>
<text:bookmark-end text:name="OrgXref.orga509250"/></text:h>
      <text:h text:style-name="Heading_20_3" text:outline-level="3" text:is-list-header="false">
<text:bookmark-start text:name="OrgXref.org22b4588"/>
<text:bookmark text:name="org22b4588"/><text:span text:style-name="OrgTodo">TODO</text:span> Low Coupling<text:tab/><text:span text:style-name="OrgTags">[<text:span text:style-name="OrgTag">TOPIC</text:span>]</text:span>
<text:bookmark-end text:name="OrgXref.org22b4588"/></text:h>
      <text:h text:style-name="Heading_20_4" text:outline-level="4" text:is-list-header="false">
<text:bookmark-start text:name="OrgXref.orged6ac99"/>
<text:bookmark text:name="orged6ac99"/>What is temporal coupling?<text:tab/><text:span text:style-name="OrgTags">[<text:span text:style-name="OrgTag">QUESTION</text:span>]</text:span>
<text:bookmark-end text:name="OrgXref.orged6ac99"/></text:h>
      <text:h text:style-name="Heading_20_3" text:outline-level="3" text:is-list-header="false">
<text:bookmark-start text:name="OrgXref.org61c96fe"/>
<text:bookmark text:name="org61c96fe"/><text:span text:style-name="OrgTodo">WIP</text:span> Information Hiding<text:tab/><text:span text:style-name="OrgTags">[<text:span text:style-name="OrgTag">TOPIC</text:span>]</text:span>
<text:bookmark-end text:name="OrgXref.org61c96fe"/></text:h>
      <text:list text:style-name="OrgBulletedList" text:continue-numbering="false">
        <text:list-item>
          <text:p text:style-name="Text_20_body">In computer science, information hiding is the principle of segregation of the design decisions in a computer program that are most likely to change, thus protecting other parts of the program from extensive modification if the design decision is changed. The protection involves providing a stable interface which protects the remainder of the program from the implementation (the details that are most likely to change).
</text:p>
        </text:list-item>
        <text:list-item>
          <text:p text:style-name="Text_20_body">Written another way, information hiding is the ability to prevent certain aspects of a class or software component from being accessible to its clients, using either programming language features (like private variables) or an explicit exporting policy
</text:p>
        </text:list-item>
      </text:list>
      <text:h text:style-name="Heading_20_3" text:outline-level="3" text:is-list-header="false">
<text:bookmark-start text:name="OrgXref.org1848666"/>
<text:bookmark text:name="org1848666"/><text:span text:style-name="OrgTodo">WIP</text:span> Encapsulation<text:tab/><text:span text:style-name="OrgTags">[<text:span text:style-name="OrgTag">TOPIC</text:span>]</text:span>
<text:bookmark-end text:name="OrgXref.org1848666"/></text:h>
      <text:list text:style-name="OrgBulletedList" text:continue-numbering="false">
        <text:list-item>
          <text:p text:style-name="Text_20_body">The mechanism of Encapsulation in ObjectOriented Programming (OOP) is a direct application of Information Hiding
</text:p>
        </text:list-item>
      </text:list>
      <text:h text:style-name="Heading_20_3" text:outline-level="3" text:is-list-header="false">
<text:bookmark-start text:name="OrgXref.org2ab2ead"/>
<text:bookmark text:name="org2ab2ead"/><text:span text:style-name="OrgTodo">WIP</text:span> The Law of Demeter (LoD) or principle of least knowledge
<text:bookmark-end text:name="OrgXref.org2ab2ead"/></text:h>
      <text:section text:style-name="OrgIndentedSection-Level-0" text:name="Section23">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Law_of_Demeter">https://en.wikipedia.org/wiki/Law_of_Demeter</text:a></text:p>
              </table:table-cell>
            </table:table-row>
          </table:table-rows>
        </table:table>
      </text:section>
      <text:list text:style-name="OrgBulletedList" text:continue-numbering="false">
        <text:list-item>
          <text:p text:style-name="Text_20_body">is a design guideline for developing software, particularly object-oriented programs. In its general form, the LoD is a specific case of loose coupling. The guideline was proposed by Ian Holland at Northeastern University towards the end of 1987, and can be succinctly summarized in each of the following ways:[1]
</text:p>
          <text:list text:style-name="OrgBulletedList" text:continue-numbering="true">
            <text:list-item>
              <text:p text:style-name="Text_20_body">Each unit should have only limited knowledge about other units: only units "closely" related to the current unit.
</text:p>
            </text:list-item>
            <text:list-item>
              <text:p text:style-name="Text_20_body">Each unit should only talk to its friends; don't talk to strangers.
</text:p>
            </text:list-item>
            <text:list-item>
              <text:p text:style-name="Text_20_body">Only talk to your immediate friends.
</text:p>
            </text:list-item>
          </text:list>
        </text:list-item>
        <text:list-item>
          <text:p text:style-name="Text_20_body">The fundamental notion is that a given object should assume as little as possible about the structure or properties of anything else (including its subcomponents), in accordance with the principle of "information hiding". It may be viewed as a corollary to the principle of least privilege, which dictates that a module possess only the information and resources necessary for its legitimate purpose.
</text:p>
        </text:list-item>
        <text:list-item>
          <text:p text:style-name="Text_20_body">It is so named for its origin in the Demeter Project, an adaptive programming and aspect-oriented programming effort. The project was named in honor of Demeter, “distribution-mother” and the Greek goddess of agriculture, to signify a bottom-up philosophy of programming which is also embodied in the law itself.
</text:p>
        </text:list-item>
      </text:list>
      <text:h text:style-name="Heading_20_2" text:outline-level="2" text:is-list-header="false">
<text:bookmark-start text:name="OrgXref.orgafdfc04"/>
<text:bookmark text:name="orgafdfc04"/><text:span text:style-name="OrgTodo">TODO</text:span> Antifragile architecture
<text:bookmark-end text:name="OrgXref.orgafdfc04"/></text:h>
      <text:h text:style-name="Heading_20_2" text:outline-level="2" text:is-list-header="false">
<text:bookmark-start text:name="OrgXref.orge290131"/>
<text:bookmark text:name="orge290131"/><text:span text:style-name="OrgTodo">WIP</text:span> Evolutionary database design
<text:bookmark-end text:name="OrgXref.orge290131"/></text:h>
      <text:section text:style-name="OrgIndentedSection-Level-0" text:name="Section24">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martinfowler.com/articles/evodb.html">https://martinfowler.com/articles/evodb.html</text:a></text:p>
              </table:table-cell>
            </table:table-row>
          </table:table-rows>
        </table:table>
      </text:section>
      <text:h text:style-name="Heading_20_1" text:outline-level="1" text:is-list-header="false">
<text:bookmark-start text:name="OrgXref.orgd439bec"/>
<text:bookmark text:name="orgd439bec"/><text:span text:style-name="OrgTodo">WIP</text:span> Data <text:span text:style-name="OrgCode">[0/10]</text:span><text:tab/><text:span text:style-name="OrgTags">[<text:span text:style-name="OrgTag">DOMAIN</text:span>]</text:span>
<text:bookmark-end text:name="OrgXref.orgd439bec"/></text:h>
      <text:h text:style-name="Heading_20_2" text:outline-level="2" text:is-list-header="false">
<text:bookmark-start text:name="OrgXref.orgd693da1"/>
<text:bookmark text:name="orgd693da1"/><text:span text:style-name="OrgTodo">WIP</text:span> background<text:tab/><text:span text:style-name="OrgTags">[<text:span text:style-name="OrgTag">TOPIC</text:span>]</text:span>
<text:bookmark-end text:name="OrgXref.orgd693da1"/></text:h>
      <text:h text:style-name="Heading_20_3" text:outline-level="3" text:is-list-header="false">
<text:bookmark-start text:name="OrgXref.orgf0d6045"/>
<text:bookmark text:name="orgf0d6045"/>What does ACID mean?<text:tab/><text:span text:style-name="OrgTags">[<text:span text:style-name="OrgTag">QUESTION</text:span>]</text:span>
<text:bookmark-end text:name="OrgXref.orgf0d6045"/></text:h>
      <text:section text:style-name="OrgIndentedSection-Level-0" text:name="Section25">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ACID">https://en.wikipedia.org/wiki/ACID</text:a></text:p>
              </table:table-cell>
            </table:table-row>
          </table:table-rows>
        </table:table>
      </text:section>
      <text:list text:style-name="OrgDescriptionList" text:continue-numbering="false">
        <text:list-item>
          <text:p text:style-name="Text_20_body_20_bold">A</text:p>
          <text:list text:style-name="OrgDescriptionList" text:continue-numbering="true">
            <text:list-item>
              <text:p text:style-name="Text_20_body">atomicity
</text:p>
            </text:list-item>
          </text:list>
        </text:list-item>
        <text:list-item>
          <text:p text:style-name="Text_20_body_20_bold">C</text:p>
          <text:list text:style-name="OrgDescriptionList" text:continue-numbering="true">
            <text:list-item>
              <text:p text:style-name="Text_20_body">consistency
</text:p>
            </text:list-item>
          </text:list>
        </text:list-item>
        <text:list-item>
          <text:p text:style-name="Text_20_body_20_bold">I</text:p>
          <text:list text:style-name="OrgDescriptionList" text:continue-numbering="true">
            <text:list-item>
              <text:p text:style-name="Text_20_body">isolation
</text:p>
            </text:list-item>
          </text:list>
        </text:list-item>
        <text:list-item>
          <text:p text:style-name="Text_20_body_20_bold">D</text:p>
          <text:list text:style-name="OrgDescriptionList" text:continue-numbering="true">
            <text:list-item>
              <text:p text:style-name="Text_20_body">durability
</text:p>
            </text:list-item>
          </text:list>
        </text:list-item>
      </text:list>
      <text:h text:style-name="Heading_20_3" text:outline-level="3" text:is-list-header="false">
<text:bookmark-start text:name="OrgXref.org1b6cf25"/>
<text:bookmark text:name="org1b6cf25"/><text:span text:style-name="OrgTodo">WIP</text:span> BASE
<text:bookmark-end text:name="OrgXref.org1b6cf25"/></text:h>
      <text:list text:style-name="OrgDescriptionList" text:continue-numbering="false">
        <text:list-item>
          <text:p text:style-name="Text_20_body_20_bold">BA</text:p>
          <text:list text:style-name="OrgDescriptionList" text:continue-numbering="true">
            <text:list-item>
              <text:p text:style-name="Text_20_body">Basic Availability
</text:p>
            </text:list-item>
          </text:list>
        </text:list-item>
        <text:list-item>
          <text:p text:style-name="Text_20_body_20_bold">S</text:p>
          <text:list text:style-name="OrgDescriptionList" text:continue-numbering="true">
            <text:list-item>
              <text:p text:style-name="Text_20_body">Soft-state
</text:p>
            </text:list-item>
          </text:list>
        </text:list-item>
        <text:list-item>
          <text:p text:style-name="Text_20_body_20_bold">E</text:p>
          <text:list text:style-name="OrgDescriptionList" text:continue-numbering="true">
            <text:list-item>
              <text:p text:style-name="Text_20_body">Eventual consistency
</text:p>
            </text:list-item>
          </text:list>
        </text:list-item>
      </text:list>
      <text:h text:style-name="Heading_20_3" text:outline-level="3" text:is-list-header="false">
<text:bookmark-start text:name="OrgXref.org69c2833"/>
<text:bookmark text:name="org69c2833"/>ORM
<text:bookmark-end text:name="OrgXref.org69c2833"/></text:h>
      <text:h text:style-name="Heading_20_4" text:outline-level="4" text:is-list-header="false">
<text:bookmark-start text:name="OrgXref.orga8fa076"/>
<text:bookmark text:name="orga8fa076"/>What ORM (object-relational-mapping ) means<text:tab/><text:span text:style-name="OrgTags">[<text:span text:style-name="OrgTag">QUESTION</text:span>]</text:span>
<text:bookmark-end text:name="OrgXref.orga8fa076"/></text:h>
      <text:h text:style-name="Heading_20_4" text:outline-level="4" text:is-list-header="false">
<text:bookmark-start text:name="OrgXref.org8f98a88"/>
<text:bookmark text:name="org8f98a88"/>What is object relation impedance mismatch<text:tab/><text:span text:style-name="OrgTags">[<text:span text:style-name="OrgTag">QUESTION</text:span>]</text:span>
<text:bookmark-end text:name="OrgXref.org8f98a88"/></text:h>
      <text:section text:style-name="OrgIndentedSection-Level-0" text:name="Section26">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Object-relational_impedance_mismatch">https://en.wikipedia.org/wiki/Object-relational_impedance_mismatch</text:a></text:p>
              </table:table-cell>
            </table:table-row>
          </table:table-rows>
        </table:table>
      </text:section>
      <text:list text:style-name="OrgBulletedList" text:continue-numbering="false">
        <text:list-item>
          <text:p text:style-name="Text_20_body">The object-relational impedance mismatch is a set of conceptual and technical difficulties that are often encountered when a relational database management system (RDBMS) is being served by an application program (or multiple application programs) written in an object-oriented programming language or style.
</text:p>
        </text:list-item>
        <text:list-item>
          <text:p text:style-name="Text_20_body">particularly because objects or class definitions must be mapped to database tables defined by a relational schema.
</text:p>
        </text:list-item>
      </text:list>
      <text:h text:style-name="Heading_20_4" text:outline-level="4" text:is-list-header="false">
<text:bookmark-start text:name="OrgXref.orge9b99e7"/>
<text:bookmark text:name="orge9b99e7"/>Bottom Up<text:tab/><text:span text:style-name="OrgTags">[<text:span text:style-name="OrgTag">QUESTION</text:span> : <text:span text:style-name="OrgTag">CONCEPT</text:span>]</text:span>
<text:bookmark-end text:name="OrgXref.orge9b99e7"/></text:h>
      <text:h text:style-name="Heading_20_4" text:outline-level="4" text:is-list-header="false">
<text:bookmark-start text:name="OrgXref.org7b42dde"/>
<text:bookmark text:name="org7b42dde"/>Top Down<text:tab/><text:span text:style-name="OrgTags">[<text:span text:style-name="OrgTag">QUESTION</text:span> : <text:span text:style-name="OrgTag">CONCEPT</text:span>]</text:span>
<text:bookmark-end text:name="OrgXref.org7b42dde"/></text:h>
      <text:h text:style-name="Heading_20_4" text:outline-level="4" text:is-list-header="false">
<text:bookmark-start text:name="OrgXref.orgbe8da59"/>
<text:bookmark text:name="orgbe8da59"/>Meet in the Middle<text:tab/><text:span text:style-name="OrgTags">[<text:span text:style-name="OrgTag">QUESTION</text:span> : <text:span text:style-name="OrgTag">CONCEPT</text:span>]</text:span>
<text:bookmark-end text:name="OrgXref.orgbe8da59"/></text:h>
      <text:h text:style-name="Heading_20_3" text:outline-level="3" text:is-list-header="false">
<text:bookmark-start text:name="OrgXref.orgc40426a"/>
<text:bookmark text:name="orgc40426a"/>CAP theorem
<text:bookmark-end text:name="OrgXref.orgc40426a"/></text:h>
      <text:section text:style-name="OrgIndentedSection-Level-0" text:name="Section27">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towardsdatascience.com/cap-theorem-and-distributed-database-management-systems-5c2be977950e">https://towardsdatascience.com/cap-theorem-and-distributed-database-management-systems-5c2be977950e</text:a></text:p>
              </table:table-cell>
            </table:table-row>
          </table:table-rows>
        </table:table>
      </text:section>
      <text:list text:style-name="OrgBulletedList" text:continue-numbering="false">
        <text:list-item>
          <text:p text:style-name="Text_20_body">CAP Theorem is a concept that a distributed database system can only have 2 of the 3: Consistency, Availability and Partition Tolerance.
</text:p>
        </text:list-item>
        <text:list-item>
          <text:p text:style-name="Text_20_body">CAP Theorem is very important in the Big Data world, especially when we need to make trade off's between the three, based on our unique use case.
</text:p>
        </text:list-item>
      </text:list>
      <text:h text:style-name="Heading_20_4" text:outline-level="4" text:is-list-header="false">
<text:bookmark-start text:name="OrgXref.org6b0bbc8"/>
<text:bookmark text:name="org6b0bbc8"/>Beyond CAP database systems
<text:bookmark-end text:name="OrgXref.org6b0bbc8"/></text:h>
      <text:section text:style-name="OrgIndentedSection-Level-0" text:name="Section28">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www.grokkingsystemdesigns.com/beyond-cap-theorem/">http://www.grokkingsystemdesigns.com/beyond-cap-theorem/</text:a></text:p>
              </table:table-cell>
            </table:table-row>
          </table:table-rows>
        </table:table>
      </text:section>
      <text:h text:style-name="Heading_20_3" text:outline-level="3" text:is-list-header="false">
<text:bookmark-start text:name="OrgXref.orgd00533d"/>
<text:bookmark text:name="orgd00533d"/>Wall: Write Ahead Logs
<text:bookmark-end text:name="OrgXref.orgd00533d"/></text:h>
      <text:h text:style-name="Heading_20_4" text:outline-level="4" text:is-list-header="false">
<text:bookmark-start text:name="OrgXref.org4a96830"/>
<text:bookmark text:name="org4a96830"/>what it is good for
<text:bookmark-end text:name="OrgXref.org4a96830"/></text:h>
      <text:h text:style-name="Heading_20_3" text:outline-level="3" text:is-list-header="false">
<text:bookmark-start text:name="OrgXref.org169f474"/>
<text:bookmark text:name="org169f474"/>Eventual Consistency
<text:bookmark-end text:name="OrgXref.org169f474"/></text:h>
      <text:h text:style-name="Heading_20_3" text:outline-level="3" text:is-list-header="false">
<text:bookmark-start text:name="OrgXref.orgffb847a"/>
<text:bookmark text:name="orgffb847a"/>Multi master replication
<text:bookmark-end text:name="OrgXref.orgffb847a"/></text:h>
      <text:h text:style-name="Heading_20_3" text:outline-level="3" text:is-list-header="false">
<text:bookmark-start text:name="OrgXref.orgf352d12"/>
<text:bookmark text:name="orgf352d12"/>OLAP
<text:bookmark-end text:name="OrgXref.orgf352d12"/></text:h>
      <text:list text:style-name="OrgBulletedList" text:continue-numbering="false">
        <text:list-item>
          <text:p text:style-name="Text_20_body">OnLine Transactional Processing
</text:p>
        </text:list-item>
      </text:list>
      <text:h text:style-name="Heading_20_3" text:outline-level="3" text:is-list-header="false">
<text:bookmark-start text:name="OrgXref.orgae831b6"/>
<text:bookmark text:name="orgae831b6"/>OLTP
<text:bookmark-end text:name="OrgXref.orgae831b6"/></text:h>
      <text:list text:style-name="OrgBulletedList" text:continue-numbering="false">
        <text:list-item>
          <text:p text:style-name="Text_20_body">OnLine Analytical Processing
</text:p>
        </text:list-item>
      </text:list>
      <text:h text:style-name="Heading_20_3" text:outline-level="3" text:is-list-header="false">
<text:bookmark-start text:name="OrgXref.org50ba24e"/>
<text:bookmark text:name="org50ba24e"/>Slowly Moving Dimensions
<text:bookmark-end text:name="OrgXref.org50ba24e"/></text:h>
      <text:h text:style-name="Heading_20_4" text:outline-level="4" text:is-list-header="false">
<text:bookmark-start text:name="OrgXref.org57681d8"/>
<text:bookmark text:name="org57681d8"/>What is it?<text:tab/><text:span text:style-name="OrgTags">[<text:span text:style-name="OrgTag">QUESTION</text:span>]</text:span>
<text:bookmark-end text:name="OrgXref.org57681d8"/></text:h>
      <text:list text:style-name="OrgBulletedList" text:continue-numbering="false">
        <text:list-item>
          <text:p text:style-name="Text_20_body">Type 0 - The passive method
</text:p>
        </text:list-item>
        <text:list-item>
          <text:p text:style-name="Text_20_body">Type 1 - Overwriting the old value
</text:p>
        </text:list-item>
        <text:list-item>
          <text:p text:style-name="Text_20_body">Type 2 - Creating a new additional record
</text:p>
        </text:list-item>
        <text:list-item>
          <text:p text:style-name="Text_20_body">Type 3 - Adding a new column
</text:p>
        </text:list-item>
        <text:list-item>
          <text:p text:style-name="Text_20_body">Type 4 - Using historical table
</text:p>
        </text:list-item>
        <text:list-item>
          <text:p text:style-name="Text_20_body">Type 6 - Combine approaches of types 1,2,3 (1+2+3=6)
</text:p>
        </text:list-item>
      </text:list>
      <text:h text:style-name="Heading_20_4" text:outline-level="4" text:is-list-header="false">
<text:bookmark-start text:name="OrgXref.org2f2f115"/>
<text:bookmark text:name="org2f2f115"/>Type 0 - The passive method.<text:tab/><text:span text:style-name="OrgTags">[<text:span text:style-name="OrgTag">QUESTION</text:span>]</text:span>
<text:bookmark-end text:name="OrgXref.org2f2f115"/></text:h>
      <text:list text:style-name="OrgBulletedList" text:continue-numbering="false">
        <text:list-item>
          <text:p text:style-name="Text_20_body">In this method no special action is performed upon dimensional changes.
</text:p>
        </text:list-item>
        <text:list-item>
          <text:p text:style-name="Text_20_body">Some dimension data can remain the same as it was first time inserted, others may be overwritten.
</text:p>
        </text:list-item>
      </text:list>
      <text:h text:style-name="Heading_20_4" text:outline-level="4" text:is-list-header="false">
<text:bookmark-start text:name="OrgXref.org166b757"/>
<text:bookmark text:name="org166b757"/>Type 1 - Overwriting the old value.<text:tab/><text:span text:style-name="OrgTags">[<text:span text:style-name="OrgTag">QUESTION</text:span>]</text:span>
<text:bookmark-end text:name="OrgXref.org166b757"/></text:h>
      <text:list text:style-name="OrgBulletedList" text:continue-numbering="false">
        <text:list-item>
          <text:p text:style-name="Text_20_body">In this method no history of dimension changes is kept in the database.
</text:p>
        </text:list-item>
        <text:list-item>
          <text:p text:style-name="Text_20_body">The old dimension value is simply overwritten be the new one.
</text:p>
        </text:list-item>
        <text:list-item>
          <text:p text:style-name="Text_20_body">This type is easy to maintain and is often use for data which changes are caused by processing corrections (e.g. removal special characters, correcting spelling errors).
</text:p>
        </text:list-item>
      </text:list>
      <text:h text:style-name="Heading_20_4" text:outline-level="4" text:is-list-header="false">
<text:bookmark-start text:name="OrgXref.org1df0ad0"/>
<text:bookmark text:name="org1df0ad0"/>Type 2 - Creating a new additional record.<text:tab/><text:span text:style-name="OrgTags">[<text:span text:style-name="OrgTag">QUESTION</text:span>]</text:span>
<text:bookmark-end text:name="OrgXref.org1df0ad0"/></text:h>
      <text:list text:style-name="OrgBulletedList" text:continue-numbering="false">
        <text:list-item>
          <text:p text:style-name="Text_20_body">In this methodology all history of dimension changes is kept in the database.
</text:p>
        </text:list-item>
        <text:list-item>
          <text:p text:style-name="Text_20_body">You capture attribute change by adding a new row with a new surrogate key to the dimension table.
</text:p>
        </text:list-item>
        <text:list-item>
          <text:p text:style-name="Text_20_body">Both the prior and new rows contain as attributes the natural key(or other durable identifier).
</text:p>
        </text:list-item>
        <text:list-item>
          <text:p text:style-name="Text_20_body">Also 'effective date' and 'current indicator' columns are used in this method. There could be only one record with current indicator set to 'Y'. For 'effective date' columns, i.e. start_date and end_date, the end_date for current record usually is set to value 9999-12-31. Introducing changes to the dimensional model in type 2 could be very expensive database operation so it is not recommended to use it in dimensions where a new attribute could be added in the future.
</text:p>
        </text:list-item>
      </text:list>
      <text:h text:style-name="Heading_20_4" text:outline-level="4" text:is-list-header="false">
<text:bookmark-start text:name="OrgXref.org0455323"/>
<text:bookmark text:name="org0455323"/>Type 3 - Adding a new column.<text:tab/><text:span text:style-name="OrgTags">[<text:span text:style-name="OrgTag">QUESTION</text:span>]</text:span>
<text:bookmark-end text:name="OrgXref.org0455323"/></text:h>
      <text:list text:style-name="OrgBulletedList" text:continue-numbering="false">
        <text:list-item>
          <text:p text:style-name="Text_20_body">In this type usually only the current and previous value of dimension is kept in the database.
</text:p>
        </text:list-item>
        <text:list-item>
          <text:p text:style-name="Text_20_body">The new value is loaded into 'current/new' column and the old one into 'old/previous' column.
</text:p>
        </text:list-item>
        <text:list-item>
          <text:p text:style-name="Text_20_body">Generally speaking the history is limited to the number of column created for storing historical data. This is the least commonly needed technique.
</text:p>
        </text:list-item>
      </text:list>
      <text:h text:style-name="Heading_20_4" text:outline-level="4" text:is-list-header="false">
<text:bookmark-start text:name="OrgXref.orgdaceeb1"/>
<text:bookmark text:name="orgdaceeb1"/>Type 4 - Using historical table.<text:tab/><text:span text:style-name="OrgTags">[<text:span text:style-name="OrgTag">QUESTION</text:span>]</text:span>
<text:bookmark-end text:name="OrgXref.orgdaceeb1"/></text:h>
      <text:list text:style-name="OrgBulletedList" text:continue-numbering="false">
        <text:list-item>
          <text:p text:style-name="Text_20_body">In this method a separate historical table is used to track all dimension's attribute historical changes for each of the dimension.
</text:p>
        </text:list-item>
        <text:list-item>
          <text:p text:style-name="Text_20_body">The 'main' dimension table keeps only the current data e.g. customer and customer_history tables.
</text:p>
        </text:list-item>
      </text:list>
      <text:h text:style-name="Heading_20_4" text:outline-level="4" text:is-list-header="false">
<text:bookmark-start text:name="OrgXref.orge5d5df2"/>
<text:bookmark text:name="orge5d5df2"/>Type 6 - Combine approaches of types 1,2,3 (1+2+3=6).<text:tab/><text:span text:style-name="OrgTags">[<text:span text:style-name="OrgTag">QUESTION</text:span>]</text:span>
<text:bookmark-end text:name="OrgXref.orge5d5df2"/></text:h>
      <text:list text:style-name="OrgBulletedList" text:continue-numbering="false">
        <text:list-item>
          <text:p text:style-name="Text_20_body">In this type we have in dimension table such additional columns as:
</text:p>
        </text:list-item>
        <text:list-item>
          <text:p text:style-name="Text_20_body">current_type - for keeping current value of the attribute. All history records for given item of attribute have the same current value.
</text:p>
        </text:list-item>
        <text:list-item>
          <text:p text:style-name="Text_20_body">historical_type - for keeping historical value of the attribute. All history records for given item of attribute could have different values.
</text:p>
        </text:list-item>
        <text:list-item>
          <text:p text:style-name="Text_20_body">start_date - for keeping start date of 'effective date' of attribute's history.
</text:p>
        </text:list-item>
        <text:list-item>
          <text:p text:style-name="Text_20_body">end_date - for keeping end date of 'effective date' of attribute's history.
</text:p>
        </text:list-item>
        <text:list-item>
          <text:p text:style-name="Text_20_body">current_flag - for keeping information about the most recent record.
</text:p>
        </text:list-item>
        <text:list-item>
          <text:p text:style-name="Text_20_body">In this method to capture attribute change we add a new record as in type 2. The current_type information is overwritten with the new one as in type 1. We store the history in a historical_column as in type 3.
</text:p>
        </text:list-item>
      </text:list>
      <text:h text:style-name="Heading_20_3" text:outline-level="3" text:is-list-header="false">
<text:bookmark-start text:name="OrgXref.org4a4bcc7"/>
<text:bookmark text:name="org4a4bcc7"/>Backup strategy
<text:bookmark-end text:name="OrgXref.org4a4bcc7"/></text:h>
      <text:h text:style-name="Heading_20_4" text:outline-level="4" text:is-list-header="false">
<text:bookmark-start text:name="OrgXref.org3897d39"/>
<text:bookmark text:name="org3897d39"/>full vs incremental backup
<text:bookmark-end text:name="OrgXref.org3897d39"/></text:h>
      <text:h text:style-name="Heading_20_4" text:outline-level="4" text:is-list-header="false">
<text:bookmark-start text:name="OrgXref.org716fe84"/>
<text:bookmark text:name="org716fe84"/>snapshots
<text:bookmark-end text:name="OrgXref.org716fe84"/></text:h>
      <text:h text:style-name="Heading_20_4" text:outline-level="4" text:is-list-header="false">
<text:bookmark-start text:name="OrgXref.org320f1f0"/>
<text:bookmark text:name="org320f1f0"/>on-line replica
<text:bookmark-end text:name="OrgXref.org320f1f0"/></text:h>
      <text:h text:style-name="Heading_20_2" text:outline-level="2" text:is-list-header="false">
<text:bookmark-start text:name="OrgXref.org9a172b6"/>
<text:bookmark text:name="org9a172b6"/><text:span text:style-name="OrgTodo">WIP</text:span> SQL
<text:bookmark-end text:name="OrgXref.org9a172b6"/></text:h>
      <text:h text:style-name="Heading_20_3" text:outline-level="3" text:is-list-header="false">
<text:bookmark-start text:name="OrgXref.org2781b8f"/>
<text:bookmark text:name="org2781b8f"/>partitionning
<text:bookmark-end text:name="OrgXref.org2781b8f"/></text:h>
      <text:list text:style-name="OrgBulletedList" text:continue-numbering="false">
        <text:list-item>
          <text:p text:style-name="Text_20_body">co to je?  rozdělení tabulek na více částí, může být vertikální či horizontální
</text:p>
        </text:list-item>
        <text:list-item>
          <text:p text:style-name="Text_20_body">proč se to používá?  např. zvýšení výkonu (nevypisuji z celé tabulky ale jen z jedné partition) / zátěž rozložena na více disků  rychlejší čtení, velké tabulky které se nevejdou na disk -&gt; vice partiton
</text:p>
        </text:list-item>
      </text:list>
      <text:h text:style-name="Heading_20_3" text:outline-level="3" text:is-list-header="false">
<text:bookmark-start text:name="OrgXref.org0ea13e2"/>
<text:bookmark text:name="org0ea13e2"/>inner vs outher join
<text:bookmark-end text:name="OrgXref.org0ea13e2"/></text:h>
      <text:list text:style-name="OrgBulletedList" text:continue-numbering="false">
        <text:list-item>
          <text:p text:style-name="Text_20_body">typy spojení DB tabulek,
</text:p>
          <text:list text:style-name="OrgBulletedList" text:continue-numbering="true">
            <text:list-item>
              <text:p text:style-name="Text_20_body">inner:  výsledek musí obsahovat průnik obou tabulek,
</text:p>
            </text:list-item>
            <text:list-item>
              <text:p text:style-name="Text_20_body">outer:  výsledek obsahuje data z jedné či druhé, případně z obou tabulek pokud klíč existuje v obou tabulkách …
</text:p>
            </text:list-item>
          </text:list>
        </text:list-item>
        <text:list-item>
          <text:p text:style-name="Text_20_body">záleží na typu outer joinu - Full/left/right
</text:p>
        </text:list-item>
      </text:list>
      <text:h text:style-name="Heading_20_3" text:outline-level="3" text:is-list-header="false">
<text:bookmark-start text:name="OrgXref.org21447c7"/>
<text:bookmark text:name="org21447c7"/>DB Index
<text:bookmark-end text:name="OrgXref.org21447c7"/></text:h>
      <text:list text:style-name="OrgBulletedList" text:continue-numbering="false">
        <text:list-item>
          <text:p text:style-name="Text_20_body">Druhy  primary/unique/(secondary) index …. Speciální: partial (na části dat definovaný where condition) / functional (nepoužívá atribut, ale funkci nad atributem/atributy) / spatial (prostorový index nad geografickými daty)
k čemu slouží? K rychlejšímu vyhledávání v tabulce, v případě unique/primary zamezuje vložení duplicity
</text:p>
        </text:list-item>
      </text:list>
      <text:h text:style-name="Heading_20_3" text:outline-level="3" text:is-list-header="false">
<text:bookmark-start text:name="OrgXref.org04f5188"/>
<text:bookmark text:name="org04f5188"/>Constraint
<text:bookmark-end text:name="OrgXref.org04f5188"/></text:h>
      <text:list text:style-name="OrgBulletedList" text:continue-numbering="false">
        <text:list-item>
          <text:p text:style-name="Text_20_body">Omezení hodnoty vkládané do atribut, foreign key constraint  hodnota musí existovat v referenční tabulce, primary key constaint  unikátní hodnota v tabulce
</text:p>
        </text:list-item>
      </text:list>
      <text:h text:style-name="Heading_20_3" text:outline-level="3" text:is-list-header="false">
<text:bookmark-start text:name="OrgXref.org4879188"/>
<text:bookmark text:name="org4879188"/>Agregace (group by)
<text:bookmark-end text:name="OrgXref.org4879188"/></text:h>
      <text:h text:style-name="Heading_20_3" text:outline-level="3" text:is-list-header="false">
<text:bookmark-start text:name="OrgXref.orgcf8aae2"/>
<text:bookmark text:name="orgcf8aae2"/>Co jsou window funkce?<text:tab/><text:span text:style-name="OrgTags">[<text:span text:style-name="OrgTag">QUESTION</text:span>]</text:span>
<text:bookmark-end text:name="OrgXref.orgcf8aae2"/></text:h>
      <text:list text:style-name="OrgBulletedList" text:continue-numbering="false">
        <text:list-item>
          <text:p text:style-name="Text_20_body">kalkulace/agregace nad množinou dat, přičemž každý prvek množiny může mít výsledek agregace jiný ….
</text:p>
        </text:list-item>
        <text:list-item>
          <text:p text:style-name="Text_20_body">Např funkce lead/lag/rank/row_number/first/last/
</text:p>
        </text:list-item>
      </text:list>
      <text:h text:style-name="Heading_20_3" text:outline-level="3" text:is-list-header="false">
<text:bookmark-start text:name="OrgXref.org11dbd1f"/>
<text:bookmark text:name="org11dbd1f"/>what is a defference between CTE and temp table?<text:tab/><text:span text:style-name="OrgTags">[<text:span text:style-name="OrgTag">QUESTION</text:span>]</text:span>
<text:bookmark-end text:name="OrgXref.org11dbd1f"/></text:h>
      <text:list text:style-name="OrgBulletedList" text:continue-numbering="false">
        <text:list-item>
          <text:p text:style-name="Text_20_body">A CTE is just that – Common Table Expression, that is, only a syntax construct. The result set described by a CTE may never be materialized in the specified form.
</text:p>
        </text:list-item>
        <text:list-item>
          <text:p text:style-name="Text_20_body">A temporary table, on the other hand, is a real database object that is initialized with the structure described by its DDL statement and possibly populated by actual rows.
</text:p>
        </text:list-item>
      </text:list>
      <text:h text:style-name="Heading_20_3" text:outline-level="3" text:is-list-header="false">
<text:bookmark-start text:name="OrgXref.org8998047"/>
<text:bookmark text:name="org8998047"/>CTE (with)
<text:bookmark-end text:name="OrgXref.org8998047"/></text:h>
      <text:list text:style-name="OrgBulletedList" text:continue-numbering="false">
        <text:list-item>
          <text:p text:style-name="Text_20_body">syntaxe pro vytvoření dočasné tabulky, kterou mohu použít v následujícím sql dotazu,
</text:p>
        </text:list-item>
        <text:list-item>
          <text:p text:style-name="Text_20_body">lze pomocí ní dělat rekurzivní dotazy, výsledek je jen v paměti a neukládá se na disk (pokud mám dostatek working memory 😊 )
</text:p>
        </text:list-item>
      </text:list>
      <text:h text:style-name="Heading_20_3" text:outline-level="3" text:is-list-header="false">
<text:bookmark-start text:name="OrgXref.orgb3a26d6"/>
<text:bookmark text:name="orgb3a26d6"/>DML/DDL
<text:bookmark-end text:name="OrgXref.orgb3a26d6"/></text:h>
      <text:list text:style-name="OrgBulletedList" text:continue-numbering="false">
        <text:list-item>
          <text:p text:style-name="Text_20_body">manipuklace s daty v tabulce (insert/delete/update) / definuje datové struktury (db,schema, tabulka) (create / drop / alter / rename)
</text:p>
        </text:list-item>
      </text:list>
      <text:h text:style-name="Heading_20_2" text:outline-level="2" text:is-list-header="false">
<text:bookmark-start text:name="OrgXref.orgabb3415"/>
<text:bookmark text:name="orgabb3415"/><text:span text:style-name="OrgTodo">WIP</text:span> Distributed consensus:<text:tab/><text:span text:style-name="OrgTags">[<text:span text:style-name="OrgTag">CONCEPT</text:span>]</text:span>
<text:bookmark-end text:name="OrgXref.orgabb3415"/></text:h>
      <text:h text:style-name="Heading_20_3" text:outline-level="3" text:is-list-header="false">
<text:bookmark-start text:name="OrgXref.orge938060"/>
<text:bookmark text:name="orge938060"/>Paxos<text:tab/><text:span text:style-name="OrgTags">[<text:span text:style-name="OrgTag">TOPIC</text:span>]</text:span>
<text:bookmark-end text:name="OrgXref.orge938060"/></text:h>
      <text:section text:style-name="OrgIndentedSection-Level-0" text:name="Section29">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Paxos_(computer_science)">https://en.wikipedia.org/wiki/Paxos_(computer_science)</text:a></text:p>
              </table:table-cell>
            </table:table-row>
          </table:table-rows>
        </table:table>
      </text:section>
      <text:list text:style-name="OrgBulletedList" text:continue-numbering="false">
        <text:list-item>
          <text:p text:style-name="Text_20_body">Paxos is a family of protocols for solving consensus in a network of unreliable or fallible processors.
</text:p>
          <text:list text:style-name="OrgBulletedList" text:continue-numbering="true">
            <text:list-item>
              <text:p text:style-name="Text_20_body">Consensus is the process of agreeing on one result among a group of participants.
</text:p>
            </text:list-item>
            <text:list-item>
              <text:p text:style-name="Text_20_body">This problem becomes difficult when the participants or their communications may experience failures.[1]
</text:p>
            </text:list-item>
          </text:list>
        </text:list-item>
        <text:list-item>
          <text:p text:style-name="Text_20_body">Consensus protocols are the basis for the state machine replication approach to distributed computing, as suggested by Leslie Lamport[2] and surveyed by Fred Schneider.[3] State machine replication is a technique for converting an algorithm into a fault-tolerant, distributed implementation. Ad-hoc techniques may leave important cases of failures unresolved. The principled approach proposed by Lamport et al. ensures all cases are handled safely.
</text:p>
        </text:list-item>
        <text:list-item>
          <text:p text:style-name="Text_20_body">The Paxos protocol was first submitted in 1989 and named after a fictional legislative consensus system used on the Paxos island in Greece, where Lamport wrote that the parliament had to function "even though legislators continually wandered in and out of the parliamentary Chamber".[4] It was later published as a journal article in 1998.[5]
</text:p>
        </text:list-item>
        <text:list-item>
          <text:p text:style-name="Text_20_body">The Paxos family of protocols includes a spectrum of trade-offs between the number of processors, number of message delays before learning the agreed value, the activity level of individual participants, number of messages sent, and types of failures. Although no deterministic fault-tolerant consensus protocol can guarantee progress in an asynchronous network (a result proved in a paper by Fischer, Lynch and Paterson[6]), Paxos guarantees safety (consistency), and the conditions that could prevent it from making progress are difficult to provoke.
</text:p>
        </text:list-item>
        <text:list-item>
          <text:p text:style-name="Text_20_body">Paxos is usually used where durability is required (for example, to replicate a file or a database), in which the amount of durable state could be large.
</text:p>
        </text:list-item>
        <text:list-item>
          <text:p text:style-name="Text_20_body">The protocol attempts to make progress even during periods when some bounded number of replicas are unresponsive.
</text:p>
        </text:list-item>
        <text:list-item>
          <text:p text:style-name="Text_20_body">There is also a mechanism to drop a permanently failed replica or to add a new replica.
</text:p>
        </text:list-item>
      </text:list>
      <text:h text:style-name="Heading_20_3" text:outline-level="3" text:is-list-header="false">
<text:bookmark-start text:name="OrgXref.org1b9f710"/>
<text:bookmark text:name="org1b9f710"/>Raft<text:tab/><text:span text:style-name="OrgTags">[<text:span text:style-name="OrgTag">TOPIC</text:span>]</text:span>
<text:bookmark-end text:name="OrgXref.org1b9f710"/></text:h>
      <text:h text:style-name="Heading_20_3" text:outline-level="3" text:is-list-header="false">
<text:bookmark-start text:name="OrgXref.org938fcfc"/>
<text:bookmark text:name="org938fcfc"/>Zab<text:tab/><text:span text:style-name="OrgTags">[<text:span text:style-name="OrgTag">TOPIC</text:span>]</text:span>
<text:bookmark-end text:name="OrgXref.org938fcfc"/></text:h>
      <text:h text:style-name="Heading_20_2" text:outline-level="2" text:is-list-header="false">
<text:bookmark-start text:name="OrgXref.orgbc38183"/>
<text:bookmark text:name="orgbc38183"/><text:span text:style-name="OrgTodo">WIP</text:span> Transactions<text:tab/><text:span text:style-name="OrgTags">[<text:span text:style-name="OrgTag">CONCEPT</text:span>]</text:span>
<text:bookmark-end text:name="OrgXref.orgbc38183"/></text:h>
      <text:h text:style-name="Heading_20_3" text:outline-level="3" text:is-list-header="false">
<text:bookmark-start text:name="OrgXref.org7f801ec"/>
<text:bookmark text:name="org7f801ec"/>transaction problems that are prevented by isolation:
<text:bookmark-end text:name="OrgXref.org7f801ec"/></text:h>
      <text:h text:style-name="Heading_20_4" text:outline-level="4" text:is-list-header="false">
<text:bookmark-start text:name="OrgXref.orgd31e1c4"/>
<text:bookmark text:name="orgd31e1c4"/>What are they and what they mean?
<text:bookmark-end text:name="OrgXref.orgd31e1c4"/></text:h>
      <text:list text:style-name="OrgBulletedList" text:continue-numbering="false">
        <text:list-item>
          <text:p text:style-name="Text_20_body">Dirty reads
</text:p>
        </text:list-item>
        <text:list-item>
          <text:p text:style-name="Text_20_body">non-repeatable reads
</text:p>
        </text:list-item>
        <text:list-item>
          <text:p text:style-name="Text_20_body">phantom reads
</text:p>
        </text:list-item>
      </text:list>
      <text:h text:style-name="Heading_20_3" text:outline-level="3" text:is-list-header="false">
<text:bookmark-start text:name="OrgXref.org1a9e15c"/>
<text:bookmark text:name="org1a9e15c"/>JDBC transaction isolation levels
<text:bookmark-end text:name="OrgXref.org1a9e15c"/></text:h>
      <text:h text:style-name="Heading_20_4" text:outline-level="4" text:is-list-header="false">
<text:bookmark-start text:name="OrgXref.orga9e1e27"/>
<text:bookmark text:name="orga9e1e27"/>what are they and what they prevent from?
<text:bookmark-end text:name="OrgXref.orga9e1e27"/></text:h>
      <text:list text:style-name="OrgBulletedList" text:continue-numbering="false">
        <text:list-item>
          <text:p text:style-name="Text_20_body">TRANSACTION_READ_UNCOMMITTED
</text:p>
          <text:list text:style-name="OrgBulletedList" text:continue-numbering="true">
            <text:list-item>
              <text:p text:style-name="Text_20_body">Dirty reads, non-repeatable reads and phantom reads can occur.
</text:p>
            </text:list-item>
          </text:list>
        </text:list-item>
        <text:list-item>
          <text:p text:style-name="Text_20_body">TRANSACTION_READ_COMMITTED
</text:p>
          <text:list text:style-name="OrgBulletedList" text:continue-numbering="true">
            <text:list-item>
              <text:p text:style-name="Text_20_body">Dirty reads are prevented; non-repeatable reads and phantom reads can occur.
</text:p>
            </text:list-item>
          </text:list>
        </text:list-item>
        <text:list-item>
          <text:p text:style-name="Text_20_body">TRANSACTION_REPEATABLE_READ
</text:p>
          <text:list text:style-name="OrgBulletedList" text:continue-numbering="true">
            <text:list-item>
              <text:p text:style-name="Text_20_body">Dirty reads and non-repeatable reads are prevented; phantom reads can occur.
</text:p>
            </text:list-item>
          </text:list>
        </text:list-item>
        <text:list-item>
          <text:p text:style-name="Text_20_body">TRANSACTION_SERIALIZABLE
</text:p>
          <text:list text:style-name="OrgBulletedList" text:continue-numbering="true">
            <text:list-item>
              <text:p text:style-name="Text_20_body">Dirty reads, non-repeatable reads and phantom reads are prevented.
</text:p>
            </text:list-item>
          </text:list>
        </text:list-item>
      </text:list>
      <text:h text:style-name="Heading_20_3" text:outline-level="3" text:is-list-header="false">
<text:bookmark-start text:name="OrgXref.org245f3a3"/>
<text:bookmark text:name="org245f3a3"/>ANSI/ISO levels
<text:bookmark-end text:name="OrgXref.org245f3a3"/></text:h>
      <text:h text:style-name="Heading_20_4" text:outline-level="4" text:is-list-header="false">
<text:bookmark-start text:name="OrgXref.org202efc0"/>
<text:bookmark text:name="org202efc0"/>what they are
<text:bookmark-end text:name="OrgXref.org202efc0"/></text:h>
      <text:list text:style-name="OrgBulletedList" text:continue-numbering="false">
        <text:list-item>
          <text:p text:style-name="Text_20_body">serializable
</text:p>
        </text:list-item>
        <text:list-item>
          <text:p text:style-name="Text_20_body">repeatable read
</text:p>
        </text:list-item>
        <text:list-item>
          <text:p text:style-name="Text_20_body">read committed
</text:p>
        </text:list-item>
        <text:list-item>
          <text:p text:style-name="Text_20_body">read uncommitted
</text:p>
        </text:list-item>
      </text:list>
      <text:h text:style-name="Heading_20_4" text:outline-level="4" text:is-list-header="false">
<text:bookmark-start text:name="OrgXref.orgc45e0af"/>
<text:bookmark text:name="orgc45e0af"/>define some
<text:bookmark-end text:name="OrgXref.orgc45e0af"/></text:h>
      <text:list text:style-name="OrgBulletedList" text:continue-numbering="false">
        <text:list-item>
          <text:p text:style-name="Text_20_body">The Serializable isolation level guarantees that concurrent transactions run as they would if you would run sequentially one by one in order.
</text:p>
        </text:list-item>
        <text:list-item>
          <text:p text:style-name="Text_20_body">One step weaker is the Read Repeatable isolation level that allows Phantom Reads to happen in the transaction. Contrary to transactions running in the Serializable mode, the set of rows that is returned by two consecutive select queries in a transaction can differ. This can happen if another transaction adds or removes rows from the table we are querying.
</text:p>
        </text:list-item>
        <text:list-item>
          <text:p text:style-name="Text_20_body">Even weaker is the Read Commited isolation level. Two consecutive select statements in a transaction can return different data. Contrary to the Read Repeatable level, this level allows not only the set of rows to change, but also the data that those rows contain. This can happen if another transaction modifies the rows.
</text:p>
        </text:list-item>
        <text:list-item>
          <text:p text:style-name="Text_20_body">The weakest isolation level is Read Uncommitted where dirty reads can occur. That means that non-committed changes from other transactions can affect a transaction.
</text:p>
        </text:list-item>
      </text:list>
      <text:h text:style-name="Heading_20_2" text:outline-level="2" text:is-list-header="false">
<text:bookmark-start text:name="OrgXref.orgcb1ec05"/>
<text:bookmark text:name="orgcb1ec05"/><text:span text:style-name="OrgTodo">WIP</text:span> Datawarehouse?
<text:bookmark-end text:name="OrgXref.orgcb1ec05"/></text:h>
      <text:list text:style-name="OrgBulletedList" text:continue-numbering="false">
        <text:list-item>
          <text:p text:style-name="Text_20_body">úložiště dat,
</text:p>
        </text:list-item>
        <text:list-item>
          <text:p text:style-name="Text_20_body">organizovaných do určité struktury,
</text:p>
        </text:list-item>
        <text:list-item>
          <text:p text:style-name="Text_20_body">pro účely analýzy dat … podpora business procesů organizace
</text:p>
        </text:list-item>
      </text:list>
      <text:h text:style-name="Heading_20_2" text:outline-level="2" text:is-list-header="false">
<text:bookmark-start text:name="OrgXref.org7576722"/>
<text:bookmark text:name="org7576722"/><text:span text:style-name="OrgTodo">WIP</text:span> Star schema structure
<text:bookmark-end text:name="OrgXref.org7576722"/></text:h>
      <text:list text:style-name="OrgBulletedList" text:continue-numbering="false">
        <text:list-item>
          <text:p text:style-name="Text_20_body">tvořené faktovou tabulkou (jednotlivá měření) a dimenzemi (entity popisující fakta); dimenze mohou být denormalizovánay
</text:p>
        </text:list-item>
      </text:list>
      <text:h text:style-name="Heading_20_2" text:outline-level="2" text:is-list-header="false">
<text:bookmark-start text:name="OrgXref.org518dc5f"/>
<text:bookmark text:name="org518dc5f"/><text:span text:style-name="OrgTodo">WIP</text:span> Snowflake schema structure
<text:bookmark-end text:name="OrgXref.org518dc5f"/></text:h>
      <text:list text:style-name="OrgBulletedList" text:continue-numbering="false">
        <text:list-item>
          <text:p text:style-name="Text_20_body">faktová tabulka (jednotlivá měření) + dimenze jsou normalizovány (jedna dimenze může být  složena z více tabulek)  3NF
</text:p>
        </text:list-item>
      </text:list>
      <text:h text:style-name="Heading_20_2" text:outline-level="2" text:is-list-header="false">
<text:bookmark-start text:name="OrgXref.org6bb3065"/>
<text:bookmark text:name="org6bb3065"/><text:span text:style-name="OrgTodo">WIP</text:span> WAL  / transactional log?
<text:bookmark-end text:name="OrgXref.org6bb3065"/></text:h>
      <text:list text:style-name="OrgBulletedList" text:continue-numbering="false">
        <text:list-item>
          <text:p text:style-name="Text_20_body">log kde je historie všech provedených DB operací nad danou instancí/databází.
</text:p>
        </text:list-item>
        <text:list-item>
          <text:p text:style-name="Text_20_body">Z logu se zapisují záznamy do datových souborů.
</text:p>
        </text:list-item>
        <text:list-item>
          <text:p text:style-name="Text_20_body">Z logu se dá obnovit databáze do určitého časového okamžiku (PITR-Point In Time Recovery);
</text:p>
        </text:list-item>
        <text:list-item>
          <text:p text:style-name="Text_20_body">u postgre se dá použít například i k replikaci databáze
</text:p>
        </text:list-item>
      </text:list>
      <text:h text:style-name="Heading_20_2" text:outline-level="2" text:is-list-header="false">
<text:bookmark-start text:name="OrgXref.orgf9eb340"/>
<text:bookmark text:name="orgf9eb340"/><text:span text:style-name="OrgTodo">WIP</text:span> MVCC Multiversion concurrency control
<text:bookmark-end text:name="OrgXref.orgf9eb340"/></text:h>
      <text:section text:style-name="OrgIndentedSection-Level-0" text:name="Section30">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Multiversion_concurrency_control">https://en.wikipedia.org/wiki/Multiversion_concurrency_control</text:a></text:p>
              </table:table-cell>
            </table:table-row>
          </table:table-rows>
        </table:table>
      </text:section>
      <text:list text:style-name="OrgBulletedList" text:continue-numbering="false">
        <text:list-item>
          <text:p text:style-name="Text_20_body">Multiversion concurrency control (MCC or MVCC), is a concurrency control method commonly used by database management systems to provide concurrent access to the database and in programming languages to implement transactional memory.
</text:p>
        </text:list-item>
      </text:list>
      <text:h text:style-name="Heading_20_2" text:outline-level="2" text:is-list-header="false">
<text:bookmark-start text:name="OrgXref.orgc798461"/>
<text:bookmark text:name="orgc798461"/><text:span text:style-name="OrgTodo">WIP</text:span> Tools <text:span text:style-name="OrgCode">[0/22]</text:span>
<text:bookmark-end text:name="OrgXref.orgc798461"/></text:h>
      <text:h text:style-name="Heading_20_3" text:outline-level="3" text:is-list-header="false">
<text:bookmark-start text:name="OrgXref.orge3e7ce7"/>
<text:bookmark text:name="orge3e7ce7"/><text:span text:style-name="OrgTodo">WIP</text:span> PostgreSQL
<text:bookmark-end text:name="OrgXref.orge3e7ce7"/></text:h>
      <text:section text:style-name="OrgIndentedSection-Level-0" text:name="Section31">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ww.highgo.ca/blog/">https://www.highgo.ca/blog/</text:a></text:p>
              </table:table-cell>
            </table:table-row>
          </table:table-rows>
        </table:table>
      </text:section>
      <text:h text:style-name="Heading_20_4" text:outline-level="4" text:is-list-header="false">
<text:bookmark-start text:name="OrgXref.org5638f85"/>
<text:bookmark text:name="org5638f85"/><text:span text:style-name="OrgTodo">TODO</text:span> What is the current version of PostgreSQL<text:tab/><text:span text:style-name="OrgTags">[<text:span text:style-name="OrgTag">QUESTION</text:span>]</text:span>
<text:bookmark-end text:name="OrgXref.org5638f85"/></text:h>
      <text:h text:style-name="Heading_20_4" text:outline-level="4" text:is-list-header="false">
<text:bookmark-start text:name="OrgXref.org6edb9b3"/>
<text:bookmark text:name="org6edb9b3"/><text:span text:style-name="OrgTodo">TODO</text:span> Explain about Multi version concurrency control?<text:tab/><text:span text:style-name="OrgTags">[<text:span text:style-name="OrgTag">QUESTION</text:span>]</text:span>
<text:bookmark-end text:name="OrgXref.org6edb9b3"/></text:h>
      <text:list text:style-name="OrgBulletedList" text:continue-numbering="false">
        <text:list-item>
          <text:p text:style-name="Text_20_body">Multi version concurrency control or MVCC is used to avoid unnecessary locking of the database.
</text:p>
        </text:list-item>
        <text:list-item>
          <text:p text:style-name="Text_20_body">This removes the time lag for the user to log into his database.
</text:p>
        </text:list-item>
        <text:list-item>
          <text:p text:style-name="Text_20_body">This feature or time lag occurs when some one else is on the content. All the transactions are kept as a record.
</text:p>
        </text:list-item>
      </text:list>
      <text:h text:style-name="Heading_20_4" text:outline-level="4" text:is-list-header="false">
<text:bookmark-start text:name="OrgXref.orgdb24a9f"/>
<text:bookmark text:name="orgdb24a9f"/><text:span text:style-name="OrgTodo">TODO</text:span> psql
<text:bookmark-end text:name="OrgXref.orgdb24a9f"/></text:h>
      <text:h text:style-name="Heading_20_4" text:outline-level="4" text:is-list-header="false">
<text:bookmark-start text:name="OrgXref.orgd7db501"/>
<text:bookmark text:name="orgd7db501"/><text:span text:style-name="OrgTodo">WIP</text:span> B-Tree Index
<text:bookmark-end text:name="OrgXref.orgd7db501"/></text:h>
      <text:list text:style-name="OrgBulletedList" text:continue-numbering="false">
        <text:list-item>
          <text:p text:style-name="Text_20_body">is the default index type in PostgreSQL that gets created when you do a ‘CREATE INDEX’ statement without mentioning the index name.
</text:p>
        </text:list-item>
        <text:list-item>
          <text:p text:style-name="Text_20_body">is index is much suitable for the data that can be sorted and can handle equality and range queries. The following command is used to create a btree index:
</text:p>
        </text:list-item>
      </text:list>
      <text:p text:style-name="OrgSrcBlock"><text:span text:style-name="OrgSrcFontLockKeywordFace">CREATE</text:span><text:s/>INDEX<text:s/><text:span text:style-name="OrgSrcFontLockKeywordFace">name</text:span><text:s/><text:span text:style-name="OrgSrcFontLockKeywordFace">ON</text:span><text:s/><text:span text:style-name="OrgSrcFontLockKeywordFace">table</text:span><text:s/>(<text:span text:style-name="OrgSrcFontLockKeywordFace">column</text:span>);<text:s/><text:span text:style-name="OrgSrcFontLockKeywordFace">or</text:span></text:p>
      <text:p text:style-name="OrgSrcBlockLastLine"><text:span text:style-name="OrgSrcFontLockKeywordFace">CREATE</text:span><text:s/>INDEX<text:s/><text:span text:style-name="OrgSrcFontLockKeywordFace">name</text:span><text:s/><text:span text:style-name="OrgSrcFontLockKeywordFace">ON</text:span><text:s/><text:span text:style-name="OrgSrcFontLockKeywordFace">table</text:span><text:s/><text:span text:style-name="OrgSrcFontLockKeywordFace">USING</text:span><text:s/>BTREE<text:s/>(<text:span text:style-name="OrgSrcFontLockKeywordFace">column</text:span>);</text:p>
      <text:h text:style-name="Heading_20_4" text:outline-level="4" text:is-list-header="false">
<text:bookmark-start text:name="OrgXref.org9e376af"/>
<text:bookmark text:name="org9e376af"/><text:span text:style-name="OrgTodo">WIP</text:span> Hash Index
<text:bookmark-end text:name="OrgXref.org9e376af"/></text:h>
      <text:list text:style-name="OrgBulletedList" text:continue-numbering="false">
        <text:list-item>
          <text:p text:style-name="Text_20_body">The hash index prior to PostgreSQL version 10 were almost discouraged for various reasons such as:
</text:p>
        </text:list-item>
        <text:list-item>
          <text:p text:style-name="Text_20_body">Not WAL logged hence not crash safe
</text:p>
        </text:list-item>
        <text:list-item>
          <text:p text:style-name="Text_20_body">Not replicated to stand-by server
</text:p>
        </text:list-item>
        <text:list-item>
          <text:p text:style-name="Text_20_body">Performance is not so good and may take a long time to build the index (depending on the  table size)
</text:p>
        </text:list-item>
        <text:list-item>
          <text:p text:style-name="Text_20_body">However since version 10, these problems have been resolved. They are now crash safe and are able to be replicated to standby server. They sometimes perform better than b-tree indexes and are also space efficient.
</text:p>
        </text:list-item>
        <text:list-item>
          <text:p text:style-name="Text_20_body">The Hash index only works with equality operators that means that you can only look up for data that matches exactly. However it is now much optimized and does a much faster lookup which makes this index a bit of specialized index that can be used where equal comparison is more important. The following command is used to create a hash index:
</text:p>
        </text:list-item>
      </text:list>
      <text:p text:style-name="OrgSrcBlockLastLine"><text:span text:style-name="OrgSrcFontLockKeywordFace">CREATE</text:span><text:s/>INDEX<text:s/><text:span text:style-name="OrgSrcFontLockKeywordFace">name</text:span><text:s/><text:span text:style-name="OrgSrcFontLockKeywordFace">ON</text:span><text:s/><text:span text:style-name="OrgSrcFontLockKeywordFace">table</text:span><text:s/><text:span text:style-name="OrgSrcFontLockKeywordFace">USING</text:span><text:s/>HASH<text:s/>(<text:span text:style-name="OrgSrcFontLockKeywordFace">column</text:span>);</text:p>
      <text:h text:style-name="Heading_20_4" text:outline-level="4" text:is-list-header="false">
<text:bookmark-start text:name="OrgXref.org768555b"/>
<text:bookmark text:name="org768555b"/><text:span text:style-name="OrgTodo">WIP</text:span> Gist Index
<text:bookmark-end text:name="OrgXref.org768555b"/></text:h>
      <text:list text:style-name="OrgBulletedList" text:continue-numbering="false">
        <text:list-item>
          <text:p text:style-name="Text_20_body">Gist or Generalized Search Tree are useful when the data to be indexed is more complex than to do a simple equate or ranged comparison like finding nearest-neighbor and pattern matching. The example of such data includes geometric data, network address comparisons and full-text searches. 
</text:p>
        </text:list-item>
        <text:list-item>
          <text:p text:style-name="Text_20_body">The Gist index itself provides an infrastructure to implement different strategies for indexing data such as B-trees and R-trees. The following command is used to create a hash index:
</text:p>
        </text:list-item>
      </text:list>
      <text:p text:style-name="OrgSrcBlockLastLine"><text:span text:style-name="OrgSrcFontLockKeywordFace">CREATE</text:span><text:s/>INDEX<text:s/><text:span text:style-name="OrgSrcFontLockKeywordFace">name</text:span><text:s/><text:span text:style-name="OrgSrcFontLockKeywordFace">ON</text:span><text:s/><text:span text:style-name="OrgSrcFontLockKeywordFace">table</text:span><text:s/><text:span text:style-name="OrgSrcFontLockKeywordFace">USING</text:span><text:s/>gist<text:s/>(<text:span text:style-name="OrgSrcFontLockKeywordFace">column</text:span>);</text:p>
      <text:h text:style-name="Heading_20_4" text:outline-level="4" text:is-list-header="false">
<text:bookmark-start text:name="OrgXref.org62d0e8b"/>
<text:bookmark text:name="org62d0e8b"/><text:span text:style-name="OrgTodo">WIP</text:span> SP-Gist Index
<text:bookmark-end text:name="OrgXref.org62d0e8b"/></text:h>
      <text:list text:style-name="OrgBulletedList" text:continue-numbering="false">
        <text:list-item>
          <text:p text:style-name="Text_20_body">SP-Gist or Space partitioned Gist indexes are useful when the data can be grouped into non-overlapping groupings. Like Gist index, it also provides an infrastructure for implementing different indexing strategies. However SP-Gist is non-balanced in nature and divides data in partitions, so it allows the implementation of quad-trees, k-d trees, and radix trees (tries).
</text:p>
        </text:list-item>
      </text:list>
      <text:h text:style-name="Heading_20_4" text:outline-level="4" text:is-list-header="false">
<text:bookmark-start text:name="OrgXref.org6f7dcbc"/>
<text:bookmark text:name="org6f7dcbc"/><text:span text:style-name="OrgTodo">WIP</text:span> Gin Index
<text:bookmark-end text:name="OrgXref.org6f7dcbc"/></text:h>
      <text:list text:style-name="OrgBulletedList" text:continue-numbering="false">
        <text:list-item>
          <text:p text:style-name="Text_20_body">Generalized Inverted indexes are useful in indexing data that consist of multiple elements in a single column such as arrays, json documents (jsonb) or text search documents (tsvector).
</text:p>
        </text:list-item>
      </text:list>
      <text:p text:style-name="OrgSrcBlockLastLine"><text:span text:style-name="OrgSrcFontLockKeywordFace">CREATE</text:span><text:s/>INDEX<text:s/><text:span text:style-name="OrgSrcFontLockKeywordFace">name</text:span><text:s/><text:span text:style-name="OrgSrcFontLockKeywordFace">ON</text:span><text:s/><text:span text:style-name="OrgSrcFontLockKeywordFace">table</text:span><text:s/><text:span text:style-name="OrgSrcFontLockKeywordFace">USING</text:span><text:s/>gin<text:s/>(<text:span text:style-name="OrgSrcFontLockKeywordFace">column</text:span>);</text:p>
      <text:h text:style-name="Heading_20_4" text:outline-level="4" text:is-list-header="false">
<text:bookmark-start text:name="OrgXref.org5659cc0"/>
<text:bookmark text:name="org5659cc0"/><text:span text:style-name="OrgTodo">WIP</text:span> BRIN Index
<text:bookmark-end text:name="OrgXref.org5659cc0"/></text:h>
      <text:list text:style-name="OrgBulletedList" text:continue-numbering="false">
        <text:list-item>
          <text:p text:style-name="Text_20_body">Block Range Indexes are useful for large size tables that have columns with some natural sort order. The BRIN index divides the table into block ranges and keeps a summary of those blocks. This summary includes min, max values of the range. The following command is used to create a hash index:
</text:p>
        </text:list-item>
      </text:list>
      <text:p text:style-name="OrgSrcBlockLastLine"><text:span text:style-name="OrgSrcFontLockKeywordFace">CREATE</text:span><text:s/>INDEX<text:s/><text:span text:style-name="OrgSrcFontLockKeywordFace">name</text:span><text:s/><text:span text:style-name="OrgSrcFontLockKeywordFace">ON</text:span><text:s/><text:span text:style-name="OrgSrcFontLockKeywordFace">table</text:span><text:s/><text:span text:style-name="OrgSrcFontLockKeywordFace">USING</text:span><text:s/>brin<text:s/>(<text:span text:style-name="OrgSrcFontLockKeywordFace">column</text:span>);</text:p>
      <text:h text:style-name="Heading_20_3" text:outline-level="3" text:is-list-header="false">
<text:bookmark-start text:name="OrgXref.orgf61cdb6"/>
<text:bookmark text:name="orgf61cdb6"/><text:span text:style-name="OrgTodo">TODO</text:span> ORACLE:
<text:bookmark-end text:name="OrgXref.orgf61cdb6"/></text:h>
      <text:list text:style-name="OrgBulletedList" text:continue-numbering="false">
        <text:list-item>
          <text:p text:style-name="Text_20_body">READ COMMITTED (the default)
</text:p>
        </text:list-item>
        <text:list-item>
          <text:p text:style-name="Text_20_body">SERIALIZABLE.
</text:p>
          <text:list text:style-name="OrgBulletedList" text:continue-numbering="true">
            <text:list-item>
              <text:p text:style-name="Text_20_body">that what Oracle call SERIALIZABLE is actually snapshot isolation.
</text:p>
            </text:list-item>
          </text:list>
        </text:list-item>
      </text:list>
      <text:h text:style-name="Heading_20_3" text:outline-level="3" text:is-list-header="false">
<text:bookmark-start text:name="OrgXref.org8e30482"/>
<text:bookmark text:name="org8e30482"/><text:span text:style-name="OrgTodo">TODO</text:span> Big Table<text:tab/><text:span text:style-name="OrgTags">[<text:span text:style-name="OrgTag">GCP</text:span>]</text:span>
<text:bookmark-end text:name="OrgXref.org8e30482"/></text:h>
      <text:h text:style-name="Heading_20_3" text:outline-level="3" text:is-list-header="false">
<text:bookmark-start text:name="OrgXref.org6cf3613"/>
<text:bookmark text:name="org6cf3613"/><text:span text:style-name="OrgTodo">WIP</text:span> Big Query<text:tab/><text:span text:style-name="OrgTags">[<text:span text:style-name="OrgTag">GCP</text:span>]</text:span>
<text:bookmark-end text:name="OrgXref.org6cf3613"/></text:h>
      <text:section text:style-name="OrgIndentedSection-Level-0" text:name="Section32">
        <table:table table:style-name="OrgTable">
          <table:table-column table:style-name="OrgTableColumn"/>
          <table:table-column table:style-name="OrgTableColumn"/>
          <table:table-rows>
            <table:table-row>
              <table:table-cell table:style-name="OrgTblCellT">
                <text:p text:style-name="OrgTableContentsLeft">Primary source:</text:p>
              </table:table-cell>
              <table:table-cell table:style-name="OrgTblCellT">
                <text:p text:style-name="OrgTableContentsLeft"><text:a xlink:type="simple" xlink:href="https://cloud.google.com/files/BigQueryTechnicalWP.pdf">https://cloud.google.com/files/BigQueryTechnicalWP.pdf</text:a></text:p>
              </table:table-cell>
            </table:table-row>
            <table:table-row>
              <table:table-cell table:style-name="OrgTblCellB">
                <text:p text:style-name="OrgTableContentsLeft">Learn more:</text:p>
              </table:table-cell>
              <table:table-cell table:style-name="OrgTblCellB">
                <text:p text:style-name="OrgTableContentsLeft"><text:a xlink:type="simple" xlink:href="https://cloud.google.com/bigquery/streaming-data-into-bigquery">https://cloud.google.com/bigquery/streaming-data-into-bigquery</text:a></text:p>
              </table:table-cell>
            </table:table-row>
          </table:table-rows>
        </table:table>
      </text:section>
      <text:h text:style-name="Heading_20_3" text:outline-level="3" text:is-list-header="false">
<text:bookmark-start text:name="OrgXref.orgce43c5c"/>
<text:bookmark text:name="orgce43c5c"/><text:span text:style-name="OrgTodo">TODO</text:span> Elastic Search
<text:bookmark-end text:name="OrgXref.orgce43c5c"/></text:h>
      <text:h text:style-name="Heading_20_4" text:outline-level="4" text:is-list-header="false">
<text:bookmark-start text:name="OrgXref.org364ea28"/>
<text:bookmark text:name="org364ea28"/>Bloom Filter
<text:bookmark-end text:name="OrgXref.org364ea28"/></text:h>
      <text:h text:style-name="Heading_20_3" text:outline-level="3" text:is-list-header="false">
<text:bookmark-start text:name="OrgXref.orga572ea3"/>
<text:bookmark text:name="orga572ea3"/><text:span text:style-name="OrgTodo">TODO</text:span> Atlas MongoDB
<text:bookmark-end text:name="OrgXref.orga572ea3"/></text:h>
      <text:section text:style-name="OrgIndentedSection-Level-0" text:name="Section33">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ww.mongodb.com/cloud/atlas">https://www.mongodb.com/cloud/atlas</text:a></text:p>
              </table:table-cell>
            </table:table-row>
          </table:table-rows>
        </table:table>
      </text:section>
      <text:h text:style-name="Heading_20_3" text:outline-level="3" text:is-list-header="false">
<text:bookmark-start text:name="OrgXref.orgd704ca4"/>
<text:bookmark text:name="orgd704ca4"/><text:span text:style-name="OrgTodo">TODO</text:span> MongoDB
<text:bookmark-end text:name="OrgXref.orgd704ca4"/></text:h>
      <text:h text:style-name="Heading_20_3" text:outline-level="3" text:is-list-header="false">
<text:bookmark-start text:name="OrgXref.orgcca1540"/>
<text:bookmark text:name="orgcca1540"/><text:span text:style-name="OrgTodo">TODO</text:span> Apache Drill
<text:bookmark-end text:name="OrgXref.orgcca1540"/></text:h>
      <text:h text:style-name="Heading_20_3" text:outline-level="3" text:is-list-header="false">
<text:bookmark-start text:name="OrgXref.org038b6cd"/>
<text:bookmark text:name="org038b6cd"/><text:span text:style-name="OrgTodo">TODO</text:span> Apache Cassandra
<text:bookmark-end text:name="OrgXref.org038b6cd"/></text:h>
      <text:list text:style-name="OrgBulletedList" text:continue-numbering="false">
        <text:list-item>
          <text:p text:style-name="Text_20_body"><text:span text:style-name="Bold">Open Source:</text:span> Modern software development organizations have overwhelmingly moved to adopt open source technologies, starting with the Linux operating system and progressing into infrastructure for managing data. Open source technologies are attractive because of their affordability and extensibility, as well as the flexibility to avoid vendor lock-in. Organizations adopting open source report higher speed of innovation and faster adoption.
</text:p>
        </text:list-item>
        <text:list-item>
          <text:p text:style-name="Text_20_body"><text:span text:style-name="Bold">Flexible, Familiar Interface:</text:span> The Cassandra Query Language (CQL) is similar to SQL, meaning most developers should have a fairly easy time becoming familiar with it. (Here’s an introduction to CQL if you need some help).
</text:p>
        </text:list-item>
        <text:list-item>
          <text:p text:style-name="Text_20_body"><text:span text:style-name="Bold">High Performance:</text:span> The majority of traditional databases feature a primary / secondary architecture. In these configurations, a single primary replica performs read and write operations, while secondary replicas are only able to perform read operations. Downsides to this architecture include increased latency, as well as higher costs and lower availability at scale. In Cassandra, no single node is in charge of replicating data across a cluster. Instead, every node is capable of performing all read and write operations. This improves performance and adds resiliency to the database.
</text:p>
        </text:list-item>
        <text:list-item>
          <text:p text:style-name="Text_20_body"><text:span text:style-name="Bold">Active Everywhere / Zero-Downtime:</text:span> Since every Cassandra node is capable of performing read and write operations, data is quickly replicated across hybrid cloud environments and geographies. In the event a node fails, users are automatically routed to the nearest healthy node. They won’t even notice that a node has been knocked offline because applications behave as designed even in the event of failure. As a result, applications are always available and data is always accessible and never lost. What’s more, Cassandra’s built-in repair services fix problems immediately after they occur—without any manual intervention. Productivity doesn’t even need to take a hit should nodes fail.
</text:p>
        </text:list-item>
        <text:list-item>
          <text:p text:style-name="Text_20_body"><text:span text:style-name="Bold">Scalability:</text:span> In traditional environments, scaling applications is a time-consuming and costly process typically accomplished by scaling vertically with more expensive machines. Cassandra enables you to scale horizontally by simply adding more nodes to the cluster. If, for example, four nodes can handle 200,000 transactions/second, eight nodes will be able to handle 400,000 transactions/second. (source)
</text:p>
        </text:list-item>
        <text:list-item>
          <text:p text:style-name="Text_20_body"><text:span text:style-name="Bold">Seamless Replication:</text:span> Today’s leading enterprises are increasingly moving to multi-data center, hybrid cloud and even multi-cloud deployments to take advantage of the strengths of various deployments without getting locked into any single provider’s ecosystem. Getting the most out of multi-cloud environments, however, starts with having an underlying cloud database that offers: scalability, security, performance, and availability. For these reasons, it should come as no surprise that the cloud database market is expected to grow nearly 65% each year and reach $68.9 billion by 2022.
</text:p>
        </text:list-item>
      </text:list>
      <text:h text:style-name="Heading_20_3" text:outline-level="3" text:is-list-header="false">
<text:bookmark-start text:name="OrgXref.orgf04bbd6"/>
<text:bookmark text:name="orgf04bbd6"/><text:span text:style-name="OrgTodo">WIP</text:span> Apache Pig
<text:bookmark-end text:name="OrgXref.orgf04bbd6"/></text:h>
      <text:list text:style-name="OrgBulletedList" text:continue-numbering="false">
        <text:list-item>
          <text:p text:style-name="Text_20_body">is a high-level platform for creating programs that run on Apache Hadoop.
</text:p>
        </text:list-item>
        <text:list-item>
          <text:p text:style-name="Text_20_body">The language for this platform is called Pig Latin.[1]
</text:p>
        </text:list-item>
        <text:list-item>
          <text:p text:style-name="Text_20_body">Pig can execute its Hadoop jobs in MapReduce, Apache Tez, or Apache Spark.[2]
</text:p>
        </text:list-item>
        <text:list-item>
          <text:p text:style-name="Text_20_body">Pig Latin abstracts the programming from the Java MapReduce idiom into a notation which makes MapReduce programming high level, similar to that of SQL for relational database management systems.
</text:p>
        </text:list-item>
        <text:list-item>
          <text:p text:style-name="Text_20_body">Pig Latin can be extended using user-defined functions (UDFs) which the user can write in Java, Python, JavaScript, Ruby or Groovy[3] and then call directly from the language.
</text:p>
        </text:list-item>
      </text:list>
      <text:h text:style-name="Heading_20_3" text:outline-level="3" text:is-list-header="false">
<text:bookmark-start text:name="OrgXref.org14ddd67"/>
<text:bookmark text:name="org14ddd67"/><text:span text:style-name="OrgTodo">WIP</text:span> Sparc
<text:bookmark-end text:name="OrgXref.org14ddd67"/></text:h>
      <text:section text:style-name="OrgIndentedSection-Level-0" text:name="Section34">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spark.apache.org/">https://spark.apache.org/</text:a></text:p>
              </table:table-cell>
            </table:table-row>
          </table:table-rows>
        </table:table>
      </text:section>
      <text:list text:style-name="OrgBulletedList" text:continue-numbering="false">
        <text:list-item>
          <text:p text:style-name="Text_20_body">Apache Spark™ is a unified analytics engine for large-scale data processing.
</text:p>
        </text:list-item>
        <text:list-item>
          <text:p text:style-name="Text_20_body">Runs Everywhere:
</text:p>
          <text:list text:style-name="OrgBulletedList" text:continue-numbering="true">
            <text:list-item>
              <text:p text:style-name="Text_20_body">Spark runs on Hadoop, Apache Mesos, Kubernetes, standalone, or in the cloud. It can access diverse data sources.
</text:p>
            </text:list-item>
            <text:list-item>
              <text:p text:style-name="Text_20_body">You can run Spark using its standalone cluster mode, on EC2, on Hadoop YARN, on Mesos, or on Kubernetes. Access data in HDFS, Alluxio, Apache Cassandra, Apache HBase, Apache Hive, and hundreds of other data sources.
</text:p>
            </text:list-item>
          </text:list>
        </text:list-item>
      </text:list>
      <text:h text:style-name="Heading_20_3" text:outline-level="3" text:is-list-header="false">
<text:bookmark-start text:name="OrgXref.org5d7bdee"/>
<text:bookmark text:name="org5d7bdee"/><text:span text:style-name="OrgTodo">WIP</text:span> Apache Oozie Workflow Scheduler for Hadoop
<text:bookmark-end text:name="OrgXref.org5d7bdee"/></text:h>
      <text:section text:style-name="OrgIndentedSection-Level-0" text:name="Section35">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oozie.apache.org">https://oozie.apache.org</text:a></text:p>
              </table:table-cell>
            </table:table-row>
          </table:table-rows>
        </table:table>
      </text:section>
      <text:list text:style-name="OrgBulletedList" text:continue-numbering="false">
        <text:list-item>
          <text:p text:style-name="Text_20_body">Oozie is a workflow scheduler system to manage Apache Hadoop jobs.
</text:p>
        </text:list-item>
        <text:list-item>
          <text:p text:style-name="Text_20_body">Oozie Workflow jobs are Directed Acyclical Graphs (DAGs) of actions.
</text:p>
        </text:list-item>
        <text:list-item>
          <text:p text:style-name="Text_20_body">Oozie Coordinator jobs are recurrent Oozie Workflow jobs triggered by time (frequency) and data availability.
</text:p>
        </text:list-item>
        <text:list-item>
          <text:p text:style-name="Text_20_body">Oozie is integrated with the rest of the Hadoop stack supporting several types of Hadoop jobs out of the box (such as Java map-reduce, Streaming map-reduce, Pig, Hive, Sqoop and Distcp) as well as system specific jobs (such as Java programs and shell scripts).
</text:p>
        </text:list-item>
        <text:list-item>
          <text:p text:style-name="Text_20_body">Oozie is a scalable, reliable and extensible system.
</text:p>
        </text:list-item>
      </text:list>
      <text:h text:style-name="Heading_20_3" text:outline-level="3" text:is-list-header="false">
<text:bookmark-start text:name="OrgXref.org57a268a"/>
<text:bookmark text:name="org57a268a"/><text:span text:style-name="OrgTodo">TODO</text:span> Hadoop
<text:bookmark-end text:name="OrgXref.org57a268a"/></text:h>
      <text:section text:style-name="OrgIndentedSection-Level-0" text:name="Section36">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Apache_Hadoop">https://en.wikipedia.org/wiki/Apache_Hadoop</text:a></text:p>
              </table:table-cell>
            </table:table-row>
          </table:table-rows>
        </table:table>
      </text:section>
      <text:h text:style-name="Heading_20_3" text:outline-level="3" text:is-list-header="false">
<text:bookmark-start text:name="OrgXref.org3cd90bd"/>
<text:bookmark text:name="org3cd90bd"/><text:span text:style-name="OrgTodo">TODO</text:span> hue
<text:bookmark-end text:name="OrgXref.org3cd90bd"/></text:h>
      <text:section text:style-name="OrgIndentedSection-Level-0" text:name="Section37">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gethue.com/">https://gethue.com/</text:a></text:p>
              </table:table-cell>
            </table:table-row>
          </table:table-rows>
        </table:table>
      </text:section>
      <text:h text:style-name="Heading_20_3" text:outline-level="3" text:is-list-header="false">
<text:bookmark-start text:name="OrgXref.orga6174bc"/>
<text:bookmark text:name="orga6174bc"/><text:span text:style-name="OrgTodo">TODO</text:span> Hive
<text:bookmark-end text:name="OrgXref.orga6174bc"/></text:h>
      <text:section text:style-name="OrgIndentedSection-Level-0" text:name="Section38">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hive.apache.org/">https://hive.apache.org/</text:a></text:p>
              </table:table-cell>
            </table:table-row>
          </table:table-rows>
        </table:table>
      </text:section>
      <text:h text:style-name="Heading_20_3" text:outline-level="3" text:is-list-header="false">
<text:bookmark-start text:name="OrgXref.org9f4f185"/>
<text:bookmark text:name="org9f4f185"/><text:span text:style-name="OrgTodo">TODO</text:span> HBase
<text:bookmark-end text:name="OrgXref.org9f4f185"/></text:h>
      <text:section text:style-name="OrgIndentedSection-Level-0" text:name="Section39">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hbase.apache.org/">https://hbase.apache.org/</text:a></text:p>
              </table:table-cell>
            </table:table-row>
          </table:table-rows>
        </table:table>
      </text:section>
      <text:h text:style-name="Heading_20_3" text:outline-level="3" text:is-list-header="false">
<text:bookmark-start text:name="OrgXref.org328e3cd"/>
<text:bookmark text:name="org328e3cd"/><text:span text:style-name="OrgTodo">TODO</text:span> Nifi
<text:bookmark-end text:name="OrgXref.org328e3cd"/></text:h>
      <text:h text:style-name="Heading_20_3" text:outline-level="3" text:is-list-header="false">
<text:bookmark-start text:name="OrgXref.orgf1272f1"/>
<text:bookmark text:name="orgf1272f1"/><text:span text:style-name="OrgTodo">WIP</text:span> Apache Parquet
<text:bookmark-end text:name="OrgXref.orgf1272f1"/></text:h>
      <text:section text:style-name="OrgIndentedSection-Level-0" text:name="Section40">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Apache_Parquet">https://en.wikipedia.org/wiki/Apache_Parquet</text:a></text:p>
              </table:table-cell>
            </table:table-row>
          </table:table-rows>
        </table:table>
      </text:section>
      <text:list text:style-name="OrgBulletedList" text:continue-numbering="false">
        <text:list-item>
          <text:p text:style-name="Text_20_body">free and open-source column-oriented data storage format of the Apache Hadoop ecosystem.
</text:p>
        </text:list-item>
        <text:list-item>
          <text:p text:style-name="Text_20_body">It is similar to the other columnar-storage file formats available in Hadoop namely RCFile and ORC.
</text:p>
        </text:list-item>
        <text:list-item>
          <text:p text:style-name="Text_20_body">It is compatible with most of the data processing frameworks in the Hadoop environment.
</text:p>
        </text:list-item>
        <text:list-item>
          <text:p text:style-name="Text_20_body">It provides efficient data compression and encoding schemes with enhanced performance to handle complex data in bulk.
</text:p>
        </text:list-item>
      </text:list>
      <text:h text:style-name="Heading_20_3" text:outline-level="3" text:is-list-header="false">
<text:bookmark-start text:name="OrgXref.orgd66dfc0"/>
<text:bookmark text:name="orgd66dfc0"/><text:span text:style-name="OrgTodo">WIP</text:span> Apache Avro
<text:bookmark-end text:name="OrgXref.orgd66dfc0"/></text:h>
      <text:section text:style-name="OrgIndentedSection-Level-0" text:name="Section41">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avro.apache.org">https://avro.apache.org</text:a></text:p>
              </table:table-cell>
            </table:table-row>
          </table:table-rows>
        </table:table>
      </text:section>
      <text:list text:style-name="OrgBulletedList" text:continue-numbering="false">
        <text:list-item>
          <text:p text:style-name="Text_20_body">Avro is a row-oriented remote procedure call and data serialization framework developed within Apache's Hadoop project.
</text:p>
        </text:list-item>
        <text:list-item>
          <text:p text:style-name="Text_20_body">It uses JSON for defining data types and protocols, and serializes data in a compact binary format.
</text:p>
        </text:list-item>
        <text:list-item>
          <text:p text:style-name="Text_20_body">Its primary use is in Apache Hadoop, where it can provide both a serialization format for persistent data, and a wire format for communication between Hadoop nodes, and from client programs to the Hadoop services.
</text:p>
        </text:list-item>
        <text:list-item>
          <text:p text:style-name="Text_20_body">Avro uses a schema to structure the data that is being encoded.
</text:p>
        </text:list-item>
        <text:list-item>
          <text:p text:style-name="Text_20_body">It has two different types of schema languages; one for human editing (Avro IDL) and another which is more machine-readable based on JSON.[3]
</text:p>
        </text:list-item>
        <text:list-item>
          <text:p text:style-name="Text_20_body">It is similar to Thrift and Protocol Buffers, but does not require running a code-generation program when a schema changes (unless desired for statically-typed languages).
</text:p>
        </text:list-item>
        <text:list-item>
nil
</text:list-item>
      </text:list>
      <text:h text:style-name="Heading_20_3" text:outline-level="3" text:is-list-header="false">
<text:bookmark-start text:name="OrgXref.org2095208"/>
<text:bookmark text:name="org2095208"/><text:span text:style-name="OrgTodo">WIP</text:span> Apache ORC (Optimized Row Columnar)
<text:bookmark-end text:name="OrgXref.org2095208"/></text:h>
      <text:list text:style-name="OrgBulletedList" text:continue-numbering="false">
        <text:list-item>
          <text:p text:style-name="Text_20_body">is a free and open-source column-oriented data storage format of the Apache Hadoop ecosystem.
</text:p>
        </text:list-item>
        <text:list-item>
          <text:p text:style-name="Text_20_body">It is similar to the other columnar-storage file formats available in the Hadoop ecosystem such as RCFile and Parquet.
</text:p>
        </text:list-item>
        <text:list-item>
          <text:p text:style-name="Text_20_body">It is compatible with most of the data processing frameworks in the Hadoop environment.
</text:p>
        </text:list-item>
        <text:list-item>
          <text:p text:style-name="Text_20_body">In February 2013, the Optimized Row Columnar (ORC) file format was announced by Hortonworks in collaboration with Facebook.[3]
</text:p>
        </text:list-item>
        <text:list-item>
          <text:p text:style-name="Text_20_body">A month later, the Apache Parquet format was announced, developed by Cloudera and Twitter.[4]
</text:p>
        </text:list-item>
      </text:list>
      <text:h text:style-name="Heading_20_3" text:outline-level="3" text:is-list-header="false">
<text:bookmark-start text:name="OrgXref.org5b37801"/>
<text:bookmark text:name="org5b37801"/><text:span text:style-name="OrgTodo">WIP</text:span> Protocol Buffers (Protobuf)
<text:bookmark-end text:name="OrgXref.org5b37801"/></text:h>
      <text:list text:style-name="OrgBulletedList" text:continue-numbering="false">
        <text:list-item>
          <text:p text:style-name="Text_20_body">is a method of serializing structured data.
</text:p>
        </text:list-item>
        <text:list-item>
          <text:p text:style-name="Text_20_body">It is useful in developing programs to communicate with each other over a wire or for storing data.
</text:p>
        </text:list-item>
        <text:list-item>
          <text:p text:style-name="Text_20_body">The method involves an interface description language that describes the structure of some data and a program that generates source code from that description for generating or parsing a stream of bytes that represents the structured data.
</text:p>
        </text:list-item>
      </text:list>
      <text:h text:style-name="Heading_20_3" text:outline-level="3" text:is-list-header="false">
<text:bookmark-start text:name="OrgXref.org1c6c824"/>
<text:bookmark text:name="org1c6c824"/><text:span text:style-name="OrgTodo">TODO</text:span> Liquibase
<text:bookmark-end text:name="OrgXref.org1c6c824"/></text:h>
      <text:list text:style-name="OrgBulletedList" text:continue-numbering="false">
        <text:list-item>
          <text:p text:style-name="Text_20_body">open source
</text:p>
        </text:list-item>
        <text:list-item>
          <text:p text:style-name="Text_20_body">tracks DB chanegs
</text:p>
        </text:list-item>
        <text:list-item>
          <text:p text:style-name="Text_20_body">allows work with data as well as with the schema
</text:p>
        </text:list-item>
        <text:list-item>
          <text:p text:style-name="Text_20_body"><text:span text:style-name="Bold">changeset</text:span>:
</text:p>
          <text:list text:style-name="OrgBulletedList" text:continue-numbering="true">
            <text:list-item>
              <text:p text:style-name="Text_20_body">XML, JSON, YAML, SQL
</text:p>
            </text:list-item>
          </text:list>
        </text:list-item>
        <text:list-item>
          <text:p text:style-name="Text_20_body">can use context and label for filteriing chich chnages slould be applied where
</text:p>
        </text:list-item>
      </text:list>
      <text:h text:style-name="Heading_20_1" text:outline-level="1" text:is-list-header="false">
<text:bookmark-start text:name="OrgXref.org3a0b544"/>
<text:bookmark text:name="org3a0b544"/><text:span text:style-name="OrgTodo">WIP</text:span> Methodology <text:span text:style-name="OrgCode">[0/10]</text:span><text:tab/><text:span text:style-name="OrgTags">[<text:span text:style-name="OrgTag">DOMAIN</text:span>]</text:span>
<text:bookmark-end text:name="OrgXref.org3a0b544"/></text:h>
      <text:h text:style-name="Heading_20_2" text:outline-level="2" text:is-list-header="false">
<text:bookmark-start text:name="OrgXref.org24e95de"/>
<text:bookmark text:name="org24e95de"/><text:span text:style-name="OrgTodo">TODO</text:span> Scrum <text:span text:style-name="OrgCode">[0/3]</text:span><text:tab/><text:span text:style-name="OrgTags">[<text:span text:style-name="OrgTag">TOPIC</text:span>]</text:span>
<text:bookmark-end text:name="OrgXref.org24e95de"/></text:h>
      <text:h text:style-name="Heading_20_3" text:outline-level="3" text:is-list-header="false">
<text:bookmark-start text:name="OrgXref.org59e0ca4"/>
<text:bookmark text:name="org59e0ca4"/><text:span text:style-name="OrgTodo">TODO</text:span> DoD
<text:bookmark-end text:name="OrgXref.org59e0ca4"/></text:h>
      <text:h text:style-name="Heading_20_3" text:outline-level="3" text:is-list-header="false">
<text:bookmark-start text:name="OrgXref.orgc9b8b79"/>
<text:bookmark text:name="orgc9b8b79"/><text:span text:style-name="OrgTodo">TODO</text:span> DoR
<text:bookmark-end text:name="OrgXref.orgc9b8b79"/></text:h>
      <text:h text:style-name="Heading_20_3" text:outline-level="3" text:is-list-header="false">
<text:bookmark-start text:name="OrgXref.org8e189b0"/>
<text:bookmark text:name="org8e189b0"/><text:span text:style-name="OrgTodo">TODO</text:span> Sprint
<text:bookmark-end text:name="OrgXref.org8e189b0"/></text:h>
      <text:h text:style-name="Heading_20_2" text:outline-level="2" text:is-list-header="false">
<text:bookmark-start text:name="OrgXref.org78a955b"/>
<text:bookmark text:name="org78a955b"/><text:span text:style-name="OrgTodo">TODO</text:span> Kanban<text:tab/><text:span text:style-name="OrgTags">[<text:span text:style-name="OrgTag">TOPIC</text:span>]</text:span>
<text:bookmark-end text:name="OrgXref.org78a955b"/></text:h>
      <text:h text:style-name="Heading_20_2" text:outline-level="2" text:is-list-header="false">
<text:bookmark-start text:name="OrgXref.orgd7639ed"/>
<text:bookmark text:name="orgd7639ed"/><text:span text:style-name="OrgTodo">TODO</text:span> XP<text:tab/><text:span text:style-name="OrgTags">[<text:span text:style-name="OrgTag">TOPIC</text:span>]</text:span>
<text:bookmark-end text:name="OrgXref.orgd7639ed"/></text:h>
      <text:h text:style-name="Heading_20_2" text:outline-level="2" text:is-list-header="false">
<text:bookmark-start text:name="OrgXref.org3eb766b"/>
<text:bookmark text:name="org3eb766b"/><text:span text:style-name="OrgTodo">TODO</text:span> Lean<text:tab/><text:span text:style-name="OrgTags">[<text:span text:style-name="OrgTag">TOPIC</text:span>]</text:span>
<text:bookmark-end text:name="OrgXref.org3eb766b"/></text:h>
      <text:h text:style-name="Heading_20_2" text:outline-level="2" text:is-list-header="false">
<text:bookmark-start text:name="OrgXref.org3586158"/>
<text:bookmark text:name="org3586158"/><text:span text:style-name="OrgTodo">TODO</text:span> Tools
<text:bookmark-end text:name="OrgXref.org3586158"/></text:h>
      <text:h text:style-name="Heading_20_3" text:outline-level="3" text:is-list-header="false">
<text:bookmark-start text:name="OrgXref.orgd182998"/>
<text:bookmark text:name="orgd182998"/><text:span text:style-name="OrgTodo">TODO</text:span> Jira<text:tab/><text:span text:style-name="OrgTags">[<text:span text:style-name="OrgTag">TOPIC</text:span>]</text:span>
<text:bookmark-end text:name="OrgXref.orgd182998"/></text:h>
      <text:h text:style-name="Heading_20_3" text:outline-level="3" text:is-list-header="false">
<text:bookmark-start text:name="OrgXref.org763cb25"/>
<text:bookmark text:name="org763cb25"/><text:span text:style-name="OrgTodo">TODO</text:span> Confluence<text:tab/><text:span text:style-name="OrgTags">[<text:span text:style-name="OrgTag">TOPIC</text:span>]</text:span>
<text:bookmark-end text:name="OrgXref.org763cb25"/></text:h>
      <text:h text:style-name="Heading_20_2" text:outline-level="2" text:is-list-header="false">
<text:bookmark-start text:name="OrgXref.orga71ee52"/>
<text:bookmark text:name="orga71ee52"/><text:span text:style-name="OrgTodo">TODO</text:span> MOSCOW<text:tab/><text:span text:style-name="OrgTags">[<text:span text:style-name="OrgTag">CONCEPT</text:span>]</text:span>
<text:bookmark-end text:name="OrgXref.orga71ee52"/></text:h>
      <text:h text:style-name="Heading_20_2" text:outline-level="2" text:is-list-header="false">
<text:bookmark-start text:name="OrgXref.org44f48fb"/>
<text:bookmark text:name="org44f48fb"/><text:span text:style-name="OrgTodo">TODO</text:span> Uml<text:tab/><text:span text:style-name="OrgTags">[<text:span text:style-name="OrgTag">TOPIC</text:span>]</text:span>
<text:bookmark-end text:name="OrgXref.org44f48fb"/></text:h>
      <text:h text:style-name="Heading_20_2" text:outline-level="2" text:is-list-header="false">
<text:bookmark-start text:name="OrgXref.orgd67615d"/>
<text:bookmark text:name="orgd67615d"/><text:span text:style-name="OrgTodo">TODO</text:span> C4<text:tab/><text:span text:style-name="OrgTags">[<text:span text:style-name="OrgTag">TOPIC</text:span>]</text:span>
<text:bookmark-end text:name="OrgXref.orgd67615d"/></text:h>
      <text:h text:style-name="Heading_20_2" text:outline-level="2" text:is-list-header="false">
<text:bookmark-start text:name="OrgXref.orgb4c72f8"/>
<text:bookmark text:name="orgb4c72f8"/><text:span text:style-name="OrgTodo">WIP</text:span> Arc42<text:tab/><text:span text:style-name="OrgTags">[<text:span text:style-name="OrgTag">TOPIC</text:span>]</text:span>
<text:bookmark-end text:name="OrgXref.orgb4c72f8"/></text:h>
      <text:section text:style-name="OrgIndentedSection-Level-0" text:name="Section42">
        <table:table table:style-name="OrgTable">
          <table:table-column table:style-name="OrgTableColumn"/>
          <table:table-column table:style-name="OrgTableColumn"/>
          <table:table-rows>
            <table:table-row>
              <table:table-cell table:style-name="OrgTblCellT">
                <text:p text:style-name="OrgTableContentsLeft">Primary source:</text:p>
              </table:table-cell>
              <table:table-cell table:style-name="OrgTblCellT">
                <text:p text:style-name="OrgTableContentsLeft"><text:a xlink:type="simple" xlink:href="https://arc42.org/">https://arc42.org/</text:a></text:p>
              </table:table-cell>
            </table:table-row>
            <table:table-row>
              <table:table-cell table:style-name="OrgTblCellB">
                <text:p text:style-name="OrgTableContentsLeft">Learn more:</text:p>
              </table:table-cell>
              <table:table-cell table:style-name="OrgTblCellB">
                <text:p text:style-name="OrgTableContentsLeft"><text:a xlink:type="simple" xlink:href="https://www.se-radio.net/2015/12/se-radio-episode-244-gernot-starke-on-architecture-documentation-using-arc42/">https://www.se-radio.net/2015/12/se-radio-episode-244-gernot-starke-on-architecture-documentation-using-arc42/</text:a></text:p>
              </table:table-cell>
            </table:table-row>
          </table:table-rows>
        </table:table>
      </text:section>
      <text:h text:style-name="Heading_20_2" text:outline-level="2" text:is-list-header="false">
<text:bookmark-start text:name="OrgXref.org18237c5"/>
<text:bookmark text:name="org18237c5"/><text:span text:style-name="OrgTodo">WIP</text:span> Kaizen (Continuous Improvement)<text:tab/><text:span text:style-name="OrgTags">[<text:span text:style-name="OrgTag">TOPIC</text:span>]</text:span>
<text:bookmark-end text:name="OrgXref.org18237c5"/></text:h>
      <text:list text:style-name="OrgBulletedList" text:continue-numbering="false">
        <text:list-item>
          <text:p text:style-name="Text_20_body">is a strategy where employees at all levels of a company work together proactively to achieve regular, incremental improvements to the manufacturing process.
</text:p>
        </text:list-item>
        <text:list-item>
          <text:p text:style-name="Text_20_body">In a sense, it combines the collective talents within a company to create a powerful engine for improvement.
</text:p>
        </text:list-item>
      </text:list>
      <text:h text:style-name="Heading_20_1" text:outline-level="1" text:is-list-header="false">
<text:bookmark-start text:name="OrgXref.org85f9e46"/>
<text:bookmark text:name="org85f9e46"/><text:span text:style-name="OrgTodo">WIP</text:span> Cloud  <text:span text:style-name="OrgCode">[0/12]</text:span><text:tab/><text:span text:style-name="OrgTags">[<text:span text:style-name="OrgTag">DOMAIN</text:span>]</text:span>
<text:bookmark-end text:name="OrgXref.org85f9e46"/></text:h>
      <text:h text:style-name="Heading_20_2" text:outline-level="2" text:is-list-header="false">
<text:bookmark-start text:name="OrgXref.orgd4ff4bd"/>
<text:bookmark text:name="orgd4ff4bd"/><text:span text:style-name="OrgTodo">TODO</text:span> Cloud native architecture
<text:bookmark-end text:name="OrgXref.orgd4ff4bd"/></text:h>
      <text:h text:style-name="Heading_20_2" text:outline-level="2" text:is-list-header="false">
<text:bookmark-start text:name="OrgXref.orgd9f0ea6"/>
<text:bookmark text:name="orgd9f0ea6"/><text:span text:style-name="OrgTodo">WIP</text:span> Open Policy Agent
<text:bookmark-end text:name="OrgXref.orgd9f0ea6"/></text:h>
      <text:section text:style-name="OrgIndentedSection-Level-0" text:name="Section43">
        <table:table table:style-name="OrgTable">
          <table:table-column table:style-name="OrgTableColumn"/>
          <table:table-column table:style-name="OrgTableColumn"/>
          <table:table-rows>
            <table:table-row>
              <table:table-cell table:style-name="OrgTblCellT">
                <text:p text:style-name="OrgTableContentsLeft">Primary source:</text:p>
              </table:table-cell>
              <table:table-cell table:style-name="OrgTblCellT">
                <text:p text:style-name="OrgTableContentsLeft"><text:a xlink:type="simple" xlink:href="https://www.openpolicyagent.org/docs/latest/">https://www.openpolicyagent.org/docs/latest/</text:a></text:p>
              </table:table-cell>
            </table:table-row>
            <table:table-row>
              <table:table-cell table:style-name="OrgTblCellB">
                <text:p text:style-name="OrgTableContentsLeft">Learn more:</text:p>
              </table:table-cell>
              <table:table-cell table:style-name="OrgTblCellB">
                <text:p text:style-name="OrgTableContentsLeft"><text:a xlink:type="simple" xlink:href="https://www.se-radio.net/2020/04/episode-406-torin-sandall-on-distributed-policy-enforcement/">https://www.se-radio.net/2020/04/episode-406-torin-sandall-on-distributed-policy-enforcement/</text:a></text:p>
              </table:table-cell>
            </table:table-row>
          </table:table-rows>
        </table:table>
      </text:section>
      <text:h text:style-name="Heading_20_2" text:outline-level="2" text:is-list-header="false">
<text:bookmark-start text:name="OrgXref.org7fdde4e"/>
<text:bookmark text:name="org7fdde4e"/><text:span text:style-name="OrgTodo">TODO</text:span> IaaS
<text:bookmark-end text:name="OrgXref.org7fdde4e"/></text:h>
      <text:h text:style-name="Heading_20_2" text:outline-level="2" text:is-list-header="false">
<text:bookmark-start text:name="OrgXref.org245ae7a"/>
<text:bookmark text:name="org245ae7a"/><text:span text:style-name="OrgTodo">TODO</text:span> PaaS
<text:bookmark-end text:name="OrgXref.org245ae7a"/></text:h>
      <text:h text:style-name="Heading_20_2" text:outline-level="2" text:is-list-header="false">
<text:bookmark-start text:name="OrgXref.orgecf89d4"/>
<text:bookmark text:name="orgecf89d4"/><text:span text:style-name="OrgTodo">TODO</text:span> SaaS
<text:bookmark-end text:name="OrgXref.orgecf89d4"/></text:h>
      <text:h text:style-name="Heading_20_2" text:outline-level="2" text:is-list-header="false">
<text:bookmark-start text:name="OrgXref.org37b1821"/>
<text:bookmark text:name="org37b1821"/><text:span text:style-name="OrgTodo">WIP</text:span> AWS Concepts<text:tab/><text:span text:style-name="OrgTags">[<text:span text:style-name="OrgTag">TOPIC</text:span>]</text:span>
<text:bookmark-end text:name="OrgXref.org37b1821"/></text:h>
      <text:h text:style-name="Heading_20_3" text:outline-level="3" text:is-list-header="false">
<text:bookmark-start text:name="OrgXref.org3757db5"/>
<text:bookmark text:name="org3757db5"/>Regions
<text:bookmark-end text:name="OrgXref.org3757db5"/></text:h>
      <text:list text:style-name="OrgBulletedList" text:continue-numbering="false">
        <text:list-item>
          <text:p text:style-name="Text_20_body">Each Amazon EC2 Region is designed to be isolated from the other Amazon EC2 Regions. This achieves the greatest possible fault tolerance and stability.
</text:p>
        </text:list-item>
        <text:list-item>
          <text:p text:style-name="Text_20_body">When you view your resources, you see only the resources that are tied to the Region that you specified. This is because Regions are isolated from each other, and we don't automatically replicate resources across Regions.
</text:p>
        </text:list-item>
        <text:list-item>
          <text:p text:style-name="Text_20_body">When you launch an instance, you must select an AMI that's in the same Region. If the AMI is in another Region, you can copy the AMI to the Region you're using. For more information, see Copying an AMI.
</text:p>
        </text:list-item>
      </text:list>
      <text:section text:style-name="OrgIndentedSection-Level-0" text:name="Section44">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Code</text:p>
              </table:table-cell>
              <table:table-cell table:style-name="OrgTblCellT">
                <text:p text:style-name="OrgTableContentsLeft">Name</text:p>
              </table:table-cell>
              <table:table-cell table:style-name="OrgTblCellT">
                <text:p text:style-name="OrgTableContentsLeft">Opt-in Status</text:p>
              </table:table-cell>
              <table:table-cell table:style-name="OrgTblCellT">
                <text:p text:style-name="OrgTableContentsLeft">Local Zone</text:p>
              </table:table-cell>
            </table:table-row>
            <table:table-row>
              <table:table-cell table:style-name="OrgTblCell">
                <text:p text:style-name="OrgTableContentsLeft">us-east-2</text:p>
              </table:table-cell>
              <table:table-cell table:style-name="OrgTblCell">
                <text:p text:style-name="OrgTableContentsLeft">US East (Ohio)</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us-east-1</text:p>
              </table:table-cell>
              <table:table-cell table:style-name="OrgTblCell">
                <text:p text:style-name="OrgTableContentsLeft">US East (N. Virginia)</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us-west-1</text:p>
              </table:table-cell>
              <table:table-cell table:style-name="OrgTblCell">
                <text:p text:style-name="OrgTableContentsLeft">US West (N. California)</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us-west-2</text:p>
              </table:table-cell>
              <table:table-cell table:style-name="OrgTblCell">
                <text:p text:style-name="OrgTableContentsLeft">US West (Oregon)</text:p>
              </table:table-cell>
              <table:table-cell table:style-name="OrgTblCell">
                <text:p text:style-name="OrgTableContentsLeft">Not required</text:p>
              </table:table-cell>
              <table:table-cell table:style-name="OrgTblCell">
                <text:p text:style-name="OrgTableContentsLeft">us-west-2-lax-1a</text:p>
              </table:table-cell>
            </table:table-row>
            <table:table-row>
              <table:table-cell table:style-name="OrgTblCell">
                <text:p text:style-name="OrgTableContentsLeft">us-west-2</text:p>
              </table:table-cell>
              <table:table-cell table:style-name="OrgTblCell">
                <text:p text:style-name="OrgTableContentsLeft">US West (Oregon)</text:p>
              </table:table-cell>
              <table:table-cell table:style-name="OrgTblCell">
                <text:p text:style-name="OrgTableContentsLeft">Not required</text:p>
              </table:table-cell>
              <table:table-cell table:style-name="OrgTblCell">
                <text:p text:style-name="OrgTableContentsLeft">aus-west-2-lax-1b</text:p>
              </table:table-cell>
            </table:table-row>
            <table:table-row>
              <table:table-cell table:style-name="OrgTblCell">
                <text:p text:style-name="OrgTableContentsLeft">af-south-1</text:p>
              </table:table-cell>
              <table:table-cell table:style-name="OrgTblCell">
                <text:p text:style-name="OrgTableContentsLeft">Africa (Cape Town)</text:p>
              </table:table-cell>
              <table:table-cell table:style-name="OrgTblCell">
                <text:p text:style-name="OrgTableContentsLeft">Required</text:p>
              </table:table-cell>
              <table:table-cell table:style-name="OrgTblCell">
                <text:p text:style-name="OrgTableContentsLeft">Not available</text:p>
              </table:table-cell>
            </table:table-row>
            <table:table-row>
              <table:table-cell table:style-name="OrgTblCell">
                <text:p text:style-name="OrgTableContentsLeft">ap-east-1</text:p>
              </table:table-cell>
              <table:table-cell table:style-name="OrgTblCell">
                <text:p text:style-name="OrgTableContentsLeft">Asia Pacific (Hong Kong)</text:p>
              </table:table-cell>
              <table:table-cell table:style-name="OrgTblCell">
                <text:p text:style-name="OrgTableContentsLeft">Required</text:p>
              </table:table-cell>
              <table:table-cell table:style-name="OrgTblCell">
                <text:p text:style-name="OrgTableContentsLeft">Not available</text:p>
              </table:table-cell>
            </table:table-row>
            <table:table-row>
              <table:table-cell table:style-name="OrgTblCell">
                <text:p text:style-name="OrgTableContentsLeft">ap-south-1</text:p>
              </table:table-cell>
              <table:table-cell table:style-name="OrgTblCell">
                <text:p text:style-name="OrgTableContentsLeft">Asia Pacific (Mumbai)</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ap-northeast-3</text:p>
              </table:table-cell>
              <table:table-cell table:style-name="OrgTblCell">
                <text:p text:style-name="OrgTableContentsLeft">Asia Pacific (Osaka-Local)</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ap-northeast-2</text:p>
              </table:table-cell>
              <table:table-cell table:style-name="OrgTblCell">
                <text:p text:style-name="OrgTableContentsLeft">Asia Pacific (Seoul)</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ap-southeast-1</text:p>
              </table:table-cell>
              <table:table-cell table:style-name="OrgTblCell">
                <text:p text:style-name="OrgTableContentsLeft">Asia Pacific (Singapore)</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ap-southeast-2</text:p>
              </table:table-cell>
              <table:table-cell table:style-name="OrgTblCell">
                <text:p text:style-name="OrgTableContentsLeft">Asia Pacific (Sydney)</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ap-northeast-1</text:p>
              </table:table-cell>
              <table:table-cell table:style-name="OrgTblCell">
                <text:p text:style-name="OrgTableContentsLeft">Asia Pacific (Tokyo)</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ca-central-1</text:p>
              </table:table-cell>
              <table:table-cell table:style-name="OrgTblCell">
                <text:p text:style-name="OrgTableContentsLeft">Canada (Central)</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eu-central-1</text:p>
              </table:table-cell>
              <table:table-cell table:style-name="OrgTblCell">
                <text:p text:style-name="OrgTableContentsLeft">Europe (Frankfurt)</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eu-west-1</text:p>
              </table:table-cell>
              <table:table-cell table:style-name="OrgTblCell">
                <text:p text:style-name="OrgTableContentsLeft">Europe (Ireland)</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eu-west-2</text:p>
              </table:table-cell>
              <table:table-cell table:style-name="OrgTblCell">
                <text:p text:style-name="OrgTableContentsLeft">Europe (London)</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eu-south-1</text:p>
              </table:table-cell>
              <table:table-cell table:style-name="OrgTblCell">
                <text:p text:style-name="OrgTableContentsLeft">Europe (Milan)</text:p>
              </table:table-cell>
              <table:table-cell table:style-name="OrgTblCell">
                <text:p text:style-name="OrgTableContentsLeft">Required</text:p>
              </table:table-cell>
              <table:table-cell table:style-name="OrgTblCell">
                <text:p text:style-name="OrgTableContentsLeft">Not available</text:p>
              </table:table-cell>
            </table:table-row>
            <table:table-row>
              <table:table-cell table:style-name="OrgTblCell">
                <text:p text:style-name="OrgTableContentsLeft">eu-west-3</text:p>
              </table:table-cell>
              <table:table-cell table:style-name="OrgTblCell">
                <text:p text:style-name="OrgTableContentsLeft">Europe (Paris)</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eu-north-1</text:p>
              </table:table-cell>
              <table:table-cell table:style-name="OrgTblCell">
                <text:p text:style-name="OrgTableContentsLeft">Europe (Stockholm)</text:p>
              </table:table-cell>
              <table:table-cell table:style-name="OrgTblCell">
                <text:p text:style-name="OrgTableContentsLeft">Not required</text:p>
              </table:table-cell>
              <table:table-cell table:style-name="OrgTblCell">
                <text:p text:style-name="OrgTableContentsLeft">Not available</text:p>
              </table:table-cell>
            </table:table-row>
            <table:table-row>
              <table:table-cell table:style-name="OrgTblCell">
                <text:p text:style-name="OrgTableContentsLeft">me-south-1</text:p>
              </table:table-cell>
              <table:table-cell table:style-name="OrgTblCell">
                <text:p text:style-name="OrgTableContentsLeft">Middle East (Bahrain)</text:p>
              </table:table-cell>
              <table:table-cell table:style-name="OrgTblCell">
                <text:p text:style-name="OrgTableContentsLeft">Required</text:p>
              </table:table-cell>
              <table:table-cell table:style-name="OrgTblCell">
                <text:p text:style-name="OrgTableContentsLeft">Not available</text:p>
              </table:table-cell>
            </table:table-row>
            <table:table-row>
              <table:table-cell table:style-name="OrgTblCellB">
                <text:p text:style-name="OrgTableContentsLeft">sa-east-1</text:p>
              </table:table-cell>
              <table:table-cell table:style-name="OrgTblCellB">
                <text:p text:style-name="OrgTableContentsLeft">South America (São Paulo)</text:p>
              </table:table-cell>
              <table:table-cell table:style-name="OrgTblCellB">
                <text:p text:style-name="OrgTableContentsLeft">Not required</text:p>
              </table:table-cell>
              <table:table-cell table:style-name="OrgTblCellB">
                <text:p text:style-name="OrgTableContentsLeft">Not available</text:p>
              </table:table-cell>
            </table:table-row>
          </table:table-rows>
        </table:table>
      </text:section>
      <text:h text:style-name="Heading_20_3" text:outline-level="3" text:is-list-header="false">
<text:bookmark-start text:name="OrgXref.orgd448784"/>
<text:bookmark text:name="orgd448784"/>Availability Zones
<text:bookmark-end text:name="OrgXref.orgd448784"/></text:h>
      <text:list text:style-name="OrgBulletedList" text:continue-numbering="false">
        <text:list-item>
          <text:p text:style-name="Text_20_body">Each Region has multiple, isolated locations known as Availability Zones.
</text:p>
        </text:list-item>
        <text:list-item>
          <text:p text:style-name="Text_20_body">When you launch an instance, you can select an Availability Zone or let us choose one for you.
</text:p>
        </text:list-item>
        <text:list-item>
          <text:p text:style-name="Text_20_body">If you distribute your instances across multiple Availability Zones and one instance fails, you can design your application so that an instance in another Availability Zone can handle requests.
</text:p>
        </text:list-item>
      </text:list>
      <text:h text:style-name="Heading_20_2" text:outline-level="2" text:is-list-header="false">
<text:bookmark-start text:name="OrgXref.orgf6aaf6d"/>
<text:bookmark text:name="orgf6aaf6d"/><text:span text:style-name="OrgTodo">WIP</text:span> AWS Services<text:tab/><text:span text:style-name="OrgTags">[<text:span text:style-name="OrgTag">TOPIC</text:span>]</text:span>
<text:bookmark-end text:name="OrgXref.orgf6aaf6d"/></text:h>
      <text:h text:style-name="Heading_20_3" text:outline-level="3" text:is-list-header="false">
<text:bookmark-start text:name="OrgXref.orgf1bdf1b"/>
<text:bookmark text:name="orgf1bdf1b"/>EC2 (Amazon Elastic Compute Cloud)<text:tab/><text:span text:style-name="OrgTags">[<text:span text:style-name="OrgTag">AWS</text:span>]</text:span>
<text:bookmark-end text:name="OrgXref.orgf1bdf1b"/></text:h>
      <text:h text:style-name="Heading_20_4" text:outline-level="4" text:is-list-header="false">
<text:bookmark-start text:name="OrgXref.orgc3b3075"/>
<text:bookmark text:name="orgc3b3075"/>AMI<text:tab/><text:span text:style-name="OrgTags">[<text:span text:style-name="OrgTag">AWS</text:span>]</text:span>
<text:bookmark-end text:name="OrgXref.orgc3b3075"/></text:h>
      <text:h text:style-name="Heading_20_3" text:outline-level="3" text:is-list-header="false">
<text:bookmark-start text:name="OrgXref.orgd762b8a"/>
<text:bookmark text:name="orgd762b8a"/>ELB CLB ALB<text:tab/><text:span text:style-name="OrgTags">[<text:span text:style-name="OrgTag">AWS</text:span>]</text:span>
<text:bookmark-end text:name="OrgXref.orgd762b8a"/></text:h>
      <text:h text:style-name="Heading_20_3" text:outline-level="3" text:is-list-header="false">
<text:bookmark-start text:name="OrgXref.orgf6bf439"/>
<text:bookmark text:name="orgf6bf439"/>Route 53<text:tab/><text:span text:style-name="OrgTags">[<text:span text:style-name="OrgTag">AWS</text:span>]</text:span>
<text:bookmark-end text:name="OrgXref.orgf6bf439"/></text:h>
      <text:h text:style-name="Heading_20_3" text:outline-level="3" text:is-list-header="false">
<text:bookmark-start text:name="OrgXref.org3edab69"/>
<text:bookmark text:name="org3edab69"/>Beanstalk<text:tab/><text:span text:style-name="OrgTags">[<text:span text:style-name="OrgTag">AWS</text:span>]</text:span>
<text:bookmark-end text:name="OrgXref.org3edab69"/></text:h>
      <text:h text:style-name="Heading_20_3" text:outline-level="3" text:is-list-header="false">
<text:bookmark-start text:name="OrgXref.org3c2a63e"/>
<text:bookmark text:name="org3c2a63e"/>RDS<text:tab/><text:span text:style-name="OrgTags">[<text:span text:style-name="OrgTag">AWS</text:span>]</text:span>
<text:bookmark-end text:name="OrgXref.org3c2a63e"/></text:h>
      <text:h text:style-name="Heading_20_3" text:outline-level="3" text:is-list-header="false">
<text:bookmark-start text:name="OrgXref.org3127f42"/>
<text:bookmark text:name="org3127f42"/>API Gateway<text:tab/><text:span text:style-name="OrgTags">[<text:span text:style-name="OrgTag">AWS</text:span>]</text:span>
<text:bookmark-end text:name="OrgXref.org3127f42"/></text:h>
      <text:section text:style-name="OrgIndentedSection-Level-0" text:name="Section45">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docs.aws.amazon.com/apigateway/latest/developerguide/welcome.html">https://docs.aws.amazon.com/apigateway/latest/developerguide/welcome.html</text:a></text:p>
              </table:table-cell>
            </table:table-row>
          </table:table-rows>
        </table:table>
      </text:section>
      <text:list text:style-name="OrgBulletedList" text:continue-numbering="false">
        <text:list-item>
          <text:p text:style-name="Text_20_body">is an AWS service for creating, publishing, maintaining, monitoring, and securing REST, HTTP, and WebSocket APIs at any scale. API developers can create APIs that access AWS or other web services, as well as data stored in the AWS Cloud. As an API Gateway API developer, you can create APIs for use in your own client applications. Or you can make your APIs available to third-party app developers. For more information, see Who uses API Gateway?.
</text:p>
        </text:list-item>
        <text:list-item>
          <text:p text:style-name="Text_20_body">API Gateway creates RESTful APIs that:
</text:p>
          <text:list text:style-name="OrgBulletedList" text:continue-numbering="true">
            <text:list-item>
              <text:p text:style-name="Text_20_body">Are HTTP-based.
</text:p>
            </text:list-item>
            <text:list-item>
              <text:p text:style-name="Text_20_body">Enable stateless client-server communication.
</text:p>
            </text:list-item>
            <text:list-item>
              <text:p text:style-name="Text_20_body">Implement standard HTTP methods such as GET, POST, PUT, PATCH, and DELETE.
</text:p>
            </text:list-item>
          </text:list>
        </text:list-item>
        <text:list-item>
          <text:p text:style-name="Text_20_body">For more information about API Gateway REST APIs and HTTP APIs, see Choosing between HTTP APIs and REST APIs, Working with HTTP APIs, Use API Gateway to create REST APIs, and Creating a REST API in Amazon API Gateway.
</text:p>
        </text:list-item>
        <text:list-item>
          <text:p text:style-name="Text_20_body">API Gateway creates WebSocket APIs that:
</text:p>
          <text:list text:style-name="OrgBulletedList" text:continue-numbering="true">
            <text:list-item>
              <text:p text:style-name="Text_20_body">Adhere to the WebSocket protocol, which enables stateful, full-duplex communication between client and server.
</text:p>
            </text:list-item>
            <text:list-item>
              <text:p text:style-name="Text_20_body">Route incoming messages based on message content.
</text:p>
            </text:list-item>
          </text:list>
        </text:list-item>
        <text:list-item>
          <text:p text:style-name="Text_20_body">For more information about API Gateway WebSocket APIs, see Use API Gateway to create WebSocket APIs and About WebSocket APIs in API Gateway.
</text:p>
        </text:list-item>
      </text:list>
      <text:h text:style-name="Heading_20_3" text:outline-level="3" text:is-list-header="false">
<text:bookmark-start text:name="OrgXref.org0cb0ffd"/>
<text:bookmark text:name="org0cb0ffd"/>AWS Lambda<text:tab/><text:span text:style-name="OrgTags">[<text:span text:style-name="OrgTag">AWS</text:span>]</text:span>
<text:bookmark-end text:name="OrgXref.org0cb0ffd"/></text:h>
      <text:h text:style-name="Heading_20_3" text:outline-level="3" text:is-list-header="false">
<text:bookmark-start text:name="OrgXref.org99e17b2"/>
<text:bookmark text:name="org99e17b2"/>DynamoDB<text:tab/><text:span text:style-name="OrgTags">[<text:span text:style-name="OrgTag">AWS</text:span>]</text:span>
<text:bookmark-end text:name="OrgXref.org99e17b2"/></text:h>
      <text:h text:style-name="Heading_20_3" text:outline-level="3" text:is-list-header="false">
<text:bookmark-start text:name="OrgXref.orgd631efd"/>
<text:bookmark text:name="orgd631efd"/>Kinesis<text:tab/><text:span text:style-name="OrgTags">[<text:span text:style-name="OrgTag">AWS</text:span>]</text:span>
<text:bookmark-end text:name="OrgXref.orgd631efd"/></text:h>
      <text:h text:style-name="Heading_20_3" text:outline-level="3" text:is-list-header="false">
<text:bookmark-start text:name="OrgXref.orge5b9c75"/>
<text:bookmark text:name="orge5b9c75"/>EFS<text:tab/><text:span text:style-name="OrgTags">[<text:span text:style-name="OrgTag">AWS</text:span>]</text:span>
<text:bookmark-end text:name="OrgXref.orge5b9c75"/></text:h>
      <text:h text:style-name="Heading_20_3" text:outline-level="3" text:is-list-header="false">
<text:bookmark-start text:name="OrgXref.org9596d89"/>
<text:bookmark text:name="org9596d89"/>SNS<text:tab/><text:span text:style-name="OrgTags">[<text:span text:style-name="OrgTag">AWS</text:span>]</text:span>
<text:bookmark-end text:name="OrgXref.org9596d89"/></text:h>
      <text:h text:style-name="Heading_20_3" text:outline-level="3" text:is-list-header="false">
<text:bookmark-start text:name="OrgXref.org31e719a"/>
<text:bookmark text:name="org31e719a"/>S3<text:tab/><text:span text:style-name="OrgTags">[<text:span text:style-name="OrgTag">AWS</text:span>]</text:span>
<text:bookmark-end text:name="OrgXref.org31e719a"/></text:h>
      <text:h text:style-name="Heading_20_3" text:outline-level="3" text:is-list-header="false">
<text:bookmark-start text:name="OrgXref.org5282c99"/>
<text:bookmark text:name="org5282c99"/>EBS<text:tab/><text:span text:style-name="OrgTags">[<text:span text:style-name="OrgTag">AWS</text:span>]</text:span>
<text:bookmark-end text:name="OrgXref.org5282c99"/></text:h>
      <text:h text:style-name="Heading_20_3" text:outline-level="3" text:is-list-header="false">
<text:bookmark-start text:name="OrgXref.org02637fa"/>
<text:bookmark text:name="org02637fa"/>CloudWatch<text:tab/><text:span text:style-name="OrgTags">[<text:span text:style-name="OrgTag">AWS</text:span>]</text:span>
<text:bookmark-end text:name="OrgXref.org02637fa"/></text:h>
      <text:h text:style-name="Heading_20_3" text:outline-level="3" text:is-list-header="false">
<text:bookmark-start text:name="OrgXref.org7449dbf"/>
<text:bookmark text:name="org7449dbf"/>CloudFormation<text:tab/><text:span text:style-name="OrgTags">[<text:span text:style-name="OrgTag">AWS</text:span>]</text:span>
<text:bookmark-end text:name="OrgXref.org7449dbf"/></text:h>
      <text:h text:style-name="Heading_20_3" text:outline-level="3" text:is-list-header="false">
<text:bookmark-start text:name="OrgXref.org83e1f3c"/>
<text:bookmark text:name="org83e1f3c"/>CloudFront<text:tab/><text:span text:style-name="OrgTags">[<text:span text:style-name="OrgTag">AWS</text:span>]</text:span>
<text:bookmark-end text:name="OrgXref.org83e1f3c"/></text:h>
      <text:h text:style-name="Heading_20_3" text:outline-level="3" text:is-list-header="false">
<text:bookmark-start text:name="OrgXref.org3c11675"/>
<text:bookmark text:name="org3c11675"/>Secrets Manager<text:tab/><text:span text:style-name="OrgTags">[<text:span text:style-name="OrgTag">AWS</text:span>]</text:span>
<text:bookmark-end text:name="OrgXref.org3c11675"/></text:h>
      <text:h text:style-name="Heading_20_3" text:outline-level="3" text:is-list-header="false">
<text:bookmark-start text:name="OrgXref.org0df0e4a"/>
<text:bookmark text:name="org0df0e4a"/>VPC<text:tab/><text:span text:style-name="OrgTags">[<text:span text:style-name="OrgTag">AWS</text:span>]</text:span>
<text:bookmark-end text:name="OrgXref.org0df0e4a"/></text:h>
      <text:h text:style-name="Heading_20_3" text:outline-level="3" text:is-list-header="false">
<text:bookmark-start text:name="OrgXref.orga173d63"/>
<text:bookmark text:name="orga173d63"/>Wavelength<text:tab/><text:span text:style-name="OrgTags">[<text:span text:style-name="OrgTag">AWS</text:span>]</text:span>
<text:bookmark-end text:name="OrgXref.orga173d63"/></text:h>
      <text:list text:style-name="OrgBulletedList" text:continue-numbering="false">
        <text:list-item>
          <text:p text:style-name="Text_20_body">AWS Wavelength allows developers to build applications that deliver ultra-low latencies to mobile devices and end users. Wavelength deploys standard AWS compute and storage services to the edge of telecommunication carriers' 5G networks. Developers can extend an Amazon Virtual Private Cloud (VPC) to one or more Wavelength Zones, and then use AWS resources like Amazon Elastic Compute Cloud (EC2) instances to run applications that require ultra-low latency and a connection to AWS services in the Region.
</text:p>
        </text:list-item>
      </text:list>
      <text:h text:style-name="Heading_20_3" text:outline-level="3" text:is-list-header="false">
<text:bookmark-start text:name="OrgXref.orged7c4f6"/>
<text:bookmark text:name="orged7c4f6"/>Elasticsearch
<text:bookmark-end text:name="OrgXref.orged7c4f6"/></text:h>
      <text:h text:style-name="Heading_20_2" text:outline-level="2" text:is-list-header="false">
<text:bookmark-start text:name="OrgXref.orgd81f13f"/>
<text:bookmark text:name="orgd81f13f"/><text:span text:style-name="OrgTodo">TODO</text:span> AWS Tools and Frameworks
<text:bookmark-end text:name="OrgXref.orgd81f13f"/></text:h>
      <text:h text:style-name="Heading_20_3" text:outline-level="3" text:is-list-header="false">
<text:bookmark-start text:name="OrgXref.org83e9400"/>
<text:bookmark text:name="org83e9400"/><text:span text:style-name="OrgTodo">TODO</text:span> boto3<text:tab/><text:span text:style-name="OrgTags">[<text:span text:style-name="OrgTag">AWS</text:span>]</text:span>
<text:bookmark-end text:name="OrgXref.org83e9400"/></text:h>
      <text:h text:style-name="Heading_20_3" text:outline-level="3" text:is-list-header="false">
<text:bookmark-start text:name="OrgXref.org80cbf0b"/>
<text:bookmark text:name="org80cbf0b"/><text:span text:style-name="OrgTodo">TODO</text:span> aws-shell<text:tab/><text:span text:style-name="OrgTags">[<text:span text:style-name="OrgTag">AWS</text:span>]</text:span>
<text:bookmark-end text:name="OrgXref.org80cbf0b"/></text:h>
      <text:h text:style-name="Heading_20_3" text:outline-level="3" text:is-list-header="false">
<text:bookmark-start text:name="OrgXref.orgc1dbe3e"/>
<text:bookmark text:name="orgc1dbe3e"/><text:span text:style-name="OrgTodo">TODO</text:span> SAM<text:tab/><text:span text:style-name="OrgTags">[<text:span text:style-name="OrgTag">AWS</text:span>]</text:span>
<text:bookmark-end text:name="OrgXref.orgc1dbe3e"/></text:h>
      <text:h text:style-name="Heading_20_2" text:outline-level="2" text:is-list-header="false">
<text:bookmark-start text:name="OrgXref.org6f1c521"/>
<text:bookmark text:name="org6f1c521"/><text:span text:style-name="OrgTodo">TODO</text:span> GCP Services<text:tab/><text:span text:style-name="OrgTags">[<text:span text:style-name="OrgTag">TOPIC</text:span>]</text:span>
<text:bookmark-end text:name="OrgXref.org6f1c521"/></text:h>
      <text:h text:style-name="Heading_20_3" text:outline-level="3" text:is-list-header="false">
<text:bookmark-start text:name="OrgXref.org50f2c8b"/>
<text:bookmark text:name="org50f2c8b"/><text:span text:style-name="OrgTodo">TODO</text:span> BigQuery
<text:bookmark-end text:name="OrgXref.org50f2c8b"/></text:h>
      <text:h text:style-name="Heading_20_3" text:outline-level="3" text:is-list-header="false">
<text:bookmark-start text:name="OrgXref.orgea92fa9"/>
<text:bookmark text:name="orgea92fa9"/><text:span text:style-name="OrgTodo">TODO</text:span> PubSub
<text:bookmark-end text:name="OrgXref.orgea92fa9"/></text:h>
      <text:h text:style-name="Heading_20_3" text:outline-level="3" text:is-list-header="false">
<text:bookmark-start text:name="OrgXref.org9c0a6dd"/>
<text:bookmark text:name="org9c0a6dd"/><text:span text:style-name="OrgTodo">TODO</text:span> composer
<text:bookmark-end text:name="OrgXref.org9c0a6dd"/></text:h>
      <text:h text:style-name="Heading_20_3" text:outline-level="3" text:is-list-header="false">
<text:bookmark-start text:name="OrgXref.org2271771"/>
<text:bookmark text:name="org2271771"/><text:span text:style-name="OrgTodo">TODO</text:span> dataflow
<text:bookmark-end text:name="OrgXref.org2271771"/></text:h>
      <text:h text:style-name="Heading_20_3" text:outline-level="3" text:is-list-header="false">
<text:bookmark-start text:name="OrgXref.org561cbd7"/>
<text:bookmark text:name="org561cbd7"/><text:span text:style-name="OrgTodo">TODO</text:span> automl
<text:bookmark-end text:name="OrgXref.org561cbd7"/></text:h>
      <text:h text:style-name="Heading_20_3" text:outline-level="3" text:is-list-header="false">
<text:bookmark-start text:name="OrgXref.org40747ae"/>
<text:bookmark text:name="org40747ae"/><text:span text:style-name="OrgTodo">TODO</text:span> dataproc
<text:bookmark-end text:name="OrgXref.org40747ae"/></text:h>
      <text:h text:style-name="Heading_20_3" text:outline-level="3" text:is-list-header="false">
<text:bookmark-start text:name="OrgXref.org5498b00"/>
<text:bookmark text:name="org5498b00"/><text:span text:style-name="OrgTodo">TODO</text:span> secretmanager
<text:bookmark-end text:name="OrgXref.org5498b00"/></text:h>
      <text:h text:style-name="Heading_20_3" text:outline-level="3" text:is-list-header="false">
<text:bookmark-start text:name="OrgXref.org26e38dd"/>
<text:bookmark text:name="org26e38dd"/><text:span text:style-name="OrgTodo">TODO</text:span> iam
<text:bookmark-end text:name="OrgXref.org26e38dd"/></text:h>
      <text:h text:style-name="Heading_20_3" text:outline-level="3" text:is-list-header="false">
<text:bookmark-start text:name="OrgXref.orgd672bdd"/>
<text:bookmark text:name="orgd672bdd"/><text:span text:style-name="OrgTodo">WIP</text:span> aim:service accounts
<text:bookmark-end text:name="OrgXref.orgd672bdd"/></text:h>
      <text:section text:style-name="OrgIndentedSection-Level-0" text:name="Section46">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cloud.google.com/iam/docs/understanding-service-accounts">https://cloud.google.com/iam/docs/understanding-service-accounts</text:a></text:p>
              </table:table-cell>
            </table:table-row>
          </table:table-rows>
        </table:table>
      </text:section>
      <text:list text:style-name="OrgBulletedList" text:continue-numbering="false">
        <text:list-item>
          <text:p text:style-name="Text_20_body">A service account is a special type of Google account intended to represent a non-human user that needs to authenticate and be authorized to access data in Google APIs.
</text:p>
        </text:list-item>
        <text:list-item>
          <text:p text:style-name="Text_20_body">Typically, service accounts are used in scenarios such as:
</text:p>
          <text:list text:style-name="OrgBulletedList" text:continue-numbering="true">
            <text:list-item>
              <text:p text:style-name="Text_20_body">Running workloads on virtual machines (VMs).
</text:p>
            </text:list-item>
            <text:list-item>
              <text:p text:style-name="Text_20_body">Running workloads on on-premises workstations or data centers that call Google APIs.
</text:p>
            </text:list-item>
            <text:list-item>
              <text:p text:style-name="Text_20_body">Running workloads which are not tied to the lifecycle of a human user.
</text:p>
            </text:list-item>
          </text:list>
        </text:list-item>
        <text:list-item>
          <text:p text:style-name="Text_20_body">Your application assumes the identity of the service account to call Google APIs, so that the users aren't directly involved.
</text:p>
        </text:list-item>
      </text:list>
      <text:h text:style-name="Heading_20_3" text:outline-level="3" text:is-list-header="false">
<text:bookmark-start text:name="OrgXref.org01ae10a"/>
<text:bookmark text:name="org01ae10a"/><text:span text:style-name="OrgTodo">WIP</text:span> Firebase
<text:bookmark-end text:name="OrgXref.org01ae10a"/></text:h>
      <text:list text:style-name="OrgBulletedList" text:continue-numbering="false">
        <text:list-item>
          <text:p text:style-name="Text_20_body">is a platform developed by Google for creating mobile and web applications.
</text:p>
        </text:list-item>
        <text:list-item>
          <text:p text:style-name="Text_20_body">It was originally an independent company founded in 2011[1].
</text:p>
        </text:list-item>
        <text:list-item>
          <text:p text:style-name="Text_20_body">In 2014, Google acquired the platform[2] and it is now their flagship offering for app development.
</text:p>
        </text:list-item>
        <text:list-item>
          <text:p text:style-name="Text_20_body">Firebase is a toolset to “build, improve, and grow your app”, and the tools it gives you cover a large portion of the services that developers would normally have to build themselves, but don’t really want to build, because they’d rather be focusing on the app experience itself.
</text:p>
        </text:list-item>
        <text:list-item>
          <text:p text:style-name="Text_20_body">This includes things like analytics, authentication, databases, configuration, file storage, push messaging, and the list goes on.
</text:p>
        </text:list-item>
        <text:list-item>
          <text:p text:style-name="Text_20_body">The services are hosted in the cloud, and scale with little to no effort on the part of the developer.
</text:p>
        </text:list-item>
      </text:list>
      <text:h text:style-name="Heading_20_4" text:outline-level="4" text:is-list-header="false">
<text:bookmark-start text:name="OrgXref.org7196afa"/>
<text:bookmark text:name="org7196afa"/>What sort of apps is Firebase good for?
<text:bookmark-end text:name="OrgXref.org7196afa"/></text:h>
      <text:list text:style-name="OrgBulletedList" text:continue-numbering="false">
        <text:list-item>
          <text:p text:style-name="Text_20_body">There’s really no limit to the types of apps that can be helped by Firebase products. There are only limits to the platforms it can be used on. iOS and Android are the primary targets for the Firebase SDKs, and there’s increasing support for web, Flutter, Unity, and C++. You should also know there’s an Admin SDK available for a variety of languages, to be used with any backend components you might require.
</text:p>
        </text:list-item>
        <text:list-item>
          <text:p text:style-name="Text_20_body">On top of those SDKs, there’s a library called FirebaseUI (Android, iOS, web) that provides a bunch of helpful utilities to make development with Firebase even easier. And there are also projects such as AngularFire that wrap the web SDKs for use with Angular. These are open source. Firebase likes open source.
</text:p>
        </text:list-item>
      </text:list>
      <text:h text:style-name="Heading_20_2" text:outline-level="2" text:is-list-header="false">
<text:bookmark-start text:name="OrgXref.org4657bdf"/>
<text:bookmark text:name="org4657bdf"/><text:span text:style-name="OrgTodo">TODO</text:span> GCP CLI<text:tab/><text:span text:style-name="OrgTags">[<text:span text:style-name="OrgTag">TOPIC</text:span>]</text:span>
<text:bookmark-end text:name="OrgXref.org4657bdf"/></text:h>
      <text:list text:style-name="OrgBulletedList" text:continue-numbering="false">
        <text:list-item>
          <text:p text:style-name="Text_20_body">gcloud
</text:p>
        </text:list-item>
      </text:list>
      <text:h text:style-name="Heading_20_2" text:outline-level="2" text:is-list-header="false">
<text:bookmark-start text:name="OrgXref.org1d5e9f0"/>
<text:bookmark text:name="org1d5e9f0"/><text:span text:style-name="OrgTodo">TODO</text:span> FINOPS<text:tab/><text:span text:style-name="OrgTags">[<text:span text:style-name="OrgTag">TOPIC</text:span>]</text:span>
<text:bookmark-end text:name="OrgXref.org1d5e9f0"/></text:h>
      <text:h text:style-name="Heading_20_3" text:outline-level="3" text:is-list-header="false">
<text:bookmark-start text:name="OrgXref.org9f89e68"/>
<text:bookmark text:name="org9f89e68"/>GCP Cost Model
<text:bookmark-end text:name="OrgXref.org9f89e68"/></text:h>
      <text:h text:style-name="Heading_20_3" text:outline-level="3" text:is-list-header="false">
<text:bookmark-start text:name="OrgXref.orgac490d1"/>
<text:bookmark text:name="orgac490d1"/>AWS Cost Model
<text:bookmark-end text:name="OrgXref.orgac490d1"/></text:h>
      <text:h text:style-name="Heading_20_3" text:outline-level="3" text:is-list-header="false">
<text:bookmark-start text:name="OrgXref.org205e1e8"/>
<text:bookmark text:name="org205e1e8"/>data at rest cost
<text:bookmark-end text:name="OrgXref.org205e1e8"/></text:h>
      <text:h text:style-name="Heading_20_3" text:outline-level="3" text:is-list-header="false">
<text:bookmark-start text:name="OrgXref.org79cb9b5"/>
<text:bookmark text:name="org79cb9b5"/>transfer cost
<text:bookmark-end text:name="OrgXref.org79cb9b5"/></text:h>
      <text:h text:style-name="Heading_20_3" text:outline-level="3" text:is-list-header="false">
<text:bookmark-start text:name="OrgXref.orgac87831"/>
<text:bookmark text:name="orgac87831"/>CPU cost
<text:bookmark-end text:name="OrgXref.orgac87831"/></text:h>
      <text:h text:style-name="Heading_20_2" text:outline-level="2" text:is-list-header="false">
<text:bookmark-start text:name="OrgXref.org7819093"/>
<text:bookmark text:name="org7819093"/><text:span text:style-name="OrgTodo">WIP</text:span> Storage:
<text:bookmark-end text:name="OrgXref.org7819093"/></text:h>
      <text:h text:style-name="Heading_20_3" text:outline-level="3" text:is-list-header="false">
<text:bookmark-start text:name="OrgXref.org4f50806"/>
<text:bookmark text:name="org4f50806"/>AWS S3<text:tab/><text:span text:style-name="OrgTags">[<text:span text:style-name="OrgTag">AWS</text:span>]</text:span>
<text:bookmark-end text:name="OrgXref.org4f50806"/></text:h>
      <text:h text:style-name="Heading_20_3" text:outline-level="3" text:is-list-header="false">
<text:bookmark-start text:name="OrgXref.org7f4808d"/>
<text:bookmark text:name="org7f4808d"/>GCS bucket<text:tab/><text:span text:style-name="OrgTags">[<text:span text:style-name="OrgTag">GCP</text:span>]</text:span>
<text:bookmark-end text:name="OrgXref.org7f4808d"/></text:h>
      <text:h text:style-name="Heading_20_4" text:outline-level="4" text:is-list-header="false">
<text:bookmark-start text:name="OrgXref.org5fee6cc"/>
<text:bookmark text:name="org5fee6cc"/>api
<text:bookmark-end text:name="OrgXref.org5fee6cc"/></text:h>
      <text:h text:style-name="Heading_20_4" text:outline-level="4" text:is-list-header="false">
<text:bookmark-start text:name="OrgXref.org27c6419"/>
<text:bookmark text:name="org27c6419"/>what it is good for
<text:bookmark-end text:name="OrgXref.org27c6419"/></text:h>
      <text:h text:style-name="Heading_20_3" text:outline-level="3" text:is-list-header="false">
<text:bookmark-start text:name="OrgXref.orgbb3be84"/>
<text:bookmark text:name="orgbb3be84"/><text:span text:style-name="OrgTodo">WIP</text:span> MinIO Object Storage
<text:bookmark-end text:name="OrgXref.orgbb3be84"/></text:h>
      <text:section text:style-name="OrgIndentedSection-Level-0" text:name="Section47">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min.io/product/overview">https://min.io/product/overview</text:a></text:p>
              </table:table-cell>
            </table:table-row>
          </table:table-rows>
        </table:table>
      </text:section>
      <text:h text:style-name="Heading_20_1" text:outline-level="1" text:is-list-header="false">
<text:bookmark-start text:name="OrgXref.orge8fbc6f"/>
<text:bookmark text:name="orge8fbc6f"/><text:span text:style-name="OrgTodo">WIP</text:span> DEVOPS / SRE   <text:span text:style-name="OrgCode">[0/9]</text:span><text:tab/><text:span text:style-name="OrgTags">[<text:span text:style-name="OrgTag">DOMAIN</text:span>]</text:span>
<text:bookmark-end text:name="OrgXref.orge8fbc6f"/></text:h>
      <text:h text:style-name="Heading_20_2" text:outline-level="2" text:is-list-header="false">
<text:bookmark-start text:name="OrgXref.orgda68b1f"/>
<text:bookmark text:name="orgda68b1f"/><text:span text:style-name="OrgTodo">WIP</text:span> Culture
<text:bookmark-end text:name="OrgXref.orgda68b1f"/></text:h>
      <text:section text:style-name="OrgIndentedSection-Level-0" text:name="Section48">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blog.sonatype.com/principle-based-devops-frameworks-three-ways">https://blog.sonatype.com/principle-based-devops-frameworks-three-ways</text:a></text:p>
              </table:table-cell>
            </table:table-row>
          </table:table-rows>
        </table:table>
      </text:section>
      <text:h text:style-name="Heading_20_3" text:outline-level="3" text:is-list-header="false">
<text:bookmark-start text:name="OrgXref.org4c77ed6"/>
<text:bookmark text:name="org4c77ed6"/><text:span text:style-name="OrgTodo">TODO</text:span> The Three Ways
<text:bookmark-end text:name="OrgXref.org4c77ed6"/></text:h>
      <text:section text:style-name="OrgIndentedSection-Level-0" text:name="Section49">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blog.sonatype.com/principle-based-devops-frameworks-three-ways">https://blog.sonatype.com/principle-based-devops-frameworks-three-ways</text:a></text:p>
              </table:table-cell>
            </table:table-row>
          </table:table-rows>
        </table:table>
      </text:section>
      <text:p text:style-name="Text_20_body">The Phoenix Project/DevOps Handbook’s Three Ways
If you’ve read either The Phoenix Project or The DevOps Handbook, you’ve been introduced to The Three Ways framework for DevOps:
</text:p>
      <text:list text:style-name="OrgBulletedList" text:continue-numbering="false">
        <text:list-item>
          <text:p text:style-name="Text_20_body">The First Way: Principles of Flow
</text:p>
        </text:list-item>
        <text:list-item>
          <text:p text:style-name="Text_20_body">The Second Way: Principles of Feedback
</text:p>
        </text:list-item>
        <text:list-item>
          <text:p text:style-name="Text_20_body">The Third Way: Principles of Continuous Learning
</text:p>
        </text:list-item>
      </text:list>
      <text:h text:style-name="Heading_20_4" text:outline-level="4" text:is-list-header="false">
<text:bookmark-start text:name="OrgXref.org80e2654"/>
<text:bookmark text:name="org80e2654"/>The First Way: Principles of Flow
<text:bookmark-end text:name="OrgXref.org80e2654"/></text:h>
      <text:p text:style-name="Text_20_body">The First Way is mostly concerned with accelerating the “flow” of work throughout a process. Gene Kim also refers to the First Way as Systems Thinking in his article The Three Ways: Principles Underpinning DevOps. Whether you’re calling it Flow or Systems Thinking, the principles underpinning the First Way are working toward the same end: viewing the flow of work as one continuous system (unsiloed) that can be continually refined and optimized.
</text:p>
      <text:p text:style-name="Text_20_body">Some of the key principles of the First Way are:
</text:p>
      <text:list text:style-name="OrgBulletedList" text:continue-numbering="false">
        <text:list-item>
          <text:p text:style-name="Text_20_body"><text:span text:style-name="Bold">Making work “visible”.</text:span> Unlike manufacturing processes, which are easily observable on a plant floor, the flow of software through its development lifecycle is not easily seen. Using methods such as Kanban boards can surface the activities going on behind the scenes, by showing the left-to-right movement of a user story through the development phases.
</text:p>
        </text:list-item>
        <text:list-item>
          <text:p text:style-name="Text_20_body"><text:span text:style-name="Bold">Limiting work-in-progress (WIP).</text:span> Keeping work-in-progress to a minimum has also been shown to accelerate work flow, because it minimizes multi-tasking and context-switching.
</text:p>
        </text:list-item>
        <text:list-item>
          <text:p text:style-name="Text_20_body"><text:span text:style-name="Bold">Reducing batch sizes</text:span>. “Chunking” work into smaller pieces like a two-week sprint can also help deliver features (albeit smaller ones) and bug fixes to the customer faster. Issues are often caught earlier when those updates and additions are released sooner.
</text:p>
        </text:list-item>
        <text:list-item>
          <text:p text:style-name="Text_20_body"><text:span text:style-name="Bold">Reducing hand-offs between teams.</text:span> The risk of “dropping the baton” increases as the hand-offs do. Although hand-offs can’t be completely minimized, the key is to keep the teams in tight communication with one another so that the hand-off itself is almost a non-event rather than a large ordeal with the potential for communication missteps along the way.
</text:p>
        </text:list-item>
        <text:list-item>
          <text:p text:style-name="Text_20_body"><text:span text:style-name="Bold">Identifying and removing constraints and waste.</text:span> Constraints might be bottlenecks in the process, such as environments, test setup, and overly tight architecture, while waste includes things like manual work, heroics, and context-switching.
</text:p>
        </text:list-item>
      </text:list>
      <text:h text:style-name="Heading_20_4" text:outline-level="4" text:is-list-header="false">
<text:bookmark-start text:name="OrgXref.orgc8462a3"/>
<text:bookmark text:name="orgc8462a3"/>The Second Way: Principles of Feedback
<text:bookmark-end text:name="OrgXref.orgc8462a3"/></text:h>
      <text:p text:style-name="Text_20_body">The Second Way works to enable fast and constant feedback cycles throughout all stages of a development cycle.
</text:p>
      <text:p text:style-name="Text_20_body">Some of the key principles of the Second Way are:
</text:p>
      <text:list text:style-name="OrgBulletedList" text:continue-numbering="false">
        <text:list-item>
          <text:p text:style-name="Text_20_body"><text:span text:style-name="Bold">Swarming and solving problems to build new knowledge.</text:span> This principle fits into the “fail fast” mentality, so that teams can find issues with an implementation as soon as possible and address them early and often as iterations continue.
</text:p>
        </text:list-item>
        <text:list-item>
          <text:p text:style-name="Text_20_body"><text:span text:style-name="Bold">Pushing quality closer to source.</text:span> This principle is at the core of the DevSecOps movement, which is concerned with addressing security concerns during the development cycle, instead of at the end, when rework to remediate is more difficult and costly.
</text:p>
        </text:list-item>
        <text:list-item>
          <text:p text:style-name="Text_20_body"><text:span text:style-name="Bold">Optimizing for downstream work centers.</text:span>  This principle works against the “throw it over the wall” mentality, by underscoring that development should be just as invested in their application being deployable, working with operations to bridge that gap (and vice versa).
</text:p>
        </text:list-item>
      </text:list>
      <text:h text:style-name="Heading_20_4" text:outline-level="4" text:is-list-header="false">
<text:bookmark-start text:name="OrgXref.org7808302"/>
<text:bookmark text:name="org7808302"/>The Third Way: Principles of Continuous Learning
<text:bookmark-end text:name="OrgXref.org7808302"/></text:h>
      <text:p text:style-name="Text_20_body">The Third Way seeks to create a culture of continual learning and experimentation within the development organization.
</text:p>
      <text:p text:style-name="Text_20_body">Some of the key principles of the Third Way are:
</text:p>
      <text:list text:style-name="OrgBulletedList" text:continue-numbering="false">
        <text:list-item>
          <text:p text:style-name="Text_20_body"><text:span text:style-name="Bold">Enabling organizational learning and a safety culture.</text:span> Leaders must help “set the tone” for the organization, making it okay to learn, make mistakes, and try again.
</text:p>
        </text:list-item>
        <text:list-item>
          <text:p text:style-name="Text_20_body"><text:span text:style-name="Bold">Institutionalizing the improvement of daily work.</text:span> Improving what you do and how you accomplish it should be part of everyone’s daily thinking and call to action.
</text:p>
        </text:list-item>
        <text:list-item>
          <text:p text:style-name="Text_20_body"><text:span text:style-name="Bold">Transforming local discoveries to global improvements.</text:span> Surfacing and sharing improvements at all levels will help enable a “bubble up” culture of continuous improvement.
</text:p>
        </text:list-item>
        <text:list-item>
          <text:p text:style-name="Text_20_body"><text:span text:style-name="Bold">Injecting resilience patterns into daily work.</text:span> Some examples might include rehearsing failures, and working toward improving key metrics for deployment.
</text:p>
        </text:list-item>
        <text:list-item>
          <text:p text:style-name="Text_20_body"><text:span text:style-name="Bold">Leaders enforcing a learning culture.</text:span> Organization-wide learning is unlikely to take hold and become pervasive unless it is sanctioned and exemplified by its leaders. So being intentional about communicating the value of learning and problem-solving is crucial to building that culture.
</text:p>
        </text:list-item>
      </text:list>
      <text:h text:style-name="Heading_20_3" text:outline-level="3" text:is-list-header="false">
<text:bookmark-start text:name="OrgXref.org1ee2938"/>
<text:bookmark text:name="org1ee2938"/>ACCELERATE
<text:bookmark-end text:name="OrgXref.org1ee2938"/></text:h>
      <text:h text:style-name="Heading_20_3" text:outline-level="3" text:is-list-header="false">
<text:bookmark-start text:name="OrgXref.org73dbd3e"/>
<text:bookmark text:name="org73dbd3e"/>CALMS (Culture, Automation, Lean, Measurement, Sharing)
<text:bookmark-end text:name="OrgXref.org73dbd3e"/></text:h>
      <text:section text:style-name="OrgIndentedSection-Level-0" text:name="Section50">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blog.sonatype.com/principle-based-devops-frameworks-calms">https://blog.sonatype.com/principle-based-devops-frameworks-calms</text:a></text:p>
              </table:table-cell>
            </table:table-row>
          </table:table-rows>
        </table:table>
      </text:section>
      <text:list text:style-name="OrgBulletedList" text:continue-numbering="false">
        <text:list-item>
          <text:p text:style-name="Text_20_body">Created by Jez Humble, co-author of The DevOps Handbook and Accelerate, the CALMS framework is used as a means of assessing whether an organization is ready to adopt DevOps processes, or how an organization is progressing in their DevOps transformation. It is based on the following five pillars:
</text:p>
        </text:list-item>
        <text:list-item>
          <text:p text:style-name="Text_20_body"><text:span text:style-name="Bold">Culture.</text:span> Before silos can be torn down, there needs to be a culture of shared responsibility, or at least a group of people devoted to establishing that culture in a grassroots type of way, with management approval and support.
</text:p>
        </text:list-item>
        <text:list-item>
          <text:p text:style-name="Text_20_body"><text:span text:style-name="Bold">Automation.</text:span> Similar to the technical practices centered around continuous delivery mentioned above, teams undertaking a DevOps transformation should be devoted to automating as many manual tasks as possible, especially with respect to continuous integration and test automation.
</text:p>
        </text:list-item>
        <text:list-item>
          <text:p text:style-name="Text_20_body"><text:span text:style-name="Bold">Lean.</text:span> Development teams are making use of lean principles to eliminate waste and optimize the value stream, such as minimizing WIP, making work visible, and reducing hand-off complexity and wait times.
</text:p>
        </text:list-item>
        <text:list-item>
          <text:p text:style-name="Text_20_body"><text:span text:style-name="Bold">Measurement.</text:span> The organization is devoted to collecting data on their processes, deployments, etc., in order to understand their current capabilities and where improvements could be achieved.
</text:p>
        </text:list-item>
        <text:list-item>
          <text:p text:style-name="Text_20_body"><text:span text:style-name="Bold">Sharing.</text:span> A culture of openness and sharing within and between teams (and enabled with the proper tools) keeps everyone working toward the same goals and eases friction with hand-offs when issues arise.
</text:p>
        </text:list-item>
      </text:list>
      <text:h text:style-name="Heading_20_2" text:outline-level="2" text:is-list-header="false">
<text:bookmark-start text:name="OrgXref.orgf6823e5"/>
<text:bookmark text:name="orgf6823e5"/><text:span text:style-name="OrgTodo">WIP</text:span> TCP/IP
<text:bookmark-end text:name="OrgXref.orgf6823e5"/></text:h>
      <text:h text:style-name="Heading_20_3" text:outline-level="3" text:is-list-header="false">
<text:bookmark-start text:name="OrgXref.orge990bc9"/>
<text:bookmark text:name="orge990bc9"/>IPv4 address / netmask / CIDR
<text:bookmark-end text:name="OrgXref.orge990bc9"/></text:h>
      <text:h text:style-name="Heading_20_4" text:outline-level="4" text:is-list-header="false">
<text:bookmark-start text:name="OrgXref.org04ff6a5"/>
<text:bookmark text:name="org04ff6a5"/>Special IPv4 Ranges
<text:bookmark-end text:name="OrgXref.org04ff6a5"/></text:h>
      <text:section text:style-name="OrgIndentedSection-Level-0" text:name="Section51">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IPv4#Special-use_addresses">https://en.wikipedia.org/wiki/IPv4#Special-use_addresses</text:a></text:p>
              </table:table-cell>
            </table:table-row>
          </table:table-rows>
        </table:table>
      </text:section>
      <text:section text:style-name="OrgIndentedSection-Level-0" text:name="Section52">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Address block</text:p>
              </table:table-cell>
              <table:table-cell table:style-name="OrgTblCellTB">
                <text:p text:style-name="OrgTableHeadingLeft">Address range</text:p>
              </table:table-cell>
              <table:table-cell table:style-name="OrgTblCellTB">
                <text:p text:style-name="OrgTableHeadingRight">Number of addresses</text:p>
              </table:table-cell>
              <table:table-cell table:style-name="OrgTblCellTB">
                <text:p text:style-name="OrgTableHeadingLeft">Scope</text:p>
              </table:table-cell>
              <table:table-cell table:style-name="OrgTblCellTB">
                <text:p text:style-name="OrgTableHeadingLeft">Description</text:p>
              </table:table-cell>
            </table:table-row>
          </table:table-header-rows>
          <table:table-rows>
            <table:table-row>
              <table:table-cell table:style-name="OrgTblCellT">
                <text:p text:style-name="OrgTableContentsLeft">0.0.0.0/8</text:p>
              </table:table-cell>
              <table:table-cell table:style-name="OrgTblCellT">
                <text:p text:style-name="OrgTableContentsLeft">0.0.0.0–0.255.255.255</text:p>
              </table:table-cell>
              <table:table-cell table:style-name="OrgTblCellT">
                <text:p text:style-name="OrgTableContentsRight">16 777 216</text:p>
              </table:table-cell>
              <table:table-cell table:style-name="OrgTblCellT">
                <text:p text:style-name="OrgTableContentsLeft">Software</text:p>
              </table:table-cell>
              <table:table-cell table:style-name="OrgTblCellT">
                <text:p text:style-name="OrgTableContentsLeft">Current network[3] (only valid as source address).</text:p>
              </table:table-cell>
            </table:table-row>
            <table:table-row>
              <table:table-cell table:style-name="OrgTblCell">
                <text:p text:style-name="OrgTableContentsLeft">10.0.0.0/8</text:p>
              </table:table-cell>
              <table:table-cell table:style-name="OrgTblCell">
                <text:p text:style-name="OrgTableContentsLeft">10.0.0.0–10.255.255.255</text:p>
              </table:table-cell>
              <table:table-cell table:style-name="OrgTblCell">
                <text:p text:style-name="OrgTableContentsRight">16 777 216</text:p>
              </table:table-cell>
              <table:table-cell table:style-name="OrgTblCell">
                <text:p text:style-name="OrgTableContentsLeft">Private network</text:p>
              </table:table-cell>
              <table:table-cell table:style-name="OrgTblCell">
                <text:p text:style-name="OrgTableContentsLeft">Used for local communications within a private network.[4]</text:p>
              </table:table-cell>
            </table:table-row>
            <table:table-row>
              <table:table-cell table:style-name="OrgTblCell">
                <text:p text:style-name="OrgTableContentsLeft">100.64.0.0/10</text:p>
              </table:table-cell>
              <table:table-cell table:style-name="OrgTblCell">
                <text:p text:style-name="OrgTableContentsLeft">100.64.0.0–100.127.255.255</text:p>
              </table:table-cell>
              <table:table-cell table:style-name="OrgTblCell">
                <text:p text:style-name="OrgTableContentsRight">4 194 304</text:p>
              </table:table-cell>
              <table:table-cell table:style-name="OrgTblCell">
                <text:p text:style-name="OrgTableContentsLeft">Private network</text:p>
              </table:table-cell>
              <table:table-cell table:style-name="OrgTblCell">
                <text:p text:style-name="OrgTableContentsLeft">Shared address space[5] for communications between a service provider and its subscribers when using a carrier-grade NAT.</text:p>
              </table:table-cell>
            </table:table-row>
            <table:table-row>
              <table:table-cell table:style-name="OrgTblCell">
                <text:p text:style-name="OrgTableContentsLeft">127.0.0.0/8</text:p>
              </table:table-cell>
              <table:table-cell table:style-name="OrgTblCell">
                <text:p text:style-name="OrgTableContentsLeft">127.0.0.0–127.255.255.255</text:p>
              </table:table-cell>
              <table:table-cell table:style-name="OrgTblCell">
                <text:p text:style-name="OrgTableContentsRight">16 777 216</text:p>
              </table:table-cell>
              <table:table-cell table:style-name="OrgTblCell">
                <text:p text:style-name="OrgTableContentsLeft">Host</text:p>
              </table:table-cell>
              <table:table-cell table:style-name="OrgTblCell">
                <text:p text:style-name="OrgTableContentsLeft">Used for loopback addresses to the local host.[3]</text:p>
              </table:table-cell>
            </table:table-row>
            <table:table-row>
              <table:table-cell table:style-name="OrgTblCell">
                <text:p text:style-name="OrgTableContentsLeft">169.254.0.0/16</text:p>
              </table:table-cell>
              <table:table-cell table:style-name="OrgTblCell">
                <text:p text:style-name="OrgTableContentsLeft">169.254.0.0–169.254.255.255</text:p>
              </table:table-cell>
              <table:table-cell table:style-name="OrgTblCell">
                <text:p text:style-name="OrgTableContentsRight">65 536</text:p>
              </table:table-cell>
              <table:table-cell table:style-name="OrgTblCell">
                <text:p text:style-name="OrgTableContentsLeft">Subnet</text:p>
              </table:table-cell>
              <table:table-cell table:style-name="OrgTblCell">
                <text:p text:style-name="OrgTableContentsLeft">Used for link-local addresses[6] between two hosts on a single link when no IP address is otherwise specified, such as would have normally been retrieved from a DHCP server.</text:p>
              </table:table-cell>
            </table:table-row>
            <table:table-row>
              <table:table-cell table:style-name="OrgTblCell">
                <text:p text:style-name="OrgTableContentsLeft">172.16.0.0/12</text:p>
              </table:table-cell>
              <table:table-cell table:style-name="OrgTblCell">
                <text:p text:style-name="OrgTableContentsLeft">172.16.0.0–172.31.255.255</text:p>
              </table:table-cell>
              <table:table-cell table:style-name="OrgTblCell">
                <text:p text:style-name="OrgTableContentsRight">1 048 576</text:p>
              </table:table-cell>
              <table:table-cell table:style-name="OrgTblCell">
                <text:p text:style-name="OrgTableContentsLeft">Private network</text:p>
              </table:table-cell>
              <table:table-cell table:style-name="OrgTblCell">
                <text:p text:style-name="OrgTableContentsLeft">Used for local communications within a private network.[4]</text:p>
              </table:table-cell>
            </table:table-row>
            <table:table-row>
              <table:table-cell table:style-name="OrgTblCell">
                <text:p text:style-name="OrgTableContentsLeft">192.0.0.0/24</text:p>
              </table:table-cell>
              <table:table-cell table:style-name="OrgTblCell">
                <text:p text:style-name="OrgTableContentsLeft">192.0.0.0–192.0.0.255</text:p>
              </table:table-cell>
              <table:table-cell table:style-name="OrgTblCell">
                <text:p text:style-name="OrgTableContentsRight">256</text:p>
              </table:table-cell>
              <table:table-cell table:style-name="OrgTblCell">
                <text:p text:style-name="OrgTableContentsLeft">Private network</text:p>
              </table:table-cell>
              <table:table-cell table:style-name="OrgTblCell">
                <text:p text:style-name="OrgTableContentsLeft">IETF Protocol Assignments.[3]</text:p>
              </table:table-cell>
            </table:table-row>
            <table:table-row>
              <table:table-cell table:style-name="OrgTblCell">
                <text:p text:style-name="OrgTableContentsLeft">192.0.2.0/24</text:p>
              </table:table-cell>
              <table:table-cell table:style-name="OrgTblCell">
                <text:p text:style-name="OrgTableContentsLeft">192.0.2.0–192.0.2.255</text:p>
              </table:table-cell>
              <table:table-cell table:style-name="OrgTblCell">
                <text:p text:style-name="OrgTableContentsRight">256</text:p>
              </table:table-cell>
              <table:table-cell table:style-name="OrgTblCell">
                <text:p text:style-name="OrgTableContentsLeft">Documentation</text:p>
              </table:table-cell>
              <table:table-cell table:style-name="OrgTblCell">
                <text:p text:style-name="OrgTableContentsLeft">Assigned as TEST-NET-1, documentation and examples.[7]</text:p>
              </table:table-cell>
            </table:table-row>
            <table:table-row>
              <table:table-cell table:style-name="OrgTblCell">
                <text:p text:style-name="OrgTableContentsLeft">192.88.99.0/24</text:p>
              </table:table-cell>
              <table:table-cell table:style-name="OrgTblCell">
                <text:p text:style-name="OrgTableContentsLeft">192.88.99.0–192.88.99.255</text:p>
              </table:table-cell>
              <table:table-cell table:style-name="OrgTblCell">
                <text:p text:style-name="OrgTableContentsRight">256</text:p>
              </table:table-cell>
              <table:table-cell table:style-name="OrgTblCell">
                <text:p text:style-name="OrgTableContentsLeft">Internet</text:p>
              </table:table-cell>
              <table:table-cell table:style-name="OrgTblCell">
                <text:p text:style-name="OrgTableContentsLeft">Reserved.[8] Formerly used for IPv6 to IPv4 relay[9] (included IPv6 address block 2002::/16).</text:p>
              </table:table-cell>
            </table:table-row>
            <table:table-row>
              <table:table-cell table:style-name="OrgTblCell">
                <text:p text:style-name="OrgTableContentsLeft">192.168.0.0/16</text:p>
              </table:table-cell>
              <table:table-cell table:style-name="OrgTblCell">
                <text:p text:style-name="OrgTableContentsLeft">192.168.0.0–192.168.255.255</text:p>
              </table:table-cell>
              <table:table-cell table:style-name="OrgTblCell">
                <text:p text:style-name="OrgTableContentsRight">65 536</text:p>
              </table:table-cell>
              <table:table-cell table:style-name="OrgTblCell">
                <text:p text:style-name="OrgTableContentsLeft">Private network</text:p>
              </table:table-cell>
              <table:table-cell table:style-name="OrgTblCell">
                <text:p text:style-name="OrgTableContentsLeft">Used for local communications within a private network.[4]</text:p>
              </table:table-cell>
            </table:table-row>
            <table:table-row>
              <table:table-cell table:style-name="OrgTblCell">
                <text:p text:style-name="OrgTableContentsLeft">198.18.0.0/15</text:p>
              </table:table-cell>
              <table:table-cell table:style-name="OrgTblCell">
                <text:p text:style-name="OrgTableContentsLeft">198.18.0.0–198.19.255.255</text:p>
              </table:table-cell>
              <table:table-cell table:style-name="OrgTblCell">
                <text:p text:style-name="OrgTableContentsRight">131 072</text:p>
              </table:table-cell>
              <table:table-cell table:style-name="OrgTblCell">
                <text:p text:style-name="OrgTableContentsLeft">Private network</text:p>
              </table:table-cell>
              <table:table-cell table:style-name="OrgTblCell">
                <text:p text:style-name="OrgTableContentsLeft">Used for benchmark testing of inter-network communications between two separate subnets.[10]</text:p>
              </table:table-cell>
            </table:table-row>
            <table:table-row>
              <table:table-cell table:style-name="OrgTblCell">
                <text:p text:style-name="OrgTableContentsLeft">198.51.100.0/24</text:p>
              </table:table-cell>
              <table:table-cell table:style-name="OrgTblCell">
                <text:p text:style-name="OrgTableContentsLeft">198.51.100.0–198.51.100.255</text:p>
              </table:table-cell>
              <table:table-cell table:style-name="OrgTblCell">
                <text:p text:style-name="OrgTableContentsRight">256</text:p>
              </table:table-cell>
              <table:table-cell table:style-name="OrgTblCell">
                <text:p text:style-name="OrgTableContentsLeft">Documentation</text:p>
              </table:table-cell>
              <table:table-cell table:style-name="OrgTblCell">
                <text:p text:style-name="OrgTableContentsLeft">Assigned as TEST-NET-2, documentation and examples.[7]</text:p>
              </table:table-cell>
            </table:table-row>
            <table:table-row>
              <table:table-cell table:style-name="OrgTblCell">
                <text:p text:style-name="OrgTableContentsLeft">203.0.113.0/24</text:p>
              </table:table-cell>
              <table:table-cell table:style-name="OrgTblCell">
                <text:p text:style-name="OrgTableContentsLeft">203.0.113.0–203.0.113.255</text:p>
              </table:table-cell>
              <table:table-cell table:style-name="OrgTblCell">
                <text:p text:style-name="OrgTableContentsRight">256</text:p>
              </table:table-cell>
              <table:table-cell table:style-name="OrgTblCell">
                <text:p text:style-name="OrgTableContentsLeft">Documentation</text:p>
              </table:table-cell>
              <table:table-cell table:style-name="OrgTblCell">
                <text:p text:style-name="OrgTableContentsLeft">Assigned as TEST-NET-3, documentation and examples.[7]</text:p>
              </table:table-cell>
            </table:table-row>
            <table:table-row>
              <table:table-cell table:style-name="OrgTblCell">
                <text:p text:style-name="OrgTableContentsLeft">224.0.0.0/4</text:p>
              </table:table-cell>
              <table:table-cell table:style-name="OrgTblCell">
                <text:p text:style-name="OrgTableContentsLeft">224.0.0.0–239.255.255.255</text:p>
              </table:table-cell>
              <table:table-cell table:style-name="OrgTblCell">
                <text:p text:style-name="OrgTableContentsRight">268 435 456</text:p>
              </table:table-cell>
              <table:table-cell table:style-name="OrgTblCell">
                <text:p text:style-name="OrgTableContentsLeft">Internet</text:p>
              </table:table-cell>
              <table:table-cell table:style-name="OrgTblCell">
                <text:p text:style-name="OrgTableContentsLeft">In use for IP multicast.[11] (Former Class D network).</text:p>
              </table:table-cell>
            </table:table-row>
            <table:table-row>
              <table:table-cell table:style-name="OrgTblCell">
                <text:p text:style-name="OrgTableContentsLeft">240.0.0.0/4</text:p>
              </table:table-cell>
              <table:table-cell table:style-name="OrgTblCell">
                <text:p text:style-name="OrgTableContentsLeft">240.0.0.0–255.255.255.254</text:p>
              </table:table-cell>
              <table:table-cell table:style-name="OrgTblCell">
                <text:p text:style-name="OrgTableContentsRight">268 435 455</text:p>
              </table:table-cell>
              <table:table-cell table:style-name="OrgTblCell">
                <text:p text:style-name="OrgTableContentsLeft">Internet</text:p>
              </table:table-cell>
              <table:table-cell table:style-name="OrgTblCell">
                <text:p text:style-name="OrgTableContentsLeft">Reserved for future use.[12] (Former Class E network).</text:p>
              </table:table-cell>
            </table:table-row>
            <table:table-row>
              <table:table-cell table:style-name="OrgTblCellB">
                <text:p text:style-name="OrgTableContentsLeft">255.255.255.255/32</text:p>
              </table:table-cell>
              <table:table-cell table:style-name="OrgTblCellB">
                <text:p text:style-name="OrgTableContentsLeft">255.255.255.255</text:p>
              </table:table-cell>
              <table:table-cell table:style-name="OrgTblCellB">
                <text:p text:style-name="OrgTableContentsRight">1</text:p>
              </table:table-cell>
              <table:table-cell table:style-name="OrgTblCellB">
                <text:p text:style-name="OrgTableContentsLeft">Subnet</text:p>
              </table:table-cell>
              <table:table-cell table:style-name="OrgTblCellB">
                <text:p text:style-name="OrgTableContentsLeft">Reserved for the "limited broadcast" destination address.[3][13]</text:p>
              </table:table-cell>
            </table:table-row>
          </table:table-rows>
        </table:table>
      </text:section>
      <text:h text:style-name="Heading_20_2" text:outline-level="2" text:is-list-header="false">
<text:bookmark-start text:name="OrgXref.org5702b29"/>
<text:bookmark text:name="org5702b29"/><text:span text:style-name="OrgTodo">TODO</text:span> Linux <text:span text:style-name="OrgCode">[0/36]</text:span>
<text:bookmark-end text:name="OrgXref.org5702b29"/></text:h>
      <text:h text:style-name="Heading_20_3" text:outline-level="3" text:is-list-header="false">
<text:bookmark-start text:name="OrgXref.org41becdc"/>
<text:bookmark text:name="org41becdc"/><text:span text:style-name="OrgTodo">TODO</text:span> cron
<text:bookmark-end text:name="OrgXref.org41becdc"/></text:h>
      <text:h text:style-name="Heading_20_3" text:outline-level="3" text:is-list-header="false">
<text:bookmark-start text:name="OrgXref.org4ceb1f3"/>
<text:bookmark text:name="org4ceb1f3"/><text:span text:style-name="OrgTodo">TODO</text:span> runlevel / init / inittab
<text:bookmark-end text:name="OrgXref.org4ceb1f3"/></text:h>
      <text:h text:style-name="Heading_20_3" text:outline-level="3" text:is-list-header="false">
<text:bookmark-start text:name="OrgXref.orgbdfb1c0"/>
<text:bookmark text:name="orgbdfb1c0"/><text:span text:style-name="OrgTodo">TODO</text:span> systemd
<text:bookmark-end text:name="OrgXref.orgbdfb1c0"/></text:h>
      <text:h text:style-name="Heading_20_3" text:outline-level="3" text:is-list-header="false">
<text:bookmark-start text:name="OrgXref.orgdc8c59c"/>
<text:bookmark text:name="orgdc8c59c"/><text:span text:style-name="OrgTodo">TODO</text:span> snap
<text:bookmark-end text:name="OrgXref.orgdc8c59c"/></text:h>
      <text:h text:style-name="Heading_20_3" text:outline-level="3" text:is-list-header="false">
<text:bookmark-start text:name="OrgXref.org64ca4b1"/>
<text:bookmark text:name="org64ca4b1"/><text:span text:style-name="OrgTodo">TODO</text:span> apt
<text:bookmark-end text:name="OrgXref.org64ca4b1"/></text:h>
      <text:h text:style-name="Heading_20_3" text:outline-level="3" text:is-list-header="false">
<text:bookmark-start text:name="OrgXref.org2436c31"/>
<text:bookmark text:name="org2436c31"/><text:span text:style-name="OrgTodo">TODO</text:span> ssh
<text:bookmark-end text:name="OrgXref.org2436c31"/></text:h>
      <text:h text:style-name="Heading_20_4" text:outline-level="4" text:is-list-header="false">
<text:bookmark-start text:name="OrgXref.org1c017fb"/>
<text:bookmark text:name="org1c017fb"/><text:span text:style-name="OrgTodo">TODO</text:span> how to create trust between computers
<text:bookmark-end text:name="OrgXref.org1c017fb"/></text:h>
      <text:h text:style-name="Heading_20_3" text:outline-level="3" text:is-list-header="false">
<text:bookmark-start text:name="OrgXref.org66eb943"/>
<text:bookmark text:name="org66eb943"/><text:span text:style-name="OrgTodo">TODO</text:span> tarpit
<text:bookmark-end text:name="OrgXref.org66eb943"/></text:h>
      <text:h text:style-name="Heading_20_3" text:outline-level="3" text:is-list-header="false">
<text:bookmark-start text:name="OrgXref.org1502c0f"/>
<text:bookmark text:name="org1502c0f"/><text:span text:style-name="OrgTodo">TODO</text:span> awk
<text:bookmark-end text:name="OrgXref.org1502c0f"/></text:h>
      <text:section text:style-name="OrgIndentedSection-Level-0" text:name="Section53">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ww.digitalocean.com/community/tutorials/how-to-use-the-awk-language-to-manipulate-text-in-linux">https://www.digitalocean.com/community/tutorials/how-to-use-the-awk-language-to-manipulate-text-in-linux</text:a></text:p>
              </table:table-cell>
            </table:table-row>
          </table:table-rows>
        </table:table>
      </text:section>
      <text:h text:style-name="Heading_20_3" text:outline-level="3" text:is-list-header="false">
<text:bookmark-start text:name="OrgXref.org206d3c3"/>
<text:bookmark text:name="org206d3c3"/><text:span text:style-name="OrgTodo">TODO</text:span> sed
<text:bookmark-end text:name="OrgXref.org206d3c3"/></text:h>
      <text:h text:style-name="Heading_20_3" text:outline-level="3" text:is-list-header="false">
<text:bookmark-start text:name="OrgXref.org8a5dc9f"/>
<text:bookmark text:name="org8a5dc9f"/><text:span text:style-name="OrgTodo">TODO</text:span> grep
<text:bookmark-end text:name="OrgXref.org8a5dc9f"/></text:h>
      <text:h text:style-name="Heading_20_3" text:outline-level="3" text:is-list-header="false">
<text:bookmark-start text:name="OrgXref.org2f0ad20"/>
<text:bookmark text:name="org2f0ad20"/><text:span text:style-name="OrgTodo">TODO</text:span> tail
<text:bookmark-end text:name="OrgXref.org2f0ad20"/></text:h>
      <text:h text:style-name="Heading_20_3" text:outline-level="3" text:is-list-header="false">
<text:bookmark-start text:name="OrgXref.org7d281e0"/>
<text:bookmark text:name="org7d281e0"/><text:span text:style-name="OrgTodo">TODO</text:span> head
<text:bookmark-end text:name="OrgXref.org7d281e0"/></text:h>
      <text:h text:style-name="Heading_20_3" text:outline-level="3" text:is-list-header="false">
<text:bookmark-start text:name="OrgXref.orgedb166b"/>
<text:bookmark text:name="orgedb166b"/><text:span text:style-name="OrgTodo">TODO</text:span> rsync
<text:bookmark-end text:name="OrgXref.orgedb166b"/></text:h>
      <text:h text:style-name="Heading_20_3" text:outline-level="3" text:is-list-header="false">
<text:bookmark-start text:name="OrgXref.orgb1ac65c"/>
<text:bookmark text:name="orgb1ac65c"/><text:span text:style-name="OrgTodo">TODO</text:span> mount
<text:bookmark-end text:name="OrgXref.orgb1ac65c"/></text:h>
      <text:h text:style-name="Heading_20_3" text:outline-level="3" text:is-list-header="false">
<text:bookmark-start text:name="OrgXref.orgad63614"/>
<text:bookmark text:name="orgad63614"/><text:span text:style-name="OrgTodo">TODO</text:span> ls / ps / htop
<text:bookmark-end text:name="OrgXref.orgad63614"/></text:h>
      <text:h text:style-name="Heading_20_3" text:outline-level="3" text:is-list-header="false">
<text:bookmark-start text:name="OrgXref.org9a9c409"/>
<text:bookmark text:name="org9a9c409"/><text:span text:style-name="OrgTodo">TODO</text:span> bash<text:tab/><text:span text:style-name="OrgTags">[<text:span text:style-name="OrgTag">TOPIC</text:span>]</text:span>
<text:bookmark-end text:name="OrgXref.org9a9c409"/></text:h>
      <text:h text:style-name="Heading_20_4" text:outline-level="4" text:is-list-header="false">
<text:bookmark-start text:name="OrgXref.orge8f342a"/>
<text:bookmark text:name="orge8f342a"/>here doc?<text:tab/><text:span text:style-name="OrgTags">[<text:span text:style-name="OrgTag">QUESTION</text:span>]</text:span>
<text:bookmark-end text:name="OrgXref.orge8f342a"/></text:h>
      <text:h text:style-name="Heading_20_4" text:outline-level="4" text:is-list-header="false">
<text:bookmark-start text:name="OrgXref.orgc753acb"/>
<text:bookmark text:name="orgc753acb"/>bracket expansion?<text:tab/><text:span text:style-name="OrgTags">[<text:span text:style-name="OrgTag">QUESTION</text:span>]</text:span>
<text:bookmark-end text:name="OrgXref.orgc753acb"/></text:h>
      <text:h text:style-name="Heading_20_4" text:outline-level="4" text:is-list-header="false">
<text:bookmark-start text:name="OrgXref.org9b0053e"/>
<text:bookmark text:name="org9b0053e"/>input/output redirection<text:tab/><text:span text:style-name="OrgTags">[<text:span text:style-name="OrgTag">QUESTION</text:span>]</text:span>
<text:bookmark-end text:name="OrgXref.org9b0053e"/></text:h>
      <text:h text:style-name="Heading_20_3" text:outline-level="3" text:is-list-header="false">
<text:bookmark-start text:name="OrgXref.org41016a7"/>
<text:bookmark text:name="org41016a7"/><text:span text:style-name="OrgTodo">TODO</text:span> regexp
<text:bookmark-end text:name="OrgXref.org41016a7"/></text:h>
      <text:h text:style-name="Heading_20_3" text:outline-level="3" text:is-list-header="false">
<text:bookmark-start text:name="OrgXref.org40de3e7"/>
<text:bookmark text:name="org40de3e7"/><text:span text:style-name="OrgTodo">TODO</text:span> stdin stdout stderr
<text:bookmark-end text:name="OrgXref.org40de3e7"/></text:h>
      <text:h text:style-name="Heading_20_3" text:outline-level="3" text:is-list-header="false">
<text:bookmark-start text:name="OrgXref.org6b406a9"/>
<text:bookmark text:name="org6b406a9"/><text:span text:style-name="OrgTodo">TODO</text:span> list open ports
<text:bookmark-end text:name="OrgXref.org6b406a9"/></text:h>
      <text:h text:style-name="Heading_20_3" text:outline-level="3" text:is-list-header="false">
<text:bookmark-start text:name="OrgXref.orgd15ec86"/>
<text:bookmark text:name="orgd15ec86"/><text:span text:style-name="OrgTodo">TODO</text:span> iptables
<text:bookmark-end text:name="OrgXref.orgd15ec86"/></text:h>
      <text:h text:style-name="Heading_20_3" text:outline-level="3" text:is-list-header="false">
<text:bookmark-start text:name="OrgXref.orgc0bcc95"/>
<text:bookmark text:name="orgc0bcc95"/><text:span text:style-name="OrgTodo">TODO</text:span> BPF
<text:bookmark-end text:name="OrgXref.orgc0bcc95"/></text:h>
      <text:h text:style-name="Heading_20_3" text:outline-level="3" text:is-list-header="false">
<text:bookmark-start text:name="OrgXref.org8626a8d"/>
<text:bookmark text:name="org8626a8d"/><text:span text:style-name="OrgTodo">TODO</text:span> list open files
<text:bookmark-end text:name="OrgXref.org8626a8d"/></text:h>
      <text:h text:style-name="Heading_20_3" text:outline-level="3" text:is-list-header="false">
<text:bookmark-start text:name="OrgXref.orga65cc5e"/>
<text:bookmark text:name="orga65cc5e"/><text:span text:style-name="OrgTodo">TODO</text:span> NFS
<text:bookmark-end text:name="OrgXref.orga65cc5e"/></text:h>
      <text:h text:style-name="Heading_20_3" text:outline-level="3" text:is-list-header="false">
<text:bookmark-start text:name="OrgXref.org3807b95"/>
<text:bookmark text:name="org3807b95"/><text:span text:style-name="OrgTodo">TODO</text:span> file types:
<text:bookmark-end text:name="OrgXref.org3807b95"/></text:h>
      <text:h text:style-name="Heading_20_4" text:outline-level="4" text:is-list-header="false">
<text:bookmark-start text:name="OrgXref.org3ac4188"/>
<text:bookmark text:name="org3ac4188"/>block device
<text:bookmark-end text:name="OrgXref.org3ac4188"/></text:h>
      <text:h text:style-name="Heading_20_4" text:outline-level="4" text:is-list-header="false">
<text:bookmark-start text:name="OrgXref.orgec22571"/>
<text:bookmark text:name="orgec22571"/>character device
<text:bookmark-end text:name="OrgXref.orgec22571"/></text:h>
      <text:h text:style-name="Heading_20_4" text:outline-level="4" text:is-list-header="false">
<text:bookmark-start text:name="OrgXref.org5d94dbe"/>
<text:bookmark text:name="org5d94dbe"/>named pipe
<text:bookmark-end text:name="OrgXref.org5d94dbe"/></text:h>
      <text:h text:style-name="Heading_20_4" text:outline-level="4" text:is-list-header="false">
<text:bookmark-start text:name="OrgXref.org94e44b0"/>
<text:bookmark text:name="org94e44b0"/>symlink
<text:bookmark-end text:name="OrgXref.org94e44b0"/></text:h>
      <text:h text:style-name="Heading_20_3" text:outline-level="3" text:is-list-header="false">
<text:bookmark-start text:name="OrgXref.orga970870"/>
<text:bookmark text:name="orga970870"/><text:span text:style-name="OrgTodo">TODO</text:span> etc/nsswitch./conf
<text:bookmark-end text:name="OrgXref.orga970870"/></text:h>
      <text:h text:style-name="Heading_20_3" text:outline-level="3" text:is-list-header="false">
<text:bookmark-start text:name="OrgXref.orgf916cc6"/>
<text:bookmark text:name="orgf916cc6"/><text:span text:style-name="OrgTodo">TODO</text:span> etc/resolv.conf
<text:bookmark-end text:name="OrgXref.orgf916cc6"/></text:h>
      <text:h text:style-name="Heading_20_3" text:outline-level="3" text:is-list-header="false">
<text:bookmark-start text:name="OrgXref.org4262799"/>
<text:bookmark text:name="org4262799"/><text:span text:style-name="OrgTodo">TODO</text:span> ip
<text:bookmark-end text:name="OrgXref.org4262799"/></text:h>
      <text:p text:style-name="OrgSrcBlock">ip<text:s/>addr<text:s/>sh</text:p>
      <text:p text:style-name="OrgSrcBlockLastLine">ip<text:s/>route<text:s/>sh</text:p>
      <text:h text:style-name="Heading_20_3" text:outline-level="3" text:is-list-header="false">
<text:bookmark-start text:name="OrgXref.org0acebc7"/>
<text:bookmark text:name="org0acebc7"/><text:span text:style-name="OrgTodo">TODO</text:span> nmap
<text:bookmark-end text:name="OrgXref.org0acebc7"/></text:h>
      <text:h text:style-name="Heading_20_3" text:outline-level="3" text:is-list-header="false">
<text:bookmark-start text:name="OrgXref.orgd02da79"/>
<text:bookmark text:name="orgd02da79"/><text:span text:style-name="OrgTodo">TODO</text:span> nc
<text:bookmark-end text:name="OrgXref.orgd02da79"/></text:h>
      <text:h text:style-name="Heading_20_3" text:outline-level="3" text:is-list-header="false">
<text:bookmark-start text:name="OrgXref.orga03e44f"/>
<text:bookmark text:name="orga03e44f"/><text:span text:style-name="OrgTodo">TODO</text:span> socat
<text:bookmark-end text:name="OrgXref.orga03e44f"/></text:h>
      <text:h text:style-name="Heading_20_3" text:outline-level="3" text:is-list-header="false">
<text:bookmark-start text:name="OrgXref.orgea7a2de"/>
<text:bookmark text:name="orgea7a2de"/><text:span text:style-name="OrgTodo">TODO</text:span> chmod
<text:bookmark-end text:name="OrgXref.orgea7a2de"/></text:h>
      <text:h text:style-name="Heading_20_3" text:outline-level="3" text:is-list-header="false">
<text:bookmark-start text:name="OrgXref.orgb1a852b"/>
<text:bookmark text:name="orgb1a852b"/><text:span text:style-name="OrgTodo">TODO</text:span> dd
<text:bookmark-end text:name="OrgXref.orgb1a852b"/></text:h>
      <text:h text:style-name="Heading_20_3" text:outline-level="3" text:is-list-header="false">
<text:bookmark-start text:name="OrgXref.org22e8330"/>
<text:bookmark text:name="org22e8330"/><text:span text:style-name="OrgTodo">TODO</text:span> tar
<text:bookmark-end text:name="OrgXref.org22e8330"/></text:h>
      <text:h text:style-name="Heading_20_3" text:outline-level="3" text:is-list-header="false">
<text:bookmark-start text:name="OrgXref.orgb5664d3"/>
<text:bookmark text:name="orgb5664d3"/><text:span text:style-name="OrgTodo">TODO</text:span> apt-get /  apt / dpkg
<text:bookmark-end text:name="OrgXref.orgb5664d3"/></text:h>
      <text:h text:style-name="Heading_20_3" text:outline-level="3" text:is-list-header="false">
<text:bookmark-start text:name="OrgXref.orgfc3616e"/>
<text:bookmark text:name="orgfc3616e"/><text:span text:style-name="OrgTodo">TODO</text:span> wget
<text:bookmark-end text:name="OrgXref.orgfc3616e"/></text:h>
      <text:h text:style-name="Heading_20_3" text:outline-level="3" text:is-list-header="false">
<text:bookmark-start text:name="OrgXref.org0d988fd"/>
<text:bookmark text:name="org0d988fd"/><text:span text:style-name="OrgTodo">TODO</text:span> curl
<text:bookmark-end text:name="OrgXref.org0d988fd"/></text:h>
      <text:h text:style-name="Heading_20_3" text:outline-level="3" text:is-list-header="false">
<text:bookmark-start text:name="OrgXref.org9282b79"/>
<text:bookmark text:name="org9282b79"/><text:span text:style-name="OrgTodo">TODO</text:span> find
<text:bookmark-end text:name="OrgXref.org9282b79"/></text:h>
      <text:h text:style-name="Heading_20_2" text:outline-level="2" text:is-list-header="false">
<text:bookmark-start text:name="OrgXref.orgdd27715"/>
<text:bookmark text:name="orgdd27715"/><text:span text:style-name="OrgTodo">TODO</text:span> Observability
<text:bookmark-end text:name="OrgXref.orgdd27715"/></text:h>
      <text:h text:style-name="Heading_20_3" text:outline-level="3" text:is-list-header="false">
<text:bookmark-start text:name="OrgXref.orgc64063b"/>
<text:bookmark text:name="orgc64063b"/>3 pillars
<text:bookmark-end text:name="OrgXref.orgc64063b"/></text:h>
      <text:h text:style-name="Heading_20_4" text:outline-level="4" text:is-list-header="false">
<text:bookmark-start text:name="OrgXref.org00e17e5"/>
<text:bookmark text:name="org00e17e5"/>logs
<text:bookmark-end text:name="OrgXref.org00e17e5"/></text:h>
      <text:h text:style-name="Heading_20_4" text:outline-level="4" text:is-list-header="false">
<text:bookmark-start text:name="OrgXref.orgde39633"/>
<text:bookmark text:name="orgde39633"/>metrics
<text:bookmark-end text:name="OrgXref.orgde39633"/></text:h>
      <text:h text:style-name="Heading_20_4" text:outline-level="4" text:is-list-header="false">
<text:bookmark-start text:name="OrgXref.org0039ece"/>
<text:bookmark text:name="org0039ece"/>traces
<text:bookmark-end text:name="OrgXref.org0039ece"/></text:h>
      <text:h text:style-name="Heading_20_3" text:outline-level="3" text:is-list-header="false">
<text:bookmark-start text:name="OrgXref.orgfb4be63"/>
<text:bookmark text:name="orgfb4be63"/>Tail Latency
<text:bookmark-end text:name="OrgXref.orgfb4be63"/></text:h>
      <text:h text:style-name="Heading_20_2" text:outline-level="2" text:is-list-header="false">
<text:bookmark-start text:name="OrgXref.org89e9022"/>
<text:bookmark text:name="org89e9022"/><text:span text:style-name="OrgTodo">TODO</text:span> gitops
<text:bookmark-end text:name="OrgXref.org89e9022"/></text:h>
      <text:h text:style-name="Heading_20_2" text:outline-level="2" text:is-list-header="false">
<text:bookmark-start text:name="OrgXref.org41fae24"/>
<text:bookmark text:name="org41fae24"/><text:span text:style-name="OrgTodo">TODO</text:span> Tools
<text:bookmark-end text:name="OrgXref.org41fae24"/></text:h>
      <text:h text:style-name="Heading_20_3" text:outline-level="3" text:is-list-header="false">
<text:bookmark-start text:name="OrgXref.org7db1b8f"/>
<text:bookmark text:name="org7db1b8f"/>Git<text:tab/><text:span text:style-name="OrgTags">[<text:span text:style-name="OrgTag">TOPIC</text:span>]</text:span>
<text:bookmark-end text:name="OrgXref.org7db1b8f"/></text:h>
      <text:h text:style-name="Heading_20_4" text:outline-level="4" text:is-list-header="false">
<text:bookmark-start text:name="OrgXref.orge3d6ccf"/>
<text:bookmark text:name="orge3d6ccf"/>What is the use of Staging area or Indexing in Git?<text:tab/><text:span text:style-name="OrgTags">[<text:span text:style-name="OrgTag">QUESTION</text:span>]</text:span>
<text:bookmark-end text:name="OrgXref.orge3d6ccf"/></text:h>
      <text:list text:style-name="OrgBulletedList" text:continue-numbering="false">
        <text:list-item>
          <text:p text:style-name="Text_20_body">From Git’s perspective, there are three areas where the file changes can be kept i.e.:
</text:p>
          <text:list text:style-name="OrgBulletedList" text:continue-numbering="true">
            <text:list-item>
              <text:p text:style-name="Text_20_body">working directory,
</text:p>
            </text:list-item>
            <text:list-item>
              <text:p text:style-name="Text_20_body">staging area, and 
</text:p>
            </text:list-item>
            <text:list-item>
              <text:p text:style-name="Text_20_body">repository.
</text:p>
            </text:list-item>
          </text:list>
        </text:list-item>
        <text:list-item>
          <text:p text:style-name="Text_20_body">First, you make changes in your project’s working directory stored on your computer file system.
</text:p>
        </text:list-item>
        <text:list-item>
          <text:p text:style-name="Text_20_body">All the changes remain here until you add them to an intermediate area called staging area.
</text:p>
        </text:list-item>
        <text:list-item>
          <text:p text:style-name="Text_20_body">You can stage the changes by executing <text:span text:style-name="OrgCode">git add .</text:span>
</text:p>
        </text:list-item>
        <text:list-item>
          <text:p text:style-name="Text_20_body">This staging area gives you a preview of your next commit and basically lets you fine-tune your commits.
</text:p>
        </text:list-item>
        <text:list-item>
          <text:p text:style-name="Text_20_body">You can add or remove changes in the staging area until you are satisfied with the version you are going to commit.
</text:p>
        </text:list-item>
        <text:list-item>
          <text:p text:style-name="Text_20_body">Once you verify your changes and sign off the stage changed, then you can finally commit the changes.
</text:p>
        </text:list-item>
        <text:list-item>
          <text:p text:style-name="Text_20_body">Upon commit, they go the local repository i.e. into <text:span text:style-name="OrgCode">.git/objects</text:span> directory.
</text:p>
        </text:list-item>
        <text:list-item>
          <text:p text:style-name="Text_20_body">If you use Git GUI, then you will see the option to stage your changes.
</text:p>
        </text:list-item>
        <text:list-item>
          <text:p text:style-name="Text_20_body">In the below screenshot, the file sample.txt is under unstaged changes area which means that it’s in your working directory.
</text:p>
        </text:list-item>
        <text:list-item>
          <text:p text:style-name="Text_20_body">Staging is also referred to as indexing because git maintains an index file to keep track of your file changes across these three areas.
</text:p>
        </text:list-item>
        <text:list-item>
          <text:p text:style-name="Text_20_body">The files which are staged are currently in your index.
</text:p>
        </text:list-item>
        <text:list-item>
          <text:p text:style-name="Text_20_body">When you add changes to the staging area, then the information in the index gets updated.
</text:p>
        </text:list-item>
        <text:list-item>
          <text:p text:style-name="Text_20_body">When you do a commit, its actually what’s in the index that gets committed, and not what’s in the working directory.
</text:p>
        </text:list-item>
        <text:list-item>
          <text:p text:style-name="Text_20_body">You can use the git status command to see what’s in the index.
</text:p>
        </text:list-item>
      </text:list>
      <text:h text:style-name="Heading_20_4" text:outline-level="4" text:is-list-header="false">
<text:bookmark-start text:name="OrgXref.org7a39f6e"/>
<text:bookmark text:name="org7a39f6e"/><text:span text:style-name="OrgTodo">TODO</text:span> squash? Waht it is? whan to use it awht it is good for?
<text:bookmark-end text:name="OrgXref.org7a39f6e"/></text:h>
      <text:h text:style-name="Heading_20_4" text:outline-level="4" text:is-list-header="false">
<text:bookmark-start text:name="OrgXref.org77a1b65"/>
<text:bookmark text:name="org77a1b65"/><text:span text:style-name="OrgTodo">TODO</text:span> Pull request
<text:bookmark-end text:name="OrgXref.org77a1b65"/></text:h>
      <text:h text:style-name="Heading_20_4" text:outline-level="4" text:is-list-header="false">
<text:bookmark-start text:name="OrgXref.org9f04dfa"/>
<text:bookmark text:name="org9f04dfa"/><text:span text:style-name="OrgTodo">TODO</text:span> Cherry pick
<text:bookmark-end text:name="OrgXref.org9f04dfa"/></text:h>
      <text:h text:style-name="Heading_20_4" text:outline-level="4" text:is-list-header="false">
<text:bookmark-start text:name="OrgXref.org7cbf1b0"/>
<text:bookmark text:name="org7cbf1b0"/><text:span text:style-name="OrgTodo">TODO</text:span> Flow
<text:bookmark-end text:name="OrgXref.org7cbf1b0"/></text:h>
      <text:h text:style-name="Heading_20_4" text:outline-level="4" text:is-list-header="false">
<text:bookmark-start text:name="OrgXref.orgac5033a"/>
<text:bookmark text:name="orgac5033a"/><text:span text:style-name="OrgTodo">TODO</text:span> Push
<text:bookmark-end text:name="OrgXref.orgac5033a"/></text:h>
      <text:h text:style-name="Heading_20_4" text:outline-level="4" text:is-list-header="false">
<text:bookmark-start text:name="OrgXref.orgb79e643"/>
<text:bookmark text:name="orgb79e643"/><text:span text:style-name="OrgTodo">TODO</text:span> Rebase vs Merge - semantical and syntactical diff
<text:bookmark-end text:name="OrgXref.orgb79e643"/></text:h>
      <text:h text:style-name="Heading_20_4" text:outline-level="4" text:is-list-header="false">
<text:bookmark-start text:name="OrgXref.org3af1a76"/>
<text:bookmark text:name="org3af1a76"/><text:span text:style-name="OrgTodo">TODO</text:span> Stash
<text:bookmark-end text:name="OrgXref.org3af1a76"/></text:h>
      <text:h text:style-name="Heading_20_3" text:outline-level="3" text:is-list-header="false">
<text:bookmark-start text:name="OrgXref.orgf0cbf20"/>
<text:bookmark text:name="orgf0cbf20"/><text:span text:style-name="OrgTodo">WIP</text:span> DNS<text:tab/><text:span text:style-name="OrgTags">[<text:span text:style-name="OrgTag">TOPIC</text:span>]</text:span>
<text:bookmark-end text:name="OrgXref.orgf0cbf20"/></text:h>
      <text:section text:style-name="OrgIndentedSection-Level-0" text:name="Section54">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ww.freshersemploy.com/dns-interview-questions-answers/">https://www.freshersemploy.com/dns-interview-questions-answers/</text:a></text:p>
              </table:table-cell>
            </table:table-row>
          </table:table-rows>
        </table:table>
      </text:section>
      <text:h text:style-name="Heading_20_4" text:outline-level="4" text:is-list-header="false">
<text:bookmark-start text:name="OrgXref.org5fb42a3"/>
<text:bookmark text:name="org5fb42a3"/>What is DNS?
<text:bookmark-end text:name="OrgXref.org5fb42a3"/></text:h>
      <text:list text:style-name="OrgBulletedList" text:continue-numbering="false">
        <text:list-item>
          <text:p text:style-name="Text_20_body">Domain Name Systems(DNS) maps domain names with Internet Protocol(IP) address, thus helping computer for translating human-readable(domain name) to machine-readable language(IP address).
</text:p>
        </text:list-item>
      </text:list>
      <text:h text:style-name="Heading_20_4" text:outline-level="4" text:is-list-header="false">
<text:bookmark-start text:name="OrgXref.org628182d"/>
<text:bookmark text:name="org628182d"/>What is Nameserver?
<text:bookmark-end text:name="OrgXref.org628182d"/></text:h>
      <text:list text:style-name="OrgBulletedList" text:continue-numbering="false">
        <text:list-item>
          <text:p text:style-name="Text_20_body">It is used for storing the information for the domain name to IP and IP to the domain name. In other words, the name server is used for storing records of the domain names, Name servers help for convert domain name to IP address.
</text:p>
        </text:list-item>
      </text:list>
      <text:h text:style-name="Heading_20_4" text:outline-level="4" text:is-list-header="false">
<text:bookmark-start text:name="OrgXref.orgbb4c0ee"/>
<text:bookmark text:name="orgbb4c0ee"/>What is DNS Spoofing?
<text:bookmark-end text:name="OrgXref.orgbb4c0ee"/></text:h>
      <text:list text:style-name="OrgBulletedList" text:continue-numbering="false">
        <text:list-item>
          <text:p text:style-name="Text_20_body">DNS Spoofing occurs when a hacker is redirecting website traffic maliciously to spread the malware or to compromise the user's data through forged DNS record.
</text:p>
        </text:list-item>
        <text:list-item>
          <text:p text:style-name="Text_20_body">When a user visits a website(like freshersemploy.com) in a browser, it needs to be resolved from human-readable to machine-readable(i.e. IP addresses) using DNS resolver. To decrease the time and resolve faster, DNS resolvers cache the data and store for a specific time(until it expires). An attacker can inject forged DNS entry, thus causing DNS Cache Poisoning and instead of freshersemploy.com, the attacker will redirect it to the wrong domain or fake website.
</text:p>
        </text:list-item>
      </text:list>
      <text:h text:style-name="Heading_20_4" text:outline-level="4" text:is-list-header="false">
<text:bookmark-start text:name="OrgXref.org98aab72"/>
<text:bookmark text:name="org98aab72"/>How can we prevent DNS Spoofing?
<text:bookmark-end text:name="OrgXref.org98aab72"/></text:h>
      <text:list text:style-name="OrgBulletedList" text:continue-numbering="false">
        <text:list-item>
          <text:p text:style-name="Text_20_body">DNS Spoofing or DNS Cache Poisoning can be avoided by following guidelines:
</text:p>
          <text:list text:style-name="OrgBulletedList" text:continue-numbering="true">
            <text:list-item>
              <text:p text:style-name="Text_20_body">From a users point of view, it is almost impossible for users to detect whether the DNS records are compromised, but users should be alerted when accessing the sites like banking, payment website where credit card details are used by checking the domain name in the browser and does it have a valid SSL certificate.
</text:p>
            </text:list-item>
            <text:list-item>
              <text:p text:style-name="Text_20_body">Domain owner and DNS provider cannot avoid DNS Spoofing but surely can take protective measures to avoid the compromise of DNS records.
</text:p>
              <text:list text:style-name="OrgBulletedList" text:continue-numbering="true">
                <text:list-item>
                  <text:p text:style-name="Text_20_body">Using Domain Name System Security Extensions(DNSSEC) which helps in determining the DNS records authenticity by signing each request with certified signature and this is recommended by ICANN. Still this in process of implementation.
</text:p>
                </text:list-item>
              </text:list>
            </text:list-item>
          </text:list>
        </text:list-item>
      </text:list>
      <text:h text:style-name="Heading_20_4" text:outline-level="4" text:is-list-header="false">
<text:bookmark-start text:name="OrgXref.org257921b"/>
<text:bookmark text:name="org257921b"/>What is Round Robin DNS? What is the purpose of it?
<text:bookmark-end text:name="OrgXref.org257921b"/></text:h>
      <text:list text:style-name="OrgBulletedList" text:continue-numbering="false">
        <text:list-item>
          <text:p text:style-name="Text_20_body">Round Robin DNS is a technique for load distribution, load balancing, fault-tolerance service such as mail server, FTP server etc. which enables istribution of load evenly among multiple servers using various DNS A addresses.
</text:p>
        </text:list-item>
        <text:list-item>
          <text:p text:style-name="Text_20_body">Suppose a domain abc.com is configured with Round robin DNS which has 3 potential IP mapping to the same domain(i.e. freshersemploy.com) as follows:
</text:p>
        </text:list-item>
      </text:list>
      <text:p text:style-name="OrgFixedWidthBlock">freshersemploy.com -- 104.28.26.01</text:p>
      <text:p text:style-name="OrgFixedWidthBlock">freshersemploy.com -- 104.28.26.02</text:p>
      <text:p text:style-name="OrgFixedWidthBlockLastLine">freshersemploy.com -- 104.28.26.03</text:p>
      <text:list text:style-name="OrgBulletedList" text:continue-numbering="false">
        <text:list-item>
          <text:p text:style-name="Text_20_body">Then the first request will go to <text:span text:style-name="OrgCode">104.28.26.01</text:span>, the second request will go to <text:span text:style-name="OrgCode">104.28.26.02</text:span> and the third request will go to <text:span text:style-name="OrgCode">104.28.26.03</text:span>, thus DNS queries are responded by returning IP addresses in a rotation.
</text:p>
        </text:list-item>
      </text:list>
      <text:h text:style-name="Heading_20_4" text:outline-level="4" text:is-list-header="false">
<text:bookmark-start text:name="OrgXref.orgecb1e01"/>
<text:bookmark text:name="orgecb1e01"/>What is primary and secondary name server?
<text:bookmark-end text:name="OrgXref.orgecb1e01"/></text:h>
      <text:list text:style-name="OrgBulletedList" text:continue-numbering="false">
        <text:list-item>
          <text:p text:style-name="Text_20_body">Primary name server reads the data from the domain zone, it has DNS records of domain names and it replicates the data with the secondary name server.
</text:p>
        </text:list-item>
        <text:list-item>
          <text:p text:style-name="Text_20_body">A secondary name server is the back up of primary name server which is used for high reliability, in case the primary name server is having an issue or not reachable.
</text:p>
        </text:list-item>
      </text:list>
      <text:h text:style-name="Heading_20_4" text:outline-level="4" text:is-list-header="false">
<text:bookmark-start text:name="OrgXref.org95ba0f6"/>
<text:bookmark text:name="org95ba0f6"/>What is DNS resolver?
<text:bookmark-end text:name="OrgXref.org95ba0f6"/></text:h>
      <text:list text:style-name="OrgBulletedList" text:continue-numbering="false">
        <text:list-item>
          <text:p text:style-name="Text_20_body">DNS resolvers are being used by ISP (Internet service provider) for the user request to resolve the domain name. If a user request for google.com, DNS resolver needs to contact TLD(Top Level Domain) i.e. .com, for translation of domain name to IP address and it caches the data if the user again queries for the same domain, thus reducing the loads on the server and response time.
</text:p>
        </text:list-item>
      </text:list>
      <text:h text:style-name="Heading_20_4" text:outline-level="4" text:is-list-header="false">
<text:bookmark-start text:name="OrgXref.orgf4df4f8"/>
<text:bookmark text:name="orgf4df4f8"/>What is the difference between URL and Domain?
<text:bookmark-end text:name="OrgXref.orgf4df4f8"/></text:h>
      <text:list text:style-name="OrgBulletedList" text:continue-numbering="false">
        <text:list-item>
          <text:p text:style-name="Text_20_body">URL stands for Uniform Resource Locator. URL specifies the full address of a webpage. It consists of three components: protocol(like HTTP, mailto, ftp), domain name(like freshersemploy.com) and file name(eg. homepage.html)
</text:p>
        </text:list-item>
        <text:list-item>
          <text:p text:style-name="Text_20_body">e.g.:
</text:p>
          <text:list text:style-name="OrgBulletedList" text:continue-numbering="true">
            <text:list-item>
              <text:p text:style-name="Text_20_body"><text:a xlink:type="simple" xlink:href="https://www.freshersemploy.com/">https://www.freshersemploy.com/</text:a>
</text:p>
            </text:list-item>
            <text:list-item>
              <text:p text:style-name="Text_20_body"><text:a xlink:type="simple" xlink:href="https://www.freshersemploy.com/html-interview-questions-answers/">https://www.freshersemploy.com/html-interview-questions-answers/</text:a>
</text:p>
            </text:list-item>
            <text:list-item>
              <text:p text:style-name="Text_20_body"><text:a xlink:type="simple" xlink:href="mailto:admin@freshersemploy.com">mailto:admin@freshersemploy.com</text:a>
</text:p>
            </text:list-item>
          </text:list>
        </text:list-item>
        <text:list-item>
          <text:p text:style-name="Text_20_body">A domain is the name of a website with the top-level domain(like .com, .org etc.). A domain is a part of URL.
</text:p>
        </text:list-item>
        <text:list-item>
          <text:p text:style-name="Text_20_body">e.g.:
</text:p>
          <text:list text:style-name="OrgBulletedList" text:continue-numbering="true">
            <text:list-item>
              <text:p text:style-name="Text_20_body"><text:a xlink:type="simple" xlink:href="https://www.freshersemploy.com/">https://www.freshersemploy.com/</text:a>
</text:p>
            </text:list-item>
            <text:list-item>
              <text:p text:style-name="Text_20_body"><text:a xlink:type="simple" xlink:href="mailto:admin@freshersemploy.com">admin@freshersemploy.com</text:a>
</text:p>
            </text:list-item>
          </text:list>
        </text:list-item>
      </text:list>
      <text:h text:style-name="Heading_20_4" text:outline-level="4" text:is-list-header="false">
<text:bookmark-start text:name="OrgXref.org609c7a3"/>
<text:bookmark text:name="org609c7a3"/>What is DNS server?<text:tab/><text:span text:style-name="OrgTags">[<text:span text:style-name="OrgTag">QUESTION</text:span>]</text:span>
<text:bookmark-end text:name="OrgXref.org609c7a3"/></text:h>
      <text:list text:style-name="OrgBulletedList" text:continue-numbering="false">
        <text:list-item>
          <text:p text:style-name="Text_20_body">DNS servers resolve IP address to respective hostnames and it maintains directory or database to store the information.
</text:p>
        </text:list-item>
        <text:list-item>
          <text:p text:style-name="Text_20_body">When we try to access the website (like <text:span text:style-name="Emphasis"><text:span text:style-name="Bold">freshersemploy.com)</text:span></text:span>, DNS servers help to translate to machine-readable language i.e. IP address (like <text:span text:style-name="Emphasis"><text:span text:style-name="Bold">104.28.27.67</text:span></text:span>).
</text:p>
        </text:list-item>
      </text:list>
      <text:h text:style-name="Heading_20_4" text:outline-level="4" text:is-list-header="false">
<text:bookmark-start text:name="OrgXref.org41aca1b"/>
<text:bookmark text:name="org41aca1b"/>What are the different types of records in DNS?<text:tab/><text:span text:style-name="OrgTags">[<text:span text:style-name="OrgTag">QUESTION</text:span>]</text:span>
<text:bookmark-end text:name="OrgXref.org41aca1b"/></text:h>
      <text:list text:style-name="OrgBulletedList" text:continue-numbering="false">
        <text:list-item>
          <text:p text:style-name="Text_20_body">Some of commonly used of DNS records are A, CNAME, NS, MX, PTR, SOA etc.
</text:p>
        </text:list-item>
      </text:list>
      <text:h text:style-name="Heading_20_4" text:outline-level="4" text:is-list-header="false">
<text:bookmark-start text:name="OrgXref.orgbb4a69d"/>
<text:bookmark text:name="orgbb4a69d"/>Explain SOA record?<text:tab/><text:span text:style-name="OrgTags">[<text:span text:style-name="OrgTag">QUESTION</text:span>]</text:span>
<text:bookmark-end text:name="OrgXref.orgbb4a69d"/></text:h>
      <text:list text:style-name="OrgBulletedList" text:continue-numbering="false">
        <text:list-item>
          <text:p text:style-name="Text_20_body">Start of Authority(SOA) records stores essential information(like refresh rate, expiry, TTL etc) in domain name system(DNS) in a zone file.
</text:p>
        </text:list-item>
      </text:list>
      <text:p text:style-name="Text_20_body">; name TTL class rr Nameserver email-address freshersemploy.com. 12000 IN SOA ns.nameserver.com. root.ns.nameserver.com. ( 2098163206 ; Serial number
12000 ; Refresh rate in seconds 3600 ; Update Retry in seconds 5788864; Expiry in seconds 100 ; minimum in seconds )
</text:p>
      <text:p text:style-name="OrgSrcBlock"><text:span text:style-name="OrgSrcFontLockCommentDelimiterFace">;<text:s/></text:span><text:span text:style-name="OrgSrcFontLockCommentFace">name<text:s/>TTL<text:s/>class<text:s/>rr<text:s/>Nameserver<text:s/>email-address</text:span></text:p>
      <text:p text:style-name="OrgSrcBlock">freshersemploy.com.<text:s/>12000<text:s/><text:span text:style-name="OrgSrcDnsModeClass">IN</text:span><text:s/><text:span text:style-name="OrgSrcDnsModeType">SOA</text:span></text:p>
      <text:p text:style-name="OrgSrcBlock">ns.nameserver.com.<text:s/>root.ns.nameserver.com.</text:p>
      <text:p text:style-name="OrgSrcBlock">(</text:p>
      <text:p text:style-name="OrgSrcBlock"><text:s/><text:s/><text:s/><text:s/>2098163206<text:s/><text:span text:style-name="OrgSrcFontLockCommentDelimiterFace">;<text:s/></text:span><text:span text:style-name="OrgSrcFontLockCommentFace">Serial<text:s/>number</text:span></text:p>
      <text:p text:style-name="OrgSrcBlock"><text:s/><text:s/><text:s/><text:s/>12000<text:s/><text:span text:style-name="OrgSrcFontLockCommentDelimiterFace">;<text:s/></text:span><text:span text:style-name="OrgSrcFontLockCommentFace">Refresh<text:s/>rate<text:s/>in<text:s/>seconds</text:span></text:p>
      <text:p text:style-name="OrgSrcBlock"><text:s/><text:s/><text:s/><text:s/>3600<text:s/><text:span text:style-name="OrgSrcFontLockCommentDelimiterFace">;<text:s/></text:span><text:span text:style-name="OrgSrcFontLockCommentFace">Update<text:s/>Retry<text:s/>in<text:s/>seconds</text:span></text:p>
      <text:p text:style-name="OrgSrcBlock"><text:s/><text:s/><text:s/><text:s/>5788864<text:span text:style-name="OrgSrcFontLockCommentDelimiterFace">;<text:s/></text:span><text:span text:style-name="OrgSrcFontLockCommentFace">Expiry<text:s/>in<text:s/>seconds</text:span></text:p>
      <text:p text:style-name="OrgSrcBlockLastLine"><text:s/><text:s/><text:s/><text:s/>100<text:s/><text:span text:style-name="OrgSrcFontLockCommentDelimiterFace">;<text:s/></text:span><text:span text:style-name="OrgSrcFontLockCommentFace">minimum<text:s/>in<text:s/>seconds<text:s/>)</text:span></text:p>
      <text:list text:style-name="OrgBulletedList" text:continue-numbering="false">
        <text:list-item>
          <text:p text:style-name="Text_20_body"><text:span text:style-name="Bold">Serial Number:</text:span> It has the serial number, which gets increments whenever there is a change in the DNS records.
</text:p>
        </text:list-item>
        <text:list-item>
          <text:p text:style-name="Text_20_body"><text:span text:style-name="Bold">Refresh interval:</text:span> It gets refresh at the specific interval and if there any changes in the records, data is replicated.
</text:p>
        </text:list-item>
        <text:list-item>
          <text:p text:style-name="Text_20_body"><text:span text:style-name="Bold">Retry:</text:span> If the propagation gets failed, it will retry after specific time which is defined in the zone file.
</text:p>
        </text:list-item>
        <text:list-item>
          <text:p text:style-name="Text_20_body"><text:span text:style-name="Bold">Expire:</text:span> It is set to have an expiry date, as specified in the zone file. Also used for secondary server how long it should be active in case the primary DNS server is down.
</text:p>
        </text:list-item>
        <text:list-item>
          <text:p text:style-name="Text_20_body"><text:span text:style-name="Bold">TTL:</text:span> It has the default time-to-live(TTL),
</text:p>
        </text:list-item>
      </text:list>
      <text:p text:style-name="Text_20_body">A zone file should have only one SOA record and it must be at the top of it.
</text:p>
      <text:h text:style-name="Heading_20_4" text:outline-level="4" text:is-list-header="false">
<text:bookmark-start text:name="OrgXref.orgb2d6af5"/>
<text:bookmark text:name="orgb2d6af5"/>What is the use of PTR in DNS?<text:tab/><text:span text:style-name="OrgTags">[<text:span text:style-name="OrgTag">QUESTION</text:span>]</text:span>
<text:bookmark-end text:name="OrgXref.orgb2d6af5"/></text:h>
      <text:p text:style-name="Text_20_body">PTR(Pointer) records are used for mapping IP addresses which are associated with hostname name. It is also called has reverse DNS lookup as it
resolves IP address to domain or hostname. There must be A record for every PTR record. PTR is mainly used for the mail server.
</text:p>
      <text:h text:style-name="Heading_20_4" text:outline-level="4" text:is-list-header="false">
<text:bookmark-start text:name="OrgXref.org0e4a1a9"/>
<text:bookmark text:name="org0e4a1a9"/>Explain CNAME record?<text:tab/><text:span text:style-name="OrgTags">[<text:span text:style-name="OrgTag">QUESTION</text:span>]</text:span>
<text:bookmark-end text:name="OrgXref.org0e4a1a9"/></text:h>
      <text:list text:style-name="OrgBulletedList" text:continue-numbering="false">
        <text:list-item>
          <text:p text:style-name="Text_20_body">CNAME record stands for Canonical Name record. It used as the alias for domain or the Canonical name(another name) for a domain.
</text:p>
        </text:list-item>
        <text:list-item>
          <text:p text:style-name="Text_20_body">For example, suppose someone incorrectly types(or misspelled the website name) like fresher*s*employ.com as fresheremploy.com(we should also own this domain), then using CNAME record, we can redirect to fresher*s*employ.com
</text:p>
        </text:list-item>
        <text:list-item>
          <text:p text:style-name="Text_20_body">It is a type of resource record in DNS which is specified in the zone file. CNAME records should always point to another domain and never directly points to IP address.
</text:p>
        </text:list-item>
      </text:list>
      <text:h text:style-name="Heading_20_4" text:outline-level="4" text:is-list-header="false">
<text:bookmark-start text:name="OrgXref.org2028187"/>
<text:bookmark text:name="org2028187"/>Explain Dynamic DNS<text:tab/><text:span text:style-name="OrgTags">[<text:span text:style-name="OrgTag">QUESTION</text:span>]</text:span>
<text:bookmark-end text:name="OrgXref.org2028187"/></text:h>
      <text:list text:style-name="OrgBulletedList" text:continue-numbering="false">
        <text:list-item>
          <text:p text:style-name="Text_20_body">Dynamic DNS helps for automatically updating the name servers whenever there is a change in the IP address in the Domain Name System(DNS).
</text:p>
        </text:list-item>
      </text:list>
      <text:h text:style-name="Heading_20_4" text:outline-level="4" text:is-list-header="false">
<text:bookmark-start text:name="OrgXref.org94b69e9"/>
<text:bookmark text:name="org94b69e9"/>What is Resource Record?<text:tab/><text:span text:style-name="OrgTags">[<text:span text:style-name="OrgTag">QUESTION</text:span>]</text:span>
<text:bookmark-end text:name="OrgXref.org94b69e9"/></text:h>
      <text:list text:style-name="OrgBulletedList" text:continue-numbering="false">
        <text:list-item>
          <text:p text:style-name="Text_20_body">Resource Record(RR) defines the elements or attributes of a domain name in DNS zone file like Address(A) record, Mail Exchange(MX) record etc. which helps in name resolutions.
</text:p>
        </text:list-item>
        <text:list-item>
          <text:p text:style-name="Text_20_body">Some of the most common Resource Records are:
</text:p>
        </text:list-item>
        <text:list-item>
          <text:p text:style-name="Text_20_body">A – IPv4 Address record
</text:p>
        </text:list-item>
        <text:list-item>
          <text:p text:style-name="Text_20_body">AAAA – IPv6 Address record
</text:p>
        </text:list-item>
        <text:list-item>
          <text:p text:style-name="Text_20_body">CNAME – Canonical Name
</text:p>
        </text:list-item>
        <text:list-item>
          <text:p text:style-name="Text_20_body">MX – Mail Exchange
</text:p>
        </text:list-item>
        <text:list-item>
          <text:p text:style-name="Text_20_body">PTR – Pointer
</text:p>
        </text:list-item>
        <text:list-item>
          <text:p text:style-name="Text_20_body">SOA – Start of Authority
</text:p>
        </text:list-item>
        <text:list-item>
          <text:p text:style-name="Text_20_body">NS – Name Server
</text:p>
        </text:list-item>
      </text:list>
      <text:h text:style-name="Heading_20_4" text:outline-level="4" text:is-list-header="false">
<text:bookmark-start text:name="OrgXref.org314c119"/>
<text:bookmark text:name="org314c119"/>What is DNS Zone?<text:tab/><text:span text:style-name="OrgTags">[<text:span text:style-name="OrgTag">QUESTION</text:span>]</text:span>
<text:bookmark-end text:name="OrgXref.org314c119"/></text:h>
      <text:list text:style-name="OrgBulletedList" text:continue-numbering="false">
        <text:list-item>
          <text:p text:style-name="Text_20_body">A DNS zone file contains the mapping between a domain name, IP address, recourse records etc. in text representative format. Also, DNS zone refers to the administrative responsibility in the DNS.
</text:p>
        </text:list-item>
      </text:list>
      <text:h text:style-name="Heading_20_4" text:outline-level="4" text:is-list-header="false">
<text:bookmark-start text:name="OrgXref.org0912742"/>
<text:bookmark text:name="org0912742"/>Define TTL
<text:bookmark-end text:name="OrgXref.org0912742"/></text:h>
      <text:list text:style-name="OrgBulletedList" text:continue-numbering="false">
        <text:list-item>
          <text:p text:style-name="Text_20_body">Time-to-live caches the DNS records for a specific period of time(when TTL expires, it has to query new record). It helps in queries the records faster, eventually reducing the load on the DNS server.
</text:p>
        </text:list-item>
      </text:list>
      <text:h text:style-name="Heading_20_4" text:outline-level="4" text:is-list-header="false">
<text:bookmark-start text:name="OrgXref.org2af3c75"/>
<text:bookmark text:name="org2af3c75"/>Explain MX record?
<text:bookmark-end text:name="OrgXref.org2af3c75"/></text:h>
      <text:list text:style-name="OrgBulletedList" text:continue-numbering="false">
        <text:list-item>
          <text:p text:style-name="Text_20_body">Mail Exchange(MX) record is a type of resource record which is used for email sending and delivery. It must be specified in the DNS zone files mails for the domain.
</text:p>
        </text:list-item>
      </text:list>
      <text:h text:style-name="Heading_20_4" text:outline-level="4" text:is-list-header="false">
<text:bookmark-start text:name="OrgXref.org3e01fef"/>
<text:bookmark text:name="org3e01fef"/>What is Forward Lookup
<text:bookmark-end text:name="OrgXref.org3e01fef"/></text:h>
      <text:list text:style-name="OrgBulletedList" text:continue-numbering="false">
        <text:list-item>
          <text:p text:style-name="Text_20_body">Forward Lookup is used to find the IP address through the domain name.
</text:p>
        </text:list-item>
      </text:list>
      <text:h text:style-name="Heading_20_4" text:outline-level="4" text:is-list-header="false">
<text:bookmark-start text:name="OrgXref.org7ed5aba"/>
<text:bookmark text:name="org7ed5aba"/>What is Reverse Lookup
<text:bookmark-end text:name="OrgXref.org7ed5aba"/></text:h>
      <text:list text:style-name="OrgBulletedList" text:continue-numbering="false">
        <text:list-item>
          <text:p text:style-name="Text_20_body">Reverse Lookup is used for finding the domain name through it IP.
</text:p>
        </text:list-item>
      </text:list>
      <text:h text:style-name="Heading_20_4" text:outline-level="4" text:is-list-header="false">
<text:bookmark-start text:name="OrgXref.orgb16db44"/>
<text:bookmark text:name="orgb16db44"/><text:span text:style-name="OrgTodo">TODO</text:span> What is  DKIM
<text:bookmark-end text:name="OrgXref.orgb16db44"/></text:h>
      <text:h text:style-name="Heading_20_3" text:outline-level="3" text:is-list-header="false">
<text:bookmark-start text:name="OrgXref.org346367b"/>
<text:bookmark text:name="org346367b"/>JFrog: Artifactory
<text:bookmark-end text:name="OrgXref.org346367b"/></text:h>
      <text:h text:style-name="Heading_20_3" text:outline-level="3" text:is-list-header="false">
<text:bookmark-start text:name="OrgXref.org0dd3f1e"/>
<text:bookmark text:name="org0dd3f1e"/>Nexus … sunset
<text:bookmark-end text:name="OrgXref.org0dd3f1e"/></text:h>
      <text:h text:style-name="Heading_20_3" text:outline-level="3" text:is-list-header="false">
<text:bookmark-start text:name="OrgXref.orge1c4a9a"/>
<text:bookmark text:name="orge1c4a9a"/>Docker<text:tab/><text:span text:style-name="OrgTags">[<text:span text:style-name="OrgTag">TOPIC</text:span>]</text:span>
<text:bookmark-end text:name="OrgXref.orge1c4a9a"/></text:h>
      <text:h text:style-name="Heading_20_4" text:outline-level="4" text:is-list-header="false">
<text:bookmark-start text:name="OrgXref.org8d14db6"/>
<text:bookmark text:name="org8d14db6"/><text:span text:style-name="OrgTodo">TODO</text:span> dockerhub :-)
<text:bookmark-end text:name="OrgXref.org8d14db6"/></text:h>
      <text:h text:style-name="Heading_20_4" text:outline-level="4" text:is-list-header="false">
<text:bookmark-start text:name="OrgXref.org93c71c7"/>
<text:bookmark text:name="org93c71c7"/><text:span text:style-name="OrgTodo">TODO</text:span> docker file
<text:bookmark-end text:name="OrgXref.org93c71c7"/></text:h>
      <text:h text:style-name="Heading_20_4" text:outline-level="4" text:is-list-header="false">
<text:bookmark-start text:name="OrgXref.orgb9a846b"/>
<text:bookmark text:name="orgb9a846b"/><text:span text:style-name="OrgTodo">TODO</text:span> docker image
<text:bookmark-end text:name="OrgXref.orgb9a846b"/></text:h>
      <text:h text:style-name="Heading_20_4" text:outline-level="4" text:is-list-header="false">
<text:bookmark-start text:name="OrgXref.org427708e"/>
<text:bookmark text:name="org427708e"/><text:span text:style-name="OrgTodo">TODO</text:span> docker compose
<text:bookmark-end text:name="OrgXref.org427708e"/></text:h>
      <text:h text:style-name="Heading_20_4" text:outline-level="4" text:is-list-header="false">
<text:bookmark-start text:name="OrgXref.org41225a1"/>
<text:bookmark text:name="org41225a1"/><text:span text:style-name="OrgTodo">TODO</text:span> docker swarm
<text:bookmark-end text:name="OrgXref.org41225a1"/></text:h>
      <text:h text:style-name="Heading_20_4" text:outline-level="4" text:is-list-header="false">
<text:bookmark-start text:name="OrgXref.org626c94e"/>
<text:bookmark text:name="org626c94e"/><text:span text:style-name="OrgTodo">TODO</text:span> linux namespaces
<text:bookmark-end text:name="OrgXref.org626c94e"/></text:h>
      <text:h text:style-name="Heading_20_4" text:outline-level="4" text:is-list-header="false">
<text:bookmark-start text:name="OrgXref.org7a93912"/>
<text:bookmark text:name="org7a93912"/><text:span text:style-name="OrgTodo">TODO</text:span> cgroups
<text:bookmark-end text:name="OrgXref.org7a93912"/></text:h>
      <text:h text:style-name="Heading_20_4" text:outline-level="4" text:is-list-header="false">
<text:bookmark-start text:name="OrgXref.org67d34de"/>
<text:bookmark text:name="org67d34de"/><text:span text:style-name="OrgTodo">TODO</text:span> OCI
<text:bookmark-end text:name="OrgXref.org67d34de"/></text:h>
      <text:h text:style-name="Heading_20_4" text:outline-level="4" text:is-list-header="false">
<text:bookmark-start text:name="OrgXref.org63eeecf"/>
<text:bookmark text:name="org63eeecf"/><text:span text:style-name="OrgTodo">TODO</text:span> volumes
<text:bookmark-end text:name="OrgXref.org63eeecf"/></text:h>
      <text:h text:style-name="Heading_20_4" text:outline-level="4" text:is-list-header="false">
<text:bookmark-start text:name="OrgXref.orgd24b5fd"/>
<text:bookmark text:name="orgd24b5fd"/><text:span text:style-name="OrgTodo">TODO</text:span> networks
<text:bookmark-end text:name="OrgXref.orgd24b5fd"/></text:h>
      <text:h text:style-name="Heading_20_4" text:outline-level="4" text:is-list-header="false">
<text:bookmark-start text:name="OrgXref.orgeab500b"/>
<text:bookmark text:name="orgeab500b"/><text:span text:style-name="OrgTodo">TODO</text:span> BuildKit
<text:bookmark-end text:name="OrgXref.orgeab500b"/></text:h>
      <text:h text:style-name="Heading_20_4" text:outline-level="4" text:is-list-header="false">
<text:bookmark-start text:name="OrgXref.orgea8eb15"/>
<text:bookmark text:name="orgea8eb15"/><text:span text:style-name="OrgTodo">TODO</text:span> DTR - docker trusted registry
<text:bookmark-end text:name="OrgXref.orgea8eb15"/></text:h>
      <text:h text:style-name="Heading_20_3" text:outline-level="3" text:is-list-header="false">
<text:bookmark-start text:name="OrgXref.org94df6ca"/>
<text:bookmark text:name="org94df6ca"/>Terraform<text:tab/><text:span text:style-name="OrgTags">[<text:span text:style-name="OrgTag">TOPIC</text:span>]</text:span>
<text:bookmark-end text:name="OrgXref.org94df6ca"/></text:h>
      <text:h text:style-name="Heading_20_4" text:outline-level="4" text:is-list-header="false">
<text:bookmark-start text:name="OrgXref.orged28ae5"/>
<text:bookmark text:name="orged28ae5"/>resource
<text:bookmark-end text:name="OrgXref.orged28ae5"/></text:h>
      <text:h text:style-name="Heading_20_4" text:outline-level="4" text:is-list-header="false">
<text:bookmark-start text:name="OrgXref.orgfc9847e"/>
<text:bookmark text:name="orgfc9847e"/>module
<text:bookmark-end text:name="OrgXref.orgfc9847e"/></text:h>
      <text:h text:style-name="Heading_20_4" text:outline-level="4" text:is-list-header="false">
<text:bookmark-start text:name="OrgXref.org199ec43"/>
<text:bookmark text:name="org199ec43"/>state
<text:bookmark-end text:name="OrgXref.org199ec43"/></text:h>
      <text:h text:style-name="Heading_20_4" text:outline-level="4" text:is-list-header="false">
<text:bookmark-start text:name="OrgXref.org03216ff"/>
<text:bookmark text:name="org03216ff"/>backend
<text:bookmark-end text:name="OrgXref.org03216ff"/></text:h>
      <text:h text:style-name="Heading_20_3" text:outline-level="3" text:is-list-header="false">
<text:bookmark-start text:name="OrgXref.org7ff6bce"/>
<text:bookmark text:name="org7ff6bce"/>Chef<text:tab/><text:span text:style-name="OrgTags">[<text:span text:style-name="OrgTag">TOPIC</text:span>]</text:span>
<text:bookmark-end text:name="OrgXref.org7ff6bce"/></text:h>
      <text:h text:style-name="Heading_20_3" text:outline-level="3" text:is-list-header="false">
<text:bookmark-start text:name="OrgXref.orgd209785"/>
<text:bookmark text:name="orgd209785"/>Puppet<text:tab/><text:span text:style-name="OrgTags">[<text:span text:style-name="OrgTag">TOPIC</text:span>]</text:span>
<text:bookmark-end text:name="OrgXref.orgd209785"/></text:h>
      <text:h text:style-name="Heading_20_3" text:outline-level="3" text:is-list-header="false">
<text:bookmark-start text:name="OrgXref.org7153cff"/>
<text:bookmark text:name="org7153cff"/>Ansible<text:tab/><text:span text:style-name="OrgTags">[<text:span text:style-name="OrgTag">TOPIC</text:span>]</text:span>
<text:bookmark-end text:name="OrgXref.org7153cff"/></text:h>
      <text:h text:style-name="Heading_20_3" text:outline-level="3" text:is-list-header="false">
<text:bookmark-start text:name="OrgXref.org4ee08d4"/>
<text:bookmark text:name="org4ee08d4"/>Cloud Formation<text:tab/><text:span text:style-name="OrgTags">[<text:span text:style-name="OrgTag">TOPIC</text:span>]</text:span>
<text:bookmark-end text:name="OrgXref.org4ee08d4"/></text:h>
      <text:h text:style-name="Heading_20_3" text:outline-level="3" text:is-list-header="false">
<text:bookmark-start text:name="OrgXref.org9e83f00"/>
<text:bookmark text:name="org9e83f00"/>Hashicorp: Consul<text:tab/><text:span text:style-name="OrgTags">[<text:span text:style-name="OrgTag">TOPIC</text:span>]</text:span>
<text:bookmark-end text:name="OrgXref.org9e83f00"/></text:h>
      <text:h text:style-name="Heading_20_3" text:outline-level="3" text:is-list-header="false">
<text:bookmark-start text:name="OrgXref.org75604dd"/>
<text:bookmark text:name="org75604dd"/>Hashicorp: Vault<text:tab/><text:span text:style-name="OrgTags">[<text:span text:style-name="OrgTag">TOPIC</text:span>]</text:span>
<text:bookmark-end text:name="OrgXref.org75604dd"/></text:h>
      <text:h text:style-name="Heading_20_3" text:outline-level="3" text:is-list-header="false">
<text:bookmark-start text:name="OrgXref.org75b1d1d"/>
<text:bookmark text:name="org75b1d1d"/><text:span text:style-name="OrgTodo">TODO</text:span> Zookeeper<text:tab/><text:span text:style-name="OrgTags">[<text:span text:style-name="OrgTag">TOPIC</text:span>]</text:span>
<text:bookmark-end text:name="OrgXref.org75b1d1d"/></text:h>
      <text:h text:style-name="Heading_20_3" text:outline-level="3" text:is-list-header="false">
<text:bookmark-start text:name="OrgXref.orgfa580ad"/>
<text:bookmark text:name="orgfa580ad"/><text:span text:style-name="OrgTodo">WIP</text:span> Kibana<text:tab/><text:span text:style-name="OrgTags">[<text:span text:style-name="OrgTag">TOPIC</text:span>]</text:span>
<text:bookmark-end text:name="OrgXref.orgfa580ad"/></text:h>
      <text:section text:style-name="OrgIndentedSection-Level-0" text:name="Section55">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logz.io/blog/grafana-vs-kibana/">https://logz.io/blog/grafana-vs-kibana/</text:a></text:p>
              </table:table-cell>
            </table:table-row>
          </table:table-rows>
        </table:table>
      </text:section>
      <text:list text:style-name="OrgBulletedList" text:continue-numbering="false">
        <text:list-item>
          <text:p text:style-name="Text_20_body">Kibana is the ‘K’ in the ELK Stack, the world’s most popular open source log analysis platform, and provides users with a tool for exploring, visualizing, and building dashboards on top of the log data stored in Elasticsearch clusters.
</text:p>
        </text:list-item>
        <text:list-item>
          <text:p text:style-name="Text_20_body">Kibana’s core feature is data querying and analysis. Using various methods, users can search the data indexed in Elasticsearch for specific events or strings within their data for root cause analysis and diagnostics. Based on these queries, users can use Kibana’s visualization features which allow users to visualize data in a variety of different ways, using charts, tables, geographical maps and other types of visualizations.
</text:p>
        </text:list-item>
      </text:list>
      <text:h text:style-name="Heading_20_3" text:outline-level="3" text:is-list-header="false">
<text:bookmark-start text:name="OrgXref.org61a03c1"/>
<text:bookmark text:name="org61a03c1"/><text:span text:style-name="OrgTodo">WIP</text:span> Graphana<text:tab/><text:span text:style-name="OrgTags">[<text:span text:style-name="OrgTag">TOPIC</text:span>]</text:span>
<text:bookmark-end text:name="OrgXref.org61a03c1"/></text:h>
      <text:section text:style-name="OrgIndentedSection-Level-0" text:name="Section56">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logz.io/blog/grafana-vs-kibana/">https://logz.io/blog/grafana-vs-kibana/</text:a></text:p>
              </table:table-cell>
            </table:table-row>
          </table:table-rows>
        </table:table>
      </text:section>
      <text:list text:style-name="OrgBulletedList" text:continue-numbering="false">
        <text:list-item>
          <text:p text:style-name="Text_20_body">Grafana is an open source visualization tool that can be used on top of a variety of different data stores but is most commonly used together with Graphite, InfluxDB, Prometheus, Elasticsearch and Logz.io. As it so happens, Grafana began as a fork of Kibana, trying to supply support for metrics (a.k.a. monitoring) that Kibana (at the time) did not provide much if any such support for.
</text:p>
        </text:list-item>
        <text:list-item>
          <text:p text:style-name="Text_20_body">Essentially, Grafana is a feature-rich replacement for Graphite-web, which helps users to easily create and edit dashboards. It contains a unique Graphite target parser that enables easy metric and function editing. Users can create comprehensive charts with smart axis formats (such as lines and points) as a result of Grafana’s fast, client-side rendering — even over long ranges of time — that uses Flot as a default option.
</text:p>
        </text:list-item>
      </text:list>
      <text:h text:style-name="Heading_20_3" text:outline-level="3" text:is-list-header="false">
<text:bookmark-start text:name="OrgXref.org561d056"/>
<text:bookmark text:name="org561d056"/><text:span text:style-name="OrgTodo">TODO</text:span> ELK<text:tab/><text:span text:style-name="OrgTags">[<text:span text:style-name="OrgTag">TOPIC</text:span>]</text:span>
<text:bookmark-end text:name="OrgXref.org561d056"/></text:h>
      <text:h text:style-name="Heading_20_3" text:outline-level="3" text:is-list-header="false">
<text:bookmark-start text:name="OrgXref.orgd50e5eb"/>
<text:bookmark text:name="orgd50e5eb"/><text:span text:style-name="OrgTodo">TODO</text:span> DynaTrace<text:tab/><text:span text:style-name="OrgTags">[<text:span text:style-name="OrgTag">TOPIC</text:span>]</text:span>
<text:bookmark-end text:name="OrgXref.orgd50e5eb"/></text:h>
      <text:h text:style-name="Heading_20_3" text:outline-level="3" text:is-list-header="false">
<text:bookmark-start text:name="OrgXref.org971e1c5"/>
<text:bookmark text:name="org971e1c5"/><text:span text:style-name="OrgTodo">TODO</text:span> Piwik<text:tab/><text:span text:style-name="OrgTags">[<text:span text:style-name="OrgTag">TOPIC</text:span>]</text:span>
<text:bookmark-end text:name="OrgXref.org971e1c5"/></text:h>
      <text:h text:style-name="Heading_20_3" text:outline-level="3" text:is-list-header="false">
<text:bookmark-start text:name="OrgXref.orgaff576d"/>
<text:bookmark text:name="orgaff576d"/><text:span text:style-name="OrgTodo">TODO</text:span> argocd<text:tab/><text:span text:style-name="OrgTags">[<text:span text:style-name="OrgTag">TOPIC</text:span>]</text:span>
<text:bookmark-end text:name="OrgXref.orgaff576d"/></text:h>
      <text:h text:style-name="Heading_20_3" text:outline-level="3" text:is-list-header="false">
<text:bookmark-start text:name="OrgXref.org9127f21"/>
<text:bookmark text:name="org9127f21"/><text:span text:style-name="OrgTodo">TODO</text:span> fluxcd<text:tab/><text:span text:style-name="OrgTags">[<text:span text:style-name="OrgTag">TOPIC</text:span>]</text:span>
<text:bookmark-end text:name="OrgXref.org9127f21"/></text:h>
      <text:h text:style-name="Heading_20_3" text:outline-level="3" text:is-list-header="false">
<text:bookmark-start text:name="OrgXref.org36a4880"/>
<text:bookmark text:name="org36a4880"/><text:span text:style-name="OrgTodo">TODO</text:span> Prometheus<text:tab/><text:span text:style-name="OrgTags">[<text:span text:style-name="OrgTag">TOPIC</text:span>]</text:span>
<text:bookmark-end text:name="OrgXref.org36a4880"/></text:h>
      <text:h text:style-name="Heading_20_2" text:outline-level="2" text:is-list-header="false">
<text:bookmark-start text:name="OrgXref.org5600171"/>
<text:bookmark text:name="org5600171"/><text:span text:style-name="OrgTodo">TODO</text:span> CNCF<text:tab/><text:span text:style-name="OrgTags">[<text:span text:style-name="OrgTag">TOPIC</text:span>]</text:span>
<text:bookmark-end text:name="OrgXref.org5600171"/></text:h>
      <text:h text:style-name="Heading_20_2" text:outline-level="2" text:is-list-header="false">
<text:bookmark-start text:name="OrgXref.orgfeb3ed9"/>
<text:bookmark text:name="orgfeb3ed9"/><text:span text:style-name="OrgTodo">WIP</text:span> K8S / Kubernetes: <text:span text:style-name="OrgCode">[0/27]</text:span><text:tab/><text:span text:style-name="OrgTags">[<text:span text:style-name="OrgTag">TOPIC</text:span>]</text:span>
<text:bookmark-end text:name="OrgXref.orgfeb3ed9"/></text:h>
      <text:section text:style-name="OrgIndentedSection-Level-0" text:name="Section57">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classpert.com/kubernetes">https://classpert.com/kubernetes</text:a></text:p>
              </table:table-cell>
            </table:table-row>
          </table:table-rows>
        </table:table>
      </text:section>
      <text:h text:style-name="Heading_20_3" text:outline-level="3" text:is-list-header="false">
<text:bookmark-start text:name="OrgXref.org87691cc"/>
<text:bookmark text:name="org87691cc"/><text:span text:style-name="OrgTodo">TODO</text:span> What is a service<text:tab/><text:span text:style-name="OrgTags">[<text:span text:style-name="OrgTag">QUESTION</text:span>]</text:span>
<text:bookmark-end text:name="OrgXref.org87691cc"/></text:h>
      <text:h text:style-name="Heading_20_3" text:outline-level="3" text:is-list-header="false">
<text:bookmark-start text:name="OrgXref.org866942c"/>
<text:bookmark text:name="org866942c"/><text:span text:style-name="OrgTodo">WIP</text:span> What are network policies?<text:tab/><text:span text:style-name="OrgTags">[<text:span text:style-name="OrgTag">QUESTION</text:span>]</text:span>
<text:bookmark-end text:name="OrgXref.org866942c"/></text:h>
      <text:section text:style-name="OrgIndentedSection-Level-0" text:name="Section58">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github.com/ahmetb/kubernetes-network-policy-recipes">https://github.com/ahmetb/kubernetes-network-policy-recipes</text:a></text:p>
              </table:table-cell>
            </table:table-row>
          </table:table-rows>
        </table:table>
      </text:section>
      <text:list text:style-name="OrgBulletedList" text:continue-numbering="false">
        <text:list-item>
          <text:p text:style-name="Text_20_body">firewall on the  pod level
</text:p>
        </text:list-item>
      </text:list>
      <text:h text:style-name="Heading_20_3" text:outline-level="3" text:is-list-header="false">
<text:bookmark-start text:name="OrgXref.orga7521fb"/>
<text:bookmark text:name="orga7521fb"/><text:span text:style-name="OrgTodo">WIP</text:span> what are labels?
<text:bookmark-end text:name="OrgXref.orga7521fb"/></text:h>
      <text:list text:style-name="OrgBulletedList" text:continue-numbering="false">
        <text:list-item>
          <text:p text:style-name="Text_20_body">key value pairs that can be assigned to majority of Kubernetes objects
</text:p>
        </text:list-item>
      </text:list>
      <text:h text:style-name="Heading_20_3" text:outline-level="3" text:is-list-header="false">
<text:bookmark-start text:name="OrgXref.org1c2f49e"/>
<text:bookmark text:name="org1c2f49e"/><text:span text:style-name="OrgTodo">WIP</text:span> What are network policies rules?<text:tab/><text:span text:style-name="OrgTags">[<text:span text:style-name="OrgTag">QUESTION</text:span>]</text:span>
<text:bookmark-end text:name="OrgXref.org1c2f49e"/></text:h>
      <text:list text:style-name="OrgNumberedList" text:continue-numbering="false">
        <text:list-item>
          <text:p text:style-name="Text_20_body">traffic is allowed unless there is a network policy that blocks it
</text:p>
        </text:list-item>
        <text:list-item>
          <text:p text:style-name="Text_20_body">rules apply as soon as pod is selected and it is deny by default unless stated differently
</text:p>
        </text:list-item>
        <text:list-item>
          <text:p text:style-name="Text_20_body">you then only write rules that allow (whitelist)
</text:p>
        </text:list-item>
        <text:list-item>
          <text:p text:style-name="Text_20_body">rules are aditive "ored" i.e. or is applied and single allow rule is enough to open the flow
</text:p>
        </text:list-item>
        <text:list-item>
          <text:p text:style-name="Text_20_body">network policies are scoped to a namespace they are deployed to
</text:p>
        </text:list-item>
        <text:list-item>
          <text:p text:style-name="Text_20_body">ports in rules are ports on pods not ports of services
</text:p>
        </text:list-item>
      </text:list>
      <text:h text:style-name="Heading_20_3" text:outline-level="3" text:is-list-header="false">
<text:bookmark-start text:name="OrgXref.orgb058560"/>
<text:bookmark text:name="orgb058560"/><text:span text:style-name="OrgTodo">WIP</text:span> what are podSelectors?<text:tab/><text:span text:style-name="OrgTags">[<text:span text:style-name="OrgTag">QUESTION</text:span>]</text:span>
<text:bookmark-end text:name="OrgXref.orgb058560"/></text:h>
      <text:section text:style-name="OrgIndentedSection-Level-0" text:name="Section59">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medium.com/@zwhitchcox/matchlabels-labels-and-selectors-explained-in-detail-for-beginners-d421bdd05362">https://medium.com/@zwhitchcox/matchlabels-labels-and-selectors-explained-in-detail-for-beginners-d421bdd05362</text:a></text:p>
              </table:table-cell>
            </table:table-row>
          </table:table-rows>
        </table:table>
      </text:section>
      <text:p text:style-name="Text_20_body">matchLabels:
</text:p>
      <text:h text:style-name="Heading_20_3" text:outline-level="3" text:is-list-header="false">
<text:bookmark-start text:name="OrgXref.org75eca24"/>
<text:bookmark text:name="org75eca24"/><text:span text:style-name="OrgTodo">WIP</text:span> what is namespaceSelector?<text:tab/><text:span text:style-name="OrgTags">[<text:span text:style-name="OrgTag">QUESTION</text:span>]</text:span>
<text:bookmark-end text:name="OrgXref.org75eca24"/></text:h>
      <text:h text:style-name="Heading_20_3" text:outline-level="3" text:is-list-header="false">
<text:bookmark-start text:name="OrgXref.org1dede97"/>
<text:bookmark text:name="org1dede97"/><text:span text:style-name="OrgTodo">WIP</text:span> what is empty selector:<text:tab/><text:span text:style-name="OrgTags">[<text:span text:style-name="OrgTag">QUESTION</text:span>]</text:span>
<text:bookmark-end text:name="OrgXref.org1dede97"/></text:h>
      <text:p text:style-name="Text_20_body">example: matchLabels:{}
</text:p>
      <text:h text:style-name="Heading_20_3" text:outline-level="3" text:is-list-header="false">
<text:bookmark-start text:name="OrgXref.org86059c4"/>
<text:bookmark text:name="org86059c4"/><text:span text:style-name="OrgTodo">WIP</text:span> what ipBlock and hwhat are they good for?
<text:bookmark-end text:name="OrgXref.org86059c4"/></text:h>
      <text:h text:style-name="Heading_20_3" text:outline-level="3" text:is-list-header="false">
<text:bookmark-start text:name="OrgXref.org8c712f5"/>
<text:bookmark text:name="org8c712f5"/><text:span text:style-name="OrgTodo">WIP</text:span> what is a network policy plugin and how you enable that?
<text:bookmark-end text:name="OrgXref.org8c712f5"/></text:h>
      <text:list text:style-name="OrgBulletedList" text:continue-numbering="false">
        <text:list-item>
          <text:p text:style-name="Text_20_body">Calico,  for example
</text:p>
        </text:list-item>
        <text:list-item>
          <text:p text:style-name="Text_20_body">iptables vs overlay network (calico is iptables based)
</text:p>
        </text:list-item>
      </text:list>
      <text:h text:style-name="Heading_20_3" text:outline-level="3" text:is-list-header="false">
<text:bookmark-start text:name="OrgXref.orgb72acc8"/>
<text:bookmark text:name="orgb72acc8"/><text:span text:style-name="OrgTodo">WIP</text:span> what is a RBAC
<text:bookmark-end text:name="OrgXref.orgb72acc8"/></text:h>
      <text:section text:style-name="OrgIndentedSection-Level-0" text:name="Section60">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ww.cncf.io/blog/2018/08/01/demystifying-rbac-in-kubernetes/">https://www.cncf.io/blog/2018/08/01/demystifying-rbac-in-kubernetes/</text:a></text:p>
              </table:table-cell>
            </table:table-row>
          </table:table-rows>
        </table:table>
      </text:section>
      <text:h text:style-name="Heading_20_3" text:outline-level="3" text:is-list-header="false">
<text:bookmark-start text:name="OrgXref.org2df0cbd"/>
<text:bookmark text:name="org2df0cbd"/><text:span text:style-name="OrgTodo">WIP</text:span> network policy API
<text:bookmark-end text:name="OrgXref.org2df0cbd"/></text:h>
      <text:h text:style-name="Heading_20_3" text:outline-level="3" text:is-list-header="false">
<text:bookmark-start text:name="OrgXref.org6158aff"/>
<text:bookmark text:name="org6158aff"/><text:span text:style-name="OrgTodo">TODO</text:span> whats is kube-dns
<text:bookmark-end text:name="OrgXref.org6158aff"/></text:h>
      <text:h text:style-name="Heading_20_3" text:outline-level="3" text:is-list-header="false">
<text:bookmark-start text:name="OrgXref.orgebf48cd"/>
<text:bookmark text:name="orgebf48cd"/><text:span text:style-name="OrgTodo">TODO</text:span> helm
<text:bookmark-end text:name="OrgXref.orgebf48cd"/></text:h>
      <text:h text:style-name="Heading_20_3" text:outline-level="3" text:is-list-header="false">
<text:bookmark-start text:name="OrgXref.org767d89e"/>
<text:bookmark text:name="org767d89e"/><text:span text:style-name="OrgTodo">TODO</text:span> chart
<text:bookmark-end text:name="OrgXref.org767d89e"/></text:h>
      <text:h text:style-name="Heading_20_3" text:outline-level="3" text:is-list-header="false">
<text:bookmark-start text:name="OrgXref.org4ebf664"/>
<text:bookmark text:name="org4ebf664"/><text:span text:style-name="OrgTodo">TODO</text:span> template
<text:bookmark-end text:name="OrgXref.org4ebf664"/></text:h>
      <text:h text:style-name="Heading_20_3" text:outline-level="3" text:is-list-header="false">
<text:bookmark-start text:name="OrgXref.orgba0833b"/>
<text:bookmark text:name="orgba0833b"/><text:span text:style-name="OrgTodo">TODO</text:span> cluster
<text:bookmark-end text:name="OrgXref.orgba0833b"/></text:h>
      <text:h text:style-name="Heading_20_3" text:outline-level="3" text:is-list-header="false">
<text:bookmark-start text:name="OrgXref.org5b1d33e"/>
<text:bookmark text:name="org5b1d33e"/><text:span text:style-name="OrgTodo">TODO</text:span> pod
<text:bookmark-end text:name="OrgXref.org5b1d33e"/></text:h>
      <text:h text:style-name="Heading_20_3" text:outline-level="3" text:is-list-header="false">
<text:bookmark-start text:name="OrgXref.org90e7a00"/>
<text:bookmark text:name="org90e7a00"/><text:span text:style-name="OrgTodo">TODO</text:span> node
<text:bookmark-end text:name="OrgXref.org90e7a00"/></text:h>
      <text:h text:style-name="Heading_20_3" text:outline-level="3" text:is-list-header="false">
<text:bookmark-start text:name="OrgXref.org474c057"/>
<text:bookmark text:name="org474c057"/><text:span text:style-name="OrgTodo">TODO</text:span> service mesh
<text:bookmark-end text:name="OrgXref.org474c057"/></text:h>
      <text:h text:style-name="Heading_20_3" text:outline-level="3" text:is-list-header="false">
<text:bookmark-start text:name="OrgXref.org7ef1b01"/>
<text:bookmark text:name="org7ef1b01"/><text:span text:style-name="OrgTodo">TODO</text:span> ingress controller
<text:bookmark-end text:name="OrgXref.org7ef1b01"/></text:h>
      <text:h text:style-name="Heading_20_3" text:outline-level="3" text:is-list-header="false">
<text:bookmark-start text:name="OrgXref.orgb4216e1"/>
<text:bookmark text:name="orgb4216e1"/><text:span text:style-name="OrgTodo">TODO</text:span> ingress and exgress?
<text:bookmark-end text:name="OrgXref.orgb4216e1"/></text:h>
      <text:h text:style-name="Heading_20_3" text:outline-level="3" text:is-list-header="false">
<text:bookmark-start text:name="OrgXref.orgb074ba0"/>
<text:bookmark text:name="orgb074ba0"/><text:span text:style-name="OrgTodo">TODO</text:span> etcd
<text:bookmark-end text:name="OrgXref.orgb074ba0"/></text:h>
      <text:h text:style-name="Heading_20_3" text:outline-level="3" text:is-list-header="false">
<text:bookmark-start text:name="OrgXref.orgf569a38"/>
<text:bookmark text:name="orgf569a38"/><text:span text:style-name="OrgTodo">TODO</text:span> secret
<text:bookmark-end text:name="OrgXref.orgf569a38"/></text:h>
      <text:h text:style-name="Heading_20_3" text:outline-level="3" text:is-list-header="false">
<text:bookmark-start text:name="OrgXref.org168553a"/>
<text:bookmark text:name="org168553a"/><text:span text:style-name="OrgTodo">TODO</text:span> operator
<text:bookmark-end text:name="OrgXref.org168553a"/></text:h>
      <text:h text:style-name="Heading_20_3" text:outline-level="3" text:is-list-header="false">
<text:bookmark-start text:name="OrgXref.org0bd4695"/>
<text:bookmark text:name="org0bd4695"/><text:span text:style-name="OrgTodo">WIP</text:span> CRD / Custom Resources
<text:bookmark-end text:name="OrgXref.org0bd4695"/></text:h>
      <text:list text:style-name="OrgBulletedList" text:continue-numbering="false">
        <text:list-item>
          <text:p text:style-name="Text_20_body">A resource is an endpoint in the Kubernetes API that stores a collection of API objects of a certain kind; for example, the built-in pods resource contains a collection of Pod objects.
</text:p>
        </text:list-item>
        <text:list-item>
          <text:p text:style-name="Text_20_body">A custom resource is an extension of the Kubernetes API that is not necessarily available in a default Kubernetes installation. It represents a customization of a particular Kubernetes installation. However, many core Kubernetes functions are now built using custom resources, making Kubernetes more modular.
</text:p>
        </text:list-item>
        <text:list-item>
          <text:p text:style-name="Text_20_body">Custom resources can appear and disappear in a running cluster through dynamic registration, and cluster admins can update custom resources independently of the cluster itself. Once a custom resource is installed, users can create and access its objects using kubectl, just as they do for built-in resources like Pods.
</text:p>
        </text:list-item>
      </text:list>
      <text:h text:style-name="Heading_20_3" text:outline-level="3" text:is-list-header="false">
<text:bookmark-start text:name="OrgXref.orga1976e0"/>
<text:bookmark text:name="orga1976e0"/><text:span text:style-name="OrgTodo">TODO</text:span> liveness/readines probes
<text:bookmark-end text:name="OrgXref.orga1976e0"/></text:h>
      <text:h text:style-name="Heading_20_3" text:outline-level="3" text:is-list-header="false">
<text:bookmark-start text:name="OrgXref.org396ebc1"/>
<text:bookmark text:name="org396ebc1"/><text:span text:style-name="OrgTodo">TODO</text:span> kubectl
<text:bookmark-end text:name="OrgXref.org396ebc1"/></text:h>
      <text:h text:style-name="Heading_20_2" text:outline-level="2" text:is-list-header="false">
<text:bookmark-start text:name="OrgXref.orge19338b"/>
<text:bookmark text:name="orge19338b"/><text:span text:style-name="OrgTodo">WIP</text:span> Concepts <text:span text:style-name="OrgCode">[0/6]</text:span>
<text:bookmark-end text:name="OrgXref.orge19338b"/></text:h>
      <text:h text:style-name="Heading_20_3" text:outline-level="3" text:is-list-header="false">
<text:bookmark-start text:name="OrgXref.org3f895f3"/>
<text:bookmark text:name="org3f895f3"/><text:span text:style-name="OrgTodo">TODO</text:span> ChatOps<text:tab/><text:span text:style-name="OrgTags">[<text:span text:style-name="OrgTag">CONCEPT</text:span>]</text:span>
<text:bookmark-end text:name="OrgXref.org3f895f3"/></text:h>
      <text:section text:style-name="OrgIndentedSection-Level-0" text:name="Section61">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ww.pagerduty.com/blog/what-is-chatops/">https://www.pagerduty.com/blog/what-is-chatops/</text:a></text:p>
              </table:table-cell>
            </table:table-row>
          </table:table-rows>
        </table:table>
      </text:section>
      <text:list text:style-name="OrgBulletedList" text:continue-numbering="false">
        <text:list-item>
          <text:p text:style-name="Text_20_body">ChatOps, a term widely credited to GitHub, is all about conversation-driven development.While in a chat room, team members type commands that the chatbot is configured to execute through custom scripts and plugins. These can range from code deployments, to security event responses, to team member notifications. By bringing your tools into your conversations and using a chatbot modified to work with key plugins and scripts, teams can automate tasks and collaborate, working better, cheaper and faster—allowing the entire team to collaborate in real time as commands are executed.
</text:p>
        </text:list-item>
      </text:list>
      <text:h text:style-name="Heading_20_3" text:outline-level="3" text:is-list-header="false">
<text:bookmark-start text:name="OrgXref.org18a02f6"/>
<text:bookmark text:name="org18a02f6"/><text:span text:style-name="OrgTodo">TODO</text:span> Rugged DevOps<text:tab/><text:span text:style-name="OrgTags">[<text:span text:style-name="OrgTag">CONCEPT</text:span>]</text:span>
<text:bookmark-end text:name="OrgXref.org18a02f6"/></text:h>
      <text:section text:style-name="OrgIndentedSection-Level-0" text:name="Section62">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ruggedsoftware.org/">https://ruggedsoftware.org/</text:a></text:p>
              </table:table-cell>
            </table:table-row>
          </table:table-rows>
        </table:table>
      </text:section>
      <text:list text:style-name="OrgBulletedList" text:continue-numbering="false">
        <text:list-item>
          <text:p text:style-name="Text_20_body">The Rugged Manifesto:
</text:p>
          <text:list text:style-name="OrgBulletedList" text:continue-numbering="true">
            <text:list-item>
              <text:p text:style-name="Text_20_body">I am rugged and, more importantly, my code is rugged.
</text:p>
            </text:list-item>
            <text:list-item>
              <text:p text:style-name="Text_20_body">I recognize that software has become a foundation of our modern world.
</text:p>
            </text:list-item>
            <text:list-item>
              <text:p text:style-name="Text_20_body">I recognize the awesome responsibility that comes with this foundational role.
</text:p>
            </text:list-item>
            <text:list-item>
              <text:p text:style-name="Text_20_body">I recognize that my code will be used in ways I cannot anticipate, in ways it was not designed, and for longer than it was ever intended.
</text:p>
            </text:list-item>
            <text:list-item>
              <text:p text:style-name="Text_20_body">I recognize that my code will be attacked by talented and persistent adversaries who threaten our physical, economic, and national security.
</text:p>
            </text:list-item>
            <text:list-item>
              <text:p text:style-name="Text_20_body">I recognize these things - and I choose to be rugged.
</text:p>
            </text:list-item>
            <text:list-item>
              <text:p text:style-name="Text_20_body">I am rugged because I refuse to be a source of vulnerability or weakness.
</text:p>
            </text:list-item>
            <text:list-item>
              <text:p text:style-name="Text_20_body">I am rugged because I assure my code will support its mission.
</text:p>
            </text:list-item>
            <text:list-item>
              <text:p text:style-name="Text_20_body">I am rugged because my code can face these challenges and persist in spite of them.
</text:p>
            </text:list-item>
            <text:list-item>
              <text:p text:style-name="Text_20_body">I am rugged, not because it is easy, but because it is necessary and I am up for the challenge.
</text:p>
            </text:list-item>
          </text:list>
        </text:list-item>
      </text:list>
      <text:h text:style-name="Heading_20_3" text:outline-level="3" text:is-list-header="false">
<text:bookmark-start text:name="OrgXref.orga044f47"/>
<text:bookmark text:name="orga044f47"/><text:span text:style-name="OrgTodo">TODO</text:span> Tail Latency<text:tab/><text:span text:style-name="OrgTags">[<text:span text:style-name="OrgTag">CONCEPT</text:span>]</text:span>
<text:bookmark-end text:name="OrgXref.orga044f47"/></text:h>
      <text:h text:style-name="Heading_20_3" text:outline-level="3" text:is-list-header="false">
<text:bookmark-start text:name="OrgXref.org199b915"/>
<text:bookmark text:name="org199b915"/><text:span text:style-name="OrgTodo">TODO</text:span> SLI<text:tab/><text:span text:style-name="OrgTags">[<text:span text:style-name="OrgTag">CONCEPT</text:span>]</text:span>
<text:bookmark-end text:name="OrgXref.org199b915"/></text:h>
      <text:h text:style-name="Heading_20_3" text:outline-level="3" text:is-list-header="false">
<text:bookmark-start text:name="OrgXref.orgc20b0b9"/>
<text:bookmark text:name="orgc20b0b9"/><text:span text:style-name="OrgTodo">TODO</text:span> SLO<text:tab/><text:span text:style-name="OrgTags">[<text:span text:style-name="OrgTag">CONCEPT</text:span>]</text:span>
<text:bookmark-end text:name="OrgXref.orgc20b0b9"/></text:h>
      <text:h text:style-name="Heading_20_3" text:outline-level="3" text:is-list-header="false">
<text:bookmark-start text:name="OrgXref.orgbb54922"/>
<text:bookmark text:name="orgbb54922"/><text:span text:style-name="OrgTodo">TODO</text:span> SLA<text:tab/><text:span text:style-name="OrgTags">[<text:span text:style-name="OrgTag">CONCEPT</text:span>]</text:span>
<text:bookmark-end text:name="OrgXref.orgbb54922"/></text:h>
      <text:h text:style-name="Heading_20_1" text:outline-level="1" text:is-list-header="false">
<text:bookmark-start text:name="OrgXref.org003a3a4"/>
<text:bookmark text:name="org003a3a4"/><text:span text:style-name="OrgTodo">WIP</text:span> Web Front End <text:span text:style-name="OrgCode">[0/9]</text:span><text:tab/><text:span text:style-name="OrgTags">[<text:span text:style-name="OrgTag">DOMAIN</text:span>]</text:span>
<text:bookmark-end text:name="OrgXref.org003a3a4"/></text:h>
      <text:h text:style-name="Heading_20_2" text:outline-level="2" text:is-list-header="false">
<text:bookmark-start text:name="OrgXref.org17561ce"/>
<text:bookmark text:name="org17561ce"/><text:span text:style-name="OrgTodo">WIP</text:span> React
<text:bookmark-end text:name="OrgXref.org17561ce"/></text:h>
      <text:h text:style-name="Heading_20_3" text:outline-level="3" text:is-list-header="false">
<text:bookmark-start text:name="OrgXref.org48bb3c4"/>
<text:bookmark text:name="org48bb3c4"/><text:span text:style-name="OrgTodo">TODO</text:span> React
<text:bookmark-end text:name="OrgXref.org48bb3c4"/></text:h>
      <text:h text:style-name="Heading_20_3" text:outline-level="3" text:is-list-header="false">
<text:bookmark-start text:name="OrgXref.orgcdb2be9"/>
<text:bookmark text:name="orgcdb2be9"/><text:span text:style-name="OrgTodo">TODO</text:span> React Native
<text:bookmark-end text:name="OrgXref.orgcdb2be9"/></text:h>
      <text:h text:style-name="Heading_20_3" text:outline-level="3" text:is-list-header="false">
<text:bookmark-start text:name="OrgXref.org4e3f439"/>
<text:bookmark text:name="org4e3f439"/><text:span text:style-name="OrgTodo">TODO</text:span> react-hooks
<text:bookmark-end text:name="OrgXref.org4e3f439"/></text:h>
      <text:h text:style-name="Heading_20_3" text:outline-level="3" text:is-list-header="false">
<text:bookmark-start text:name="OrgXref.org9bdfa82"/>
<text:bookmark text:name="org9bdfa82"/><text:span text:style-name="OrgTodo">TODO</text:span> react-styled-components
<text:bookmark-end text:name="OrgXref.org9bdfa82"/></text:h>
      <text:h text:style-name="Heading_20_2" text:outline-level="2" text:is-list-header="false">
<text:bookmark-start text:name="OrgXref.org14fadc9"/>
<text:bookmark text:name="org14fadc9"/><text:span text:style-name="OrgTodo">TODO</text:span> Relay
<text:bookmark-end text:name="OrgXref.org14fadc9"/></text:h>
      <text:h text:style-name="Heading_20_2" text:outline-level="2" text:is-list-header="false">
<text:bookmark-start text:name="OrgXref.org89b793b"/>
<text:bookmark text:name="org89b793b"/><text:span text:style-name="OrgTodo">TODO</text:span> Apollo
<text:bookmark-end text:name="OrgXref.org89b793b"/></text:h>
      <text:h text:style-name="Heading_20_2" text:outline-level="2" text:is-list-header="false">
<text:bookmark-start text:name="OrgXref.orgf67f90a"/>
<text:bookmark text:name="orgf67f90a"/><text:span text:style-name="OrgTodo">TODO</text:span> Next.js
<text:bookmark-end text:name="OrgXref.orgf67f90a"/></text:h>
      <text:h text:style-name="Heading_20_2" text:outline-level="2" text:is-list-header="false">
<text:bookmark-start text:name="OrgXref.orgcef16e0"/>
<text:bookmark text:name="orgcef16e0"/><text:span text:style-name="OrgTodo">TODO</text:span> Angular
<text:bookmark-end text:name="OrgXref.orgcef16e0"/></text:h>
      <text:h text:style-name="Heading_20_2" text:outline-level="2" text:is-list-header="false">
<text:bookmark-start text:name="OrgXref.org7fa2ca0"/>
<text:bookmark text:name="org7fa2ca0"/><text:span text:style-name="OrgTodo">WIP</text:span> PWA
<text:bookmark-end text:name="OrgXref.org7fa2ca0"/></text:h>
      <text:h text:style-name="Heading_20_3" text:outline-level="3" text:is-list-header="false">
<text:bookmark-start text:name="OrgXref.org5f132e1"/>
<text:bookmark text:name="org5f132e1"/>app-shell model
<text:bookmark-end text:name="OrgXref.org5f132e1"/></text:h>
      <text:h text:style-name="Heading_20_2" text:outline-level="2" text:is-list-header="false">
<text:bookmark-start text:name="OrgXref.org6a85b49"/>
<text:bookmark text:name="org6a85b49"/><text:span text:style-name="OrgTodo">WIP</text:span> Web API
<text:bookmark-end text:name="OrgXref.org6a85b49"/></text:h>
      <text:h text:style-name="Heading_20_3" text:outline-level="3" text:is-list-header="false">
<text:bookmark-start text:name="OrgXref.org3865b8c"/>
<text:bookmark text:name="org3865b8c"/>Server-send events
<text:bookmark-end text:name="OrgXref.org3865b8c"/></text:h>
      <text:list text:style-name="OrgBulletedList" text:continue-numbering="false">
        <text:list-item>
          <text:p text:style-name="Text_20_body">Traditionally, a web page has to send a request to the server to receive new data; that is, the page requests data from the server.
</text:p>
        </text:list-item>
        <text:list-item>
          <text:p text:style-name="Text_20_body">With server-sent events, it's possible for a server to send new data to a web page at any time, by pushing messages to the web page.
</text:p>
        </text:list-item>
        <text:list-item>
          <text:p text:style-name="Text_20_body">These incoming messages can be treated as Events + data inside the web page.
</text:p>
        </text:list-item>
      </text:list>
      <text:h text:style-name="Heading_20_3" text:outline-level="3" text:is-list-header="false">
<text:bookmark-start text:name="OrgXref.org31dd549"/>
<text:bookmark text:name="org31dd549"/>Tools
<text:bookmark-end text:name="OrgXref.org31dd549"/></text:h>
      <text:h text:style-name="Heading_20_4" text:outline-level="4" text:is-list-header="false">
<text:bookmark-start text:name="OrgXref.org9183a08"/>
<text:bookmark text:name="org9183a08"/>SoapUI
<text:bookmark-end text:name="OrgXref.org9183a08"/></text:h>
      <text:h text:style-name="Heading_20_4" text:outline-level="4" text:is-list-header="false">
<text:bookmark-start text:name="OrgXref.org0cefb49"/>
<text:bookmark text:name="org0cefb49"/>curl
<text:bookmark-end text:name="OrgXref.org0cefb49"/></text:h>
      <text:h text:style-name="Heading_20_2" text:outline-level="2" text:is-list-header="false">
<text:bookmark-start text:name="OrgXref.orgc23e5b3"/>
<text:bookmark text:name="orgc23e5b3"/><text:span text:style-name="OrgTodo">WIP</text:span> HTML + CSS <text:span text:style-name="OrgCode">[/]</text:span>
<text:bookmark-end text:name="OrgXref.orgc23e5b3"/></text:h>
      <text:h text:style-name="Heading_20_3" text:outline-level="3" text:is-list-header="false">
<text:bookmark-start text:name="OrgXref.org6d82d1e"/>
<text:bookmark text:name="org6d82d1e"/>Chrome Development Tools
<text:bookmark-end text:name="OrgXref.org6d82d1e"/></text:h>
      <text:h text:style-name="Heading_20_3" text:outline-level="3" text:is-list-header="false">
<text:bookmark-start text:name="OrgXref.org5480779"/>
<text:bookmark text:name="org5480779"/>HTML5 Layout tags
<text:bookmark-end text:name="OrgXref.org5480779"/></text:h>
      <text:p text:style-name="OrgSrcBlock">&lt;<text:span text:style-name="OrgSrcFontLockFunctionNameFace">header</text:span>&gt;<text:s/>It<text:s/>is<text:s/>used<text:s/>to<text:s/>define<text:s/>a<text:s/>header<text:s/>for<text:s/>a<text:s/>document<text:s/>or<text:s/>a<text:s/>section.</text:p>
      <text:p text:style-name="OrgSrcBlock">&lt;<text:span text:style-name="OrgSrcFontLockFunctionNameFace">nav</text:span>&gt;<text:s/>It<text:s/>is<text:s/>used<text:s/>to<text:s/>define<text:s/>a<text:s/>container<text:s/>for<text:s/>navigation<text:s/>links</text:p>
      <text:p text:style-name="OrgSrcBlock">&lt;<text:span text:style-name="OrgSrcFontLockFunctionNameFace">section</text:span>&gt;<text:s/>It<text:s/>is<text:s/>used<text:s/>to<text:s/>define<text:s/>a<text:s/>section<text:s/>in<text:s/>a<text:s/>document</text:p>
      <text:p text:style-name="OrgSrcBlock">&lt;<text:span text:style-name="OrgSrcFontLockFunctionNameFace">article</text:span>&gt;<text:s/>It<text:s/>is<text:s/>used<text:s/>to<text:s/>define<text:s/>an<text:s/>independent,<text:s/>self-contained<text:s/>article</text:p>
      <text:p text:style-name="OrgSrcBlock">&lt;<text:span text:style-name="OrgSrcFontLockFunctionNameFace">aside</text:span>&gt;<text:s/>It<text:s/>is<text:s/>used<text:s/>to<text:s/>define<text:s/>content<text:s/>aside<text:s/>from<text:s/>the<text:s/>content<text:s/>(like<text:s/>a<text:s/>sidebar)</text:p>
      <text:p text:style-name="OrgSrcBlockLastLine">&lt;<text:span text:style-name="OrgSrcFontLockFunctionNameFace">footer</text:span>&gt;<text:s/>It<text:s/>is<text:s/>used<text:s/>to<text:s/>define<text:s/>a<text:s/>footer<text:s/>for<text:s/>a<text:s/>document<text:s/>or<text:s/>a<text:s/>section</text:p>
      <text:h text:style-name="Heading_20_3" text:outline-level="3" text:is-list-header="false">
<text:bookmark-start text:name="OrgXref.org8ae4d3c"/>
<text:bookmark text:name="org8ae4d3c"/>What is iframe good for?<text:tab/><text:span text:style-name="OrgTags">[<text:span text:style-name="OrgTag">QUESTION</text:span>]</text:span>
<text:bookmark-end text:name="OrgXref.org8ae4d3c"/></text:h>
      <text:p text:style-name="Text_20_body">An iframe is used to display a web page within a web page.
Syntax:
</text:p>
      <text:p text:style-name="OrgSrcBlockLastLine">&lt;<text:span text:style-name="OrgSrcFontLockFunctionNameFace">iframe</text:span><text:s/><text:span text:style-name="OrgSrcFontLockVariableNameFace">src</text:span>=<text:span text:style-name="OrgSrcFontLockStringFace">"URL"</text:span>&gt;&lt;/<text:span text:style-name="OrgSrcFontLockFunctionNameFace">iframe</text:span>&gt;</text:p>
      <text:p text:style-name="Text_20_body">Example:
</text:p>
      <text:p text:style-name="OrgSrcBlockLastLine">&lt;<text:span text:style-name="OrgSrcFontLockFunctionNameFace">iframe</text:span><text:s/><text:span text:style-name="OrgSrcFontLockVariableNameFace">src</text:span>=<text:span text:style-name="OrgSrcFontLockStringFace">"demo_iframe.html"</text:span><text:s/><text:span text:style-name="OrgSrcFontLockVariableNameFace">width</text:span>=<text:span text:style-name="OrgSrcFontLockStringFace">"200px"</text:span><text:s/><text:span text:style-name="OrgSrcFontLockVariableNameFace">height</text:span>=<text:span text:style-name="OrgSrcFontLockStringFace">"200px"</text:span>&gt;&lt;/<text:span text:style-name="OrgSrcFontLockFunctionNameFace">iframe</text:span>&gt;</text:p>
      <text:p text:style-name="Text_20_body">Target to a link:
</text:p>
      <text:p text:style-name="OrgSrcBlockLastLine">&lt;<text:span text:style-name="OrgSrcFontLockFunctionNameFace">iframe</text:span><text:s/><text:span text:style-name="OrgSrcFontLockVariableNameFace">src</text:span>=<text:span text:style-name="OrgSrcFontLockStringFace">"http://www.javatpoint.com"</text:span><text:s/><text:span text:style-name="OrgSrcFontLockVariableNameFace">name</text:span>=<text:span text:style-name="OrgSrcFontLockStringFace">"iframe_a"</text:span>&gt;&lt;/<text:span text:style-name="OrgSrcFontLockFunctionNameFace">iframe</text:span>&gt;</text:p>
      <text:h text:style-name="Heading_20_3" text:outline-level="3" text:is-list-header="false">
<text:bookmark-start text:name="OrgXref.orgde29dfb"/>
<text:bookmark text:name="orgde29dfb"/><text:span text:style-name="OrgTodo">TODO</text:span> Google Fonts API
<text:bookmark-end text:name="OrgXref.orgde29dfb"/></text:h>
      <text:section text:style-name="OrgIndentedSection-Level-0" text:name="Section63">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developers.google.com/fonts">https://developers.google.com/fonts</text:a></text:p>
              </table:table-cell>
            </table:table-row>
          </table:table-rows>
        </table:table>
      </text:section>
      <text:h text:style-name="Heading_20_3" text:outline-level="3" text:is-list-header="false">
<text:bookmark-start text:name="OrgXref.org8a26561"/>
<text:bookmark text:name="org8a26561"/><text:span text:style-name="OrgTodo">WIP</text:span> Cookies
<text:bookmark-end text:name="OrgXref.org8a26561"/></text:h>
      <text:section text:style-name="OrgIndentedSection-Level-0" text:name="Section64">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tools.ietf.org/id/draft-ietf-httpbis-rfc6265bis-03.html">https://tools.ietf.org/id/draft-ietf-httpbis-rfc6265bis-03.html</text:a></text:p>
              </table:table-cell>
            </table:table-row>
          </table:table-rows>
        </table:table>
      </text:section>
      <text:h text:style-name="Heading_20_4" text:outline-level="4" text:is-list-header="false">
<text:bookmark-start text:name="OrgXref.orga8d2a9f"/>
<text:bookmark text:name="orga8d2a9f"/><text:span text:style-name="OrgDone">COMPETE</text:span> Cookie Types
<text:bookmark-end text:name="OrgXref.orga8d2a9f"/></text:h>
      <text:list text:style-name="OrgBulletedList" text:continue-numbering="false">
        <text:list-item>
          <text:p text:style-name="Text_20_body">Two Types of Cookies
</text:p>
        </text:list-item>
        <text:list-item>
          <text:p text:style-name="Text_20_body"><text:span text:style-name="Bold">Session cookies</text:span>
</text:p>
          <text:list text:style-name="OrgBulletedList" text:continue-numbering="true">
            <text:list-item>
              <text:p text:style-name="Text_20_body">do not contain an expiration date. Instead, they are stored only as long as the browser or tab is open. As soon as the browser is closed, they are permanently lost.
</text:p>
            </text:list-item>
            <text:list-item>
              <text:p text:style-name="Text_20_body">This type of cookie might be used to store a banking user’s credentials while they are navigating within their bank’s website since their information would be forgotten as soon as the tab is closed.
</text:p>
            </text:list-item>
          </text:list>
        </text:list-item>
        <text:list-item>
          <text:p text:style-name="Text_20_body"><text:span text:style-name="Bold">Persistent cookies</text:span>
</text:p>
          <text:list text:style-name="OrgBulletedList" text:continue-numbering="true">
            <text:list-item>
              <text:p text:style-name="Text_20_body">do have an expiration date.
</text:p>
            </text:list-item>
            <text:list-item>
              <text:p text:style-name="Text_20_body">These cookies are stored on the user’s disk until the expiration date and then permanently deleted.
</text:p>
            </text:list-item>
            <text:list-item>
              <text:p text:style-name="Text_20_body">They can be used for other activities such as recording a user’s habits while on a particular website in order to customize their experience every time they visit.
</text:p>
            </text:list-item>
          </text:list>
        </text:list-item>
      </text:list>
      <text:h text:style-name="Heading_20_3" text:outline-level="3" text:is-list-header="false">
<text:bookmark-start text:name="OrgXref.org0c7c0b1"/>
<text:bookmark text:name="org0c7c0b1"/><text:span text:style-name="OrgTodo">TODO</text:span> Local Storage<text:tab/><text:span text:style-name="OrgTags">[<text:span text:style-name="OrgTag">TOPIC</text:span>]</text:span>
<text:bookmark-end text:name="OrgXref.org0c7c0b1"/></text:h>
      <text:h text:style-name="Heading_20_3" text:outline-level="3" text:is-list-header="false">
<text:bookmark-start text:name="OrgXref.orgf5cc1f5"/>
<text:bookmark text:name="orgf5cc1f5"/><text:span text:style-name="OrgTodo">WIP</text:span> Cookies / SameSite<text:tab/><text:span text:style-name="OrgTags">[<text:span text:style-name="OrgTag">TOPIC</text:span>]</text:span>
<text:bookmark-end text:name="OrgXref.orgf5cc1f5"/></text:h>
      <text:section text:style-name="OrgIndentedSection-Level-0" text:name="Section65">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eb.dev/samesite-cookies-explained/">https://web.dev/samesite-cookies-explained/</text:a></text:p>
              </table:table-cell>
            </table:table-row>
          </table:table-rows>
        </table:table>
      </text:section>
      <text:h text:style-name="Heading_20_3" text:outline-level="3" text:is-list-header="false">
<text:bookmark-start text:name="OrgXref.org73d7540"/>
<text:bookmark text:name="org73d7540"/><text:span text:style-name="OrgTodo">TODO</text:span> CSS preprocessors: LESS Sass
<text:bookmark-end text:name="OrgXref.org73d7540"/></text:h>
      <text:section text:style-name="OrgIndentedSection-Level-0" text:name="Section66">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ww.lambdatest.com/blog/css-preprocessors-sass-vs-less-vs-stylus-with-examples/">https://www.lambdatest.com/blog/css-preprocessors-sass-vs-less-vs-stylus-with-examples/</text:a></text:p>
              </table:table-cell>
            </table:table-row>
          </table:table-rows>
        </table:table>
      </text:section>
      <text:list text:style-name="OrgBulletedList" text:continue-numbering="false">
        <text:list-item>
          <text:p text:style-name="Text_20_body">What Is A CSS Preprocessor?
</text:p>
          <text:list text:style-name="OrgBulletedList" text:continue-numbering="true">
            <text:list-item>
              <text:p text:style-name="Text_20_body">CSS in itself is devoid of complex logic and functionality which is required to write reusable and organized code. As a result, a developer is bound by limitations and would face extreme difficulty in code maintenance and scalability, especially when working on large projects involving extensive code and multiple CSS stylesheets. This is where CSS Preprocessors come to the rescue.
</text:p>
            </text:list-item>
            <text:list-item>
              <text:p text:style-name="Text_20_body">A CSS Preprocessor is a tool used to extend the basic functionality of default vanilla CSS through its own scripting language. It helps us to use complex logical syntax like – variables, functions, mixins, code nesting, and inheritance to name a few, supercharging your vanilla CSS. By using CSS Preprocessors, you can seamlessly automate menial tasks, build reusable code snippets, avoid code repetition and bloating and write nested code blocks that are well organized and easy to read.
</text:p>
            </text:list-item>
            <text:list-item>
              <text:p text:style-name="Text_20_body">However, browsers can only understand native vanilla CSS code and will be unable to interpret the CSS Preprocessor syntax. Therefore, the complex and advanced Preprocessor syntax needs to be first compiled into native CSS syntax which can then be interpreted by the browsers to avoid cross browser compatibility issues. While different Preprocessors have their own unique syntaxes, eventually all of them are compiled to the same native CSS code.
</text:p>
            </text:list-item>
            <text:list-item>
              <text:p text:style-name="Text_20_body">Moving forward in the article, we will take a look at the 3 most popular CSS Preprocessors currently being used by developers around the world i.e Sass, LESS, and Stylus.
</text:p>
            </text:list-item>
          </text:list>
        </text:list-item>
      </text:list>
      <text:h text:style-name="Heading_20_3" text:outline-level="3" text:is-list-header="false">
<text:bookmark-start text:name="OrgXref.org3a9f9bc"/>
<text:bookmark text:name="org3a9f9bc"/><text:span text:style-name="OrgTodo">TODO</text:span> Sass
<text:bookmark-end text:name="OrgXref.org3a9f9bc"/></text:h>
      <text:section text:style-name="OrgIndentedSection-Level-0" text:name="Section67">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sass-lang.com/guide">https://sass-lang.com/guide</text:a></text:p>
              </table:table-cell>
            </table:table-row>
          </table:table-rows>
        </table:table>
      </text:section>
      <text:h text:style-name="Heading_20_3" text:outline-level="3" text:is-list-header="false">
<text:bookmark-start text:name="OrgXref.orgd0f1aa5"/>
<text:bookmark text:name="orgd0f1aa5"/><text:span text:style-name="OrgTodo">TODO</text:span> Less
<text:bookmark-end text:name="OrgXref.orgd0f1aa5"/></text:h>
      <text:h text:style-name="Heading_20_3" text:outline-level="3" text:is-list-header="false">
<text:bookmark-start text:name="OrgXref.orgb5280cf"/>
<text:bookmark text:name="orgb5280cf"/><text:span text:style-name="OrgTodo">WIP</text:span> CORS <text:span text:style-name="OrgCode">[0/5]</text:span>
<text:bookmark-end text:name="OrgXref.orgb5280cf"/></text:h>
      <text:section text:style-name="OrgIndentedSection-Level-0" text:name="Section68">
        <table:table table:style-name="OrgTable">
          <table:table-column table:style-name="OrgTableColumn"/>
          <table:table-column table:style-name="OrgTableColumn"/>
          <table:table-rows>
            <table:table-row>
              <table:table-cell table:style-name="OrgTblCellT">
                <text:p text:style-name="OrgTableContentsLeft">Primary source:</text:p>
              </table:table-cell>
              <table:table-cell table:style-name="OrgTblCellT">
                <text:p text:style-name="OrgTableContentsLeft"><text:a xlink:type="simple" xlink:href="https://www.codecademy.com/articles/what-is-cors">https://www.codecademy.com/articles/what-is-cors</text:a></text:p>
              </table:table-cell>
            </table:table-row>
            <table:table-row>
              <table:table-cell table:style-name="OrgTblCellB">
                <text:p text:style-name="OrgTableContentsLeft">Learn more:</text:p>
              </table:table-cell>
              <table:table-cell table:style-name="OrgTblCellB">
                <text:p text:style-name="OrgTableContentsLeft"><text:a xlink:type="simple" xlink:href="https://dev.to/ahmedatefae/web-security-knowledge-you-must-understand-it-part-i-https-tls-ssl-cors-csp-298l">https://dev.to/ahmedatefae/web-security-knowledge-you-must-understand-it-part-i-https-tls-ssl-cors-csp-298l</text:a></text:p>
              </table:table-cell>
            </table:table-row>
          </table:table-rows>
        </table:table>
      </text:section>
      <text:h text:style-name="Heading_20_4" text:outline-level="4" text:is-list-header="false">
<text:bookmark-start text:name="OrgXref.org9e8b5ea"/>
<text:bookmark text:name="org9e8b5ea"/><text:span text:style-name="OrgTodo">WIP</text:span> what is CORS<text:tab/><text:span text:style-name="OrgTags">[<text:span text:style-name="OrgTag">QUESTION</text:span>]</text:span>
<text:bookmark-end text:name="OrgXref.org9e8b5ea"/></text:h>
      <text:list text:style-name="OrgBulletedList" text:continue-numbering="false">
        <text:list-item>
          <text:p text:style-name="Text_20_body">Cross-Origin Resource Sharing (CORS) is a mechanism that uses HTTP headers to specify:
</text:p>
          <text:list text:style-name="OrgBulletedList" text:continue-numbering="true">
            <text:list-item>
              <text:p text:style-name="Text_20_body">which outer origin have access to the local assets and
</text:p>
            </text:list-item>
            <text:list-item>
              <text:p text:style-name="Text_20_body">how can access it
</text:p>
            </text:list-item>
            <text:list-item>
              <text:p text:style-name="Text_20_body">that is mean we can make a white list for the allowed Cross-Origins that has access to our assets.
</text:p>
            </text:list-item>
          </text:list>
        </text:list-item>
      </text:list>
      <text:h text:style-name="Heading_20_4" text:outline-level="4" text:is-list-header="false">
<text:bookmark-start text:name="OrgXref.org83286ee"/>
<text:bookmark text:name="org83286ee"/><text:span text:style-name="OrgTodo">WIP</text:span> How CORS works?<text:tab/><text:span text:style-name="OrgTags">[<text:span text:style-name="OrgTag">QUESTION</text:span>]</text:span>
<text:bookmark-end text:name="OrgXref.org83286ee"/></text:h>
      <text:list text:style-name="OrgBulletedList" text:continue-numbering="false">
        <text:list-item>
          <text:p text:style-name="Text_20_body">when the site makes a get request to get resource from the out server, the browser adds a header that contains the origin like the example Origin: <text:a xlink:type="simple" xlink:href="http://www.example.com">http://www.example.com</text:a>.
</text:p>
        </text:list-item>
        <text:list-item>
          <text:p text:style-name="Text_20_body">The server receives the preflight request and searches in its white-list for Access-Control-Allow-Origins about the giving origin and sends to the browser option call, then the browser will determine if the actual request is safe to send or not, example Access-Control-Allow-Origin: <text:a xlink:type="simple" xlink:href="http://www.example.com">http://www.example.com</text:a> or this header Access-Control-Allow-Origin: * will allow any request to take the resource.
</text:p>
        </text:list-item>
        <text:list-item>
          <text:p text:style-name="Text_20_body">if the server specifies the Methods it will compare the request method with its example Access-Control-Allow-Methods: PUT, DELETE.
</text:p>
        </text:list-item>
      </text:list>
      <text:h text:style-name="Heading_20_4" text:outline-level="4" text:is-list-header="false">
<text:bookmark-start text:name="OrgXref.orgf0e5f1e"/>
<text:bookmark text:name="orgf0e5f1e"/><text:span text:style-name="OrgTodo">TODO</text:span> Why is CORS necessary?<text:tab/><text:span text:style-name="OrgTags">[<text:span text:style-name="OrgTag">QUESTION</text:span>]</text:span>
<text:bookmark-end text:name="OrgXref.orgf0e5f1e"/></text:h>
      <text:h text:style-name="Heading_20_4" text:outline-level="4" text:is-list-header="false">
<text:bookmark-start text:name="OrgXref.org5de8d16"/>
<text:bookmark text:name="org5de8d16"/><text:span text:style-name="OrgTodo">TODO</text:span> How Does CORS Manage Requests From External Resources?<text:tab/><text:span text:style-name="OrgTags">[<text:span text:style-name="OrgTag">QUESTION</text:span>]</text:span>
<text:bookmark-end text:name="OrgXref.org5de8d16"/></text:h>
      <text:h text:style-name="Heading_20_4" text:outline-level="4" text:is-list-header="false">
<text:bookmark-start text:name="OrgXref.org9d5efbf"/>
<text:bookmark text:name="org9d5efbf"/><text:span text:style-name="OrgTodo">WIP</text:span> What http headers were added by CORS?<text:tab/><text:span text:style-name="OrgTags">[<text:span text:style-name="OrgTag">QUESTION</text:span>]</text:span>
<text:bookmark-end text:name="OrgXref.org9d5efbf"/></text:h>
      <text:p text:style-name="OrgSrcBlock">Access-Control-Allow-Origin</text:p>
      <text:p text:style-name="OrgSrcBlock">Access-Control-Allow-Credentials</text:p>
      <text:p text:style-name="OrgSrcBlock">Access-Control-Allow-Headers</text:p>
      <text:p text:style-name="OrgSrcBlock">Access-Control-Allow-Methods</text:p>
      <text:p text:style-name="OrgSrcBlock">Access-Control-Expose-Headers</text:p>
      <text:p text:style-name="OrgSrcBlock">Access-Control-Max-Age</text:p>
      <text:p text:style-name="OrgSrcBlock">Access-Control-Request-Headers</text:p>
      <text:p text:style-name="OrgSrcBlock">Access-Control-Request-Method</text:p>
      <text:p text:style-name="OrgSrcBlockLastLine">Origin</text:p>
      <text:h text:style-name="Heading_20_3" text:outline-level="3" text:is-list-header="false">
<text:bookmark-start text:name="OrgXref.orgaa2b1b5"/>
<text:bookmark text:name="orgaa2b1b5"/><text:span text:style-name="OrgTodo">WIP</text:span> Content Security Policy (CSP)
<text:bookmark-end text:name="OrgXref.orgaa2b1b5"/></text:h>
      <text:section text:style-name="OrgIndentedSection-Level-0" text:name="Section69">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dev.to/ahmedatefae/web-security-knowledge-you-must-understand-it-part-i-https-tls-ssl-cors-csp-298l">https://dev.to/ahmedatefae/web-security-knowledge-you-must-understand-it-part-i-https-tls-ssl-cors-csp-298l</text:a></text:p>
              </table:table-cell>
            </table:table-row>
          </table:table-rows>
        </table:table>
      </text:section>
      <text:list text:style-name="OrgBulletedList" text:continue-numbering="false">
        <text:list-item>
          <text:p text:style-name="Text_20_body">Content Security Policy is more security layer that helps in detect and mitigate different sort of militias attacks like (Cross-Site Scripting (XSS), data injection attacks, ClickJacking, ETC…).
</text:p>
          <text:list text:style-name="OrgBulletedList" text:continue-numbering="true">
            <text:list-item>
              <text:p text:style-name="Text_20_body"><text:span text:style-name="Bold">Cross-Site Scripting (XSS)</text:span>: it a vulnerability that allows the hacker to inject a militias code in the base website and it is for making the client execute it to take sensitive data like cookies, session’s info and site-specific information, That happens because web app does not use enough validation or encoding, The user’s browser cannot detect the malicious script is untrustworthy.
</text:p>
            </text:list-item>
            <text:list-item>
              <text:p text:style-name="Text_20_body"><text:span text:style-name="Bold">data injection attacks</text:span>: is a malicious code injected in the network which fetched all the information from the database to the attacker and the number one type of it is the SQL injection.
</text:p>
            </text:list-item>
            <text:list-item>
              <text:p text:style-name="Text_20_body"><text:span text:style-name="Bold">Click Jacking</text:span>: or “*UI redress attack*” is when an attacker tricks a user into clicking on a button or link on another page that uses multiple transparent or opaque layers when he intended to click on the top-level.
</text:p>
            </text:list-item>
          </text:list>
        </text:list-item>
      </text:list>
      <text:h text:style-name="Heading_20_4" text:outline-level="4" text:is-list-header="false">
<text:bookmark-start text:name="OrgXref.orgcdd8313"/>
<text:bookmark text:name="orgcdd8313"/>How CSP works?
<text:bookmark-end text:name="OrgXref.orgcdd8313"/></text:h>
      <text:list text:style-name="OrgBulletedList" text:continue-numbering="false">
        <text:list-item>
          <text:p text:style-name="Text_20_body">it use Directives concept that’s every Directive have to specify where resources can load from, preventing browsers from loading data from any other locations.
</text:p>
        </text:list-item>
        <text:list-item>
          <text:p text:style-name="Text_20_body">Most used Directives are:
</text:p>
          <text:list text:style-name="OrgBulletedList" text:continue-numbering="true">
            <text:list-item>
              <text:p text:style-name="Text_20_body">default-src: the default policy for loading (JavaScript, images, CSS, AJAX requests, ETC…) example <text:span text:style-name="OrgCode">default-src ‘self’ cdn.example.com;</text:span>
</text:p>
            </text:list-item>
            <text:list-item>
              <text:p text:style-name="Text_20_body">img-src: defines sources for images example <text:span text:style-name="OrgCode">img-src ‘self’ img.example.com;</text:span>
</text:p>
            </text:list-item>
            <text:list-item>
              <text:p text:style-name="Text_20_body">style-src: defines sources for CSS files example <text:span text:style-name="OrgCode">style-src ‘self’ css.example.com;</text:span>
</text:p>
            </text:list-item>
            <text:list-item>
              <text:p text:style-name="Text_20_body">script-src: defines sources for JavaScript files example <text:span text:style-name="OrgCode">script-src ‘self’ js.example.com;</text:span>
</text:p>
            </text:list-item>
            <text:list-item>
              <text:p text:style-name="Text_20_body">connect-src: defines valid targets for to XMLHttpRequest (AJAX), WebSockets or EventSource, If it makes any connections to a host, that’s not allowed here, the browser will respond with a 400 error example <text:span text:style-name="OrgCode">connect-src ‘self’;</text:span>
</text:p>
            </text:list-item>
            <text:list-item>
              <text:p text:style-name="Text_20_body">Multi-label directives defines: <text:span text:style-name="OrgCode">default-src ‘none’; script-src ‘self’; connect-src ‘self’; img-src ‘self’; style-src ‘self’;</text:span>
</text:p>
            </text:list-item>
          </text:list>
        </text:list-item>
      </text:list>
      <text:h text:style-name="Heading_20_3" text:outline-level="3" text:is-list-header="false">
<text:bookmark-start text:name="OrgXref.orgf6dfba1"/>
<text:bookmark text:name="orgf6dfba1"/><text:span text:style-name="OrgTodo">WIP</text:span> Bundlers
<text:bookmark-end text:name="OrgXref.orgf6dfba1"/></text:h>
      <text:section text:style-name="OrgIndentedSection-Level-0" text:name="Section70">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bundlers.tooling.report/">https://bundlers.tooling.report/</text:a></text:p>
              </table:table-cell>
            </table:table-row>
          </table:table-rows>
        </table:table>
      </text:section>
      <text:h text:style-name="Heading_20_3" text:outline-level="3" text:is-list-header="false">
<text:bookmark-start text:name="OrgXref.org56c1e66"/>
<text:bookmark text:name="org56c1e66"/><text:span text:style-name="OrgTodo">WIP</text:span> Webpack
<text:bookmark-end text:name="OrgXref.org56c1e66"/></text:h>
      <text:section text:style-name="OrgIndentedSection-Level-0" text:name="Section71">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ebpack.js.org/concepts/">https://webpack.js.org/concepts/</text:a></text:p>
              </table:table-cell>
            </table:table-row>
          </table:table-rows>
        </table:table>
      </text:section>
      <text:list text:style-name="OrgBulletedList" text:continue-numbering="false">
        <text:list-item>
          <text:p text:style-name="Text_20_body">At its core, webpack is a static module bundler for modern JavaScript applications.
</text:p>
        </text:list-item>
        <text:list-item>
          <text:p text:style-name="Text_20_body">When webpack processes your application, it internally builds a dependency graph which maps every module your project needs and generates one or more bundles.
</text:p>
        </text:list-item>
      </text:list>
      <text:h text:style-name="Heading_20_2" text:outline-level="2" text:is-list-header="false">
<text:bookmark-start text:name="OrgXref.orgdbef7aa"/>
<text:bookmark text:name="orgdbef7aa"/><text:span text:style-name="OrgTodo">TODO</text:span> The Elm Architecture (TEA)
<text:bookmark-end text:name="OrgXref.orgdbef7aa"/></text:h>
      <text:list text:style-name="OrgBulletedList" text:continue-numbering="false">
        <text:list-item>
          <text:p text:style-name="Text_20_body"><text:a xlink:type="simple" xlink:href="http://blog.jenkster.com/2016/06/how-elm-slays-a-ui-antipattern.html">http://blog.jenkster.com/2016/06/how-elm-slays-a-ui-antipattern.html</text:a>
</text:p>
        </text:list-item>
      </text:list>
      <text:h text:style-name="Heading_20_1" text:outline-level="1" text:is-list-header="false">
<text:bookmark-start text:name="OrgXref.org62c086d"/>
<text:bookmark text:name="org62c086d"/><text:span text:style-name="OrgTodo">WIP</text:span> Security <text:span text:style-name="OrgCode">[0/14]</text:span><text:tab/><text:span text:style-name="OrgTags">[<text:span text:style-name="OrgTag">DOMAIN</text:span>]</text:span>
<text:bookmark-end text:name="OrgXref.org62c086d"/></text:h>
      <text:h text:style-name="Heading_20_2" text:outline-level="2" text:is-list-header="false">
<text:bookmark-start text:name="OrgXref.org8e636e3"/>
<text:bookmark text:name="org8e636e3"/><text:span text:style-name="OrgTodo">WIP</text:span> Crypto <text:span text:style-name="OrgCode">[0/5]</text:span>
<text:bookmark-end text:name="OrgXref.org8e636e3"/></text:h>
      <text:h text:style-name="Heading_20_3" text:outline-level="3" text:is-list-header="false">
<text:bookmark-start text:name="OrgXref.org608a58e"/>
<text:bookmark text:name="org608a58e"/><text:span text:style-name="OrgTodo">WIP</text:span> Block Ciphers
<text:bookmark-end text:name="OrgXref.org608a58e"/></text:h>
      <text:h text:style-name="Heading_20_4" text:outline-level="4" text:is-list-header="false">
<text:bookmark-start text:name="OrgXref.orgccd3473"/>
<text:bookmark text:name="orgccd3473"/>ECB, CBC, OFB, CFB, CTR  - what they are
<text:bookmark-end text:name="OrgXref.orgccd3473"/></text:h>
      <text:section text:style-name="OrgIndentedSection-Level-0" text:name="Section72">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ww.highgo.ca/2019/08/08/the-difference-in-five-modes-in-the-aes-encryption-algorithm//">https:/www.highgo.ca/2019/08/08/the-difference-in-five-modes-in-the-aes-encryption-algorithm//</text:a></text:p>
              </table:table-cell>
            </table:table-row>
          </table:table-rows>
        </table:table>
      </text:section>
      <text:h text:style-name="Heading_20_4" text:outline-level="4" text:is-list-header="false">
<text:bookmark-start text:name="OrgXref.org4a7509d"/>
<text:bookmark text:name="org4a7509d"/>RSA
<text:bookmark-end text:name="OrgXref.org4a7509d"/></text:h>
      <text:h text:style-name="Heading_20_4" text:outline-level="4" text:is-list-header="false">
<text:bookmark-start text:name="OrgXref.orged7ea11"/>
<text:bookmark text:name="orged7ea11"/>AES
<text:bookmark-end text:name="OrgXref.orged7ea11"/></text:h>
      <text:h text:style-name="Heading_20_4" text:outline-level="4" text:is-list-header="false">
<text:bookmark-start text:name="OrgXref.org9cecf4c"/>
<text:bookmark text:name="org9cecf4c"/>DES
<text:bookmark-end text:name="OrgXref.org9cecf4c"/></text:h>
      <text:h text:style-name="Heading_20_3" text:outline-level="3" text:is-list-header="false">
<text:bookmark-start text:name="OrgXref.orgd466a7b"/>
<text:bookmark text:name="orgd466a7b"/><text:span text:style-name="OrgTodo">WIP</text:span> Hash
<text:bookmark-end text:name="OrgXref.orgd466a7b"/></text:h>
      <text:h text:style-name="Heading_20_5_unnumbered" text:outline-level="5" text:is-list-header="true">
<text:bookmark-start text:name="OrgXref.orgc1c2830"/>
<text:bookmark text:name="orgc1c2830"/>base64
<text:bookmark-end text:name="OrgXref.orgc1c2830"/></text:h>
      <text:h text:style-name="Heading_20_3" text:outline-level="3" text:is-list-header="false">
<text:bookmark-start text:name="OrgXref.orgee7b999"/>
<text:bookmark text:name="orgee7b999"/><text:span text:style-name="OrgTodo">TODO</text:span> Symetric Encryption
<text:bookmark-end text:name="OrgXref.orgee7b999"/></text:h>
      <text:h text:style-name="Heading_20_3" text:outline-level="3" text:is-list-header="false">
<text:bookmark-start text:name="OrgXref.org2c5502c"/>
<text:bookmark text:name="org2c5502c"/><text:span text:style-name="OrgTodo">TODO</text:span> Asymetric Encryption
<text:bookmark-end text:name="OrgXref.org2c5502c"/></text:h>
      <text:h text:style-name="Heading_20_3" text:outline-level="3" text:is-list-header="false">
<text:bookmark-start text:name="OrgXref.orge1d10a5"/>
<text:bookmark text:name="orge1d10a5"/><text:span text:style-name="OrgTodo">WIP</text:span> HMAC
<text:bookmark-end text:name="OrgXref.orge1d10a5"/></text:h>
      <text:section text:style-name="OrgIndentedSection-Level-0" text:name="Section73">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wikipedia.org/wiki/HMAC">https://en.wikipedia.org/wiki/HMAC</text:a></text:p>
              </table:table-cell>
            </table:table-row>
          </table:table-rows>
        </table:table>
      </text:section>
      <text:list text:style-name="OrgBulletedList" text:continue-numbering="false">
        <text:list-item>
          <text:p text:style-name="Text_20_body">In cryptography, an HMAC (sometimes expanded as either keyed-hash message authentication code or hash-based message authentication code) is a specific type of message authentication code (MAC) involving a cryptographic hash function and a secret cryptographic key.
</text:p>
        </text:list-item>
        <text:list-item>
          <text:p text:style-name="Text_20_body">As with any MAC, it may be used to simultaneously verify both the data integrity and the authenticity of a message.
</text:p>
        </text:list-item>
      </text:list>
      <text:h text:style-name="Heading_20_2" text:outline-level="2" text:is-list-header="false">
<text:bookmark-start text:name="OrgXref.org1d5c24a"/>
<text:bookmark text:name="org1d5c24a"/><text:span text:style-name="OrgTodo">WIP</text:span> SPIFFE<text:tab/><text:span text:style-name="OrgTags">[<text:span text:style-name="OrgTag">TOPIC</text:span>]</text:span>
<text:bookmark-end text:name="OrgXref.org1d5c24a"/></text:h>
      <text:h text:style-name="Heading_20_3" text:outline-level="3" text:is-list-header="false">
<text:bookmark-start text:name="OrgXref.org70d0dfc"/>
<text:bookmark text:name="org70d0dfc"/>what is spiffe
<text:bookmark-end text:name="OrgXref.org70d0dfc"/></text:h>
      <text:section text:style-name="OrgIndentedSection-Level-0" text:name="Section74">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spiffe.io/docs/latest/spiffe/overview/">https://spiffe.io/docs/latest/spiffe/overview/</text:a></text:p>
              </table:table-cell>
            </table:table-row>
          </table:table-rows>
        </table:table>
      </text:section>
      <text:list text:style-name="OrgBulletedList" text:continue-numbering="false">
        <text:list-item>
          <text:p text:style-name="Text_20_body">SPIFFE, the Secure Production Identity Framework for Everyone, is a set of open-source standards for securely identifying software systems in dynamic and heterogeneous environments. Systems that adopt SPIFFE can easily and reliably mutually authenticate wherever they are running.
</text:p>
        </text:list-item>
        <text:list-item>
          <text:p text:style-name="Text_20_body">Distributed design patterns and practices such as micro-services, container orchestrators, and cloud computing have led to production environments that are increasingly dynamic and heterogeneous. Conventional security practices (such as network policies that only allow traffic between particular IP addresses) struggle to scale under this complexity. A first-class identity framework for workloads in an organization becomes necessary.
</text:p>
        </text:list-item>
        <text:list-item>
          <text:p text:style-name="Text_20_body">Further, modern developers are expected to understand and play a role in how applications are deployed and managed in production environments. Operations teams require deeper visibility into the applications they are managing. As we move to a more evolved security stance, we must offer better tools to both teams so they can play an active role in building secure, distributed applications.
</text:p>
        </text:list-item>
        <text:list-item>
          <text:p text:style-name="Text_20_body">SPIFFE is a set of open-source specifications for a framework capable of bootstrapping and issuing identity to services across heterogeneous environments and organizational boundaries. The heart of these specifications is the one that defines short lived cryptographic identity documents – called SVIDs via a simple API. Workloads can then use these identity documents when authenticating to other workloads, for example by establishing a TLS connection or by signing and verifying a JWT token.
</text:p>
        </text:list-item>
      </text:list>
      <text:h text:style-name="Heading_20_2" text:outline-level="2" text:is-list-header="false">
<text:bookmark-start text:name="OrgXref.org84c4601"/>
<text:bookmark text:name="org84c4601"/><text:span text:style-name="OrgTodo">WIP</text:span> Oauth2/OIDC<text:tab/><text:span text:style-name="OrgTags">[<text:span text:style-name="OrgTag">TOPIC</text:span>]</text:span>
<text:bookmark-end text:name="OrgXref.org84c4601"/></text:h>
      <text:h text:style-name="Heading_20_3" text:outline-level="3" text:is-list-header="false">
<text:bookmark-start text:name="OrgXref.org3593c03"/>
<text:bookmark text:name="org3593c03"/>grant (flow) types <text:span text:style-name="OrgCode">[/]</text:span>
<text:bookmark-end text:name="OrgXref.org3593c03"/></text:h>
      <text:h text:style-name="Heading_20_4" text:outline-level="4" text:is-list-header="false">
<text:bookmark-start text:name="OrgXref.org111ca66"/>
<text:bookmark text:name="org111ca66"/><text:span text:style-name="OrgTodo">TODO</text:span> Authorization Code Flow
<text:bookmark-end text:name="OrgXref.org111ca66"/></text:h>
      <text:h text:style-name="Heading_20_4" text:outline-level="4" text:is-list-header="false">
<text:bookmark-start text:name="OrgXref.orgc82834c"/>
<text:bookmark text:name="orgc82834c"/><text:span text:style-name="OrgTodo">TODO</text:span> Client Credentials Flow
<text:bookmark-end text:name="OrgXref.orgc82834c"/></text:h>
      <text:h text:style-name="Heading_20_4" text:outline-level="4" text:is-list-header="false">
<text:bookmark-start text:name="OrgXref.orga1586c6"/>
<text:bookmark text:name="orga1586c6"/><text:span text:style-name="OrgTodo">TODO</text:span> Device Code
<text:bookmark-end text:name="OrgXref.orga1586c6"/></text:h>
      <text:h text:style-name="Heading_20_4" text:outline-level="4" text:is-list-header="false">
<text:bookmark-start text:name="OrgXref.org2bb932d"/>
<text:bookmark text:name="org2bb932d"/><text:span text:style-name="OrgTodo">TODO</text:span> Refresh Token
<text:bookmark-end text:name="OrgXref.org2bb932d"/></text:h>
      <text:h text:style-name="Heading_20_4" text:outline-level="4" text:is-list-header="false">
<text:bookmark-start text:name="OrgXref.orgf0d7c8f"/>
<text:bookmark text:name="orgf0d7c8f"/><text:span text:style-name="OrgTodo">TODO</text:span> PKCE
<text:bookmark-end text:name="OrgXref.orgf0d7c8f"/></text:h>
      <text:h text:style-name="Heading_20_4" text:outline-level="4" text:is-list-header="false">
<text:bookmark-start text:name="OrgXref.org8135e16"/>
<text:bookmark text:name="org8135e16"/><text:span text:style-name="OrgTodo">TODO</text:span> (Implicit Flow)
<text:bookmark-end text:name="OrgXref.org8135e16"/></text:h>
      <text:h text:style-name="Heading_20_4" text:outline-level="4" text:is-list-header="false">
<text:bookmark-start text:name="OrgXref.org15ebb90"/>
<text:bookmark text:name="org15ebb90"/><text:span text:style-name="OrgTodo">TODO</text:span> (Password Grant)
<text:bookmark-end text:name="OrgXref.org15ebb90"/></text:h>
      <text:h text:style-name="Heading_20_4" text:outline-level="4" text:is-list-header="false">
<text:bookmark-start text:name="OrgXref.org1febc0f"/>
<text:bookmark text:name="org1febc0f"/><text:span text:style-name="OrgTodo">WIP</text:span> Resource Owner Password Credential Grant
<text:bookmark-end text:name="OrgXref.org1febc0f"/></text:h>
      <text:list text:style-name="OrgBulletedList" text:continue-numbering="false">
        <text:list-item>
          <text:p text:style-name="Text_20_body">from soapUI template
</text:p>
        </text:list-item>
        <text:list-item>
          <text:p text:style-name="Text_20_body">requested attributes:
</text:p>
          <text:list text:style-name="OrgBulletedList" text:continue-numbering="true">
            <text:list-item>
              <text:p text:style-name="Text_20_body">Resource Owner Name
</text:p>
            </text:list-item>
            <text:list-item>
              <text:p text:style-name="Text_20_body">Resource Owner Password
</text:p>
            </text:list-item>
            <text:list-item>
              <text:p text:style-name="Text_20_body">Client identification
</text:p>
            </text:list-item>
            <text:list-item>
              <text:p text:style-name="Text_20_body">Client Secret
</text:p>
            </text:list-item>
            <text:list-item>
              <text:p text:style-name="Text_20_body">Access Token URI:
</text:p>
            </text:list-item>
            <text:list-item>
              <text:p text:style-name="Text_20_body">scope
</text:p>
            </text:list-item>
          </text:list>
        </text:list-item>
        <text:list-item>
          <text:p text:style-name="Text_20_body">example for netIq
</text:p>
        </text:list-item>
      </text:list>
      <text:p text:style-name="OrgSrcBlock">curl<text:s/>--request<text:s/>POST<text:s/><text:span text:style-name="OrgSrcShEscapedNewline">\</text:span></text:p>
      <text:p text:style-name="OrgSrcBlock"><text:s/>--url<text:s/>https://&lt;idphost:port&gt;/nidp/oauth/nam/token<text:s/><text:span text:style-name="OrgSrcShEscapedNewline">\</text:span></text:p>
      <text:p text:style-name="OrgSrcBlock"><text:s/>--header<text:s/><text:span text:style-name="OrgSrcFontLockStringFace">'content-type:<text:s/>application/x-www-form-urlencoded'</text:span><text:s/><text:span text:style-name="OrgSrcShEscapedNewline">\</text:span></text:p>
      <text:p text:style-name="OrgSrcBlockLastLine"><text:s/>--data<text:s/><text:span text:style-name="OrgSrcFontLockStringFace">'grant_type=password&amp;client_id=bb775b12-bbd4-423b-83d9-647aeb98608d&amp;client_secret=bBbE4mNO_kWWAnEeOL1CLTyuPhNLhHkTThArEckyrdLmRLn3GhnxjsKI2mEijCSlPjftxHod05dpuGs6wA&amp;username=user1&amp;password=pass@123&amp;scope=email%20profile'</text:span></text:p>
      <text:h text:style-name="Heading_20_3" text:outline-level="3" text:is-list-header="false">
<text:bookmark-start text:name="OrgXref.org67656da"/>
<text:bookmark text:name="org67656da"/>Scope
<text:bookmark-end text:name="OrgXref.org67656da"/></text:h>
      <text:p text:style-name="Text_20_body">A mechanism that defines the specific actions applications can be allowed to do or information that they can request on a user’s behalf.
Often, applications will want to make use of the information that has already been created in an online resource.
To do so, the application must ask for authorization to access this information on a user’s behalf.
When an app requests permission to access a resource through an authorization server, it uses the Scope parameter to specify what access it needs,
and the authorization server uses the Scope parameter to respond with the access that was actually granted.
</text:p>
      <text:h text:style-name="Heading_20_3" text:outline-level="3" text:is-list-header="false">
<text:bookmark-start text:name="OrgXref.org14b3994"/>
<text:bookmark text:name="org14b3994"/>What is acr_values
<text:bookmark-end text:name="OrgXref.org14b3994"/></text:h>
      <text:section text:style-name="OrgIndentedSection-Level-0" text:name="Section75">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ldapwiki.com/wiki/Acr_values">https://ldapwiki.com/wiki/Acr_values</text:a></text:p>
              </table:table-cell>
            </table:table-row>
          </table:table-rows>
        </table:table>
      </text:section>
      <text:list text:style-name="OrgBulletedList" text:continue-numbering="false">
        <text:list-item>
          <text:p text:style-name="Text_20_body">Acr_values is an OPTIONAL parameter that is a Space-separated string that specifies the Authentication Context Class Values within the Authentication Request that the Authorization Server is being requested to use for processing requests from this Client, with the values appearing in order of preference.
</text:p>
        </text:list-item>
        <text:list-item>
          <text:p text:style-name="Text_20_body">Acr_values was originally specified within the JSON Web Token (JWT) Profile for OAuth 2.0 Client Authentication and Authorization Grants (RFC 7523)
</text:p>
        </text:list-item>
        <text:list-item>
          <text:p text:style-name="Text_20_body">The Authentication Context Class Reference values actually utilized by the Authorization Server is returned within the Identity Token in the acr parameter.
</text:p>
        </text:list-item>
      </text:list>
      <text:h text:style-name="Heading_20_2" text:outline-level="2" text:is-list-header="false">
<text:bookmark-start text:name="OrgXref.orgb3905ba"/>
<text:bookmark text:name="orgb3905ba"/><text:span text:style-name="OrgTodo">WIP</text:span> JWT<text:tab/><text:span text:style-name="OrgTags">[<text:span text:style-name="OrgTag">TOPIC</text:span>]</text:span>
<text:bookmark-end text:name="OrgXref.orgb3905ba"/></text:h>
      <text:section text:style-name="OrgIndentedSection-Level-0" text:name="Section76">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tools.ietf.org/html/rfc7519">https://tools.ietf.org/html/rfc7519</text:a></text:p>
              </table:table-cell>
            </table:table-row>
          </table:table-rows>
        </table:table>
      </text:section>
      <text:h text:style-name="Heading_20_3" text:outline-level="3" text:is-list-header="false">
<text:bookmark-start text:name="OrgXref.orgc5daa31"/>
<text:bookmark text:name="orgc5daa31"/>What are the registered claim names?<text:tab/><text:span text:style-name="OrgTags">[<text:span text:style-name="OrgTag">QUESTION</text:span>]</text:span>
<text:bookmark-end text:name="OrgXref.orgc5daa31"/></text:h>
      <text:h text:style-name="Heading_20_3" text:outline-level="3" text:is-list-header="false">
<text:bookmark-start text:name="OrgXref.org7bc46d7"/>
<text:bookmark text:name="org7bc46d7"/>What is registered claim name "iss" (Issuer) Claim?<text:tab/><text:span text:style-name="OrgTags">[<text:span text:style-name="OrgTag">QUESTION</text:span>]</text:span>
<text:bookmark-end text:name="OrgXref.org7bc46d7"/></text:h>
      <text:list text:style-name="OrgBulletedList" text:continue-numbering="false">
        <text:list-item>
          <text:p text:style-name="Text_20_body">The "iss" (issuer) claim identifies the principal that issued the JWT.
</text:p>
        </text:list-item>
        <text:list-item>
          <text:p text:style-name="Text_20_body">The processing of this claim is generally application specific.
</text:p>
        </text:list-item>
        <text:list-item>
          <text:p text:style-name="Text_20_body">The "iss" value is a case-sensitive string containing a StringOrURI value.
</text:p>
        </text:list-item>
        <text:list-item>
          <text:p text:style-name="Text_20_body">Use of this claim is OPTIONAL.
</text:p>
        </text:list-item>
      </text:list>
      <text:h text:style-name="Heading_20_3" text:outline-level="3" text:is-list-header="false">
<text:bookmark-start text:name="OrgXref.org4f4072a"/>
<text:bookmark text:name="org4f4072a"/>What is registered claim name "sub" (Subject) Claim<text:tab/><text:span text:style-name="OrgTags">[<text:span text:style-name="OrgTag">QUESTION</text:span>]</text:span>
<text:bookmark-end text:name="OrgXref.org4f4072a"/></text:h>
      <text:list text:style-name="OrgBulletedList" text:continue-numbering="false">
        <text:list-item>
          <text:p text:style-name="Text_20_body">The "sub" (subject) claim identifies the principal that is the subject of the JWT.
</text:p>
        </text:list-item>
        <text:list-item>
          <text:p text:style-name="Text_20_body">The claims in a JWT are normally statements about the subject.
</text:p>
        </text:list-item>
        <text:list-item>
          <text:p text:style-name="Text_20_body">The subject value MUST either be scoped to be locally unique in the context of the issuer or be globally unique.
</text:p>
        </text:list-item>
        <text:list-item>
          <text:p text:style-name="Text_20_body">The processing of this claim is generally application specific.
</text:p>
        </text:list-item>
        <text:list-item>
          <text:p text:style-name="Text_20_body">The "sub" value is a case-sensitive string containing a StringOrURI value.
</text:p>
        </text:list-item>
        <text:list-item>
          <text:p text:style-name="Text_20_body">Use of this claim is OPTIONAL.
</text:p>
        </text:list-item>
      </text:list>
      <text:h text:style-name="Heading_20_3" text:outline-level="3" text:is-list-header="false">
<text:bookmark-start text:name="OrgXref.org7e468f9"/>
<text:bookmark text:name="org7e468f9"/>What is registered claim name "aud" (Audience) Claim<text:tab/><text:span text:style-name="OrgTags">[<text:span text:style-name="OrgTag">QUESTION</text:span>]</text:span>
<text:bookmark-end text:name="OrgXref.org7e468f9"/></text:h>
      <text:list text:style-name="OrgBulletedList" text:continue-numbering="false">
        <text:list-item>
          <text:p text:style-name="Text_20_body">The "aud" (audience) claim identifies the recipients that the JWT is intended for.
</text:p>
        </text:list-item>
        <text:list-item>
          <text:p text:style-name="Text_20_body">Each principal intended to process the JWT MUST identify itself with a value in the audience claim.
</text:p>
        </text:list-item>
        <text:list-item>
          <text:p text:style-name="Text_20_body">If the principal processing the claim does not identify itself with a value in the "aud" claim when this claim is present, then the JWT MUST be rejected.
</text:p>
        </text:list-item>
        <text:list-item>
          <text:p text:style-name="Text_20_body">In the general case, the "aud" value is an array of case-sensitive strings, each containing a StringOrURI value.
</text:p>
        </text:list-item>
        <text:list-item>
          <text:p text:style-name="Text_20_body">In the special case when the JWT has one audience, the "aud" value MAY be a single case-sensitive string containing a StringOrURI value.
</text:p>
        </text:list-item>
        <text:list-item>
          <text:p text:style-name="Text_20_body">The interpretation of audience values is generally application specific.
</text:p>
        </text:list-item>
        <text:list-item>
          <text:p text:style-name="Text_20_body">Use of this claim is OPTIONAL.
</text:p>
        </text:list-item>
      </text:list>
      <text:h text:style-name="Heading_20_3" text:outline-level="3" text:is-list-header="false">
<text:bookmark-start text:name="OrgXref.org0d7736d"/>
<text:bookmark text:name="org0d7736d"/>What is registered claim name "exp" (Expiration Time) Claim<text:tab/><text:span text:style-name="OrgTags">[<text:span text:style-name="OrgTag">QUESTION</text:span>]</text:span>
<text:bookmark-end text:name="OrgXref.org0d7736d"/></text:h>
      <text:list text:style-name="OrgBulletedList" text:continue-numbering="false">
        <text:list-item>
          <text:p text:style-name="Text_20_body">The "exp" (expiration time) claim identifies the expiration time on or after which the JWT MUST NOT be accepted for processing.
</text:p>
        </text:list-item>
        <text:list-item>
          <text:p text:style-name="Text_20_body">The processing of the "exp" claim requires that the current date/time MUST be before the expiration date/time listed in the "exp" claim.
</text:p>
        </text:list-item>
        <text:list-item>
          <text:p text:style-name="Text_20_body">Implementers MAY provide for some small leeway, usually no more than a few minutes, to account for clock skew.
</text:p>
        </text:list-item>
        <text:list-item>
          <text:p text:style-name="Text_20_body">Its value MUST be a number containing a NumericDate value.
</text:p>
        </text:list-item>
        <text:list-item>
          <text:p text:style-name="Text_20_body">Use of this claim is OPTIONAL.
</text:p>
        </text:list-item>
      </text:list>
      <text:h text:style-name="Heading_20_3" text:outline-level="3" text:is-list-header="false">
<text:bookmark-start text:name="OrgXref.orga0c16c2"/>
<text:bookmark text:name="orga0c16c2"/>What is registered claim name "nbf" (Not Before) Claim<text:tab/><text:span text:style-name="OrgTags">[<text:span text:style-name="OrgTag">QUESTION</text:span>]</text:span>
<text:bookmark-end text:name="OrgXref.orga0c16c2"/></text:h>
      <text:list text:style-name="OrgBulletedList" text:continue-numbering="false">
        <text:list-item>
          <text:p text:style-name="Text_20_body">The "nbf" (not before) claim identifies the time before which the JWT MUST NOT be accepted for processing.
</text:p>
        </text:list-item>
        <text:list-item>
          <text:p text:style-name="Text_20_body">The processing of the "nbf" claim requires that the current date/time MUST be after or equal to the not-before date/time listed in the "nbf" claim.
</text:p>
        </text:list-item>
        <text:list-item>
          <text:p text:style-name="Text_20_body">Implementers MAY provide for some small leeway, usually no more than a few minutes, to account for clock skew.
</text:p>
        </text:list-item>
        <text:list-item>
          <text:p text:style-name="Text_20_body">Its value MUST be a number containing a NumericDate value.
</text:p>
        </text:list-item>
        <text:list-item>
          <text:p text:style-name="Text_20_body">Use of this claim is OPTIONAL.
</text:p>
        </text:list-item>
      </text:list>
      <text:h text:style-name="Heading_20_3" text:outline-level="3" text:is-list-header="false">
<text:bookmark-start text:name="OrgXref.org7e69a41"/>
<text:bookmark text:name="org7e69a41"/>What is registered claim name "iat" (Issued At) Claim<text:tab/><text:span text:style-name="OrgTags">[<text:span text:style-name="OrgTag">QUESTION</text:span>]</text:span>
<text:bookmark-end text:name="OrgXref.org7e69a41"/></text:h>
      <text:list text:style-name="OrgBulletedList" text:continue-numbering="false">
        <text:list-item>
          <text:p text:style-name="Text_20_body">The "iat" (issued at) claim identifies the time at which the JWT was issued.
</text:p>
        </text:list-item>
        <text:list-item>
          <text:p text:style-name="Text_20_body">This claim can be used to determine the age of the JWT.
</text:p>
        </text:list-item>
        <text:list-item>
          <text:p text:style-name="Text_20_body">Its value MUST be a number containing a NumericDate value.
</text:p>
        </text:list-item>
        <text:list-item>
          <text:p text:style-name="Text_20_body">Use of this claim is OPTIONAL.
</text:p>
        </text:list-item>
      </text:list>
      <text:h text:style-name="Heading_20_3" text:outline-level="3" text:is-list-header="false">
<text:bookmark-start text:name="OrgXref.org35d1cfd"/>
<text:bookmark text:name="org35d1cfd"/>What is registered claim name "jti" (JWT ID) Claim<text:tab/><text:span text:style-name="OrgTags">[<text:span text:style-name="OrgTag">QUESTION</text:span>]</text:span>
<text:bookmark-end text:name="OrgXref.org35d1cfd"/></text:h>
      <text:list text:style-name="OrgBulletedList" text:continue-numbering="false">
        <text:list-item>
          <text:p text:style-name="Text_20_body">The "jti" (JWT ID) claim provides a unique identifier for the JWT.
</text:p>
        </text:list-item>
        <text:list-item>
          <text:p text:style-name="Text_20_body">The identifier value MUST be assigned in a manner that ensures that there is a negligible probability that the same value will be accidentally assigned to a different data object;
</text:p>
        </text:list-item>
        <text:list-item>
          <text:p text:style-name="Text_20_body">if the application uses multiple issuers, collisions MUST be prevented among values produced by different issuers as well.
</text:p>
        </text:list-item>
        <text:list-item>
          <text:p text:style-name="Text_20_body">The "jti" claim can be used to prevent the JWT from being replayed.
</text:p>
        </text:list-item>
        <text:list-item>
          <text:p text:style-name="Text_20_body">The "jti" value is a case-sensitive string.
</text:p>
        </text:list-item>
        <text:list-item>
          <text:p text:style-name="Text_20_body">Use of this claim is OPTIONAL.
</text:p>
        </text:list-item>
      </text:list>
      <text:h text:style-name="Heading_20_3" text:outline-level="3" text:is-list-header="false">
<text:bookmark-start text:name="OrgXref.org01b5b9a"/>
<text:bookmark text:name="org01b5b9a"/>What are Public Claim Names<text:tab/><text:span text:style-name="OrgTags">[<text:span text:style-name="OrgTag">QUESTION</text:span>]</text:span>
<text:bookmark-end text:name="OrgXref.org01b5b9a"/></text:h>
      <text:list text:style-name="OrgBulletedList" text:continue-numbering="false">
        <text:list-item>
          <text:p text:style-name="Text_20_body">Claim Names can be defined at will by those using JWTs.
</text:p>
        </text:list-item>
        <text:list-item>
          <text:p text:style-name="Text_20_body">However, in order to prevent collisions, any new Claim Name should either be registered in the IANA "JSON Web Token Claims" registry established by Section 10.1 or be a Public Name:
</text:p>
          <text:list text:style-name="OrgBulletedList" text:continue-numbering="true">
            <text:list-item>
              <text:p text:style-name="Text_20_body">a value that contains a Collision-Resistant Name.
</text:p>
            </text:list-item>
          </text:list>
        </text:list-item>
        <text:list-item>
          <text:p text:style-name="Text_20_body">In each case, the definer of the name or value needs to take reasonable precautions to make sure they are in control of the part of the namespace they use to define the Claim Name.
</text:p>
        </text:list-item>
      </text:list>
      <text:h text:style-name="Heading_20_3" text:outline-level="3" text:is-list-header="false">
<text:bookmark-start text:name="OrgXref.org402ac06"/>
<text:bookmark text:name="org402ac06"/>RS256 vs HS256: What's the difference?
<text:bookmark-end text:name="OrgXref.org402ac06"/></text:h>
      <text:section text:style-name="OrgIndentedSection-Level-0" text:name="Section77">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stackoverflow.com/questions/39239051/rs256-vs-hs256-whats-the-difference">https://stackoverflow.com/questions/39239051/rs256-vs-hs256-whats-the-difference</text:a></text:p>
              </table:table-cell>
            </table:table-row>
          </table:table-rows>
        </table:table>
      </text:section>
      <text:list text:style-name="OrgBulletedList" text:continue-numbering="false">
        <text:list-item>
          <text:p text:style-name="Text_20_body">Both choices refer to what algorithm the identity provider uses to sign the JWT. Signing is a cryptographic operation that generates a "signature" (part of the JWT) that the recipient of the token can validate to ensure that the token has not been tampered with.
</text:p>
          <text:list text:style-name="OrgBulletedList" text:continue-numbering="true">
            <text:list-item>
              <text:p text:style-name="Text_20_body"><text:span text:style-name="Bold">RS256 (RSA Signature with SHA-256)</text:span> is an asymmetric algorithm, and it uses a public/private key pair: the identity provider has a private (secret) key used to generate the signature, and the consumer of the JWT gets a public key to validate the signature. Since the public key, as opposed to the private key, doesn't need to be kept secured, most identity providers make it easily available for consumers to obtain and use (usually through a metadata URL).
</text:p>
            </text:list-item>
            <text:list-item>
              <text:p text:style-name="Text_20_body"><text:span text:style-name="Bold">HS256 (HMAC with SHA-256)</text:span>, on the other hand, involves a combination of a hashing function and one (secret) key that is shared between the two parties used to generate the hash that will serve as the signature. Since the same key is used both to generate the signature and to validate it, care must be taken to ensure that the key is not compromised.
</text:p>
            </text:list-item>
          </text:list>
        </text:list-item>
        <text:list-item>
          <text:p text:style-name="Text_20_body">If you will be developing the application consuming the JWTs, you can safely use HS256, because you will have control on who uses the secret keys. If, on the other hand, you don't have control over the client, or you have no way of securing a secret key, RS256 will be a better fit, since the consumer only needs to know the public (shared) key.
</text:p>
        </text:list-item>
        <text:list-item>
          <text:p text:style-name="Text_20_body">Since the public key is usually made available from metadata endpoints, clients can be programmed to retrieve the public key automatically. If this is the case (as it is with the .Net Core libraries), you will have less work to do on configuration (the libraries will fetch the public key from the server). Symmetric keys, on the other hand, need to be exchanged out of band (ensuring a secure communication channel), and manually updated if there is a signing key rollover.
</text:p>
        </text:list-item>
        <text:list-item>
          <text:p text:style-name="Text_20_body">Auth0 provides metadata endpoints for the OIDC, SAML and WS-Fed protocols, where the public keys can be retrieved. You can see those endpoints under the "Advanced Settings" of a client.
</text:p>
        </text:list-item>
        <text:list-item>
          <text:p text:style-name="Text_20_body">The OIDC metadata endpoint, for example, takes the form of <text:a xlink:type="simple" xlink:href="https://{account">https://{account</text:a> domain}/.well-known/openid-configuration.
</text:p>
          <text:list text:style-name="OrgBulletedList" text:continue-numbering="true">
            <text:list-item>
              <text:p text:style-name="Text_20_body">If you browse to that URL, you will see a JSON object with a reference to <text:a xlink:type="simple" xlink:href="https://{account">https://{account</text:a> domain}/.well-known/jwks.json, which contains the public key (or keys) of the account.
</text:p>
            </text:list-item>
          </text:list>
        </text:list-item>
        <text:list-item>
          <text:p text:style-name="Text_20_body">If you look at the RS256 samples, you will see that you don't need to configure the public key anywhere: it's retrieved automatically by the framework.
</text:p>
        </text:list-item>
      </text:list>
      <text:h text:style-name="Heading_20_2" text:outline-level="2" text:is-list-header="false">
<text:bookmark-start text:name="OrgXref.org680f5ea"/>
<text:bookmark text:name="org680f5ea"/><text:span text:style-name="OrgTodo">WIP</text:span> JWKS
<text:bookmark-end text:name="OrgXref.org680f5ea"/></text:h>
      <text:section text:style-name="OrgIndentedSection-Level-0" text:name="Section78">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auth0.com/docs/tokens/json-web-tokens/json-web-key-sets">https://auth0.com/docs/tokens/json-web-tokens/json-web-key-sets</text:a></text:p>
              </table:table-cell>
            </table:table-row>
          </table:table-rows>
        </table:table>
      </text:section>
      <text:list text:style-name="OrgBulletedList" text:continue-numbering="false">
        <text:list-item>
          <text:p text:style-name="Text_20_body">JSON Web Key Sets:
</text:p>
          <text:list text:style-name="OrgBulletedList" text:continue-numbering="true">
            <text:list-item>
              <text:p text:style-name="Text_20_body">The JSON Web Key Set (JWKS) is a set of keys containing the public keys used to verify any JSON Web Token (JWT) issued by the authorization server and signed using the RS256 signing algorithm.
</text:p>
            </text:list-item>
            <text:list-item>
              <text:p text:style-name="Text_20_body">When creating applications and APIs in Auth0, two algorithms are supported for signing JWTs: RS256 and HS256.
</text:p>
              <text:list text:style-name="OrgBulletedList" text:continue-numbering="true">
                <text:list-item>
                  <text:p text:style-name="Text_20_body">RS256 generates an asymmetric signature, which means a private key must be used to sign the JWT and a different public key must be used to verify the signature.
</text:p>
                </text:list-item>
              </text:list>
            </text:list-item>
            <text:list-item>
              <text:p text:style-name="Text_20_body">Auth0 uses the JSON Web Key (JWK) specification to represent the cryptographic keys used for signing RS256 tokens. This specification defines two high-level data structures: JSON Web Key (JWK) and JSON Web Key Set (JWKS). Here are the definitions from the specification:
</text:p>
            </text:list-item>
          </text:list>
        </text:list-item>
      </text:list>
      <text:section text:style-name="OrgIndentedSection-Level-0" text:name="Section79">
        <table:table table:style-name="OrgTable">
          <table:table-column table:style-name="OrgTableColumn"/>
          <table:table-column table:style-name="OrgTableColumn"/>
          <table:table-rows>
            <table:table-row>
              <table:table-cell table:style-name="OrgTblCellT">
                <text:p text:style-name="OrgTableContentsLeft">Item</text:p>
              </table:table-cell>
              <table:table-cell table:style-name="OrgTblCellT">
                <text:p text:style-name="OrgTableContentsLeft">Description</text:p>
              </table:table-cell>
            </table:table-row>
            <table:table-row>
              <table:table-cell table:style-name="OrgTblCell">
                <text:p text:style-name="OrgTableContentsLeft">JSON Web Key (JWK)</text:p>
              </table:table-cell>
              <table:table-cell table:style-name="OrgTblCell">
                <text:p text:style-name="OrgTableContentsLeft">A JSON object that represents a cryptographic key. The members of the object represent properties of the key, including its value.</text:p>
              </table:table-cell>
            </table:table-row>
            <table:table-row>
              <table:table-cell table:style-name="OrgTblCellB">
                <text:p text:style-name="OrgTableContentsLeft">JSON Web Key Set (JWKS)</text:p>
              </table:table-cell>
              <table:table-cell table:style-name="OrgTblCellB">
                <text:p text:style-name="OrgTableContentsLeft">A JSON object that represents a set of JWKs. The JSON object MUST have a keys member, which is an array of JWKs.</text:p>
              </table:table-cell>
            </table:table-row>
          </table:table-rows>
        </table:table>
      </text:section>
      <text:p text:style-name="Text_20_body">Auth0 exposes a JWKS endpoint for each tenant, which is found at <text:a xlink:type="simple" xlink:href="https://YOUR_DOMAIN/.well-known/jwks.json">https://YOUR_DOMAIN/.well-known/jwks.json</text:a>. This endpoint will contain the JWK used to sign all Auth0-issued JWTs for this tenant.
</text:p>
      <text:h text:style-name="Heading_20_2" text:outline-level="2" text:is-list-header="false">
<text:bookmark-start text:name="OrgXref.org847c155"/>
<text:bookmark text:name="org847c155"/><text:span text:style-name="OrgTodo">WIP</text:span> LDAP
<text:bookmark-end text:name="OrgXref.org847c155"/></text:h>
      <text:h text:style-name="Heading_20_3" text:outline-level="3" text:is-list-header="false">
<text:bookmark-start text:name="OrgXref.org3fa9e32"/>
<text:bookmark text:name="org3fa9e32"/>object class
<text:bookmark-end text:name="OrgXref.org3fa9e32"/></text:h>
      <text:h text:style-name="Heading_20_4" text:outline-level="4" text:is-list-header="false">
<text:bookmark-start text:name="OrgXref.org2974239"/>
<text:bookmark text:name="org2974239"/>inetOrgPerson
<text:bookmark-end text:name="OrgXref.org2974239"/></text:h>
      <text:h text:style-name="Heading_20_3" text:outline-level="3" text:is-list-header="false">
<text:bookmark-start text:name="OrgXref.org572f2aa"/>
<text:bookmark text:name="org572f2aa"/>OID
<text:bookmark-end text:name="OrgXref.org572f2aa"/></text:h>
      <text:h text:style-name="Heading_20_3" text:outline-level="3" text:is-list-header="false">
<text:bookmark-start text:name="OrgXref.orgf0381b7"/>
<text:bookmark text:name="orgf0381b7"/>CN, DN, SN,
<text:bookmark-end text:name="OrgXref.orgf0381b7"/></text:h>
      <text:h text:style-name="Heading_20_2" text:outline-level="2" text:is-list-header="false">
<text:bookmark-start text:name="OrgXref.orgebbc8c9"/>
<text:bookmark text:name="orgebbc8c9"/><text:span text:style-name="OrgTodo">WIP</text:span> OWASP top 10 2017
<text:bookmark-end text:name="OrgXref.orgebbc8c9"/></text:h>
      <text:section text:style-name="OrgIndentedSection-Level-0" text:name="Section80">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owasp.org/www-project-top-ten/OWASP_Top_Ten_2017/">https://owasp.org/www-project-top-ten/OWASP_Top_Ten_2017/</text:a></text:p>
              </table:table-cell>
            </table:table-row>
          </table:table-rows>
        </table:table>
      </text:section>
      <text:h text:style-name="Heading_20_3" text:outline-level="3" text:is-list-header="false">
<text:bookmark-start text:name="OrgXref.org1f8bdb5"/>
<text:bookmark text:name="org1f8bdb5"/>A1:2017-Injection
<text:bookmark-end text:name="OrgXref.org1f8bdb5"/></text:h>
      <text:h text:style-name="Heading_20_3" text:outline-level="3" text:is-list-header="false">
<text:bookmark-start text:name="OrgXref.org4fa5d1d"/>
<text:bookmark text:name="org4fa5d1d"/>A2:2017-Broken Authentication
<text:bookmark-end text:name="OrgXref.org4fa5d1d"/></text:h>
      <text:h text:style-name="Heading_20_3" text:outline-level="3" text:is-list-header="false">
<text:bookmark-start text:name="OrgXref.org285f115"/>
<text:bookmark text:name="org285f115"/>A3:2017-Sensitive Data Exposure
<text:bookmark-end text:name="OrgXref.org285f115"/></text:h>
      <text:h text:style-name="Heading_20_3" text:outline-level="3" text:is-list-header="false">
<text:bookmark-start text:name="OrgXref.orga76688f"/>
<text:bookmark text:name="orga76688f"/>A4:2017-XML External Entities (XXE)
<text:bookmark-end text:name="OrgXref.orga76688f"/></text:h>
      <text:h text:style-name="Heading_20_3" text:outline-level="3" text:is-list-header="false">
<text:bookmark-start text:name="OrgXref.orgc1fdf8f"/>
<text:bookmark text:name="orgc1fdf8f"/>A5:2017-Broken Access Control
<text:bookmark-end text:name="OrgXref.orgc1fdf8f"/></text:h>
      <text:h text:style-name="Heading_20_3" text:outline-level="3" text:is-list-header="false">
<text:bookmark-start text:name="OrgXref.orgc152784"/>
<text:bookmark text:name="orgc152784"/>A6:2017-Security Misconfiguration
<text:bookmark-end text:name="OrgXref.orgc152784"/></text:h>
      <text:h text:style-name="Heading_20_3" text:outline-level="3" text:is-list-header="false">
<text:bookmark-start text:name="OrgXref.orgb1c308b"/>
<text:bookmark text:name="orgb1c308b"/>A7:2017-Cross-Site Scripting (XSS)
<text:bookmark-end text:name="OrgXref.orgb1c308b"/></text:h>
      <text:h text:style-name="Heading_20_3" text:outline-level="3" text:is-list-header="false">
<text:bookmark-start text:name="OrgXref.org2d0c128"/>
<text:bookmark text:name="org2d0c128"/>A8:2017-Insecure Deserialization
<text:bookmark-end text:name="OrgXref.org2d0c128"/></text:h>
      <text:h text:style-name="Heading_20_3" text:outline-level="3" text:is-list-header="false">
<text:bookmark-start text:name="OrgXref.org54d2201"/>
<text:bookmark text:name="org54d2201"/>A9:2017-Using Components with Known Vulnerabilities
<text:bookmark-end text:name="OrgXref.org54d2201"/></text:h>
      <text:h text:style-name="Heading_20_3" text:outline-level="3" text:is-list-header="false">
<text:bookmark-start text:name="OrgXref.org1a7b580"/>
<text:bookmark text:name="org1a7b580"/>A10:2017-Insufficient Logging &amp; Monitoring
<text:bookmark-end text:name="OrgXref.org1a7b580"/></text:h>
      <text:h text:style-name="Heading_20_2" text:outline-level="2" text:is-list-header="false">
<text:bookmark-start text:name="OrgXref.org54502c3"/>
<text:bookmark text:name="org54502c3"/><text:span text:style-name="OrgTodo">TODO</text:span> (OWASP) attacks
<text:bookmark-end text:name="OrgXref.org54502c3"/></text:h>
      <text:h text:style-name="Heading_20_3" text:outline-level="3" text:is-list-header="false">
<text:bookmark-start text:name="OrgXref.orgada4762"/>
<text:bookmark text:name="orgada4762"/><text:span text:style-name="OrgTodo">WIP</text:span> CSRF / XSRF
<text:bookmark-end text:name="OrgXref.orgada4762"/></text:h>
      <text:section text:style-name="OrgIndentedSection-Level-0" text:name="Section81">
        <table:table table:style-name="OrgTable">
          <table:table-column table:style-name="OrgTableColumn"/>
          <table:table-column table:style-name="OrgTableColumn"/>
          <table:table-rows>
            <table:table-row>
              <table:table-cell table:style-name="OrgTblCellT">
                <text:p text:style-name="OrgTableContentsLeft">Primary source:</text:p>
              </table:table-cell>
              <table:table-cell table:style-name="OrgTblCellT">
                <text:p text:style-name="OrgTableContentsLeft"><text:a xlink:type="simple" xlink:href="https://owasp.org/www-community/attacks/csrf">https://owasp.org/www-community/attacks/csrf</text:a></text:p>
              </table:table-cell>
            </table:table-row>
            <table:table-row>
              <table:table-cell table:style-name="OrgTblCell">
                <text:p text:style-name="OrgTableContentsLeft">Learn more:</text:p>
              </table:table-cell>
              <table:table-cell table:style-name="OrgTblCell">
                <text:p text:style-name="OrgTableContentsLeft"><text:a xlink:type="simple" xlink:href="https://cheatsheetseries.owasp.org/cheatsheets/Cross-Site_Request_Forgery_Prevention_Cheat_Sheet.html">https://cheatsheetseries.owasp.org/cheatsheets/Cross-Site_Request_Forgery_Prevention_Cheat_Sheet.html</text:a></text:p>
              </table:table-cell>
            </table:table-row>
            <table:table-row>
              <table:table-cell table:style-name="OrgTblCell">
                <text:p text:style-name="OrgTableContentsLeft">Learn more:</text:p>
              </table:table-cell>
              <table:table-cell table:style-name="OrgTblCell">
                <text:p text:style-name="OrgTableContentsLeft"><text:a xlink:type="simple" xlink:href="http://www.adambarth.com/papers/2008/barth-jackson-mitchell-b.pdf">http://www.adambarth.com/papers/2008/barth-jackson-mitchell-b.pdf</text:a></text:p>
              </table:table-cell>
            </table:table-row>
            <table:table-row>
              <table:table-cell table:style-name="OrgTblCellB">
                <text:p text:style-name="OrgTableContentsLeft">Learn more:</text:p>
              </table:table-cell>
              <table:table-cell table:style-name="OrgTblCellB">
                <text:p text:style-name="OrgTableContentsLeft"><text:a xlink:type="simple" xlink:href="https://devnet.kentico.com/articles/protection-against-cross-site-request-forgery-%28csrf-xsrf%29">https://devnet.kentico.com/articles/protection-against-cross-site-request-forgery-%28csrf-xsrf%29</text:a></text:p>
              </table:table-cell>
            </table:table-row>
          </table:table-rows>
        </table:table>
      </text:section>
      <text:h text:style-name="Heading_20_2" text:outline-level="2" text:is-list-header="false">
<text:bookmark-start text:name="OrgXref.org4ece7b4"/>
<text:bookmark text:name="org4ece7b4"/><text:span text:style-name="OrgTodo">TODO</text:span> bastillion.io
<text:bookmark-end text:name="OrgXref.org4ece7b4"/></text:h>
      <text:h text:style-name="Heading_20_2" text:outline-level="2" text:is-list-header="false">
<text:bookmark-start text:name="OrgXref.orgca0c181"/>
<text:bookmark text:name="orgca0c181"/><text:span text:style-name="OrgTodo">TODO</text:span> PKI
<text:bookmark-end text:name="OrgXref.orgca0c181"/></text:h>
      <text:h text:style-name="Heading_20_2" text:outline-level="2" text:is-list-header="false">
<text:bookmark-start text:name="OrgXref.org0893d35"/>
<text:bookmark text:name="org0893d35"/><text:span text:style-name="OrgTodo">WIP</text:span> X509
<text:bookmark-end text:name="OrgXref.org0893d35"/></text:h>
      <text:h text:style-name="Heading_20_3" text:outline-level="3" text:is-list-header="false">
<text:bookmark-start text:name="OrgXref.org9a84164"/>
<text:bookmark text:name="org9a84164"/>Why does GoDaddy have four different certificate chain, G2, G3, G4?<text:tab/><text:span text:style-name="OrgTags">[<text:span text:style-name="OrgTag">QUESTION</text:span>]</text:span>
<text:bookmark-end text:name="OrgXref.org9a84164"/></text:h>
      <text:list text:style-name="OrgBulletedList" text:continue-numbering="false">
        <text:list-item>
          <text:p text:style-name="Text_20_body">"G" stands for Root certificates generation.
</text:p>
        </text:list-item>
        <text:list-item>
          <text:p text:style-name="Text_20_body">Basically, it identifies the generation (version) of a Root certificate that signs the Chain of trust.
</text:p>
        </text:list-item>
        <text:list-item>
          <text:p text:style-name="Text_20_body">When CA needs to get a new chain (for example, because of upgrade from SHA-1 to SHA-256), they just increment the generation number.
</text:p>
        </text:list-item>
        <text:list-item>
          <text:p text:style-name="Text_20_body">This is good because obsolete certificates can be better identified.
</text:p>
        </text:list-item>
      </text:list>
      <text:h text:style-name="Heading_20_2" text:outline-level="2" text:is-list-header="false">
<text:bookmark-start text:name="OrgXref.orga8ec9f9"/>
<text:bookmark text:name="orga8ec9f9"/><text:span text:style-name="OrgTodo">WIP</text:span> Concepts <text:span text:style-name="OrgCode">[0/2]</text:span>
<text:bookmark-end text:name="OrgXref.orga8ec9f9"/></text:h>
      <text:h text:style-name="Heading_20_3" text:outline-level="3" text:is-list-header="false">
<text:bookmark-start text:name="OrgXref.orgc9b2ded"/>
<text:bookmark text:name="orgc9b2ded"/><text:span text:style-name="OrgTodo">WIP</text:span> DevSecOps<text:tab/><text:span text:style-name="OrgTags">[<text:span text:style-name="OrgTag">CONCEPT</text:span>]</text:span>
<text:bookmark-end text:name="OrgXref.orgc9b2ded"/></text:h>
      <text:section text:style-name="OrgIndentedSection-Level-0" text:name="Section82">
        <table:table table:style-name="OrgTable">
          <table:table-column table:style-name="OrgTableColumn"/>
          <table:table-column table:style-name="OrgTableColumn"/>
          <table:table-rows>
            <table:table-row>
              <table:table-cell table:style-name="OrgTblCellT">
                <text:p text:style-name="OrgTableContentsLeft">Primary source:</text:p>
              </table:table-cell>
              <table:table-cell table:style-name="OrgTblCellT">
                <text:p text:style-name="OrgTableContentsLeft"><text:a xlink:type="simple" xlink:href="https://snyk.io/devsecops/">https://snyk.io/devsecops/</text:a></text:p>
              </table:table-cell>
            </table:table-row>
            <table:table-row>
              <table:table-cell table:style-name="OrgTblCellB">
                <text:p text:style-name="OrgTableContentsLeft">Learn more:</text:p>
              </table:table-cell>
              <table:table-cell table:style-name="OrgTblCellB">
                <text:p text:style-name="OrgTableContentsLeft"><text:a xlink:type="simple" xlink:href="https://snyk.io/devsecops/">https://snyk.io/devsecops/</text:a></text:p>
              </table:table-cell>
            </table:table-row>
          </table:table-rows>
        </table:table>
      </text:section>
      <text:list text:style-name="OrgBulletedList" text:continue-numbering="false">
        <text:list-item>
          <text:p text:style-name="Text_20_body">DevSecOps manifesto:
</text:p>
        </text:list-item>
        <text:list-item>
          <text:p text:style-name="Text_20_body">Through Security as Code, we have and will learn that there is simply a better way for security practitioners, like us, to operate and contribute value with less friction. We know we must adapt our ways quickly and foster innovation to ensure data security and privacy issues are not left behind because we were too slow to change.
</text:p>
        </text:list-item>
        <text:list-item>
          <text:p text:style-name="Text_20_body">By developing security as code, we will strive to create awesome products and services, provide insights directly to developers, and generally favor iteration over trying to always come up with the best answer before a deployment. We will operate like developers to make security and compliance available to be consumed as services. We will unlock and unblock new paths to help others see their ideas become a reality.
</text:p>
        </text:list-item>
        <text:list-item>
          <text:p text:style-name="Text_20_body">We won't simply rely on scanners and reports to make code better. We will attack products and services like an outsider to help you defend what you've created. We will learn the loopholes, look for weaknesses, and we will work with you to provide remediation actions instead of long lists of problems for you to solve on your own.
</text:p>
        </text:list-item>
        <text:list-item>
          <text:p text:style-name="Text_20_body">We will not wait for our organizations to fall victim to mistakes and attackers. We will not settle for finding what is already known; instead, we will look for anomalies yet to be detected. We will strive to be a better partner by valuing what you value:
</text:p>
        </text:list-item>
        <text:list-item>
          <text:p text:style-name="Text_20_body">Manifesto:
</text:p>
        </text:list-item>
      </text:list>
      <text:section text:style-name="OrgIndentedSection-Level-0" text:name="Section83">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Leaning in</text:p>
              </table:table-cell>
              <table:table-cell table:style-name="OrgTblCellT">
                <text:p text:style-name="OrgTableContentsLeft">over</text:p>
              </table:table-cell>
              <table:table-cell table:style-name="OrgTblCellT">
                <text:p text:style-name="OrgTableContentsLeft">Always Saying “No”</text:p>
              </table:table-cell>
            </table:table-row>
            <table:table-row>
              <table:table-cell table:style-name="OrgTblCell">
                <text:p text:style-name="OrgTableContentsLeft">Data &amp; Security Science</text:p>
              </table:table-cell>
              <table:table-cell table:style-name="OrgTblCell">
                <text:p text:style-name="OrgTableContentsLeft">over</text:p>
              </table:table-cell>
              <table:table-cell table:style-name="OrgTblCell">
                <text:p text:style-name="OrgTableContentsLeft">Fear, Uncertainty and Doubt</text:p>
              </table:table-cell>
            </table:table-row>
            <table:table-row>
              <table:table-cell table:style-name="OrgTblCell">
                <text:p text:style-name="OrgTableContentsLeft">Open Contribution &amp; Collaboration</text:p>
              </table:table-cell>
              <table:table-cell table:style-name="OrgTblCell">
                <text:p text:style-name="OrgTableContentsLeft">over</text:p>
              </table:table-cell>
              <table:table-cell table:style-name="OrgTblCell">
                <text:p text:style-name="OrgTableContentsLeft">Security-Only Requirements</text:p>
              </table:table-cell>
            </table:table-row>
            <table:table-row>
              <table:table-cell table:style-name="OrgTblCell">
                <text:p text:style-name="OrgTableContentsLeft">Consumable Security Services with APIs</text:p>
              </table:table-cell>
              <table:table-cell table:style-name="OrgTblCell">
                <text:p text:style-name="OrgTableContentsLeft">over</text:p>
              </table:table-cell>
              <table:table-cell table:style-name="OrgTblCell">
                <text:p text:style-name="OrgTableContentsLeft">Mandated Security Controls &amp; Paperwork</text:p>
              </table:table-cell>
            </table:table-row>
            <table:table-row>
              <table:table-cell table:style-name="OrgTblCell">
                <text:p text:style-name="OrgTableContentsLeft">Business Driven Security Scores</text:p>
              </table:table-cell>
              <table:table-cell table:style-name="OrgTblCell">
                <text:p text:style-name="OrgTableContentsLeft">over</text:p>
              </table:table-cell>
              <table:table-cell table:style-name="OrgTblCell">
                <text:p text:style-name="OrgTableContentsLeft">Rubber Stamp Security</text:p>
              </table:table-cell>
            </table:table-row>
            <table:table-row>
              <table:table-cell table:style-name="OrgTblCell">
                <text:p text:style-name="OrgTableContentsLeft">Red &amp; Blue Team Exploit Testing</text:p>
              </table:table-cell>
              <table:table-cell table:style-name="OrgTblCell">
                <text:p text:style-name="OrgTableContentsLeft">over</text:p>
              </table:table-cell>
              <table:table-cell table:style-name="OrgTblCell">
                <text:p text:style-name="OrgTableContentsLeft">Relying on Scans &amp; Theoretical Vulnerabilities</text:p>
              </table:table-cell>
            </table:table-row>
            <table:table-row>
              <table:table-cell table:style-name="OrgTblCell">
                <text:p text:style-name="OrgTableContentsLeft">24x7 Proactive Security Monitoring</text:p>
              </table:table-cell>
              <table:table-cell table:style-name="OrgTblCell">
                <text:p text:style-name="OrgTableContentsLeft">over</text:p>
              </table:table-cell>
              <table:table-cell table:style-name="OrgTblCell">
                <text:p text:style-name="OrgTableContentsLeft">Reacting after being Informed of an Incident</text:p>
              </table:table-cell>
            </table:table-row>
            <table:table-row>
              <table:table-cell table:style-name="OrgTblCell">
                <text:p text:style-name="OrgTableContentsLeft">Shared Threat Intelligence</text:p>
              </table:table-cell>
              <table:table-cell table:style-name="OrgTblCell">
                <text:p text:style-name="OrgTableContentsLeft">over</text:p>
              </table:table-cell>
              <table:table-cell table:style-name="OrgTblCell">
                <text:p text:style-name="OrgTableContentsLeft">Keeping Info to Ourselves</text:p>
              </table:table-cell>
            </table:table-row>
            <table:table-row>
              <table:table-cell table:style-name="OrgTblCellB">
                <text:p text:style-name="OrgTableContentsLeft">Compliance Operations</text:p>
              </table:table-cell>
              <table:table-cell table:style-name="OrgTblCellB">
                <text:p text:style-name="OrgTableContentsLeft">over</text:p>
              </table:table-cell>
              <table:table-cell table:style-name="OrgTblCellB">
                <text:p text:style-name="OrgTableContentsLeft">Clipboards &amp; Checklists</text:p>
              </table:table-cell>
            </table:table-row>
          </table:table-rows>
        </table:table>
      </text:section>
      <text:list text:style-name="OrgBulletedList" text:continue-numbering="false">
        <text:list-item>
          <text:p text:style-name="Text_20_body">What Is DevSecOps?
</text:p>
          <text:list text:style-name="OrgBulletedList" text:continue-numbering="true">
            <text:list-item>
              <text:p text:style-name="Text_20_body">DevSecOps refers to the integration of security practices into a DevOps software delivery model.
</text:p>
            </text:list-item>
            <text:list-item>
              <text:p text:style-name="Text_20_body">Its foundation is a culture where development and operations are enabled through process and tooling to take part in a shared responsibility for delivering secure software.
</text:p>
            </text:list-item>
            <text:list-item>
              <text:p text:style-name="Text_20_body">The definition of DevSecOps, at a high-functioning level, is to integrate security objectives as early as possible in the lifecycle of software development.
</text:p>
            </text:list-item>
            <text:list-item>
              <text:p text:style-name="Text_20_body">While security is “everyone’s responsibility,” DevOps teams are uniquely positioned at the intersection of development and operations, empowered to apply security in both breadth and depth.
</text:p>
            </text:list-item>
          </text:list>
        </text:list-item>
      </text:list>
      <text:h text:style-name="Heading_20_3" text:outline-level="3" text:is-list-header="false">
<text:bookmark-start text:name="OrgXref.org2ca040f"/>
<text:bookmark text:name="org2ca040f"/><text:span text:style-name="OrgTodo">TODO</text:span> Zero Trust Network<text:tab/><text:span text:style-name="OrgTags">[<text:span text:style-name="OrgTag">CONCEPT</text:span>]</text:span>
<text:bookmark-end text:name="OrgXref.org2ca040f"/></text:h>
      <text:h text:style-name="Heading_20_2" text:outline-level="2" text:is-list-header="false">
<text:bookmark-start text:name="OrgXref.org789f4cd"/>
<text:bookmark text:name="org789f4cd"/><text:span text:style-name="OrgTodo">WIP</text:span> Software Composition Analysis (SCA) <text:span text:style-name="OrgCode">[0/2]</text:span>
<text:bookmark-end text:name="OrgXref.org789f4cd"/></text:h>
      <text:section text:style-name="OrgIndentedSection-Level-0" text:name="Section84">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sudonull.com/post/27911-Forrester-Research-A-Comparison-of-Ten-Top-Software-Composition-Analysis-Vendors">https://sudonull.com/post/27911-Forrester-Research-A-Comparison-of-Ten-Top-Software-Composition-Analysis-Vendors</text:a></text:p>
              </table:table-cell>
            </table:table-row>
          </table:table-rows>
        </table:table>
      </text:section>
      <text:h text:style-name="Heading_20_3" text:outline-level="3" text:is-list-header="false">
<text:bookmark-start text:name="OrgXref.org27b611b"/>
<text:bookmark text:name="org27b611b"/><text:span text:style-name="OrgTodo">TODO</text:span> Snyk
<text:bookmark-end text:name="OrgXref.org27b611b"/></text:h>
      <text:h text:style-name="Heading_20_3" text:outline-level="3" text:is-list-header="false">
<text:bookmark-start text:name="OrgXref.orgb86c74d"/>
<text:bookmark text:name="orgb86c74d"/><text:span text:style-name="OrgTodo">TODO</text:span> Jfrog Xray
<text:bookmark-end text:name="OrgXref.orgb86c74d"/></text:h>
      <text:h text:style-name="Heading_20_2" text:outline-level="2" text:is-list-header="false">
<text:bookmark-start text:name="OrgXref.org894c6b1"/>
<text:bookmark text:name="org894c6b1"/><text:span text:style-name="OrgTodo">WIP</text:span> Tools &amp; Solutions <text:span text:style-name="OrgCode">[0/9]</text:span>
<text:bookmark-end text:name="OrgXref.org894c6b1"/></text:h>
      <text:h text:style-name="Heading_20_3" text:outline-level="3" text:is-list-header="false">
<text:bookmark-start text:name="OrgXref.org82e6418"/>
<text:bookmark text:name="org82e6418"/><text:span text:style-name="OrgTodo">TODO</text:span> Illumio Security
<text:bookmark-end text:name="OrgXref.org82e6418"/></text:h>
      <text:h text:style-name="Heading_20_3" text:outline-level="3" text:is-list-header="false">
<text:bookmark-start text:name="OrgXref.org23dc24e"/>
<text:bookmark text:name="org23dc24e"/><text:span text:style-name="OrgTodo">TODO</text:span> Burp Suite
<text:bookmark-end text:name="OrgXref.org23dc24e"/></text:h>
      <text:h text:style-name="Heading_20_3" text:outline-level="3" text:is-list-header="false">
<text:bookmark-start text:name="OrgXref.org8908ded"/>
<text:bookmark text:name="org8908ded"/><text:span text:style-name="OrgTodo">TODO</text:span> Metasploit
<text:bookmark-end text:name="OrgXref.org8908ded"/></text:h>
      <text:h text:style-name="Heading_20_3" text:outline-level="3" text:is-list-header="false">
<text:bookmark-start text:name="OrgXref.org846bff1"/>
<text:bookmark text:name="org846bff1"/><text:span text:style-name="OrgTodo">TODO</text:span> wireshark
<text:bookmark-end text:name="OrgXref.org846bff1"/></text:h>
      <text:h text:style-name="Heading_20_3" text:outline-level="3" text:is-list-header="false">
<text:bookmark-start text:name="OrgXref.org8b0cdee"/>
<text:bookmark text:name="org8b0cdee"/><text:span text:style-name="OrgTodo">TODO</text:span> hydra
<text:bookmark-end text:name="OrgXref.org8b0cdee"/></text:h>
      <text:h text:style-name="Heading_20_3" text:outline-level="3" text:is-list-header="false">
<text:bookmark-start text:name="OrgXref.org116f01d"/>
<text:bookmark text:name="org116f01d"/><text:span text:style-name="OrgTodo">TODO</text:span> nmap
<text:bookmark-end text:name="OrgXref.org116f01d"/></text:h>
      <text:h text:style-name="Heading_20_3" text:outline-level="3" text:is-list-header="false">
<text:bookmark-start text:name="OrgXref.org4d414a7"/>
<text:bookmark text:name="org4d414a7"/><text:span text:style-name="OrgTodo">TODO</text:span> nessus
<text:bookmark-end text:name="OrgXref.org4d414a7"/></text:h>
      <text:h text:style-name="Heading_20_1" text:outline-level="1" text:is-list-header="false">
<text:bookmark-start text:name="OrgXref.orgc8d52f0"/>
<text:bookmark text:name="orgc8d52f0"/><text:span text:style-name="OrgTodo">WIP</text:span> Programming Languages <text:span text:style-name="OrgCode">[0/13]</text:span><text:tab/><text:span text:style-name="OrgTags">[<text:span text:style-name="OrgTag">DOMAIN</text:span>]</text:span>
<text:bookmark-end text:name="OrgXref.orgc8d52f0"/></text:h>
      <text:h text:style-name="Heading_20_2" text:outline-level="2" text:is-list-header="false">
<text:bookmark-start text:name="OrgXref.orgd4c4beb"/>
<text:bookmark text:name="orgd4c4beb"/><text:span text:style-name="OrgTodo">WIP</text:span> Functional Paradigm  <text:span text:style-name="OrgCode">[0/8]</text:span><text:tab/><text:span text:style-name="OrgTags">[<text:span text:style-name="OrgTag">TOPIC</text:span>]</text:span>
<text:bookmark-end text:name="OrgXref.orgd4c4beb"/></text:h>
      <text:h text:style-name="Heading_20_3" text:outline-level="3" text:is-list-header="false">
<text:bookmark-start text:name="OrgXref.orga4b21ef"/>
<text:bookmark text:name="orga4b21ef"/><text:span text:style-name="OrgTodo">WIP</text:span> Lambda Calculus<text:tab/><text:span text:style-name="OrgTags">[<text:span text:style-name="OrgTag">TOPIC</text:span>]</text:span>
<text:bookmark-end text:name="OrgXref.orga4b21ef"/></text:h>
      <text:h text:style-name="Heading_20_4" text:outline-level="4" text:is-list-header="false">
<text:bookmark-start text:name="OrgXref.org07f4720"/>
<text:bookmark text:name="org07f4720"/>α-conversion
<text:bookmark-end text:name="OrgXref.org07f4720"/></text:h>
      <text:list text:style-name="OrgBulletedList" text:continue-numbering="false">
        <text:list-item>
          <text:p text:style-name="Text_20_body">changing bound variables
</text:p>
        </text:list-item>
      </text:list>
      <text:h text:style-name="Heading_20_4" text:outline-level="4" text:is-list-header="false">
<text:bookmark-start text:name="OrgXref.orge7e659a"/>
<text:bookmark text:name="orge7e659a"/>β-reduction
<text:bookmark-end text:name="OrgXref.orge7e659a"/></text:h>
      <text:list text:style-name="OrgBulletedList" text:continue-numbering="false">
        <text:list-item>
          <text:p text:style-name="Text_20_body">applying functions to their arguments;
</text:p>
        </text:list-item>
      </text:list>
      <text:h text:style-name="Heading_20_4" text:outline-level="4" text:is-list-header="false">
<text:bookmark-start text:name="OrgXref.orgb0caab8"/>
<text:bookmark text:name="orgb0caab8"/>η-reduction
<text:bookmark-end text:name="OrgXref.orgb0caab8"/></text:h>
      <text:list text:style-name="OrgBulletedList" text:continue-numbering="false">
        <text:list-item>
          <text:p text:style-name="Text_20_body">which captures a notion of extensionality.
</text:p>
        </text:list-item>
      </text:list>
      <text:h text:style-name="Heading_20_3" text:outline-level="3" text:is-list-header="false">
<text:bookmark-start text:name="OrgXref.org973bded"/>
<text:bookmark text:name="org973bded"/><text:span text:style-name="OrgTodo">TODO</text:span> Immutability<text:tab/><text:span text:style-name="OrgTags">[<text:span text:style-name="OrgTag">TOPIC</text:span>]</text:span>
<text:bookmark-end text:name="OrgXref.org973bded"/></text:h>
      <text:h text:style-name="Heading_20_3" text:outline-level="3" text:is-list-header="false">
<text:bookmark-start text:name="OrgXref.org83fd835"/>
<text:bookmark text:name="org83fd835"/><text:span text:style-name="OrgTodo">TODO</text:span> Idempotency
<text:bookmark-end text:name="OrgXref.org83fd835"/></text:h>
      <text:h text:style-name="Heading_20_3" text:outline-level="3" text:is-list-header="false">
<text:bookmark-start text:name="OrgXref.orgf90271f"/>
<text:bookmark text:name="orgf90271f"/><text:span text:style-name="OrgTodo">TODO</text:span> Continuation Passing Style
<text:bookmark-end text:name="OrgXref.orgf90271f"/></text:h>
      <text:h text:style-name="Heading_20_3" text:outline-level="3" text:is-list-header="false">
<text:bookmark-start text:name="OrgXref.org96db05d"/>
<text:bookmark text:name="org96db05d"/><text:span text:style-name="OrgTodo">TODO</text:span> Persistent data structure (Chris Okasaki)
<text:bookmark-end text:name="OrgXref.org96db05d"/></text:h>
      <text:h text:style-name="Heading_20_3" text:outline-level="3" text:is-list-header="false">
<text:bookmark-start text:name="OrgXref.org90514c5"/>
<text:bookmark text:name="org90514c5"/><text:span text:style-name="OrgTodo">TODO</text:span> Algebraic Data Types
<text:bookmark-end text:name="OrgXref.org90514c5"/></text:h>
      <text:h text:style-name="Heading_20_3" text:outline-level="3" text:is-list-header="false">
<text:bookmark-start text:name="OrgXref.org59e0051"/>
<text:bookmark text:name="org59e0051"/><text:span text:style-name="OrgTodo">WIP</text:span> Patterns
<text:bookmark-end text:name="OrgXref.org59e0051"/></text:h>
      <text:h text:style-name="Heading_20_4" text:outline-level="4" text:is-list-header="false">
<text:bookmark-start text:name="OrgXref.org5a7a54b"/>
<text:bookmark text:name="org5a7a54b"/><text:span text:style-name="OrgTodo">TODO</text:span> Monoid
<text:bookmark-end text:name="OrgXref.org5a7a54b"/></text:h>
      <text:h text:style-name="Heading_20_4" text:outline-level="4" text:is-list-header="false">
<text:bookmark-start text:name="OrgXref.org4801b23"/>
<text:bookmark text:name="org4801b23"/><text:span text:style-name="OrgTodo">TODO</text:span> Functor
<text:bookmark-end text:name="OrgXref.org4801b23"/></text:h>
      <text:h text:style-name="Heading_20_4" text:outline-level="4" text:is-list-header="false">
<text:bookmark-start text:name="OrgXref.orgdd73def"/>
<text:bookmark text:name="orgdd73def"/><text:span text:style-name="OrgTodo">TODO</text:span> Pro Functor
<text:bookmark-end text:name="OrgXref.orgdd73def"/></text:h>
      <text:h text:style-name="Heading_20_4" text:outline-level="4" text:is-list-header="false">
<text:bookmark-start text:name="OrgXref.org9908c77"/>
<text:bookmark text:name="org9908c77"/><text:span text:style-name="OrgTodo">TODO</text:span> Applicative
<text:bookmark-end text:name="OrgXref.org9908c77"/></text:h>
      <text:h text:style-name="Heading_20_4" text:outline-level="4" text:is-list-header="false">
<text:bookmark-start text:name="OrgXref.orgf4768eb"/>
<text:bookmark text:name="orgf4768eb"/><text:span text:style-name="OrgTodo">TODO</text:span> Monad
<text:bookmark-end text:name="OrgXref.orgf4768eb"/></text:h>
      <text:h text:style-name="Heading_20_4" text:outline-level="4" text:is-list-header="false">
<text:bookmark-start text:name="OrgXref.orgdd7ae03"/>
<text:bookmark text:name="orgdd7ae03"/><text:span text:style-name="OrgTodo">TODO</text:span> Kleisli Arrow
<text:bookmark-end text:name="OrgXref.orgdd7ae03"/></text:h>
      <text:h text:style-name="Heading_20_4" text:outline-level="4" text:is-list-header="false">
<text:bookmark-start text:name="OrgXref.orgb715e56"/>
<text:bookmark text:name="orgb715e56"/><text:span text:style-name="OrgTodo">TODO</text:span> Free Monad
<text:bookmark-end text:name="OrgXref.orgb715e56"/></text:h>
      <text:h text:style-name="Heading_20_4" text:outline-level="4" text:is-list-header="false">
<text:bookmark-start text:name="OrgXref.orgbb6b3da"/>
<text:bookmark text:name="orgbb6b3da"/><text:span text:style-name="OrgTodo">TODO</text:span> Fix
<text:bookmark-end text:name="OrgXref.orgbb6b3da"/></text:h>
      <text:section text:style-name="OrgIndentedSection-Level-0" text:name="Section85">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ww.parsonsmatt.org/2016/10/26/grokking_fix.html">https://www.parsonsmatt.org/2016/10/26/grokking_fix.html</text:a></text:p>
              </table:table-cell>
            </table:table-row>
          </table:table-rows>
        </table:table>
      </text:section>
      <text:h text:style-name="Heading_20_4" text:outline-level="4" text:is-list-header="false">
<text:bookmark-start text:name="OrgXref.org60f10ca"/>
<text:bookmark text:name="org60f10ca"/>Lenses
<text:bookmark-end text:name="OrgXref.org60f10ca"/></text:h>
      <text:h text:style-name="Heading_20_4" text:outline-level="4" text:is-list-header="false">
<text:bookmark-start text:name="OrgXref.org4dea65d"/>
<text:bookmark text:name="org4dea65d"/>Prisms
<text:bookmark-end text:name="OrgXref.org4dea65d"/></text:h>
      <text:h text:style-name="Heading_20_3" text:outline-level="3" text:is-list-header="false">
<text:bookmark-start text:name="OrgXref.org782fd6b"/>
<text:bookmark text:name="org782fd6b"/><text:span text:style-name="OrgTodo">TODO</text:span> Recursion Schemes
<text:bookmark-end text:name="OrgXref.org782fd6b"/></text:h>
      <text:h text:style-name="Heading_20_4" text:outline-level="4" text:is-list-header="false">
<text:bookmark-start text:name="OrgXref.org5013144"/>
<text:bookmark text:name="org5013144"/>catamorphisms
<text:bookmark-end text:name="OrgXref.org5013144"/></text:h>
      <text:h text:style-name="Heading_20_4" text:outline-level="4" text:is-list-header="false">
<text:bookmark-start text:name="OrgXref.org9ffc940"/>
<text:bookmark text:name="org9ffc940"/>anamorphisms
<text:bookmark-end text:name="OrgXref.org9ffc940"/></text:h>
      <text:h text:style-name="Heading_20_4" text:outline-level="4" text:is-list-header="false">
<text:bookmark-start text:name="OrgXref.orgd0cb451"/>
<text:bookmark text:name="orgd0cb451"/>hylomorphisms
<text:bookmark-end text:name="OrgXref.orgd0cb451"/></text:h>
      <text:h text:style-name="Heading_20_4" text:outline-level="4" text:is-list-header="false">
<text:bookmark-start text:name="OrgXref.org2c41d6b"/>
<text:bookmark text:name="org2c41d6b"/>paramorphisms
<text:bookmark-end text:name="OrgXref.org2c41d6b"/></text:h>
      <text:h text:style-name="Heading_20_2" text:outline-level="2" text:is-list-header="false">
<text:bookmark-start text:name="OrgXref.orge28930c"/>
<text:bookmark text:name="orge28930c"/><text:span text:style-name="OrgTodo">WIP</text:span> Object Oriented Paradigm<text:tab/><text:span text:style-name="OrgTags">[<text:span text:style-name="OrgTag">TOPIC</text:span>]</text:span>
<text:bookmark-end text:name="OrgXref.orge28930c"/></text:h>
      <text:h text:style-name="Heading_20_3" text:outline-level="3" text:is-list-header="false">
<text:bookmark-start text:name="OrgXref.orge859ef2"/>
<text:bookmark text:name="orge859ef2"/>Polymorphism
<text:bookmark-end text:name="OrgXref.orge859ef2"/></text:h>
      <text:h text:style-name="Heading_20_3" text:outline-level="3" text:is-list-header="false">
<text:bookmark-start text:name="OrgXref.org87e0505"/>
<text:bookmark text:name="org87e0505"/>Gof Patterns
<text:bookmark-end text:name="OrgXref.org87e0505"/></text:h>
      <text:h text:style-name="Heading_20_4" text:outline-level="4" text:is-list-header="false">
<text:bookmark-start text:name="OrgXref.org8bcbfa4"/>
<text:bookmark text:name="org8bcbfa4"/>Creational Patterns
<text:bookmark-end text:name="OrgXref.org8bcbfa4"/></text:h>
      <text:section text:style-name="OrgIndentedSection-Level-0" text:name="Section86">
        <table:table table:style-name="OrgTable">
          <table:table-column table:style-name="OrgTableColumn"/>
          <table:table-column table:style-name="OrgTableColumn"/>
          <table:table-header-rows>
            <table:table-row>
              <table:table-cell table:style-name="OrgTblCellTB">
                <text:p text:style-name="OrgTableHeadingLeft">Pattern Name</text:p>
              </table:table-cell>
              <table:table-cell table:style-name="OrgTblCellTB">
                <text:p text:style-name="OrgTableHeadingLeft">Description</text:p>
              </table:table-cell>
            </table:table-row>
          </table:table-header-rows>
          <table:table-rows>
            <table:table-row>
              <table:table-cell table:style-name="OrgTblCellT">
                <text:p text:style-name="OrgTableContentsLeft">Singleton</text:p>
              </table:table-cell>
              <table:table-cell table:style-name="OrgTblCellT">
                <text:p text:style-name="OrgTableContentsLeft">The singleton pattern restricts the initialization of a class to ensure that only one instance of the class can be created.</text:p>
              </table:table-cell>
            </table:table-row>
            <table:table-row>
              <table:table-cell table:style-name="OrgTblCell">
                <text:p text:style-name="OrgTableContentsLeft">Factory</text:p>
              </table:table-cell>
              <table:table-cell table:style-name="OrgTblCell">
                <text:p text:style-name="OrgTableContentsLeft">The factory pattern takes out the responsibility of instantiating a object from the class to a Factory class.</text:p>
              </table:table-cell>
            </table:table-row>
            <table:table-row>
              <table:table-cell table:style-name="OrgTblCell">
                <text:p text:style-name="OrgTableContentsLeft">Abstract Factory</text:p>
              </table:table-cell>
              <table:table-cell table:style-name="OrgTblCell">
                <text:p text:style-name="OrgTableContentsLeft">Allows us to create a Factory for factory classes.</text:p>
              </table:table-cell>
            </table:table-row>
            <table:table-row>
              <table:table-cell table:style-name="OrgTblCell">
                <text:p text:style-name="OrgTableContentsLeft">Builder</text:p>
              </table:table-cell>
              <table:table-cell table:style-name="OrgTblCell">
                <text:p text:style-name="OrgTableContentsLeft">Creating an object step by step and a method to finally get the object instance.</text:p>
              </table:table-cell>
            </table:table-row>
            <table:table-row>
              <table:table-cell table:style-name="OrgTblCellB">
                <text:p text:style-name="OrgTableContentsLeft">Prototype</text:p>
              </table:table-cell>
              <table:table-cell table:style-name="OrgTblCellB">
                <text:p text:style-name="OrgTableContentsLeft">Creating a new object instance from another similar instance and then modify according to our requirements.</text:p>
              </table:table-cell>
            </table:table-row>
          </table:table-rows>
        </table:table>
      </text:section>
      <text:h text:style-name="Heading_20_4" text:outline-level="4" text:is-list-header="false">
<text:bookmark-start text:name="OrgXref.org5e62e33"/>
<text:bookmark text:name="org5e62e33"/>Structural Patterns
<text:bookmark-end text:name="OrgXref.org5e62e33"/></text:h>
      <text:list text:style-name="OrgBulletedList" text:continue-numbering="false">
        <text:list-item>
          <text:p text:style-name="Text_20_body">There are 7 structural design patterns defined in the Gangs of Four design patterns book.
</text:p>
        </text:list-item>
      </text:list>
      <text:section text:style-name="OrgIndentedSection-Level-0" text:name="Section87">
        <table:table table:style-name="OrgTable">
          <table:table-column table:style-name="OrgTableColumn"/>
          <table:table-column table:style-name="OrgTableColumn"/>
          <table:table-header-rows>
            <table:table-row>
              <table:table-cell table:style-name="OrgTblCellTB">
                <text:p text:style-name="OrgTableHeadingLeft">Pattern Name</text:p>
              </table:table-cell>
              <table:table-cell table:style-name="OrgTblCellTB">
                <text:p text:style-name="OrgTableHeadingLeft">Description</text:p>
              </table:table-cell>
            </table:table-row>
          </table:table-header-rows>
          <table:table-rows>
            <table:table-row>
              <table:table-cell table:style-name="OrgTblCellT">
                <text:p text:style-name="OrgTableContentsLeft">Adapter</text:p>
              </table:table-cell>
              <table:table-cell table:style-name="OrgTblCellT">
                <text:p text:style-name="OrgTableContentsLeft">Provides an interface between two unrelated entities so that they can work together.</text:p>
              </table:table-cell>
            </table:table-row>
            <table:table-row>
              <table:table-cell table:style-name="OrgTblCell">
                <text:p text:style-name="OrgTableContentsLeft">Composite</text:p>
              </table:table-cell>
              <table:table-cell table:style-name="OrgTblCell">
                <text:p text:style-name="OrgTableContentsLeft">Used when we have to implement a part-whole hierarchy. For example, a diagram made of other pieces such as circle, square, triangle, etc.</text:p>
              </table:table-cell>
            </table:table-row>
            <table:table-row>
              <table:table-cell table:style-name="OrgTblCell">
                <text:p text:style-name="OrgTableContentsLeft">Proxy</text:p>
              </table:table-cell>
              <table:table-cell table:style-name="OrgTblCell">
                <text:p text:style-name="OrgTableContentsLeft">Provide a surrogate or placeholder for another object to control access to it.</text:p>
              </table:table-cell>
            </table:table-row>
            <table:table-row>
              <table:table-cell table:style-name="OrgTblCell">
                <text:p text:style-name="OrgTableContentsLeft">Flyweight</text:p>
              </table:table-cell>
              <table:table-cell table:style-name="OrgTblCell">
                <text:p text:style-name="OrgTableContentsLeft">Caching and reusing object instances, used with immutable objects. For example, string pool.</text:p>
              </table:table-cell>
            </table:table-row>
            <table:table-row>
              <table:table-cell table:style-name="OrgTblCell">
                <text:p text:style-name="OrgTableContentsLeft">Facade</text:p>
              </table:table-cell>
              <table:table-cell table:style-name="OrgTblCell">
                <text:p text:style-name="OrgTableContentsLeft">Creating a wrapper interfaces on top of existing interfaces to help client applications.</text:p>
              </table:table-cell>
            </table:table-row>
            <table:table-row>
              <table:table-cell table:style-name="OrgTblCell">
                <text:p text:style-name="OrgTableContentsLeft">Bridge</text:p>
              </table:table-cell>
              <table:table-cell table:style-name="OrgTblCell">
                <text:p text:style-name="OrgTableContentsLeft">The bridge design pattern is used to decouple the interfaces from implementation and hiding the implementation details from the client program.</text:p>
              </table:table-cell>
            </table:table-row>
            <table:table-row>
              <table:table-cell table:style-name="OrgTblCellB">
                <text:p text:style-name="OrgTableContentsLeft">Decorator</text:p>
              </table:table-cell>
              <table:table-cell table:style-name="OrgTblCellB">
                <text:p text:style-name="OrgTableContentsLeft">The decorator design pattern is used to modify the functionality of an object at runtime.</text:p>
              </table:table-cell>
            </table:table-row>
          </table:table-rows>
        </table:table>
      </text:section>
      <text:h text:style-name="Heading_20_4" text:outline-level="4" text:is-list-header="false">
<text:bookmark-start text:name="OrgXref.org92ee314"/>
<text:bookmark text:name="org92ee314"/>Behavioral Patterns
<text:bookmark-end text:name="OrgXref.org92ee314"/></text:h>
      <text:list text:style-name="OrgBulletedList" text:continue-numbering="false">
        <text:list-item>
          <text:p text:style-name="Text_20_body">There are 11 behavioral design patterns defined in the GoF design patterns.
</text:p>
        </text:list-item>
      </text:list>
      <text:section text:style-name="OrgIndentedSection-Level-0" text:name="Section88">
        <table:table table:style-name="OrgTable">
          <table:table-column table:style-name="OrgTableColumn"/>
          <table:table-column table:style-name="OrgTableColumn"/>
          <table:table-header-rows>
            <table:table-row>
              <table:table-cell table:style-name="OrgTblCellTB">
                <text:p text:style-name="OrgTableHeadingLeft">Pattern Name</text:p>
              </table:table-cell>
              <table:table-cell table:style-name="OrgTblCellTB">
                <text:p text:style-name="OrgTableHeadingLeft">Description</text:p>
              </table:table-cell>
            </table:table-row>
          </table:table-header-rows>
          <table:table-rows>
            <table:table-row>
              <table:table-cell table:style-name="OrgTblCellT">
                <text:p text:style-name="OrgTableContentsLeft">Template Method</text:p>
              </table:table-cell>
              <table:table-cell table:style-name="OrgTblCellT">
                <text:p text:style-name="OrgTableContentsLeft">used to create a template method stub and defer some of the steps of implementation to the subclasses.</text:p>
              </table:table-cell>
            </table:table-row>
            <table:table-row>
              <table:table-cell table:style-name="OrgTblCell">
                <text:p text:style-name="OrgTableContentsLeft">Mediator</text:p>
              </table:table-cell>
              <table:table-cell table:style-name="OrgTblCell">
                <text:p text:style-name="OrgTableContentsLeft">used to provide a centralized communication medium between different objects in a system.</text:p>
              </table:table-cell>
            </table:table-row>
            <table:table-row>
              <table:table-cell table:style-name="OrgTblCell">
                <text:p text:style-name="OrgTableContentsLeft">Chain of Responsibility</text:p>
              </table:table-cell>
              <table:table-cell table:style-name="OrgTblCell">
                <text:p text:style-name="OrgTableContentsLeft">used to achieve loose coupling in software design where a request from the client is passed to a chain of objects to process them.</text:p>
              </table:table-cell>
            </table:table-row>
            <table:table-row>
              <table:table-cell table:style-name="OrgTblCell">
                <text:p text:style-name="OrgTableContentsLeft">Observer</text:p>
              </table:table-cell>
              <table:table-cell table:style-name="OrgTblCell">
                <text:p text:style-name="OrgTableContentsLeft">useful when you are interested in the state of an object and want to get notified whenever there is any change.</text:p>
              </table:table-cell>
            </table:table-row>
            <table:table-row>
              <table:table-cell table:style-name="OrgTblCell">
                <text:p text:style-name="OrgTableContentsLeft">Strategy</text:p>
              </table:table-cell>
              <table:table-cell table:style-name="OrgTblCell">
                <text:p text:style-name="OrgTableContentsLeft">Strategy pattern is used when we have multiple algorithm for a specific task and client decides the actual implementation to be used at runtime.</text:p>
              </table:table-cell>
            </table:table-row>
            <table:table-row>
              <table:table-cell table:style-name="OrgTblCell">
                <text:p text:style-name="OrgTableContentsLeft">Command</text:p>
              </table:table-cell>
              <table:table-cell table:style-name="OrgTblCell">
                <text:p text:style-name="OrgTableContentsLeft">Command Pattern is used to implement lose coupling in a request-response model.</text:p>
              </table:table-cell>
            </table:table-row>
            <table:table-row>
              <table:table-cell table:style-name="OrgTblCell">
                <text:p text:style-name="OrgTableContentsLeft">State</text:p>
              </table:table-cell>
              <table:table-cell table:style-name="OrgTblCell">
                <text:p text:style-name="OrgTableContentsLeft">State design pattern is used when an Object change it’s behavior based on it’s internal state.</text:p>
              </table:table-cell>
            </table:table-row>
            <table:table-row>
              <table:table-cell table:style-name="OrgTblCell">
                <text:p text:style-name="OrgTableContentsLeft">Visitor</text:p>
              </table:table-cell>
              <table:table-cell table:style-name="OrgTblCell">
                <text:p text:style-name="OrgTableContentsLeft">Visitor pattern is used when we have to perform an operation on a group of similar kind of Objects.</text:p>
              </table:table-cell>
            </table:table-row>
            <table:table-row>
              <table:table-cell table:style-name="OrgTblCell">
                <text:p text:style-name="OrgTableContentsLeft">Interpreter</text:p>
              </table:table-cell>
              <table:table-cell table:style-name="OrgTblCell">
                <text:p text:style-name="OrgTableContentsLeft">defines a grammatical representation for a language and provides an interpreter to deal with this grammar.</text:p>
              </table:table-cell>
            </table:table-row>
            <table:table-row>
              <table:table-cell table:style-name="OrgTblCell">
                <text:p text:style-name="OrgTableContentsLeft">Iterator</text:p>
              </table:table-cell>
              <table:table-cell table:style-name="OrgTblCell">
                <text:p text:style-name="OrgTableContentsLeft">used to provide a standard way to traverse through a group of Objects.</text:p>
              </table:table-cell>
            </table:table-row>
            <table:table-row>
              <table:table-cell table:style-name="OrgTblCellB">
                <text:p text:style-name="OrgTableContentsLeft">Memento</text:p>
              </table:table-cell>
              <table:table-cell table:style-name="OrgTblCellB">
                <text:p text:style-name="OrgTableContentsLeft">The memento design pattern is used when we want to save the state of an object so that we can restore later on.</text:p>
              </table:table-cell>
            </table:table-row>
          </table:table-rows>
        </table:table>
      </text:section>
      <text:h text:style-name="Heading_20_2" text:outline-level="2" text:is-list-header="false">
<text:bookmark-start text:name="OrgXref.org72b88d7"/>
<text:bookmark text:name="org72b88d7"/><text:span text:style-name="OrgTodo">WIP</text:span> Java<text:tab/><text:span text:style-name="OrgTags">[<text:span text:style-name="OrgTag">TOPIC</text:span>]</text:span>
<text:bookmark-end text:name="OrgXref.org72b88d7"/></text:h>
      <text:h text:style-name="Heading_20_3" text:outline-level="3" text:is-list-header="false">
<text:bookmark-start text:name="OrgXref.org8ff3827"/>
<text:bookmark text:name="org8ff3827"/>hashCode()
<text:bookmark-end text:name="OrgXref.org8ff3827"/></text:h>
      <text:h text:style-name="Heading_20_4" text:outline-level="4" text:is-list-header="false">
<text:bookmark-start text:name="OrgXref.org16bda3b"/>
<text:bookmark text:name="org16bda3b"/>is this code wrong? yes / no / why<text:tab/><text:span text:style-name="OrgTags">[<text:span text:style-name="OrgTag">QUESTION</text:span>]</text:span>
<text:bookmark-end text:name="OrgXref.org16bda3b"/></text:h>
      <text:p text:style-name="Text_20_body">Imagine you replace all haskCode implementation by this - what will happen
</text:p>
      <text:p text:style-name="OrgSrcBlock"><text:span text:style-name="OrgSrcCAnnotationFace">@Override</text:span></text:p>
      <text:p text:style-name="OrgSrcBlock"><text:span text:style-name="OrgSrcFontLockKeywordFace">public</text:span><text:s/><text:span text:style-name="OrgSrcFontLockKeywordFace">final</text:span><text:s/><text:span text:style-name="OrgSrcFontLockTypeFace">in</text:span><text:span text:style-name="OrgSrcFontLockTypeFace">t</text:span><text:s/><text:span text:style-name="OrgSrcFontLockFunctionNameFace">hashCode</text:span>()<text:s/>{</text:p>
      <text:p text:style-name="OrgSrcBlock"><text:s/><text:s/><text:s/><text:s/><text:span text:style-name="OrgSrcFontLockTypeFace">in</text:span><text:span text:style-name="OrgSrcFontLockTypeFace">t</text:span><text:s/><text:span text:style-name="OrgSrcFontLockVariableNameFace">result</text:span><text:s/>=<text:s/>17;</text:p>
      <text:p text:style-name="OrgSrcBlock"><text:s/><text:s/><text:s/><text:s/><text:span text:style-name="OrgSrcFontLockKeywordFace">return</text:span><text:s/>result;</text:p>
      <text:p text:style-name="OrgSrcBlockLastLine">}</text:p>
      <text:h text:style-name="Heading_20_3" text:outline-level="3" text:is-list-header="false">
<text:bookmark-start text:name="OrgXref.org02b9327"/>
<text:bookmark text:name="org02b9327"/>hashCode vs equals()<text:tab/><text:span text:style-name="OrgTags">[<text:span text:style-name="OrgTag">QUESTION</text:span>]</text:span>
<text:bookmark-end text:name="OrgXref.org02b9327"/></text:h>
      <text:h text:style-name="Heading_20_3" text:outline-level="3" text:is-list-header="false">
<text:bookmark-start text:name="OrgXref.org6b51611"/>
<text:bookmark text:name="org6b51611"/>what is a contract?<text:tab/><text:span text:style-name="OrgTags">[<text:span text:style-name="OrgTag">QUESTION</text:span>]</text:span>
<text:bookmark-end text:name="OrgXref.org6b51611"/></text:h>
      <text:h text:style-name="Heading_20_3" text:outline-level="3" text:is-list-header="false">
<text:bookmark-start text:name="OrgXref.orga5735dd"/>
<text:bookmark text:name="orga5735dd"/>Java Collections Framework:
<text:bookmark-end text:name="OrgXref.orga5735dd"/></text:h>
      <text:h text:style-name="Heading_20_4" text:outline-level="4" text:is-list-header="false">
<text:bookmark-start text:name="OrgXref.orgd83a06f"/>
<text:bookmark text:name="orgd83a06f"/>what is a difference between List vs Set vs Map<text:tab/><text:span text:style-name="OrgTags">[<text:span text:style-name="OrgTag">QUESTION</text:span>]</text:span>
<text:bookmark-end text:name="OrgXref.orgd83a06f"/></text:h>
      <text:h text:style-name="Heading_20_4" text:outline-level="4" text:is-list-header="false">
<text:bookmark-start text:name="OrgXref.org5d8504b"/>
<text:bookmark text:name="org5d8504b"/>what is the difference ArrayList vs LinkedList<text:tab/><text:span text:style-name="OrgTags">[<text:span text:style-name="OrgTag">QUESTION</text:span>]</text:span>
<text:bookmark-end text:name="OrgXref.org5d8504b"/></text:h>
      <text:h text:style-name="Heading_20_3" text:outline-level="3" text:is-list-header="false">
<text:bookmark-start text:name="OrgXref.orgd9307ca"/>
<text:bookmark text:name="orgd9307ca"/>StringBuilder vs StringBuffer vs String
<text:bookmark-end text:name="OrgXref.orgd9307ca"/></text:h>
      <text:h text:style-name="Heading_20_3" text:outline-level="3" text:is-list-header="false">
<text:bookmark-start text:name="OrgXref.org5f7b651"/>
<text:bookmark text:name="org5f7b651"/>Can we have static method in the interface?<text:tab/><text:span text:style-name="OrgTags">[<text:span text:style-name="OrgTag">QUESTION</text:span>]</text:span>
<text:bookmark-end text:name="OrgXref.org5f7b651"/></text:h>
      <text:list text:style-name="OrgBulletedList" text:continue-numbering="false">
        <text:list-item>
          <text:p text:style-name="Text_20_body">Yes, we can have static method in the interface from Java 8.
</text:p>
        </text:list-item>
      </text:list>
      <text:h text:style-name="Heading_20_3" text:outline-level="3" text:is-list-header="false">
<text:bookmark-start text:name="OrgXref.org177eac4"/>
<text:bookmark text:name="org177eac4"/>You have a list of Custom objects? How can you sort them?<text:tab/><text:span text:style-name="OrgTags">[<text:span text:style-name="OrgTag">QUESTION</text:span>]</text:span>
<text:bookmark-end text:name="OrgXref.org177eac4"/></text:h>
      <text:p text:style-name="Text_20_body">You need to use Comparable or Comparator interface to sort list of custom objects.
</text:p>
      <text:h text:style-name="Heading_20_3" text:outline-level="3" text:is-list-header="false">
<text:bookmark-start text:name="OrgXref.org556adec"/>
<text:bookmark text:name="org556adec"/>How to create thread safe Singleton in Java<text:tab/><text:span text:style-name="OrgTags">[<text:span text:style-name="OrgTag">QUESTION</text:span>]</text:span>
<text:bookmark-end text:name="OrgXref.org556adec"/></text:h>
      <text:section text:style-name="OrgIndentedSection-Level-0" text:name="Section89">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javarevisited.blogspot.com/2012/12/how-to-create-thread-safe-singleton-in-java-example.html">https://javarevisited.blogspot.com/2012/12/how-to-create-thread-safe-singleton-in-java-example.html</text:a></text:p>
              </table:table-cell>
            </table:table-row>
          </table:table-rows>
        </table:table>
      </text:section>
      <text:list text:style-name="OrgBulletedList" text:continue-numbering="false">
        <text:list-item>
          <text:p text:style-name="Text_20_body">use double checked locking
</text:p>
        </text:list-item>
        <text:list-item>
          <text:p text:style-name="Text_20_body">use class loader
</text:p>
        </text:list-item>
        <text:list-item>
          <text:p text:style-name="Text_20_body">use enum
</text:p>
        </text:list-item>
        <text:list-item>
          <text:p text:style-name="Text_20_body">Read more: <text:a xlink:type="simple" xlink:href="https://javarevisited.blogspot.com/2012/12/how-to-create-thread-safe-singleton-in-java-example.html#ixzz6Y1Y1v8C1">https://javarevisited.blogspot.com/2012/12/how-to-create-thread-safe-singleton-in-java-example.html#ixzz6Y1Y1v8C1</text:a>
</text:p>
        </text:list-item>
      </text:list>
      <text:h text:style-name="Heading_20_3" text:outline-level="3" text:is-list-header="false">
<text:bookmark-start text:name="OrgXref.org900010b"/>
<text:bookmark text:name="org900010b"/>Difference between List and Set in Java?<text:tab/><text:span text:style-name="OrgTags">[<text:span text:style-name="OrgTag">QUESTION</text:span>]</text:span>
<text:bookmark-end text:name="OrgXref.org900010b"/></text:h>
      <text:list text:style-name="OrgBulletedList" text:continue-numbering="false">
        <text:list-item>
          <text:p text:style-name="Text_20_body">hint: List is ordered and allows duplicate. Set is unordered and doesn't allow duplicate elements.
</text:p>
        </text:list-item>
      </text:list>
      <text:h text:style-name="Heading_20_3" text:outline-level="3" text:is-list-header="false">
<text:bookmark-start text:name="OrgXref.org5022b3a"/>
<text:bookmark text:name="org5022b3a"/>How do you prevent a class from being sub-classed in Java?<text:tab/><text:span text:style-name="OrgTags">[<text:span text:style-name="OrgTag">QUESTION</text:span>]</text:span>
<text:bookmark-end text:name="OrgXref.org5022b3a"/></text:h>
      <text:list text:style-name="OrgBulletedList" text:continue-numbering="false">
        <text:list-item>
          <text:p text:style-name="Text_20_body">just make its constructor private
</text:p>
        </text:list-item>
      </text:list>
      <text:h text:style-name="Heading_20_3" text:outline-level="3" text:is-list-header="false">
<text:bookmark-start text:name="OrgXref.org04ffd7f"/>
<text:bookmark text:name="org04ffd7f"/>Difference between throw and throws keyword in Java?<text:tab/><text:span text:style-name="OrgTags">[<text:span text:style-name="OrgTag">QUESTION</text:span>]</text:span>
<text:bookmark-end text:name="OrgXref.org04ffd7f"/></text:h>
      <text:list text:style-name="OrgBulletedList" text:continue-numbering="false">
        <text:list-item>
          <text:p text:style-name="Text_20_body">throws declare what exception a method can throw in case of error but throw keyword actually throws an exception.
</text:p>
        </text:list-item>
        <text:list-item>
          <text:p text:style-name="Text_20_body">See Java Fundamentals: Exception Handling to learn more about Exception handling in Java.
</text:p>
        </text:list-item>
      </text:list>
      <text:h text:style-name="Heading_20_3" text:outline-level="3" text:is-list-header="false">
<text:bookmark-start text:name="OrgXref.org6277f1a"/>
<text:bookmark text:name="org6277f1a"/>Difference between Iterator and Enumeration in Java?<text:tab/><text:span text:style-name="OrgTags">[<text:span text:style-name="OrgTag">QUESTION</text:span>]</text:span>
<text:bookmark-end text:name="OrgXref.org6277f1a"/></text:h>
      <text:list text:style-name="OrgBulletedList" text:continue-numbering="false">
        <text:list-item>
          <text:p text:style-name="Text_20_body">Iterator also gives you the ability to remove an element while iterating while Enumeration doesn't allow that.
</text:p>
        </text:list-item>
      </text:list>
      <text:h text:style-name="Heading_20_3" text:outline-level="3" text:is-list-header="false">
<text:bookmark-start text:name="OrgXref.orge5cabeb"/>
<text:bookmark text:name="orge5cabeb"/>What is IdentityHashMap in Java?<text:tab/><text:span text:style-name="OrgTags">[<text:span text:style-name="OrgTag">QUESTION</text:span>]</text:span>
<text:bookmark-end text:name="OrgXref.orge5cabeb"/></text:h>
      <text:list text:style-name="OrgBulletedList" text:continue-numbering="false">
        <text:list-item>
          <text:p text:style-name="Text_20_body">A Map, which uses  the == equality operator to check equality instead of the equals() method.
</text:p>
        </text:list-item>
      </text:list>
      <text:h text:style-name="Heading_20_3" text:outline-level="3" text:is-list-header="false">
<text:bookmark-start text:name="OrgXref.org28ee30f"/>
<text:bookmark text:name="org28ee30f"/>What is String pool in Java?<text:tab/><text:span text:style-name="OrgTags">[<text:span text:style-name="OrgTag">QUESTION</text:span>]</text:span>
<text:bookmark-end text:name="OrgXref.org28ee30f"/></text:h>
      <text:list text:style-name="OrgBulletedList" text:continue-numbering="false">
        <text:list-item>
          <text:p text:style-name="Text_20_body">A pool of String literals. Remember it's moved to heap from perm gen space in JDK 7.
</text:p>
        </text:list-item>
      </text:list>
      <text:h text:style-name="Heading_20_3" text:outline-level="3" text:is-list-header="false">
<text:bookmark-start text:name="OrgXref.org82dfd33"/>
<text:bookmark text:name="org82dfd33"/>Can a Serializable class contain a non-serializable field in Java?<text:tab/><text:span text:style-name="OrgTags">[<text:span text:style-name="OrgTag">QUESTION</text:span>]</text:span>
<text:bookmark-end text:name="OrgXref.org82dfd33"/></text:h>
      <text:list text:style-name="OrgBulletedList" text:continue-numbering="false">
        <text:list-item>
          <text:p text:style-name="Text_20_body">Yes, but you need to make it either static or transient.
</text:p>
        </text:list-item>
      </text:list>
      <text:h text:style-name="Heading_20_3" text:outline-level="3" text:is-list-header="false">
<text:bookmark-start text:name="OrgXref.org0c598ab"/>
<text:bookmark text:name="org0c598ab"/>Difference between this and super in Java?<text:tab/><text:span text:style-name="OrgTags">[<text:span text:style-name="OrgTag">QUESTION</text:span>]</text:span>
<text:bookmark-end text:name="OrgXref.org0c598ab"/></text:h>
      <text:list text:style-name="OrgBulletedList" text:continue-numbering="false">
        <text:list-item>
          <text:p text:style-name="Text_20_body">this refers to the current instance while super refers to an instance of the superclass.
</text:p>
        </text:list-item>
      </text:list>
      <text:h text:style-name="Heading_20_3" text:outline-level="3" text:is-list-header="false">
<text:bookmark-start text:name="OrgXref.org77a8e38"/>
<text:bookmark text:name="org77a8e38"/>Difference between Comparator and Comparable in Java?<text:tab/><text:span text:style-name="OrgTags">[<text:span text:style-name="OrgTag">QUESTION</text:span>]</text:span>
<text:bookmark-end text:name="OrgXref.org77a8e38"/></text:h>
      <text:list text:style-name="OrgBulletedList" text:continue-numbering="false">
        <text:list-item>
          <text:p text:style-name="Text_20_body">Comparator defines custom ordering while Comparable defines the natural order of objects, e.g. the alphabetic order for String. See The Complete Java MasterClass to learn more about sorting in Java.
</text:p>
        </text:list-item>
      </text:list>
      <text:h text:style-name="Heading_20_3" text:outline-level="3" text:is-list-header="false">
<text:bookmark-start text:name="OrgXref.org4b718f3"/>
<text:bookmark text:name="org4b718f3"/>BigDecimal vs float<text:tab/><text:span text:style-name="OrgTags">[<text:span text:style-name="OrgTag">QUESTION</text:span>]</text:span>
<text:bookmark-end text:name="OrgXref.org4b718f3"/></text:h>
      <text:h text:style-name="Heading_20_3" text:outline-level="3" text:is-list-header="false">
<text:bookmark-start text:name="OrgXref.orgf7c9428"/>
<text:bookmark text:name="orgf7c9428"/>what is the difference betwen checked and unchecked exception?<text:tab/><text:span text:style-name="OrgTags">[<text:span text:style-name="OrgTag">QUESTION</text:span>]</text:span>
<text:bookmark-end text:name="OrgXref.orgf7c9428"/></text:h>
      <text:h text:style-name="Heading_20_3" text:outline-level="3" text:is-list-header="false">
<text:bookmark-start text:name="OrgXref.orgdcdc23c"/>
<text:bookmark text:name="orgdcdc23c"/>Co všechno je špatně na tomto kusu kódu<text:tab/><text:span text:style-name="OrgTags">[<text:span text:style-name="OrgTag">QUESTION</text:span>]</text:span>
<text:bookmark-end text:name="OrgXref.orgdcdc23c"/></text:h>
      <text:p text:style-name="OrgSrcBlock"><text:span text:style-name="OrgSrcFontLockKeywordFace">try</text:span><text:s/>{</text:p>
      <text:p text:style-name="OrgSrcBlock"><text:s/><text:s/><text:span text:style-name="OrgSrcFontLockCommentDelimiterFace">//<text:s/></text:span><text:span text:style-name="OrgSrcFontLockCommentFace">...</text:span></text:p>
      <text:p text:style-name="OrgSrcBlock">}<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log.error(<text:span text:style-name="OrgSrcFontLockStringFace">"Oh<text:s/>no!"</text:span>,<text:s/>e.getMessage());</text:p>
      <text:p text:style-name="OrgSrcBlockLastLine">}</text:p>
      <text:list text:style-name="OrgBulletedList" text:continue-numbering="false">
        <text:list-item>
          <text:p text:style-name="Text_20_body">Zdaleka největší průšvih je, že jsme přišli o stack trace!
</text:p>
          <text:list text:style-name="OrgBulletedList" text:continue-numbering="true">
            <text:list-item>
              <text:p text:style-name="Text_20_body">Musíme nechat zalogovat celý objekt "e" a nebo aspoň přímo jeho ST.
</text:p>
            </text:list-item>
          </text:list>
        </text:list-item>
        <text:list-item>
          <text:p text:style-name="Text_20_body">Chytáme příliš obecný typ, takže nemůžeme nijak rozlišit mezi jednotlivými typy chyb.
</text:p>
        </text:list-item>
        <text:list-item>
          <text:p text:style-name="Text_20_body">Kombinace chytání příliš obecné chyby a neudělání re-throw, je velmi nebezpečná.
</text:p>
          <text:list text:style-name="OrgBulletedList" text:continue-numbering="true">
            <text:list-item>
              <text:p text:style-name="Text_20_body">Pokud nechceme dělat re-throw, měli bychom chytat jen ten typ, kterého se to týká.
</text:p>
            </text:list-item>
          </text:list>
        </text:list-item>
        <text:list-item>
          <text:p text:style-name="Text_20_body">A další věci, jako stupidní message "Oh no!", atd.
</text:p>
        </text:list-item>
      </text:list>
      <text:h text:style-name="Heading_20_3" text:outline-level="3" text:is-list-header="false">
<text:bookmark-start text:name="OrgXref.org6560402"/>
<text:bookmark text:name="org6560402"/>Explain Java 7 ARM (Automatic Resource Managemet) Feature and multi-catch block?<text:tab/><text:span text:style-name="OrgTags">[<text:span text:style-name="OrgTag">QUESTION</text:span>]</text:span>
<text:bookmark-end text:name="OrgXref.org6560402"/></text:h>
      <text:list text:style-name="OrgBulletedList" text:continue-numbering="false">
        <text:list-item>
          <text:p text:style-name="Text_20_body">If you are catching a lot of exceptions in a single try block, you will notice that catch block code looks very ugly and mostly consists of redundant code to log the error,
</text:p>
        </text:list-item>
        <text:list-item>
          <text:p text:style-name="Text_20_body">keeping this in mind Java 7 one of the feature was multi-catch block where we can catch multiple exceptions in a single catch block.
</text:p>
        </text:list-item>
        <text:list-item>
          <text:p text:style-name="Text_20_body">The catch block with this feature looks like below:
</text:p>
        </text:list-item>
      </text:list>
      <text:p text:style-name="OrgSrcBlock"><text:span text:style-name="OrgSrcFontLockKeywordFace">catch</text:span>(IOException<text:s/>|<text:s/>SQLException<text:s/>|<text:s/>Exception<text:s/>ex){</text:p>
      <text:p text:style-name="OrgSrcBlock"><text:s/><text:s/><text:s/><text:s/>logger.error(ex);</text:p>
      <text:p text:style-name="OrgSrcBlock"><text:s/><text:s/><text:s/><text:s/><text:span text:style-name="OrgSrcFontLockKeywordFace">throw</text:span><text:s/><text:span text:style-name="OrgSrcFontLockKeywordFace">new</text:span><text:s/><text:span text:style-name="OrgSrcFontLockTypeFace">MyException</text:span>(ex.getMessage());</text:p>
      <text:p text:style-name="OrgSrcBlockLastLine">}</text:p>
      <text:list text:style-name="OrgBulletedList" text:continue-numbering="false">
        <text:list-item>
          <text:p text:style-name="Text_20_body">Most of the time, we use finally block just to close the resources and sometimes we forget to close them and get runtime exceptions when the resources are exhausted.
</text:p>
        </text:list-item>
        <text:list-item>
          <text:p text:style-name="Text_20_body">These exceptions are hard to debug and we might need to look into each place where we are using that type of resource to make sure we are closing it.
</text:p>
        </text:list-item>
        <text:list-item>
          <text:p text:style-name="Text_20_body">So java 7 one of the improvement was try-with-resources where we can create a resource in the try statement itself and use it inside the try-catch block.
</text:p>
        </text:list-item>
        <text:list-item>
          <text:p text:style-name="Text_20_body">When the execution comes out of try-catch block, runtime environment automatically close these resources.
</text:p>
        </text:list-item>
        <text:list-item>
          <text:p text:style-name="Text_20_body">Sample of try-catch block with this improvement is:
</text:p>
        </text:list-item>
      </text:list>
      <text:p text:style-name="OrgSrcBlock"><text:span text:style-name="OrgSrcFontLockKeywordFace">try</text:span><text:s/>(<text:span text:style-name="OrgSrcFontLockTypeFace">MyResourc</text:span><text:span text:style-name="OrgSrcFontLockTypeFace">e</text:span><text:s/><text:span text:style-name="OrgSrcFontLockVariableNameFace">mr</text:span><text:s/>=<text:s/><text:span text:style-name="OrgSrcFontLockKeywordFace">new</text:span><text:s/><text:span text:style-name="OrgSrcFontLockTypeFace">MyResource</text:span>())<text:s/>{</text:p>
      <text:p text:style-name="OrgSrcBlock"><text:s/><text:s/><text:s/><text:s/>System.out.println(<text:span text:style-name="OrgSrcFontLockStringFace">"MyResource<text:s/>created<text:s/>in<text:s/>try-with-resources"</text:span>);</text:p>
      <text:p text:style-name="OrgSrcBlock">}<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e.printStackTrace();</text:p>
      <text:p text:style-name="OrgSrcBlockLastLine">}</text:p>
      <text:h text:style-name="Heading_20_3" text:outline-level="3" text:is-list-header="false">
<text:bookmark-start text:name="OrgXref.org4b6cfd4"/>
<text:bookmark text:name="org4b6cfd4"/><text:span text:style-name="OrgTodo">TODO</text:span> Generics
<text:bookmark-end text:name="OrgXref.org4b6cfd4"/></text:h>
      <text:h text:style-name="Heading_20_3" text:outline-level="3" text:is-list-header="false">
<text:bookmark-start text:name="OrgXref.org9178474"/>
<text:bookmark text:name="org9178474"/><text:span text:style-name="OrgTodo">TODO</text:span> Java 9 - project jigsaw
<text:bookmark-end text:name="OrgXref.org9178474"/></text:h>
      <text:h text:style-name="Heading_20_3" text:outline-level="3" text:is-list-header="false">
<text:bookmark-start text:name="OrgXref.org561093d"/>
<text:bookmark text:name="org561093d"/><text:span text:style-name="OrgTodo">TODO</text:span> JPA
<text:bookmark-end text:name="OrgXref.org561093d"/></text:h>
      <text:h text:style-name="Heading_20_3" text:outline-level="3" text:is-list-header="false">
<text:bookmark-start text:name="OrgXref.org7e26227"/>
<text:bookmark text:name="org7e26227"/><text:span text:style-name="OrgTodo">TODO</text:span> QueryDSL
<text:bookmark-end text:name="OrgXref.org7e26227"/></text:h>
      <text:h text:style-name="Heading_20_3" text:outline-level="3" text:is-list-header="false">
<text:bookmark-start text:name="OrgXref.org4c1a8ba"/>
<text:bookmark text:name="org4c1a8ba"/><text:span text:style-name="OrgTodo">WIP</text:span> Maven
<text:bookmark-end text:name="OrgXref.org4c1a8ba"/></text:h>
      <text:h text:style-name="Heading_20_5_unnumbered" text:outline-level="5" text:is-list-header="true">
<text:bookmark-start text:name="OrgXref.orge3c69b6"/>
<text:bookmark text:name="orge3c69b6"/>Jaký je rozdíl mezi &lt;dependencies&gt; a &lt;dependencyManagement&gt;?<text:tab/><text:span text:style-name="OrgTags">[<text:span text:style-name="OrgTag">QUESTION</text:span>]</text:span>
<text:bookmark-end text:name="OrgXref.orge3c69b6"/></text:h>
      <text:list text:style-name="OrgBulletedList" text:continue-numbering="false">
        <text:list-item>
          <text:p text:style-name="Text_20_body">dependencyManagement má smysl je v multi-module projektu, konkrétně v otcovském pomu.
</text:p>
        </text:list-item>
        <text:list-item>
          <text:p text:style-name="Text_20_body">Používá se pro deklarování dependencí a jejich scopů a verzí a každý sub-modul si pak jen řekne, které z nich chce používat (a už nemusí deklarovat scope a verzi).
</text:p>
        </text:list-item>
        <text:list-item>
          <text:p text:style-name="Text_20_body">dependencies v otcovském pomu znamenají, že každý sub-modul všechny takové dependence automaticky dostane.
</text:p>
        </text:list-item>
        <text:list-item>
          <text:p text:style-name="Text_20_body">Používá se to např. pro testovací balíky nebo nějaké velmi obecně použitelné commons balíky a jiné pomocné tooly jako Lombok.
</text:p>
        </text:list-item>
      </text:list>
      <text:h text:style-name="Heading_20_5_unnumbered" text:outline-level="5" text:is-list-header="true">
<text:bookmark-start text:name="OrgXref.org71bee50"/>
<text:bookmark text:name="org71bee50"/>K čemu se používá scope provided?<text:tab/><text:span text:style-name="OrgTags">[<text:span text:style-name="OrgTag">QUESTION</text:span>]</text:span>
<text:bookmark-end text:name="OrgXref.org71bee50"/></text:h>
      <text:list text:style-name="OrgBulletedList" text:continue-numbering="false">
        <text:list-item>
          <text:p text:style-name="Text_20_body">Jde o dependence, které chceme při kompilaci, ale nechceme na runtimu
</text:p>
        </text:list-item>
        <text:list-item>
          <text:p text:style-name="Text_20_body">Většinou jde o dependence, které nám v JavaEE poskytne aplikační server
</text:p>
        </text:list-item>
        <text:list-item>
          <text:p text:style-name="Text_20_body">Nebo o tooly jako Lombok, které potřebujeme při kompilaci a nepotřebujeme na runtimu
</text:p>
        </text:list-item>
      </text:list>
      <text:h text:style-name="Heading_20_3" text:outline-level="3" text:is-list-header="false">
<text:bookmark-start text:name="OrgXref.org95487d7"/>
<text:bookmark text:name="org95487d7"/><text:span text:style-name="OrgTodo">TODO</text:span> Gradle
<text:bookmark-end text:name="OrgXref.org95487d7"/></text:h>
      <text:h text:style-name="Heading_20_3" text:outline-level="3" text:is-list-header="false">
<text:bookmark-start text:name="OrgXref.org014c8cf"/>
<text:bookmark text:name="org014c8cf"/>JavaEE / JakartaEE
<text:bookmark-end text:name="OrgXref.org014c8cf"/></text:h>
      <text:h text:style-name="Heading_20_4" text:outline-level="4" text:is-list-header="false">
<text:bookmark-start text:name="OrgXref.org363258e"/>
<text:bookmark text:name="org363258e"/>access intent
<text:bookmark-end text:name="OrgXref.org363258e"/></text:h>
      <text:h text:style-name="Heading_20_5_unnumbered" text:outline-level="5" text:is-list-header="true">
<text:bookmark-start text:name="OrgXref.org1d50041"/>
<text:bookmark text:name="org1d50041"/>optimistic vs pessimistic
<text:bookmark-end text:name="OrgXref.org1d50041"/></text:h>
      <text:h text:style-name="Heading_20_4" text:outline-level="4" text:is-list-header="false">
<text:bookmark-start text:name="OrgXref.orgfd61301"/>
<text:bookmark text:name="orgfd61301"/>Jaký je rozdíl mezi Java SE a JavaEE<text:tab/><text:span text:style-name="OrgTags">[<text:span text:style-name="OrgTag">QUESTION</text:span>]</text:span>
<text:bookmark-end text:name="OrgXref.orgfd61301"/></text:h>
      <text:list text:style-name="OrgBulletedList" text:continue-numbering="false">
        <text:list-item>
          <text:p text:style-name="Text_20_body">Java SE se používá hlavně pro nějaké procesy, které se nastartují, provedou nějakou činost a skončí
</text:p>
        </text:list-item>
        <text:list-item>
          <text:p text:style-name="Text_20_body">JavaEE se používá hlavně pro aplikace, které jsou nasazené na nějakém trvale běžícím serveru a vystavují buď nějaké služby nebo přímo front end.
</text:p>
        </text:list-item>
      </text:list>
      <text:h text:style-name="Heading_20_4" text:outline-level="4" text:is-list-header="false">
<text:bookmark-start text:name="OrgXref.orgebad054"/>
<text:bookmark text:name="orgebad054"/>Co je to aplikační server a nějaký příklad<text:tab/><text:span text:style-name="OrgTags">[<text:span text:style-name="OrgTag">QUESTION</text:span>]</text:span>
<text:bookmark-end text:name="OrgXref.orgebad054"/></text:h>
      <text:h text:style-name="Heading_20_3" text:outline-level="3" text:is-list-header="false">
<text:bookmark-start text:name="OrgXref.org268819f"/>
<text:bookmark text:name="org268819f"/>Implemetations
<text:bookmark-end text:name="OrgXref.org268819f"/></text:h>
      <text:h text:style-name="Heading_20_4" text:outline-level="4" text:is-list-header="false">
<text:bookmark-start text:name="OrgXref.org5bf50d4"/>
<text:bookmark text:name="org5bf50d4"/>GraalVM
<text:bookmark-end text:name="OrgXref.org5bf50d4"/></text:h>
      <text:h text:style-name="Heading_20_4" text:outline-level="4" text:is-list-header="false">
<text:bookmark-start text:name="OrgXref.org984e548"/>
<text:bookmark text:name="org984e548"/>Quarcus
<text:bookmark-end text:name="OrgXref.org984e548"/></text:h>
      <text:h text:style-name="Heading_20_4" text:outline-level="4" text:is-list-header="false">
<text:bookmark-start text:name="OrgXref.org422aae1"/>
<text:bookmark text:name="org422aae1"/>AdoptOpenJDK
<text:bookmark-end text:name="OrgXref.org422aae1"/></text:h>
      <text:h text:style-name="Heading_20_3" text:outline-level="3" text:is-list-header="false">
<text:bookmark-start text:name="OrgXref.org5a594fc"/>
<text:bookmark text:name="org5a594fc"/>JDBC
<text:bookmark-end text:name="OrgXref.org5a594fc"/></text:h>
      <text:h text:style-name="Heading_20_3" text:outline-level="3" text:is-list-header="false">
<text:bookmark-start text:name="OrgXref.org707b717"/>
<text:bookmark text:name="org707b717"/>JMS
<text:bookmark-end text:name="OrgXref.org707b717"/></text:h>
      <text:h text:style-name="Heading_20_2" text:outline-level="2" text:is-list-header="false">
<text:bookmark-start text:name="OrgXref.org31aac50"/>
<text:bookmark text:name="org31aac50"/><text:span text:style-name="OrgTodo">WIP</text:span> JavaScript<text:tab/><text:span text:style-name="OrgTags">[<text:span text:style-name="OrgTag">TOPIC</text:span>]</text:span>
<text:bookmark-end text:name="OrgXref.org31aac50"/></text:h>
      <text:h text:style-name="Heading_20_3" text:outline-level="3" text:is-list-header="false">
<text:bookmark-start text:name="OrgXref.org0e31fd1"/>
<text:bookmark text:name="org0e31fd1"/>what is IIFE?<text:tab/><text:span text:style-name="OrgTags">[<text:span text:style-name="OrgTag">QUESTION</text:span>]</text:span>
<text:bookmark-end text:name="OrgXref.org0e31fd1"/></text:h>
      <text:list text:style-name="OrgBulletedList" text:continue-numbering="false">
        <text:list-item>
          <text:p text:style-name="Text_20_body">An Immediately Invoked Function Expression is a good way at protecting the scope of your function and the variables within it.
</text:p>
        </text:list-item>
      </text:list>
      <text:h text:style-name="Heading_20_3" text:outline-level="3" text:is-list-header="false">
<text:bookmark-start text:name="OrgXref.org757c684"/>
<text:bookmark text:name="org757c684"/>inheritance model of JS
<text:bookmark-end text:name="OrgXref.org757c684"/></text:h>
      <text:h text:style-name="Heading_20_4" text:outline-level="4" text:is-list-header="false">
<text:bookmark-start text:name="OrgXref.org2e6eb5f"/>
<text:bookmark text:name="org2e6eb5f"/>What is template based inheritance
<text:bookmark-end text:name="OrgXref.org2e6eb5f"/></text:h>
      <text:h text:style-name="Heading_20_3" text:outline-level="3" text:is-list-header="false">
<text:bookmark-start text:name="OrgXref.orgbe185e1"/>
<text:bookmark text:name="orgbe185e1"/>hoisting
<text:bookmark-end text:name="OrgXref.orgbe185e1"/></text:h>
      <text:h text:style-name="Heading_20_3" text:outline-level="3" text:is-list-header="false">
<text:bookmark-start text:name="OrgXref.org861de5c"/>
<text:bookmark text:name="org861de5c"/>event loop
<text:bookmark-end text:name="OrgXref.org861de5c"/></text:h>
      <text:h text:style-name="Heading_20_3" text:outline-level="3" text:is-list-header="false">
<text:bookmark-start text:name="OrgXref.org573c6fa"/>
<text:bookmark text:name="org573c6fa"/>promisses
<text:bookmark-end text:name="OrgXref.org573c6fa"/></text:h>
      <text:h text:style-name="Heading_20_3" text:outline-level="3" text:is-list-header="false">
<text:bookmark-start text:name="OrgXref.orgb7555ad"/>
<text:bookmark text:name="orgb7555ad"/>observables
<text:bookmark-end text:name="OrgXref.orgb7555ad"/></text:h>
      <text:h text:style-name="Heading_20_3" text:outline-level="3" text:is-list-header="false">
<text:bookmark-start text:name="OrgXref.org1ff409a"/>
<text:bookmark text:name="org1ff409a"/>RxJS
<text:bookmark-end text:name="OrgXref.org1ff409a"/></text:h>
      <text:h text:style-name="Heading_20_3" text:outline-level="3" text:is-list-header="false">
<text:bookmark-start text:name="OrgXref.org3147fc9"/>
<text:bookmark text:name="org3147fc9"/>JS modular system
<text:bookmark-end text:name="OrgXref.org3147fc9"/></text:h>
      <text:h text:style-name="Heading_20_3" text:outline-level="3" text:is-list-header="false">
<text:bookmark-start text:name="OrgXref.orga8aa62b"/>
<text:bookmark text:name="orga8aa62b"/>The Mostly Adequate Guide to Functional Programming
<text:bookmark-end text:name="OrgXref.orga8aa62b"/></text:h>
      <text:section text:style-name="OrgIndentedSection-Level-0" text:name="Section90">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github.com/MostlyAdequate/mostly-adequate-guide">https://github.com/MostlyAdequate/mostly-adequate-guide</text:a></text:p>
              </table:table-cell>
            </table:table-row>
          </table:table-rows>
        </table:table>
      </text:section>
      <text:h text:style-name="Heading_20_2" text:outline-level="2" text:is-list-header="false">
<text:bookmark-start text:name="OrgXref.orge703a9f"/>
<text:bookmark text:name="orge703a9f"/><text:span text:style-name="OrgTodo">WIP</text:span> TypeScript<text:tab/><text:span text:style-name="OrgTags">[<text:span text:style-name="OrgTag">TOPIC</text:span>]</text:span>
<text:bookmark-end text:name="OrgXref.orge703a9f"/></text:h>
      <text:h text:style-name="Heading_20_2" text:outline-level="2" text:is-list-header="false">
<text:bookmark-start text:name="OrgXref.orgdd7db50"/>
<text:bookmark text:name="orgdd7db50"/><text:span text:style-name="OrgTodo">WIP</text:span> ReasonML<text:tab/><text:span text:style-name="OrgTags">[<text:span text:style-name="OrgTag">TOPIC</text:span>]</text:span>
<text:bookmark-end text:name="OrgXref.orgdd7db50"/></text:h>
      <text:h text:style-name="Heading_20_2" text:outline-level="2" text:is-list-header="false">
<text:bookmark-start text:name="OrgXref.org9b8b99c"/>
<text:bookmark text:name="org9b8b99c"/><text:span text:style-name="OrgTodo">TODO</text:span> Python
<text:bookmark-end text:name="OrgXref.org9b8b99c"/></text:h>
      <text:h text:style-name="Heading_20_2" text:outline-level="2" text:is-list-header="false">
<text:bookmark-start text:name="OrgXref.org9bbb421"/>
<text:bookmark text:name="org9bbb421"/><text:span text:style-name="OrgTodo">TODO</text:span> OCaml
<text:bookmark-end text:name="OrgXref.org9bbb421"/></text:h>
      <text:h text:style-name="Heading_20_2" text:outline-level="2" text:is-list-header="false">
<text:bookmark-start text:name="OrgXref.org3b5434b"/>
<text:bookmark text:name="org3b5434b"/><text:span text:style-name="OrgTodo">TODO</text:span> Haskell
<text:bookmark-end text:name="OrgXref.org3b5434b"/></text:h>
      <text:h text:style-name="Heading_20_2" text:outline-level="2" text:is-list-header="false">
<text:bookmark-start text:name="OrgXref.org8f1b7cd"/>
<text:bookmark text:name="org8f1b7cd"/><text:span text:style-name="OrgTodo">TODO</text:span> Scala
<text:bookmark-end text:name="OrgXref.org8f1b7cd"/></text:h>
      <text:h text:style-name="Heading_20_2" text:outline-level="2" text:is-list-header="false">
<text:bookmark-start text:name="OrgXref.org3131e98"/>
<text:bookmark text:name="org3131e98"/><text:span text:style-name="OrgTodo">TODO</text:span> JS on backend
<text:bookmark-end text:name="OrgXref.org3131e98"/></text:h>
      <text:h text:style-name="Heading_20_2" text:outline-level="2" text:is-list-header="false">
<text:bookmark-start text:name="OrgXref.org23ec428"/>
<text:bookmark text:name="org23ec428"/><text:span text:style-name="OrgTodo">TODO</text:span> JS environment
<text:bookmark-end text:name="OrgXref.org23ec428"/></text:h>
      <text:h text:style-name="Heading_20_3" text:outline-level="3" text:is-list-header="false">
<text:bookmark-start text:name="OrgXref.orgc2a7b73"/>
<text:bookmark text:name="orgc2a7b73"/>npm
<text:bookmark-end text:name="OrgXref.orgc2a7b73"/></text:h>
      <text:h text:style-name="Heading_20_4" text:outline-level="4" text:is-list-header="false">
<text:bookmark-start text:name="OrgXref.org8fe8c6c"/>
<text:bookmark text:name="org8fe8c6c"/>Scoped Packages
<text:bookmark-end text:name="OrgXref.org8fe8c6c"/></text:h>
      <text:section text:style-name="OrgIndentedSection-Level-0" text:name="Section91">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docs.npmjs.com/about-scopes">https://docs.npmjs.com/about-scopes</text:a></text:p>
              </table:table-cell>
            </table:table-row>
          </table:table-rows>
        </table:table>
      </text:section>
      <text:p text:style-name="Text_20_body">About scopes
</text:p>
      <text:list text:style-name="OrgBulletedList" text:continue-numbering="false">
        <text:list-item>
          <text:p text:style-name="Text_20_body">Note: You must be using npm version 2 or greater to use scopes. To upgrade to the latest version of npm, on the command line, run npm install npm@latest -g
</text:p>
        </text:list-item>
        <text:list-item>
          <text:p text:style-name="Text_20_body">When you sign up for an npm user account or create an Org, you are granted a scope that matches your user or Org name. You can use this scope as a namespace for related packages.
</text:p>
        </text:list-item>
        <text:list-item>
          <text:p text:style-name="Text_20_body">A scope allows you to create a package with the same name as a package created by another user or Org without conflict.
</text:p>
        </text:list-item>
        <text:list-item>
          <text:p text:style-name="Text_20_body">When listed as a dependent in a package.json file, scoped packages are preceded by their scope name. The scope name is everything between the @ and the slash:
</text:p>
        </text:list-item>
        <text:list-item>
          <text:p text:style-name="Text_20_body">“npm” scope:
</text:p>
        </text:list-item>
      </text:list>
      <text:p text:style-name="OrgFixedWidthBlockLastLine">@npm/package-name</text:p>
      <text:list text:style-name="OrgBulletedList" text:continue-numbering="false">
        <text:list-item>
          <text:p text:style-name="Text_20_body">“npmcorp” scope:
</text:p>
        </text:list-item>
      </text:list>
      <text:p text:style-name="OrgFixedWidthBlockLastLine">@npmcorp/package-name</text:p>
      <text:list text:style-name="OrgBulletedList" text:continue-numbering="false">
        <text:list-item>
          <text:p text:style-name="Text_20_body">To create and publish public scoped packages, see “Creating and publishing scoped public packages”.
</text:p>
        </text:list-item>
        <text:list-item>
          <text:p text:style-name="Text_20_body">To create and publish private scoped packages, see “Creating and publishing private packages”.
</text:p>
        </text:list-item>
        <text:list-item>
          <text:p text:style-name="Text_20_body">Scopes and package visibility§
</text:p>
          <text:list text:style-name="OrgBulletedList" text:continue-numbering="true">
            <text:list-item>
              <text:p text:style-name="Text_20_body">Unscoped packages are always public.
</text:p>
            </text:list-item>
            <text:list-item>
              <text:p text:style-name="Text_20_body">Private packages are always scoped.
</text:p>
            </text:list-item>
            <text:list-item>
              <text:p text:style-name="Text_20_body">Scoped packages are private by default; you must pass a command-line flag when publishing to make them public.
</text:p>
            </text:list-item>
          </text:list>
        </text:list-item>
        <text:list-item>
          <text:p text:style-name="Text_20_body">For more information on package scope and visibility, see “Package scope, access level, and visibility”.
</text:p>
        </text:list-item>
      </text:list>
      <text:h text:style-name="Heading_20_3" text:outline-level="3" text:is-list-header="false">
<text:bookmark-start text:name="OrgXref.orgc8d665a"/>
<text:bookmark text:name="orgc8d665a"/>yarn
<text:bookmark-end text:name="OrgXref.orgc8d665a"/></text:h>
      <text:h text:style-name="Heading_20_3" text:outline-level="3" text:is-list-header="false">
<text:bookmark-start text:name="OrgXref.org3e8e521"/>
<text:bookmark text:name="org3e8e521"/>nvm
<text:bookmark-end text:name="OrgXref.org3e8e521"/></text:h>
      <text:h text:style-name="Heading_20_3" text:outline-level="3" text:is-list-header="false">
<text:bookmark-start text:name="OrgXref.org5e73c28"/>
<text:bookmark text:name="org5e73c28"/><text:span text:style-name="OrgTodo">WIP</text:span> Babel
<text:bookmark-end text:name="OrgXref.org5e73c28"/></text:h>
      <text:section text:style-name="OrgIndentedSection-Level-0" text:name="Section92">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babeljs.io/">https://babeljs.io/</text:a></text:p>
              </table:table-cell>
            </table:table-row>
          </table:table-rows>
        </table:table>
      </text:section>
      <text:h text:style-name="Heading_20_2" text:outline-level="2" text:is-list-header="false">
<text:bookmark-start text:name="OrgXref.orgb07bbda"/>
<text:bookmark text:name="orgb07bbda"/><text:span text:style-name="OrgTodo">WIP</text:span> Language theory<text:tab/><text:span text:style-name="OrgTags">[<text:span text:style-name="OrgTag">TOPIC</text:span>]</text:span>
<text:bookmark-end text:name="OrgXref.orgb07bbda"/></text:h>
      <text:h text:style-name="Heading_20_3" text:outline-level="3" text:is-list-header="false">
<text:bookmark-start text:name="OrgXref.org5a85cb8"/>
<text:bookmark text:name="org5a85cb8"/>Garbage Collector
<text:bookmark-end text:name="OrgXref.org5a85cb8"/></text:h>
      <text:h text:style-name="Heading_20_3" text:outline-level="3" text:is-list-header="false">
<text:bookmark-start text:name="OrgXref.orgc73bfd7"/>
<text:bookmark text:name="orgc73bfd7"/>Type systems
<text:bookmark-end text:name="OrgXref.orgc73bfd7"/></text:h>
      <text:h text:style-name="Heading_20_4" text:outline-level="4" text:is-list-header="false">
<text:bookmark-start text:name="OrgXref.orgf0e3dd6"/>
<text:bookmark text:name="orgf0e3dd6"/>strongly typed
<text:bookmark-end text:name="OrgXref.orgf0e3dd6"/></text:h>
      <text:h text:style-name="Heading_20_4" text:outline-level="4" text:is-list-header="false">
<text:bookmark-start text:name="OrgXref.org3711286"/>
<text:bookmark text:name="org3711286"/>weakly typed
<text:bookmark-end text:name="OrgXref.org3711286"/></text:h>
      <text:h text:style-name="Heading_20_3" text:outline-level="3" text:is-list-header="false">
<text:bookmark-start text:name="OrgXref.org05bb07b"/>
<text:bookmark text:name="org05bb07b"/>Parameter passing
<text:bookmark-end text:name="OrgXref.org05bb07b"/></text:h>
      <text:h text:style-name="Heading_20_4" text:outline-level="4" text:is-list-header="false">
<text:bookmark-start text:name="OrgXref.org13e8de8"/>
<text:bookmark text:name="org13e8de8"/>Pass by Reference
<text:bookmark-end text:name="OrgXref.org13e8de8"/></text:h>
      <text:h text:style-name="Heading_20_4" text:outline-level="4" text:is-list-header="false">
<text:bookmark-start text:name="OrgXref.org84c4d77"/>
<text:bookmark text:name="org84c4d77"/>Pass By Name
<text:bookmark-end text:name="OrgXref.org84c4d77"/></text:h>
      <text:h text:style-name="Heading_20_4" text:outline-level="4" text:is-list-header="false">
<text:bookmark-start text:name="OrgXref.orgdd9b439"/>
<text:bookmark text:name="orgdd9b439"/>Pass By Value
<text:bookmark-end text:name="OrgXref.orgdd9b439"/></text:h>
      <text:h text:style-name="Heading_20_3" text:outline-level="3" text:is-list-header="false">
<text:bookmark-start text:name="OrgXref.org34572e2"/>
<text:bookmark text:name="org34572e2"/>Recursion
<text:bookmark-end text:name="OrgXref.org34572e2"/></text:h>
      <text:h text:style-name="Heading_20_4" text:outline-level="4" text:is-list-header="false">
<text:bookmark-start text:name="OrgXref.orgc8021ff"/>
<text:bookmark text:name="orgc8021ff"/>Tail call Optimization
<text:bookmark-end text:name="OrgXref.orgc8021ff"/></text:h>
      <text:h text:style-name="Heading_20_3" text:outline-level="3" text:is-list-header="false">
<text:bookmark-start text:name="OrgXref.org87d1eb0"/>
<text:bookmark text:name="org87d1eb0"/>Evaluation type
<text:bookmark-end text:name="OrgXref.org87d1eb0"/></text:h>
      <text:h text:style-name="Heading_20_4" text:outline-level="4" text:is-list-header="false">
<text:bookmark-start text:name="OrgXref.org7b678be"/>
<text:bookmark text:name="org7b678be"/>Lazy Evaluation
<text:bookmark-end text:name="OrgXref.org7b678be"/></text:h>
      <text:h text:style-name="Heading_20_4" text:outline-level="4" text:is-list-header="false">
<text:bookmark-start text:name="OrgXref.orgd37d747"/>
<text:bookmark text:name="orgd37d747"/>Strict Evaluation
<text:bookmark-end text:name="OrgXref.orgd37d747"/></text:h>
      <text:h text:style-name="Heading_20_1" text:outline-level="1" text:is-list-header="false">
<text:bookmark-start text:name="OrgXref.orge64b82c"/>
<text:bookmark text:name="orge64b82c"/><text:span text:style-name="OrgTodo">WIP</text:span> Libraries and Frameworks<text:tab/><text:span text:style-name="OrgTags">[<text:span text:style-name="OrgTag">DOMAIN</text:span>]</text:span>
<text:bookmark-end text:name="OrgXref.orge64b82c"/></text:h>
      <text:h text:style-name="Heading_20_2" text:outline-level="2" text:is-list-header="false">
<text:bookmark-start text:name="OrgXref.org72b61a4"/>
<text:bookmark text:name="org72b61a4"/><text:span text:style-name="OrgTodo">WIP</text:span> Spring &amp; Spring Boot
<text:bookmark-end text:name="OrgXref.org72b61a4"/></text:h>
      <text:section text:style-name="OrgIndentedSection-Level-0" text:name="Section93">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ww.baeldung.com/spring-interview-questions">https://www.baeldung.com/spring-interview-questions</text:a></text:p>
              </table:table-cell>
            </table:table-row>
          </table:table-rows>
        </table:table>
      </text:section>
      <text:h text:style-name="Heading_20_3" text:outline-level="3" text:is-list-header="false">
<text:bookmark-start text:name="OrgXref.org219a8af"/>
<text:bookmark text:name="org219a8af"/>Jaký je rozdíl mezi JavaEE a Springem?<text:tab/><text:span text:style-name="OrgTags">[<text:span text:style-name="OrgTag">QUESTION</text:span>]</text:span>
<text:bookmark-end text:name="OrgXref.org219a8af"/></text:h>
      <text:list text:style-name="OrgBulletedList" text:continue-numbering="false">
        <text:list-item>
          <text:p text:style-name="Text_20_body">JavaEE je standard, který potřebuje aplikační server (JBoss, WebSphere, etc.) jakožto implementaci a runtime prostředí.
</text:p>
        </text:list-item>
        <text:list-item>
          <text:p text:style-name="Text_20_body">Spring je framework, který roztáčí vlastní Spring Context, což je taková obdoba kontejneru v JavaEE a v něm všechno běží.
</text:p>
        </text:list-item>
      </text:list>
      <text:h text:style-name="Heading_20_3" text:outline-level="3" text:is-list-header="false">
<text:bookmark-start text:name="OrgXref.org3ff4da1"/>
<text:bookmark text:name="org3ff4da1"/>Difference between spring and spting boot<text:tab/><text:span text:style-name="OrgTags">[<text:span text:style-name="OrgTag">QUESTION</text:span>]</text:span>
<text:bookmark-end text:name="OrgXref.org3ff4da1"/></text:h>
      <text:h text:style-name="Heading_20_3" text:outline-level="3" text:is-list-header="false">
<text:bookmark-start text:name="OrgXref.org8922c91"/>
<text:bookmark text:name="org8922c91"/>Co přinesl Spring Boot do Spring ekosystému?<text:tab/><text:span text:style-name="OrgTags">[<text:span text:style-name="OrgTag">QUESTION</text:span>]</text:span>
<text:bookmark-end text:name="OrgXref.org8922c91"/></text:h>
      <text:list text:style-name="OrgBulletedList" text:continue-numbering="false">
        <text:list-item>
          <text:p text:style-name="Text_20_body">Strašně zjednodušený start aplikace.
</text:p>
        </text:list-item>
        <text:list-item>
          <text:p text:style-name="Text_20_body">Vše je velmi opinionated a není potřeba napsat ani jednu řádku konfigurace, protože všechno má nějaký "rozumný default".
</text:p>
        </text:list-item>
        <text:list-item>
          <text:p text:style-name="Text_20_body">Aplikace může být standalone JAR proces, WAR nebo JAR s embedded Tomcatem.
</text:p>
        </text:list-item>
        <text:list-item>
          <text:p text:style-name="Text_20_body">V každém případě je to one liner.
</text:p>
        </text:list-item>
        <text:list-item>
          <text:p text:style-name="Text_20_body">Plus mnoho "starter" dependencí, kterými jde snadno přidat další moduly a tooly tímto opinionated stylem.
</text:p>
        </text:list-item>
      </text:list>
      <text:h text:style-name="Heading_20_3" text:outline-level="3" text:is-list-header="false">
<text:bookmark-start text:name="OrgXref.orge8b6a5d"/>
<text:bookmark text:name="orge8b6a5d"/>Jaký je hlavní rozdíl v transaction handlingu mezi JavaEE (od verze 3) a Springem?<text:tab/><text:span text:style-name="OrgTags">[<text:span text:style-name="OrgTag">QUESTION</text:span>]</text:span>
<text:bookmark-end text:name="OrgXref.orge8b6a5d"/></text:h>
      <text:list text:style-name="OrgBulletedList" text:continue-numbering="false">
        <text:list-item>
          <text:p text:style-name="Text_20_body">JavaEE to má implicitní a Spring explicitní
</text:p>
        </text:list-item>
        <text:list-item>
          <text:p text:style-name="Text_20_body">V JavaEE deklarujeme EJB a ta má všechny své public metody automaticky v transakci v nějakém defaultním módu
</text:p>
        </text:list-item>
        <text:list-item>
          <text:p text:style-name="Text_20_body">Ve Springu deklarujeme beanu nějakého typu a automaticky nikdy žádné transakce nemá.
</text:p>
        </text:list-item>
        <text:list-item>
          <text:p text:style-name="Text_20_body">Zapínáme si je explicitně pomocí anotace.
</text:p>
        </text:list-item>
      </text:list>
      <text:h text:style-name="Heading_20_3" text:outline-level="3" text:is-list-header="false">
<text:bookmark-start text:name="OrgXref.orgae44f57"/>
<text:bookmark text:name="orgae44f57"/>How Would You Enable Transactions in Spring and What Are Their Benefits?<text:tab/><text:span text:style-name="OrgTags">[<text:span text:style-name="OrgTag">QUESTION</text:span>]</text:span>
<text:bookmark-end text:name="OrgXref.orgae44f57"/></text:h>
      <text:p text:style-name="Text_20_body">There are two distinct ways to configure Transactions:
</text:p>
      <text:list text:style-name="OrgBulletedList" text:continue-numbering="false">
        <text:list-item>
          <text:p text:style-name="Text_20_body">with <text:span text:style-name="Bold">annotations</text:span> or
</text:p>
        </text:list-item>
        <text:list-item>
          <text:p text:style-name="Text_20_body">by using <text:span text:style-name="Bold">Aspect Oriented Programming</text:span> (AOP)  each with their advantages.
</text:p>
        </text:list-item>
      </text:list>
      <text:p text:style-name="Text_20_body">The benefits of using Spring Transactions, according to the official docs, are:
</text:p>
      <text:list text:style-name="OrgBulletedList" text:continue-numbering="false">
        <text:list-item>
          <text:p text:style-name="Text_20_body">Provide a consistent programming model across different transaction APIs such as JTA, JDBC, Hibernate, JPA, and JDO
</text:p>
        </text:list-item>
        <text:list-item>
          <text:p text:style-name="Text_20_body">Support declarative transaction management
</text:p>
        </text:list-item>
        <text:list-item>
          <text:p text:style-name="Text_20_body">Provide a simpler API for programmatic transaction management than some complex transaction APIs such as JTA
</text:p>
        </text:list-item>
        <text:list-item>
          <text:p text:style-name="Text_20_body">Integrate very well with Spring's various data access abstractions
</text:p>
        </text:list-item>
      </text:list>
      <text:h text:style-name="Heading_20_3" text:outline-level="3" text:is-list-header="false">
<text:bookmark-start text:name="OrgXref.org60ded83"/>
<text:bookmark text:name="org60ded83"/>What is the difference betweek JPA and Hibernate?<text:tab/><text:span text:style-name="OrgTags">[<text:span text:style-name="OrgTag">QUESTION</text:span>]</text:span>
<text:bookmark-end text:name="OrgXref.org60ded83"/></text:h>
      <text:list text:style-name="OrgBulletedList" text:continue-numbering="false">
        <text:list-item>
          <text:p text:style-name="Text_20_body">JPA is a Data Access Abstraction used to reduce the amount of boilerplate code
</text:p>
        </text:list-item>
        <text:list-item>
          <text:p text:style-name="Text_20_body">Hibernate is an implementation of Java Persistence API and offers benefits of loose coupling
</text:p>
        </text:list-item>
      </text:list>
      <text:h text:style-name="Heading_20_3" text:outline-level="3" text:is-list-header="false">
<text:bookmark-start text:name="OrgXref.org40d7d13"/>
<text:bookmark text:name="org40d7d13"/>Can use jetty instead of tomcat in spring-boot-starter-web?<text:tab/><text:span text:style-name="OrgTags">[<text:span text:style-name="OrgTag">QUESTION</text:span>]</text:span>
<text:bookmark-end text:name="OrgXref.org40d7d13"/></text:h>
      <text:list text:style-name="OrgBulletedList" text:continue-numbering="false">
        <text:list-item>
          <text:p text:style-name="Text_20_body">Yes, we can use jetty instead of tomcat in spring-boot-starter-web, by removing the existing dependency and including the following:
</text:p>
        </text:list-item>
      </text:list>
      <text:p text:style-name="OrgSrcBlock"><text:span text:style-name="OrgSrcNxmlTagDelimiter">&lt;</text:span><text:span text:style-name="OrgSrcNxmlElementLocalName">dependency</text:span><text:span text:style-name="OrgSrcNxmlTagDelimiter">&gt;</text:span></text:p>
      <text:p text:style-name="OrgSrcBlock"><text:s/><text:s/><text:s/><text:s/><text:span text:style-name="OrgSrcNxmlTagDelimiter">&lt;</text:span><text:span text:style-name="OrgSrcNxmlElementLocalName">groupId</text:span><text:span text:style-name="OrgSrcNxmlTagDelimiter">&gt;</text:span><text:span text:style-name="OrgSrcNxmlText">org.springframework.boot</text:span><text:span text:style-name="OrgSrcNxmlTagDelimiter">&lt;</text:span><text:span text:style-name="OrgSrcNxmlTagSlash">/</text:span><text:span text:style-name="OrgSrcNxmlElementLocalName">groupId</text:span><text:span text:style-name="OrgSrcNxmlTagDelimiter">&gt;</text:span></text:p>
      <text:p text:style-name="OrgSrcBlock"><text:s/><text:s/><text:s/><text:s/><text:span text:style-name="OrgSrcNxmlTagDelimiter">&lt;</text:span><text:span text:style-name="OrgSrcNxmlElementLocalName">artifactId</text:span><text:span text:style-name="OrgSrcNxmlTagDelimiter">&gt;</text:span><text:span text:style-name="OrgSrcNxmlText">spring-boot-starter-web</text:span><text:span text:style-name="OrgSrcNxmlTagDelimiter">&lt;</text:span><text:span text:style-name="OrgSrcNxmlTagSlash">/</text:span><text:span text:style-name="OrgSrcNxmlElementLocalName">artifactId</text:span><text:span text:style-name="OrgSrcNxmlTagDelimiter">&gt;</text:span></text:p>
      <text:p text:style-name="OrgSrcBlock"><text:s/><text:s/><text:s/><text:s/><text:span text:style-name="OrgSrcNxmlTagDelimiter">&lt;</text:span><text:span text:style-name="OrgSrcNxmlElementLocalName">exclusions</text:span><text:span text:style-name="OrgSrcNxmlTagDelimiter">&gt;</text:span></text:p>
      <text:p text:style-name="OrgSrcBlock"><text:s/><text:s/><text:s/><text:s/><text:s/><text:s/><text:s/><text:s/><text:span text:style-name="OrgSrcNxmlTagDelimiter">&lt;</text:span><text:span text:style-name="OrgSrcNxmlElementLocalName">exclusion</text:span><text:span text:style-name="OrgSrcNxmlTagDelimiter">&gt;</text:span></text:p>
      <text:p text:style-name="OrgSrcBlock"><text:s/><text:s/><text:s/><text:s/><text:s/><text:s/><text:s/><text:s/><text:s/><text:s/><text:s/><text:s/><text:span text:style-name="OrgSrcNxmlTagDelimiter">&lt;</text:span><text:span text:style-name="OrgSrcNxmlElementLocalName">groupId</text:span><text:span text:style-name="OrgSrcNxmlTagDelimiter">&gt;</text:span><text:span text:style-name="OrgSrcNxmlText">org.springframework.boot</text:span><text:span text:style-name="OrgSrcNxmlTagDelimiter">&lt;</text:span><text:span text:style-name="OrgSrcNxmlTagSlash">/</text:span><text:span text:style-name="OrgSrcNxmlElementLocalName">groupId</text:span><text:span text:style-name="OrgSrcNxmlTagDelimiter">&gt;</text:span></text:p>
      <text:p text:style-name="OrgSrcBlock"><text:s/><text:s/><text:s/><text:s/><text:s/><text:s/><text:s/><text:s/><text:s/><text:s/><text:s/><text:s/><text:span text:style-name="OrgSrcNxmlTagDelimiter">&lt;</text:span><text:span text:style-name="OrgSrcNxmlElementLocalName">artifactId</text:span><text:span text:style-name="OrgSrcNxmlTagDelimiter">&gt;</text:span><text:span text:style-name="OrgSrcNxmlText">spring-boot-starter-tomcat</text:span><text:span text:style-name="OrgSrcNxmlTagDelimiter">&lt;</text:span><text:span text:style-name="OrgSrcNxmlTagSlash">/</text:span><text:span text:style-name="OrgSrcNxmlElementLocalName">artifactId</text:span><text:span text:style-name="OrgSrcNxmlTagDelimiter">&gt;</text:span></text:p>
      <text:p text:style-name="OrgSrcBlock"><text:s/><text:s/><text:s/><text:s/><text:s/><text:s/><text:s/><text:s/><text:span text:style-name="OrgSrcNxmlTagDelimiter">&lt;</text:span><text:span text:style-name="OrgSrcNxmlTagSlash">/</text:span><text:span text:style-name="OrgSrcNxmlElementLocalName">exclusion</text:span><text:span text:style-name="OrgSrcNxmlTagDelimiter">&gt;</text:span></text:p>
      <text:p text:style-name="OrgSrcBlock"><text:s/><text:s/><text:s/><text:s/><text:span text:style-name="OrgSrcNxmlTagDelimiter">&lt;</text:span><text:span text:style-name="OrgSrcNxmlTagSlash">/</text:span><text:span text:style-name="OrgSrcNxmlElementLocalName">exclusions</text:span><text:span text:style-name="OrgSrcNxmlTagDelimiter">&gt;</text:span></text:p>
      <text:p text:style-name="OrgSrcBlock"><text:span text:style-name="OrgSrcNxmlTagDelimiter">&lt;</text:span><text:span text:style-name="OrgSrcNxmlTagSlash">/</text:span><text:span text:style-name="OrgSrcNxmlElementLocalName">dependency</text:span><text:span text:style-name="OrgSrcNxmlTagDelimiter">&gt;</text:span></text:p>
      <text:p text:style-name="OrgSrcBlock"><text:span text:style-name="OrgSrcNxmlTagDelimiter">&lt;</text:span><text:span text:style-name="OrgSrcNxmlElementLocalName">dependency</text:span><text:span text:style-name="OrgSrcNxmlTagDelimiter">&gt;</text:span></text:p>
      <text:p text:style-name="OrgSrcBlock"><text:s/><text:s/><text:s/><text:s/><text:span text:style-name="OrgSrcNxmlTagDelimiter">&lt;</text:span><text:span text:style-name="OrgSrcNxmlElementLocalName">groupId</text:span><text:span text:style-name="OrgSrcNxmlTagDelimiter">&gt;</text:span><text:span text:style-name="OrgSrcNxmlText">org.springframework.boot</text:span><text:span text:style-name="OrgSrcNxmlTagDelimiter">&lt;</text:span><text:span text:style-name="OrgSrcNxmlTagSlash">/</text:span><text:span text:style-name="OrgSrcNxmlElementLocalName">groupId</text:span><text:span text:style-name="OrgSrcNxmlTagDelimiter">&gt;</text:span></text:p>
      <text:p text:style-name="OrgSrcBlock"><text:s/><text:s/><text:s/><text:s/><text:span text:style-name="OrgSrcNxmlTagDelimiter">&lt;</text:span><text:span text:style-name="OrgSrcNxmlElementLocalName">artifactId</text:span><text:span text:style-name="OrgSrcNxmlTagDelimiter">&gt;</text:span><text:span text:style-name="OrgSrcNxmlText">spring-boot-starter-jetty</text:span><text:span text:style-name="OrgSrcNxmlTagDelimiter">&lt;</text:span><text:span text:style-name="OrgSrcNxmlTagSlash">/</text:span><text:span text:style-name="OrgSrcNxmlElementLocalName">artifactId</text:span><text:span text:style-name="OrgSrcNxmlTagDelimiter">&gt;</text:span></text:p>
      <text:p text:style-name="OrgSrcBlockLastLine"><text:span text:style-name="OrgSrcNxmlTagDelimiter">&lt;</text:span><text:span text:style-name="OrgSrcNxmlTagSlash">/</text:span><text:span text:style-name="OrgSrcNxmlElementLocalName">dependency</text:span><text:span text:style-name="OrgSrcNxmlTagDelimiter">&gt;</text:span></text:p>
      <text:h text:style-name="Heading_20_3" text:outline-level="3" text:is-list-header="false">
<text:bookmark-start text:name="OrgXref.org831afbc"/>
<text:bookmark text:name="org831afbc"/>What Is Reactive Programming?<text:tab/><text:span text:style-name="OrgTags">[<text:span text:style-name="OrgTag">QUESTION</text:span>]</text:span>
<text:bookmark-end text:name="OrgXref.org831afbc"/></text:h>
      <text:list text:style-name="OrgBulletedList" text:continue-numbering="false">
        <text:list-item>
          <text:p text:style-name="Text_20_body">Reactive programming is about:
</text:p>
          <text:list text:style-name="OrgBulletedList" text:continue-numbering="true">
            <text:list-item>
              <text:p text:style-name="Text_20_body">non-blocking,
</text:p>
            </text:list-item>
            <text:list-item>
              <text:p text:style-name="Text_20_body">event-driven applications that
</text:p>
            </text:list-item>
            <text:list-item>
              <text:p text:style-name="Text_20_body">scale with a small number of threads, with
</text:p>
            </text:list-item>
            <text:list-item>
              <text:p text:style-name="Text_20_body">back pressure being a key ingredient that aims to ensure producers don't overwhelm consumers.
</text:p>
            </text:list-item>
          </text:list>
        </text:list-item>
        <text:list-item>
          <text:p text:style-name="Text_20_body">The primary benefits of reactive programming are:
</text:p>
        </text:list-item>
        <text:list-item>
          <text:p text:style-name="Text_20_body">increased utilization of computing resources on multicore and multi-CPU hardware
</text:p>
        </text:list-item>
        <text:list-item>
          <text:p text:style-name="Text_20_body">and increased performance by reducing serialization
</text:p>
        </text:list-item>
        <text:list-item>
          <text:p text:style-name="Text_20_body">Reactive programming is generally event-driven, in contrast to reactive systems, which are message-driven.
</text:p>
        </text:list-item>
        <text:list-item>
          <text:p text:style-name="Text_20_body">Thus, using reactive programming does not mean we're building a reactive system, which is an architectural style.
</text:p>
        </text:list-item>
      </text:list>
      <text:p text:style-name="Text_20_body">However, reactive programming may be used as a means to implement reactive systems if we follow the Reactive Manifesto, which is quite vital to understand.
</text:p>
      <text:list text:style-name="OrgBulletedList" text:continue-numbering="false">
        <text:list-item>
          <text:p text:style-name="Text_20_body">Based on this, reactive systems have four important characteristics:
</text:p>
          <text:list text:style-name="OrgBulletedList" text:continue-numbering="true">
            <text:list-item>
              <text:p text:style-name="Text_20_body">Responsive: the system should respond in a timely manner
</text:p>
            </text:list-item>
            <text:list-item>
              <text:p text:style-name="Text_20_body">Resilient: in case the system faces any failure, it should stay responsive
</text:p>
            </text:list-item>
            <text:list-item>
              <text:p text:style-name="Text_20_body">Elastic: reactive systems can react to changes and stay responsive under varying workload
</text:p>
            </text:list-item>
            <text:list-item>
              <text:p text:style-name="Text_20_body">Message-driven: reactive systems need to establish a boundary between components by relying on asynchronous message passing
</text:p>
            </text:list-item>
          </text:list>
        </text:list-item>
      </text:list>
      <text:h text:style-name="Heading_20_3" text:outline-level="3" text:is-list-header="false">
<text:bookmark-start text:name="OrgXref.orgabf2c3f"/>
<text:bookmark text:name="orgabf2c3f"/>What Is Spring Webflux?<text:tab/><text:span text:style-name="OrgTags">[<text:span text:style-name="OrgTag">QUESTION</text:span>]</text:span>
<text:bookmark-end text:name="OrgXref.orgabf2c3f"/></text:h>
      <text:list text:style-name="OrgBulletedList" text:continue-numbering="false">
        <text:list-item>
          <text:p text:style-name="Text_20_body">Spring WebFlux is Spring's reactive-stack web framework, and it's an alternative to Spring MVC.
</text:p>
        </text:list-item>
        <text:list-item>
          <text:p text:style-name="Text_20_body">In order to achieve this reactive model and be highly scalable, the entire stack is non-blocking. Check out our tutorial on Spring 5 WebFlux for additional details.
</text:p>
        </text:list-item>
      </text:list>
      <text:h text:style-name="Heading_20_3" text:outline-level="3" text:is-list-header="false">
<text:bookmark-start text:name="OrgXref.org1bd16c9"/>
<text:bookmark text:name="org1bd16c9"/>What Are the Mono and Flux Types?<text:tab/><text:span text:style-name="OrgTags">[<text:span text:style-name="OrgTag">QUESTION</text:span>]</text:span>
<text:bookmark-end text:name="OrgXref.org1bd16c9"/></text:h>
      <text:list text:style-name="OrgBulletedList" text:continue-numbering="false">
        <text:list-item>
          <text:p text:style-name="Text_20_body">The WebFlux framework in Spring Framework 5 uses Reactor as its async foundation.
</text:p>
        </text:list-item>
        <text:list-item>
          <text:p text:style-name="Text_20_body">This project provides two core types: Mono to represent a single async value, and Flux to represent a stream of async values.
</text:p>
        </text:list-item>
        <text:list-item>
          <text:p text:style-name="Text_20_body">They both implement the <text:span text:style-name="OrgCode">Publisher</text:span> interface defined in the Reactive Streams specification.
</text:p>
        </text:list-item>
        <text:list-item>
          <text:p text:style-name="Text_20_body">Mono implements <text:span text:style-name="OrgCode">Publisher</text:span> and returns 0 or 1 elements:
</text:p>
        </text:list-item>
      </text:list>
      <text:p text:style-name="OrgSrcBlockLastLine"><text:span text:style-name="OrgSrcFontLockKeywordFace">public</text:span><text:s/><text:span text:style-name="OrgSrcFontLockKeywordFace">abstract</text:span><text:s/><text:span text:style-name="OrgSrcFontLockKeywordFace">clas</text:span><text:span text:style-name="OrgSrcFontLockKeywordFace">s</text:span><text:s/><text:span text:style-name="OrgSrcFontLockTypeFace">Mono</text:span>&lt;<text:span text:style-name="OrgSrcFontLockTypeFace">T</text:span>&gt;<text:s/><text:span text:style-name="OrgSrcFontLockKeywordFace">implements</text:span><text:s/><text:span text:style-name="OrgSrcFontLockTypeFace">Publisher</text:span>&lt;<text:span text:style-name="OrgSrcFontLockTypeFace">T</text:span>&gt;<text:s/>{...}</text:p>
      <text:p text:style-name="Text_20_body">Also, Flux implements <text:span text:style-name="OrgCode">Publisher</text:span> and returns N elements:
</text:p>
      <text:p text:style-name="OrgSrcBlockLastLine"><text:span text:style-name="OrgSrcFontLockKeywordFace">public</text:span><text:s/><text:span text:style-name="OrgSrcFontLockKeywordFace">abstract</text:span><text:s/><text:span text:style-name="OrgSrcFontLockKeywordFace">clas</text:span><text:span text:style-name="OrgSrcFontLockKeywordFace">s</text:span><text:s/><text:span text:style-name="OrgSrcFontLockTypeFace">Flux</text:span>&lt;<text:span text:style-name="OrgSrcFontLockTypeFace">T</text:span>&gt;<text:s/><text:span text:style-name="OrgSrcFontLockKeywordFace">implements</text:span><text:s/><text:span text:style-name="OrgSrcFontLockTypeFace">Publisher</text:span>&lt;<text:span text:style-name="OrgSrcFontLockTypeFace">T</text:span>&gt;<text:s/>{...}</text:p>
      <text:list text:style-name="OrgBulletedList" text:continue-numbering="false">
        <text:list-item>
          <text:p text:style-name="Text_20_body">By definition, the two types represent streams,
</text:p>
          <text:list text:style-name="OrgBulletedList" text:continue-numbering="true">
            <text:list-item>
              <text:p text:style-name="Text_20_body">hence they're both lazy, which means nothing is executed until we consume the stream using the subscribe() method.
</text:p>
            </text:list-item>
            <text:list-item>
              <text:p text:style-name="Text_20_body">Both types are immutable, therefore calling any method will return a new instance of Flux or Mono.
</text:p>
            </text:list-item>
          </text:list>
        </text:list-item>
      </text:list>
      <text:h text:style-name="Heading_20_3" text:outline-level="3" text:is-list-header="false">
<text:bookmark-start text:name="OrgXref.org85ad7b4"/>
<text:bookmark text:name="org85ad7b4"/>What Is the Use of Webclient and Webtestclient?<text:tab/><text:span text:style-name="OrgTags">[<text:span text:style-name="OrgTag">QUESTION</text:span>]</text:span>
<text:bookmark-end text:name="OrgXref.org85ad7b4"/></text:h>
      <text:list text:style-name="OrgBulletedList" text:continue-numbering="false">
        <text:list-item>
          <text:p text:style-name="Text_20_body"><text:span text:style-name="Bold">WebClient</text:span> is a component in the new Web Reactive framework that can act as a reactive client for performing non-blocking HTTP requests.
</text:p>
          <text:list text:style-name="OrgBulletedList" text:continue-numbering="true">
            <text:list-item>
              <text:p text:style-name="Text_20_body">Being a reactive client, it can handle reactive streams with back pressure, and it can take full advantage of Java 8 lambdas.
</text:p>
            </text:list-item>
            <text:list-item>
              <text:p text:style-name="Text_20_body">It can also handle both sync and async scenarios.
</text:p>
            </text:list-item>
          </text:list>
        </text:list-item>
        <text:list-item>
          <text:p text:style-name="Text_20_body">On the other hand, the <text:span text:style-name="Bold">WebTestClient</text:span> is a similar class that we can use in tests.
</text:p>
          <text:list text:style-name="OrgBulletedList" text:continue-numbering="true">
            <text:list-item>
              <text:p text:style-name="Text_20_body">Basically, it's a thin shell around the WebClient. It can connect to any server over an HTTP connection. It can also bind directly to WebFlux applications using mock request and response objects, without the need for an HTTP server.
</text:p>
            </text:list-item>
          </text:list>
        </text:list-item>
      </text:list>
      <text:h text:style-name="Heading_20_3" text:outline-level="3" text:is-list-header="false">
<text:bookmark-start text:name="OrgXref.org01fd1f7"/>
<text:bookmark text:name="org01fd1f7"/>What Are the Disadvantages of Using Reactive Streams?<text:tab/><text:span text:style-name="OrgTags">[<text:span text:style-name="OrgTag">QUESTION</text:span>]</text:span>
<text:bookmark-end text:name="OrgXref.org01fd1f7"/></text:h>
      <text:p text:style-name="Text_20_body">The major disadvantages of using reactive streams are:
</text:p>
      <text:list text:style-name="OrgBulletedList" text:continue-numbering="false">
        <text:list-item>
          <text:p text:style-name="Text_20_body">Troubleshooting a Reactive application is a bit difficult; be sure to check out our tutorial on debugging reactive streams for some handy debugging tips
</text:p>
        </text:list-item>
        <text:list-item>
          <text:p text:style-name="Text_20_body">There is limited support for reactive data stores, as traditional relational data stores have yet to embrace the reactive paradigm
</text:p>
        </text:list-item>
        <text:list-item>
          <text:p text:style-name="Text_20_body">There's an extra learning curve when implementing
</text:p>
        </text:list-item>
      </text:list>
      <text:h text:style-name="Heading_20_3" text:outline-level="3" text:is-list-header="false">
<text:bookmark-start text:name="OrgXref.org0dc24ea"/>
<text:bookmark text:name="org0dc24ea"/>Is Spring 5 Compatible With Older Versions of Java?<text:tab/><text:span text:style-name="OrgTags">[<text:span text:style-name="OrgTag">QUESTION</text:span>]</text:span>
<text:bookmark-end text:name="OrgXref.org0dc24ea"/></text:h>
      <text:p text:style-name="Text_20_body">In order to take advantage of Java 8 features, the Spring codebase has been revamped. This means older versions of Java cannot be used. Hence, the framework requires a minimum of Java 8.
</text:p>
      <text:h text:style-name="Heading_20_3" text:outline-level="3" text:is-list-header="false">
<text:bookmark-start text:name="OrgXref.org0fd9a76"/>
<text:bookmark text:name="org0fd9a76"/>Can We Use Both Web Mvc and Webflux in the Same Application?<text:tab/><text:span text:style-name="OrgTags">[<text:span text:style-name="OrgTag">QUESTION</text:span>]</text:span>
<text:bookmark-end text:name="OrgXref.org0fd9a76"/></text:h>
      <text:list text:style-name="OrgBulletedList" text:continue-numbering="false">
        <text:list-item>
          <text:p text:style-name="Text_20_body">As of now, Spring Boot will only allow either Spring MVC or Spring WebFlux, as Spring Boot tries to auto-configure the context depending on the dependencies that exist in its classpath.
</text:p>
        </text:list-item>
        <text:list-item>
          <text:p text:style-name="Text_20_body">Also, Spring MVC cannot run on Netty.
</text:p>
        </text:list-item>
        <text:list-item>
          <text:p text:style-name="Text_20_body">Moreover, MVC is a blocking paradigm and WebFlux is a non-blocking style, therefore we shouldn't be mixing both together, as they serve different purposes.
</text:p>
        </text:list-item>
      </text:list>
      <text:h text:style-name="Heading_20_3" text:outline-level="3" text:is-list-header="false">
<text:bookmark-start text:name="OrgXref.org48423bd"/>
<text:bookmark text:name="org48423bd"/>What Is the Role of the @Autowired Annotation?<text:tab/><text:span text:style-name="OrgTags">[<text:span text:style-name="OrgTag">QUESTION</text:span>]</text:span>
<text:bookmark-end text:name="OrgXref.org48423bd"/></text:h>
      <text:list text:style-name="OrgBulletedList" text:continue-numbering="false">
        <text:list-item>
          <text:p text:style-name="Text_20_body">The @Autowired annotation can be used with fields or methods for injecting a bean by type.
</text:p>
        </text:list-item>
        <text:list-item>
          <text:p text:style-name="Text_20_body">This annotation allows Spring to resolve and inject collaborating beans into your bean.
</text:p>
        </text:list-item>
      </text:list>
      <text:h text:style-name="Heading_20_3" text:outline-level="3" text:is-list-header="false">
<text:bookmark-start text:name="OrgXref.org490735e"/>
<text:bookmark text:name="org490735e"/>"Spring 4.3 přinesl constructor-based dependency injection i bez nutnosti anotace Autowired. Jaké jsou výhody a nevýhody takového DI?"<text:tab/><text:span text:style-name="OrgTags">[<text:span text:style-name="OrgTag">QUESTION</text:span>]</text:span>
<text:bookmark-end text:name="OrgXref.org490735e"/></text:h>
      <text:list text:style-name="OrgBulletedList" text:continue-numbering="false">
        <text:list-item>
          <text:p text:style-name="Text_20_body">"Lépe se to testuje - máme větší kontrolu nad dependencemi a můžeme je mockovat dle libosti a velmi snadno.
</text:p>
        </text:list-item>
        <text:list-item>
          <text:p text:style-name="Text_20_body">Současně tím v testech vynucujeme nějakou inicializaci těchto dependencí. Jinak by klidně mohly být null.
</text:p>
        </text:list-item>
        <text:list-item>
          <text:p text:style-name="Text_20_body">Je to takový mnohem přirozenější a intuitivnější způsob inicializace v OOP světě.
</text:p>
        </text:list-item>
        <text:list-item>
          <text:p text:style-name="Text_20_body">Asi jediná nevýhoda: pokud bude dependencí hodně, začne to být trochu nepřehledné."
</text:p>
        </text:list-item>
      </text:list>
      <text:h text:style-name="Heading_20_2" text:outline-level="2" text:is-list-header="false">
<text:bookmark-start text:name="OrgXref.org97fbc23"/>
<text:bookmark text:name="org97fbc23"/><text:span text:style-name="OrgTodo">TODO</text:span> NodeJS<text:tab/><text:span text:style-name="OrgTags">[<text:span text:style-name="OrgTag">TOPIC</text:span>]</text:span>
<text:bookmark-end text:name="OrgXref.org97fbc23"/></text:h>
      <text:h text:style-name="Heading_20_1" text:outline-level="1" text:is-list-header="false">
<text:bookmark-start text:name="OrgXref.orgdf6fe75"/>
<text:bookmark text:name="orgdf6fe75"/><text:span text:style-name="OrgTodo">WIP</text:span> Quality and Testing   <text:span text:style-name="OrgCode">[0/7]</text:span><text:tab/><text:span text:style-name="OrgTags">[<text:span text:style-name="OrgTag">DOMAIN</text:span>]</text:span>
<text:bookmark-end text:name="OrgXref.orgdf6fe75"/></text:h>
      <text:h text:style-name="Heading_20_2" text:outline-level="2" text:is-list-header="false">
<text:bookmark-start text:name="OrgXref.orga76aff1"/>
<text:bookmark text:name="orga76aff1"/><text:span text:style-name="OrgTodo">TODO</text:span> Blue green deployment
<text:bookmark-end text:name="OrgXref.orga76aff1"/></text:h>
      <text:h text:style-name="Heading_20_2" text:outline-level="2" text:is-list-header="false">
<text:bookmark-start text:name="OrgXref.org1da3570"/>
<text:bookmark text:name="org1da3570"/><text:span text:style-name="OrgTodo">TODO</text:span> AB testing
<text:bookmark-end text:name="OrgXref.org1da3570"/></text:h>
      <text:h text:style-name="Heading_20_2" text:outline-level="2" text:is-list-header="false">
<text:bookmark-start text:name="OrgXref.orgfe30bf5"/>
<text:bookmark text:name="orgfe30bf5"/><text:span text:style-name="OrgTodo">TODO</text:span> Code coverage
<text:bookmark-end text:name="OrgXref.orgfe30bf5"/></text:h>
      <text:h text:style-name="Heading_20_2" text:outline-level="2" text:is-list-header="false">
<text:bookmark-start text:name="OrgXref.orga379bb2"/>
<text:bookmark text:name="orga379bb2"/><text:span text:style-name="OrgTodo">TODO</text:span> Cyclomatic complexity<text:tab/><text:span text:style-name="OrgTags">[<text:span text:style-name="OrgTag">TOPIC</text:span>]</text:span>
<text:bookmark-end text:name="OrgXref.orga379bb2"/></text:h>
      <text:h text:style-name="Heading_20_2" text:outline-level="2" text:is-list-header="false">
<text:bookmark-start text:name="OrgXref.orgf62f5d4"/>
<text:bookmark text:name="orgf62f5d4"/><text:span text:style-name="OrgTodo">TODO</text:span> Code quality<text:tab/><text:span text:style-name="OrgTags">[<text:span text:style-name="OrgTag">TOPIC</text:span>]</text:span>
<text:bookmark-end text:name="OrgXref.orgf62f5d4"/></text:h>
      <text:h text:style-name="Heading_20_2" text:outline-level="2" text:is-list-header="false">
<text:bookmark-start text:name="OrgXref.org245ee6e"/>
<text:bookmark text:name="org245ee6e"/><text:span text:style-name="OrgTodo">TODO</text:span> Unit testing
<text:bookmark-end text:name="OrgXref.org245ee6e"/></text:h>
      <text:h text:style-name="Heading_20_2" text:outline-level="2" text:is-list-header="false">
<text:bookmark-start text:name="OrgXref.org2dad2a9"/>
<text:bookmark text:name="org2dad2a9"/><text:span text:style-name="OrgTodo">WIP</text:span> Tools <text:span text:style-name="OrgCode">[1/2]</text:span>
<text:bookmark-end text:name="OrgXref.org2dad2a9"/></text:h>
      <text:h text:style-name="Heading_20_3" text:outline-level="3" text:is-list-header="false">
<text:bookmark-start text:name="OrgXref.orga5d67dd"/>
<text:bookmark text:name="orga5d67dd"/><text:span text:style-name="OrgTodo">WIP</text:span> Jest
<text:bookmark-end text:name="OrgXref.orga5d67dd"/></text:h>
      <text:section text:style-name="OrgIndentedSection-Level-0" text:name="Section94">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jestjs.io/">https://jestjs.io/</text:a></text:p>
              </table:table-cell>
            </table:table-row>
          </table:table-rows>
        </table:table>
      </text:section>
      <text:list text:style-name="OrgBulletedList" text:continue-numbering="false">
        <text:list-item>
          <text:p text:style-name="Text_20_body">Jest is a delightful JavaScript Testing Framework with a focus on simplicity.
</text:p>
        </text:list-item>
        <text:list-item>
          <text:p text:style-name="Text_20_body">It works with projects using: Babel, TypeScript, Node, React, Angular, Vue and more!
</text:p>
        </text:list-item>
      </text:list>
      <text:list text:style-name="OrgBulletedList" text:continue-numbering="false">
        <text:list-item>
          <text:p text:style-name="Text_20_body">universal
</text:p>
        </text:list-item>
        <text:list-item>
          <text:p text:style-name="Text_20_body">lambdas can be tested
</text:p>
        </text:list-item>
        <text:list-item>
          <text:p text:style-name="Text_20_body">all in one:
</text:p>
          <text:list text:style-name="OrgBulletedList" text:continue-numbering="true">
            <text:list-item>
              <text:p text:style-name="Text_20_body">orchestrator
</text:p>
            </text:list-item>
            <text:list-item>
              <text:p text:style-name="Text_20_body">assertion library (expect)
</text:p>
            </text:list-item>
            <text:list-item>
              <text:p text:style-name="Text_20_body">report generator
</text:p>
            </text:list-item>
            <text:list-item>
              <text:p text:style-name="Text_20_body">react-test-libraries
</text:p>
            </text:list-item>
          </text:list>
        </text:list-item>
        <text:list-item>
          <text:p text:style-name="Text_20_body">contains Istambul as a JS coverage tool
</text:p>
        </text:list-item>
      </text:list>
      <text:h text:style-name="Heading_20_3" text:outline-level="3" text:is-list-header="false">
<text:bookmark-start text:name="OrgXref.org386bea3"/>
<text:bookmark text:name="org386bea3"/>Enzyme<text:tab/><text:span text:style-name="OrgTags">[<text:span text:style-name="OrgTag">OUTDATED</text:span>]</text:span>
<text:bookmark-end text:name="OrgXref.org386bea3"/></text:h>
      <text:section text:style-name="OrgIndentedSection-Level-0" text:name="Section95">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enzymejs.github.io/enzyme/">https://enzymejs.github.io/enzyme/</text:a></text:p>
              </table:table-cell>
            </table:table-row>
          </table:table-rows>
        </table:table>
      </text:section>
      <text:list text:style-name="OrgBulletedList" text:continue-numbering="false">
        <text:list-item>
          <text:p text:style-name="Text_20_body">Enzyme is a JavaScript Testing utility for React that makes it easier to test your React Components' output.
</text:p>
        </text:list-item>
        <text:list-item>
          <text:p text:style-name="Text_20_body">You can also manipulate, traverse, and in some ways simulate runtime given the output.
</text:p>
        </text:list-item>
        <text:list-item>
          <text:p text:style-name="Text_20_body">Enzyme's API is meant to be intuitive and flexible by mimicking jQuery's API for DOM manipulation and traversal.
</text:p>
        </text:list-item>
      </text:list>
      <text:h text:style-name="Heading_20_3" text:outline-level="3" text:is-list-header="false">
<text:bookmark-start text:name="OrgXref.org9a4703e"/>
<text:bookmark text:name="org9a4703e"/><text:span text:style-name="OrgDone">COMPETE</text:span> Enzyme vs react-testing-library
<text:bookmark-end text:name="OrgXref.org9a4703e"/></text:h>
      <text:p text:style-name="Text_20_body">:learning_1: <text:a xlink:type="simple" xlink:href="https://blog.logrocket.com/enzyme-vs-react-testing-library-a-mindset-shift/">https://blog.logrocket.com/enzyme-vs-react-testing-library-a-mindset-shift/</text:a>
</text:p>
      <text:list text:style-name="OrgBulletedList" text:continue-numbering="false">
        <text:list-item>
          <text:p text:style-name="Text_20_body">With react-testing-library, you’re able to easily write tests that represent well enough how the application is experienced by users.
</text:p>
        </text:list-item>
        <text:list-item>
          <text:p text:style-name="Text_20_body">Let’s say that when you write your tests with react-testing-library, you’re testing your application as if you were the user interacting with the application’s interface.
</text:p>
        </text:list-item>
        <text:list-item>
          <text:p text:style-name="Text_20_body">On the other hand, when you’re writing your tests with Enzyme, even though you are also able to achieve the same level of confidence that you might get with react-testing-library, it is a bit more cumbersome to build your test structure in a way that resembles a real user.
</text:p>
        </text:list-item>
        <text:list-item>
          <text:p text:style-name="Text_20_body">In general, what you might see in codebases when looking at tests with Enzyme is that you’re actually testing the props and state of your components, meaning you are testing the internal behavior of components to confirm that the correct view is being presented to users.
</text:p>
        </text:list-item>
      </text:list>
      <text:h text:style-name="Heading_20_3" text:outline-level="3" text:is-list-header="false">
<text:bookmark-start text:name="OrgXref.org62044d3"/>
<text:bookmark text:name="org62044d3"/>Jasmine<text:tab/><text:span text:style-name="OrgTags">[<text:span text:style-name="OrgTag">OUTDATED</text:span>]</text:span>
<text:bookmark-end text:name="OrgXref.org62044d3"/></text:h>
      <text:h text:style-name="Heading_20_3" text:outline-level="3" text:is-list-header="false">
<text:bookmark-start text:name="OrgXref.orgce1474f"/>
<text:bookmark text:name="orgce1474f"/>Istambul<text:tab/><text:span text:style-name="OrgTags">[<text:span text:style-name="OrgTag">OUTDATED</text:span>]</text:span>
<text:bookmark-end text:name="OrgXref.orgce1474f"/></text:h>
      <text:section text:style-name="OrgIndentedSection-Level-0" text:name="Section96">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istanbul.js.org/">https://istanbul.js.org/</text:a></text:p>
              </table:table-cell>
            </table:table-row>
          </table:table-rows>
        </table:table>
      </text:section>
      <text:list text:style-name="OrgBulletedList" text:continue-numbering="false">
        <text:list-item>
          <text:p text:style-name="Text_20_body">Istanbul instruments your ES5 and ES2015+ JavaScript code with line counters, so that you can track how well your unit-tests exercise your codebase.
</text:p>
        </text:list-item>
        <text:list-item>
          <text:p text:style-name="Text_20_body">The nyc command-line-client for Istanbul works well with most JavaScript testing frameworks: tap, mocha, AVA, etc.
</text:p>
        </text:list-item>
      </text:list>
      <text:h text:style-name="Heading_20_3" text:outline-level="3" text:is-list-header="false">
<text:bookmark-start text:name="OrgXref.org7ac16bf"/>
<text:bookmark text:name="org7ac16bf"/>Karma (Orchestrator)<text:tab/><text:span text:style-name="OrgTags">[<text:span text:style-name="OrgTag">OUTDATED</text:span>]</text:span>
<text:bookmark-end text:name="OrgXref.org7ac16bf"/></text:h>
      <text:h text:style-name="Heading_20_3" text:outline-level="3" text:is-list-header="false">
<text:bookmark-start text:name="OrgXref.orgf717451"/>
<text:bookmark text:name="orgf717451"/>Mocha<text:tab/><text:span text:style-name="OrgTags">[<text:span text:style-name="OrgTag">OUTDATED</text:span>]</text:span>
<text:bookmark-end text:name="OrgXref.orgf717451"/></text:h>
      <text:h text:style-name="Heading_20_3" text:outline-level="3" text:is-list-header="false">
<text:bookmark-start text:name="OrgXref.orgcf2f847"/>
<text:bookmark text:name="orgcf2f847"/>FantomJS<text:tab/><text:span text:style-name="OrgTags">[<text:span text:style-name="OrgTag">OUTDATED</text:span>]</text:span>
<text:bookmark-end text:name="OrgXref.orgcf2f847"/></text:h>
      <text:h text:style-name="Heading_20_3" text:outline-level="3" text:is-list-header="false">
<text:bookmark-start text:name="OrgXref.orgf084cdf"/>
<text:bookmark text:name="orgf084cdf"/>Protractor
<text:bookmark-end text:name="OrgXref.orgf084cdf"/></text:h>
      <text:h text:style-name="Heading_20_3" text:outline-level="3" text:is-list-header="false">
<text:bookmark-start text:name="OrgXref.orgb509654"/>
<text:bookmark text:name="orgb509654"/>Cucumber
<text:bookmark-end text:name="OrgXref.orgb509654"/></text:h>
      <text:h text:style-name="Heading_20_1" text:outline-level="1" text:is-list-header="false">
<text:bookmark-start text:name="OrgXref.org3526331"/>
<text:bookmark text:name="org3526331"/><text:span text:style-name="OrgTodo">WIP</text:span> Learning Channels <text:span text:style-name="OrgCode">[0/6]</text:span><text:tab/><text:span text:style-name="OrgTags">[<text:span text:style-name="OrgTag">DOMAIN</text:span>]</text:span>
<text:bookmark-end text:name="OrgXref.org3526331"/></text:h>
      <text:list text:style-name="OrgBulletedList" text:continue-numbering="false">
        <text:list-item>
          <text:p text:style-name="Text_20_body">where to learn, what to read and follow
</text:p>
        </text:list-item>
      </text:list>
      <text:h text:style-name="Heading_20_2" text:outline-level="2" text:is-list-header="false">
<text:bookmark-start text:name="OrgXref.org0d87e46"/>
<text:bookmark text:name="org0d87e46"/><text:span text:style-name="OrgTodo">TODO</text:span> YouTube
<text:bookmark-end text:name="OrgXref.org0d87e46"/></text:h>
      <text:h text:style-name="Heading_20_2" text:outline-level="2" text:is-list-header="false">
<text:bookmark-start text:name="OrgXref.org4afe9ab"/>
<text:bookmark text:name="org4afe9ab"/><text:span text:style-name="OrgTodo">TODO</text:span> quicklabs
<text:bookmark-end text:name="OrgXref.org4afe9ab"/></text:h>
      <text:h text:style-name="Heading_20_2" text:outline-level="2" text:is-list-header="false">
<text:bookmark-start text:name="OrgXref.orgea47ca9"/>
<text:bookmark text:name="orgea47ca9"/><text:span text:style-name="OrgTodo">TODO</text:span> Udemy
<text:bookmark-end text:name="OrgXref.orgea47ca9"/></text:h>
      <text:h text:style-name="Heading_20_2" text:outline-level="2" text:is-list-header="false">
<text:bookmark-start text:name="OrgXref.org080d071"/>
<text:bookmark text:name="org080d071"/><text:span text:style-name="OrgTodo">TODO</text:span> Podcasts
<text:bookmark-end text:name="OrgXref.org080d071"/></text:h>
      <text:h text:style-name="Heading_20_3" text:outline-level="3" text:is-list-header="false">
<text:bookmark-start text:name="OrgXref.org451832d"/>
<text:bookmark text:name="org451832d"/><text:span text:style-name="OrgTodo">TODO</text:span> InfoQ
<text:bookmark-end text:name="OrgXref.org451832d"/></text:h>
      <text:h text:style-name="Heading_20_3" text:outline-level="3" text:is-list-header="false">
<text:bookmark-start text:name="OrgXref.org068a572"/>
<text:bookmark text:name="org068a572"/><text:span text:style-name="OrgTodo">TODO</text:span> Coding Blocks
<text:bookmark-end text:name="OrgXref.org068a572"/></text:h>
      <text:h text:style-name="Heading_20_3" text:outline-level="3" text:is-list-header="false">
<text:bookmark-start text:name="OrgXref.org9b97ce0"/>
<text:bookmark text:name="org9b97ce0"/><text:span text:style-name="OrgTodo">TODO</text:span> SE-Radio
<text:bookmark-end text:name="OrgXref.org9b97ce0"/></text:h>
      <text:h text:style-name="Heading_20_2" text:outline-level="2" text:is-list-header="false">
<text:bookmark-start text:name="OrgXref.orge6ffb23"/>
<text:bookmark text:name="orge6ffb23"/><text:span text:style-name="OrgTodo">WIP</text:span> Conferences
<text:bookmark-end text:name="OrgXref.orge6ffb23"/></text:h>
      <text:h text:style-name="Heading_20_3" text:outline-level="3" text:is-list-header="false">
<text:bookmark-start text:name="OrgXref.org6debf6c"/>
<text:bookmark text:name="org6debf6c"/>StrangeLoop
<text:bookmark-end text:name="OrgXref.org6debf6c"/></text:h>
      <text:section text:style-name="OrgIndentedSection-Level-0" text:name="Section97">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www.thestrangeloop.com/">https://www.thestrangeloop.com/</text:a></text:p>
              </table:table-cell>
            </table:table-row>
          </table:table-rows>
        </table:table>
      </text:section>
      <text:h text:style-name="Heading_20_3" text:outline-level="3" text:is-list-header="false">
<text:bookmark-start text:name="OrgXref.orgb9b7faa"/>
<text:bookmark text:name="orgb9b7faa"/>DEVOXX
<text:bookmark-end text:name="OrgXref.orgb9b7faa"/></text:h>
      <text:h text:style-name="Heading_20_3" text:outline-level="3" text:is-list-header="false">
<text:bookmark-start text:name="OrgXref.org4579ab1"/>
<text:bookmark text:name="org4579ab1"/>GOTO
<text:bookmark-end text:name="OrgXref.org4579ab1"/></text:h>
      <text:h text:style-name="Heading_20_3" text:outline-level="3" text:is-list-header="false">
<text:bookmark-start text:name="OrgXref.org0a496a0"/>
<text:bookmark text:name="org0a496a0"/>NDC
<text:bookmark-end text:name="OrgXref.org0a496a0"/></text:h>
      <text:h text:style-name="Heading_20_3" text:outline-level="3" text:is-list-header="false">
<text:bookmark-start text:name="OrgXref.org93f302a"/>
<text:bookmark text:name="org93f302a"/>QCon
<text:bookmark-end text:name="OrgXref.org93f302a"/></text:h>
      <text:h text:style-name="Heading_20_3" text:outline-level="3" text:is-list-header="false">
<text:bookmark-start text:name="OrgXref.orga36a27d"/>
<text:bookmark text:name="orga36a27d"/>Beauty in Code
<text:bookmark-end text:name="OrgXref.orga36a27d"/></text:h>
      <text:h text:style-name="Heading_20_3" text:outline-level="3" text:is-list-header="false">
<text:bookmark-start text:name="OrgXref.org9faa097"/>
<text:bookmark text:name="org9faa097"/>Bifrost 2018
<text:bookmark-end text:name="OrgXref.org9faa097"/></text:h>
      <text:list text:style-name="OrgBulletedList" text:continue-numbering="false">
        <text:list-item>
          <text:p text:style-name="Text_20_body"><text:a xlink:type="simple" xlink:href="#YT:TbZ57raC1TE">Re Imagine The Hiring Process</text:a>
</text:p>
        </text:list-item>
      </text:list>
      <text:h text:style-name="Heading_20_3" text:outline-level="3" text:is-list-header="false">
<text:bookmark-start text:name="OrgXref.org58e20ac"/>
<text:bookmark text:name="org58e20ac"/>DevOneConf 2018
<text:bookmark-end text:name="OrgXref.org58e20ac"/></text:h>
      <text:list text:style-name="OrgBulletedList" text:continue-numbering="false">
        <text:list-item>
          <text:p text:style-name="Text_20_body"><text:a xlink:type="simple" xlink:href="#YT:8NzkYsY7TOk">Making Security an integrated part of the SW Dev Lifecycle</text:a>
</text:p>
        </text:list-item>
      </text:list>
      <text:h text:style-name="Heading_20_2" text:outline-level="2" text:is-list-header="false">
<text:bookmark-start text:name="OrgXref.orge801a21"/>
<text:bookmark text:name="orge801a21"/><text:span text:style-name="OrgTodo">WIP</text:span> Books
<text:bookmark-end text:name="OrgXref.orge801a21"/></text:h>
      <text:h text:style-name="Heading_20_3" text:outline-level="3" text:is-list-header="false">
<text:bookmark-start text:name="OrgXref.orgfaaf1c0"/>
<text:bookmark text:name="orgfaaf1c0"/>Gene Kim, Patrick Debois, John Willis, Jez Humble: The DevOps Handbook: How to Create World-Class Agility, Reliability, and Security in Technology Organizations<text:tab/><text:span text:style-name="OrgTags">[<text:span text:style-name="OrgTag">AUDIBLE</text:span> : <text:span text:style-name="OrgTag">BOOK</text:span>]</text:span>
<text:bookmark-end text:name="OrgXref.orgfaaf1c0"/></text:h>
      <text:list text:style-name="OrgBulletedList" text:continue-numbering="false">
        <text:list-item>
          <text:p text:style-name="Text_20_body">Increase profitability, elevate work culture, and exceed productivity goals through DevOps practices….
</text:p>
        </text:list-item>
      </text:list>
      <text:h text:style-name="Heading_20_3" text:outline-level="3" text:is-list-header="false">
<text:bookmark-start text:name="OrgXref.orgb718094"/>
<text:bookmark text:name="orgb718094"/>Daniel Kahneman: Thinking, Fast and Slow<text:tab/><text:span text:style-name="OrgTags">[<text:span text:style-name="OrgTag">AUDIBLE</text:span> : <text:span text:style-name="OrgTag">BOOK</text:span>]</text:span>
<text:bookmark-end text:name="OrgXref.orgb718094"/></text:h>
      <text:list text:style-name="OrgBulletedList" text:continue-numbering="false">
        <text:list-item>
          <text:p text:style-name="Text_20_body">The guru to the gurus at last shares his knowledge with the rest of us….
</text:p>
        </text:list-item>
      </text:list>
      <text:h text:style-name="Heading_20_3" text:outline-level="3" text:is-list-header="false">
<text:bookmark-start text:name="OrgXref.org4c63cda"/>
<text:bookmark text:name="org4c63cda"/>Nassim Nicholas Taleb: The Black Swan, Second Edition: The Impact of the Highly Improbable:<text:tab/><text:span text:style-name="OrgTags">[<text:span text:style-name="OrgTag">AUDIBLE</text:span> : <text:span text:style-name="OrgTag">BOOK</text:span>]</text:span>
<text:bookmark-end text:name="OrgXref.org4c63cda"/></text:h>
      <text:list text:style-name="OrgBulletedList" text:continue-numbering="false">
        <text:list-item>
          <text:p text:style-name="Text_20_body">(With a new section: "On Robustness and Fragility": Incerto, Book 2)
</text:p>
          <text:list text:style-name="OrgBulletedList" text:continue-numbering="true">
            <text:list-item>
              <text:p text:style-name="Text_20_body">A black swan is a highly improbable event with three principal characteristics: It is unpredictable;
</text:p>
            </text:list-item>
            <text:list-item>
              <text:p text:style-name="Text_20_body">it carries a massive impact; and, after the fact, we concoct an explanation that makes it appear less random, and more predictable, than it was….
</text:p>
            </text:list-item>
          </text:list>
        </text:list-item>
      </text:list>
      <text:h text:style-name="Heading_20_3" text:outline-level="3" text:is-list-header="false">
<text:bookmark-start text:name="OrgXref.org49514ba"/>
<text:bookmark text:name="org49514ba"/>Nassim Nicholas Taleb: Fooled by Randomness: The Hidden Role of Chance in Life and in the Markets<text:tab/><text:span text:style-name="OrgTags">[<text:span text:style-name="OrgTag">AUDIBLE</text:span> : <text:span text:style-name="OrgTag">BOOK</text:span>]</text:span>
<text:bookmark-end text:name="OrgXref.org49514ba"/></text:h>
      <text:list text:style-name="OrgBulletedList" text:continue-numbering="false">
        <text:list-item>
          <text:p text:style-name="Text_20_body">Series: Incerto
</text:p>
          <text:list text:style-name="OrgBulletedList" text:continue-numbering="true">
            <text:list-item>
              <text:p text:style-name="Text_20_body">This audiobook is about luck, or more precisely, how we perceive and deal with luck in life and business….
</text:p>
            </text:list-item>
          </text:list>
        </text:list-item>
      </text:list>
      <text:h text:style-name="Heading_20_3" text:outline-level="3" text:is-list-header="false">
<text:bookmark-start text:name="OrgXref.orgb92eb0e"/>
<text:bookmark text:name="orgb92eb0e"/>Nassim Nicholas Taleb: Antifragile: Things That Gain from Disorder<text:tab/><text:span text:style-name="OrgTags">[<text:span text:style-name="OrgTag">AUDIBLE</text:span> : <text:span text:style-name="OrgTag">BOOK</text:span>]</text:span>
<text:bookmark-end text:name="OrgXref.orgb92eb0e"/></text:h>
      <text:list text:style-name="OrgBulletedList" text:continue-numbering="false">
        <text:list-item>
          <text:p text:style-name="Text_20_body">Series: Incerto
</text:p>
          <text:list text:style-name="OrgBulletedList" text:continue-numbering="true">
            <text:list-item>
              <text:p text:style-name="Text_20_body">From the best-selling author of The Black Swan and one of the foremost thinkers of our time, a book on how some things actually benefit from disorder. Taleb’s message is revolutionary: What is not antifragile will surely perish….
</text:p>
            </text:list-item>
          </text:list>
        </text:list-item>
      </text:list>
      <text:h text:style-name="Heading_20_3" text:outline-level="3" text:is-list-header="false">
<text:bookmark-start text:name="OrgXref.orgaa67603"/>
<text:bookmark text:name="orgaa67603"/>Nassim Nicholas Taleb: Skin in the Game: Hidden Asymmetries in Daily Life<text:tab/><text:span text:style-name="OrgTags">[<text:span text:style-name="OrgTag">AUDIBLE</text:span> : <text:span text:style-name="OrgTag">BOOK</text:span>]</text:span>
<text:bookmark-end text:name="OrgXref.orgaa67603"/></text:h>
      <text:list text:style-name="OrgBulletedList" text:continue-numbering="false">
        <text:list-item>
          <text:p text:style-name="Text_20_body">Series: Incerto
</text:p>
          <text:list text:style-name="OrgBulletedList" text:continue-numbering="true">
            <text:list-item>
              <text:p text:style-name="Text_20_body">From the New York Times best-selling author of The Black Swan, a bold new work that challenges many of our long-held beliefs about risk and reward, politics and religion….
</text:p>
            </text:list-item>
          </text:list>
        </text:list-item>
      </text:list>
      <text:h text:style-name="Heading_20_3" text:outline-level="3" text:is-list-header="false">
<text:bookmark-start text:name="OrgXref.orgb07d028"/>
<text:bookmark text:name="orgb07d028"/>Barry O'Reilly: Unlearn: Let Go of Past Success to Achieve Extraordinary Results<text:tab/><text:span text:style-name="OrgTags">[<text:span text:style-name="OrgTag">AUDIBLE</text:span> : <text:span text:style-name="OrgTag">BOOK</text:span>]</text:span>
<text:bookmark-end text:name="OrgXref.orgb07d028"/></text:h>
      <text:list text:style-name="OrgBulletedList" text:continue-numbering="false">
        <text:list-item>
          <text:p text:style-name="Text_20_body">By intentionally and routinely applying the system of unlearning, you’ll be able to adapt your mindset, adopt new behaviors, acquire new skills, and explore new options that will totally transform your performance and the business you lead….
</text:p>
        </text:list-item>
      </text:list>
      <text:h text:style-name="Heading_20_3" text:outline-level="3" text:is-list-header="false">
<text:bookmark-start text:name="OrgXref.org377d56d"/>
<text:bookmark text:name="org377d56d"/>Stuart Firestein: Failure: Why Science Is so Successful<text:tab/><text:span text:style-name="OrgTags">[<text:span text:style-name="OrgTag">AUDIBLE</text:span> : <text:span text:style-name="OrgTag">BOOK</text:span>]</text:span>
<text:bookmark-end text:name="OrgXref.org377d56d"/></text:h>
      <text:list text:style-name="OrgBulletedList" text:continue-numbering="false">
        <text:list-item>
          <text:p text:style-name="Text_20_body">Stuart Firestein shows us that the scientific enterprise is riddled with mistakes and errors - and that this is a good thing!…
</text:p>
        </text:list-item>
      </text:list>
      <text:h text:style-name="Heading_20_3" text:outline-level="3" text:is-list-header="false">
<text:bookmark-start text:name="OrgXref.org0951166"/>
<text:bookmark text:name="org0951166"/>Nate Silver: The Signal and the Noise: Why So Many Predictions Fail - but Some Don't<text:tab/><text:span text:style-name="OrgTags">[<text:span text:style-name="OrgTag">AUDIBLE</text:span> : <text:span text:style-name="OrgTag">BOOK</text:span>]</text:span>
<text:bookmark-end text:name="OrgXref.org0951166"/></text:h>
      <text:list text:style-name="OrgBulletedList" text:continue-numbering="false">
        <text:list-item>
          <text:p text:style-name="Text_20_body">Drawing on his own groundbreaking work, Silver examines the world of prediction, investigating how we can distinguish a true signal from a universe of noisy data….
</text:p>
        </text:list-item>
      </text:list>
      <text:h text:style-name="Heading_20_3" text:outline-level="3" text:is-list-header="false">
<text:bookmark-start text:name="OrgXref.org922a524"/>
<text:bookmark text:name="org922a524"/>Philip Tetlock , Dan Gardner: Superforecasting: The Art and Science of Prediction<text:tab/><text:span text:style-name="OrgTags">[<text:span text:style-name="OrgTag">AUDIBLE</text:span> : <text:span text:style-name="OrgTag">BOOK</text:span>]</text:span>
<text:bookmark-end text:name="OrgXref.org922a524"/></text:h>
      <text:p text:style-name="Text_20_body">From one of the world's most highly regarded social scientists, a transformative book on the habits of mind that lead to the best predictions….
</text:p>
      <text:h text:style-name="Heading_20_3" text:outline-level="3" text:is-list-header="false">
<text:bookmark-start text:name="OrgXref.org7201849"/>
<text:bookmark text:name="org7201849"/>Daniel Coyle: The Culture Code: The Secrets of Highly Successful Groups<text:tab/><text:span text:style-name="OrgTags">[<text:span text:style-name="OrgTag">AUDIBLE</text:span> : <text:span text:style-name="OrgTag">BOOK</text:span>]</text:span>
<text:bookmark-end text:name="OrgXref.org7201849"/></text:h>
      <text:list text:style-name="OrgBulletedList" text:continue-numbering="false">
        <text:list-item>
          <text:p text:style-name="Text_20_body">In The Culture Code, Daniel Coyle goes inside some of the world's most successful organizations - including
</text:p>
        </text:list-item>
        <text:list-item>
          <text:p text:style-name="Text_20_body">Pixar, and the US Navy's SEAL Team Six - and reveals what makes them tick….
</text:p>
        </text:list-item>
      </text:list>
      <text:h text:style-name="Heading_20_3" text:outline-level="3" text:is-list-header="false">
<text:bookmark-start text:name="OrgXref.org8d6a10d"/>
<text:bookmark text:name="org8d6a10d"/>Andy Greenberg: Sandworm: A New Era of Cyberwar and the Hunt for the Kremlin's Most Dangerous Hackers<text:tab/><text:span text:style-name="OrgTags">[<text:span text:style-name="OrgTag">AUDIBLE</text:span> : <text:span text:style-name="OrgTag">BOOK</text:span>]</text:span>
<text:bookmark-end text:name="OrgXref.org8d6a10d"/></text:h>
      <text:list text:style-name="OrgBulletedList" text:continue-numbering="false">
        <text:list-item>
          <text:p text:style-name="Text_20_body">From Wired senior writer Andy Greenberg comes the true story of the most devastating cyberattack in history and the desperate hunt to identify and track the elite Russian agents behind it….
</text:p>
        </text:list-item>
      </text:list>
      <text:h text:style-name="Heading_20_3" text:outline-level="3" text:is-list-header="false">
<text:bookmark-start text:name="OrgXref.org645f165"/>
<text:bookmark text:name="org645f165"/>Philip E. Tetlock: Expert Political Judgment: How Good is it? How can We Know?<text:tab/><text:span text:style-name="OrgTags">[<text:span text:style-name="OrgTag">AUDIBLE</text:span> : <text:span text:style-name="OrgTag">BOOK</text:span>]</text:span>
<text:bookmark-end text:name="OrgXref.org645f165"/></text:h>
      <text:list text:style-name="OrgBulletedList" text:continue-numbering="false">
        <text:list-item>
          <text:p text:style-name="Text_20_body">The intelligence failures surrounding the invasion of Iraq dramatically illustrate the necessity of developing standards for evaluating expert opinion….
</text:p>
        </text:list-item>
      </text:list>
      <text:h text:style-name="Heading_20_3" text:outline-level="3" text:is-list-header="false">
<text:bookmark-start text:name="OrgXref.orge62b619"/>
<text:bookmark text:name="orge62b619"/>Steven Pinker: The Stuff of Thought: Language as a Window into Human Nature<text:tab/><text:span text:style-name="OrgTags">[<text:span text:style-name="OrgTag">AUDIBLE</text:span> : <text:span text:style-name="OrgTag">BOOK</text:span>]</text:span>
<text:bookmark-end text:name="OrgXref.orge62b619"/></text:h>
      <text:list text:style-name="OrgBulletedList" text:continue-numbering="false">
        <text:list-item>
          <text:p text:style-name="Text_20_body">In The Stuff of Thought, Steven Pinker marries two of the subjects he knows best: language and human nature. The result is a fascinating look at how our words explain our nature….
</text:p>
        </text:list-item>
      </text:list>
      <text:h text:style-name="Heading_20_3" text:outline-level="3" text:is-list-header="false">
<text:bookmark-start text:name="OrgXref.orged77694"/>
<text:bookmark text:name="orged77694"/>Michael A Britt: Psych Experiments: From Pavlov's dogs to Rorschach's inkblots, put psychology's most fascinating studies to the test<text:tab/><text:span text:style-name="OrgTags">[<text:span text:style-name="OrgTag">DEAD_TREE</text:span> : <text:span text:style-name="OrgTag">BOOK</text:span>]</text:span>
<text:bookmark-end text:name="OrgXref.orged77694"/></text:h>
      <text:p text:style-name="Text_20_body">Forget the labs and lecture halls. You can conduct your very own psych experiments at home!
</text:p>
      <text:p text:style-name="Text_20_body">Famous psychological experiments–from Freud's ego to the Skinner box–have changed the way science views human behavior. But how do these tests really work? In Psych Experiments, you'll learn how to test out these theories and experiments for yourself…no psychology degree required!
</text:p>
      <text:p text:style-name="Text_20_body">Guided by Michael A. Britt, creator of popular podcast The Psych Files, you can conduct your own experiments when browsing your favorite websites (to test the "curiosity effect"), in restaurants (learning how to increase your tips), when presented with advertisements (you'd be surprised how much you're influenced by the color red), and even right on your smartphone (and why you panic when you can't find it). You'll even figure out how contagious yawning works!
</text:p>
      <text:p text:style-name="Text_20_body">With this compulsively readable little book, you won't just read about the history of psychology–you'll live it!
</text:p>
      <text:h text:style-name="Heading_20_1" text:outline-level="1" text:is-list-header="false">
<text:bookmark-start text:name="OrgXref.orgda04932"/>
<text:bookmark text:name="orgda04932"/><text:span text:style-name="OrgTodo">WIP</text:span> Psychology<text:tab/><text:span text:style-name="OrgTags">[<text:span text:style-name="OrgTag">DOMAIN</text:span>]</text:span>
<text:bookmark-end text:name="OrgXref.orgda04932"/></text:h>
      <text:h text:style-name="Heading_20_2" text:outline-level="2" text:is-list-header="false">
<text:bookmark-start text:name="OrgXref.org9829782"/>
<text:bookmark text:name="org9829782"/>Cognitive Biases <text:span text:style-name="OrgCode">[0/5]</text:span><text:tab/><text:span text:style-name="OrgTags">[<text:span text:style-name="OrgTag">TOPIC</text:span>]</text:span>
<text:bookmark-end text:name="OrgXref.org9829782"/></text:h>
      <text:h text:style-name="Heading_20_3" text:outline-level="3" text:is-list-header="false">
<text:bookmark-start text:name="OrgXref.org92afebb"/>
<text:bookmark text:name="org92afebb"/><text:span text:style-name="OrgTodo">WIP</text:span> The Backfire Effect
<text:bookmark-end text:name="OrgXref.org92afebb"/></text:h>
      <text:list text:style-name="OrgBulletedList" text:continue-numbering="false">
        <text:list-item>
          <text:p text:style-name="Text_20_body">The Misconception: When your beliefs are challenged with facts, you alter your opinions and incorporate the new information into your thinking.
</text:p>
        </text:list-item>
        <text:list-item>
          <text:p text:style-name="Text_20_body">The Truth: When your deepest convictions are challenged by contradictory evidence, your beliefs get stronger.
</text:p>
        </text:list-item>
      </text:list>
      <text:h text:style-name="Heading_20_3" text:outline-level="3" text:is-list-header="false">
<text:bookmark-start text:name="OrgXref.org911fa24"/>
<text:bookmark text:name="org911fa24"/><text:span text:style-name="OrgTodo">TODO</text:span> Confirmation bias
<text:bookmark-end text:name="OrgXref.org911fa24"/></text:h>
      <text:h text:style-name="Heading_20_3" text:outline-level="3" text:is-list-header="false">
<text:bookmark-start text:name="OrgXref.org89eb95b"/>
<text:bookmark text:name="org89eb95b"/><text:span text:style-name="OrgTodo">TODO</text:span> Loss aversion
<text:bookmark-end text:name="OrgXref.org89eb95b"/></text:h>
      <text:h text:style-name="Heading_20_3" text:outline-level="3" text:is-list-header="false">
<text:bookmark-start text:name="OrgXref.org9b9abc5"/>
<text:bookmark text:name="org9b9abc5"/><text:span text:style-name="OrgTodo">TODO</text:span> Parkinson's law of triviality
<text:bookmark-end text:name="OrgXref.org9b9abc5"/></text:h>
      <text:list text:style-name="OrgBulletedList" text:continue-numbering="false">
        <text:list-item>
          <text:p text:style-name="Text_20_body">The tendency to give disproportionate weight to trivial issues. Also known as bikeshedding, this bias explains why an organization may avoid specialized or complex subjects, such as the design of a nuclear reactor, and instead focus on something easy to grasp or rewarding to the average participant, such as the design of an adjacent bike shed.
</text:p>
        </text:list-item>
      </text:list>
      <text:h text:style-name="Heading_20_3" text:outline-level="3" text:is-list-header="false">
<text:bookmark-start text:name="OrgXref.org5b49d9e"/>
<text:bookmark text:name="org5b49d9e"/><text:span text:style-name="OrgTodo">TODO</text:span> Pygmalion effect
<text:bookmark-end text:name="OrgXref.org5b49d9e"/></text:h>
      <text:h text:style-name="Heading_20_2" text:outline-level="2" text:is-list-header="false">
<text:bookmark-start text:name="OrgXref.org6064103"/>
<text:bookmark text:name="org6064103"/>Famous experiments <text:span text:style-name="OrgCode">[0/5]</text:span><text:tab/><text:span text:style-name="OrgTags">[<text:span text:style-name="OrgTag">TOPIC</text:span>]</text:span>
<text:bookmark-end text:name="OrgXref.org6064103"/></text:h>
      <text:h text:style-name="Heading_20_3" text:outline-level="3" text:is-list-header="false">
<text:bookmark-start text:name="OrgXref.orgc094b98"/>
<text:bookmark text:name="orgc094b98"/><text:span text:style-name="OrgTodo">TODO</text:span> Milgram experiment
<text:bookmark-end text:name="OrgXref.orgc094b98"/></text:h>
      <text:h text:style-name="Heading_20_3" text:outline-level="3" text:is-list-header="false">
<text:bookmark-start text:name="OrgXref.orgc5fc842"/>
<text:bookmark text:name="orgc5fc842"/><text:span text:style-name="OrgTodo">TODO</text:span> Robbers Cave Experiment
<text:bookmark-end text:name="OrgXref.orgc5fc842"/></text:h>
      <text:h text:style-name="Heading_20_3" text:outline-level="3" text:is-list-header="false">
<text:bookmark-start text:name="OrgXref.orgb0560a6"/>
<text:bookmark text:name="orgb0560a6"/><text:span text:style-name="OrgTodo">TODO</text:span> Little Albert Experiment
<text:bookmark-end text:name="OrgXref.orgb0560a6"/></text:h>
      <text:h text:style-name="Heading_20_3" text:outline-level="3" text:is-list-header="false">
<text:bookmark-start text:name="OrgXref.org6eb503e"/>
<text:bookmark text:name="org6eb503e"/><text:span text:style-name="OrgTodo">TODO</text:span> Stanford Prison Study
<text:bookmark-end text:name="OrgXref.org6eb503e"/></text:h>
      <text:h text:style-name="Heading_20_3" text:outline-level="3" text:is-list-header="false">
<text:bookmark-start text:name="OrgXref.org83c0ed5"/>
<text:bookmark text:name="org83c0ed5"/><text:span text:style-name="OrgTodo">TODO</text:span> The Marshmallow Test
<text:bookmark-end text:name="OrgXref.org83c0ed5"/></text:h>
      <text:h text:style-name="Heading_20_2" text:outline-level="2" text:is-list-header="false">
<text:bookmark-start text:name="OrgXref.org703464f"/>
<text:bookmark text:name="org703464f"/>Glossary<text:tab/><text:span text:style-name="OrgTags">[<text:span text:style-name="OrgTag">TOPIC</text:span>]</text:span>
<text:bookmark-end text:name="OrgXref.org703464f"/></text:h>
      <text:h text:style-name="Heading_20_3" text:outline-level="3" text:is-list-header="false">
<text:bookmark-start text:name="OrgXref.orgdb29798"/>
<text:bookmark text:name="orgdb29798"/><text:span text:style-name="OrgTodo">WIP</text:span> Knowledge
<text:bookmark-end text:name="OrgXref.orgdb29798"/></text:h>
      <text:list text:style-name="OrgBulletedList" text:continue-numbering="false">
        <text:list-item>
          <text:p text:style-name="Text_20_body">definition
</text:p>
          <text:list text:style-name="OrgBulletedList" text:continue-numbering="true">
            <text:list-item>
              <text:p text:style-name="Text_20_body">practical and/or theoretical understanding of a topic
</text:p>
            </text:list-item>
          </text:list>
        </text:list-item>
        <text:list-item>
          <text:p text:style-name="Text_20_body">obtained throughput
</text:p>
          <text:list text:style-name="OrgBulletedList" text:continue-numbering="true">
            <text:list-item>
              <text:p text:style-name="Text_20_body">learning training experience
</text:p>
            </text:list-item>
          </text:list>
        </text:list-item>
      </text:list>
      <text:h text:style-name="Heading_20_3" text:outline-level="3" text:is-list-header="false">
<text:bookmark-start text:name="OrgXref.org64e7345"/>
<text:bookmark text:name="org64e7345"/><text:span text:style-name="OrgTodo">WIP</text:span> Skill
<text:bookmark-end text:name="OrgXref.org64e7345"/></text:h>
      <text:list text:style-name="OrgBulletedList" text:continue-numbering="false">
        <text:list-item>
          <text:p text:style-name="Text_20_body">definition
</text:p>
          <text:list text:style-name="OrgBulletedList" text:continue-numbering="true">
            <text:list-item>
              <text:p text:style-name="Text_20_body">things that one learns through training and/or through experience
</text:p>
            </text:list-item>
          </text:list>
        </text:list-item>
        <text:list-item>
          <text:p text:style-name="Text_20_body">obtained throughput
</text:p>
          <text:list text:style-name="OrgBulletedList" text:continue-numbering="true">
            <text:list-item>
              <text:p text:style-name="Text_20_body">practicing, learning
</text:p>
            </text:list-item>
          </text:list>
        </text:list-item>
      </text:list>
      <text:h text:style-name="Heading_20_3" text:outline-level="3" text:is-list-header="false">
<text:bookmark-start text:name="OrgXref.org74b346a"/>
<text:bookmark text:name="org74b346a"/><text:span text:style-name="OrgTodo">WIP</text:span> Ability
<text:bookmark-end text:name="OrgXref.org74b346a"/></text:h>
      <text:list text:style-name="OrgBulletedList" text:continue-numbering="false">
        <text:list-item>
          <text:p text:style-name="Text_20_body">definition
</text:p>
          <text:list text:style-name="OrgBulletedList" text:continue-numbering="true">
            <text:list-item>
              <text:p text:style-name="Text_20_body">level of being able to perform or deliver a task
</text:p>
            </text:list-item>
          </text:list>
        </text:list-item>
        <text:list-item>
          <text:p text:style-name="Text_20_body">obtained throughput
</text:p>
          <text:list text:style-name="OrgBulletedList" text:continue-numbering="true">
            <text:list-item>
              <text:p text:style-name="Text_20_body">natural capability
</text:p>
            </text:list-item>
          </text:list>
        </text:list-item>
      </text:list>
      <text:h text:style-name="Heading_20_1" text:outline-level="1" text:is-list-header="false">
<text:bookmark-start text:name="OrgXref.org51c58ab"/>
<text:bookmark text:name="org51c58ab"/><text:span text:style-name="OrgTodo">WIP</text:span> Big Names        <text:span text:style-name="OrgCode">[0/27]</text:span><text:tab/><text:span text:style-name="OrgTags">[<text:span text:style-name="OrgTag">DOMAIN</text:span>]</text:span>
<text:bookmark-end text:name="OrgXref.org51c58ab"/></text:h>
      <text:list text:style-name="OrgBulletedList" text:continue-numbering="false">
        <text:list-item>
          <text:p text:style-name="Text_20_body">Important people, people that are worth to follow
</text:p>
        </text:list-item>
      </text:list>
      <text:h text:style-name="Heading_20_2" text:outline-level="2" text:is-list-header="false">
<text:bookmark-start text:name="OrgXref.orgc208bd8"/>
<text:bookmark text:name="orgc208bd8"/><text:span text:style-name="OrgTodo">TODO</text:span> Bartosz MILEWSKI <text:span text:style-name="OrgCode">[0/1]</text:span>
<text:bookmark-end text:name="OrgXref.orgc208bd8"/></text:h>
      <text:h text:style-name="Heading_20_3" text:outline-level="3" text:is-list-header="false">
<text:bookmark-start text:name="OrgXref.orgef3c6a6"/>
<text:bookmark text:name="orgef3c6a6"/><text:span text:style-name="OrgTodo">TODO</text:span> Opening keynote - Fun with categories - Bartosz Milewski
<text:bookmark-end text:name="OrgXref.orgef3c6a6"/></text:h>
      <text:section text:style-name="OrgIndentedSection-Level-0" text:name="Section98">
        <table:table table:style-name="OrgTable">
          <table:table-column table:style-name="OrgTableColumn"/>
          <table:table-column table:style-name="OrgTableColumn"/>
          <table:table-rows>
            <table:table-row>
              <table:table-cell table:style-name="OrgTblCellT">
                <text:p text:style-name="OrgTableContentsLeft">Authors</text:p>
              </table:table-cell>
              <table:table-cell table:style-name="OrgTblCellT">
                <text:p text:style-name="OrgTableContentsLeft">Bartosz MILEWSKI</text:p>
              </table:table-cell>
            </table:table-row>
            <table:table-row>
              <table:table-cell table:style-name="OrgTblCell">
                <text:p text:style-name="OrgTableContentsLeft">Source</text:p>
              </table:table-cell>
              <table:table-cell table:style-name="OrgTblCell">
                <text:p text:style-name="OrgTableContentsLeft">YouTube</text:p>
              </table:table-cell>
            </table:table-row>
            <table:table-row>
              <table:table-cell table:style-name="OrgTblCellB">
                <text:p text:style-name="OrgTableContentsLeft">Subject</text:p>
              </table:table-cell>
              <table:table-cell table:style-name="OrgTblCellB">
                <text:p text:style-name="OrgTableContentsLeft">Opening keynote - Fun with categories - Bartosz Milewski</text:p>
              </table:table-cell>
            </table:table-row>
          </table:table-rows>
        </table:table>
      </text:section>
      <text:p text:style-name="Text_20_body"><text:a xlink:type="simple" xlink:href="https://youtu.be/MXbJPe30ONQ">https://youtu.be/MXbJPe30ONQ</text:a>
</text:p>
      <text:h text:style-name="Heading_20_3" text:outline-level="3" text:is-list-header="false">
<text:bookmark-start text:name="OrgXref.org1b19696"/>
<text:bookmark text:name="org1b19696"/><text:span text:style-name="OrgTodo">TODO</text:span> Category Theory II 8.1: F-Algebras, Lambek's lemma
<text:bookmark-end text:name="OrgXref.org1b19696"/></text:h>
      <text:section text:style-name="OrgIndentedSection-Level-0" text:name="Section99">
        <table:table table:style-name="OrgTable">
          <table:table-column table:style-name="OrgTableColumn"/>
          <table:table-column table:style-name="OrgTableColumn"/>
          <table:table-rows>
            <table:table-row>
              <table:table-cell table:style-name="OrgTblCellT">
                <text:p text:style-name="OrgTableContentsLeft">Authors</text:p>
              </table:table-cell>
              <table:table-cell table:style-name="OrgTblCellT">
                <text:p text:style-name="OrgTableContentsLeft">Bartosz MILEWSKI</text:p>
              </table:table-cell>
            </table:table-row>
            <table:table-row>
              <table:table-cell table:style-name="OrgTblCell">
                <text:p text:style-name="OrgTableContentsLeft">Source</text:p>
              </table:table-cell>
              <table:table-cell table:style-name="OrgTblCell">
                <text:p text:style-name="OrgTableContentsLeft">YouTube</text:p>
              </table:table-cell>
            </table:table-row>
            <table:table-row>
              <table:table-cell table:style-name="OrgTblCellB">
                <text:p text:style-name="OrgTableContentsLeft">Subject</text:p>
              </table:table-cell>
              <table:table-cell table:style-name="OrgTblCellB">
                <text:p text:style-name="OrgTableContentsLeft">Category Theory II 8.1: F-Algebras, Lambek's lemma</text:p>
              </table:table-cell>
            </table:table-row>
          </table:table-rows>
        </table:table>
      </text:section>
      <text:p text:style-name="Text_20_body"><text:a xlink:type="simple" xlink:href="https://youtu.be/zkDVCQiveEo">https://youtu.be/zkDVCQiveEo</text:a>
</text:p>
      <text:h text:style-name="Heading_20_2" text:outline-level="2" text:is-list-header="false">
<text:bookmark-start text:name="OrgXref.org76cac19"/>
<text:bookmark text:name="org76cac19"/><text:span text:style-name="OrgTodo">TODO</text:span> Venkat SUBRAMANIAM
<text:bookmark-end text:name="OrgXref.org76cac19"/></text:h>
      <text:h text:style-name="Heading_20_2" text:outline-level="2" text:is-list-header="false">
<text:bookmark-start text:name="OrgXref.orgbf681ae"/>
<text:bookmark text:name="orgbf681ae"/><text:span text:style-name="OrgTodo">TODO</text:span> Hannah FRY
<text:bookmark-end text:name="OrgXref.orgbf681ae"/></text:h>
      <text:h text:style-name="Heading_20_3" text:outline-level="3" text:is-list-header="false">
<text:bookmark-start text:name="OrgXref.org9d40fa7"/>
<text:bookmark text:name="org9d40fa7"/>Hello World
<text:bookmark-end text:name="OrgXref.org9d40fa7"/></text:h>
      <text:h text:style-name="Heading_20_2" text:outline-level="2" text:is-list-header="false">
<text:bookmark-start text:name="OrgXref.orga509c3d"/>
<text:bookmark text:name="orga509c3d"/><text:span text:style-name="OrgTodo">TODO</text:span> Trisha GEE
<text:bookmark-end text:name="OrgXref.orga509c3d"/></text:h>
      <text:h text:style-name="Heading_20_2" text:outline-level="2" text:is-list-header="false">
<text:bookmark-start text:name="OrgXref.org619ad7e"/>
<text:bookmark text:name="org619ad7e"/><text:span text:style-name="OrgTodo">WIP</text:span> Kevlin HENNEY
<text:bookmark-end text:name="OrgXref.org619ad7e"/></text:h>
      <text:list text:style-name="OrgBulletedList" text:continue-numbering="false">
        <text:list-item>
          <text:p text:style-name="Text_20_body">interresting and usually funny conference talks
</text:p>
        </text:list-item>
        <text:list-item>
          <text:p text:style-name="Text_20_body"><text:a xlink:type="simple" xlink:href="#YT:AbgsfeGvg3E">GOTO 2018 • Old Is the New New • Kevlin Henney</text:a>
</text:p>
        </text:list-item>
        <text:list-item>
          <text:p text:style-name="Text_20_body"><text:a xlink:type="simple" xlink:href="#YT:v-RkKohsF78">Kevlin Henney - 1968</text:a>
</text:p>
        </text:list-item>
      </text:list>
      <text:h text:style-name="Heading_20_2" text:outline-level="2" text:is-list-header="false">
<text:bookmark-start text:name="OrgXref.org83273c6"/>
<text:bookmark text:name="org83273c6"/><text:span text:style-name="OrgTodo">WIP</text:span> Michael PLÖD <text:span text:style-name="OrgCode">[0/2]</text:span>
<text:bookmark-end text:name="OrgXref.org83273c6"/></text:h>
      <text:h text:style-name="Heading_20_3" text:outline-level="3" text:is-list-header="false">
<text:bookmark-start text:name="OrgXref.org1d66151"/>
<text:bookmark text:name="org1d66151"/><text:span text:style-name="OrgTodo">TODO</text:span> Webinar: Overview and Core Values of Domain-Driven Design - Part 1/5
<text:bookmark-end text:name="OrgXref.org1d66151"/></text:h>
      <text:section text:style-name="OrgIndentedSection-Level-0" text:name="Section100">
        <table:table table:style-name="OrgTable">
          <table:table-column table:style-name="OrgTableColumn"/>
          <table:table-column table:style-name="OrgTableColumn"/>
          <table:table-rows>
            <table:table-row>
              <table:table-cell table:style-name="OrgTblCellT">
                <text:p text:style-name="OrgTableContentsLeft">Authors</text:p>
              </table:table-cell>
              <table:table-cell table:style-name="OrgTblCellT">
                <text:p text:style-name="OrgTableContentsLeft">Michael PLÖD</text:p>
              </table:table-cell>
            </table:table-row>
            <table:table-row>
              <table:table-cell table:style-name="OrgTblCellB">
                <text:p text:style-name="OrgTableContentsLeft">Subject</text:p>
              </table:table-cell>
              <table:table-cell table:style-name="OrgTblCellB">
                <text:p text:style-name="OrgTableContentsLeft">Webinar: Overview and Core Values of Domain-Driven Design - Part 1/5</text:p>
              </table:table-cell>
            </table:table-row>
          </table:table-rows>
        </table:table>
      </text:section>
      <text:p text:style-name="Text_20_body"><text:a xlink:type="simple" xlink:href="https://youtu.be/Z0zpSB85XGs">https://youtu.be/Z0zpSB85XGs</text:a>
</text:p>
      <text:h text:style-name="Heading_20_3" text:outline-level="3" text:is-list-header="false">
<text:bookmark-start text:name="OrgXref.org3e3b53a"/>
<text:bookmark text:name="org3e3b53a"/><text:span text:style-name="OrgTodo">TODO</text:span> Webinar: Internal Building Blocks: Aggregates, Entities, Value Objects Part 3/5
<text:bookmark-end text:name="OrgXref.org3e3b53a"/></text:h>
      <text:section text:style-name="OrgIndentedSection-Level-0" text:name="Section101">
        <table:table table:style-name="OrgTable">
          <table:table-column table:style-name="OrgTableColumn"/>
          <table:table-column table:style-name="OrgTableColumn"/>
          <table:table-rows>
            <table:table-row>
              <table:table-cell table:style-name="OrgTblCellT">
                <text:p text:style-name="OrgTableContentsLeft">Authors</text:p>
              </table:table-cell>
              <table:table-cell table:style-name="OrgTblCellT">
                <text:p text:style-name="OrgTableContentsLeft">Michael PLÖD</text:p>
              </table:table-cell>
            </table:table-row>
            <table:table-row>
              <table:table-cell table:style-name="OrgTblCell">
                <text:p text:style-name="OrgTableContentsLeft">Source</text:p>
              </table:table-cell>
              <table:table-cell table:style-name="OrgTblCell">
                <text:p text:style-name="OrgTableContentsLeft">YouTube</text:p>
              </table:table-cell>
            </table:table-row>
            <table:table-row>
              <table:table-cell table:style-name="OrgTblCell">
                <text:p text:style-name="OrgTableContentsLeft">Subject</text:p>
              </table:table-cell>
              <table:table-cell table:style-name="OrgTblCell">
                <text:p text:style-name="OrgTableContentsLeft">Webinar: Internal Building Blocks: Aggregates, Entities, Value Objects Part 3/5</text:p>
              </table:table-cell>
            </table:table-row>
            <table:table-row>
              <table:table-cell table:style-name="OrgTblCell">
                <text:p text:style-name="OrgTableContentsLeft">Url</text:p>
              </table:table-cell>
              <table:table-cell table:style-name="OrgTblCell">
                <text:p text:style-name="OrgTableContentsLeft"><text:a xlink:type="simple" xlink:href="https://github.com/mploed/ddd-with-spring﻿">https://github.com/mploed/ddd-with-spring﻿</text:a></text:p>
              </table:table-cell>
            </table:table-row>
            <table:table-row>
              <table:table-cell table:style-name="OrgTblCellB">
                <text:p text:style-name="OrgTableContentsLeft">Youtube</text:p>
              </table:table-cell>
              <table:table-cell table:style-name="OrgTblCellB">
                <text:p text:style-name="OrgTableContentsLeft"><text:a xlink:type="simple" xlink:href="https://youtu.be/RHg53wMflCc">https://youtu.be/RHg53wMflCc</text:a></text:p>
              </table:table-cell>
            </table:table-row>
          </table:table-rows>
        </table:table>
      </text:section>
      <text:h text:style-name="Heading_20_2" text:outline-level="2" text:is-list-header="false">
<text:bookmark-start text:name="OrgXref.org90c7065"/>
<text:bookmark text:name="org90c7065"/><text:span text:style-name="OrgTodo">TODO</text:span> Mark REINHOLD
<text:bookmark-end text:name="OrgXref.org90c7065"/></text:h>
      <text:list text:style-name="OrgBulletedList" text:continue-numbering="false">
        <text:list-item>
          <text:p text:style-name="Text_20_body"><text:a xlink:type="simple" xlink:href="#YT:SyVLioZmbOM">Modern Java: Change is the Only Constant by Mark Reinhold</text:a>
</text:p>
        </text:list-item>
        <text:list-item>
          <text:p text:style-name="Text_20_body">Java Lead architect
</text:p>
        </text:list-item>
      </text:list>
      <text:h text:style-name="Heading_20_2" text:outline-level="2" text:is-list-header="false">
<text:bookmark-start text:name="OrgXref.org0c65e1e"/>
<text:bookmark text:name="org0c65e1e"/><text:span text:style-name="OrgTodo">TODO</text:span> Brian GOETZ
<text:bookmark-end text:name="OrgXref.org0c65e1e"/></text:h>
      <text:h text:style-name="Heading_20_2" text:outline-level="2" text:is-list-header="false">
<text:bookmark-start text:name="OrgXref.org7e9dee5"/>
<text:bookmark text:name="org7e9dee5"/><text:span text:style-name="OrgTodo">TODO</text:span> Troy HUNT
<text:bookmark-end text:name="OrgXref.org7e9dee5"/></text:h>
      <text:h text:style-name="Heading_20_2" text:outline-level="2" text:is-list-header="false">
<text:bookmark-start text:name="OrgXref.org5ec2484"/>
<text:bookmark text:name="org5ec2484"/><text:span text:style-name="OrgTodo">TODO</text:span> Scott MEYERS
<text:bookmark-end text:name="OrgXref.org5ec2484"/></text:h>
      <text:h text:style-name="Heading_20_2" text:outline-level="2" text:is-list-header="false">
<text:bookmark-start text:name="OrgXref.orgcb8f173"/>
<text:bookmark text:name="orgcb8f173"/><text:span text:style-name="OrgTodo">TODO</text:span> Erik MEIJER
<text:bookmark-end text:name="OrgXref.orgcb8f173"/></text:h>
      <text:h text:style-name="Heading_20_2" text:outline-level="2" text:is-list-header="false">
<text:bookmark-start text:name="OrgXref.org858160d"/>
<text:bookmark text:name="org858160d"/><text:span text:style-name="OrgTodo">TODO</text:span> Edward KMETT <text:span text:style-name="OrgCode">[0/1]</text:span>
<text:bookmark-end text:name="OrgXref.org858160d"/></text:h>
      <text:h text:style-name="Heading_20_3" text:outline-level="3" text:is-list-header="false">
<text:bookmark-start text:name="OrgXref.orgfedd391"/>
<text:bookmark text:name="orgfedd391"/><text:span text:style-name="OrgTodo">TODO</text:span> Stop Treading Water:  Learning to Learn by Edward Kmett
<text:bookmark-end text:name="OrgXref.orgfedd391"/></text:h>
      <text:section text:style-name="OrgIndentedSection-Level-0" text:name="Section102">
        <table:table table:style-name="OrgTable">
          <table:table-column table:style-name="OrgTableColumn"/>
          <table:table-column table:style-name="OrgTableColumn"/>
          <table:table-rows>
            <table:table-row>
              <table:table-cell table:style-name="OrgTblCellT">
                <text:p text:style-name="OrgTableContentsLeft">Authors</text:p>
              </table:table-cell>
              <table:table-cell table:style-name="OrgTblCellT">
                <text:p text:style-name="OrgTableContentsLeft">Edward KMETT</text:p>
              </table:table-cell>
            </table:table-row>
            <table:table-row>
              <table:table-cell table:style-name="OrgTblCell">
                <text:p text:style-name="OrgTableContentsLeft">Source</text:p>
              </table:table-cell>
              <table:table-cell table:style-name="OrgTblCell">
                <text:p text:style-name="OrgTableContentsLeft">YouTube</text:p>
              </table:table-cell>
            </table:table-row>
            <table:table-row>
              <table:table-cell table:style-name="OrgTblCellB">
                <text:p text:style-name="OrgTableContentsLeft">Subject</text:p>
              </table:table-cell>
              <table:table-cell table:style-name="OrgTblCellB">
                <text:p text:style-name="OrgTableContentsLeft">Stop Treading Water:  Learning to Learn by Edward Kmett</text:p>
              </table:table-cell>
            </table:table-row>
          </table:table-rows>
        </table:table>
      </text:section>
      <text:p text:style-name="Text_20_body"><text:a xlink:type="simple" xlink:href="https://youtu.be/j0XmixCsWjs">https://youtu.be/j0XmixCsWjs</text:a>
</text:p>
      <text:h text:style-name="Heading_20_2" text:outline-level="2" text:is-list-header="false">
<text:bookmark-start text:name="OrgXref.org4a081c8"/>
<text:bookmark text:name="org4a081c8"/><text:span text:style-name="OrgTodo">TODO</text:span> Chris ALLEN
<text:bookmark-end text:name="OrgXref.org4a081c8"/></text:h>
      <text:h text:style-name="Heading_20_2" text:outline-level="2" text:is-list-header="false">
<text:bookmark-start text:name="OrgXref.org477fb85"/>
<text:bookmark text:name="org477fb85"/><text:span text:style-name="OrgTodo">TODO</text:span> Martin FOWLLER
<text:bookmark-end text:name="OrgXref.org477fb85"/></text:h>
      <text:h text:style-name="Heading_20_2" text:outline-level="2" text:is-list-header="false">
<text:bookmark-start text:name="OrgXref.org67ab182"/>
<text:bookmark text:name="org67ab182"/><text:span text:style-name="OrgTodo">TODO</text:span> Martin KLEPPMANN
<text:bookmark-end text:name="OrgXref.org67ab182"/></text:h>
      <text:list text:style-name="OrgBulletedList" text:continue-numbering="false">
        <text:list-item>
          <text:p text:style-name="Text_20_body">Book: Designing data intensive applications
</text:p>
        </text:list-item>
      </text:list>
      <text:h text:style-name="Heading_20_2" text:outline-level="2" text:is-list-header="false">
<text:bookmark-start text:name="OrgXref.org20e4759"/>
<text:bookmark text:name="org20e4759"/><text:span text:style-name="OrgTodo">TODO</text:span> Kent BECK
<text:bookmark-end text:name="OrgXref.org20e4759"/></text:h>
      <text:h text:style-name="Heading_20_2" text:outline-level="2" text:is-list-header="false">
<text:bookmark-start text:name="OrgXref.org82add7b"/>
<text:bookmark text:name="org82add7b"/><text:span text:style-name="OrgTodo">TODO</text:span> Zuzana SOCHOVA
<text:bookmark-end text:name="OrgXref.org82add7b"/></text:h>
      <text:h text:style-name="Heading_20_2" text:outline-level="2" text:is-list-header="false">
<text:bookmark-start text:name="OrgXref.org0f6d9ef"/>
<text:bookmark text:name="org0f6d9ef"/><text:span text:style-name="OrgTodo">TODO</text:span> Brian LONSDORF (dr Boolean)
<text:bookmark-end text:name="OrgXref.org0f6d9ef"/></text:h>
      <text:list text:style-name="OrgBulletedList" text:continue-numbering="false">
        <text:list-item>
          <text:p text:style-name="Text_20_body"><text:a xlink:type="simple" xlink:href="https://twitter.com/drboolean">https://twitter.com/drboolean</text:a>
</text:p>
        </text:list-item>
        <text:list-item>
          <text:p text:style-name="Text_20_body"><text:a xlink:type="simple" xlink:href="https://github.com/DrBoolean">https://github.com/DrBoolean</text:a>
</text:p>
        </text:list-item>
        <text:list-item>
          <text:p text:style-name="Text_20_body"><text:a xlink:type="simple" xlink:href="https://egghead.io/instructors/brian-lonsdorf">https://egghead.io/instructors/brian-lonsdorf</text:a>
</text:p>
        </text:list-item>
      </text:list>
      <text:h text:style-name="Heading_20_2" text:outline-level="2" text:is-list-header="false">
<text:bookmark-start text:name="OrgXref.org6d43278"/>
<text:bookmark text:name="org6d43278"/><text:span text:style-name="OrgTodo">TODO</text:span> Chris RICHARDSON <text:span text:style-name="OrgCode">[0/3]</text:span>
<text:bookmark-end text:name="OrgXref.org6d43278"/></text:h>
      <text:list text:style-name="OrgBulletedList" text:continue-numbering="false">
        <text:list-item>
          <text:p text:style-name="Text_20_body"><text:a xlink:type="simple" xlink:href="#yt:fhZwzm-d9ys">YOW! Conference 2018 - Chris Richardson - Events and Commands</text:a>
</text:p>
        </text:list-item>
        <text:list-item>
          <text:p text:style-name="Text_20_body"><text:a xlink:type="simple" xlink:href="#YT:gR_EGN86fvg">Developing Microservices with Aggregates by Chris Richardson</text:a>
</text:p>
        </text:list-item>
      </text:list>
      <text:h text:style-name="Heading_20_3" text:outline-level="3" text:is-list-header="false">
<text:bookmark-start text:name="OrgXref.org24d20c8"/>
<text:bookmark text:name="org24d20c8"/><text:span text:style-name="OrgTodo">TODO</text:span> There is No Such Thing as a Microservice! - Chris Richardson January 2018
<text:bookmark-end text:name="OrgXref.org24d20c8"/></text:h>
      <text:section text:style-name="OrgIndentedSection-Level-0" text:name="Section103">
        <table:table table:style-name="OrgTable">
          <table:table-column table:style-name="OrgTableColumn"/>
          <table:table-column table:style-name="OrgTableColumn"/>
          <table:table-rows>
            <table:table-row>
              <table:table-cell table:style-name="OrgTblCellTB">
                <text:p text:style-name="OrgTableContentsLeft">Subject</text:p>
              </table:table-cell>
              <table:table-cell table:style-name="OrgTblCellTB">
                <text:p text:style-name="OrgTableContentsLeft">There is No Such Thing as a Microservice! - Chris Richardson January 2018</text:p>
              </table:table-cell>
            </table:table-row>
          </table:table-rows>
        </table:table>
      </text:section>
      <text:h text:style-name="Heading_20_2" text:outline-level="2" text:is-list-header="false">
<text:bookmark-start text:name="OrgXref.org4fb0c38"/>
<text:bookmark text:name="org4fb0c38"/><text:span text:style-name="OrgTodo">TODO</text:span> Elizabeth STOKOE
<text:bookmark-end text:name="OrgXref.org4fb0c38"/></text:h>
      <text:h text:style-name="Heading_20_2" text:outline-level="2" text:is-list-header="false">
<text:bookmark-start text:name="OrgXref.org9d76c06"/>
<text:bookmark text:name="org9d76c06"/><text:span text:style-name="OrgTodo">WIP</text:span> Linda RISING
<text:bookmark-end text:name="OrgXref.org9d76c06"/></text:h>
      <text:list text:style-name="OrgBulletedList" text:continue-numbering="false">
        <text:list-item>
          <text:p text:style-name="Text_20_body">Linda Rising is an independent consultant who lives near Nashville, Tennessee. Linda has a Ph.D. from Arizona State University in object-based design metrics. Her background includes university teaching as well as work in industry in telecommunications, avionics, and tactical weapons systems. She is an internationally known presenter on topics related to agile development, patterns, retrospectives, the change process, and the connection between the latest neuroscience and software development. Linda is the author of numerous articles and five books. The latest, More Fearless Change, co-authored with Mary Lynn Manns. Her web site is: www.lindarising.org
</text:p>
        </text:list-item>
        <text:list-item>
          <text:p text:style-name="Text_20_body"><text:a xlink:type="simple" xlink:href="#vimeo:325143661">Meeting resistance and moving forward — Linda Rising</text:a>
</text:p>
        </text:list-item>
        <text:list-item>
          <text:p text:style-name="Text_20_body"><text:a xlink:type="simple" xlink:href="#se-radio:238">SE-Radio 238: Linda Rising on the Agile Brain</text:a>
</text:p>
        </text:list-item>
      </text:list>
      <text:h text:style-name="Heading_20_2" text:outline-level="2" text:is-list-header="false">
<text:bookmark-start text:name="OrgXref.org4935d0a"/>
<text:bookmark text:name="org4935d0a"/><text:span text:style-name="OrgTodo">WIP</text:span> Siren Hofvander
<text:bookmark-end text:name="OrgXref.org4935d0a"/></text:h>
      <text:list text:style-name="OrgBulletedList" text:continue-numbering="false">
        <text:list-item>
          <text:p text:style-name="Text_20_body">twitter: @securitypony
</text:p>
        </text:list-item>
        <text:list-item>
          <text:p text:style-name="Text_20_body"><text:a xlink:type="simple" xlink:href="#YT:8NzkYsY7TOk">Making Security an integrated part of the SW Dev Lifecycle</text:a>
</text:p>
        </text:list-item>
      </text:list>
      <text:h text:style-name="Heading_20_2" text:outline-level="2" text:is-list-header="false">
<text:bookmark-start text:name="OrgXref.orgf3a43e8"/>
<text:bookmark text:name="orgf3a43e8"/><text:span text:style-name="OrgTodo">TODO</text:span> Eugenia CHENG
<text:bookmark-end text:name="OrgXref.orgf3a43e8"/></text:h>
      <text:h text:style-name="Heading_20_2" text:outline-level="2" text:is-list-header="false">
<text:bookmark-start text:name="OrgXref.org362d3d6"/>
<text:bookmark text:name="org362d3d6"/><text:span text:style-name="OrgTodo">TODO</text:span> David SPIVAK
<text:bookmark-end text:name="OrgXref.org362d3d6"/></text:h>
      <text:h text:style-name="Heading_20_2" text:outline-level="2" text:is-list-header="false">
<text:bookmark-start text:name="OrgXref.org838d8af"/>
<text:bookmark text:name="org838d8af"/><text:span text:style-name="OrgTodo">TODO</text:span> Steven PINKER <text:span text:style-name="OrgCode">[0/0]</text:span>
<text:bookmark-end text:name="OrgXref.org838d8af"/></text:h>
      <text:h text:style-name="Heading_20_2" text:outline-level="2" text:is-list-header="false">
<text:bookmark-start text:name="OrgXref.orgc741779"/>
<text:bookmark text:name="orgc741779"/><text:span text:style-name="OrgTodo">TODO</text:span> Nassim TALEB
<text:bookmark-end text:name="OrgXref.orgc741779"/></text:h>
      <text:h text:style-name="Heading_20_2" text:outline-level="2" text:is-list-header="false">
<text:bookmark-start text:name="OrgXref.org8355e6f"/>
<text:bookmark text:name="org8355e6f"/><text:span text:style-name="OrgTodo">TODO</text:span> Marek Orko VÁCHA
<text:bookmark-end text:name="OrgXref.org8355e6f"/></text:h>
      <text:h text:style-name="Heading_20_1" text:outline-level="1" text:is-list-header="false">
<text:bookmark-start text:name="OrgXref.org25d2621"/>
<text:bookmark text:name="org25d2621"/><text:span text:style-name="OrgTodo">WIP</text:span> Core Values <text:span text:style-name="OrgCode">[0/3]</text:span><text:tab/><text:span text:style-name="OrgTags">[<text:span text:style-name="OrgTag">DOMAIN</text:span>]</text:span>
<text:bookmark-end text:name="OrgXref.org25d2621"/></text:h>
      <text:p text:style-name="Text_20_body">The moral aspects
</text:p>
      <text:h text:style-name="Heading_20_2" text:outline-level="2" text:is-list-header="false">
<text:bookmark-start text:name="OrgXref.org45b3b58"/>
<text:bookmark text:name="org45b3b58"/><text:span text:style-name="OrgTodo">TODO</text:span> Code of Conduct<text:tab/><text:span text:style-name="OrgTags">[<text:span text:style-name="OrgTag">TOPIC</text:span>]</text:span>
<text:bookmark-end text:name="OrgXref.org45b3b58"/></text:h>
      <text:h text:style-name="Heading_20_2" text:outline-level="2" text:is-list-header="false">
<text:bookmark-start text:name="OrgXref.org7416dd5"/>
<text:bookmark text:name="org7416dd5"/><text:span text:style-name="OrgTodo">WIP</text:span> SW developer responsibility<text:tab/><text:span text:style-name="OrgTags">[<text:span text:style-name="OrgTag">TOPIC</text:span>]</text:span>
<text:bookmark-end text:name="OrgXref.org7416dd5"/></text:h>
      <text:list text:style-name="OrgBulletedList" text:continue-numbering="false">
        <text:list-item>
          <text:p text:style-name="Text_20_body">finally the code that was driving the engine in diesel gate was written by someone
</text:p>
          <text:list text:style-name="OrgBulletedList" text:continue-numbering="true">
            <text:list-item>
              <text:p text:style-name="Text_20_body">-&gt; those developer(s) must have known what they were doing
</text:p>
            </text:list-item>
          </text:list>
        </text:list-item>
      </text:list>
      <text:h text:style-name="Heading_20_2" text:outline-level="2" text:is-list-header="false">
<text:bookmark-start text:name="OrgXref.org0e9ecb8"/>
<text:bookmark text:name="org0e9ecb8"/><text:span text:style-name="OrgTodo">WIP</text:span> ACM ethics Code
<text:bookmark-end text:name="OrgXref.org0e9ecb8"/></text:h>
      <text:h text:style-name="Heading_20_1" text:outline-level="1" text:is-list-header="false">
<text:bookmark-start text:name="OrgXref.orgda87130"/>
<text:bookmark text:name="orgda87130"/><text:span text:style-name="OrgTodo">WIP</text:span> Concepts and Terms <text:span text:style-name="OrgCode">[0/15]</text:span><text:tab/><text:span text:style-name="OrgTags">[<text:span text:style-name="OrgTag">DOMAIN</text:span>]</text:span>
<text:bookmark-end text:name="OrgXref.orgda87130"/></text:h>
      <text:p text:style-name="Text_20_body">:CUSTOM_ID: CONCEPTS
</text:p>
      <text:h text:style-name="Heading_20_2" text:outline-level="2" text:is-list-header="false">
<text:bookmark-start text:name="OrgXref.orgbc01f2e"/>
<text:bookmark text:name="orgbc01f2e"/><text:span text:style-name="OrgTodo">TODO</text:span> Regression to the Mean<text:tab/><text:span text:style-name="OrgTags">[<text:span text:style-name="OrgTag">CONCEPT</text:span>]</text:span>
<text:bookmark-end text:name="OrgXref.orgbc01f2e"/></text:h>
      <text:h text:style-name="Heading_20_2" text:outline-level="2" text:is-list-header="false">
<text:bookmark-start text:name="OrgXref.org2e07e5d"/>
<text:bookmark text:name="org2e07e5d"/><text:span text:style-name="OrgTodo">TODO</text:span> Fat Tail Distribution<text:tab/><text:span text:style-name="OrgTags">[<text:span text:style-name="OrgTag">CONCEPT</text:span>]</text:span>
<text:bookmark-end text:name="OrgXref.org2e07e5d"/></text:h>
      <text:h text:style-name="Heading_20_2" text:outline-level="2" text:is-list-header="false">
<text:bookmark-start text:name="OrgXref.orgbf30ef4"/>
<text:bookmark text:name="orgbf30ef4"/><text:span text:style-name="OrgTodo">TODO</text:span> Data Driven Decision<text:tab/><text:span text:style-name="OrgTags">[<text:span text:style-name="OrgTag">CONCEPT</text:span>]</text:span>
<text:bookmark-end text:name="OrgXref.orgbf30ef4"/></text:h>
      <text:h text:style-name="Heading_20_2" text:outline-level="2" text:is-list-header="false">
<text:bookmark-start text:name="OrgXref.org6e5814e"/>
<text:bookmark text:name="org6e5814e"/><text:span text:style-name="OrgTodo">TODO</text:span> Shift Left<text:tab/><text:span text:style-name="OrgTags">[<text:span text:style-name="OrgTag">CONCEPT</text:span>]</text:span>
<text:bookmark-end text:name="OrgXref.org6e5814e"/></text:h>
      <text:list text:style-name="OrgBulletedList" text:continue-numbering="false">
        <text:list-item>
          <text:p text:style-name="Text_20_body">like shift left security
</text:p>
        </text:list-item>
      </text:list>
      <text:h text:style-name="Heading_20_2" text:outline-level="2" text:is-list-header="false">
<text:bookmark-start text:name="OrgXref.orgc483c6c"/>
<text:bookmark text:name="orgc483c6c"/><text:span text:style-name="OrgTodo">TODO</text:span> Immutability<text:tab/><text:span text:style-name="OrgTags">[<text:span text:style-name="OrgTag">CONCEPT</text:span>]</text:span>
<text:bookmark-end text:name="OrgXref.orgc483c6c"/></text:h>
      <text:h text:style-name="Heading_20_2" text:outline-level="2" text:is-list-header="false">
<text:bookmark-start text:name="OrgXref.org02e119c"/>
<text:bookmark text:name="org02e119c"/><text:span text:style-name="OrgTodo">TODO</text:span> I-Shaped vs T-shaped /  Π-shaped<text:tab/><text:span text:style-name="OrgTags">[<text:span text:style-name="OrgTag">CONCEPT</text:span>]</text:span>
<text:bookmark-end text:name="OrgXref.org02e119c"/></text:h>
      <text:h text:style-name="Heading_20_2" text:outline-level="2" text:is-list-header="false">
<text:bookmark-start text:name="OrgXref.org4df314a"/>
<text:bookmark text:name="org4df314a"/><text:span text:style-name="OrgTodo">TODO</text:span> Chaos Engineering<text:tab/><text:span text:style-name="OrgTags">[<text:span text:style-name="OrgTag">CONCEPT</text:span>]</text:span>
<text:bookmark-end text:name="OrgXref.org4df314a"/></text:h>
      <text:h text:style-name="Heading_20_2" text:outline-level="2" text:is-list-header="false">
<text:bookmark-start text:name="OrgXref.orge87a342"/>
<text:bookmark text:name="orge87a342"/><text:span text:style-name="OrgTodo">TODO</text:span> Intrinsic vs Extrinsic Motivation<text:tab/><text:span text:style-name="OrgTags">[<text:span text:style-name="OrgTag">CONCEPT</text:span>]</text:span>
<text:bookmark-end text:name="OrgXref.orge87a342"/></text:h>
      <text:h text:style-name="Heading_20_2" text:outline-level="2" text:is-list-header="false">
<text:bookmark-start text:name="OrgXref.org6f9a5be"/>
<text:bookmark text:name="org6f9a5be"/><text:span text:style-name="OrgTodo">TODO</text:span> Leading vs Lagging Indicators<text:tab/><text:span text:style-name="OrgTags">[<text:span text:style-name="OrgTag">CONCEPT</text:span>]</text:span>
<text:bookmark-end text:name="OrgXref.org6f9a5be"/></text:h>
      <text:h text:style-name="Heading_20_2" text:outline-level="2" text:is-list-header="false">
<text:bookmark-start text:name="OrgXref.org7ed9637"/>
<text:bookmark text:name="org7ed9637"/><text:span text:style-name="OrgTodo">TODO</text:span> Declarative vs Imperative<text:tab/><text:span text:style-name="OrgTags">[<text:span text:style-name="OrgTag">CONCEPT</text:span>]</text:span>
<text:bookmark-end text:name="OrgXref.org7ed9637"/></text:h>
      <text:h text:style-name="Heading_20_2" text:outline-level="2" text:is-list-header="false">
<text:bookmark-start text:name="OrgXref.org08ccc79"/>
<text:bookmark text:name="org08ccc79"/><text:span text:style-name="OrgTodo">TODO</text:span> Strict vs Lazy Evaluation<text:tab/><text:span text:style-name="OrgTags">[<text:span text:style-name="OrgTag">CONCEPT</text:span>]</text:span>
<text:bookmark-end text:name="OrgXref.org08ccc79"/></text:h>
      <text:h text:style-name="Heading_20_2" text:outline-level="2" text:is-list-header="false">
<text:bookmark-start text:name="OrgXref.org2ed0afb"/>
<text:bookmark text:name="org2ed0afb"/><text:span text:style-name="OrgTodo">TODO</text:span> Back-pressure Strategies<text:tab/><text:span text:style-name="OrgTags">[<text:span text:style-name="OrgTag">CONCEPT</text:span>]</text:span>
<text:bookmark-end text:name="OrgXref.org2ed0afb"/></text:h>
      <text:section text:style-name="OrgIndentedSection-Level-0" text:name="Section104">
        <table:table table:style-name="OrgTable">
          <table:table-column table:style-name="OrgTableColumn"/>
          <table:table-column table:style-name="OrgTableColumn"/>
          <table:table-rows>
            <table:table-row>
              <table:table-cell table:style-name="OrgTblCellTB">
                <text:p text:style-name="OrgTableContentsLeft">Primary source:</text:p>
              </table:table-cell>
              <table:table-cell table:style-name="OrgTblCellTB">
                <text:p text:style-name="OrgTableContentsLeft"><text:a xlink:type="simple" xlink:href="https://medium.com/@jayphelps/backpressure-explained-the-flow-of-data-through-software-2350b3e77ce7">https://medium.com/@jayphelps/backpressure-explained-the-flow-of-data-through-software-2350b3e77ce7</text:a></text:p>
              </table:table-cell>
            </table:table-row>
          </table:table-rows>
        </table:table>
      </text:section>
      <text:h text:style-name="Heading_20_2" text:outline-level="2" text:is-list-header="false">
<text:bookmark-start text:name="OrgXref.org52f96bc"/>
<text:bookmark text:name="org52f96bc"/><text:span text:style-name="OrgTodo">TODO</text:span> Overqualified Query<text:tab/><text:span text:style-name="OrgTags">[<text:span text:style-name="OrgTag">CONCEPT</text:span>]</text:span>
<text:bookmark-end text:name="OrgXref.org52f96bc"/></text:h>
      <text:h text:style-name="Heading_20_2" text:outline-level="2" text:is-list-header="false">
<text:bookmark-start text:name="OrgXref.orgb181ed0"/>
<text:bookmark text:name="orgb181ed0"/><text:span text:style-name="OrgTodo">TODO</text:span> Access Intent<text:tab/><text:span text:style-name="OrgTags">[<text:span text:style-name="OrgTag">CONCEPT</text:span>]</text:span>
<text:bookmark-end text:name="OrgXref.orgb181ed0"/></text:h>
      <text:h text:style-name="Heading_20_2" text:outline-level="2" text:is-list-header="false">
<text:bookmark-start text:name="OrgXref.orgc3eec28"/>
<text:bookmark text:name="orgc3eec28"/><text:span text:style-name="OrgTodo">TODO</text:span> Skepticism<text:tab/><text:span text:style-name="OrgTags">[<text:span text:style-name="OrgTag">CONCEPT</text:span>]</text:span>
<text:bookmark-end text:name="OrgXref.orgc3eec28"/></text:h>
      <text:h text:style-name="Heading_20_1" text:outline-level="1" text:is-list-header="false">
<text:bookmark-start text:name="OrgXref.org7d66d04"/>
<text:bookmark text:name="org7d66d04"/><text:span text:style-name="OrgTodo">WIP</text:span> Commented Resources<text:tab/><text:span text:style-name="OrgTags">[<text:span text:style-name="OrgTag">CHAPTER</text:span>]</text:span>
<text:bookmark-end text:name="OrgXref.org7d66d04"/></text:h>
      <text:h text:style-name="Heading_20_2" text:outline-level="2" text:is-list-header="false">
<text:bookmark-start text:name="OrgXref.orgd12194a"/>
<text:bookmark text:name="orgd12194a"/><text:span text:style-name="OrgTodo">WIP</text:span> Videos <text:span text:style-name="OrgCode">[/]</text:span><text:tab/><text:span text:style-name="OrgTags">[<text:span text:style-name="OrgTag">CHAPTER</text:span>]</text:span>
<text:bookmark-end text:name="OrgXref.orgd12194a"/></text:h>
      <text:h text:style-name="Heading_20_3" text:outline-level="3" text:is-list-header="false">
<text:bookmark-start text:name="OrgXref.orgda9b4a4"/>
<text:bookmark text:name="orgda9b4a4"/>YouTube <text:span text:style-name="OrgCode">[0/14]</text:span>
<text:bookmark-end text:name="OrgXref.orgda9b4a4"/></text:h>
      <text:h text:style-name="Heading_20_4" text:outline-level="4" text:is-list-header="false">
<text:bookmark-start text:name="OrgXref.orgf1b49eb"/>
<text:bookmark text:name="orgf1b49eb"/><text:span text:style-name="OrgTodo">WIP</text:span> GOTO 2018 • Old Is the New New • Kevlin Henney
<text:bookmark-end text:name="OrgXref.orgf1b49eb"/></text:h>
      <text:section text:style-name="OrgIndentedSection-Level-0" text:name="Section105">
        <table:table table:style-name="OrgTable">
          <table:table-column table:style-name="OrgTableColumn"/>
          <table:table-column table:style-name="OrgTableColumn"/>
          <table:table-rows>
            <table:table-row>
              <table:table-cell table:style-name="OrgTblCellTB">
                <text:p text:style-name="OrgTableContentsLeft">Youtube</text:p>
              </table:table-cell>
              <table:table-cell table:style-name="OrgTblCellTB">
                <text:p text:style-name="OrgTableContentsLeft"><text:a xlink:type="simple" xlink:href="https://youtu.be/AbgsfeGvg3E">https://youtu.be/AbgsfeGvg3E</text:a></text:p>
              </table:table-cell>
            </table:table-row>
          </table:table-rows>
        </table:table>
      </text:section>
      <text:list text:style-name="OrgBulletedList" text:continue-numbering="false">
        <text:list-item>
          <text:p text:style-name="Text_20_body"><text:a xlink:type="simple" xlink:href="https://youtu.be/AbgsfeGvg3E">https://youtu.be/AbgsfeGvg3E</text:a>
</text:p>
        </text:list-item>
        <text:list-item>
          <text:p text:style-name="Text_20_body">1968: year full of news
</text:p>
        </text:list-item>
        <text:list-item>
          <text:p text:style-name="Text_20_body">Algol 68 - to big to ambitious expression oriented. If and if. Has closure.
</text:p>
        </text:list-item>
        <text:list-item>
          <text:p text:style-name="Text_20_body">Not a new ideas.
</text:p>
        </text:list-item>
        <text:list-item>
          <text:p text:style-name="Text_20_body">Singleton single malt whiskey
</text:p>
        </text:list-item>
        <text:list-item>
          <text:p text:style-name="Text_20_body">System has either zero or multiple singleton
</text:p>
        </text:list-item>
        <text:list-item>
          <text:p text:style-name="Text_20_body">Rian Foote: Patterns are aggressive disregard of originality.
</text:p>
        </text:list-item>
        <text:list-item>
          <text:p text:style-name="Text_20_body">Richard Gabriel: worse is better in 1990.
</text:p>
          <text:list text:style-name="OrgBulletedList" text:continue-numbering="true">
            <text:list-item>
              <text:p text:style-name="Text_20_body">Develop with minimal invention.
</text:p>
            </text:list-item>
            <text:list-item>
              <text:p text:style-name="Text_20_body">Better to have underfeatute software that is rock solid
</text:p>
            </text:list-item>
          </text:list>
        </text:list-item>
        <text:list-item>
          <text:p text:style-name="Text_20_body">Simplicity
</text:p>
        </text:list-item>
        <text:list-item>
          <text:p text:style-name="Text_20_body">Completeness
</text:p>
        </text:list-item>
        <text:list-item>
          <text:p text:style-name="Text_20_body">C2 wiki was 150 lines of perl code.
</text:p>
        </text:list-item>
        <text:list-item>
          <text:p text:style-name="Text_20_body">Correctness:
</text:p>
        </text:list-item>
        <text:list-item>
          <text:p text:style-name="Text_20_body">Consistent
</text:p>
        </text:list-item>
        <text:list-item>
          <text:p text:style-name="Text_20_body">1968 NATO science conference. Software development process is iterative
</text:p>
        </text:list-item>
        <text:list-item>
          <text:p text:style-name="Text_20_body">1968 afips. Influential conference..
</text:p>
        </text:list-item>
        <text:list-item>
          <text:p text:style-name="Text_20_body">Improve usability by making the software Faster.
</text:p>
        </text:list-item>
        <text:list-item>
          <text:p text:style-name="Text_20_body">The fastest io is no io
</text:p>
        </text:list-item>
        <text:list-item>
          <text:p text:style-name="Text_20_body">Command line tools can be 235x faster than your Hadoop cluster
</text:p>
        </text:list-item>
        <text:list-item>
          <text:p text:style-name="Text_20_body">299792458 is in no configuration file.
</text:p>
        </text:list-item>
        <text:list-item>
          <text:p text:style-name="Text_20_body">can you fit your code in your cognitive limit
</text:p>
        </text:list-item>
        <text:list-item>
          <text:p text:style-name="Text_20_body">lion's commentary of Unix 6th edition 9500 lines is a complete os.
</text:p>
          <text:list text:style-name="OrgBulletedList" text:continue-numbering="true">
            <text:list-item>
              <text:p text:style-name="Text_20_body">there are Java classes bigger than that
</text:p>
            </text:list-item>
          </text:list>
        </text:list-item>
        <text:list-item>
          <text:p text:style-name="Text_20_body">Stonehenge as an enterprise software.
</text:p>
          <text:list text:style-name="OrgBulletedList" text:continue-numbering="true">
            <text:list-item>
              <text:p text:style-name="Text_20_body">Mono lithos one huge stone difficult to move
</text:p>
            </text:list-item>
          </text:list>
        </text:list-item>
        <text:list-item>
          <text:p text:style-name="Text_20_body">UNIX philosophy.
</text:p>
          <text:list text:style-name="OrgBulletedList" text:continue-numbering="true">
            <text:list-item>
              <text:p text:style-name="Text_20_body">White one thing that does one thing and does it well.
</text:p>
            </text:list-item>
          </text:list>
        </text:list-item>
        <text:list-item>
          <text:p text:style-name="Text_20_body">11 years of sun cycle reflect the SW industry cycle.
</text:p>
        </text:list-item>
        <text:list-item>
          <text:p text:style-name="Text_20_body">write programs to work together
</text:p>
        </text:list-item>
        <text:list-item>
          <text:p text:style-name="Text_20_body">ask Alfred Aho. Tdd on 1970 th
</text:p>
        </text:list-item>
      </text:list>
      <text:list text:style-name="OrgBulletedList" text:continue-numbering="false">
        <text:list-item>
          <text:p text:style-name="Text_20_body">Ward Cunningham oopsla 92 technical dept
</text:p>
        </text:list-item>
      </text:list>
      <text:list text:style-name="OrgBulletedList" text:continue-numbering="false">
        <text:list-item>
          <text:p text:style-name="Text_20_body">Jack W. Reeves:
</text:p>
          <text:list text:style-name="OrgBulletedList" text:continue-numbering="true">
            <text:list-item>
              <text:p text:style-name="Text_20_body">programming is a design activity
</text:p>
            </text:list-item>
          </text:list>
        </text:list-item>
        <text:list-item>
          <text:p text:style-name="Text_20_body">Alan Kay:
</text:p>
          <text:list text:style-name="OrgBulletedList" text:continue-numbering="true">
            <text:list-item>
              <text:p text:style-name="Text_20_body">oop means only messaging,local retention and protection and hiding of state-process, and extreme late-binding of all things
</text:p>
            </text:list-item>
          </text:list>
        </text:list-item>
        <text:list-item>
          <text:p text:style-name="Text_20_body">William Cook lambda calculus was the first object-oriented language (1941) 1932
</text:p>
        </text:list-item>
        <text:list-item>
          <text:p text:style-name="Text_20_body">Simon Peyton-Jones (mr. Haskell):
</text:p>
          <text:list text:style-name="OrgBulletedList" text:continue-numbering="true">
            <text:list-item>
              <text:p text:style-name="Text_20_body">excel is the world's most popular functional language
</text:p>
            </text:list-item>
          </text:list>
        </text:list-item>
        <text:list-item>
          <text:p text:style-name="Text_20_body">coordinatio languages: separate computation and coordination
</text:p>
          <text:list text:style-name="OrgBulletedList" text:continue-numbering="true">
            <text:list-item>
              <text:p text:style-name="Text_20_body">Unix pipe 1964
</text:p>
            </text:list-item>
            <text:list-item>
              <text:p text:style-name="Text_20_body">Ken Thompson 1970 implementace pipe in Unix
</text:p>
            </text:list-item>
          </text:list>
        </text:list-item>
      </text:list>
      <text:h text:style-name="Heading_20_4" text:outline-level="4" text:is-list-header="false">
<text:bookmark-start text:name="OrgXref.orgeea70ed"/>
<text:bookmark text:name="orgeea70ed"/><text:span text:style-name="OrgTodo">WIP</text:span> Kevlin Henney - 1968
<text:bookmark-end text:name="OrgXref.orgeea70ed"/></text:h>
      <text:section text:style-name="OrgIndentedSection-Level-0" text:name="Section106">
        <table:table table:style-name="OrgTable">
          <table:table-column table:style-name="OrgTableColumn"/>
          <table:table-column table:style-name="OrgTableColumn"/>
          <table:table-rows>
            <table:table-row>
              <table:table-cell table:style-name="OrgTblCellT">
                <text:p text:style-name="OrgTableContentsLeft">Authors</text:p>
              </table:table-cell>
              <table:table-cell table:style-name="OrgTblCellT">
                <text:p text:style-name="OrgTableContentsLeft">Kevlin Henney</text:p>
              </table:table-cell>
            </table:table-row>
            <table:table-row>
              <table:table-cell table:style-name="OrgTblCell">
                <text:p text:style-name="OrgTableContentsLeft">Quality</text:p>
              </table:table-cell>
              <table:table-cell table:style-name="OrgTblCell">
                <text:p text:style-name="OrgTableContentsLeft">worth returning to it</text:p>
              </table:table-cell>
            </table:table-row>
            <table:table-row>
              <table:table-cell table:style-name="OrgTblCell">
                <text:p text:style-name="OrgTableContentsLeft">Source</text:p>
              </table:table-cell>
              <table:table-cell table:style-name="OrgTblCell">
                <text:p text:style-name="OrgTableContentsLeft">YouTube</text:p>
              </table:table-cell>
            </table:table-row>
            <table:table-row>
              <table:table-cell table:style-name="OrgTblCellB">
                <text:p text:style-name="OrgTableContentsLeft">Youtube</text:p>
              </table:table-cell>
              <table:table-cell table:style-name="OrgTblCellB">
                <text:p text:style-name="OrgTableContentsLeft"><text:a xlink:type="simple" xlink:href="https://youtu.be/v-RkKohsF78">https://youtu.be/v-RkKohsF78</text:a></text:p>
              </table:table-cell>
            </table:table-row>
          </table:table-rows>
        </table:table>
      </text:section>
      <text:p text:style-name="Text_20_body"><text:a xlink:type="simple" xlink:href="https://youtu.be/v-RkKohsF78">https://youtu.be/v-RkKohsF78</text:a>
</text:p>
      <text:list text:style-name="OrgBulletedList" text:continue-numbering="false">
        <text:list-item>
          <text:p text:style-name="Text_20_body">Pražské jaro.
</text:p>
        </text:list-item>
        <text:list-item>
          <text:p text:style-name="Text_20_body">Jimmy Hendrix
</text:p>
        </text:list-item>
        <text:list-item>
          <text:p text:style-name="Text_20_body">Led Zeppelin
</text:p>
        </text:list-item>
        <text:list-item>
          <text:p text:style-name="Text_20_body">Facebook in 1969
</text:p>
        </text:list-item>
        <text:list-item>
          <text:p text:style-name="Text_20_body">NATO congerence in Garmish (1968)
</text:p>
        </text:list-item>
        <text:list-item>
          <text:p text:style-name="Text_20_body">Peter McBride: software craftsmanship
</text:p>
        </text:list-item>
        <text:list-item>
          <text:p text:style-name="Text_20_body">Apollo project Margaret Heafield Hamilton inventés the software engineering term
</text:p>
        </text:list-item>
        <text:list-item>
          <text:p text:style-name="Text_20_body">AFIPS conference proceedings vol. 33 1968
</text:p>
          <text:list text:style-name="OrgBulletedList" text:continue-numbering="true">
            <text:list-item>
              <text:p text:style-name="Text_20_body">PERT .. createss only a paper
</text:p>
            </text:list-item>
            <text:list-item>
              <text:p text:style-name="Text_20_body">most deadly think in SW: you specify what you are going to do and then you do it an
</text:p>
            </text:list-item>
            <text:list-item>
              <text:p text:style-name="Text_20_body">design process is an iterative one
</text:p>
            </text:list-item>
            <text:list-item>
              <text:p text:style-name="Text_20_body">unit test, modularity
</text:p>
            </text:list-item>
            <text:list-item>
              <text:p text:style-name="Text_20_body">Patterns: aggressive disregard to originality
</text:p>
            </text:list-item>
          </text:list>
        </text:list-item>
        <text:list-item>
          <text:p text:style-name="Text_20_body">Christopher Alexander: notes on the synthesis of form
</text:p>
          <text:list text:style-name="OrgBulletedList" text:continue-numbering="true">
            <text:list-item>
              <text:p text:style-name="Text_20_body">book published in 1964
</text:p>
            </text:list-item>
            <text:list-item>
              <text:p text:style-name="Text_20_body">referenced in many later works in system / subsystem thinking
</text:p>
            </text:list-item>
          </text:list>
        </text:list-item>
        <text:list-item>
          <text:p text:style-name="Text_20_body">Melvin Conway: how committees invent
</text:p>
          <text:list text:style-name="OrgBulletedList" text:continue-numbering="true">
            <text:list-item>
              <text:p text:style-name="Text_20_body">Conway's law mandatory to mention on each conference
</text:p>
            </text:list-item>
            <text:list-item>
              <text:p text:style-name="Text_20_body">returns every 10 years
</text:p>
            </text:list-item>
            <text:list-item>
              <text:p text:style-name="Text_20_body">communication structures define system design
</text:p>
            </text:list-item>
          </text:list>
        </text:list-item>
        <text:list-item>
          <text:p text:style-name="Text_20_body">Adam Thornhill:
</text:p>
          <text:list text:style-name="OrgBulletedList" text:continue-numbering="true">
            <text:list-item>
              <text:p text:style-name="Text_20_body">your code as a crime scene (book)
</text:p>
            </text:list-item>
            <text:list-item>
              <text:p text:style-name="Text_20_body">talks about Conway's law.. based on much more data than the original Conway definition
</text:p>
            </text:list-item>
          </text:list>
        </text:list-item>
        <text:list-item>
          <text:p text:style-name="Text_20_body">Stonehenge..
</text:p>
          <text:list text:style-name="OrgBulletedList" text:continue-numbering="true">
            <text:list-item>
              <text:p text:style-name="Text_20_body">as a legacy system..
</text:p>
            </text:list-item>
            <text:list-item>
              <text:p text:style-name="Text_20_body">how did they do it..
</text:p>
            </text:list-item>
            <text:list-item>
              <text:p text:style-name="Text_20_body">we don't know
</text:p>
            </text:list-item>
            <text:list-item>
              <text:p text:style-name="Text_20_body">there is no documentation
</text:p>
            </text:list-item>
            <text:list-item>
              <text:p text:style-name="Text_20_body">Doug Mcllroy: this is the UNIX philosophy:
</text:p>
              <text:list text:style-name="OrgBulletedList" text:continue-numbering="true">
                <text:list-item>
                  <text:p text:style-name="Text_20_body">write programs that do one thing and do it well
</text:p>
                </text:list-item>
                <text:list-item>
                  <text:p text:style-name="Text_20_body">write programs to work together
</text:p>
                </text:list-item>
                <text:list-item>
                  <text:p text:style-name="Text_20_body">isn't this microservice definition
</text:p>
                </text:list-item>
              </text:list>
            </text:list-item>
          </text:list>
        </text:list-item>
        <text:list-item>
          <text:p text:style-name="Text_20_body">Alan Perlis (first recipient of the Turing award)
</text:p>
          <text:list text:style-name="OrgBulletedList" text:continue-numbering="true">
            <text:list-item>
              <text:p text:style-name="Text_20_body">a software system can be best designed if the testing is interlaced with the design instead of being used after the design
</text:p>
            </text:list-item>
          </text:list>
        </text:list-item>
        <text:list-item>
          <text:p text:style-name="Text_20_body">bi-quinary coded decimal system
</text:p>
          <text:list text:style-name="OrgBulletedList" text:continue-numbering="true">
            <text:list-item>
              <text:p text:style-name="Text_20_body">first system used in early computers
</text:p>
            </text:list-item>
          </text:list>
        </text:list-item>
        <text:list-item>
          <text:p text:style-name="Text_20_body">ALGOL 68
</text:p>
          <text:list text:style-name="OrgBulletedList" text:continue-numbering="true">
            <text:list-item>
              <text:p text:style-name="Text_20_body">int, long, void, bool, char, short, union, struct
</text:p>
            </text:list-item>
            <text:list-item>
              <text:p text:style-name="Text_20_body">born shell was inspired by algol
</text:p>
            </text:list-item>
            <text:list-item>
              <text:p text:style-name="Text_20_body">{ did not exist at that time keyboard
</text:p>
            </text:list-item>
            <text:list-item>
              <text:p text:style-name="Text_20_body">actually try to write { on Scandinavian keyboard it is worse than. Emacs
</text:p>
            </text:list-item>
            <text:list-item>
              <text:p text:style-name="Text_20_body">start to look like lisp..
</text:p>
            </text:list-item>
            <text:list-item>
              <text:p text:style-name="Text_20_body">TDD in algol 68
</text:p>
            </text:list-item>
          </text:list>
        </text:list-item>
        <text:list-item>
          <text:p text:style-name="Text_20_body">TDD instituted in 70 th wit AWK
</text:p>
        </text:list-item>
        <text:list-item>
          <text:p text:style-name="Text_20_body">Alfred Aho :  we instituted rigorous regression tests for all of the features of AWK. Any of the three of us who put in new feature first had to write a test for the new feature
</text:p>
        </text:list-item>
        <text:list-item>
          <text:p text:style-name="Text_20_body">simula 67
</text:p>
          <text:list text:style-name="OrgBulletedList" text:continue-numbering="true">
            <text:list-item>
              <text:p text:style-name="Text_20_body">definition os class and instance
</text:p>
            </text:list-item>
          </text:list>
        </text:list-item>
        <text:list-item>
          <text:p text:style-name="Text_20_body">pragmatic bullshit
</text:p>
          <text:list text:style-name="OrgBulletedList" text:continue-numbering="true">
            <text:list-item>
              <text:p text:style-name="Text_20_body">we use pragmatic Agile
</text:p>
            </text:list-item>
            <text:list-item>
              <text:p text:style-name="Text_20_body">pragmatic functional
</text:p>
            </text:list-item>
            <text:list-item>
              <text:p text:style-name="Text_20_body">pragmatic structured programming
</text:p>
            </text:list-item>
          </text:list>
        </text:list-item>
        <text:list-item>
          <text:p text:style-name="Text_20_body">lisp….
</text:p>
        </text:list-item>
      </text:list>
      <text:h text:style-name="Heading_20_4" text:outline-level="4" text:is-list-header="false">
<text:bookmark-start text:name="OrgXref.orgd72bba6"/>
<text:bookmark text:name="orgd72bba6"/><text:span text:style-name="OrgTodo">WIP</text:span> YOW! Conference 2018 - Chris Richardson - Events and Commands
<text:bookmark-end text:name="OrgXref.orgd72bba6"/></text:h>
      <text:section text:style-name="OrgIndentedSection-Level-0" text:name="Section107">
        <table:table table:style-name="OrgTable">
          <table:table-column table:style-name="OrgTableColumn"/>
          <table:table-column table:style-name="OrgTableColumn"/>
          <table:table-rows>
            <table:table-row>
              <table:table-cell table:style-name="OrgTblCellTB">
                <text:p text:style-name="OrgTableContentsLeft">Subject</text:p>
              </table:table-cell>
              <table:table-cell table:style-name="OrgTblCellTB">
                <text:p text:style-name="OrgTableContentsLeft">YOW! Conference 2018 - Chris Richardson - Events and Commands</text:p>
              </table:table-cell>
            </table:table-row>
          </table:table-rows>
        </table:table>
      </text:section>
      <text:p text:style-name="Text_20_body"><text:a xlink:type="simple" xlink:href="https://youtu.be/fhZwzm-d9ys">https://youtu.be/fhZwzm-d9ys</text:a>
</text:p>
      <text:list text:style-name="OrgBulletedList" text:continue-numbering="false">
        <text:list-item>
          <text:p text:style-name="Text_20_body">REST
</text:p>
        </text:list-item>
        <text:list-item>
          <text:p text:style-name="Text_20_body">gRPC
</text:p>
        </text:list-item>
        <text:list-item>
          <text:p text:style-name="Text_20_body">saga
</text:p>
        </text:list-item>
        <text:list-item>
          <text:p text:style-name="Text_20_body">CQRS
</text:p>
        </text:list-item>
        <text:list-item>
          <text:p text:style-name="Text_20_body">event-sourcing
</text:p>
        </text:list-item>
        <text:list-item>
          <text:p text:style-name="Text_20_body">replication-lag
</text:p>
        </text:list-item>
        <text:list-item>
          <text:p text:style-name="Text_20_body">transactional messaging
</text:p>
        </text:list-item>
        <text:list-item>
          <text:p text:style-name="Text_20_body">temporaril coupling
</text:p>
        </text:list-item>
        <text:list-item>
          <text:p text:style-name="Text_20_body">api-composition-pattern
</text:p>
        </text:list-item>
        <text:list-item>
          <text:p text:style-name="Text_20_body">transactional outbox pattern
</text:p>
        </text:list-item>
        <text:list-item>
          <text:p text:style-name="Text_20_body">transactional-log-tailing
</text:p>
        </text:list-item>
        <text:list-item>
          <text:p text:style-name="Text_20_body">wal
</text:p>
        </text:list-item>
      </text:list>
      <text:p text:style-name="Text_20_body">Microservices.io
Eventuate.io
Microservices.io/book (ctwyowconf18)
</text:p>
      <text:list text:style-name="OrgBulletedList" text:continue-numbering="false">
        <text:list-item>
          <text:p text:style-name="Text_20_body">Saga - 1987 paper Hector Garcia-Molina and Kenneth Salem
</text:p>
          <text:list text:style-name="OrgBulletedList" text:continue-numbering="true">
            <text:list-item>
              <text:p text:style-name="Text_20_body">use chains of small transactions coordinated by asynchronous messages
</text:p>
            </text:list-item>
          </text:list>
        </text:list-item>
      </text:list>
      <text:list text:style-name="OrgBulletedList" text:continue-numbering="false">
        <text:list-item>
          <text:p text:style-name="Text_20_body">mainly
</text:p>
          <text:list text:style-name="OrgBulletedList" text:continue-numbering="true">
            <text:list-item>
              <text:p text:style-name="Text_20_body">microservices are more than REST
</text:p>
            </text:list-item>
            <text:list-item>
              <text:p text:style-name="Text_20_body">microservices are more than events
</text:p>
            </text:list-item>
            <text:list-item>
              <text:p text:style-name="Text_20_body">microservices != Event sourcing
</text:p>
            </text:list-item>
            <text:list-item>
              <text:p text:style-name="Text_20_body">Apache Kafka != Event store
</text:p>
            </text:list-item>
          </text:list>
        </text:list-item>
        <text:list-item>
          <text:p text:style-name="Text_20_body">service definition (contains of following parts)
</text:p>
          <text:list text:style-name="OrgNumberedList" text:continue-numbering="true">
            <text:list-item>
              <text:p text:style-name="Text_20_body">API
</text:p>
              <text:list text:style-name="OrgBulletedList" text:continue-numbering="true">
                <text:list-item>
                  <text:p text:style-name="Text_20_body">operation (both sync or asynchronous)
</text:p>
                  <text:list text:style-name="OrgBulletedList" text:continue-numbering="true">
                    <text:list-item>
                      <text:p text:style-name="Text_20_body">commands (CRUD)
</text:p>
                    </text:list-item>
                    <text:list-item>
                      <text:p text:style-name="Text_20_body">queries
</text:p>
                    </text:list-item>
                  </text:list>
                </text:list-item>
                <text:list-item>
                  <text:p text:style-name="Text_20_body">Events
</text:p>
                  <text:list text:style-name="OrgBulletedList" text:continue-numbering="true">
                    <text:list-item>
                      <text:p text:style-name="Text_20_body">event publisher
</text:p>
                    </text:list-item>
                  </text:list>
                </text:list-item>
              </text:list>
            </text:list-item>
            <text:list-item>
              <text:p text:style-name="Text_20_body">has a dedicated database / table / schema
</text:p>
              <text:list text:style-name="OrgBulletedList" text:continue-numbering="true">
                <text:list-item>
                  <text:p text:style-name="Text_20_body">might contain replica of data of another service
</text:p>
                </text:list-item>
              </text:list>
            </text:list-item>
            <text:list-item>
              <text:p text:style-name="Text_20_body">is a API client
</text:p>
              <text:list text:style-name="OrgBulletedList" text:continue-numbering="true">
                <text:list-item>
                  <text:p text:style-name="Text_20_body">invokes operations
</text:p>
                </text:list-item>
              </text:list>
            </text:list-item>
            <text:list-item>
              <text:p text:style-name="Text_20_body">is event subscriber
</text:p>
            </text:list-item>
          </text:list>
        </text:list-item>
        <text:list-item>
          <text:p text:style-name="Text_20_body">service enable
</text:p>
          <text:list text:style-name="OrgBulletedList" text:continue-numbering="true">
            <text:list-item>
              <text:p text:style-name="Text_20_body">continuous delivery / deployment
</text:p>
            </text:list-item>
            <text:list-item>
              <text:p text:style-name="Text_20_body">testability and deployability
</text:p>
            </text:list-item>
            <text:list-item>
              <text:p text:style-name="Text_20_body">loosely coupled teams
</text:p>
            </text:list-item>
          </text:list>
        </text:list-item>
        <text:list-item>
          <text:p text:style-name="Text_20_body">no acid transactiona position the easy w
</text:p>
          <text:list text:style-name="OrgBulletedList" text:continue-numbering="true">
            <text:list-item>
              <text:p text:style-name="Text_20_body">no distributed transactions!
</text:p>
            </text:list-item>
          </text:list>
        </text:list-item>
        <text:list-item>
          <text:p text:style-name="Text_20_body">sagas are ACD not Acid
</text:p>
        </text:list-item>
        <text:list-item>
          <text:p text:style-name="Text_20_body">asynchronous messaging manages the Saga completion owing at least one delivery while preserving order
</text:p>
        </text:list-item>
        <text:list-item>
          <text:p text:style-name="Text_20_body">Saga step = s transaction local to service
</text:p>
        </text:list-item>
        <text:list-item>
          <text:p text:style-name="Text_20_body">2pc is not an option
</text:p>
        </text:list-item>
        <text:list-item>
          <text:p text:style-name="Text_20_body">sequencing Saga transactions
</text:p>
          <text:list text:style-name="OrgBulletedList" text:continue-numbering="true">
            <text:list-item>
              <text:p text:style-name="Text_20_body">after completion of transaction T(I) "something" must decide what step to execute next
</text:p>
              <text:list text:style-name="OrgBulletedList" text:continue-numbering="true">
                <text:list-item>
                  <text:p text:style-name="Text_20_body">success: which T(I+1) … Branching
</text:p>
                </text:list-item>
                <text:list-item>
                  <text:p text:style-name="Text_20_body">failure: C(i-1)
</text:p>
                </text:list-item>
              </text:list>
            </text:list-item>
          </text:list>
        </text:list-item>
        <text:list-item>
          <text:p text:style-name="Text_20_body">coordination
</text:p>
          <text:list text:style-name="OrgBulletedList" text:continue-numbering="true">
            <text:list-item>
              <text:p text:style-name="Text_20_body">choreography: <text:span text:style-name="Bold">distributed</text:span> decision making
</text:p>
              <text:list text:style-name="OrgBulletedList" text:continue-numbering="true">
                <text:list-item>
                  <text:p text:style-name="Text_20_body">simple.. for primitive cases. Higher connaissance cyclic dependencies … Overloads domain objectsviin. I minimal
</text:p>
                </text:list-item>
              </text:list>
            </text:list-item>
            <text:list-item>
              <text:p text:style-name="Text_20_body">orchestration: <text:span text:style-name="Bold">centralized</text:span> decision making
</text:p>
              <text:list text:style-name="OrgBulletedList" text:continue-numbering="true">
                <text:list-item>
                  <text:p text:style-name="Text_20_body">orchestration objects implements state machine and invokes the participants
</text:p>
                </text:list-item>
              </text:list>
            </text:list-item>
          </text:list>
        </text:list-item>
        <text:list-item>
          <text:p text:style-name="Text_20_body">queries
</text:p>
          <text:list text:style-name="OrgBulletedList" text:continue-numbering="true">
            <text:list-item>
              <text:p text:style-name="Text_20_body">API compositions pattern
</text:p>
              <text:list text:style-name="OrgBulletedList" text:continue-numbering="true">
                <text:list-item>
                  <text:p text:style-name="Text_20_body">to difficult to implement in many cases
</text:p>
                </text:list-item>
              </text:list>
            </text:list-item>
            <text:list-item>
              <text:p text:style-name="Text_20_body">CQRS
</text:p>
              <text:list text:style-name="OrgBulletedList" text:continue-numbering="true">
                <text:list-item>
                  <text:p text:style-name="Text_20_body">mouthful way of saying: maintain a replica of the data in a format that makes it easy to query (use elastic search or mongodb)
</text:p>
                  <text:list text:style-name="OrgBulletedList" text:continue-numbering="true">
                    <text:list-item>
                      <text:p text:style-name="Text_20_body">the view is maintained up to date by subscribing to the events emitted by the services that own the data … Update the replica
</text:p>
                    </text:list-item>
                    <text:list-item>
                      <text:p text:style-name="Text_20_body">commands
</text:p>
                      <text:list text:style-name="OrgBulletedList" text:continue-numbering="true">
                        <text:list-item>
                          <text:p text:style-name="Text_20_body">POST
</text:p>
                        </text:list-item>
                        <text:list-item>
                          <text:p text:style-name="Text_20_body">PUT
</text:p>
                        </text:list-item>
                        <text:list-item>
                          <text:p text:style-name="Text_20_body">DELETE
</text:p>
                        </text:list-item>
                      </text:list>
                    </text:list-item>
                    <text:list-item>
                      <text:p text:style-name="Text_20_body">Queries
</text:p>
                      <text:list text:style-name="OrgBulletedList" text:continue-numbering="true">
                        <text:list-item>
                          <text:p text:style-name="Text_20_body">GET
</text:p>
                          <text:list text:style-name="OrgBulletedList" text:continue-numbering="true">
                            <text:list-item>
                              <text:p text:style-name="Text_20_body">you can use even different types of databases per type of view
</text:p>
                            </text:list-item>
                          </text:list>
                        </text:list-item>
                      </text:list>
                    </text:list-item>
                  </text:list>
                </text:list-item>
              </text:list>
            </text:list-item>
            <text:list-item>
              <text:p text:style-name="Text_20_body">replication lag (handling)
</text:p>
              <text:list text:style-name="OrgBulletedList" text:continue-numbering="true">
                <text:list-item>
                  <text:p text:style-name="Text_20_body">has to be handled by the UI side
</text:p>
                </text:list-item>
              </text:list>
            </text:list-item>
          </text:list>
        </text:list-item>
        <text:list-item>
          <text:p text:style-name="Text_20_body">implementing transactional messaging
</text:p>
          <text:list text:style-name="OrgBulletedList" text:continue-numbering="true">
            <text:list-item>
              <text:p text:style-name="Text_20_body">publish to message broker first
</text:p>
              <text:list text:style-name="OrgBulletedList" text:continue-numbering="true">
                <text:list-item>
                  <text:p text:style-name="Text_20_body">only in very simple cases
</text:p>
                </text:list-item>
              </text:list>
            </text:list-item>
            <text:list-item>
              <text:p text:style-name="Text_20_body">use even sourcing
</text:p>
              <text:list text:style-name="OrgBulletedList" text:continue-numbering="true">
                <text:list-item>
                  <text:p text:style-name="Text_20_body">event sourcing = event centric approach to business logic and persistence
</text:p>
                </text:list-item>
                <text:list-item>
                  <text:p text:style-name="Text_20_body">persist object as a sequence of events
</text:p>
                  <text:list text:style-name="OrgBulletedList" text:continue-numbering="true">
                    <text:list-item>
                      <text:p text:style-name="Text_20_body">replay events to re-enter create in memory state
</text:p>
                    </text:list-item>
                    <text:list-item>
                      <text:p text:style-name="Text_20_body">sidenote: Apache Kafka != Event store
</text:p>
                    </text:list-item>
                  </text:list>
                </text:list-item>
                <text:list-item>
                  <text:p text:style-name="Text_20_body">Event sourcing guarantees: state change -&gt; event is published
</text:p>
                </text:list-item>
              </text:list>
            </text:list-item>
            <text:list-item>
              <text:p text:style-name="Text_20_body">traditional persistence + transactional outbox pattern
</text:p>
              <text:list text:style-name="OrgBulletedList" text:continue-numbering="true">
                <text:list-item>
                  <text:p text:style-name="Text_20_body">transactional log tailing
</text:p>
                </text:list-item>
                <text:list-item>
                  <text:p text:style-name="Text_20_body">polling - but it introduces latency
</text:p>
                </text:list-item>
              </text:list>
            </text:list-item>
          </text:list>
        </text:list-item>
      </text:list>
      <text:h text:style-name="Heading_20_4" text:outline-level="4" text:is-list-header="false">
<text:bookmark-start text:name="OrgXref.org0619bb2"/>
<text:bookmark text:name="org0619bb2"/><text:span text:style-name="OrgTodo">TODO</text:span> Developing Microservices with Aggregates by Chris Richardson
<text:bookmark-end text:name="OrgXref.org0619bb2"/></text:h>
      <text:section text:style-name="OrgIndentedSection-Level-0" text:name="Section108">
        <table:table table:style-name="OrgTable">
          <table:table-column table:style-name="OrgTableColumn"/>
          <table:table-column table:style-name="OrgTableColumn"/>
          <table:table-rows>
            <table:table-row>
              <table:table-cell table:style-name="OrgTblCellT">
                <text:p text:style-name="OrgTableContentsLeft">Subject</text:p>
              </table:table-cell>
              <table:table-cell table:style-name="OrgTblCellT">
                <text:p text:style-name="OrgTableContentsLeft">Developing Microservices with Aggregates by Chris Richardson</text:p>
              </table:table-cell>
            </table:table-row>
            <table:table-row>
              <table:table-cell table:style-name="OrgTblCellB">
                <text:p text:style-name="OrgTableContentsLeft">Youtube</text:p>
              </table:table-cell>
              <table:table-cell table:style-name="OrgTblCellB">
                <text:p text:style-name="OrgTableContentsLeft"><text:a xlink:type="simple" xlink:href="https://youtu.be/gR_EGN86fvg">https://youtu.be/gR_EGN86fvg</text:a></text:p>
              </table:table-cell>
            </table:table-row>
          </table:table-rows>
        </table:table>
      </text:section>
      <text:h text:style-name="Heading_20_4" text:outline-level="4" text:is-list-header="false">
<text:bookmark-start text:name="OrgXref.org2202fd9"/>
<text:bookmark text:name="org2202fd9"/><text:span text:style-name="OrgTodo">WIP</text:span> Re Imagine The Hiring Process
<text:bookmark-end text:name="OrgXref.org2202fd9"/></text:h>
      <text:section text:style-name="OrgIndentedSection-Level-0" text:name="Section109">
        <table:table table:style-name="OrgTable">
          <table:table-column table:style-name="OrgTableColumn"/>
          <table:table-column table:style-name="OrgTableColumn"/>
          <table:table-rows>
            <table:table-row>
              <table:table-cell table:style-name="OrgTblCellT">
                <text:p text:style-name="OrgTableContentsLeft">Subject</text:p>
              </table:table-cell>
              <table:table-cell table:style-name="OrgTblCellT">
                <text:p text:style-name="OrgTableContentsLeft">Re Imagine The Hiring Process</text:p>
              </table:table-cell>
            </table:table-row>
            <table:table-row>
              <table:table-cell table:style-name="OrgTblCellB">
                <text:p text:style-name="OrgTableContentsLeft">Youtube</text:p>
              </table:table-cell>
              <table:table-cell table:style-name="OrgTblCellB">
                <text:p text:style-name="OrgTableContentsLeft"><text:a xlink:type="simple" xlink:href="https://youtu.be/TbZ57raC1TE">https://youtu.be/TbZ57raC1TE</text:a></text:p>
              </table:table-cell>
            </table:table-row>
          </table:table-rows>
        </table:table>
      </text:section>
      <text:list text:style-name="OrgBulletedList" text:continue-numbering="false">
        <text:list-item>
          <text:p text:style-name="Text_20_body">Elle Meredith
</text:p>
        </text:list-item>
        <text:list-item>
          <text:p text:style-name="Text_20_body">Lachlan Hardy
</text:p>
        </text:list-item>
      </text:list>
      <text:list text:style-name="OrgBulletedList" text:continue-numbering="false">
        <text:list-item>
          <text:p text:style-name="Text_20_body">HumanResources
</text:p>
        </text:list-item>
        <text:list-item>
          <text:p text:style-name="Text_20_body">Diversity
</text:p>
        </text:list-item>
        <text:list-item>
          <text:p text:style-name="Text_20_body">Inclusion
</text:p>
        </text:list-item>
        <text:list-item>
          <text:p text:style-name="Text_20_body">Culture
</text:p>
        </text:list-item>
        <text:list-item>
          <text:p text:style-name="Text_20_body">Unconscious-bias
</text:p>
        </text:list-item>
        <text:list-item>
          <text:p text:style-name="Text_20_body">Privilege
</text:p>
        </text:list-item>
        <text:list-item>
          <text:p text:style-name="Text_20_body">Oppression
</text:p>
        </text:list-item>
        <text:list-item>
          <text:p text:style-name="Text_20_body">Fluency-heuristic
</text:p>
        </text:list-item>
        <text:list-item>
          <text:p text:style-name="Text_20_body">Collaborative-friction
</text:p>
        </text:list-item>
        <text:list-item>
          <text:p text:style-name="Text_20_body">Diversity-dept
</text:p>
        </text:list-item>
        <text:list-item>
          <text:p text:style-name="Text_20_body">Cultural-fit
</text:p>
        </text:list-item>
      </text:list>
      <text:p text:style-name="Text_20_body">Mark s. Luckie
<text:a xlink:type="simple" xlink:href="http://www.getluckie.net/">http://www.getluckie.net/</text:a>
<text:a xlink:type="simple" xlink:href="https://hbr.org/product/an-everyone-culture-becoming-a-deliberately-developmental-organization/14259-HBK-ENG">https://hbr.org/product/an-everyone-culture-becoming-a-deliberately-developmental-organization/14259-HBK-ENG</text:a>
<text:a xlink:type="simple" xlink:href="https://www.youtube.com/channel/UCuVsMYBwV0gJTsWRZ2Dj7iw/">https://www.youtube.com/channel/UCuVsMYBwV0gJTsWRZ2Dj7iw/</text:a>
</text:p>
      <text:p text:style-name="Text_20_body">There is more CEO called David than womens CEO
</text:p>
      <text:list text:style-name="OrgBulletedList" text:continue-numbering="false">
        <text:list-item>
          <text:p text:style-name="Text_20_body">Homogeneous teams feels more fluent - it is just a bias.
</text:p>
        </text:list-item>
        <text:list-item>
          <text:p text:style-name="Text_20_body">You must start diverse to keep a diverse team
</text:p>
        </text:list-item>
        <text:list-item>
          <text:p text:style-name="Text_20_body">Hiring is a part of the work (should be)
</text:p>
        </text:list-item>
        <text:list-item>
          <text:p text:style-name="Text_20_body">Language of the job postings:
</text:p>
          <text:list text:style-name="OrgBulletedList" text:continue-numbering="true">
            <text:list-item>
              <text:p text:style-name="Text_20_body">competitive terms are more appealing to man than to woman (hitting deadline, competitive work)
</text:p>
              <text:list text:style-name="OrgBulletedList" text:continue-numbering="true">
                <text:list-item>
                  <text:p text:style-name="Text_20_body">Cooperating or teamwork in job posting: you get more women appliance
</text:p>
                </text:list-item>
              </text:list>
            </text:list-item>
          </text:list>
        </text:list-item>
        <text:list-item>
          <text:p text:style-name="Text_20_body">Whiteboard coding consider harmful
</text:p>
        </text:list-item>
        <text:list-item>
          <text:p text:style-name="Text_20_body">Organizations that call themselves meritocratic are actually more likely to discriminate
</text:p>
        </text:list-item>
        <text:list-item>
          <text:p text:style-name="Text_20_body">Have a supportive environment for diversity and beginners
</text:p>
        </text:list-item>
        <text:list-item>
          <text:p text:style-name="Text_20_body">psychological safety
</text:p>
          <text:list text:style-name="OrgBulletedList" text:continue-numbering="true">
            <text:list-item>
              <text:p text:style-name="Text_20_body">emotionally secure work environment where people bring their whole selves to work
</text:p>
            </text:list-item>
            <text:list-item>
              <text:p text:style-name="Text_20_body">people trust each others
</text:p>
            </text:list-item>
            <text:list-item>
              <text:p text:style-name="Text_20_body">don't blame people for mistakes
</text:p>
            </text:list-item>
          </text:list>
        </text:list-item>
        <text:list-item>
          <text:p text:style-name="Text_20_body">gradual iterative improvement
</text:p>
          <text:list text:style-name="OrgBulletedList" text:continue-numbering="true">
            <text:list-item>
              <text:p text:style-name="Text_20_body">process are improved to deliver long term benefits rather than focus on short term results
</text:p>
            </text:list-item>
            <text:list-item>
              <text:p text:style-name="Text_20_body">change is expected as are mistakes
</text:p>
            </text:list-item>
            <text:list-item>
              <text:p text:style-name="Text_20_body">learn fast learn often
</text:p>
            </text:list-item>
          </text:list>
        </text:list-item>
        <text:list-item>
          <text:p text:style-name="Text_20_body">good communication is vital
</text:p>
          <text:list text:style-name="OrgBulletedList" text:continue-numbering="true">
            <text:list-item>
              <text:p text:style-name="Text_20_body">discussions are better than assumptions
</text:p>
            </text:list-item>
            <text:list-item>
              <text:p text:style-name="Text_20_body">clear expectations are defined then adjusted as necessary
</text:p>
            </text:list-item>
            <text:list-item>
              <text:p text:style-name="Text_20_body">feedback is not just welcomed sought out
</text:p>
            </text:list-item>
            <text:list-item>
              <text:p text:style-name="Text_20_body">diverse perspectives are actively engaged with
</text:p>
            </text:list-item>
          </text:list>
        </text:list-item>
        <text:list-item>
          <text:p text:style-name="Text_20_body">life is larger than work
</text:p>
          <text:list text:style-name="OrgBulletedList" text:continue-numbering="true">
            <text:list-item>
              <text:p text:style-name="Text_20_body">flexibility in when and where work is done
</text:p>
            </text:list-item>
            <text:list-item>
              <text:p text:style-name="Text_20_body">engagement and support for employee and customer communities
</text:p>
            </text:list-item>
          </text:list>
        </text:list-item>
        <text:list-item>
          <text:p text:style-name="Text_20_body">shared values
</text:p>
          <text:list text:style-name="OrgBulletedList" text:continue-numbering="true">
            <text:list-item>
              <text:p text:style-name="Text_20_body">clearly stated goals and values that all staff share
</text:p>
            </text:list-item>
            <text:list-item>
              <text:p text:style-name="Text_20_body">common sense requites commonality (not in contrast with diversity)
</text:p>
            </text:list-item>
            <text:list-item>
              <text:p text:style-name="Text_20_body">efforts are targeted at meaningful goals
</text:p>
            </text:list-item>
          </text:list>
        </text:list-item>
        <text:list-item>
          <text:p text:style-name="Text_20_body">Hiring process
</text:p>
          <text:list text:style-name="OrgBulletedList" text:continue-numbering="true">
            <text:list-item>
              <text:p text:style-name="Text_20_body">diversify your inputs
</text:p>
            </text:list-item>
            <text:list-item>
              <text:p text:style-name="Text_20_body">share what you have learned
</text:p>
            </text:list-item>
            <text:list-item>
              <text:p text:style-name="Text_20_body">how is your marketing stacking up
</text:p>
              <text:list text:style-name="OrgBulletedList" text:continue-numbering="true">
                <text:list-item>
                  <text:p text:style-name="Text_20_body">look at your company web page
</text:p>
                </text:list-item>
              </text:list>
            </text:list-item>
            <text:list-item>
              <text:p text:style-name="Text_20_body">employee performance predictor
</text:p>
              <text:list text:style-name="OrgBulletedList" text:continue-numbering="true">
                <text:list-item>
                  <text:p text:style-name="Text_20_body">unstructured interview 14%
</text:p>
                </text:list-item>
                <text:list-item>
                  <text:p text:style-name="Text_20_body">reference checks 7%
</text:p>
                </text:list-item>
                <text:list-item>
                  <text:p text:style-name="Text_20_body">years of experience 3%
</text:p>
                </text:list-item>
                <text:list-item>
                  <text:p text:style-name="Text_20_body">structured interview 26%
</text:p>
                </text:list-item>
                <text:list-item>
                  <text:p text:style-name="Text_20_body">structured interview with sample test 29%
</text:p>
                </text:list-item>
              </text:list>
            </text:list-item>
          </text:list>
        </text:list-item>
      </text:list>
      <text:h text:style-name="Heading_20_4" text:outline-level="4" text:is-list-header="false">
<text:bookmark-start text:name="OrgXref.org198837f"/>
<text:bookmark text:name="org198837f"/><text:span text:style-name="OrgTodo">TODO</text:span> GOTO 2019 • Mastering the Linux Command Line • Bert Jan Schrijver
<text:bookmark-end text:name="OrgXref.org198837f"/></text:h>
      <text:list text:style-name="OrgBulletedList" text:continue-numbering="false">
        <text:list-item>
          <text:p text:style-name="Text_20_body">Hezký video. Za 45 minut jsem se dozvěděl skoro všechno co už jsem o příkazové rádce v Linuxu věděl, ale hezky udělané
</text:p>
        </text:list-item>
        <text:list-item>
          <text:p text:style-name="Text_20_body"><text:a xlink:type="simple" xlink:href="https://youtu.be/qmh7Uppd3x0">https://youtu.be/qmh7Uppd3x0</text:a>
</text:p>
        </text:list-item>
      </text:list>
      <text:h text:style-name="Heading_20_4" text:outline-level="4" text:is-list-header="false">
<text:bookmark-start text:name="OrgXref.orgec23baf"/>
<text:bookmark text:name="orgec23baf"/><text:span text:style-name="OrgTodo">TODO</text:span> YOW! Conference 2018 - Cat Swetel - The Metrics You Should Use But Probably Don't
<text:bookmark-end text:name="OrgXref.orgec23baf"/></text:h>
      <text:section text:style-name="OrgIndentedSection-Level-0" text:name="Section110">
        <table:table table:style-name="OrgTable">
          <table:table-column table:style-name="OrgTableColumn"/>
          <table:table-column table:style-name="OrgTableColumn"/>
          <table:table-rows>
            <table:table-row>
              <table:table-cell table:style-name="OrgTblCellTB">
                <text:p text:style-name="OrgTableContentsLeft">Youtube</text:p>
              </table:table-cell>
              <table:table-cell table:style-name="OrgTblCellTB">
                <text:p text:style-name="OrgTableContentsLeft"><text:a xlink:type="simple" xlink:href="https://youtu.be/WEuHleDlpdc">https://youtu.be/WEuHleDlpdc</text:a></text:p>
              </table:table-cell>
            </table:table-row>
          </table:table-rows>
        </table:table>
      </text:section>
      <text:list text:style-name="OrgBulletedList" text:continue-numbering="false">
        <text:list-item>
          <text:p text:style-name="Text_20_body">Nelson rules
</text:p>
        </text:list-item>
        <text:list-item>
          <text:p text:style-name="Text_20_body">Weibull distribution
</text:p>
        </text:list-item>
        <text:list-item>
          <text:p text:style-name="Text_20_body">Littles's law
</text:p>
        </text:list-item>
        <text:list-item>
          <text:p text:style-name="Text_20_body">Leading indicators
</text:p>
        </text:list-item>
        <text:list-item>
          <text:p text:style-name="Text_20_body">Lagging indicators
</text:p>
        </text:list-item>
        <text:list-item>
          <text:p text:style-name="Text_20_body">#NOESTIMATES
</text:p>
        </text:list-item>
        <text:list-item>
          <text:p text:style-name="Text_20_body">Unlabeled axes
</text:p>
        </text:list-item>
      </text:list>
      <text:p text:style-name="Text_20_body">What is the quality?
Measurement of how much the quality you have
</text:p>
      <text:p text:style-name="Text_20_body">Quality is a characteristic of a relationship with customers
</text:p>
      <text:list text:style-name="OrgBulletedList" text:continue-numbering="false">
        <text:list-item>
          <text:p text:style-name="Text_20_body">Delivery date prediction
</text:p>
          <text:list text:style-name="OrgBulletedList" text:continue-numbering="true">
            <text:list-item>
              <text:p text:style-name="Text_20_body">time in process
</text:p>
              <text:list text:style-name="OrgBulletedList" text:continue-numbering="true">
                <text:list-item>
                  <text:p text:style-name="Text_20_body">units of time per unit of work
</text:p>
                </text:list-item>
                <text:list-item>
                  <text:p text:style-name="Text_20_body">cycle time … Maybe not a good name
</text:p>
                </text:list-item>
                <text:list-item>
                  <text:p text:style-name="Text_20_body">weibull distribution not a standard distribution
</text:p>
                </text:list-item>
                <text:list-item>
                  <text:p text:style-name="Text_20_body">is a better way to handle
</text:p>
                </text:list-item>
              </text:list>
            </text:list-item>
            <text:list-item>
              <text:p text:style-name="Text_20_body">automatically inform manager about the delay on other features that will get delayed
</text:p>
              <text:list text:style-name="OrgBulletedList" text:continue-numbering="true">
                <text:list-item>
                  <text:p text:style-name="Text_20_body">better to discuss the impact with customer
</text:p>
                </text:list-item>
                <text:list-item>
                  <text:p text:style-name="Text_20_body">when it comes to non-profit random …. NELSON RULES!
</text:p>
                </text:list-item>
              </text:list>
            </text:list-item>
            <text:list-item>
              <text:p text:style-name="Text_20_body">multi domain model curve
</text:p>
            </text:list-item>
          </text:list>
        </text:list-item>
      </text:list>
      <text:list text:style-name="OrgBulletedList" text:continue-numbering="false">
        <text:list-item>
          <text:p text:style-name="Text_20_body">4 aspects
</text:p>
          <text:list text:style-name="OrgBulletedList" text:continue-numbering="true">
            <text:list-item>
              <text:p text:style-name="Text_20_body">quality
</text:p>
            </text:list-item>
            <text:list-item>
              <text:p text:style-name="Text_20_body">responsiveness
</text:p>
            </text:list-item>
            <text:list-item>
              <text:p text:style-name="Text_20_body">productivity
</text:p>
            </text:list-item>
            <text:list-item>
              <text:p text:style-name="Text_20_body">predictability
</text:p>
            </text:list-item>
          </text:list>
        </text:list-item>
      </text:list>
      <text:list text:style-name="OrgBulletedList" text:continue-numbering="false">
        <text:list-item>
          <text:p text:style-name="Text_20_body">Throughput
</text:p>
          <text:list text:style-name="OrgBulletedList" text:continue-numbering="true">
            <text:list-item>
              <text:p text:style-name="Text_20_body">Units of work per unit of time
</text:p>
            </text:list-item>
          </text:list>
        </text:list-item>
      </text:list>
      <text:list text:style-name="OrgBulletedList" text:continue-numbering="false">
        <text:list-item>
          <text:p text:style-name="Text_20_body">Leading  indicators Vs lagging indicators
</text:p>
        </text:list-item>
        <text:list-item>
          <text:p text:style-name="Text_20_body">Littles's law
</text:p>
          <text:list text:style-name="OrgBulletedList" text:continue-numbering="true">
            <text:list-item>
              <text:p text:style-name="Text_20_body">if your arrival rate is higher than departure rate everything in your system will take a more time.
</text:p>
            </text:list-item>
          </text:list>
        </text:list-item>
      </text:list>
      <text:list text:style-name="OrgBulletedList" text:continue-numbering="false">
        <text:list-item>
          <text:p text:style-name="Text_20_body">Don't use red and green as many man are colorblind
</text:p>
        </text:list-item>
        <text:list-item>
          <text:p text:style-name="Text_20_body">Data … Thing just are …  no judgment - productivity is lost by people being scared
</text:p>
        </text:list-item>
        <text:list-item>
          <text:p text:style-name="Text_20_body">Ron Jeffries:
</text:p>
          <text:list text:style-name="OrgBulletedList" text:continue-numbering="true">
            <text:list-item>
              <text:p text:style-name="Text_20_body">either I invented story points or I was there when it happened. Story points are thinly obfuscated time no more no less.
</text:p>
            </text:list-item>
            <text:list-item>
              <text:p text:style-name="Text_20_body">If I am the inventor of story points I am extremely sorry.
</text:p>
            </text:list-item>
          </text:list>
        </text:list-item>
        <text:list-item>
          <text:p text:style-name="Text_20_body">If you see multi modal curve it shows that you have multiple types of workload
</text:p>
        </text:list-item>
      </text:list>
      <text:h text:style-name="Heading_20_4" text:outline-level="4" text:is-list-header="false">
<text:bookmark-start text:name="OrgXref.orgfae45df"/>
<text:bookmark text:name="orgfae45df"/><text:span text:style-name="OrgTodo">TODO</text:span> DevOneConf 2018 - Siren Hofvander - Making Security an integrated part of the SW Dev Lifecycle
<text:bookmark-end text:name="OrgXref.orgfae45df"/></text:h>
      <text:section text:style-name="OrgIndentedSection-Level-0" text:name="Section111">
        <table:table table:style-name="OrgTable">
          <table:table-column table:style-name="OrgTableColumn"/>
          <table:table-column table:style-name="OrgTableColumn"/>
          <table:table-rows>
            <table:table-row>
              <table:table-cell table:style-name="OrgTblCellTB">
                <text:p text:style-name="OrgTableContentsLeft">Youtube</text:p>
              </table:table-cell>
              <table:table-cell table:style-name="OrgTblCellTB">
                <text:p text:style-name="OrgTableContentsLeft"><text:a xlink:type="simple" xlink:href="https://youtu.be/8NzkYsY7TOk">https://youtu.be/8NzkYsY7TOk</text:a></text:p>
              </table:table-cell>
            </table:table-row>
          </table:table-rows>
        </table:table>
      </text:section>
      <text:list text:style-name="OrgBulletedList" text:continue-numbering="false">
        <text:list-item>
          <text:p text:style-name="Text_20_body">Each security talk she gives is full of sarcasm but useful an eye opening
</text:p>
        </text:list-item>
        <text:list-item>
          <text:p text:style-name="Text_20_body">"I would never o that … This could never happened to me … really?"
</text:p>
        </text:list-item>
        <text:list-item>
          <text:p text:style-name="Text_20_body">From 13th minute on she starts with practical suggestions.
</text:p>
        </text:list-item>
        <text:list-item>
          <text:p text:style-name="Text_20_body">Názorně s nadhledem a sarkasmem o security.
</text:p>
        </text:list-item>
        <text:list-item>
          <text:p text:style-name="Text_20_body">"To by se mi nikdy nestalo. To bych nikdy neudělal? "
</text:p>
        </text:list-item>
        <text:list-item>
          <text:p text:style-name="Text_20_body">Hmm jo ale nejsme sami. Používáme cizí kód a možná*to* někdo udělal.
</text:p>
        </text:list-item>
        <text:list-item>
          <text:p text:style-name="Text_20_body">GDPR - hoďme na to ručníkna budeme dělá že se to nikdy nestalo.
</text:p>
        </text:list-item>
        <text:list-item>
          <text:p text:style-name="Text_20_body">Hmm a co to security experti co chodí v kravatě a c level managementu ukazují obrázek hackerů co mají kapucu a Anonymous masku na obličeji.
</text:p>
        </text:list-item>
        <text:list-item>
          <text:p text:style-name="Text_20_body">Jasně a proces vše vyřeší. Hmm a taky koláčové diagramy to je terpve terno.
</text:p>
        </text:list-item>
        <text:list-item>
          <text:p text:style-name="Text_20_body">A jasně že vývojáři milují kvanta formulářů.
</text:p>
        </text:list-item>
        <text:list-item>
          <text:p text:style-name="Text_20_body">A od 13. minuty končí sarkasm a začínají dobré praktické rady.
</text:p>
        </text:list-item>
        <text:list-item>
          <text:p text:style-name="Text_20_body">Na 38. Minutě je pár tipů a nástrojů
</text:p>
        </text:list-item>
      </text:list>
      <text:h text:style-name="Heading_20_4" text:outline-level="4" text:is-list-header="false">
<text:bookmark-start text:name="OrgXref.orga46fa88"/>
<text:bookmark text:name="orga46fa88"/><text:span text:style-name="OrgTodo">WIP</text:span> Modern Java: Change is the Only Constant by Mark Reinhold
<text:bookmark-end text:name="OrgXref.orga46fa88"/></text:h>
      <text:section text:style-name="OrgIndentedSection-Level-0" text:name="Section112">
        <table:table table:style-name="OrgTable">
          <table:table-column table:style-name="OrgTableColumn"/>
          <table:table-column table:style-name="OrgTableColumn"/>
          <table:table-rows>
            <table:table-row>
              <table:table-cell table:style-name="OrgTblCellTB">
                <text:p text:style-name="OrgTableContentsLeft">Youtube</text:p>
              </table:table-cell>
              <table:table-cell table:style-name="OrgTblCellTB">
                <text:p text:style-name="OrgTableContentsLeft"><text:a xlink:type="simple" xlink:href="https://youtu.be/SyVLioZmbOM">https://youtu.be/SyVLioZmbOM</text:a></text:p>
              </table:table-cell>
            </table:table-row>
          </table:table-rows>
        </table:table>
      </text:section>
      <text:list text:style-name="OrgBulletedList" text:continue-numbering="false">
        <text:list-item>
          <text:p text:style-name="Text_20_body">Mluví o novinkách v Java 9 10 a 11.
</text:p>
        </text:list-item>
        <text:list-item>
          <text:p text:style-name="Text_20_body">Nic objeveného ale kdo ho ještě neviděl mluvit, no proč né.
</text:p>
        </text:list-item>
      </text:list>
      <text:h text:style-name="Heading_20_4" text:outline-level="4" text:is-list-header="false">
<text:bookmark-start text:name="OrgXref.org1682e1d"/>
<text:bookmark text:name="org1682e1d"/><text:span text:style-name="OrgTodo">TODO</text:span> Paying Technical Debt at Scale - Migrations @Stripe
<text:bookmark-end text:name="OrgXref.org1682e1d"/></text:h>
      <text:list text:style-name="OrgBulletedList" text:continue-numbering="false">
        <text:list-item>
          <text:p text:style-name="Text_20_body">Něco i migracích a splácení technického dluhu - poučné  …
</text:p>
        </text:list-item>
        <text:list-item>
          <text:p text:style-name="Text_20_body">Od 15:00 minuty. Every migration is a product
</text:p>
        </text:list-item>
        <text:list-item>
          <text:p text:style-name="Text_20_body"><text:a xlink:type="simple" xlink:href="https://youtu.be/OFjvJmS_uDo">https://youtu.be/OFjvJmS_uDo</text:a> 
</text:p>
        </text:list-item>
        <text:list-item>
          <text:p text:style-name="Text_20_body">YouTube | InfoQ
</text:p>
        </text:list-item>
      </text:list>
      <text:h text:style-name="Heading_20_4" text:outline-level="4" text:is-list-header="false">
<text:bookmark-start text:name="OrgXref.org6091af0"/>
<text:bookmark text:name="org6091af0"/><text:span text:style-name="OrgTodo">TODO</text:span> Data Modeling, Normalization and Denormalization
<text:bookmark-end text:name="OrgXref.org6091af0"/></text:h>
      <text:list text:style-name="OrgBulletedList" text:continue-numbering="false">
        <text:list-item>
          <text:p text:style-name="Text_20_body">Hezká a klasika.
</text:p>
        </text:list-item>
        <text:list-item>
          <text:p text:style-name="Text_20_body">Od 18:00 popisuje normální formy.
</text:p>
        </text:list-item>
        <text:list-item>
          <text:p text:style-name="Text_20_body">Ok trochou starý ale furt na tom něco je.
</text:p>
        </text:list-item>
        <text:list-item>
          <text:p text:style-name="Text_20_body"><text:a xlink:type="simple" xlink:href="https://youtu.be/059NNng5BUQ">https://youtu.be/059NNng5BUQ</text:a> 
</text:p>
        </text:list-item>
        <text:list-item>
          <text:p text:style-name="Text_20_body"><text:a xlink:type="simple" xlink:href="http://www.postgresqltutorial.com/postgresql-identity-column/">http://www.postgresqltutorial.com/postgresql-identity-column/</text:a>
</text:p>
        </text:list-item>
        <text:list-item>
          <text:p text:style-name="Text_20_body">YouTube | FOSDEM
</text:p>
        </text:list-item>
      </text:list>
      <text:h text:style-name="Heading_20_4" text:outline-level="4" text:is-list-header="false">
<text:bookmark-start text:name="OrgXref.orgf9ed422"/>
<text:bookmark text:name="orgf9ed422"/><text:span text:style-name="OrgTodo">TODO</text:span> CSAR: Prof. Elizabeth Stokoe
<text:bookmark-end text:name="OrgXref.orgf9ed422"/></text:h>
      <text:p text:style-name="Text_20_body"><text:a xlink:type="simple" xlink:href="https://www.youtube.com/watch?v=-1TUF5N1b7E">https://www.youtube.com/watch?v=-1TUF5N1b7E</text:a>
</text:p>
      <text:h text:style-name="Heading_20_4" text:outline-level="4" text:is-list-header="false">
<text:bookmark-start text:name="OrgXref.org8e52789"/>
<text:bookmark text:name="org8e52789"/><text:span text:style-name="OrgTodo">TODO</text:span> The Interactional 'Nudge' - Talking About Talk
<text:bookmark-end text:name="OrgXref.org8e52789"/></text:h>
      <text:p text:style-name="Text_20_body"><text:a xlink:type="simple" xlink:href="https://www.youtube.com/watch?v=e-QbxjXDwXU">https://www.youtube.com/watch?v=e-QbxjXDwXU</text:a>
</text:p>
      <text:h text:style-name="Heading_20_4" text:outline-level="4" text:is-list-header="false">
<text:bookmark-start text:name="OrgXref.org5591e31"/>
<text:bookmark text:name="org5591e31"/><text:span text:style-name="OrgTodo">TODO</text:span> Q&amp;A - The Interactional Nudge - With Elizabeth Stokoe
<text:bookmark-end text:name="OrgXref.org5591e31"/></text:h>
      <text:p text:style-name="Text_20_body"><text:a xlink:type="simple" xlink:href="https://www.youtube.com/watch?v=nrV0OWSJDHU">https://www.youtube.com/watch?v=nrV0OWSJDHU</text:a>
</text:p>
      <text:h text:style-name="Heading_20_3" text:outline-level="3" text:is-list-header="false">
<text:bookmark-start text:name="OrgXref.org82afa0d"/>
<text:bookmark text:name="org82afa0d"/>Vimeo <text:span text:style-name="OrgCode">[0/1]</text:span>
<text:bookmark-end text:name="OrgXref.org82afa0d"/></text:h>
      <text:h text:style-name="Heading_20_4" text:outline-level="4" text:is-list-header="false">
<text:bookmark-start text:name="OrgXref.orgfc3d0fe"/>
<text:bookmark text:name="orgfc3d0fe"/><text:span text:style-name="OrgTodo">WIP</text:span> Meeting resistance and moving forward — Linda Rising
<text:bookmark-end text:name="OrgXref.orgfc3d0fe"/></text:h>
      <text:section text:style-name="OrgIndentedSection-Level-0" text:name="Section113">
        <table:table table:style-name="OrgTable">
          <table:table-column table:style-name="OrgTableColumn"/>
          <table:table-column table:style-name="OrgTableColumn"/>
          <table:table-rows>
            <table:table-row>
              <table:table-cell table:style-name="OrgTblCellT">
                <text:p text:style-name="OrgTableContentsLeft">Authors</text:p>
              </table:table-cell>
              <table:table-cell table:style-name="OrgTblCellT">
                <text:p text:style-name="OrgTableContentsLeft">Linda Rising</text:p>
              </table:table-cell>
            </table:table-row>
            <table:table-row>
              <table:table-cell table:style-name="OrgTblCell">
                <text:p text:style-name="OrgTableContentsLeft">Subject</text:p>
              </table:table-cell>
              <table:table-cell table:style-name="OrgTblCell">
                <text:p text:style-name="OrgTableContentsLeft">Watch Meeting resistance and moving forward — Linda Rising</text:p>
              </table:table-cell>
            </table:table-row>
            <table:table-row>
              <table:table-cell table:style-name="OrgTblCellB">
                <text:p text:style-name="OrgTableContentsLeft">Vimeo</text:p>
              </table:table-cell>
              <table:table-cell table:style-name="OrgTblCellB">
                <text:p text:style-name="OrgTableContentsLeft"><text:a xlink:type="simple" xlink:href="https://vimeo.com/325143661">https://vimeo.com/325143661</text:a></text:p>
              </table:table-cell>
            </table:table-row>
          </table:table-rows>
        </table:table>
      </text:section>
      <text:p text:style-name="Text_20_body">Cognitive-bias
</text:p>
      <text:list text:style-name="OrgBulletedList" text:continue-numbering="false">
        <text:list-item>
          <text:p text:style-name="Text_20_body"><text:a xlink:type="simple" xlink:href="#Thinking, Fast and Slow">Daniel Kahneman: Thinking, Fast and Slow</text:a>
</text:p>
        </text:list-item>
        <text:list-item>
          <text:p text:style-name="Text_20_body">Dan Ariely: predictably irrational
</text:p>
        </text:list-item>
      </text:list>
      <text:list text:style-name="OrgBulletedList" text:continue-numbering="false">
        <text:list-item>
          <text:p text:style-name="Text_20_body">how we have conversations with people we disagree
</text:p>
          <text:list text:style-name="OrgBulletedList" text:continue-numbering="true">
            <text:list-item>
              <text:p text:style-name="Text_20_body">we show how much more we know
</text:p>
            </text:list-item>
            <text:list-item>
              <text:p text:style-name="Text_20_body">winning by killing the other people's does not work
</text:p>
            </text:list-item>
            <text:list-item>
              <text:p text:style-name="Text_20_body">thank you for showing me how stupid I am… Hardly helps
</text:p>
            </text:list-item>
          </text:list>
        </text:list-item>
        <text:list-item>
          <text:p text:style-name="Text_20_body">we technical people believe that our smartness gives us an edge during discussion
</text:p>
          <text:list text:style-name="OrgBulletedList" text:continue-numbering="true">
            <text:list-item>
              <text:p text:style-name="Text_20_body">our opponents are missing facts
</text:p>
            </text:list-item>
            <text:list-item>
              <text:p text:style-name="Text_20_body">we feel  we must supply them with missing data
</text:p>
            </text:list-item>
            <text:list-item>
              <text:p text:style-name="Text_20_body">we can't understand why they are still resistant
</text:p>
            </text:list-item>
            <text:list-item>
              <text:p text:style-name="Text_20_body">the problem must be them
</text:p>
            </text:list-item>
          </text:list>
        </text:list-item>
        <text:list-item>
          <text:p text:style-name="Text_20_body">behavioral economics
</text:p>
          <text:list text:style-name="OrgBulletedList" text:continue-numbering="true">
            <text:list-item>
              <text:p text:style-name="Text_20_body">we have to find a new way of
</text:p>
              <text:list text:style-name="OrgBulletedList" text:continue-numbering="true">
                <text:list-item>
                  <text:p text:style-name="Text_20_body">influencing
</text:p>
                </text:list-item>
                <text:list-item>
                  <text:p text:style-name="Text_20_body">having discussion
</text:p>
                </text:list-item>
                <text:list-item>
                  <text:p text:style-name="Text_20_body">rational arguments have its place but as a mean of influencing others is severely fault
</text:p>
                </text:list-item>
              </text:list>
            </text:list-item>
            <text:list-item>
              <text:p text:style-name="Text_20_body">read
</text:p>
              <text:list text:style-name="OrgBulletedList" text:continue-numbering="true">
                <text:list-item>
                  <text:p text:style-name="Text_20_body">thinking fast and slow
</text:p>
                </text:list-item>
                <text:list-item>
                  <text:p text:style-name="Text_20_body">predictably irrational
</text:p>
                  <text:list text:style-name="OrgBulletedList" text:continue-numbering="true">
                    <text:list-item>
                      <text:p text:style-name="Text_20_body">easier to digest with nice experiments
</text:p>
                    </text:list-item>
                  </text:list>
                </text:list-item>
              </text:list>
            </text:list-item>
            <text:list-item>
              <text:p text:style-name="Text_20_body">we are not rational decision makers
</text:p>
            </text:list-item>
            <text:list-item>
              <text:p text:style-name="Text_20_body">preposition that people are rational is false
</text:p>
            </text:list-item>
            <text:list-item>
              <text:p text:style-name="Text_20_body">we are not convinced by
</text:p>
              <text:list text:style-name="OrgBulletedList" text:continue-numbering="true">
                <text:list-item>
                  <text:p text:style-name="Text_20_body">rational argument
</text:p>
                </text:list-item>
                <text:list-item>
                  <text:p text:style-name="Text_20_body">facts
</text:p>
                </text:list-item>
                <text:list-item>
                  <text:p text:style-name="Text_20_body">Data
</text:p>
                  <text:list text:style-name="OrgBulletedList" text:continue-numbering="true">
                    <text:list-item>
                      <text:p text:style-name="Text_20_body">scientific arguments
</text:p>
                    </text:list-item>
                  </text:list>
                </text:list-item>
              </text:list>
            </text:list-item>
          </text:list>
        </text:list-item>
        <text:list-item>
          <text:p text:style-name="Text_20_body">biases (heuristics that our brains use to protect itself)
</text:p>
          <text:list text:style-name="OrgBulletedList" text:continue-numbering="true">
            <text:list-item>
              <text:p text:style-name="Text_20_body">confirmation bias
</text:p>
              <text:list text:style-name="OrgBulletedList" text:continue-numbering="true">
                <text:list-item>
                  <text:p text:style-name="Text_20_body">early 60th
</text:p>
                </text:list-item>
                <text:list-item>
                  <text:p text:style-name="Text_20_body">Peter wason's research
</text:p>
                </text:list-item>
                <text:list-item>
                  <text:p text:style-name="Text_20_body">when people have formed hypothesis they focus on evidence supporting pre-existing view
</text:p>
                  <text:list text:style-name="OrgBulletedList" text:continue-numbering="true">
                    <text:list-item>
                      <text:p text:style-name="Text_20_body">I believe you are right
</text:p>
                    </text:list-item>
                    <text:list-item>
                      <text:p text:style-name="Text_20_body">believe you are wrong
</text:p>
                    </text:list-item>
                    <text:list-item>
                      <text:p text:style-name="Text_20_body">I won't listen to you, you want listen to me… Imagine having a gun.
</text:p>
                    </text:list-item>
                    <text:list-item>
                      <text:p text:style-name="Text_20_body">we think that we see the world clearly
</text:p>
                    </text:list-item>
                    <text:list-item>
                      <text:p text:style-name="Text_20_body">we think that out explanation is the correct one
</text:p>
                    </text:list-item>
                    <text:list-item>
                      <text:p text:style-name="Text_20_body">who disagree with us is just wrong
</text:p>
                    </text:list-item>
                  </text:list>
                </text:list-item>
              </text:list>
            </text:list-item>
          </text:list>
        </text:list-item>
        <text:list-item>
          <text:p text:style-name="Text_20_body">the backfire effect
</text:p>
          <text:list text:style-name="OrgBulletedList" text:continue-numbering="true">
            <text:list-item>
              <text:p text:style-name="Text_20_body">Brendan Nyhon and Jason reifler
</text:p>
            </text:list-item>
            <text:list-item>
              <text:p text:style-name="Text_20_body">when you argue using facts
</text:p>
              <text:list text:style-name="OrgBulletedList" text:continue-numbering="true">
                <text:list-item>
                  <text:p text:style-name="Text_20_body">people reject/discount the information
</text:p>
                </text:list-item>
                <text:list-item>
                  <text:p text:style-name="Text_20_body">cling even more to their original view
</text:p>
                </text:list-item>
              </text:list>
            </text:list-item>
            <text:list-item>
              <text:p text:style-name="Text_20_body">correcting people ,*increases* erroneous beliefs
</text:p>
            </text:list-item>
          </text:list>
        </text:list-item>
        <text:list-item>
          <text:p text:style-name="Text_20_body">cognitive dissonance
</text:p>
          <text:list text:style-name="OrgBulletedList" text:continue-numbering="true">
            <text:list-item>
              <text:p text:style-name="Text_20_body">Leon Festinger
</text:p>
            </text:list-item>
            <text:list-item>
              <text:p text:style-name="Text_20_body">J. Merrill Carlsmith
</text:p>
            </text:list-item>
            <text:list-item>
              <text:p text:style-name="Text_20_body">1959
</text:p>
            </text:list-item>
            <text:list-item>
              <text:p text:style-name="Text_20_body">we are extremely uncomfortable holding contradictory believes
</text:p>
              <text:list text:style-name="OrgBulletedList" text:continue-numbering="true">
                <text:list-item>
                  <text:p text:style-name="Text_20_body">contardictory "evidence" causes severe  cognitive discomfort
</text:p>
                </text:list-item>
              </text:list>
            </text:list-item>
          </text:list>
        </text:list-item>
        <text:list-item>
          <text:p text:style-name="Text_20_body">cynics Vs skeptics
</text:p>
          <text:list text:style-name="OrgBulletedList" text:continue-numbering="true">
            <text:list-item>
              <text:p text:style-name="Text_20_body">skeptics
</text:p>
              <text:list text:style-name="OrgBulletedList" text:continue-numbering="true">
                <text:list-item>
                  <text:p text:style-name="Text_20_body">are useful
</text:p>
                </text:list-item>
                <text:list-item>
                  <text:p text:style-name="Text_20_body">every group should have one
</text:p>
                </text:list-item>
                <text:list-item>
                  <text:p text:style-name="Text_20_body">every meeting should have one
</text:p>
                </text:list-item>
                <text:list-item>
                  <text:p text:style-name="Text_20_body">every team should have one
</text:p>
                </text:list-item>
                <text:list-item>
                  <text:p text:style-name="Text_20_body">Edvard de Bono : six thinking hats - someone who wears the black hat
</text:p>
                </text:list-item>
              </text:list>
            </text:list-item>
            <text:list-item>
              <text:p text:style-name="Text_20_body">cynics
</text:p>
              <text:list text:style-name="OrgBulletedList" text:continue-numbering="true">
                <text:list-item>
                  <text:p text:style-name="Text_20_body">are negative for the sake of being negative not RTO be helpful
</text:p>
                  <text:list text:style-name="OrgBulletedList" text:continue-numbering="true">
                    <text:list-item>
                      <text:p text:style-name="Text_20_body">typically focused on low level interests, not the greater good
</text:p>
                    </text:list-item>
                  </text:list>
                </text:list-item>
              </text:list>
            </text:list-item>
          </text:list>
        </text:list-item>
      </text:list>
      <text:h text:style-name="Heading_20_2" text:outline-level="2" text:is-list-header="false">
<text:bookmark-start text:name="OrgXref.orgbdf89f1"/>
<text:bookmark text:name="orgbdf89f1"/><text:span text:style-name="OrgTodo">WIP</text:span> Podcasts <text:span text:style-name="OrgCode">[0/1]</text:span><text:tab/><text:span text:style-name="OrgTags">[<text:span text:style-name="OrgTag">CHAPTER</text:span>]</text:span>
<text:bookmark-end text:name="OrgXref.orgbdf89f1"/></text:h>
      <text:h text:style-name="Heading_20_3" text:outline-level="3" text:is-list-header="false">
<text:bookmark-start text:name="OrgXref.org3209490"/>
<text:bookmark text:name="org3209490"/><text:span text:style-name="OrgTodo">WIP</text:span> SE-Radio <text:span text:style-name="OrgCode">[0/1]</text:span>
<text:bookmark-end text:name="OrgXref.org3209490"/></text:h>
      <text:h text:style-name="Heading_20_4" text:outline-level="4" text:is-list-header="false">
<text:bookmark-start text:name="OrgXref.org77538eb"/>
<text:bookmark text:name="org77538eb"/><text:span text:style-name="OrgTodo">WIP</text:span> SE-Radio 238: Linda Rising on the Agile Brain
<text:bookmark-end text:name="OrgXref.org77538eb"/></text:h>
      <text:section text:style-name="OrgIndentedSection-Level-0" text:name="Section114">
        <table:table table:style-name="OrgTable">
          <table:table-column table:style-name="OrgTableColumn"/>
          <table:table-column table:style-name="OrgTableColumn"/>
          <table:table-rows>
            <table:table-row>
              <table:table-cell table:style-name="OrgTblCellT">
                <text:p text:style-name="OrgTableContentsLeft">Authors</text:p>
              </table:table-cell>
              <table:table-cell table:style-name="OrgTblCellT">
                <text:p text:style-name="OrgTableContentsLeft">Linda Rising</text:p>
              </table:table-cell>
            </table:table-row>
            <table:table-row>
              <table:table-cell table:style-name="OrgTblCell">
                <text:p text:style-name="OrgTableContentsLeft">Seen</text:p>
              </table:table-cell>
              <table:table-cell table:style-name="OrgTblCell">
                <text:p text:style-name="OrgTableContentsLeft"><text:span text:style-name="OrgActiveTimestamp">&lt;2018-08-04 Sat&gt;</text:span></text:p>
              </table:table-cell>
            </table:table-row>
            <table:table-row>
              <table:table-cell table:style-name="OrgTblCell">
                <text:p text:style-name="OrgTableContentsLeft">Event Date</text:p>
              </table:table-cell>
              <table:table-cell table:style-name="OrgTblCell">
                <text:p text:style-name="OrgTableContentsLeft"><text:span text:style-name="OrgActiveTimestamp">&lt;2015-11-09 Mon&gt;</text:span></text:p>
              </table:table-cell>
            </table:table-row>
            <table:table-row>
              <table:table-cell table:style-name="OrgTblCell">
                <text:p text:style-name="OrgTableContentsLeft">Keywords</text:p>
              </table:table-cell>
              <table:table-cell table:style-name="OrgTblCell">
                <text:p text:style-name="OrgTableContentsLeft">Soft%20Skills</text:p>
              </table:table-cell>
            </table:table-row>
            <table:table-row>
              <table:table-cell table:style-name="OrgTblCell">
                <text:p text:style-name="OrgTableContentsLeft">Quality</text:p>
              </table:table-cell>
              <table:table-cell table:style-name="OrgTblCell">
                <text:p text:style-name="OrgTableContentsLeft">worth returning to it</text:p>
              </table:table-cell>
            </table:table-row>
            <table:table-row>
              <table:table-cell table:style-name="OrgTblCell">
                <text:p text:style-name="OrgTableContentsLeft">Source</text:p>
              </table:table-cell>
              <table:table-cell table:style-name="OrgTblCell">
                <text:p text:style-name="OrgTableContentsLeft">SE-Radio</text:p>
              </table:table-cell>
            </table:table-row>
            <table:table-row>
              <table:table-cell table:style-name="OrgTblCell">
                <text:p text:style-name="OrgTableContentsLeft">Subject</text:p>
              </table:table-cell>
              <table:table-cell table:style-name="OrgTblCell">
                <text:p text:style-name="OrgTableContentsLeft">SE-Radio 238: Linda Rising on the Agile Brain</text:p>
              </table:table-cell>
            </table:table-row>
            <table:table-row>
              <table:table-cell table:style-name="OrgTblCellB">
                <text:p text:style-name="OrgTableContentsLeft">SE Radio</text:p>
              </table:table-cell>
              <table:table-cell table:style-name="OrgTblCellB">
                <text:p text:style-name="OrgTableContentsLeft"><text:a xlink:type="simple" xlink:href="https://www.se-radio.net/2015/09/se-radio-episode-238-linda-rising-on-the-agile-brain/">https://www.se-radio.net/2015/09/se-radio-episode-238-linda-rising-on-the-agile-brain/</text:a></text:p>
              </table:table-cell>
            </table:table-row>
          </table:table-rows>
        </table:table>
      </text:section>
      <text:h text:style-name="Heading_20_5_unnumbered" text:outline-level="5" text:is-list-header="true">
<text:bookmark-start text:name="OrgXref.org57eb3ab"/>
<text:bookmark text:name="org57eb3ab"/>My Remarks
<text:bookmark-end text:name="OrgXref.org57eb3ab"/></text:h>
      <text:list text:style-name="OrgBulletedList" text:continue-numbering="false">
        <text:list-item>
          <text:p text:style-name="Text_20_body">you should provide feedback based on a efford not on the result
</text:p>
        </text:list-item>
      </text:list>
      <text:h text:style-name="Heading_20_5_unnumbered" text:outline-level="5" text:is-list-header="true">
<text:bookmark-start text:name="OrgXref.org68d4b2f"/>
<text:bookmark text:name="org68d4b2f"/>Official Description
<text:bookmark-end text:name="OrgXref.org68d4b2f"/></text:h>
      <text:p text:style-name="Text_20_body">SE-Radio Episode 238: Linda Rising on the Agile Brain
</text:p>
      <text:p text:style-name="Text_20_body">11.09.15 by se-radio team
</text:p>
      <text:p text:style-name="Text_20_body">Web player: <text:a xlink:type="simple" xlink:href="http://podplayer.net/#/?id=7160439">http://podplayer.net/#/?id=7160439</text:a>
Episode: <text:a xlink:type="simple" xlink:href="http://feedproxy.google.com/~r/se-radio/~5/5G8ZZrFHC5I/SE-Radio-Episode-238-Linda-Rising-on-the-Agile-Brain.mp3">http://feedproxy.google.com/~r/se-radio/~5/5G8ZZrFHC5I/SE-Radio-Episode-238-Linda-Rising-on-the-Agile-Brain.mp3</text:a>
</text:p>
      <text:list text:style-name="OrgBulletedList" text:continue-numbering="false">
        <text:list-item>
          <text:p text:style-name="Text_20_body">Johannes Thönes talks to Linda Rising, author, speaker and independent consultant, about the Agile Brain.
</text:p>
        </text:list-item>
        <text:list-item>
          <text:p text:style-name="Text_20_body">They start by talking about the fixed, talent-oriented mindset and then contrast with the lg-oriented mindset.
</text:p>
        </text:list-item>
        <text:list-item>
          <text:p text:style-name="Text_20_body">After establishing the terms, Linda explains how we know which mindset we are in currently and how we can change it for us and others,
</text:p>
        </text:list-item>
      </text:list>
      <text:h text:style-name="Heading_20_3" text:outline-level="3" text:is-list-header="false">
<text:bookmark-start text:name="OrgXref.orgee1906c"/>
<text:bookmark text:name="orgee1906c"/>Full Stack Radio
<text:bookmark-end text:name="OrgXref.orgee1906c"/></text:h>
      <text:section text:style-name="OrgIndentedSection-Level-0" text:name="Section115">
        <table:table table:style-name="OrgTable">
          <table:table-column table:style-name="OrgTableColumn"/>
          <table:table-column table:style-name="OrgTableColumn"/>
          <table:table-rows>
            <table:table-row>
              <table:table-cell table:style-name="OrgTblCellT">
                <text:p text:style-name="OrgTableContentsLeft">Url</text:p>
              </table:table-cell>
              <table:table-cell table:style-name="OrgTblCellT">
                <text:p text:style-name="OrgTableContentsLeft"><text:a xlink:type="simple" xlink:href="http://fullstackradio.com">http://fullstackradio.com</text:a></text:p>
              </table:table-cell>
            </table:table-row>
            <table:table-row>
              <table:table-cell table:style-name="OrgTblCellB">
                <text:p text:style-name="OrgTableContentsLeft">Rss</text:p>
              </table:table-cell>
              <table:table-cell table:style-name="OrgTblCellB">
                <text:p text:style-name="OrgTableContentsLeft"><text:a xlink:type="simple" xlink:href="https://feeds.transistor.fm/full-stack-radio">https://feeds.transistor.fm/full-stack-radio</text:a></text:p>
              </table:table-cell>
            </table:table-row>
          </table:table-rows>
        </table:table>
      </text:section>
      <text:list text:style-name="OrgBulletedList" text:continue-numbering="false">
        <text:list-item>
          <text:p text:style-name="Text_20_body">A podcast for developers interested in building great software products. Hosted by Adam Wathan.
</text:p>
        </text:list-item>
      </text:list>
      <text:h text:style-name="Heading_20_4" text:outline-level="4" text:is-list-header="false">
<text:bookmark-start text:name="OrgXref.org6e15e4b"/>
<text:bookmark text:name="org6e15e4b"/>139: Alex DeBrie - DynamoDB for Relational Database Diehards
<text:bookmark-end text:name="OrgXref.org6e15e4b"/></text:h>
      <text:section text:style-name="OrgIndentedSection-Level-0" text:name="Section116">
        <table:table table:style-name="OrgTable">
          <table:table-column table:style-name="OrgTableColumn"/>
          <table:table-column table:style-name="OrgTableColumn"/>
          <table:table-rows>
            <table:table-row>
              <table:table-cell table:style-name="OrgTblCellTB">
                <text:p text:style-name="OrgTableContentsLeft">Full Stack Radio</text:p>
              </table:table-cell>
              <table:table-cell table:style-name="OrgTblCellTB">
                <text:p text:style-name="OrgTableContentsLeft"><text:a xlink:type="simple" xlink:href="https://fullstackradio.com/139">https://fullstackradio.com/139</text:a></text:p>
              </table:table-cell>
            </table:table-row>
          </table:table-rows>
        </table:table>
      </text:section>
      <text:list text:style-name="OrgBulletedList" text:continue-numbering="false">
        <text:list-item>
          <text:p text:style-name="Text_20_body">Does DynamoDB only make sense for things like your cache, or is it a good choice for a primary data store?
</text:p>
        </text:list-item>
        <text:list-item>
          <text:p text:style-name="Text_20_body">An overview of the terminology used in DynamoDB and how the terminology compares to a relational database
</text:p>
        </text:list-item>
        <text:list-item>
          <text:p text:style-name="Text_20_body">How primary keys work in DynamoDB
</text:p>
        </text:list-item>
        <text:list-item>
          <text:p text:style-name="Text_20_body">What data types are available in DynamoDB
</text:p>
        </text:list-item>
        <text:list-item>
          <text:p text:style-name="Text_20_body">How DynamoDB is a schemaless database
</text:p>
        </text:list-item>
        <text:list-item>
          <text:p text:style-name="Text_20_body">Why it's important to understand your access patterns in advance with DynamoDB, unlike in a relational database
</text:p>
        </text:list-item>
        <text:list-item>
          <text:p text:style-name="Text_20_body">Understanding why and how you usually have multiple record types in a single DynamoDB table
</text:p>
        </text:list-item>
        <text:list-item>
          <text:p text:style-name="Text_20_body">What "index overloading" is in DynamoDB
</text:p>
        </text:list-item>
        <text:list-item>
          <text:p text:style-name="Text_20_body">Understanding partition keys and sort keys
</text:p>
        </text:list-item>
        <text:list-item>
          <text:p text:style-name="Text_20_body">How to structure your data in DynamoDB to make it possible to query related data, and how those queries work
</text:p>
        </text:list-item>
        <text:list-item>
          <text:p text:style-name="Text_20_body">How secondary indexes work, allowing you to access the same data in different ways
</text:p>
        </text:list-item>
        <text:list-item>
          <text:p text:style-name="Text_20_body">How to accommodate access patterns you didn't know about before you designed your schema
</text:p>
        </text:list-item>
        <text:list-item>
          <text:p text:style-name="Text_20_body">When to flatten relationships vs. nest them
</text:p>
        </text:list-item>
        <text:list-item>
          <text:p text:style-name="Text_20_body">Should you use DynamoDB if you aren't "web-scale"?
</text:p>
        </text:list-item>
        <text:list-item>
          <text:p text:style-name="Text_20_body">How local development works with DynamoDB
</text:p>
        </text:list-item>
      </text:list>
      <text:h text:style-name="Heading_20_2" text:outline-level="2" text:is-list-header="false">
<text:bookmark-start text:name="OrgXref.orgdc83ede"/>
<text:bookmark text:name="orgdc83ede"/><text:span text:style-name="OrgTodo">TODO</text:span> Udemy <text:span text:style-name="OrgCode">[0/4]</text:span>
<text:bookmark-end text:name="OrgXref.orgdc83ede"/></text:h>
      <text:h text:style-name="Heading_20_3" text:outline-level="3" text:is-list-header="false">
<text:bookmark-start text:name="OrgXref.org17961cd"/>
<text:bookmark text:name="org17961cd"/><text:span text:style-name="OrgTodo">TODO</text:span> Docker Mastery: The Complete Toolset From a Docker Captain
<text:bookmark-end text:name="OrgXref.org17961cd"/></text:h>
      <text:list text:style-name="OrgBulletedList" text:continue-numbering="false">
        <text:list-item>
          <text:p text:style-name="Text_20_body"><text:a xlink:type="simple" xlink:href="https://www.udemy.com/share/101WekBEEadVpUQXg=/">https://www.udemy.com/share/101WekBEEadVpUQXg=/</text:a>
</text:p>
        </text:list-item>
        <text:list-item>
          <text:p text:style-name="Text_20_body">Build, test, deploy containers with the best mega-course on Docker, Kubernetes, Compose, Swarm and Registry using DevOps
</text:p>
        </text:list-item>
      </text:list>
      <text:h text:style-name="Heading_20_3" text:outline-level="3" text:is-list-header="false">
<text:bookmark-start text:name="OrgXref.org03d7b2e"/>
<text:bookmark text:name="org03d7b2e"/><text:span text:style-name="OrgTodo">TODO</text:span> Kubernetes Mastery: Hands-On Lessons From A Docker Captain
<text:bookmark-end text:name="OrgXref.org03d7b2e"/></text:h>
      <text:list text:style-name="OrgBulletedList" text:continue-numbering="false">
        <text:list-item>
          <text:p text:style-name="Text_20_body"><text:a xlink:type="simple" xlink:href="https://www.udemy.com/share/102iLUBEEadVpUQXg=/">https://www.udemy.com/share/102iLUBEEadVpUQXg=/</text:a>
</text:p>
        </text:list-item>
        <text:list-item>
          <text:p text:style-name="Text_20_body">Learn the latest Kubernetes features (1.16) and plugins while practicing DevOps workflows, from a container expert
</text:p>
        </text:list-item>
      </text:list>
      <text:h text:style-name="Heading_20_3" text:outline-level="3" text:is-list-header="false">
<text:bookmark-start text:name="OrgXref.orgab1c134"/>
<text:bookmark text:name="orgab1c134"/><text:span text:style-name="OrgTodo">TODO</text:span> Docker Swarm Mastery: DevOps Style Cluster Orchestration
<text:bookmark-end text:name="OrgXref.orgab1c134"/></text:h>
      <text:list text:style-name="OrgBulletedList" text:continue-numbering="false">
        <text:list-item>
          <text:p text:style-name="Text_20_body"><text:a xlink:type="simple" xlink:href="https://www.udemy.com/share/101u3oBEEadVpUQXg=/">https://www.udemy.com/share/101u3oBEEadVpUQXg=/</text:a>
</text:p>
        </text:list-item>
        <text:list-item>
          <text:p text:style-name="Text_20_body">Build, automate, and monitor a server cluster for containers using the latest open source on Linux and Windows
</text:p>
        </text:list-item>
      </text:list>
      <text:h text:style-name="Heading_20_3" text:outline-level="3" text:is-list-header="false">
<text:bookmark-start text:name="OrgXref.org3e7d469"/>
<text:bookmark text:name="org3e7d469"/><text:span text:style-name="OrgTodo">TODO</text:span> Docker for Node.js Projects From a Docker Captain
<text:bookmark-end text:name="OrgXref.org3e7d469"/></text:h>
      <text:list text:style-name="OrgBulletedList" text:continue-numbering="false">
        <text:list-item>
          <text:p text:style-name="Text_20_body"><text:a xlink:type="simple" xlink:href="https://www.udemy.com/share/1022zOBEEadVpUQXg=/">https://www.udemy.com/share/1022zOBEEadVpUQXg=/</text:a>
</text:p>
        </text:list-item>
        <text:list-item>
          <text:p text:style-name="Text_20_body">Build, test, deploy Node for Docker, Kubernetes, Swarm, and ARM with the latest DevOps practices from a container expert 
</text:p>
        </text:list-item>
      </text:list>
      <text:h text:style-name="Heading_20_2" text:outline-level="2" text:is-list-header="false">
<text:bookmark-start text:name="OrgXref.orgda95c65"/>
<text:bookmark text:name="orgda95c65"/><text:span text:style-name="OrgTodo">TODO</text:span> Blogs <text:span text:style-name="OrgCode">[/]</text:span>
<text:bookmark-end text:name="OrgXref.orgda95c65"/></text:h>
      <text:h text:style-name="Heading_20_1" text:outline-level="1" text:is-list-header="false">
<text:bookmark-start text:name="OrgXref.org8210f9f"/>
<text:bookmark text:name="org8210f9f"/><text:span text:style-name="OrgTodo">WIP</text:span> Index<text:tab/><text:span text:style-name="OrgTags">[<text:span text:style-name="OrgTag">CHAPTER</text:span>]</text:span>
<text:bookmark-end text:name="OrgXref.org8210f9f"/></text:h>
      <text:h text:style-name="Heading_20_2" text:outline-level="2" text:is-list-header="false">
<text:bookmark-start text:name="OrgXref.orgc65760c"/>
<text:bookmark text:name="orgc65760c"/>Index of Learning Links
<text:bookmark-end text:name="OrgXref.orgc65760c"/></text:h>
      <text:section text:style-name="OrgIndentedSection-Level-0" text:name="Section117">
        <table:table table:style-name="OrgTable">
          <table:table-column table:style-name="OrgTableColumn"/>
          <table:table-column table:style-name="OrgTableColumn"/>
          <table:table-header-rows>
            <table:table-row>
              <table:table-cell table:style-name="OrgTblCellTB">
                <text:p text:style-name="OrgTableHeadingLeft">Item</text:p>
              </table:table-cell>
              <table:table-cell table:style-name="OrgTblCellTB">
                <text:p text:style-name="OrgTableHeadingLeft">ref</text:p>
              </table:table-cell>
            </table:table-row>
          </table:table-header-rows>
          <table:table-rows>
            <table:table-row>
              <table:table-cell table:style-name="OrgTblCellT">
                <text:p text:style-name="OrgTableContentsLeft"><text:a xlink:type="simple" xlink:href="#ENDIANNESS">Endiannes</text:a></text:p>
              </table:table-cell>
              <table:table-cell table:style-name="OrgTblCellT">
                <text:p text:style-name="OrgTableContentsLeft"><text:a xlink:type="simple" xlink:href="https://en.wikipedia.org/wiki/Endianness">https://en.wikipedia.org/wiki/Endianness</text:a></text:p>
              </table:table-cell>
            </table:table-row>
            <table:table-row>
              <table:table-cell table:style-name="OrgTblCell">
                <text:p text:style-name="OrgTableContentsLeft"><text:a xlink:type="simple" xlink:href="#INDEX">What is unicode</text:a></text:p>
              </table:table-cell>
              <table:table-cell table:style-name="OrgTblCell">
                <text:p text:style-name="OrgTableContentsLeft"><text:a xlink:type="simple" xlink:href="http://www.unicode.org/standard/WhatIsUnicode.html">http://www.unicode.org/standard/WhatIsUnicode.html</text:a></text:p>
              </table:table-cell>
            </table:table-row>
            <table:table-row>
              <table:table-cell table:style-name="OrgTblCell">
                <text:p text:style-name="OrgTableContentsLeft"><text:a xlink:type="simple" xlink:href="#ISO_3166">iso-3166</text:a></text:p>
              </table:table-cell>
              <table:table-cell table:style-name="OrgTblCell">
                <text:p text:style-name="OrgTableContentsLeft"><text:a xlink:type="simple" xlink:href="https://en.wikipedia.org/wiki/ISO_3166">https://en.wikipedia.org/wiki/ISO_3166</text:a></text:p>
              </table:table-cell>
            </table:table-row>
            <table:table-row>
              <table:table-cell table:style-name="OrgTblCell">
                <text:p text:style-name="OrgTableContentsLeft"><text:a xlink:type="simple" xlink:href="#ISO_639">iso-639</text:a></text:p>
              </table:table-cell>
              <table:table-cell table:style-name="OrgTblCell">
                <text:p text:style-name="OrgTableContentsLeft"><text:a xlink:type="simple" xlink:href="https://en.wikipedia.org/wiki/List_of_ISO_639-1_codes">https://en.wikipedia.org/wiki/List_of_ISO_639-1_codes</text:a></text:p>
              </table:table-cell>
            </table:table-row>
            <table:table-row>
              <table:table-cell table:style-name="OrgTblCell">
                <text:p text:style-name="OrgTableContentsLeft"><text:a xlink:type="simple" xlink:href="#INDEX">Data Serialization Formats [0/5</text:a>]</text:p>
              </table:table-cell>
              <table:table-cell table:style-name="OrgTblCell">
                <text:p text:style-name="OrgTableContentsLeft"><text:a xlink:type="simple" xlink:href="https://en.wikipedia.org/wiki/Comparison_of_data-serialization_formats">https://en.wikipedia.org/wiki/Comparison_of_data-serialization_formats</text:a></text:p>
              </table:table-cell>
            </table:table-row>
            <table:table-row>
              <table:table-cell table:style-name="OrgTblCell">
                <text:p text:style-name="OrgTableContentsLeft"><text:a xlink:type="simple" xlink:href="#INDEX">yaml</text:a></text:p>
              </table:table-cell>
              <table:table-cell table:style-name="OrgTblCell">
                <text:p text:style-name="OrgTableContentsLeft"><text:a xlink:type="simple" xlink:href="https://rollout.io/blog/yaml-tutorial-everything-you-need-get-started/">https://rollout.io/blog/yaml-tutorial-everything-you-need-get-started/</text:a></text:p>
              </table:table-cell>
            </table:table-row>
            <table:table-row>
              <table:table-cell table:style-name="OrgTblCell">
                <text:p text:style-name="OrgTableContentsLeft"><text:a xlink:type="simple" xlink:href="#INDEX">Amortized Analysis</text:a></text:p>
              </table:table-cell>
              <table:table-cell table:style-name="OrgTblCell">
                <text:p text:style-name="OrgTableContentsLeft"><text:a xlink:type="simple" xlink:href="https://en.wikipedia.org/wiki/Amortized_analysis">https://en.wikipedia.org/wiki/Amortized_analysis</text:a></text:p>
              </table:table-cell>
            </table:table-row>
            <table:table-row>
              <table:table-cell table:style-name="OrgTblCell">
                <text:p text:style-name="OrgTableContentsLeft"><text:a xlink:type="simple" xlink:href="#INDEX">Finger Tree</text:a></text:p>
              </table:table-cell>
              <table:table-cell table:style-name="OrgTblCell">
                <text:p text:style-name="OrgTableContentsLeft"><text:a xlink:type="simple" xlink:href="https://en.wikipedia.org/wiki/Finger_tree">https://en.wikipedia.org/wiki/Finger_tree</text:a></text:p>
              </table:table-cell>
            </table:table-row>
            <table:table-row>
              <table:table-cell table:style-name="OrgTblCell">
                <text:p text:style-name="OrgTableContentsLeft"><text:a xlink:type="simple" xlink:href="#INDEX">Trie</text:a></text:p>
              </table:table-cell>
              <table:table-cell table:style-name="OrgTblCell">
                <text:p text:style-name="OrgTableContentsLeft"><text:a xlink:type="simple" xlink:href="https://en.wikipedia.org/wiki/Trie">https://en.wikipedia.org/wiki/Trie</text:a></text:p>
              </table:table-cell>
            </table:table-row>
            <table:table-row>
              <table:table-cell table:style-name="OrgTblCell">
                <text:p text:style-name="OrgTableContentsLeft"><text:a xlink:type="simple" xlink:href="#INDEX">cache-oblivious algorithm</text:a></text:p>
              </table:table-cell>
              <table:table-cell table:style-name="OrgTblCell">
                <text:p text:style-name="OrgTableContentsLeft"><text:a xlink:type="simple" xlink:href="https://en.wikipedia.org/wiki/Cache-oblivious_algorithm">https://en.wikipedia.org/wiki/Cache-oblivious_algorithm</text:a></text:p>
              </table:table-cell>
            </table:table-row>
            <table:table-row>
              <table:table-cell table:style-name="OrgTblCell">
                <text:p text:style-name="OrgTableContentsLeft"><text:a xlink:type="simple" xlink:href="#INDEX">Redis</text:a></text:p>
              </table:table-cell>
              <table:table-cell table:style-name="OrgTblCell">
                <text:p text:style-name="OrgTableContentsLeft"><text:a xlink:type="simple" xlink:href="https://redis.io/topics/introduction">https://redis.io/topics/introduction</text:a></text:p>
              </table:table-cell>
            </table:table-row>
            <table:table-row>
              <table:table-cell table:style-name="OrgTblCell">
                <text:p text:style-name="OrgTableContentsLeft"><text:a xlink:type="simple" xlink:href="#INDEX">AMQP (Advanced Message Queuing Protocol)</text:a></text:p>
              </table:table-cell>
              <table:table-cell table:style-name="OrgTblCell">
                <text:p text:style-name="OrgTableContentsLeft"><text:a xlink:type="simple" xlink:href="https://en.wikipedia.org/wiki/Advanced_Message_Queuing_Protocol">https://en.wikipedia.org/wiki/Advanced_Message_Queuing_Protocol</text:a></text:p>
              </table:table-cell>
            </table:table-row>
            <table:table-row>
              <table:table-cell table:style-name="OrgTblCell">
                <text:p text:style-name="OrgTableContentsLeft"><text:a xlink:type="simple" xlink:href="#INDEX">MQTT (Message Queuing Telemetry Transport)</text:a></text:p>
              </table:table-cell>
              <table:table-cell table:style-name="OrgTblCell">
                <text:p text:style-name="OrgTableContentsLeft"><text:a xlink:type="simple" xlink:href="https://en.wikipedia.org/wiki/MQTT">https://en.wikipedia.org/wiki/MQTT</text:a></text:p>
              </table:table-cell>
            </table:table-row>
            <table:table-row>
              <table:table-cell table:style-name="OrgTblCell">
                <text:p text:style-name="OrgTableContentsLeft"><text:a xlink:type="simple" xlink:href="#INDEX">EventSource</text:a></text:p>
              </table:table-cell>
              <table:table-cell table:style-name="OrgTblCell">
                <text:p text:style-name="OrgTableContentsLeft"><text:a xlink:type="simple" xlink:href="https://developer.mozilla.org/en-US/docs/Web/API/EventSource">https://developer.mozilla.org/en-US/docs/Web/API/EventSource</text:a></text:p>
              </table:table-cell>
            </table:table-row>
            <table:table-row>
              <table:table-cell table:style-name="OrgTblCell">
                <text:p text:style-name="OrgTableContentsLeft"><text:a xlink:type="simple" xlink:href="#3_FACTOR_APPS">Hasura 3Factor Apps</text:a></text:p>
              </table:table-cell>
              <table:table-cell table:style-name="OrgTblCell">
                <text:p text:style-name="OrgTableContentsLeft"><text:a xlink:type="simple" xlink:href="https://3factor.app/">https://3factor.app/</text:a></text:p>
              </table:table-cell>
            </table:table-row>
            <table:table-row>
              <table:table-cell table:style-name="OrgTblCell">
                <text:p text:style-name="OrgTableContentsLeft"><text:a xlink:type="simple" xlink:href="#INDEX">OpenApiSpec / Open API 3.0 / Swagger</text:a></text:p>
              </table:table-cell>
              <table:table-cell table:style-name="OrgTblCell">
                <text:p text:style-name="OrgTableContentsLeft"><text:a xlink:type="simple" xlink:href="https://app.swaggerhub.com/help/tutorials/openapi-3-tutorial">https://app.swaggerhub.com/help/tutorials/openapi-3-tutorial</text:a></text:p>
              </table:table-cell>
            </table:table-row>
            <table:table-row>
              <table:table-cell table:style-name="OrgTblCell">
                <text:p text:style-name="OrgTableContentsLeft"><text:a xlink:type="simple" xlink:href="#INDEX">μ-Services design patterns classes [0/6</text:a>]</text:p>
              </table:table-cell>
              <table:table-cell table:style-name="OrgTblCell">
                <text:p text:style-name="OrgTableContentsLeft"><text:a xlink:type="simple" xlink:href="https://tsh.io/blog/design-patterns-in-microservices-api-gateway-bff-and-more/">https://tsh.io/blog/design-patterns-in-microservices-api-gateway-bff-and-more/</text:a></text:p>
              </table:table-cell>
            </table:table-row>
            <table:table-row>
              <table:table-cell table:style-name="OrgTblCell">
                <text:p text:style-name="OrgTableContentsLeft"><text:a xlink:type="simple" xlink:href="#INDEX">μ-Services Design Patterns [0/8</text:a>]</text:p>
              </table:table-cell>
              <table:table-cell table:style-name="OrgTblCell">
                <text:p text:style-name="OrgTableContentsLeft"><text:a xlink:type="simple" xlink:href="https://tsh.io/blog/design-patterns-in-microservices-api-gateway-bff-and-more/">https://tsh.io/blog/design-patterns-in-microservices-api-gateway-bff-and-more/</text:a></text:p>
              </table:table-cell>
            </table:table-row>
            <table:table-row>
              <table:table-cell table:style-name="OrgTblCell">
                <text:p text:style-name="OrgTableContentsLeft"><text:a xlink:type="simple" xlink:href="#CQRS">CQRS</text:a></text:p>
              </table:table-cell>
              <table:table-cell table:style-name="OrgTblCell">
                <text:p text:style-name="OrgTableContentsLeft"><text:a xlink:type="simple" xlink:href="http://codebetter.com/gregyoung/2010/02/16/cqrs-task-based-uis-event-sourcing-agh/">http://codebetter.com/gregyoung/2010/02/16/cqrs-task-based-uis-event-sourcing-agh/</text:a></text:p>
              </table:table-cell>
            </table:table-row>
            <table:table-row>
              <table:table-cell table:style-name="OrgTblCell">
                <text:p text:style-name="OrgTableContentsLeft"><text:a xlink:type="simple" xlink:href="#INDEX">GRASP</text:a></text:p>
              </table:table-cell>
              <table:table-cell table:style-name="OrgTblCell">
                <text:p text:style-name="OrgTableContentsLeft"><text:a xlink:type="simple" xlink:href="https://en.wikipedia.org/wiki/GRASP_%28object-oriented_design%29">https://en.wikipedia.org/wiki/GRASP_%28object-oriented_design%29</text:a></text:p>
              </table:table-cell>
            </table:table-row>
            <table:table-row>
              <table:table-cell table:style-name="OrgTblCell">
                <text:p text:style-name="OrgTableContentsLeft"><text:a xlink:type="simple" xlink:href="#INDEX">The Law of Demeter (LoD) or principle of least knowledge</text:a></text:p>
              </table:table-cell>
              <table:table-cell table:style-name="OrgTblCell">
                <text:p text:style-name="OrgTableContentsLeft"><text:a xlink:type="simple" xlink:href="https://en.wikipedia.org/wiki/Law_of_Demeter">https://en.wikipedia.org/wiki/Law_of_Demeter</text:a></text:p>
              </table:table-cell>
            </table:table-row>
            <table:table-row>
              <table:table-cell table:style-name="OrgTblCell">
                <text:p text:style-name="OrgTableContentsLeft"><text:a xlink:type="simple" xlink:href="#INDEX">Evolutionary database design</text:a></text:p>
              </table:table-cell>
              <table:table-cell table:style-name="OrgTblCell">
                <text:p text:style-name="OrgTableContentsLeft"><text:a xlink:type="simple" xlink:href="https://martinfowler.com/articles/evodb.html">https://martinfowler.com/articles/evodb.html</text:a></text:p>
              </table:table-cell>
            </table:table-row>
            <table:table-row>
              <table:table-cell table:style-name="OrgTblCell">
                <text:p text:style-name="OrgTableContentsLeft"><text:a xlink:type="simple" xlink:href="#INDEX">What does ACID mean?</text:a></text:p>
              </table:table-cell>
              <table:table-cell table:style-name="OrgTblCell">
                <text:p text:style-name="OrgTableContentsLeft"><text:a xlink:type="simple" xlink:href="https://en.wikipedia.org/wiki/ACID">https://en.wikipedia.org/wiki/ACID</text:a></text:p>
              </table:table-cell>
            </table:table-row>
            <table:table-row>
              <table:table-cell table:style-name="OrgTblCell">
                <text:p text:style-name="OrgTableContentsLeft"><text:a xlink:type="simple" xlink:href="#INDEX">What is object relation impedance mismatch</text:a></text:p>
              </table:table-cell>
              <table:table-cell table:style-name="OrgTblCell">
                <text:p text:style-name="OrgTableContentsLeft"><text:a xlink:type="simple" xlink:href="https://en.wikipedia.org/wiki/Object-relational_impedance_mismatch">https://en.wikipedia.org/wiki/Object-relational_impedance_mismatch</text:a></text:p>
              </table:table-cell>
            </table:table-row>
            <table:table-row>
              <table:table-cell table:style-name="OrgTblCell">
                <text:p text:style-name="OrgTableContentsLeft"><text:a xlink:type="simple" xlink:href="#INDEX">CAP theorem</text:a></text:p>
              </table:table-cell>
              <table:table-cell table:style-name="OrgTblCell">
                <text:p text:style-name="OrgTableContentsLeft"><text:a xlink:type="simple" xlink:href="https://towardsdatascience.com/cap-theorem-and-distributed-database-management-systems-5c2be977950e">https://towardsdatascience.com/cap-theorem-and-distributed-database-management-systems-5c2be977950e</text:a></text:p>
              </table:table-cell>
            </table:table-row>
            <table:table-row>
              <table:table-cell table:style-name="OrgTblCell">
                <text:p text:style-name="OrgTableContentsLeft"><text:a xlink:type="simple" xlink:href="#INDEX">Beyond CAP database systems</text:a></text:p>
              </table:table-cell>
              <table:table-cell table:style-name="OrgTblCell">
                <text:p text:style-name="OrgTableContentsLeft"><text:a xlink:type="simple" xlink:href="http://www.grokkingsystemdesigns.com/beyond-cap-theorem/">http://www.grokkingsystemdesigns.com/beyond-cap-theorem/</text:a></text:p>
              </table:table-cell>
            </table:table-row>
            <table:table-row>
              <table:table-cell table:style-name="OrgTblCell">
                <text:p text:style-name="OrgTableContentsLeft"><text:a xlink:type="simple" xlink:href="#INDEX">Paxos</text:a></text:p>
              </table:table-cell>
              <table:table-cell table:style-name="OrgTblCell">
                <text:p text:style-name="OrgTableContentsLeft"><text:a xlink:type="simple" xlink:href="https://en.wikipedia.org/wiki/Paxos_(computer_science)">https://en.wikipedia.org/wiki/Paxos_(computer_science)</text:a></text:p>
              </table:table-cell>
            </table:table-row>
            <table:table-row>
              <table:table-cell table:style-name="OrgTblCell">
                <text:p text:style-name="OrgTableContentsLeft"><text:a xlink:type="simple" xlink:href="#MVCC">MVCC Multiversion concurrency control</text:a></text:p>
              </table:table-cell>
              <table:table-cell table:style-name="OrgTblCell">
                <text:p text:style-name="OrgTableContentsLeft"><text:a xlink:type="simple" xlink:href="https://en.wikipedia.org/wiki/Multiversion_concurrency_control">https://en.wikipedia.org/wiki/Multiversion_concurrency_control</text:a></text:p>
              </table:table-cell>
            </table:table-row>
            <table:table-row>
              <table:table-cell table:style-name="OrgTblCell">
                <text:p text:style-name="OrgTableContentsLeft"><text:a xlink:type="simple" xlink:href="#INDEX">PostgreSQL</text:a></text:p>
              </table:table-cell>
              <table:table-cell table:style-name="OrgTblCell">
                <text:p text:style-name="OrgTableContentsLeft"><text:a xlink:type="simple" xlink:href="https://www.highgo.ca/blog/">https://www.highgo.ca/blog/</text:a></text:p>
              </table:table-cell>
            </table:table-row>
            <table:table-row>
              <table:table-cell table:style-name="OrgTblCell">
                <text:p text:style-name="OrgTableContentsLeft"><text:a xlink:type="simple" xlink:href="#GCP_BIG_QUERY">Big Query</text:a></text:p>
              </table:table-cell>
              <table:table-cell table:style-name="OrgTblCell">
                <text:p text:style-name="OrgTableContentsLeft"><text:a xlink:type="simple" xlink:href="https://cloud.google.com/files/BigQueryTechnicalWP.pdf">https://cloud.google.com/files/BigQueryTechnicalWP.pdf</text:a></text:p>
              </table:table-cell>
            </table:table-row>
            <table:table-row>
              <table:table-cell table:style-name="OrgTblCell">
                <text:p text:style-name="OrgTableContentsLeft"><text:a xlink:type="simple" xlink:href="#INDEX">Atlas MongoDB</text:a></text:p>
              </table:table-cell>
              <table:table-cell table:style-name="OrgTblCell">
                <text:p text:style-name="OrgTableContentsLeft"><text:a xlink:type="simple" xlink:href="https://www.mongodb.com/cloud/atlas">https://www.mongodb.com/cloud/atlas</text:a></text:p>
              </table:table-cell>
            </table:table-row>
            <table:table-row>
              <table:table-cell table:style-name="OrgTblCell">
                <text:p text:style-name="OrgTableContentsLeft"><text:a xlink:type="simple" xlink:href="#INDEX">Sparc</text:a></text:p>
              </table:table-cell>
              <table:table-cell table:style-name="OrgTblCell">
                <text:p text:style-name="OrgTableContentsLeft"><text:a xlink:type="simple" xlink:href="https://spark.apache.org/">https://spark.apache.org/</text:a></text:p>
              </table:table-cell>
            </table:table-row>
            <table:table-row>
              <table:table-cell table:style-name="OrgTblCell">
                <text:p text:style-name="OrgTableContentsLeft"><text:a xlink:type="simple" xlink:href="#INDEX">Apache Oozie Workflow Scheduler for Hadoop</text:a></text:p>
              </table:table-cell>
              <table:table-cell table:style-name="OrgTblCell">
                <text:p text:style-name="OrgTableContentsLeft"><text:a xlink:type="simple" xlink:href="https://oozie.apache.org">https://oozie.apache.org</text:a></text:p>
              </table:table-cell>
            </table:table-row>
            <table:table-row>
              <table:table-cell table:style-name="OrgTblCell">
                <text:p text:style-name="OrgTableContentsLeft"><text:a xlink:type="simple" xlink:href="#INDEX">Hadoop</text:a></text:p>
              </table:table-cell>
              <table:table-cell table:style-name="OrgTblCell">
                <text:p text:style-name="OrgTableContentsLeft"><text:a xlink:type="simple" xlink:href="https://en.wikipedia.org/wiki/Apache_Hadoop">https://en.wikipedia.org/wiki/Apache_Hadoop</text:a></text:p>
              </table:table-cell>
            </table:table-row>
            <table:table-row>
              <table:table-cell table:style-name="OrgTblCell">
                <text:p text:style-name="OrgTableContentsLeft"><text:a xlink:type="simple" xlink:href="#INDEX">hue</text:a></text:p>
              </table:table-cell>
              <table:table-cell table:style-name="OrgTblCell">
                <text:p text:style-name="OrgTableContentsLeft"><text:a xlink:type="simple" xlink:href="https://gethue.com/">https://gethue.com/</text:a></text:p>
              </table:table-cell>
            </table:table-row>
            <table:table-row>
              <table:table-cell table:style-name="OrgTblCell">
                <text:p text:style-name="OrgTableContentsLeft"><text:a xlink:type="simple" xlink:href="#INDEX">Hive</text:a></text:p>
              </table:table-cell>
              <table:table-cell table:style-name="OrgTblCell">
                <text:p text:style-name="OrgTableContentsLeft"><text:a xlink:type="simple" xlink:href="https://hive.apache.org/">https://hive.apache.org/</text:a></text:p>
              </table:table-cell>
            </table:table-row>
            <table:table-row>
              <table:table-cell table:style-name="OrgTblCell">
                <text:p text:style-name="OrgTableContentsLeft"><text:a xlink:type="simple" xlink:href="#INDEX">HBase</text:a></text:p>
              </table:table-cell>
              <table:table-cell table:style-name="OrgTblCell">
                <text:p text:style-name="OrgTableContentsLeft"><text:a xlink:type="simple" xlink:href="https://hbase.apache.org/">https://hbase.apache.org/</text:a></text:p>
              </table:table-cell>
            </table:table-row>
            <table:table-row>
              <table:table-cell table:style-name="OrgTblCell">
                <text:p text:style-name="OrgTableContentsLeft"><text:a xlink:type="simple" xlink:href="#INDEX">Apache Parquet</text:a></text:p>
              </table:table-cell>
              <table:table-cell table:style-name="OrgTblCell">
                <text:p text:style-name="OrgTableContentsLeft"><text:a xlink:type="simple" xlink:href="https://en.wikipedia.org/wiki/Apache_Parquet">https://en.wikipedia.org/wiki/Apache_Parquet</text:a></text:p>
              </table:table-cell>
            </table:table-row>
            <table:table-row>
              <table:table-cell table:style-name="OrgTblCell">
                <text:p text:style-name="OrgTableContentsLeft"><text:a xlink:type="simple" xlink:href="#INDEX">Apache Avro</text:a></text:p>
              </table:table-cell>
              <table:table-cell table:style-name="OrgTblCell">
                <text:p text:style-name="OrgTableContentsLeft"><text:a xlink:type="simple" xlink:href="https://avro.apache.org">https://avro.apache.org</text:a></text:p>
              </table:table-cell>
            </table:table-row>
            <table:table-row>
              <table:table-cell table:style-name="OrgTblCell">
                <text:p text:style-name="OrgTableContentsLeft"><text:a xlink:type="simple" xlink:href="#INDEX">Arc42</text:a></text:p>
              </table:table-cell>
              <table:table-cell table:style-name="OrgTblCell">
                <text:p text:style-name="OrgTableContentsLeft"><text:a xlink:type="simple" xlink:href="https://arc42.org/">https://arc42.org/</text:a></text:p>
              </table:table-cell>
            </table:table-row>
            <table:table-row>
              <table:table-cell table:style-name="OrgTblCell">
                <text:p text:style-name="OrgTableContentsLeft"><text:a xlink:type="simple" xlink:href="#INDEX">Open Policy Agent</text:a></text:p>
              </table:table-cell>
              <table:table-cell table:style-name="OrgTblCell">
                <text:p text:style-name="OrgTableContentsLeft"><text:a xlink:type="simple" xlink:href="https://www.openpolicyagent.org/docs/latest/">https://www.openpolicyagent.org/docs/latest/</text:a></text:p>
              </table:table-cell>
            </table:table-row>
            <table:table-row>
              <table:table-cell table:style-name="OrgTblCell">
                <text:p text:style-name="OrgTableContentsLeft"><text:a xlink:type="simple" xlink:href="#AMAZON_API_GATEWAY">API Gateway</text:a></text:p>
              </table:table-cell>
              <table:table-cell table:style-name="OrgTblCell">
                <text:p text:style-name="OrgTableContentsLeft"><text:a xlink:type="simple" xlink:href="https://docs.aws.amazon.com/apigateway/latest/developerguide/welcome.html">https://docs.aws.amazon.com/apigateway/latest/developerguide/welcome.html</text:a></text:p>
              </table:table-cell>
            </table:table-row>
            <table:table-row>
              <table:table-cell table:style-name="OrgTblCell">
                <text:p text:style-name="OrgTableContentsLeft"><text:a xlink:type="simple" xlink:href="#INDEX">aim:service accounts</text:a></text:p>
              </table:table-cell>
              <table:table-cell table:style-name="OrgTblCell">
                <text:p text:style-name="OrgTableContentsLeft"><text:a xlink:type="simple" xlink:href="https://cloud.google.com/iam/docs/understanding-service-accounts">https://cloud.google.com/iam/docs/understanding-service-accounts</text:a></text:p>
              </table:table-cell>
            </table:table-row>
            <table:table-row>
              <table:table-cell table:style-name="OrgTblCell">
                <text:p text:style-name="OrgTableContentsLeft"><text:a xlink:type="simple" xlink:href="#INDEX">MinIO Object Storage</text:a></text:p>
              </table:table-cell>
              <table:table-cell table:style-name="OrgTblCell">
                <text:p text:style-name="OrgTableContentsLeft"><text:a xlink:type="simple" xlink:href="https://min.io/product/overview">https://min.io/product/overview</text:a></text:p>
              </table:table-cell>
            </table:table-row>
            <table:table-row>
              <table:table-cell table:style-name="OrgTblCell">
                <text:p text:style-name="OrgTableContentsLeft"><text:a xlink:type="simple" xlink:href="#INDEX">Culture</text:a></text:p>
              </table:table-cell>
              <table:table-cell table:style-name="OrgTblCell">
                <text:p text:style-name="OrgTableContentsLeft"><text:a xlink:type="simple" xlink:href="https://blog.sonatype.com/principle-based-devops-frameworks-three-ways">https://blog.sonatype.com/principle-based-devops-frameworks-three-ways</text:a></text:p>
              </table:table-cell>
            </table:table-row>
            <table:table-row>
              <table:table-cell table:style-name="OrgTblCell">
                <text:p text:style-name="OrgTableContentsLeft"><text:a xlink:type="simple" xlink:href="#INDEX">The Three Ways</text:a></text:p>
              </table:table-cell>
              <table:table-cell table:style-name="OrgTblCell">
                <text:p text:style-name="OrgTableContentsLeft"><text:a xlink:type="simple" xlink:href="https://blog.sonatype.com/principle-based-devops-frameworks-three-ways">https://blog.sonatype.com/principle-based-devops-frameworks-three-ways</text:a></text:p>
              </table:table-cell>
            </table:table-row>
            <table:table-row>
              <table:table-cell table:style-name="OrgTblCell">
                <text:p text:style-name="OrgTableContentsLeft"><text:a xlink:type="simple" xlink:href="#INDEX">CALMS (Culture, Automation, Lean, Measurement, Sharing)</text:a></text:p>
              </table:table-cell>
              <table:table-cell table:style-name="OrgTblCell">
                <text:p text:style-name="OrgTableContentsLeft"><text:a xlink:type="simple" xlink:href="https://blog.sonatype.com/principle-based-devops-frameworks-calms">https://blog.sonatype.com/principle-based-devops-frameworks-calms</text:a></text:p>
              </table:table-cell>
            </table:table-row>
            <table:table-row>
              <table:table-cell table:style-name="OrgTblCell">
                <text:p text:style-name="OrgTableContentsLeft"><text:a xlink:type="simple" xlink:href="#INDEX">Special IPv4 Ranges</text:a></text:p>
              </table:table-cell>
              <table:table-cell table:style-name="OrgTblCell">
                <text:p text:style-name="OrgTableContentsLeft"><text:a xlink:type="simple" xlink:href="https://en.wikipedia.org/wiki/IPv4#Special-use_addresses">https://en.wikipedia.org/wiki/IPv4#Special-use_addresses</text:a></text:p>
              </table:table-cell>
            </table:table-row>
            <table:table-row>
              <table:table-cell table:style-name="OrgTblCell">
                <text:p text:style-name="OrgTableContentsLeft"><text:a xlink:type="simple" xlink:href="#INDEX">awk</text:a></text:p>
              </table:table-cell>
              <table:table-cell table:style-name="OrgTblCell">
                <text:p text:style-name="OrgTableContentsLeft"><text:a xlink:type="simple" xlink:href="https://www.digitalocean.com/community/tutorials/how-to-use-the-awk-language-to-manipulate-text-in-linux">https://www.digitalocean.com/community/tutorials/how-to-use-the-awk-language-to-manipulate-text-in-linux</text:a></text:p>
              </table:table-cell>
            </table:table-row>
            <table:table-row>
              <table:table-cell table:style-name="OrgTblCell">
                <text:p text:style-name="OrgTableContentsLeft"><text:a xlink:type="simple" xlink:href="#INDEX">DNS</text:a></text:p>
              </table:table-cell>
              <table:table-cell table:style-name="OrgTblCell">
                <text:p text:style-name="OrgTableContentsLeft"><text:a xlink:type="simple" xlink:href="https://www.freshersemploy.com/dns-interview-questions-answers/">https://www.freshersemploy.com/dns-interview-questions-answers/</text:a></text:p>
              </table:table-cell>
            </table:table-row>
            <table:table-row>
              <table:table-cell table:style-name="OrgTblCell">
                <text:p text:style-name="OrgTableContentsLeft"><text:a xlink:type="simple" xlink:href="#INDEX">Kibana</text:a></text:p>
              </table:table-cell>
              <table:table-cell table:style-name="OrgTblCell">
                <text:p text:style-name="OrgTableContentsLeft"><text:a xlink:type="simple" xlink:href="https://logz.io/blog/grafana-vs-kibana/">https://logz.io/blog/grafana-vs-kibana/</text:a></text:p>
              </table:table-cell>
            </table:table-row>
            <table:table-row>
              <table:table-cell table:style-name="OrgTblCell">
                <text:p text:style-name="OrgTableContentsLeft"><text:a xlink:type="simple" xlink:href="#INDEX">Graphana</text:a></text:p>
              </table:table-cell>
              <table:table-cell table:style-name="OrgTblCell">
                <text:p text:style-name="OrgTableContentsLeft"><text:a xlink:type="simple" xlink:href="https://logz.io/blog/grafana-vs-kibana/">https://logz.io/blog/grafana-vs-kibana/</text:a></text:p>
              </table:table-cell>
            </table:table-row>
            <table:table-row>
              <table:table-cell table:style-name="OrgTblCell">
                <text:p text:style-name="OrgTableContentsLeft"><text:a xlink:type="simple" xlink:href="#INDEX">K8S / Kubernetes: [0/27</text:a>]</text:p>
              </table:table-cell>
              <table:table-cell table:style-name="OrgTblCell">
                <text:p text:style-name="OrgTableContentsLeft"><text:a xlink:type="simple" xlink:href="https://classpert.com/kubernetes">https://classpert.com/kubernetes</text:a></text:p>
              </table:table-cell>
            </table:table-row>
            <table:table-row>
              <table:table-cell table:style-name="OrgTblCell">
                <text:p text:style-name="OrgTableContentsLeft"><text:a xlink:type="simple" xlink:href="#INDEX">What are network policies?</text:a></text:p>
              </table:table-cell>
              <table:table-cell table:style-name="OrgTblCell">
                <text:p text:style-name="OrgTableContentsLeft"><text:a xlink:type="simple" xlink:href="https://github.com/ahmetb/kubernetes-network-policy-recipes">https://github.com/ahmetb/kubernetes-network-policy-recipes</text:a></text:p>
              </table:table-cell>
            </table:table-row>
            <table:table-row>
              <table:table-cell table:style-name="OrgTblCell">
                <text:p text:style-name="OrgTableContentsLeft"><text:a xlink:type="simple" xlink:href="#INDEX">what are podSelectors?</text:a></text:p>
              </table:table-cell>
              <table:table-cell table:style-name="OrgTblCell">
                <text:p text:style-name="OrgTableContentsLeft"><text:a xlink:type="simple" xlink:href="https://medium.com/@zwhitchcox/matchlabels-labels-and-selectors-explained-in-detail-for-beginners-d421bdd05362">https://medium.com/@zwhitchcox/matchlabels-labels-and-selectors-explained-in-detail-for-beginners-d421bdd05362</text:a></text:p>
              </table:table-cell>
            </table:table-row>
            <table:table-row>
              <table:table-cell table:style-name="OrgTblCell">
                <text:p text:style-name="OrgTableContentsLeft"><text:a xlink:type="simple" xlink:href="#INDEX">what is a RBAC</text:a></text:p>
              </table:table-cell>
              <table:table-cell table:style-name="OrgTblCell">
                <text:p text:style-name="OrgTableContentsLeft"><text:a xlink:type="simple" xlink:href="https://www.cncf.io/blog/2018/08/01/demystifying-rbac-in-kubernetes/">https://www.cncf.io/blog/2018/08/01/demystifying-rbac-in-kubernetes/</text:a></text:p>
              </table:table-cell>
            </table:table-row>
            <table:table-row>
              <table:table-cell table:style-name="OrgTblCell">
                <text:p text:style-name="OrgTableContentsLeft"><text:a xlink:type="simple" xlink:href="#INDEX">ChatOps</text:a></text:p>
              </table:table-cell>
              <table:table-cell table:style-name="OrgTblCell">
                <text:p text:style-name="OrgTableContentsLeft"><text:a xlink:type="simple" xlink:href="https://www.pagerduty.com/blog/what-is-chatops/">https://www.pagerduty.com/blog/what-is-chatops/</text:a></text:p>
              </table:table-cell>
            </table:table-row>
            <table:table-row>
              <table:table-cell table:style-name="OrgTblCell">
                <text:p text:style-name="OrgTableContentsLeft"><text:a xlink:type="simple" xlink:href="#INDEX">Rugged DevOps</text:a></text:p>
              </table:table-cell>
              <table:table-cell table:style-name="OrgTblCell">
                <text:p text:style-name="OrgTableContentsLeft"><text:a xlink:type="simple" xlink:href="https://ruggedsoftware.org/">https://ruggedsoftware.org/</text:a></text:p>
              </table:table-cell>
            </table:table-row>
            <table:table-row>
              <table:table-cell table:style-name="OrgTblCell">
                <text:p text:style-name="OrgTableContentsLeft"><text:a xlink:type="simple" xlink:href="#INDEX">Google Fonts API</text:a></text:p>
              </table:table-cell>
              <table:table-cell table:style-name="OrgTblCell">
                <text:p text:style-name="OrgTableContentsLeft"><text:a xlink:type="simple" xlink:href="https://developers.google.com/fonts">https://developers.google.com/fonts</text:a></text:p>
              </table:table-cell>
            </table:table-row>
            <table:table-row>
              <table:table-cell table:style-name="OrgTblCell">
                <text:p text:style-name="OrgTableContentsLeft"><text:a xlink:type="simple" xlink:href="#INDEX">Cookies</text:a></text:p>
              </table:table-cell>
              <table:table-cell table:style-name="OrgTblCell">
                <text:p text:style-name="OrgTableContentsLeft"><text:a xlink:type="simple" xlink:href="https://tools.ietf.org/id/draft-ietf-httpbis-rfc6265bis-03.html">https://tools.ietf.org/id/draft-ietf-httpbis-rfc6265bis-03.html</text:a></text:p>
              </table:table-cell>
            </table:table-row>
            <table:table-row>
              <table:table-cell table:style-name="OrgTblCell">
                <text:p text:style-name="OrgTableContentsLeft"><text:a xlink:type="simple" xlink:href="#INDEX">Cookies / SameSite</text:a></text:p>
              </table:table-cell>
              <table:table-cell table:style-name="OrgTblCell">
                <text:p text:style-name="OrgTableContentsLeft"><text:a xlink:type="simple" xlink:href="https://web.dev/samesite-cookies-explained/">https://web.dev/samesite-cookies-explained/</text:a></text:p>
              </table:table-cell>
            </table:table-row>
            <table:table-row>
              <table:table-cell table:style-name="OrgTblCell">
                <text:p text:style-name="OrgTableContentsLeft"><text:a xlink:type="simple" xlink:href="#INDEX">CSS preprocessors: LESS Sass</text:a></text:p>
              </table:table-cell>
              <table:table-cell table:style-name="OrgTblCell">
                <text:p text:style-name="OrgTableContentsLeft"><text:a xlink:type="simple" xlink:href="https://www.lambdatest.com/blog/css-preprocessors-sass-vs-less-vs-stylus-with-examples/">https://www.lambdatest.com/blog/css-preprocessors-sass-vs-less-vs-stylus-with-examples/</text:a></text:p>
              </table:table-cell>
            </table:table-row>
            <table:table-row>
              <table:table-cell table:style-name="OrgTblCell">
                <text:p text:style-name="OrgTableContentsLeft"><text:a xlink:type="simple" xlink:href="#INDEX">Sass</text:a></text:p>
              </table:table-cell>
              <table:table-cell table:style-name="OrgTblCell">
                <text:p text:style-name="OrgTableContentsLeft"><text:a xlink:type="simple" xlink:href="https://sass-lang.com/guide">https://sass-lang.com/guide</text:a></text:p>
              </table:table-cell>
            </table:table-row>
            <table:table-row>
              <table:table-cell table:style-name="OrgTblCell">
                <text:p text:style-name="OrgTableContentsLeft"><text:a xlink:type="simple" xlink:href="#INDEX">CORS [0/5</text:a>]</text:p>
              </table:table-cell>
              <table:table-cell table:style-name="OrgTblCell">
                <text:p text:style-name="OrgTableContentsLeft"><text:a xlink:type="simple" xlink:href="https://www.codecademy.com/articles/what-is-cors">https://www.codecademy.com/articles/what-is-cors</text:a></text:p>
              </table:table-cell>
            </table:table-row>
            <table:table-row>
              <table:table-cell table:style-name="OrgTblCell">
                <text:p text:style-name="OrgTableContentsLeft"><text:a xlink:type="simple" xlink:href="#INDEX">Content Security Policy (CSP)</text:a></text:p>
              </table:table-cell>
              <table:table-cell table:style-name="OrgTblCell">
                <text:p text:style-name="OrgTableContentsLeft"><text:a xlink:type="simple" xlink:href="https://dev.to/ahmedatefae/web-security-knowledge-you-must-understand-it-part-i-https-tls-ssl-cors-csp-298l">https://dev.to/ahmedatefae/web-security-knowledge-you-must-understand-it-part-i-https-tls-ssl-cors-csp-298l</text:a></text:p>
              </table:table-cell>
            </table:table-row>
            <table:table-row>
              <table:table-cell table:style-name="OrgTblCell">
                <text:p text:style-name="OrgTableContentsLeft"><text:a xlink:type="simple" xlink:href="#INDEX">Bundlers</text:a></text:p>
              </table:table-cell>
              <table:table-cell table:style-name="OrgTblCell">
                <text:p text:style-name="OrgTableContentsLeft"><text:a xlink:type="simple" xlink:href="https://bundlers.tooling.report/">https://bundlers.tooling.report/</text:a></text:p>
              </table:table-cell>
            </table:table-row>
            <table:table-row>
              <table:table-cell table:style-name="OrgTblCell">
                <text:p text:style-name="OrgTableContentsLeft"><text:a xlink:type="simple" xlink:href="#INDEX">Webpack</text:a></text:p>
              </table:table-cell>
              <table:table-cell table:style-name="OrgTblCell">
                <text:p text:style-name="OrgTableContentsLeft"><text:a xlink:type="simple" xlink:href="https://webpack.js.org/concepts/">https://webpack.js.org/concepts/</text:a></text:p>
              </table:table-cell>
            </table:table-row>
            <table:table-row>
              <table:table-cell table:style-name="OrgTblCell">
                <text:p text:style-name="OrgTableContentsLeft"><text:a xlink:type="simple" xlink:href="#INDEX">ECB, CBC, OFB, CFB, CTR  - what they are</text:a></text:p>
              </table:table-cell>
              <table:table-cell table:style-name="OrgTblCell">
                <text:p text:style-name="OrgTableContentsLeft"><text:a xlink:type="simple" xlink:href="https:/www.highgo.ca/2019/08/08/the-difference-in-five-modes-in-the-aes-encryption-algorithm//">https:/www.highgo.ca/2019/08/08/the-difference-in-five-modes-in-the-aes-encryption-algorithm//</text:a></text:p>
              </table:table-cell>
            </table:table-row>
            <table:table-row>
              <table:table-cell table:style-name="OrgTblCell">
                <text:p text:style-name="OrgTableContentsLeft"><text:a xlink:type="simple" xlink:href="#INDEX">HMAC</text:a></text:p>
              </table:table-cell>
              <table:table-cell table:style-name="OrgTblCell">
                <text:p text:style-name="OrgTableContentsLeft"><text:a xlink:type="simple" xlink:href="https://en.wikipedia.org/wiki/HMAC">https://en.wikipedia.org/wiki/HMAC</text:a></text:p>
              </table:table-cell>
            </table:table-row>
            <table:table-row>
              <table:table-cell table:style-name="OrgTblCell">
                <text:p text:style-name="OrgTableContentsLeft"><text:a xlink:type="simple" xlink:href="#INDEX">what is spiffe</text:a></text:p>
              </table:table-cell>
              <table:table-cell table:style-name="OrgTblCell">
                <text:p text:style-name="OrgTableContentsLeft"><text:a xlink:type="simple" xlink:href="https://spiffe.io/docs/latest/spiffe/overview/">https://spiffe.io/docs/latest/spiffe/overview/</text:a></text:p>
              </table:table-cell>
            </table:table-row>
            <table:table-row>
              <table:table-cell table:style-name="OrgTblCell">
                <text:p text:style-name="OrgTableContentsLeft"><text:a xlink:type="simple" xlink:href="#INDEX">Resource Owner Password Credential Grant</text:a></text:p>
              </table:table-cell>
              <table:table-cell table:style-name="OrgTblCell">
                <text:p text:style-name="OrgTableContentsLeft"><text:a xlink:type="simple" xlink:href="https://www.netiq.com/documentation/access-manager-45-developer-documentation/pdfdoc/oauth-application-developer-guide/oauth-application-developer-guide.pdf">https://www.netiq.com/documentation/access-manager-45-developer-documentation/pdfdoc/oauth-application-developer-guide/oauth-application-developer-guide.pdf</text:a></text:p>
              </table:table-cell>
            </table:table-row>
            <table:table-row>
              <table:table-cell table:style-name="OrgTblCell">
                <text:p text:style-name="OrgTableContentsLeft"><text:a xlink:type="simple" xlink:href="#INDEX">What is acr_values</text:a></text:p>
              </table:table-cell>
              <table:table-cell table:style-name="OrgTblCell">
                <text:p text:style-name="OrgTableContentsLeft"><text:a xlink:type="simple" xlink:href="https://ldapwiki.com/wiki/Acr_values">https://ldapwiki.com/wiki/Acr_values</text:a></text:p>
              </table:table-cell>
            </table:table-row>
            <table:table-row>
              <table:table-cell table:style-name="OrgTblCell">
                <text:p text:style-name="OrgTableContentsLeft"><text:a xlink:type="simple" xlink:href="#INDEX">JWT</text:a></text:p>
              </table:table-cell>
              <table:table-cell table:style-name="OrgTblCell">
                <text:p text:style-name="OrgTableContentsLeft"><text:a xlink:type="simple" xlink:href="https://tools.ietf.org/html/rfc7519">https://tools.ietf.org/html/rfc7519</text:a></text:p>
              </table:table-cell>
            </table:table-row>
            <table:table-row>
              <table:table-cell table:style-name="OrgTblCell">
                <text:p text:style-name="OrgTableContentsLeft"><text:a xlink:type="simple" xlink:href="#INDEX">RS256 vs HS256: What's the difference?</text:a></text:p>
              </table:table-cell>
              <table:table-cell table:style-name="OrgTblCell">
                <text:p text:style-name="OrgTableContentsLeft"><text:a xlink:type="simple" xlink:href="https://stackoverflow.com/questions/39239051/rs256-vs-hs256-whats-the-difference">https://stackoverflow.com/questions/39239051/rs256-vs-hs256-whats-the-difference</text:a></text:p>
              </table:table-cell>
            </table:table-row>
            <table:table-row>
              <table:table-cell table:style-name="OrgTblCell">
                <text:p text:style-name="OrgTableContentsLeft"><text:a xlink:type="simple" xlink:href="#INDEX">JWKS</text:a></text:p>
              </table:table-cell>
              <table:table-cell table:style-name="OrgTblCell">
                <text:p text:style-name="OrgTableContentsLeft"><text:a xlink:type="simple" xlink:href="https://auth0.com/docs/tokens/json-web-tokens/json-web-key-sets">https://auth0.com/docs/tokens/json-web-tokens/json-web-key-sets</text:a></text:p>
              </table:table-cell>
            </table:table-row>
            <table:table-row>
              <table:table-cell table:style-name="OrgTblCell">
                <text:p text:style-name="OrgTableContentsLeft"><text:a xlink:type="simple" xlink:href="#INDEX">OWASP top 10 2017</text:a></text:p>
              </table:table-cell>
              <table:table-cell table:style-name="OrgTblCell">
                <text:p text:style-name="OrgTableContentsLeft"><text:a xlink:type="simple" xlink:href="https://owasp.org/www-project-top-ten/OWASP_Top_Ten_2017/">https://owasp.org/www-project-top-ten/OWASP_Top_Ten_2017/</text:a></text:p>
              </table:table-cell>
            </table:table-row>
            <table:table-row>
              <table:table-cell table:style-name="OrgTblCell">
                <text:p text:style-name="OrgTableContentsLeft"><text:a xlink:type="simple" xlink:href="#INDEX">CSRF / XSRF</text:a></text:p>
              </table:table-cell>
              <table:table-cell table:style-name="OrgTblCell">
                <text:p text:style-name="OrgTableContentsLeft"><text:a xlink:type="simple" xlink:href="https://owasp.org/www-community/attacks/csrf">https://owasp.org/www-community/attacks/csrf</text:a></text:p>
              </table:table-cell>
            </table:table-row>
            <table:table-row>
              <table:table-cell table:style-name="OrgTblCell">
                <text:p text:style-name="OrgTableContentsLeft"><text:a xlink:type="simple" xlink:href="#INDEX">DevSecOps</text:a></text:p>
              </table:table-cell>
              <table:table-cell table:style-name="OrgTblCell">
                <text:p text:style-name="OrgTableContentsLeft"><text:a xlink:type="simple" xlink:href="https://snyk.io/devsecops/">https://snyk.io/devsecops/</text:a></text:p>
              </table:table-cell>
            </table:table-row>
            <table:table-row>
              <table:table-cell table:style-name="OrgTblCell">
                <text:p text:style-name="OrgTableContentsLeft"><text:a xlink:type="simple" xlink:href="#INDEX">Software Composition Analysis (SCA) [0/2</text:a>]</text:p>
              </table:table-cell>
              <table:table-cell table:style-name="OrgTblCell">
                <text:p text:style-name="OrgTableContentsLeft"><text:a xlink:type="simple" xlink:href="https://sudonull.com/post/27911-Forrester-Research-A-Comparison-of-Ten-Top-Software-Composition-Analysis-Vendors">https://sudonull.com/post/27911-Forrester-Research-A-Comparison-of-Ten-Top-Software-Composition-Analysis-Vendors</text:a></text:p>
              </table:table-cell>
            </table:table-row>
            <table:table-row>
              <table:table-cell table:style-name="OrgTblCell">
                <text:p text:style-name="OrgTableContentsLeft"><text:a xlink:type="simple" xlink:href="#INDEX">Fix</text:a></text:p>
              </table:table-cell>
              <table:table-cell table:style-name="OrgTblCell">
                <text:p text:style-name="OrgTableContentsLeft"><text:a xlink:type="simple" xlink:href="https://www.parsonsmatt.org/2016/10/26/grokking_fix.html">https://www.parsonsmatt.org/2016/10/26/grokking_fix.html</text:a></text:p>
              </table:table-cell>
            </table:table-row>
            <table:table-row>
              <table:table-cell table:style-name="OrgTblCell">
                <text:p text:style-name="OrgTableContentsLeft"><text:a xlink:type="simple" xlink:href="#INDEX">How to create thread safe Singleton in Java</text:a></text:p>
              </table:table-cell>
              <table:table-cell table:style-name="OrgTblCell">
                <text:p text:style-name="OrgTableContentsLeft"><text:a xlink:type="simple" xlink:href="https://javarevisited.blogspot.com/2012/12/how-to-create-thread-safe-singleton-in-java-example.html">https://javarevisited.blogspot.com/2012/12/how-to-create-thread-safe-singleton-in-java-example.html</text:a></text:p>
              </table:table-cell>
            </table:table-row>
            <table:table-row>
              <table:table-cell table:style-name="OrgTblCell">
                <text:p text:style-name="OrgTableContentsLeft"><text:a xlink:type="simple" xlink:href="#INDEX">The Mostly Adequate Guide to Functional Programming</text:a></text:p>
              </table:table-cell>
              <table:table-cell table:style-name="OrgTblCell">
                <text:p text:style-name="OrgTableContentsLeft"><text:a xlink:type="simple" xlink:href="https://github.com/MostlyAdequate/mostly-adequate-guide">https://github.com/MostlyAdequate/mostly-adequate-guide</text:a></text:p>
              </table:table-cell>
            </table:table-row>
            <table:table-row>
              <table:table-cell table:style-name="OrgTblCell">
                <text:p text:style-name="OrgTableContentsLeft"><text:a xlink:type="simple" xlink:href="#INDEX">Scoped Packages</text:a></text:p>
              </table:table-cell>
              <table:table-cell table:style-name="OrgTblCell">
                <text:p text:style-name="OrgTableContentsLeft"><text:a xlink:type="simple" xlink:href="https://docs.npmjs.com/about-scopes">https://docs.npmjs.com/about-scopes</text:a></text:p>
              </table:table-cell>
            </table:table-row>
            <table:table-row>
              <table:table-cell table:style-name="OrgTblCell">
                <text:p text:style-name="OrgTableContentsLeft"><text:a xlink:type="simple" xlink:href="#INDEX">Babel</text:a></text:p>
              </table:table-cell>
              <table:table-cell table:style-name="OrgTblCell">
                <text:p text:style-name="OrgTableContentsLeft"><text:a xlink:type="simple" xlink:href="https://babeljs.io/">https://babeljs.io/</text:a></text:p>
              </table:table-cell>
            </table:table-row>
            <table:table-row>
              <table:table-cell table:style-name="OrgTblCell">
                <text:p text:style-name="OrgTableContentsLeft"><text:a xlink:type="simple" xlink:href="#INDEX">Spring &amp; Spring Boot</text:a></text:p>
              </table:table-cell>
              <table:table-cell table:style-name="OrgTblCell">
                <text:p text:style-name="OrgTableContentsLeft"><text:a xlink:type="simple" xlink:href="https://www.baeldung.com/spring-interview-questions">https://www.baeldung.com/spring-interview-questions</text:a></text:p>
              </table:table-cell>
            </table:table-row>
            <table:table-row>
              <table:table-cell table:style-name="OrgTblCell">
                <text:p text:style-name="OrgTableContentsLeft"><text:a xlink:type="simple" xlink:href="#INDEX">Jest</text:a></text:p>
              </table:table-cell>
              <table:table-cell table:style-name="OrgTblCell">
                <text:p text:style-name="OrgTableContentsLeft"><text:a xlink:type="simple" xlink:href="https://jestjs.io/">https://jestjs.io/</text:a></text:p>
              </table:table-cell>
            </table:table-row>
            <table:table-row>
              <table:table-cell table:style-name="OrgTblCell">
                <text:p text:style-name="OrgTableContentsLeft"><text:a xlink:type="simple" xlink:href="#INDEX">Enzyme</text:a></text:p>
              </table:table-cell>
              <table:table-cell table:style-name="OrgTblCell">
                <text:p text:style-name="OrgTableContentsLeft"><text:a xlink:type="simple" xlink:href="https://enzymejs.github.io/enzyme/">https://enzymejs.github.io/enzyme/</text:a></text:p>
              </table:table-cell>
            </table:table-row>
            <table:table-row>
              <table:table-cell table:style-name="OrgTblCell">
                <text:p text:style-name="OrgTableContentsLeft"><text:a xlink:type="simple" xlink:href="#INDEX">Istambul</text:a></text:p>
              </table:table-cell>
              <table:table-cell table:style-name="OrgTblCell">
                <text:p text:style-name="OrgTableContentsLeft"><text:a xlink:type="simple" xlink:href="https://istanbul.js.org/">https://istanbul.js.org/</text:a></text:p>
              </table:table-cell>
            </table:table-row>
            <table:table-row>
              <table:table-cell table:style-name="OrgTblCell">
                <text:p text:style-name="OrgTableContentsLeft"><text:a xlink:type="simple" xlink:href="#INDEX">StrangeLoop</text:a></text:p>
              </table:table-cell>
              <table:table-cell table:style-name="OrgTblCell">
                <text:p text:style-name="OrgTableContentsLeft"><text:a xlink:type="simple" xlink:href="https://www.thestrangeloop.com/">https://www.thestrangeloop.com/</text:a></text:p>
              </table:table-cell>
            </table:table-row>
            <table:table-row>
              <table:table-cell table:style-name="OrgTblCell">
                <text:p text:style-name="OrgTableContentsLeft"><text:a xlink:type="simple" xlink:href="#INDEX">The Backfire Effect</text:a></text:p>
              </table:table-cell>
              <table:table-cell table:style-name="OrgTblCell">
                <text:p text:style-name="OrgTableContentsLeft"><text:a xlink:type="simple" xlink:href="https://youarenotsosmart.com/2011/06/10/the-backfire-effect/">https://youarenotsosmart.com/2011/06/10/the-backfire-effect/</text:a></text:p>
              </table:table-cell>
            </table:table-row>
            <table:table-row>
              <table:table-cell table:style-name="OrgTblCell">
                <text:p text:style-name="OrgTableContentsLeft"><text:a xlink:type="simple" xlink:href="#INDEX">ACM ethics Code</text:a></text:p>
              </table:table-cell>
              <table:table-cell table:style-name="OrgTblCell">
                <text:p text:style-name="OrgTableContentsLeft"><text:a xlink:type="simple" xlink:href="https://ethics.acm.org/">https://ethics.acm.org/</text:a></text:p>
              </table:table-cell>
            </table:table-row>
            <table:table-row>
              <table:table-cell table:style-name="OrgTblCell">
                <text:p text:style-name="OrgTableContentsLeft"><text:a xlink:type="simple" xlink:href="#INDEX">Back-pressure Strategies</text:a></text:p>
              </table:table-cell>
              <table:table-cell table:style-name="OrgTblCell">
                <text:p text:style-name="OrgTableContentsLeft"><text:a xlink:type="simple" xlink:href="https://medium.com/@jayphelps/backpressure-explained-the-flow-of-data-through-software-2350b3e77ce7">https://medium.com/@jayphelps/backpressure-explained-the-flow-of-data-through-software-2350b3e77ce7</text:a></text:p>
              </table:table-cell>
            </table:table-row>
            <table:table-row>
              <table:table-cell table:style-name="OrgTblCellB">
                <text:p text:style-name="OrgTableContentsLeft"><text:a xlink:type="simple" xlink:href="#INDEX">OpenID Connect Core 1.0 incorporating errata set 1</text:a></text:p>
              </table:table-cell>
              <table:table-cell table:style-name="OrgTblCellB">
                <text:p text:style-name="OrgTableContentsLeft"><text:a xlink:type="simple" xlink:href="https://openid.net/specs/openid-connect-core-1_0.html#IDToken">https://openid.net/specs/openid-connect-core-1_0.html#IDToken</text:a></text:p>
              </table:table-cell>
            </table:table-row>
          </table:table-rows>
        </table:table>
      </text:section>
      <text:h text:style-name="Heading_20_2" text:outline-level="2" text:is-list-header="false">
<text:bookmark-start text:name="OrgXref.org9b3432e"/>
<text:bookmark text:name="org9b3432e"/>Index of YouTube Videos
<text:bookmark-end text:name="OrgXref.org9b3432e"/></text:h>
      <text:section text:style-name="OrgIndentedSection-Level-0" text:name="Section118">
        <table:table table:style-name="OrgTable">
          <table:table-column table:style-name="OrgTableColumn"/>
          <table:table-column table:style-name="OrgTableColumn"/>
          <table:table-header-rows>
            <table:table-row>
              <table:table-cell table:style-name="OrgTblCellTB">
                <text:p text:style-name="OrgTableHeadingLeft">Item</text:p>
              </table:table-cell>
              <table:table-cell table:style-name="OrgTblCellTB">
                <text:p text:style-name="OrgTableHeadingLeft">ref</text:p>
              </table:table-cell>
            </table:table-row>
          </table:table-header-rows>
          <table:table-rows>
            <table:table-row>
              <table:table-cell table:style-name="OrgTblCellT">
                <text:p text:style-name="OrgTableContentsLeft"><text:a xlink:type="simple" xlink:href="#INDEX">Webinar: Internal Building Blocks: Aggregates, Entities, Value Objects Part 3/5</text:a></text:p>
              </table:table-cell>
              <table:table-cell table:style-name="OrgTblCellT">
                <text:p text:style-name="OrgTableContentsLeft"><text:a xlink:type="simple" xlink:href="https://youtu.be/RHg53wMflCc">https://youtu.be/RHg53wMflCc</text:a></text:p>
              </table:table-cell>
            </table:table-row>
            <table:table-row>
              <table:table-cell table:style-name="OrgTblCell">
                <text:p text:style-name="OrgTableContentsLeft"><text:a xlink:type="simple" xlink:href="#YT:AbgsfeGvg3E">GOTO 2018 • Old Is the New New • Kevlin Henney</text:a></text:p>
              </table:table-cell>
              <table:table-cell table:style-name="OrgTblCell">
                <text:p text:style-name="OrgTableContentsLeft"><text:a xlink:type="simple" xlink:href="https://youtu.be/AbgsfeGvg3E">https://youtu.be/AbgsfeGvg3E</text:a></text:p>
              </table:table-cell>
            </table:table-row>
            <table:table-row>
              <table:table-cell table:style-name="OrgTblCell">
                <text:p text:style-name="OrgTableContentsLeft"><text:a xlink:type="simple" xlink:href="#YT:v-RkKohsF78">Kevlin Henney - 1968</text:a></text:p>
              </table:table-cell>
              <table:table-cell table:style-name="OrgTblCell">
                <text:p text:style-name="OrgTableContentsLeft"><text:a xlink:type="simple" xlink:href="https://youtu.be/v-RkKohsF78">https://youtu.be/v-RkKohsF78</text:a></text:p>
              </table:table-cell>
            </table:table-row>
            <table:table-row>
              <table:table-cell table:style-name="OrgTblCell">
                <text:p text:style-name="OrgTableContentsLeft"><text:a xlink:type="simple" xlink:href="#YT:gR_EGN86fvg">Developing Microservices with Aggregates by Chris Richardson</text:a></text:p>
              </table:table-cell>
              <table:table-cell table:style-name="OrgTblCell">
                <text:p text:style-name="OrgTableContentsLeft"><text:a xlink:type="simple" xlink:href="https://youtu.be/gR_EGN86fvg">https://youtu.be/gR_EGN86fvg</text:a></text:p>
              </table:table-cell>
            </table:table-row>
            <table:table-row>
              <table:table-cell table:style-name="OrgTblCell">
                <text:p text:style-name="OrgTableContentsLeft"><text:a xlink:type="simple" xlink:href="#YT:TbZ57raC1TE">Re Imagine The Hiring Process</text:a></text:p>
              </table:table-cell>
              <table:table-cell table:style-name="OrgTblCell">
                <text:p text:style-name="OrgTableContentsLeft"><text:a xlink:type="simple" xlink:href="https://youtu.be/TbZ57raC1TE">https://youtu.be/TbZ57raC1TE</text:a></text:p>
              </table:table-cell>
            </table:table-row>
            <table:table-row>
              <table:table-cell table:style-name="OrgTblCell">
                <text:p text:style-name="OrgTableContentsLeft"><text:a xlink:type="simple" xlink:href="#YT:WEuHleDlpdc">YOW! Conference 2018 - Cat Swetel - The Metrics You Should Use But Probably Don't</text:a></text:p>
              </table:table-cell>
              <table:table-cell table:style-name="OrgTblCell">
                <text:p text:style-name="OrgTableContentsLeft"><text:a xlink:type="simple" xlink:href="https://youtu.be/WEuHleDlpdc">https://youtu.be/WEuHleDlpdc</text:a></text:p>
              </table:table-cell>
            </table:table-row>
            <table:table-row>
              <table:table-cell table:style-name="OrgTblCell">
                <text:p text:style-name="OrgTableContentsLeft"><text:a xlink:type="simple" xlink:href="#YT:8NzkYsY7TOk">DevOneConf 2018 - Siren Hofvander - Making Security an integrated part of the SW Dev Lifecycle</text:a></text:p>
              </table:table-cell>
              <table:table-cell table:style-name="OrgTblCell">
                <text:p text:style-name="OrgTableContentsLeft"><text:a xlink:type="simple" xlink:href="https://youtu.be/8NzkYsY7TOk">https://youtu.be/8NzkYsY7TOk</text:a></text:p>
              </table:table-cell>
            </table:table-row>
            <table:table-row>
              <table:table-cell table:style-name="OrgTblCell">
                <text:p text:style-name="OrgTableContentsLeft"><text:a xlink:type="simple" xlink:href="#YT:SyVLioZmbOM">Modern Java: Change is the Only Constant by Mark Reinhold</text:a></text:p>
              </table:table-cell>
              <table:table-cell table:style-name="OrgTblCell">
                <text:p text:style-name="OrgTableContentsLeft"><text:a xlink:type="simple" xlink:href="https://youtu.be/SyVLioZmbOM">https://youtu.be/SyVLioZmbOM</text:a></text:p>
              </table:table-cell>
            </table:table-row>
            <table:table-row>
              <table:table-cell table:style-name="OrgTblCell">
                <text:p text:style-name="OrgTableContentsLeft"><text:a xlink:type="simple" xlink:href="#INDEX">Refactoring Restify OAuth2</text:a></text:p>
              </table:table-cell>
              <table:table-cell table:style-name="OrgTblCell">
                <text:p text:style-name="OrgTableContentsLeft"><text:a xlink:type="simple" xlink:href="https://youtu.be/aHrwUnsPom0">https://youtu.be/aHrwUnsPom0</text:a></text:p>
              </table:table-cell>
            </table:table-row>
            <table:table-row>
              <table:table-cell table:style-name="OrgTblCell">
                <text:p text:style-name="OrgTableContentsLeft"><text:a xlink:type="simple" xlink:href="#INDEX">Avoiding Microservice Megadisasters - Jimmy Bogard</text:a></text:p>
              </table:table-cell>
              <table:table-cell table:style-name="OrgTblCell">
                <text:p text:style-name="OrgTableContentsLeft"><text:a xlink:type="simple" xlink:href="https://youtu.be/gfh-VCTwMw8">https://youtu.be/gfh-VCTwMw8</text:a></text:p>
              </table:table-cell>
            </table:table-row>
            <table:table-row>
              <table:table-cell table:style-name="OrgTblCell">
                <text:p text:style-name="OrgTableContentsLeft"><text:a xlink:type="simple" xlink:href="#INDEX">Kevin Johnson &amp; Jason Gillam - Next Gen Web Pen Testing - AppSecUSA 2016</text:a></text:p>
              </table:table-cell>
              <table:table-cell table:style-name="OrgTblCell">
                <text:p text:style-name="OrgTableContentsLeft"><text:a xlink:type="simple" xlink:href="https://youtu.be/rVnXzW31pWQ">https://youtu.be/rVnXzW31pWQ</text:a></text:p>
              </table:table-cell>
            </table:table-row>
            <table:table-row>
              <table:table-cell table:style-name="OrgTblCell">
                <text:p text:style-name="OrgTableContentsLeft"><text:a xlink:type="simple" xlink:href="#INDEX">What Doctors Can Teach Us on Continuous Learning - Johnny Graber</text:a></text:p>
              </table:table-cell>
              <table:table-cell table:style-name="OrgTblCell">
                <text:p text:style-name="OrgTableContentsLeft"><text:a xlink:type="simple" xlink:href="https://youtu.be/SuZZV74wTkw">https://youtu.be/SuZZV74wTkw</text:a></text:p>
              </table:table-cell>
            </table:table-row>
            <table:table-row>
              <table:table-cell table:style-name="OrgTblCell">
                <text:p text:style-name="OrgTableContentsLeft"><text:a xlink:type="simple" xlink:href="#INDEX">Exploiting Network Printers</text:a></text:p>
              </table:table-cell>
              <table:table-cell table:style-name="OrgTblCell">
                <text:p text:style-name="OrgTableContentsLeft"><text:a xlink:type="simple" xlink:href="https://youtu.be/DwKzSO4yA_s">https://youtu.be/DwKzSO4yA_s</text:a></text:p>
              </table:table-cell>
            </table:table-row>
            <table:table-row>
              <table:table-cell table:style-name="OrgTblCell">
                <text:p text:style-name="OrgTableContentsLeft"><text:a xlink:type="simple" xlink:href="#INDEX">Attacks Against GSMA's M2M Remote Provisioning</text:a></text:p>
              </table:table-cell>
              <table:table-cell table:style-name="OrgTblCell">
                <text:p text:style-name="OrgTableContentsLeft"><text:a xlink:type="simple" xlink:href="https://youtu.be/rI9hvDDbdlE">https://youtu.be/rI9hvDDbdlE</text:a></text:p>
              </table:table-cell>
            </table:table-row>
            <table:table-row>
              <table:table-cell table:style-name="OrgTblCell">
                <text:p text:style-name="OrgTableContentsLeft"><text:a xlink:type="simple" xlink:href="#INDEX">Web Application Security Risks: A Look at OWASP Top Ten 2017 - Christian Wenz</text:a></text:p>
              </table:table-cell>
              <table:table-cell table:style-name="OrgTblCell">
                <text:p text:style-name="OrgTableContentsLeft"><text:a xlink:type="simple" xlink:href="https://youtu.be/avFR_Af0KGk">https://youtu.be/avFR_Af0KGk</text:a></text:p>
              </table:table-cell>
            </table:table-row>
            <table:table-row>
              <table:table-cell table:style-name="OrgTblCellB">
                <text:p text:style-name="OrgTableContentsLeft"><text:a xlink:type="simple" xlink:href="#INDEX">Od Aristotela k Newtonovi</text:a></text:p>
              </table:table-cell>
              <table:table-cell table:style-name="OrgTblCellB">
                <text:p text:style-name="OrgTableContentsLeft"><text:a xlink:type="simple" xlink:href="https://youtu.be/w9ulyaauBIE">https://youtu.be/w9ulyaauBIE</text:a></text:p>
              </table:table-cell>
            </table:table-row>
          </table:table-rows>
        </table:table>
      </text:section>
      <text:h text:style-name="Heading_20_2" text:outline-level="2" text:is-list-header="false">
<text:bookmark-start text:name="OrgXref.org6d6345b"/>
<text:bookmark text:name="org6d6345b"/>Index of SE-Radio Podcast Episodes
<text:bookmark-end text:name="OrgXref.org6d6345b"/></text:h>
      <text:section text:style-name="OrgIndentedSection-Level-0" text:name="Section119">
        <table:table table:style-name="OrgTable">
          <table:table-column table:style-name="OrgTableColumn"/>
          <table:table-column table:style-name="OrgTableColumn"/>
          <table:table-header-rows>
            <table:table-row>
              <table:table-cell table:style-name="OrgTblCellTB">
                <text:p text:style-name="OrgTableHeadingLeft">Item</text:p>
              </table:table-cell>
              <table:table-cell table:style-name="OrgTblCellTB">
                <text:p text:style-name="OrgTableHeadingLeft">ref</text:p>
              </table:table-cell>
            </table:table-row>
          </table:table-header-rows>
          <table:table-rows>
            <table:table-row>
              <table:table-cell table:style-name="OrgTblCellTB">
                <text:p text:style-name="OrgTableContentsLeft"><text:a xlink:type="simple" xlink:href="#se-radio:238">SE-Radio 238: Linda Rising on the Agile Brain</text:a></text:p>
              </table:table-cell>
              <table:table-cell table:style-name="OrgTblCellTB">
                <text:p text:style-name="OrgTableContentsLeft"><text:a xlink:type="simple" xlink:href="https://www.se-radio.net/2015/09/se-radio-episode-238-linda-rising-on-the-agile-brain/">https://www.se-radio.net/2015/09/se-radio-episode-238-linda-rising-on-the-agile-brain/</text:a></text:p>
              </table:table-cell>
            </table:table-row>
          </table:table-rows>
        </table:table>
      </text:section>
      <text:h text:style-name="Heading_20_2" text:outline-level="2" text:is-list-header="false">
<text:bookmark-start text:name="OrgXref.org9383e82"/>
<text:bookmark text:name="org9383e82"/>Index of Concepts
<text:bookmark-end text:name="OrgXref.org9383e82"/></text:h>
      <text:section text:style-name="OrgIndentedSection-Level-0" text:name="Section120">
        <table:table table:style-name="OrgTable">
          <table:table-column table:style-name="OrgTableColumn"/>
          <table:table-column table:style-name="OrgTableColumn"/>
          <table:table-header-rows>
            <table:table-row>
              <table:table-cell table:style-name="OrgTblCellTB">
                <text:p text:style-name="OrgTableHeadingLeft">Item</text:p>
              </table:table-cell>
              <table:table-cell table:style-name="OrgTblCellTB">
                <text:p text:style-name="OrgTableHeadingLeft">ref</text:p>
              </table:table-cell>
            </table:table-row>
          </table:table-header-rows>
          <table:table-rows>
            <table:table-row>
              <table:table-cell table:style-name="OrgTblCellT">
                <text:p text:style-name="OrgTableContentsLeft"><text:a xlink:type="simple" xlink:href="#BOTTOM_UP">Bottom Up</text:a></text:p>
              </table:table-cell>
              <table:table-cell table:style-name="OrgTblCellT">
                <text:p text:style-name="OrgTableContentsLeft">Not Yet Defined</text:p>
              </table:table-cell>
            </table:table-row>
            <table:table-row>
              <table:table-cell table:style-name="OrgTblCell">
                <text:p text:style-name="OrgTableContentsLeft"><text:a xlink:type="simple" xlink:href="#TOP_DOWN">Top Down</text:a></text:p>
              </table:table-cell>
              <table:table-cell table:style-name="OrgTblCell">
                <text:p text:style-name="OrgTableContentsLeft">Not Yet Defined</text:p>
              </table:table-cell>
            </table:table-row>
            <table:table-row>
              <table:table-cell table:style-name="OrgTblCell">
                <text:p text:style-name="OrgTableContentsLeft"><text:a xlink:type="simple" xlink:href="#MEET_IN_THE_MIDDLE">Meet in the Middle</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Distributed consensu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Transaction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MOSCOW</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ChatOps</text:a></text:p>
              </table:table-cell>
              <table:table-cell table:style-name="OrgTblCell">
                <text:p text:style-name="OrgTableContentsLeft"><text:a xlink:type="simple" xlink:href="https://www.pagerduty.com/blog/what-is-chatops/">https://www.pagerduty.com/blog/what-is-chatops/</text:a></text:p>
              </table:table-cell>
            </table:table-row>
            <table:table-row>
              <table:table-cell table:style-name="OrgTblCell">
                <text:p text:style-name="OrgTableContentsLeft"><text:a xlink:type="simple" xlink:href="#INDEX">Rugged DevOps</text:a></text:p>
              </table:table-cell>
              <table:table-cell table:style-name="OrgTblCell">
                <text:p text:style-name="OrgTableContentsLeft"><text:a xlink:type="simple" xlink:href="https://ruggedsoftware.org/">https://ruggedsoftware.org/</text:a></text:p>
              </table:table-cell>
            </table:table-row>
            <table:table-row>
              <table:table-cell table:style-name="OrgTblCell">
                <text:p text:style-name="OrgTableContentsLeft"><text:a xlink:type="simple" xlink:href="#INDEX">Tail Latency</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SLI</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SLO</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SLA</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DevSecOps</text:a></text:p>
              </table:table-cell>
              <table:table-cell table:style-name="OrgTblCell">
                <text:p text:style-name="OrgTableContentsLeft"><text:a xlink:type="simple" xlink:href="https://snyk.io/devsecops/">https://snyk.io/devsecops/</text:a></text:p>
              </table:table-cell>
            </table:table-row>
            <table:table-row>
              <table:table-cell table:style-name="OrgTblCell">
                <text:p text:style-name="OrgTableContentsLeft"><text:a xlink:type="simple" xlink:href="#INDEX">Zero Trust Network</text:a></text:p>
              </table:table-cell>
              <table:table-cell table:style-name="OrgTblCell">
                <text:p text:style-name="OrgTableContentsLeft">Not Yet Defined</text:p>
              </table:table-cell>
            </table:table-row>
            <table:table-row>
              <table:table-cell table:style-name="OrgTblCell">
                <text:p text:style-name="OrgTableContentsLeft"><text:a xlink:type="simple" xlink:href="#REGRESSION_TO_THE_MEAN">Regression to the Mean</text:a></text:p>
              </table:table-cell>
              <table:table-cell table:style-name="OrgTblCell">
                <text:p text:style-name="OrgTableContentsLeft">Not Yet Defined</text:p>
              </table:table-cell>
            </table:table-row>
            <table:table-row>
              <table:table-cell table:style-name="OrgTblCell">
                <text:p text:style-name="OrgTableContentsLeft"><text:a xlink:type="simple" xlink:href="#FAT_TAIL_DISTRIBUTION">Fat Tail Distribution</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Data Driven Decision</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Shift Left</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Immutability</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I-Shaped vs T-shaped /  Π-shaped</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Chaos Engineering</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Intrinsic vs Extrinsic Motivation</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Leading vs Lagging Indicator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Declarative vs Imperative</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Strict vs Lazy Evaluation</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Back-pressure Strategies</text:a></text:p>
              </table:table-cell>
              <table:table-cell table:style-name="OrgTblCell">
                <text:p text:style-name="OrgTableContentsLeft"><text:a xlink:type="simple" xlink:href="https://medium.com/@jayphelps/backpressure-explained-the-flow-of-data-through-software-2350b3e77ce7">https://medium.com/@jayphelps/backpressure-explained-the-flow-of-data-through-software-2350b3e77ce7</text:a></text:p>
              </table:table-cell>
            </table:table-row>
            <table:table-row>
              <table:table-cell table:style-name="OrgTblCell">
                <text:p text:style-name="OrgTableContentsLeft"><text:a xlink:type="simple" xlink:href="#INDEX">Overqualified Query</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Access Intent</text:a></text:p>
              </table:table-cell>
              <table:table-cell table:style-name="OrgTblCell">
                <text:p text:style-name="OrgTableContentsLeft">Not Yet Defined</text:p>
              </table:table-cell>
            </table:table-row>
            <table:table-row>
              <table:table-cell table:style-name="OrgTblCellB">
                <text:p text:style-name="OrgTableContentsLeft"><text:a xlink:type="simple" xlink:href="#INDEX">Skepticism</text:a></text:p>
              </table:table-cell>
              <table:table-cell table:style-name="OrgTblCellB">
                <text:p text:style-name="OrgTableContentsLeft">Not Yet Defined</text:p>
              </table:table-cell>
            </table:table-row>
          </table:table-rows>
        </table:table>
      </text:section>
      <text:h text:style-name="Heading_20_2" text:outline-level="2" text:is-list-header="false">
<text:bookmark-start text:name="OrgXref.orgc32764d"/>
<text:bookmark text:name="orgc32764d"/>Index of Books
<text:bookmark-end text:name="OrgXref.orgc32764d"/></text:h>
      <text:section text:style-name="OrgIndentedSection-Level-0" text:name="Section121">
        <table:table table:style-name="OrgTable">
          <table:table-column table:style-name="OrgTableColumn"/>
          <table:table-column table:style-name="OrgTableColumn"/>
          <table:table-header-rows>
            <table:table-row>
              <table:table-cell table:style-name="OrgTblCellTB">
                <text:p text:style-name="OrgTableHeadingLeft">Item</text:p>
              </table:table-cell>
              <table:table-cell table:style-name="OrgTblCellTB">
                <text:p text:style-name="OrgTableHeadingLeft">ref</text:p>
              </table:table-cell>
            </table:table-row>
          </table:table-header-rows>
          <table:table-rows>
            <table:table-row>
              <table:table-cell table:style-name="OrgTblCellT">
                <text:p text:style-name="OrgTableContentsLeft"><text:a xlink:type="simple" xlink:href="#BOOKS">Gene Kim, Patrick Debois, John Willis, Jez Humble: The DevOps Handbook: How to Create World-Class Agility, Reliability, and Security in Technology Organizations</text:a></text:p>
              </table:table-cell>
              <table:table-cell table:style-name="OrgTblCellT">
                <text:p text:style-name="OrgTableContentsLeft">Not Yet Defined</text:p>
              </table:table-cell>
            </table:table-row>
            <table:table-row>
              <table:table-cell table:style-name="OrgTblCell">
                <text:p text:style-name="OrgTableContentsLeft"><text:a xlink:type="simple" xlink:href="#Thinking, Fast and Slow">Daniel Kahneman: Thinking, Fast and Slow</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Nassim Nicholas Taleb: The Black Swan, Second Edition: The Impact of the Highly Improbable:</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Nassim Nicholas Taleb: Fooled by Randomness: The Hidden Role of Chance in Life and in the Market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Nassim Nicholas Taleb: Antifragile: Things That Gain from Disorder</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Nassim Nicholas Taleb: Skin in the Game: Hidden Asymmetries in Daily Life</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Barry O'Reilly: Unlearn: Let Go of Past Success to Achieve Extraordinary Result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Stuart Firestein: Failure: Why Science Is so Successful</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Nate Silver: The Signal and the Noise: Why So Many Predictions Fail - but Some Don't</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Philip Tetlock , Dan Gardner: Superforecasting: The Art and Science of Prediction</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Daniel Coyle: The Culture Code: The Secrets of Highly Successful Group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Andy Greenberg: Sandworm: A New Era of Cyberwar and the Hunt for the Kremlin's Most Dangerous Hacker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Philip E. Tetlock: Expert Political Judgment: How Good is it? How can We Know?</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Steven Pinker: The Stuff of Thought: Language as a Window into Human Nature</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Simon Conway Morris (Editor): The Deep Structure of Biology: Is Convergence Sufficiently Ubiquitous to Give a Directional Signal</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Robert M. Sapolsky: Behave: The Biology of Humans at Our Best and Worst</text:a></text:p>
              </table:table-cell>
              <table:table-cell table:style-name="OrgTblCell">
                <text:p text:style-name="OrgTableContentsLeft">Not Yet Defined</text:p>
              </table:table-cell>
            </table:table-row>
            <table:table-row>
              <table:table-cell table:style-name="OrgTblCell">
                <text:p text:style-name="OrgTableContentsLeft"><text:a xlink:type="simple" xlink:href="#BOOKS">Irvin D. Yalom: The Schopenhauer Cure: A Novel</text:a></text:p>
              </table:table-cell>
              <table:table-cell table:style-name="OrgTblCell">
                <text:p text:style-name="OrgTableContentsLeft">Not Yet Defined</text:p>
              </table:table-cell>
            </table:table-row>
            <table:table-row>
              <table:table-cell table:style-name="OrgTblCellB">
                <text:p text:style-name="OrgTableContentsLeft"><text:a xlink:type="simple" xlink:href="#BOOKS">Michael A Britt: Psych Experiments: From Pavlov's dogs to Rorschach's inkblots, put psychology's most fascinating studies to the test</text:a></text:p>
              </table:table-cell>
              <table:table-cell table:style-name="OrgTblCellB">
                <text:p text:style-name="OrgTableContentsLeft">Not Yet Defined</text:p>
              </table:table-cell>
            </table:table-row>
          </table:table-rows>
        </table:table>
      </text:section>
      <text:h text:style-name="Heading_20_2" text:outline-level="2" text:is-list-header="false">
<text:bookmark-start text:name="OrgXref.org57af213"/>
<text:bookmark text:name="org57af213"/>Index of Patterns
<text:bookmark-end text:name="OrgXref.org57af213"/></text:h>
      <text:section text:style-name="OrgIndentedSection-Level-0" text:name="Section122">
        <table:table table:style-name="OrgTable">
          <table:table-column table:style-name="OrgTableColumn"/>
          <table:table-column table:style-name="OrgTableColumn"/>
          <table:table-header-rows>
            <table:table-row>
              <table:table-cell table:style-name="OrgTblCellTB">
                <text:p text:style-name="OrgTableHeadingLeft">Item</text:p>
              </table:table-cell>
              <table:table-cell table:style-name="OrgTblCellTB">
                <text:p text:style-name="OrgTableHeadingLeft">ref</text:p>
              </table:table-cell>
            </table:table-row>
          </table:table-header-rows>
          <table:table-rows>
            <table:table-row>
              <table:table-cell table:style-name="OrgTblCellT">
                <text:p text:style-name="OrgTableContentsLeft"><text:a xlink:type="simple" xlink:href="#FILE_TRANSFER">File Transfer</text:a></text:p>
              </table:table-cell>
              <table:table-cell table:style-name="OrgTblCellT">
                <text:p text:style-name="OrgTableContentsLeft">Not Yet Defined</text:p>
              </table:table-cell>
            </table:table-row>
            <table:table-row>
              <table:table-cell table:style-name="OrgTblCell">
                <text:p text:style-name="OrgTableContentsLeft"><text:a xlink:type="simple" xlink:href="#SHARED_DATABASE">Shared Database</text:a></text:p>
              </table:table-cell>
              <table:table-cell table:style-name="OrgTblCell">
                <text:p text:style-name="OrgTableContentsLeft">Not Yet Defined</text:p>
              </table:table-cell>
            </table:table-row>
            <table:table-row>
              <table:table-cell table:style-name="OrgTblCell">
                <text:p text:style-name="OrgTableContentsLeft"><text:a xlink:type="simple" xlink:href="#REMOTE_PROCEDURE_INVOCATION">Remote Procedure Invocation</text:a></text:p>
              </table:table-cell>
              <table:table-cell table:style-name="OrgTblCell">
                <text:p text:style-name="OrgTableContentsLeft">Not Yet Defined</text:p>
              </table:table-cell>
            </table:table-row>
            <table:table-row>
              <table:table-cell table:style-name="OrgTblCell">
                <text:p text:style-name="OrgTableContentsLeft"><text:a xlink:type="simple" xlink:href="#MESSAGING">Messaging</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Message Channel</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Message</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Pipes and Filtre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Message Router</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Message Translator</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Message Endpoint</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API Gateway</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Circuit Breaker</text:a></text:p>
              </table:table-cell>
              <table:table-cell table:style-name="OrgTblCell">
                <text:p text:style-name="OrgTableContentsLeft">Not Yet Defined</text:p>
              </table:table-cell>
            </table:table-row>
            <table:table-row>
              <table:table-cell table:style-name="OrgTblCell">
                <text:p text:style-name="OrgTableContentsLeft"><text:a xlink:type="simple" xlink:href="#CQRS">CQRS</text:a></text:p>
              </table:table-cell>
              <table:table-cell table:style-name="OrgTblCell">
                <text:p text:style-name="OrgTableContentsLeft"><text:a xlink:type="simple" xlink:href="http://codebetter.com/gregyoung/2010/02/16/cqrs-task-based-uis-event-sourcing-agh/">http://codebetter.com/gregyoung/2010/02/16/cqrs-task-based-uis-event-sourcing-agh/</text:a></text:p>
              </table:table-cell>
            </table:table-row>
            <table:table-row>
              <table:table-cell table:style-name="OrgTblCell">
                <text:p text:style-name="OrgTableContentsLeft"><text:a xlink:type="simple" xlink:href="#GOF_PATTERNS">Event Sourcing</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Sidecar</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Backend-for-Frontend</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Strangler Pattern</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Saga</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Event Sourcing</text:a></text:p>
              </table:table-cell>
              <table:table-cell table:style-name="OrgTblCell">
                <text:p text:style-name="OrgTableContentsLeft">Not Yet Defined</text:p>
              </table:table-cell>
            </table:table-row>
            <table:table-row>
              <table:table-cell table:style-name="OrgTblCell">
                <text:p text:style-name="OrgTableContentsLeft"><text:a xlink:type="simple" xlink:href="#GOF_PATTERNS">CQRS</text:a></text:p>
              </table:table-cell>
              <table:table-cell table:style-name="OrgTblCell">
                <text:p text:style-name="OrgTableContentsLeft">Not Yet Defined</text:p>
              </table:table-cell>
            </table:table-row>
            <table:table-row>
              <table:table-cell table:style-name="OrgTblCellB">
                <text:p text:style-name="OrgTableContentsLeft"><text:a xlink:type="simple" xlink:href="#GOF_PATTERNS">CRUD</text:a></text:p>
              </table:table-cell>
              <table:table-cell table:style-name="OrgTblCellB">
                <text:p text:style-name="OrgTableContentsLeft">Not Yet Defined</text:p>
              </table:table-cell>
            </table:table-row>
          </table:table-rows>
        </table:table>
      </text:section>
      <text:h text:style-name="Heading_20_2" text:outline-level="2" text:is-list-header="false">
<text:bookmark-start text:name="OrgXref.org7f9ac28"/>
<text:bookmark text:name="org7f9ac28"/>Index of AWS Related Topics
<text:bookmark-end text:name="OrgXref.org7f9ac28"/></text:h>
      <text:section text:style-name="OrgIndentedSection-Level-0" text:name="Section123">
        <table:table table:style-name="OrgTable">
          <table:table-column table:style-name="OrgTableColumn"/>
          <table:table-column table:style-name="OrgTableColumn"/>
          <table:table-header-rows>
            <table:table-row>
              <table:table-cell table:style-name="OrgTblCellTB">
                <text:p text:style-name="OrgTableHeadingLeft">Item</text:p>
              </table:table-cell>
              <table:table-cell table:style-name="OrgTblCellTB">
                <text:p text:style-name="OrgTableHeadingLeft">ref</text:p>
              </table:table-cell>
            </table:table-row>
          </table:table-header-rows>
          <table:table-rows>
            <table:table-row>
              <table:table-cell table:style-name="OrgTblCellT">
                <text:p text:style-name="OrgTableContentsLeft"><text:a xlink:type="simple" xlink:href="#INDEX">EC2 (Amazon Elastic Compute Cloud)</text:a></text:p>
              </table:table-cell>
              <table:table-cell table:style-name="OrgTblCellT">
                <text:p text:style-name="OrgTableContentsLeft">Not Yet Defined</text:p>
              </table:table-cell>
            </table:table-row>
            <table:table-row>
              <table:table-cell table:style-name="OrgTblCell">
                <text:p text:style-name="OrgTableContentsLeft"><text:a xlink:type="simple" xlink:href="#INDEX">AMI</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ELB CLB ALB</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Route 53</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Beanstalk</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RD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AMAZON_API_GATEWAY">API Gateway</text:a></text:p>
              </table:table-cell>
              <table:table-cell table:style-name="OrgTblCell">
                <text:p text:style-name="OrgTableContentsLeft"><text:a xlink:type="simple" xlink:href="https://docs.aws.amazon.com/apigateway/latest/developerguide/welcome.html">https://docs.aws.amazon.com/apigateway/latest/developerguide/welcome.html</text:a></text:p>
              </table:table-cell>
            </table:table-row>
            <table:table-row>
              <table:table-cell table:style-name="OrgTblCell">
                <text:p text:style-name="OrgTableContentsLeft"><text:a xlink:type="simple" xlink:href="#AWS_LAMBDA">AWS Lambda</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DynamoDB</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Kinesi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EF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SN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S3</text:a></text:p>
              </table:table-cell>
              <table:table-cell table:style-name="OrgTblCell">
                <text:p text:style-name="OrgTableContentsLeft">Not Yet Defined</text:p>
              </table:table-cell>
            </table:table-row>
            <table:table-row>
              <table:table-cell table:style-name="OrgTblCell">
                <text:p text:style-name="OrgTableContentsLeft"><text:a xlink:type="simple" xlink:href="#AWS_EBS">EBS</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CloudWatch</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CloudFormation</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CloudFront</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Secrets Manager</text:a></text:p>
              </table:table-cell>
              <table:table-cell table:style-name="OrgTblCell">
                <text:p text:style-name="OrgTableContentsLeft">Not Yet Defined</text:p>
              </table:table-cell>
            </table:table-row>
            <table:table-row>
              <table:table-cell table:style-name="OrgTblCell">
                <text:p text:style-name="OrgTableContentsLeft"><text:a xlink:type="simple" xlink:href="#AWS_VPC">VPC</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Wavelength</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boto3</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aws-shell</text:a></text:p>
              </table:table-cell>
              <table:table-cell table:style-name="OrgTblCell">
                <text:p text:style-name="OrgTableContentsLeft">Not Yet Defined</text:p>
              </table:table-cell>
            </table:table-row>
            <table:table-row>
              <table:table-cell table:style-name="OrgTblCell">
                <text:p text:style-name="OrgTableContentsLeft"><text:a xlink:type="simple" xlink:href="#INDEX">SAM</text:a></text:p>
              </table:table-cell>
              <table:table-cell table:style-name="OrgTblCell">
                <text:p text:style-name="OrgTableContentsLeft">Not Yet Defined</text:p>
              </table:table-cell>
            </table:table-row>
            <table:table-row>
              <table:table-cell table:style-name="OrgTblCellB">
                <text:p text:style-name="OrgTableContentsLeft"><text:a xlink:type="simple" xlink:href="#INDEX">AWS S3</text:a></text:p>
              </table:table-cell>
              <table:table-cell table:style-name="OrgTblCellB">
                <text:p text:style-name="OrgTableContentsLeft">Not Yet Defined</text:p>
              </table:table-cell>
            </table:table-row>
          </table:table-rows>
        </table:table>
      </text:section>
      <text:h text:style-name="Heading_20_2" text:outline-level="2" text:is-list-header="false">
<text:bookmark-start text:name="OrgXref.org2972cdf"/>
<text:bookmark text:name="org2972cdf"/>Index of GCP Related Topics
<text:bookmark-end text:name="OrgXref.org2972cdf"/></text:h>
      <text:section text:style-name="OrgIndentedSection-Level-0" text:name="Section124">
        <table:table table:style-name="OrgTable">
          <table:table-column table:style-name="OrgTableColumn"/>
          <table:table-column table:style-name="OrgTableColumn"/>
          <table:table-header-rows>
            <table:table-row>
              <table:table-cell table:style-name="OrgTblCellTB">
                <text:p text:style-name="OrgTableHeadingLeft">Item</text:p>
              </table:table-cell>
              <table:table-cell table:style-name="OrgTblCellTB">
                <text:p text:style-name="OrgTableHeadingLeft">ref</text:p>
              </table:table-cell>
            </table:table-row>
          </table:table-header-rows>
          <table:table-rows>
            <table:table-row>
              <table:table-cell table:style-name="OrgTblCellT">
                <text:p text:style-name="OrgTableContentsLeft"><text:a xlink:type="simple" xlink:href="#GCP_BIG_TABLE">Big Table</text:a></text:p>
              </table:table-cell>
              <table:table-cell table:style-name="OrgTblCellT">
                <text:p text:style-name="OrgTableContentsLeft">Not Yet Defined</text:p>
              </table:table-cell>
            </table:table-row>
            <table:table-row>
              <table:table-cell table:style-name="OrgTblCell">
                <text:p text:style-name="OrgTableContentsLeft"><text:a xlink:type="simple" xlink:href="#GCP_BIG_QUERY">Big Query</text:a></text:p>
              </table:table-cell>
              <table:table-cell table:style-name="OrgTblCell">
                <text:p text:style-name="OrgTableContentsLeft"><text:a xlink:type="simple" xlink:href="https://cloud.google.com/files/BigQueryTechnicalWP.pdf">https://cloud.google.com/files/BigQueryTechnicalWP.pdf</text:a></text:p>
              </table:table-cell>
            </table:table-row>
            <table:table-row>
              <table:table-cell table:style-name="OrgTblCellB">
                <text:p text:style-name="OrgTableContentsLeft"><text:a xlink:type="simple" xlink:href="#INDEX">GCS bucket</text:a></text:p>
              </table:table-cell>
              <table:table-cell table:style-name="OrgTblCellB">
                <text:p text:style-name="OrgTableContentsLeft">Not Yet Defined</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8pt" fo:language="en" fo:country="GB" style:letter-kerning="true" style:font-size-asian="8pt" style:language-asian="zh" style:country-asian="CN" style:font-size-complex="8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8pt" fo:language="en" fo:country="GB" style:letter-kerning="true" style:font-name-asian="SimSun" style:font-size-asian="8pt" style:language-asian="zh" style:country-asian="CN" style:font-name-complex="Tahoma" style:font-size-complex="8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6pt" fo:margin-bottom="0pt" fo:keep-with-next="always">
        <style:tab-stops>
          <style:tab-stop style:position="17cm" style:type="right"/>
        </style:tab-stops>
      </style:paragraph-properties>
      <style:text-properties style:font-name="Arial" fo:font-size="11pt" style:font-name-asian="SimSun" style:font-size-asian="11pt" style:font-name-complex="Tahoma" style:font-size-complex="11pt"/>
    </style:style>
    <style:style style:name="Text_20_body" style:display-name="Text body" style:family="paragraph" style:parent-style-name="Standard" style:class="text">
      <style:paragraph-properties fo:margin-top="0cm" fo:margin-bottom="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6pt" fo:margin-bottom="6pt" text:number-lines="false" text:line-number="0"/>
      <style:text-properties fo:font-size="8pt" fo:font-style="italic" style:font-size-asian="8pt" style:font-style-asian="italic" style:font-name-complex="Tahoma1" style:font-size-complex="8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fo:color="#880000"/>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1pt" fo:font-style="italic" fo:font-weight="bold" style:font-size-asian="11pt" style:font-style-asian="italic" style:font-weight-asian="bold" style:font-size-complex="11pt" style:font-style-complex="italic" style:font-weight-complex="bold" fo:color="#101060"/>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1pt" fo:font-weight="bold" style:font-size-asian="11pt" style:font-weight-asian="bold" style:font-size-complex="11pt" style:font-weight-complex="bold" fo:color="#085008"/>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fo:color="#b05000"/>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6pt" fo:font-weight="bold" style:font-size-asian="16pt" style:font-weight-asian="bold" style:font-size-complex="16pt" style:font-weight-complex="bold"/>
    </style:style>
    <style:style style:name="OrgTitle" style:family="paragraph" style:parent-style-name="Title">
      <style:paragraph-properties fo:margin-top="0cm" fo:margin-bottom="0cm"/>
      <style:text-properties fo:font-size="22pt"/>
    </style:style>
    <style:style style:name="Subtitle" style:family="paragraph" style:parent-style-name="Heading" style:next-style-name="Text_20_body" style:class="chapter">
      <style:paragraph-properties fo:text-align="center" style:justify-single-word="false"/>
      <style:text-properties fo:font-size="11pt" fo:font-style="italic" style:font-size-asian="11pt" style:font-style-asian="italic" style:font-size-complex="11pt" style:font-style-complex="italic"/>
    </style:style>
    <style:style style:name="OrgSubtitle" style:family="paragraph" style:parent-style-name="Subtitle">
      <style:paragraph-properties fo:margin-top="0cm" fo:margin-bottom="0cm"/>
      <style:text-properties fo:font-size="1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8pt" style:font-name-asian="NSimSun" style:font-size-asian="8pt" style:font-name-complex="Courier New" style:font-size-complex="8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6pt"/>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6pt"/>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8pt" style:font-size-complex="8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4pt" style:font-weight-asian="bold" style:font-size-complex="14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6pt" style:page-number="auto" fo:padding="0cm" fo:border-left="none" fo:border-right="none" fo:border-top="none" fo:border-bottom="0.06pt solid #000000" style:shadow="none" text:number-lines="false" text:line-number="0" style:join-border="false"/>
      <style:text-properties fo:font-size="4pt" style:font-size-asian="4pt" style:font-size-complex="4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normal" fo:background-color="transparent" fo:color="#0f0f00"/>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6pt" fo:margin-bottom="6pt"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6pt" fo:margin-bottom="6pt"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PageBreak" style:family="paragraph" style:parent-style-name="Text_20_body">
      <style:paragraph-properties fo:break-before="page"/>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10pt"/>
      </text:list-level-style-number>
      <text:list-level-style-number text:level="2" style:num-suffix="." style:num-format="1">
        <style:list-level-properties text:space-before="1.27cm" text:min-label-width="10pt"/>
      </text:list-level-style-number>
      <text:list-level-style-number text:level="3" style:num-suffix="." style:num-format="1">
        <style:list-level-properties text:space-before="1.905cm" text:min-label-width="10pt"/>
      </text:list-level-style-number>
      <text:list-level-style-number text:level="4" style:num-suffix="." style:num-format="1">
        <style:list-level-properties text:space-before="2.54cm" text:min-label-width="10pt"/>
      </text:list-level-style-number>
      <text:list-level-style-number text:level="5" style:num-suffix="." style:num-format="1">
        <style:list-level-properties text:space-before="3.175cm" text:min-label-width="10pt"/>
      </text:list-level-style-number>
      <text:list-level-style-number text:level="6" style:num-suffix="." style:num-format="1">
        <style:list-level-properties text:space-before="3.81cm" text:min-label-width="10pt"/>
      </text:list-level-style-number>
      <text:list-level-style-number text:level="7" style:num-suffix="." style:num-format="1">
        <style:list-level-properties text:space-before="4.445cm" text:min-label-width="10pt"/>
      </text:list-level-style-number>
      <text:list-level-style-number text:level="8" style:num-suffix="." style:num-format="1">
        <style:list-level-properties text:space-before="5.08cm" text:min-label-width="10pt"/>
      </text:list-level-style-number>
      <text:list-level-style-number text:level="9" style:num-suffix="." style:num-format="1">
        <style:list-level-properties text:space-before="5.715cm" text:min-label-width="10pt"/>
      </text:list-level-style-number>
      <text:list-level-style-number text:level="10" style:num-suffix="." style:num-format="1">
        <style:list-level-properties text:space-before="6.35cm" text:min-label-width="10pt"/>
      </text:list-level-style-number>
    </text:list-style>
    <!-- Bulleted List -->
    <text:list-style style:name="OrgBulletedList">
      <text:list-level-style-bullet text:level="1" text:style-name="Bullet_20_Symbols" style:num-suffix="." text:bullet-char="•">
        <style:list-level-properties text:space-before="0.635cm" text:min-label-width="10pt"/>
        <style:text-properties fo:font-family="StarSymbol" style:font-charset="x-symbol"/>
      </text:list-level-style-bullet>
      <text:list-level-style-bullet text:level="2" text:style-name="Bullet_20_Symbols" style:num-suffix="." text:bullet-char="•">
        <style:list-level-properties text:space-before="1.27cm" text:min-label-width="10pt"/>
        <style:text-properties fo:font-family="StarSymbol" style:font-charset="x-symbol"/>
      </text:list-level-style-bullet>
      <text:list-level-style-bullet text:level="3" text:style-name="Bullet_20_Symbols" style:num-suffix="." text:bullet-char="•">
        <style:list-level-properties text:space-before="1.905cm" text:min-label-width="10pt"/>
        <style:text-properties fo:font-family="StarSymbol" style:font-charset="x-symbol"/>
      </text:list-level-style-bullet>
      <text:list-level-style-bullet text:level="4" text:style-name="Bullet_20_Symbols" style:num-suffix="." text:bullet-char="•">
        <style:list-level-properties text:space-before="2.54cm" text:min-label-width="10pt"/>
        <style:text-properties fo:font-family="StarSymbol" style:font-charset="x-symbol"/>
      </text:list-level-style-bullet>
      <text:list-level-style-bullet text:level="5" text:style-name="Bullet_20_Symbols" style:num-suffix="." text:bullet-char="•">
        <style:list-level-properties text:space-before="3.175cm" text:min-label-width="10pt"/>
        <style:text-properties fo:font-family="StarSymbol" style:font-charset="x-symbol"/>
      </text:list-level-style-bullet>
      <text:list-level-style-bullet text:level="6" text:style-name="Bullet_20_Symbols" style:num-suffix="." text:bullet-char="•">
        <style:list-level-properties text:space-before="3.81cm" text:min-label-width="10pt"/>
        <style:text-properties fo:font-family="StarSymbol" style:font-charset="x-symbol"/>
      </text:list-level-style-bullet>
      <text:list-level-style-bullet text:level="7" text:style-name="Bullet_20_Symbols" style:num-suffix="." text:bullet-char="•">
        <style:list-level-properties text:space-before="4.445cm" text:min-label-width="10pt"/>
        <style:text-properties fo:font-family="StarSymbol" style:font-charset="x-symbol"/>
      </text:list-level-style-bullet>
      <text:list-level-style-bullet text:level="8" text:style-name="Bullet_20_Symbols" style:num-suffix="." text:bullet-char="•">
        <style:list-level-properties text:space-before="5.08cm" text:min-label-width="10pt"/>
        <style:text-properties fo:font-family="StarSymbol" style:font-charset="x-symbol"/>
      </text:list-level-style-bullet>
      <text:list-level-style-bullet text:level="9" text:style-name="Bullet_20_Symbols" style:num-suffix="." text:bullet-char="•">
        <style:list-level-properties text:space-before="5.715cm" text:min-label-width="10pt"/>
        <style:text-properties fo:font-family="StarSymbol" style:font-charset="x-symbol"/>
      </text:list-level-style-bullet>
      <text:list-level-style-bullet text:level="10" text:style-name="Bullet_20_Symbols" style:num-suffix="." text:bullet-char="•">
        <style:list-level-properties text:space-before="6.35cm" text:min-label-width="10pt"/>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10pt" text:min-label-distance="0.101cm" fo:text-align="end"/>
      </text:list-level-style-number>
      <text:list-level-style-number text:level="2" style:num-format="1">
        <style:list-level-properties text:space-before="1.27cm" text:min-label-width="10pt" text:min-label-distance="0.101cm" fo:text-align="end"/>
      </text:list-level-style-number>
      <text:list-level-style-number text:level="3" style:num-format="1">
        <style:list-level-properties text:space-before="1.905cm" text:min-label-width="10pt" text:min-label-distance="0.101cm" fo:text-align="end"/>
      </text:list-level-style-number>
      <text:list-level-style-number text:level="4" style:num-format="1">
        <style:list-level-properties text:space-before="2.54cm" text:min-label-width="10pt" text:min-label-distance="0.101cm" fo:text-align="end"/>
      </text:list-level-style-number>
      <text:list-level-style-number text:level="5" style:num-format="1">
        <style:list-level-properties text:space-before="3.175cm" text:min-label-width="10pt" text:min-label-distance="0.101cm" fo:text-align="end"/>
      </text:list-level-style-number>
      <text:list-level-style-number text:level="6" style:num-format="1">
        <style:list-level-properties text:space-before="3.81cm" text:min-label-width="10pt" text:min-label-distance="0.101cm" fo:text-align="end"/>
      </text:list-level-style-number>
      <text:list-level-style-number text:level="7" style:num-format="1">
        <style:list-level-properties text:space-before="4.445cm" text:min-label-width="10pt" text:min-label-distance="0.101cm" fo:text-align="end"/>
      </text:list-level-style-number>
      <text:list-level-style-number text:level="8" style:num-format="1">
        <style:list-level-properties text:space-before="5.08cm" text:min-label-width="10pt" text:min-label-distance="0.101cm" fo:text-align="end"/>
      </text:list-level-style-number>
      <text:list-level-style-number text:level="9" style:num-format="1">
        <style:list-level-properties text:space-before="5.715cm" text:min-label-width="10pt" text:min-label-distance="0.101cm" fo:text-align="end"/>
      </text:list-level-style-number>
      <text:list-level-style-number text:level="10" style:num-format="1">
        <style:list-level-properties text:space-before="6.35cm" text:min-label-width="10pt"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NxmlTagSlash" style:family="text">
      <style:text-properties fo:color="#333333"/>
    </style:style>
    <style:style style:name="OrgSrcNxmlText" style:family="text">
      <style:text-properties fo:color="#333333"/>
    </style:style>
    <style:style style:name="OrgSrcNxmlElementLocalName" style:family="text">
      <style:text-properties fo:color="#ae1b9a"/>
    </style:style>
    <style:style style:name="OrgSrcNxmlTagDelimiter" style:family="text">
      <style:text-properties fo:color="#333333"/>
    </style:style>
    <style:style style:name="OrgSrcCAnnotationFace" style:family="text">
      <style:text-properties fo:color="#d0372d"/>
    </style:style>
    <style:style style:name="OrgSrcShEscapedNewline" style:family="text">
      <style:text-properties fo:color="#008000"/>
    </style:style>
    <style:style style:name="OrgSrcDnsModeType" style:family="text">
      <style:text-properties fo:color="#6434a3"/>
    </style:style>
    <style:style style:name="OrgSrcDnsModeClass" style:family="text">
      <style:text-properties fo:color="#d0372d"/>
    </style:style>
    <style:style style:name="OrgSrcFontLockKeywordFace" style:family="text">
      <style:text-properties fo:color="#0000ff"/>
    </style:style>
    <style:style style:name="OrgSrcFontLockTypeFace" style:family="text">
      <style:text-properties fo:color="#6434a3"/>
    </style:style>
    <style:style style:name="OrgSrcFontLockFunctionNameFace" style:family="text">
      <style:text-properties fo:color="#006699"/>
    </style:style>
    <style:style style:name="OrgSrcFontLockStringFace" style:family="text">
      <style:text-properties fo:color="#008000"/>
    </style:style>
    <style:style style:name="OrgSrcFontLockConstantFace" style:family="text">
      <style:text-properties fo:color="#d0372d"/>
    </style:style>
    <style:style style:name="OrgSrcFontLockVariableNameFace" style:family="text">
      <style:text-properties fo:color="#ba36a5"/>
    </style:style>
    <style:style style:name="OrgSrcFontLockCommentDelimiterFace" style:family="text">
      <style:text-properties fo:color="#8d8d84"/>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333333"/>
    </style:style>
    <style:style style:name="OrgSrcFontLockCommentFace" style:family="text">
      <style:text-properties fo:color="#8d8d84"/>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Richard Bouska</dc:creator>
    <meta:initial-creator>Richard Bouska</meta:initial-creator>
    <dc:date>2020-10-19T08:03:43</dc:date>
    <meta:creation-date>2020-10-19T08:03:43</meta:creation-date>
    <meta:generator>org-mode</meta:generator>
    <meta:keyword/>
    <dc:subject>What to know / what to learn</dc:subject>
    <dc:title>full-stack</dc:title>
  </office:meta>
</office:document-meta>
</file>